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19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3.59pt"/>
    </style:style>
    <style:style style:name="co6" style:family="table-column">
      <style:table-column-properties fo:break-before="auto" style:column-width="259.54pt"/>
    </style:style>
    <style:style style:name="co7" style:family="table-column">
      <style:table-column-properties fo:break-before="auto" style:column-width="273.8pt"/>
    </style:style>
    <style:style style:name="co8" style:family="table-column">
      <style:table-column-properties fo:break-before="auto" style:column-width="166.5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29.99pt"/>
    </style:style>
    <style:style style:name="co11" style:family="table-column">
      <style:table-column-properties fo:break-before="auto" style:column-width="79.99pt"/>
    </style:style>
    <style:style style:name="co12" style:family="table-column">
      <style:table-column-properties fo:break-before="auto" style:column-width="57.91pt"/>
    </style:style>
    <style:style style:name="co13" style:family="table-column">
      <style:table-column-properties fo:break-before="auto" style:column-width="118.6pt"/>
    </style:style>
    <style:style style:name="co14" style:family="table-column">
      <style:table-column-properties fo:break-before="auto" style:column-width="24.94pt"/>
    </style:style>
    <style:style style:name="co15" style:family="table-column">
      <style:table-column-properties fo:break-before="auto" style:column-width="132.94pt"/>
    </style:style>
    <style:style style:name="co16" style:family="table-column">
      <style:table-column-properties fo:break-before="auto" style:column-width="29.2pt"/>
    </style:style>
    <style:style style:name="co17" style:family="table-column">
      <style:table-column-properties fo:break-before="auto" style:column-width="208.01pt"/>
    </style:style>
    <style:style style:name="co18" style:family="table-column">
      <style:table-column-properties fo:break-before="auto" style:column-width="401.75pt"/>
    </style:style>
    <style:style style:name="co19" style:family="table-column">
      <style:table-column-properties fo:break-before="auto" style:column-width="97.91pt"/>
    </style:style>
    <style:style style:name="co20" style:family="table-column">
      <style:table-column-properties fo:break-before="auto" style:column-width="72.11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97.14pt"/>
    </style:style>
    <style:style style:name="co23" style:family="table-column">
      <style:table-column-properties fo:break-before="auto" style:column-width="48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style:font-name="Liberation Sans" style:font-name-asian="SimSun" style:font-name-complex="Lucida Sans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  <style:text-properties style:font-name="Liberation Sans" style:font-name-asian="SimSun" style:font-name-complex="Lucida San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map style:condition="cell-content()=#N/A" style:apply-style-name="Default" style:base-cell-address="'Move Params'.H2"/>
    </style:style>
  </office:automatic-styles>
  <office:body>
    <office:spreadsheet>
      <table:calculation-settings table:automatic-find-labels="false"/>
      <table:table table:name="Skil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effect</text:p>
          </table:table-cell>
          <table:table-cell table:style-name="ce2" office:value-type="string" calcext:value-type="string">
            <text:p>covered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ideas</text:p>
          </table:table-cell>
          <table:table-cell table:style-name="ce1" office:value-type="string" calcext:value-type="string">
            <text:p>damage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para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IC</text:p>
          </table:table-cell>
          <table:table-cell office:value-type="string" calcext:value-type="string">
            <text:p>Mimic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opies the opponent's last move.</text:p>
          </table:table-cell>
          <table:table-cell table:formula="of:=CONCATENATE([.A2];&quot;: {name: '&quot;;[.B2];&quot;', type: Types.&quot;;[.C2];&quot;, power: &quot;;[.D2];&quot;, accuracy: &quot;;[.E2];&quot;, effect: Effects.&quot;;[.F2];&quot;, pp: &quot;;[.I2])" office:value-type="string" office:string-value="MIMIC: {name: 'Mimic', type: Types.NORMAL, power: 0, accuracy: 0, effect: Effects.COPY_MOVE, pp: 10" calcext:value-type="string">
            <text:p>MIMIC: {name: 'Mimic', type: Types.NORMAL, power: 0, accuracy: 0, effect: Effects.COPY_MOVE, pp: 10</text:p>
          </table:table-cell>
          <table:table-cell table:formula="of:=IF([.H2]&lt;&gt;&quot;&quot;;CONCATENATE(&quot;, damagetype: '&quot;;[.H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2]&lt;&gt;&quot;&quot;;CONCATENATE(&quot;, range: &quot;;[.J2];&quot;&quot;);&quot;&quot;)">
            <text:p/>
          </table:table-cell>
          <table:table-cell table:style-name="ce4" table:formula="of:=IF([.K2]&lt;&gt;&quot;&quot;;CONCATENATE(&quot;, params: &quot;;[.K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:.Q2])" office:value-type="string" office:string-value="MIMIC: {name: 'Mimic', type: Types.NORMAL, power: 0, accuracy: 0, effect: Effects.COPY_MOVE, pp: 10, damagetype: 'STAT', params: {}}," calcext:value-type="string">
            <text:p>MIMIC: {name: 'Mimic', type: Types.NORMAL, power: 0, accuracy: 0, effect: Effects.COPY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MIRROR_MOVE</text:p>
          </table:table-cell>
          <table:table-cell office:value-type="string" calcext:value-type="string">
            <text:p>Mirror Move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performs the opponent's last move.</text:p>
          </table:table-cell>
          <table:table-cell table:formula="of:=CONCATENATE([.A3];&quot;: {name: '&quot;;[.B3];&quot;', type: Types.&quot;;[.C3];&quot;, power: &quot;;[.D3];&quot;, accuracy: &quot;;[.E3];&quot;, effect: Effects.&quot;;[.F3];&quot;, pp: &quot;;[.I3])" office:value-type="string" office:string-value="MIRROR_MOVE: {name: 'Mirror Move', type: Types.FLYING, power: 0, accuracy: 0, effect: Effects.COPY_MOVE, pp: 20" calcext:value-type="string">
            <text:p>MIRROR_MOVE: {name: 'Mirror Move', type: Types.FLYING, power: 0, accuracy: 0, effect: Effects.COPY_MOVE, pp: 20</text:p>
          </table:table-cell>
          <table:table-cell table:formula="of:=IF([.H3]&lt;&gt;&quot;&quot;;CONCATENATE(&quot;, damagetype: '&quot;;[.H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3]&lt;&gt;&quot;&quot;;CONCATENATE(&quot;, range: &quot;;[.J3];&quot;&quot;);&quot;&quot;)">
            <text:p/>
          </table:table-cell>
          <table:table-cell table:style-name="ce4" table:formula="of:=IF([.K3]&lt;&gt;&quot;&quot;;CONCATENATE(&quot;, params: &quot;;[.K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:.Q3])" office:value-type="string" office:string-value="MIRROR_MOVE: {name: 'Mirror Move', type: Types.FLYING, power: 0, accuracy: 0, effect: Effects.COPY_MOVE, pp: 20, damagetype: 'STAT', params: {}}," calcext:value-type="string">
            <text:p>MIRROR_MOVE: {name: 'Mirror Move', type: Types.FLYING, power: 0, accuracy: 0, effect: Effects.COPY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PY_TYP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CONCATENATE([.A4];&quot;: {name: '&quot;;[.B4];&quot;', type: Types.&quot;;[.C4];&quot;, power: &quot;;[.D4];&quot;, accuracy: &quot;;[.E4];&quot;, effect: Effects.&quot;;[.F4];&quot;, pp: &quot;;[.I4])" office:value-type="string" office:string-value="CONVERSION: {name: 'Conversion', type: Types.NORMAL, power: 0, accuracy: 0, effect: Effects.COPY_TYPE, pp: 30" calcext:value-type="string">
            <text:p>CONVERSION: {name: 'Conversion', type: Types.NORMAL, power: 0, accuracy: 0, effect: Effects.COPY_TYPE, pp: 30</text:p>
          </table:table-cell>
          <table:table-cell table:formula="of:=IF([.H4]&lt;&gt;&quot;&quot;;CONCATENATE(&quot;, damagetype: '&quot;;[.H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4]&lt;&gt;&quot;&quot;;CONCATENATE(&quot;, range: &quot;;[.J4];&quot;&quot;);&quot;&quot;)">
            <text:p/>
          </table:table-cell>
          <table:table-cell table:style-name="ce4" table:formula="of:=IF([.K4]&lt;&gt;&quot;&quot;;CONCATENATE(&quot;, params: &quot;;[.K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:.Q4])" office:value-type="string" office:string-value="CONVERSION: {name: 'Conversion', type: Types.NORMAL, power: 0, accuracy: 0, effect: Effects.COPY_TYPE, pp: 30, damagetype: 'STAT', params: {}}," calcext:value-type="string">
            <text:p>CONVERSION: {name: 'Conversion', type: Types.NORMAL, power: 0, accuracy: 0, effect: Effects.COPY_TYPE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REATE_DECO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s HP to creates a decoy that takes hits.</text:p>
          </table:table-cell>
          <table:table-cell table:formula="of:=CONCATENATE([.A5];&quot;: {name: '&quot;;[.B5];&quot;', type: Types.&quot;;[.C5];&quot;, power: &quot;;[.D5];&quot;, accuracy: &quot;;[.E5];&quot;, effect: Effects.&quot;;[.F5];&quot;, pp: &quot;;[.I5])" office:value-type="string" office:string-value="SUBSTITUTE: {name: 'Substitute', type: Types.NORMAL, power: 0, accuracy: 0, effect: Effects.CREATE_DECOY, pp: 10" calcext:value-type="string">
            <text:p>SUBSTITUTE: {name: 'Substitute', type: Types.NORMAL, power: 0, accuracy: 0, effect: Effects.CREATE_DECOY, pp: 10</text:p>
          </table:table-cell>
          <table:table-cell table:formula="of:=IF([.H5]&lt;&gt;&quot;&quot;;CONCATENATE(&quot;, damagetype: '&quot;;[.H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5]&lt;&gt;&quot;&quot;;CONCATENATE(&quot;, range: &quot;;[.J5];&quot;&quot;);&quot;&quot;)">
            <text:p/>
          </table:table-cell>
          <table:table-cell table:style-name="ce4" table:formula="of:=IF([.K5]&lt;&gt;&quot;&quot;;CONCATENATE(&quot;, params: &quot;;[.K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:.Q5])" office:value-type="string" office:string-value="SUBSTITUTE: {name: 'Substitute', type: Types.NORMAL, power: 0, accuracy: 0, effect: Effects.CREATE_DECOY, pp: 10, damagetype: 'STAT', params: {}}," calcext:value-type="string">
            <text:p>SUBSTITUTE: {name: 'Substitute', type: Types.NORMAL, power: 0, accuracy: 0, effect: Effects.CREATE_DECOY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BARRAGE</text:p>
          </table:table-cell>
          <table:table-cell office:value-type="string" calcext:value-type="string">
            <text:p>Barrage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6];&quot;: {name: '&quot;;[.B6];&quot;', type: Types.&quot;;[.C6];&quot;, power: &quot;;[.D6];&quot;, accuracy: &quot;;[.E6];&quot;, effect: Effects.&quot;;[.F6];&quot;, pp: &quot;;[.I6])" office:value-type="string" office:string-value="BARRAGE: {name: 'Barrage', type: Types.NORMAL, power: 15, accuracy: 85, effect: Effects.DAMAGE, pp: 20" calcext:value-type="string">
            <text:p>BARRAGE: {name: 'Barrage', type: Types.NORMAL, power: 15, accuracy: 85, effect: Effects.DAMAGE, pp: 20</text:p>
          </table:table-cell>
          <table:table-cell table:formula="of:=IF([.H6]&lt;&gt;&quot;&quot;;CONCATENATE(&quot;, damagetype: '&quot;;[.H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]&lt;&gt;&quot;&quot;;CONCATENATE(&quot;, range: &quot;;[.J6];&quot;&quot;);&quot;&quot;)">
            <text:p/>
          </table:table-cell>
          <table:table-cell table:style-name="ce4" table:formula="of:=IF([.K6]&lt;&gt;&quot;&quot;;CONCATENATE(&quot;, params: &quot;;[.K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:.Q6])" office:value-type="string" office:string-value="BARRAGE: {name: 'Barrage', type: Types.NORMAL, power: 15, accuracy: 85, effect: Effects.DAMAGE, pp: 20, damagetype: 'PHYS', params: {multihit: 5}}," calcext:value-type="string">
            <text:p>BARRAGE: {name: 'Barrage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BIND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];&quot;: {name: '&quot;;[.B7];&quot;', type: Types.&quot;;[.C7];&quot;, power: &quot;;[.D7];&quot;, accuracy: &quot;;[.E7];&quot;, effect: Effects.&quot;;[.F7];&quot;, pp: &quot;;[.I7])" office:value-type="string" office:string-value="BIND: {name: 'Bind', type: Types.NORMAL, power: 15, accuracy: 85, effect: Effects.DAMAGE, pp: 20" calcext:value-type="string">
            <text:p>BIND: {name: 'Bind', type: Types.NORMAL, power: 15, accuracy: 85, effect: Effects.DAMAGE, pp: 20</text:p>
          </table:table-cell>
          <table:table-cell table:formula="of:=IF([.H7]&lt;&gt;&quot;&quot;;CONCATENATE(&quot;, damagetype: '&quot;;[.H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]&lt;&gt;&quot;&quot;;CONCATENATE(&quot;, range: &quot;;[.J7];&quot;&quot;);&quot;&quot;)">
            <text:p/>
          </table:table-cell>
          <table:table-cell table:style-name="ce4" table:formula="of:=IF([.K7]&lt;&gt;&quot;&quot;;CONCATENATE(&quot;, params: &quot;;[.K7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:.Q7])" office:value-type="string" office:string-value="BIND: {name: 'Bind', type: Types.NORMAL, power: 15, accuracy: 85, effect: Effects.DAMAGE, pp: 20, damagetype: 'PHYS', params: {multihit: 5, trap: true}}," calcext:value-type="string">
            <text:p>BIND: {name: 'Bind', type: Types.NORMAL, power: 15, accuracy: 85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8];&quot;: {name: '&quot;;[.B8];&quot;', type: Types.&quot;;[.C8];&quot;, power: &quot;;[.D8];&quot;, accuracy: &quot;;[.E8];&quot;, effect: Effects.&quot;;[.F8];&quot;, pp: &quot;;[.I8])" office:value-type="string" office:string-value="BITE: {name: 'Bite', type: Types.DARK, power: 60, accuracy: 100, effect: Effects.DAMAGE, pp: 25" calcext:value-type="string">
            <text:p>BITE: {name: 'Bite', type: Types.DARK, power: 60, accuracy: 100, effect: Effects.DAMAGE, pp: 25</text:p>
          </table:table-cell>
          <table:table-cell table:formula="of:=IF([.H8]&lt;&gt;&quot;&quot;;CONCATENATE(&quot;, damagetype: '&quot;;[.H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8]&lt;&gt;&quot;&quot;;CONCATENATE(&quot;, range: &quot;;[.J8];&quot;&quot;);&quot;&quot;)">
            <text:p/>
          </table:table-cell>
          <table:table-cell table:style-name="ce4" table:formula="of:=IF([.K8]&lt;&gt;&quot;&quot;;CONCATENATE(&quot;, params: &quot;;[.K8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:.Q8])" office:value-type="string" office:string-value="BITE: {name: 'Bite', type: Types.DARK, power: 60, accuracy: 100, effect: Effects.DAMAGE, pp: 25, damagetype: 'PHYS', params: {flinchChance: 10}}," calcext:value-type="string">
            <text:p>BITE: {name: 'Bite', type: Types.DARK, power: 60, accuracy: 100, effect: Effects.DAMAGE, pp: 2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DY_SLAM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NORMAL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, 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9];&quot;: {name: '&quot;;[.B9];&quot;', type: Types.&quot;;[.C9];&quot;, power: &quot;;[.D9];&quot;, accuracy: &quot;;[.E9];&quot;, effect: Effects.&quot;;[.F9];&quot;, pp: &quot;;[.I9])" office:value-type="string" office:string-value="BODY_SLAM: {name: 'Body Slam', type: Types.NORMAL, power: 85, accuracy: 100, effect: Effects.DAMAGE, pp: 15" calcext:value-type="string">
            <text:p>BODY_SLAM: {name: 'Body Slam', type: Types.NORMAL, power: 85, accuracy: 100, effect: Effects.DAMAGE, pp: 15</text:p>
          </table:table-cell>
          <table:table-cell table:formula="of:=IF([.H9]&lt;&gt;&quot;&quot;;CONCATENATE(&quot;, damagetype: '&quot;;[.H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9]&lt;&gt;&quot;&quot;;CONCATENATE(&quot;, range: &quot;;[.J9];&quot;&quot;);&quot;&quot;)" office:value-type="string" office:string-value=", range: 2" calcext:value-type="string">
            <text:p>, range: 2</text:p>
          </table:table-cell>
          <table:table-cell table:style-name="ce4" table:formula="of:=IF([.K9]&lt;&gt;&quot;&quot;;CONCATENATE(&quot;, params: &quot;;[.K9];&quot;&quot;);&quot;, params: {}&quot;)" office:value-type="string" office:string-value=", params: {assault: true, paralyzeChance: 30}" calcext:value-type="string">
            <text:p>, params: {assault: true, 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:.Q9])" office:value-type="string" office:string-value="BODY_SLAM: {name: 'Body Slam', type: Types.NORMAL, power: 85, accuracy: 100, effect: Effects.DAMAGE, pp: 15, damagetype: 'PHYS', range: 2, params: {assault: true, paralyzeChance: 30}}," calcext:value-type="string">
            <text:p>BODY_SLAM: {name: 'Body Slam', type: Types.NORMAL, power: 85, accuracy: 100, effect: Effects.DAMAGE, pp: 15, damagetype: 'PHYS', range: 2, params: {assault: true, paralyzeChance: 30}},</text:p>
          </table:table-cell>
          <table:table-cell/>
        </table:table-row>
        <table:table-row table:style-name="ro1">
          <table:table-cell office:value-type="string" calcext:value-type="string">
            <text:p>BONE_CLUB</text:p>
          </table:table-cell>
          <table:table-cell office:value-type="string" calcext:value-type="string">
            <text:p>Bone Club</text:p>
          </table:table-cell>
          <table:table-cell office:value-type="string" calcext:value-type="string">
            <text:p>GROUND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10];&quot;: {name: '&quot;;[.B10];&quot;', type: Types.&quot;;[.C10];&quot;, power: &quot;;[.D10];&quot;, accuracy: &quot;;[.E10];&quot;, effect: Effects.&quot;;[.F10];&quot;, pp: &quot;;[.I10])" office:value-type="string" office:string-value="BONE_CLUB: {name: 'Bone Club', type: Types.GROUND, power: 65, accuracy: 85, effect: Effects.DAMAGE, pp: 20" calcext:value-type="string">
            <text:p>BONE_CLUB: {name: 'Bone Club', type: Types.GROUND, power: 65, accuracy: 85, effect: Effects.DAMAGE, pp: 20</text:p>
          </table:table-cell>
          <table:table-cell table:formula="of:=IF([.H10]&lt;&gt;&quot;&quot;;CONCATENATE(&quot;, damagetype: '&quot;;[.H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]&lt;&gt;&quot;&quot;;CONCATENATE(&quot;, range: &quot;;[.J10];&quot;&quot;);&quot;&quot;)">
            <text:p/>
          </table:table-cell>
          <table:table-cell table:style-name="ce4" table:formula="of:=IF([.K10]&lt;&gt;&quot;&quot;;CONCATENATE(&quot;, params: &quot;;[.K10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:.Q10])" office:value-type="string" office:string-value="BONE_CLUB: {name: 'Bone Club', type: Types.GROUND, power: 65, accuracy: 85, effect: Effects.DAMAGE, pp: 20, damagetype: 'PHYS', params: {flinchChance: 10}}," calcext:value-type="string">
            <text:p>BONE_CLUB: {name: 'Bone Club', type: Types.GROUND, power: 65, accuracy: 85, effect: Effects.DAMAGE, pp: 20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BONEMERANG</text:p>
          </table:table-cell>
          <table:table-cell office:value-type="string" calcext:value-type="string">
            <text:p>Bonemerang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1];&quot;: {name: '&quot;;[.B11];&quot;', type: Types.&quot;;[.C11];&quot;, power: &quot;;[.D11];&quot;, accuracy: &quot;;[.E11];&quot;, effect: Effects.&quot;;[.F11];&quot;, pp: &quot;;[.I11])" office:value-type="string" office:string-value="BONEMERANG: {name: 'Bonemerang', type: Types.GROUND, power: 50, accuracy: 90, effect: Effects.DAMAGE, pp: 10" calcext:value-type="string">
            <text:p>BONEMERANG: {name: 'Bonemerang', type: Types.GROUND, power: 50, accuracy: 90, effect: Effects.DAMAGE, pp: 10</text:p>
          </table:table-cell>
          <table:table-cell table:formula="of:=IF([.H11]&lt;&gt;&quot;&quot;;CONCATENATE(&quot;, damagetype: '&quot;;[.H1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]&lt;&gt;&quot;&quot;;CONCATENATE(&quot;, range: &quot;;[.J11];&quot;&quot;);&quot;&quot;)" office:value-type="string" office:string-value=", range: 3" calcext:value-type="string">
            <text:p>, range: 3</text:p>
          </table:table-cell>
          <table:table-cell table:style-name="ce4" table:formula="of:=IF([.K11]&lt;&gt;&quot;&quot;;CONCATENATE(&quot;, params: &quot;;[.K11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:.Q11])" office:value-type="string" office:string-value="BONEMERANG: {name: 'Bonemerang', type: Types.GROUND, power: 50, accuracy: 90, effect: Effects.DAMAGE, pp: 10, damagetype: 'PHYS', range: 3, params: {multihit: 2}}," calcext:value-type="string">
            <text:p>BONEMERANG: {name: 'Bonemerang', type: Types.GROUND, power: 50, accuracy: 90, effect: Effects.DAMAGE, pp: 10, damagetype: 'PHYS', range: 3, params: {multihit: 2}},</text:p>
          </table:table-cell>
          <table:table-cell/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12];&quot;: {name: '&quot;;[.B12];&quot;', type: Types.&quot;;[.C12];&quot;, power: &quot;;[.D12];&quot;, accuracy: &quot;;[.E12];&quot;, effect: Effects.&quot;;[.F12];&quot;, pp: &quot;;[.I12])" office:value-type="string" office:string-value="CLAMP: {name: 'Clamp', type: Types.WATER, power: 35, accuracy: 85, effect: Effects.DAMAGE, pp: 10" calcext:value-type="string">
            <text:p>CLAMP: {name: 'Clamp', type: Types.WATER, power: 35, accuracy: 85, effect: Effects.DAMAGE, pp: 10</text:p>
          </table:table-cell>
          <table:table-cell table:formula="of:=IF([.H12]&lt;&gt;&quot;&quot;;CONCATENATE(&quot;, damagetype: '&quot;;[.H1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]&lt;&gt;&quot;&quot;;CONCATENATE(&quot;, range: &quot;;[.J12];&quot;&quot;);&quot;&quot;)">
            <text:p/>
          </table:table-cell>
          <table:table-cell table:style-name="ce4" table:formula="of:=IF([.K12]&lt;&gt;&quot;&quot;;CONCATENATE(&quot;, params: &quot;;[.K12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:.Q12])" office:value-type="string" office:string-value="CLAMP: {name: 'Clamp', type: Types.WATER, power: 35, accuracy: 85, effect: Effects.DAMAGE, pp: 10, damagetype: 'PHYS', params: {multihit: 5, trap: true}}," calcext:value-type="string">
            <text:p>CLAMP: {name: 'Clamp', type: Types.WATER, power: 35, accuracy: 85, effect: Effects.DAMAGE, pp: 1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COMET_PUNCH</text:p>
          </table:table-cell>
          <table:table-cell office:value-type="string" calcext:value-type="string">
            <text:p>Comet Punch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3];&quot;: {name: '&quot;;[.B13];&quot;', type: Types.&quot;;[.C13];&quot;, power: &quot;;[.D13];&quot;, accuracy: &quot;;[.E13];&quot;, effect: Effects.&quot;;[.F13];&quot;, pp: &quot;;[.I13])" office:value-type="string" office:string-value="COMET_PUNCH: {name: 'Comet Punch', type: Types.NORMAL, power: 18, accuracy: 85, effect: Effects.DAMAGE, pp: 15" calcext:value-type="string">
            <text:p>COMET_PUNCH: {name: 'Comet Punch', type: Types.NORMAL, power: 18, accuracy: 85, effect: Effects.DAMAGE, pp: 15</text:p>
          </table:table-cell>
          <table:table-cell table:formula="of:=IF([.H13]&lt;&gt;&quot;&quot;;CONCATENATE(&quot;, damagetype: '&quot;;[.H1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3]&lt;&gt;&quot;&quot;;CONCATENATE(&quot;, range: &quot;;[.J13];&quot;&quot;);&quot;&quot;)">
            <text:p/>
          </table:table-cell>
          <table:table-cell table:style-name="ce4" table:formula="of:=IF([.K13]&lt;&gt;&quot;&quot;;CONCATENATE(&quot;, params: &quot;;[.K13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:.Q13])" office:value-type="string" office:string-value="COMET_PUNCH: {name: 'Comet Punch', type: Types.NORMAL, power: 18, accuracy: 85, effect: Effects.DAMAGE, pp: 15, damagetype: 'PHYS', params: {multihit: 5}}," calcext:value-type="string">
            <text:p>COMET_PUNCH: {name: 'Comet Punch', type: Types.NORMAL, power: 18, accuracy: 85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CONSTRICT</text:p>
          </table:table-cell>
          <table:table-cell office:value-type="string" calcext:value-type="string">
            <text:p>Constrict</text:p>
          </table:table-cell>
          <table:table-cell office:value-type="string" calcext:value-type="string">
            <text:p>NORMA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 by one stage.</text:p>
          </table:table-cell>
          <table:table-cell table:formula="of:=CONCATENATE([.A14];&quot;: {name: '&quot;;[.B14];&quot;', type: Types.&quot;;[.C14];&quot;, power: &quot;;[.D14];&quot;, accuracy: &quot;;[.E14];&quot;, effect: Effects.&quot;;[.F14];&quot;, pp: &quot;;[.I14])" office:value-type="string" office:string-value="CONSTRICT: {name: 'Constrict', type: Types.NORMAL, power: 10, accuracy: 100, effect: Effects.DAMAGE, pp: 35" calcext:value-type="string">
            <text:p>CONSTRICT: {name: 'Constrict', type: Types.NORMAL, power: 10, accuracy: 100, effect: Effects.DAMAGE, pp: 35</text:p>
          </table:table-cell>
          <table:table-cell table:formula="of:=IF([.H14]&lt;&gt;&quot;&quot;;CONCATENATE(&quot;, damagetype: '&quot;;[.H1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4]&lt;&gt;&quot;&quot;;CONCATENATE(&quot;, range: &quot;;[.J14];&quot;&quot;);&quot;&quot;)">
            <text:p/>
          </table:table-cell>
          <table:table-cell table:style-name="ce4" table:formula="of:=IF([.K14]&lt;&gt;&quot;&quot;;CONCATENATE(&quot;, params: &quot;;[.K14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:.Q14])" office:value-type="string" office:string-value="CONSTRICT: {name: 'Constrict', type: Types.NORMAL, power: 10, accuracy: 100, effect: Effects.DAMAGE, pp: 35, damagetype: 'PHYS', params: {lowerChance: 10, lowerStat: Stats.SPD}}," calcext:value-type="string">
            <text:p>CONSTRICT: {name: 'Constrict', type: Types.NORMAL, power: 10, accuracy: 100, effect: Effects.DAMAGE, pp: 35, damagetype: 'PHYS'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RABHAMMER</text:p>
          </table:table-cell>
          <table:table-cell office:value-type="string" calcext:value-type="string">
            <text:p>Crabhammer</text:p>
          </table:table-cell>
          <table:table-cell office:value-type="string" calcext:value-type="string">
            <text:p>WATER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15];&quot;: {name: '&quot;;[.B15];&quot;', type: Types.&quot;;[.C15];&quot;, power: &quot;;[.D15];&quot;, accuracy: &quot;;[.E15];&quot;, effect: Effects.&quot;;[.F15];&quot;, pp: &quot;;[.I15])" office:value-type="string" office:string-value="CRABHAMMER: {name: 'Crabhammer', type: Types.WATER, power: 100, accuracy: 90, effect: Effects.DAMAGE, pp: 10" calcext:value-type="string">
            <text:p>CRABHAMMER: {name: 'Crabhammer', type: Types.WATER, power: 100, accuracy: 90, effect: Effects.DAMAGE, pp: 10</text:p>
          </table:table-cell>
          <table:table-cell table:formula="of:=IF([.H15]&lt;&gt;&quot;&quot;;CONCATENATE(&quot;, damagetype: '&quot;;[.H1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]&lt;&gt;&quot;&quot;;CONCATENATE(&quot;, range: &quot;;[.J15];&quot;&quot;);&quot;&quot;)">
            <text:p/>
          </table:table-cell>
          <table:table-cell table:style-name="ce4" table:formula="of:=IF([.K15]&lt;&gt;&quot;&quot;;CONCATENATE(&quot;, params: &quot;;[.K15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:.Q15])" office:value-type="string" office:string-value="CRABHAMMER: {name: 'Crabhammer', type: Types.WATER, power: 100, accuracy: 90, effect: Effects.DAMAGE, pp: 10, damagetype: 'PHYS', params: {critBoost: true}}," calcext:value-type="string">
            <text:p>CRABHAMMER: {name: 'Crabhammer', type: Types.WATER, power: 100, accuracy: 90, effect: Effects.DAMAGE, pp: 1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6];&quot;: {name: '&quot;;[.B16];&quot;', type: Types.&quot;;[.C16];&quot;, power: &quot;;[.D16];&quot;, accuracy: &quot;;[.E16];&quot;, effect: Effects.&quot;;[.F16];&quot;, pp: &quot;;[.I16])" office:value-type="string" office:string-value="CUT: {name: 'Cut', type: Types.NORMAL, power: 50, accuracy: 95, effect: Effects.DAMAGE, pp: 30" calcext:value-type="string">
            <text:p>CUT: {name: 'Cut', type: Types.NORMAL, power: 50, accuracy: 95, effect: Effects.DAMAGE, pp: 30</text:p>
          </table:table-cell>
          <table:table-cell table:formula="of:=IF([.H16]&lt;&gt;&quot;&quot;;CONCATENATE(&quot;, damagetype: '&quot;;[.H1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6]&lt;&gt;&quot;&quot;;CONCATENATE(&quot;, range: &quot;;[.J16];&quot;&quot;);&quot;&quot;)">
            <text:p/>
          </table:table-cell>
          <table:table-cell table:style-name="ce4" table:formula="of:=IF([.K16]&lt;&gt;&quot;&quot;;CONCATENATE(&quot;, params: &quot;;[.K1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:.Q16])" office:value-type="string" office:string-value="CUT: {name: 'Cut', type: Types.NORMAL, power: 50, accuracy: 95, effect: Effects.DAMAGE, pp: 30, damagetype: 'PHYS', params: {}}," calcext:value-type="string">
            <text:p>CUT: {name: 'Cut', type: Types.NORMAL, power: 50, accuracy: 95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IZZY_PUNCH</text:p>
          </table:table-cell>
          <table:table-cell office:value-type="string" calcext:value-type="string">
            <text:p>Dizzy Punc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7];&quot;: {name: '&quot;;[.B17];&quot;', type: Types.&quot;;[.C17];&quot;, power: &quot;;[.D17];&quot;, accuracy: &quot;;[.E17];&quot;, effect: Effects.&quot;;[.F17];&quot;, pp: &quot;;[.I17])" office:value-type="string" office:string-value="DIZZY_PUNCH: {name: 'Dizzy Punch', type: Types.NORMAL, power: 70, accuracy: 100, effect: Effects.DAMAGE, pp: 10" calcext:value-type="string">
            <text:p>DIZZY_PUNCH: {name: 'Dizzy Punch', type: Types.NORMAL, power: 70, accuracy: 100, effect: Effects.DAMAGE, pp: 10</text:p>
          </table:table-cell>
          <table:table-cell table:formula="of:=IF([.H17]&lt;&gt;&quot;&quot;;CONCATENATE(&quot;, damagetype: '&quot;;[.H1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7]&lt;&gt;&quot;&quot;;CONCATENATE(&quot;, range: &quot;;[.J17];&quot;&quot;);&quot;&quot;)">
            <text:p/>
          </table:table-cell>
          <table:table-cell table:style-name="ce4" table:formula="of:=IF([.K17]&lt;&gt;&quot;&quot;;CONCATENATE(&quot;, params: &quot;;[.K1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7:.Q17])" office:value-type="string" office:string-value="DIZZY_PUNCH: {name: 'Dizzy Punch', type: Types.NORMAL, power: 70, accuracy: 100, effect: Effects.DAMAGE, pp: 10, damagetype: 'PHYS', params: {}}," calcext:value-type="string">
            <text:p>DIZZY_PUNCH: {name: 'Dizzy Punch', type: Types.NORMAL, power: 70, accuracy: 100, effect: Effects.DAMAGE, pp: 1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DOUBLE_KICK</text:p>
          </table:table-cell>
          <table:table-cell office:value-type="string" calcext:value-type="string">
            <text:p>Double Kick</text:p>
          </table:table-cell>
          <table:table-cell office:value-type="string" calcext:value-type="string">
            <text:p>FIGHTING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multihit: 2}</text:p>
          </table:table-cell>
          <table:table-cell office:value-type="string" calcext:value-type="string">
            <text:p>Hits twice in one turn.</text:p>
          </table:table-cell>
          <table:table-cell table:formula="of:=CONCATENATE([.A18];&quot;: {name: '&quot;;[.B18];&quot;', type: Types.&quot;;[.C18];&quot;, power: &quot;;[.D18];&quot;, accuracy: &quot;;[.E18];&quot;, effect: Effects.&quot;;[.F18];&quot;, pp: &quot;;[.I18])" office:value-type="string" office:string-value="DOUBLE_KICK: {name: 'Double Kick', type: Types.FIGHTING, power: 30, accuracy: 100, effect: Effects.DAMAGE, pp: 30" calcext:value-type="string">
            <text:p>DOUBLE_KICK: {name: 'Double Kick', type: Types.FIGHTING, power: 30, accuracy: 100, effect: Effects.DAMAGE, pp: 30</text:p>
          </table:table-cell>
          <table:table-cell table:formula="of:=IF([.H18]&lt;&gt;&quot;&quot;;CONCATENATE(&quot;, damagetype: '&quot;;[.H1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8]&lt;&gt;&quot;&quot;;CONCATENATE(&quot;, range: &quot;;[.J18];&quot;&quot;);&quot;&quot;)">
            <text:p/>
          </table:table-cell>
          <table:table-cell table:style-name="ce4" table:formula="of:=IF([.K18]&lt;&gt;&quot;&quot;;CONCATENATE(&quot;, params: &quot;;[.K18];&quot;&quot;);&quot;, params: {}&quot;)" office:value-type="string" office:string-value=", params: {multihit: 2}" calcext:value-type="string">
            <text:p>, params: {multihit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8:.Q18])" office:value-type="string" office:string-value="DOUBLE_KICK: {name: 'Double Kick', type: Types.FIGHTING, power: 30, accuracy: 100, effect: Effects.DAMAGE, pp: 30, damagetype: 'PHYS', params: {multihit: 2}}," calcext:value-type="string">
            <text:p>DOUBLE_KICK: {name: 'Double Kick', type: Types.FIGHTING, power: 30, accuracy: 100, effect: Effects.DAMAGE, pp: 30, damagetype: 'PHYS', params: {multihit: 2}},</text:p>
          </table:table-cell>
          <table:table-cell/>
        </table:table-row>
        <table:table-row table:style-name="ro1">
          <table:table-cell office:value-type="string" calcext:value-type="string">
            <text:p>DOUBLE_SLAP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19];&quot;: {name: '&quot;;[.B19];&quot;', type: Types.&quot;;[.C19];&quot;, power: &quot;;[.D19];&quot;, accuracy: &quot;;[.E19];&quot;, effect: Effects.&quot;;[.F19];&quot;, pp: &quot;;[.I19])" office:value-type="string" office:string-value="DOUBLE_SLAP: {name: 'Double Slap', type: Types.NORMAL, power: 15, accuracy: 85, effect: Effects.DAMAGE, pp: 10" calcext:value-type="string">
            <text:p>DOUBLE_SLAP: {name: 'Double Slap', type: Types.NORMAL, power: 15, accuracy: 85, effect: Effects.DAMAGE, pp: 10</text:p>
          </table:table-cell>
          <table:table-cell table:formula="of:=IF([.H19]&lt;&gt;&quot;&quot;;CONCATENATE(&quot;, damagetype: '&quot;;[.H1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9]&lt;&gt;&quot;&quot;;CONCATENATE(&quot;, range: &quot;;[.J19];&quot;&quot;);&quot;&quot;)">
            <text:p/>
          </table:table-cell>
          <table:table-cell table:style-name="ce4" table:formula="of:=IF([.K19]&lt;&gt;&quot;&quot;;CONCATENATE(&quot;, params: &quot;;[.K19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9:.Q19])" office:value-type="string" office:string-value="DOUBLE_SLAP: {name: 'Double Slap', type: Types.NORMAL, power: 15, accuracy: 85, effect: Effects.DAMAGE, pp: 10, damagetype: 'PHYS', params: {multihit: 5}}," calcext:value-type="string">
            <text:p>DOUBLE_SLAP: {name: 'Double Slap', type: Types.NORMAL, power: 15, accuracy: 85, effect: Effects.DAMAGE, pp: 1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DOUBLE_EDGE</text:p>
          </table:table-cell>
          <table:table-cell office:value-type="string" calcext:value-type="string">
            <text:p>Double-Edge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20];&quot;: {name: '&quot;;[.B20];&quot;', type: Types.&quot;;[.C20];&quot;, power: &quot;;[.D20];&quot;, accuracy: &quot;;[.E20];&quot;, effect: Effects.&quot;;[.F20];&quot;, pp: &quot;;[.I20])" office:value-type="string" office:string-value="DOUBLE_EDGE: {name: 'Double-Edge', type: Types.NORMAL, power: 120, accuracy: 100, effect: Effects.DAMAGE, pp: 15" calcext:value-type="string">
            <text:p>DOUBLE_EDGE: {name: 'Double-Edge', type: Types.NORMAL, power: 120, accuracy: 100, effect: Effects.DAMAGE, pp: 15</text:p>
          </table:table-cell>
          <table:table-cell table:formula="of:=IF([.H20]&lt;&gt;&quot;&quot;;CONCATENATE(&quot;, damagetype: '&quot;;[.H2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0]&lt;&gt;&quot;&quot;;CONCATENATE(&quot;, range: &quot;;[.J20];&quot;&quot;);&quot;&quot;)">
            <text:p/>
          </table:table-cell>
          <table:table-cell table:style-name="ce4" table:formula="of:=IF([.K20]&lt;&gt;&quot;&quot;;CONCATENATE(&quot;, params: &quot;;[.K20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0:.Q20])" office:value-type="string" office:string-value="DOUBLE_EDGE: {name: 'Double-Edge', type: Types.NORMAL, power: 120, accuracy: 100, effect: Effects.DAMAGE, pp: 15, damagetype: 'PHYS', params: {recoil: 25}}," calcext:value-type="string">
            <text:p>DOUBLE_EDGE: {name: 'Double-Edge', type: Types.NORMAL, power: 120, accuracy: 100, effect: Effects.DAMAGE, pp: 15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DRILL_PECK</text:p>
          </table:table-cell>
          <table:table-cell office:value-type="string" calcext:value-type="string">
            <text:p>Drill Pe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21];&quot;: {name: '&quot;;[.B21];&quot;', type: Types.&quot;;[.C21];&quot;, power: &quot;;[.D21];&quot;, accuracy: &quot;;[.E21];&quot;, effect: Effects.&quot;;[.F21];&quot;, pp: &quot;;[.I21])" office:value-type="string" office:string-value="DRILL_PECK: {name: 'Drill Peck', type: Types.FLYING, power: 80, accuracy: 100, effect: Effects.DAMAGE, pp: 20" calcext:value-type="string">
            <text:p>DRILL_PECK: {name: 'Drill Peck', type: Types.FLYING, power: 80, accuracy: 100, effect: Effects.DAMAGE, pp: 20</text:p>
          </table:table-cell>
          <table:table-cell table:formula="of:=IF([.H21]&lt;&gt;&quot;&quot;;CONCATENATE(&quot;, damagetype: '&quot;;[.H2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1]&lt;&gt;&quot;&quot;;CONCATENATE(&quot;, range: &quot;;[.J21];&quot;&quot;);&quot;&quot;)">
            <text:p/>
          </table:table-cell>
          <table:table-cell table:style-name="ce4" table:formula="of:=IF([.K21]&lt;&gt;&quot;&quot;;CONCATENATE(&quot;, params: &quot;;[.K2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1:.Q21])" office:value-type="string" office:string-value="DRILL_PECK: {name: 'Drill Peck', type: Types.FLYING, power: 80, accuracy: 100, effect: Effects.DAMAGE, pp: 20, damagetype: 'PHYS', params: {}}," calcext:value-type="string">
            <text:p>DRILL_PECK: {name: 'Drill Peck', type: Types.FLYING, power: 80, accuracy: 10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undergroundBonus: 2, splashRange: 4}</text:p>
          </table:table-cell>
          <table:table-cell office:value-type="string" calcext:value-type="string">
            <text:p>Power is doubled if opponent is underground from using Dig.</text:p>
          </table:table-cell>
          <table:table-cell table:formula="of:=CONCATENATE([.A22];&quot;: {name: '&quot;;[.B22];&quot;', type: Types.&quot;;[.C22];&quot;, power: &quot;;[.D22];&quot;, accuracy: &quot;;[.E22];&quot;, effect: Effects.&quot;;[.F22];&quot;, pp: &quot;;[.I22])" office:value-type="string" office:string-value="EARTHQUAKE: {name: 'Earthquake', type: Types.GROUND, power: 100, accuracy: 100, effect: Effects.DAMAGE, pp: 10" calcext:value-type="string">
            <text:p>EARTHQUAKE: {name: 'Earthquake', type: Types.GROUND, power: 100, accuracy: 100, effect: Effects.DAMAGE, pp: 10</text:p>
          </table:table-cell>
          <table:table-cell table:formula="of:=IF([.H22]&lt;&gt;&quot;&quot;;CONCATENATE(&quot;, damagetype: '&quot;;[.H2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2]&lt;&gt;&quot;&quot;;CONCATENATE(&quot;, range: &quot;;[.J22];&quot;&quot;);&quot;&quot;)" office:value-type="string" office:string-value=", range: 5" calcext:value-type="string">
            <text:p>, range: 5</text:p>
          </table:table-cell>
          <table:table-cell table:style-name="ce4" table:formula="of:=IF([.K22]&lt;&gt;&quot;&quot;;CONCATENATE(&quot;, params: &quot;;[.K22];&quot;&quot;);&quot;, params: {}&quot;)" office:value-type="string" office:string-value=", params: {undergroundBonus: 2, splashRange: 4}" calcext:value-type="string">
            <text:p>, params: {undergroundBonus: 2, splashRange: 4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2:.Q22])" office:value-type="string" office:string-value="EARTHQUAKE: {name: 'Earthquake', type: Types.GROUND, power: 100, accuracy: 100, effect: Effects.DAMAGE, pp: 10, damagetype: 'PHYS', range: 5, params: {undergroundBonus: 2, splashRange: 4}}," calcext:value-type="string">
            <text:p>EARTHQUAKE: {name: 'Earthquake', type: Types.GROUND, power: 100, accuracy: 100, effect: Effects.DAMAGE, pp: 10, damagetype: 'PHYS', range: 5, params: {undergroundBonus: 2, splashRange: 4}},</text:p>
          </table:table-cell>
          <table:table-cell/>
        </table:table-row>
        <table:table-row table:style-name="ro1">
          <table:table-cell office:value-type="string" calcext:value-type="string">
            <text:p>EGG_BOMB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23];&quot;: {name: '&quot;;[.B23];&quot;', type: Types.&quot;;[.C23];&quot;, power: &quot;;[.D23];&quot;, accuracy: &quot;;[.E23];&quot;, effect: Effects.&quot;;[.F23];&quot;, pp: &quot;;[.I23])" office:value-type="string" office:string-value="EGG_BOMB: {name: 'Egg Bomb', type: Types.NORMAL, power: 100, accuracy: 75, effect: Effects.DAMAGE, pp: 10" calcext:value-type="string">
            <text:p>EGG_BOMB: {name: 'Egg Bomb', type: Types.NORMAL, power: 100, accuracy: 75, effect: Effects.DAMAGE, pp: 10</text:p>
          </table:table-cell>
          <table:table-cell table:formula="of:=IF([.H23]&lt;&gt;&quot;&quot;;CONCATENATE(&quot;, damagetype: '&quot;;[.H2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3]&lt;&gt;&quot;&quot;;CONCATENATE(&quot;, range: &quot;;[.J23];&quot;&quot;);&quot;&quot;)" office:value-type="string" office:string-value=", range: 3" calcext:value-type="string">
            <text:p>, range: 3</text:p>
          </table:table-cell>
          <table:table-cell table:style-name="ce4" table:formula="of:=IF([.K23]&lt;&gt;&quot;&quot;;CONCATENATE(&quot;, params: &quot;;[.K2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3:.Q23])" office:value-type="string" office:string-value="EGG_BOMB: {name: 'Egg Bomb', type: Types.NORMAL, power: 100, accuracy: 75, effect: Effects.DAMAGE, pp: 10, damagetype: 'PHYS', range: 3, params: {}}," calcext:value-type="string">
            <text:p>EGG_BOMB: {name: 'Egg Bomb', type: Types.NORMAL, power: 100, accuracy: 75, effect: Effects.DAMAGE, pp: 10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NORMAL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, splashRange: 3}</text:p>
          </table:table-cell>
          <table:table-cell office:value-type="string" calcext:value-type="string">
            <text:p>User faints.</text:p>
          </table:table-cell>
          <table:table-cell table:formula="of:=CONCATENATE([.A24];&quot;: {name: '&quot;;[.B24];&quot;', type: Types.&quot;;[.C24];&quot;, power: &quot;;[.D24];&quot;, accuracy: &quot;;[.E24];&quot;, effect: Effects.&quot;;[.F24];&quot;, pp: &quot;;[.I24])" office:value-type="string" office:string-value="EXPLOSION: {name: 'Explosion', type: Types.NORMAL, power: 250, accuracy: 100, effect: Effects.DAMAGE, pp: 5" calcext:value-type="string">
            <text:p>EXPLOSION: {name: 'Explosion', type: Types.NORMAL, power: 250, accuracy: 100, effect: Effects.DAMAGE, pp: 5</text:p>
          </table:table-cell>
          <table:table-cell table:formula="of:=IF([.H24]&lt;&gt;&quot;&quot;;CONCATENATE(&quot;, damagetype: '&quot;;[.H2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4]&lt;&gt;&quot;&quot;;CONCATENATE(&quot;, range: &quot;;[.J24];&quot;&quot;);&quot;&quot;)">
            <text:p/>
          </table:table-cell>
          <table:table-cell table:style-name="ce4" table:formula="of:=IF([.K24]&lt;&gt;&quot;&quot;;CONCATENATE(&quot;, params: &quot;;[.K24];&quot;&quot;);&quot;, params: {}&quot;)" office:value-type="string" office:string-value=", params: {suicide: true, splashRange: 3}" calcext:value-type="string">
            <text:p>, params: {suicide: true, 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4:.Q24])" office:value-type="string" office:string-value="EXPLOSION: {name: 'Explosion', type: Types.NORMAL, power: 250, accuracy: 100, effect: Effects.DAMAGE, pp: 5, damagetype: 'PHYS', params: {suicide: true, splashRange: 3}}," calcext:value-type="string">
            <text:p>EXPLOSION: {name: 'Explosion', type: Types.NORMAL, power: 250, accuracy: 100, effect: Effects.DAMAGE, pp: 5, damagetype: 'PHYS', params: {suicide: true, splashRange: 3}},</text:p>
          </table:table-cell>
          <table:table-cell/>
        </table:table-row>
        <table:table-row table:style-name="ro1">
          <table:table-cell office:value-type="string" calcext:value-type="string">
            <text:p>FIRE_PUNCH</text:p>
          </table:table-cell>
          <table:table-cell office:value-type="string" calcext:value-type="string">
            <text:p>Fire Punch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25];&quot;: {name: '&quot;;[.B25];&quot;', type: Types.&quot;;[.C25];&quot;, power: &quot;;[.D25];&quot;, accuracy: &quot;;[.E25];&quot;, effect: Effects.&quot;;[.F25];&quot;, pp: &quot;;[.I25])" office:value-type="string" office:string-value="FIRE_PUNCH: {name: 'Fire Punch', type: Types.FIRE, power: 75, accuracy: 100, effect: Effects.DAMAGE, pp: 15" calcext:value-type="string">
            <text:p>FIRE_PUNCH: {name: 'Fire Punch', type: Types.FIRE, power: 75, accuracy: 100, effect: Effects.DAMAGE, pp: 15</text:p>
          </table:table-cell>
          <table:table-cell table:formula="of:=IF([.H25]&lt;&gt;&quot;&quot;;CONCATENATE(&quot;, damagetype: '&quot;;[.H2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5]&lt;&gt;&quot;&quot;;CONCATENATE(&quot;, range: &quot;;[.J25];&quot;&quot;);&quot;&quot;)">
            <text:p/>
          </table:table-cell>
          <table:table-cell table:style-name="ce4" table:formula="of:=IF([.K25]&lt;&gt;&quot;&quot;;CONCATENATE(&quot;, params: &quot;;[.K25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5:.Q25])" office:value-type="string" office:string-value="FIRE_PUNCH: {name: 'Fire Punch', type: Types.FIRE, power: 75, accuracy: 100, effect: Effects.DAMAGE, pp: 15, damagetype: 'PHYS', params: {burnChance: 10}}," calcext:value-type="string">
            <text:p>FIRE_PUNCH: {name: 'Fire Punch', type: Types.FIRE, power: 75, accuracy: 100, effect: Effects.DAMAGE, pp: 15, damagetype: 'PHYS', params: {burnChance: 10}},</text:p>
          </table:table-cell>
          <table:table-cell/>
        </table:table-row>
        <table:table-row table:style-name="ro1">
          <table:table-cell office:value-type="string" calcext:value-type="string">
            <text:p>FURY_ATTACK</text:p>
          </table:table-cell>
          <table:table-cell office:value-type="string" calcext:value-type="string">
            <text:p>Fury Attack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6];&quot;: {name: '&quot;;[.B26];&quot;', type: Types.&quot;;[.C26];&quot;, power: &quot;;[.D26];&quot;, accuracy: &quot;;[.E26];&quot;, effect: Effects.&quot;;[.F26];&quot;, pp: &quot;;[.I26])" office:value-type="string" office:string-value="FURY_ATTACK: {name: 'Fury Attack', type: Types.NORMAL, power: 15, accuracy: 85, effect: Effects.DAMAGE, pp: 20" calcext:value-type="string">
            <text:p>FURY_ATTACK: {name: 'Fury Attack', type: Types.NORMAL, power: 15, accuracy: 85, effect: Effects.DAMAGE, pp: 20</text:p>
          </table:table-cell>
          <table:table-cell table:formula="of:=IF([.H26]&lt;&gt;&quot;&quot;;CONCATENATE(&quot;, damagetype: '&quot;;[.H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6]&lt;&gt;&quot;&quot;;CONCATENATE(&quot;, range: &quot;;[.J26];&quot;&quot;);&quot;&quot;)">
            <text:p/>
          </table:table-cell>
          <table:table-cell table:style-name="ce4" table:formula="of:=IF([.K26]&lt;&gt;&quot;&quot;;CONCATENATE(&quot;, params: &quot;;[.K26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6:.Q26])" office:value-type="string" office:string-value="FURY_ATTACK: {name: 'Fury Attack', type: Types.NORMAL, power: 15, accuracy: 85, effect: Effects.DAMAGE, pp: 20, damagetype: 'PHYS', params: {multihit: 5}}," calcext:value-type="string">
            <text:p>FURY_ATTACK: {name: 'Fury Attack', type: Types.NORMAL, power: 15, accuracy: 85, effect: Effects.DAMAGE, pp: 20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FURY_SWIPES</text:p>
          </table:table-cell>
          <table:table-cell office:value-type="string" calcext:value-type="string">
            <text:p>Fury Swipes</text:p>
          </table:table-cell>
          <table:table-cell office:value-type="string" calcext:value-type="string">
            <text:p>NORMAL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27];&quot;: {name: '&quot;;[.B27];&quot;', type: Types.&quot;;[.C27];&quot;, power: &quot;;[.D27];&quot;, accuracy: &quot;;[.E27];&quot;, effect: Effects.&quot;;[.F27];&quot;, pp: &quot;;[.I27])" office:value-type="string" office:string-value="FURY_SWIPES: {name: 'Fury Swipes', type: Types.NORMAL, power: 18, accuracy: 80, effect: Effects.DAMAGE, pp: 15" calcext:value-type="string">
            <text:p>FURY_SWIPES: {name: 'Fury Swipes', type: Types.NORMAL, power: 18, accuracy: 80, effect: Effects.DAMAGE, pp: 15</text:p>
          </table:table-cell>
          <table:table-cell table:formula="of:=IF([.H27]&lt;&gt;&quot;&quot;;CONCATENATE(&quot;, damagetype: '&quot;;[.H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7]&lt;&gt;&quot;&quot;;CONCATENATE(&quot;, range: &quot;;[.J27];&quot;&quot;);&quot;&quot;)">
            <text:p/>
          </table:table-cell>
          <table:table-cell table:style-name="ce4" table:formula="of:=IF([.K27]&lt;&gt;&quot;&quot;;CONCATENATE(&quot;, params: &quot;;[.K27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7:.Q27])" office:value-type="string" office:string-value="FURY_SWIPES: {name: 'Fury Swipes', type: Types.NORMAL, power: 18, accuracy: 80, effect: Effects.DAMAGE, pp: 15, damagetype: 'PHYS', params: {multihit: 5}}," calcext:value-type="string">
            <text:p>FURY_SWIPES: {name: 'Fury Swipes', type: Types.NORMAL, power: 18, accuracy: 80, effect: Effects.DAMAGE, pp: 15, damagetype: 'PHYS', params: {multihit: 5}},</text:p>
          </table:table-cell>
          <table:table-cell/>
        </table:table-row>
        <table:table-row table:style-name="ro1">
          <table:table-cell office:value-type="string" calcext:value-type="string">
            <text:p>HEADBUTT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28];&quot;: {name: '&quot;;[.B28];&quot;', type: Types.&quot;;[.C28];&quot;, power: &quot;;[.D28];&quot;, accuracy: &quot;;[.E28];&quot;, effect: Effects.&quot;;[.F28];&quot;, pp: &quot;;[.I28])" office:value-type="string" office:string-value="HEADBUTT: {name: 'Headbutt', type: Types.NORMAL, power: 70, accuracy: 100, effect: Effects.DAMAGE, pp: 15" calcext:value-type="string">
            <text:p>HEADBUTT: {name: 'Headbutt', type: Types.NORMAL, power: 70, accuracy: 100, effect: Effects.DAMAGE, pp: 15</text:p>
          </table:table-cell>
          <table:table-cell table:formula="of:=IF([.H28]&lt;&gt;&quot;&quot;;CONCATENATE(&quot;, damagetype: '&quot;;[.H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8]&lt;&gt;&quot;&quot;;CONCATENATE(&quot;, range: &quot;;[.J28];&quot;&quot;);&quot;&quot;)">
            <text:p/>
          </table:table-cell>
          <table:table-cell table:style-name="ce4" table:formula="of:=IF([.K28]&lt;&gt;&quot;&quot;;CONCATENATE(&quot;, params: &quot;;[.K28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8:.Q28])" office:value-type="string" office:string-value="HEADBUTT: {name: 'Headbutt', type: Types.NORMAL, power: 70, accuracy: 100, effect: Effects.DAMAGE, pp: 15, damagetype: 'PHYS', params: {flinchChance: 30}}," calcext:value-type="string">
            <text:p>HEADBUTT: {name: 'Headbutt', type: Types.NORMAL, power: 70, accuracy: 100, effect: Effects.DAMAGE, pp: 15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HIGH_JUMP_KICK</text:p>
          </table:table-cell>
          <table:table-cell office:value-type="string" calcext:value-type="string">
            <text:p>High Jump Kick</text:p>
          </table:table-cell>
          <table:table-cell office:value-type="string" calcext:value-type="string">
            <text:p>FIGHTING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29];&quot;: {name: '&quot;;[.B29];&quot;', type: Types.&quot;;[.C29];&quot;, power: &quot;;[.D29];&quot;, accuracy: &quot;;[.E29];&quot;, effect: Effects.&quot;;[.F29];&quot;, pp: &quot;;[.I29])" office:value-type="string" office:string-value="HIGH_JUMP_KICK: {name: 'High Jump Kick', type: Types.FIGHTING, power: 130, accuracy: 90, effect: Effects.DAMAGE, pp: 10" calcext:value-type="string">
            <text:p>HIGH_JUMP_KICK: {name: 'High Jump Kick', type: Types.FIGHTING, power: 130, accuracy: 90, effect: Effects.DAMAGE, pp: 10</text:p>
          </table:table-cell>
          <table:table-cell table:formula="of:=IF([.H29]&lt;&gt;&quot;&quot;;CONCATENATE(&quot;, damagetype: '&quot;;[.H2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29]&lt;&gt;&quot;&quot;;CONCATENATE(&quot;, range: &quot;;[.J29];&quot;&quot;);&quot;&quot;)" office:value-type="string" office:string-value=", range: 2" calcext:value-type="string">
            <text:p>, range: 2</text:p>
          </table:table-cell>
          <table:table-cell table:style-name="ce4" table:formula="of:=IF([.K29]&lt;&gt;&quot;&quot;;CONCATENATE(&quot;, params: &quot;;[.K29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29:.Q29])" office:value-type="string" office:string-value="HIGH_JUMP_KICK: {name: 'High Jump Kick', type: Types.FIGHTING, power: 130, accuracy: 90, effect: Effects.DAMAGE, pp: 10, damagetype: 'PHYS', range: 2, params: {damageOnMiss: 1}}," calcext:value-type="string">
            <text:p>HIGH_JUMP_KICK: {name: 'High Jump Kick', type: Types.FIGHTING, power: 130, accuracy: 90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HORN_ATTACK</text:p>
          </table:table-cell>
          <table:table-cell office:value-type="string" calcext:value-type="string">
            <text:p>Horn Attack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0];&quot;: {name: '&quot;;[.B30];&quot;', type: Types.&quot;;[.C30];&quot;, power: &quot;;[.D30];&quot;, accuracy: &quot;;[.E30];&quot;, effect: Effects.&quot;;[.F30];&quot;, pp: &quot;;[.I30])" office:value-type="string" office:string-value="HORN_ATTACK: {name: 'Horn Attack', type: Types.NORMAL, power: 65, accuracy: 100, effect: Effects.DAMAGE, pp: 25" calcext:value-type="string">
            <text:p>HORN_ATTACK: {name: 'Horn Attack', type: Types.NORMAL, power: 65, accuracy: 100, effect: Effects.DAMAGE, pp: 25</text:p>
          </table:table-cell>
          <table:table-cell table:formula="of:=IF([.H30]&lt;&gt;&quot;&quot;;CONCATENATE(&quot;, damagetype: '&quot;;[.H3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0]&lt;&gt;&quot;&quot;;CONCATENATE(&quot;, range: &quot;;[.J30];&quot;&quot;);&quot;&quot;)">
            <text:p/>
          </table:table-cell>
          <table:table-cell table:style-name="ce4" table:formula="of:=IF([.K30]&lt;&gt;&quot;&quot;;CONCATENATE(&quot;, params: &quot;;[.K3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0:.Q30])" office:value-type="string" office:string-value="HORN_ATTACK: {name: 'Horn Attack', type: Types.NORMAL, power: 65, accuracy: 100, effect: Effects.DAMAGE, pp: 25, damagetype: 'PHYS', params: {}}," calcext:value-type="string">
            <text:p>HORN_ATTACK: {name: 'Horn Attack', type: Types.NORMAL, power: 6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YPER_FANG</text:p>
          </table:table-cell>
          <table:table-cell office:value-type="string" calcext:value-type="string">
            <text:p>Hyper Fang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linchChance: 10}</text:p>
          </table:table-cell>
          <table:table-cell office:value-type="string" calcext:value-type="string">
            <text:p>May cause flinching.</text:p>
          </table:table-cell>
          <table:table-cell table:formula="of:=CONCATENATE([.A31];&quot;: {name: '&quot;;[.B31];&quot;', type: Types.&quot;;[.C31];&quot;, power: &quot;;[.D31];&quot;, accuracy: &quot;;[.E31];&quot;, effect: Effects.&quot;;[.F31];&quot;, pp: &quot;;[.I31])" office:value-type="string" office:string-value="HYPER_FANG: {name: 'Hyper Fang', type: Types.NORMAL, power: 80, accuracy: 90, effect: Effects.DAMAGE, pp: 15" calcext:value-type="string">
            <text:p>HYPER_FANG: {name: 'Hyper Fang', type: Types.NORMAL, power: 80, accuracy: 90, effect: Effects.DAMAGE, pp: 15</text:p>
          </table:table-cell>
          <table:table-cell table:formula="of:=IF([.H31]&lt;&gt;&quot;&quot;;CONCATENATE(&quot;, damagetype: '&quot;;[.H3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1]&lt;&gt;&quot;&quot;;CONCATENATE(&quot;, range: &quot;;[.J31];&quot;&quot;);&quot;&quot;)">
            <text:p/>
          </table:table-cell>
          <table:table-cell table:style-name="ce4" table:formula="of:=IF([.K31]&lt;&gt;&quot;&quot;;CONCATENATE(&quot;, params: &quot;;[.K31];&quot;&quot;);&quot;, params: {}&quot;)" office:value-type="string" office:string-value=", params: {flinchChance: 10}" calcext:value-type="string">
            <text:p>, params: {flinch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1:.Q31])" office:value-type="string" office:string-value="HYPER_FANG: {name: 'Hyper Fang', type: Types.NORMAL, power: 80, accuracy: 90, effect: Effects.DAMAGE, pp: 15, damagetype: 'PHYS', params: {flinchChance: 10}}," calcext:value-type="string">
            <text:p>HYPER_FANG: {name: 'Hyper Fang', type: Types.NORMAL, power: 80, accuracy: 90, effect: Effects.DAMAGE, pp: 15, damagetype: 'PHYS', params: {flinchChance: 10}},</text:p>
          </table:table-cell>
          <table:table-cell/>
        </table:table-row>
        <table:table-row table:style-name="ro1">
          <table:table-cell office:value-type="string" calcext:value-type="string">
            <text:p>ICE_PUNCH</text:p>
          </table:table-cell>
          <table:table-cell office:value-type="string" calcext:value-type="string">
            <text:p>Ice Punch</text:p>
          </table:table-cell>
          <table:table-cell office:value-type="string" calcext:value-type="string">
            <text:p>IC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32];&quot;: {name: '&quot;;[.B32];&quot;', type: Types.&quot;;[.C32];&quot;, power: &quot;;[.D32];&quot;, accuracy: &quot;;[.E32];&quot;, effect: Effects.&quot;;[.F32];&quot;, pp: &quot;;[.I32])" office:value-type="string" office:string-value="ICE_PUNCH: {name: 'Ice Punch', type: Types.ICE, power: 75, accuracy: 100, effect: Effects.DAMAGE, pp: 15" calcext:value-type="string">
            <text:p>ICE_PUNCH: {name: 'Ice Punch', type: Types.ICE, power: 75, accuracy: 100, effect: Effects.DAMAGE, pp: 15</text:p>
          </table:table-cell>
          <table:table-cell table:formula="of:=IF([.H32]&lt;&gt;&quot;&quot;;CONCATENATE(&quot;, damagetype: '&quot;;[.H3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2]&lt;&gt;&quot;&quot;;CONCATENATE(&quot;, range: &quot;;[.J32];&quot;&quot;);&quot;&quot;)">
            <text:p/>
          </table:table-cell>
          <table:table-cell table:style-name="ce4" table:formula="of:=IF([.K32]&lt;&gt;&quot;&quot;;CONCATENATE(&quot;, params: &quot;;[.K32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2:.Q32])" office:value-type="string" office:string-value="ICE_PUNCH: {name: 'Ice Punch', type: Types.ICE, power: 75, accuracy: 100, effect: Effects.DAMAGE, pp: 15, damagetype: 'PHYS', params: {freezeChance: 10}}," calcext:value-type="string">
            <text:p>ICE_PUNCH: {name: 'Ice Punch', type: Types.ICE, power: 75, accuracy: 100, effect: Effects.DAMAGE, pp: 15, damagetype: 'PHYS'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JUMP_KICK</text:p>
          </table:table-cell>
          <table:table-cell office:value-type="string" calcext:value-type="string">
            <text:p>Jump Kick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damageOnMiss: 1}</text:p>
          </table:table-cell>
          <table:table-cell office:value-type="string" calcext:value-type="string">
            <text:p>If it misses, the user loses half their HP.</text:p>
          </table:table-cell>
          <table:table-cell table:formula="of:=CONCATENATE([.A33];&quot;: {name: '&quot;;[.B33];&quot;', type: Types.&quot;;[.C33];&quot;, power: &quot;;[.D33];&quot;, accuracy: &quot;;[.E33];&quot;, effect: Effects.&quot;;[.F33];&quot;, pp: &quot;;[.I33])" office:value-type="string" office:string-value="JUMP_KICK: {name: 'Jump Kick', type: Types.FIGHTING, power: 100, accuracy: 95, effect: Effects.DAMAGE, pp: 10" calcext:value-type="string">
            <text:p>JUMP_KICK: {name: 'Jump Kick', type: Types.FIGHTING, power: 100, accuracy: 95, effect: Effects.DAMAGE, pp: 10</text:p>
          </table:table-cell>
          <table:table-cell table:formula="of:=IF([.H33]&lt;&gt;&quot;&quot;;CONCATENATE(&quot;, damagetype: '&quot;;[.H3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3]&lt;&gt;&quot;&quot;;CONCATENATE(&quot;, range: &quot;;[.J33];&quot;&quot;);&quot;&quot;)" office:value-type="string" office:string-value=", range: 2" calcext:value-type="string">
            <text:p>, range: 2</text:p>
          </table:table-cell>
          <table:table-cell table:style-name="ce4" table:formula="of:=IF([.K33]&lt;&gt;&quot;&quot;;CONCATENATE(&quot;, params: &quot;;[.K33];&quot;&quot;);&quot;, params: {}&quot;)" office:value-type="string" office:string-value=", params: {damageOnMiss: 1}" calcext:value-type="string">
            <text:p>, params: {damageOnMis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3:.Q33])" office:value-type="string" office:string-value="JUMP_KICK: {name: 'Jump Kick', type: Types.FIGHTING, power: 100, accuracy: 95, effect: Effects.DAMAGE, pp: 10, damagetype: 'PHYS', range: 2, params: {damageOnMiss: 1}}," calcext:value-type="string">
            <text:p>JUMP_KICK: {name: 'Jump Kick', type: Types.FIGHTING, power: 100, accuracy: 95, effect: Effects.DAMAGE, pp: 10, damagetype: 'PHYS', range: 2, params: {damageOnMiss: 1}},</text:p>
          </table:table-cell>
          <table:table-cell/>
        </table:table-row>
        <table:table-row table:style-name="ro1">
          <table:table-cell office:value-type="string" calcext:value-type="string">
            <text:p>KARATE_CHOP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34];&quot;: {name: '&quot;;[.B34];&quot;', type: Types.&quot;;[.C34];&quot;, power: &quot;;[.D34];&quot;, accuracy: &quot;;[.E34];&quot;, effect: Effects.&quot;;[.F34];&quot;, pp: &quot;;[.I34])" office:value-type="string" office:string-value="KARATE_CHOP: {name: 'Karate Chop', type: Types.FIGHTING, power: 50, accuracy: 100, effect: Effects.DAMAGE, pp: 25" calcext:value-type="string">
            <text:p>KARATE_CHOP: {name: 'Karate Chop', type: Types.FIGHTING, power: 50, accuracy: 100, effect: Effects.DAMAGE, pp: 25</text:p>
          </table:table-cell>
          <table:table-cell table:formula="of:=IF([.H34]&lt;&gt;&quot;&quot;;CONCATENATE(&quot;, damagetype: '&quot;;[.H3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4]&lt;&gt;&quot;&quot;;CONCATENATE(&quot;, range: &quot;;[.J34];&quot;&quot;);&quot;&quot;)">
            <text:p/>
          </table:table-cell>
          <table:table-cell table:style-name="ce4" table:formula="of:=IF([.K34]&lt;&gt;&quot;&quot;;CONCATENATE(&quot;, params: &quot;;[.K34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4:.Q34])" office:value-type="string" office:string-value="KARATE_CHOP: {name: 'Karate Chop', type: Types.FIGHTING, power: 50, accuracy: 100, effect: Effects.DAMAGE, pp: 25, damagetype: 'PHYS', params: {critBoost: true}}," calcext:value-type="string">
            <text:p>KARATE_CHOP: {name: 'Karate Chop', type: Types.FIGHTING, power: 50, accuracy: 100, effect: Effects.DAMAGE, pp: 25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LEECH_LIFE</text:p>
          </table:table-cell>
          <table:table-cell office:value-type="string" calcext:value-type="string">
            <text:p>Leech Life</text:p>
          </table:table-cell>
          <table:table-cell office:value-type="string" calcext:value-type="string">
            <text:p>BUG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35];&quot;: {name: '&quot;;[.B35];&quot;', type: Types.&quot;;[.C35];&quot;, power: &quot;;[.D35];&quot;, accuracy: &quot;;[.E35];&quot;, effect: Effects.&quot;;[.F35];&quot;, pp: &quot;;[.I35])" office:value-type="string" office:string-value="LEECH_LIFE: {name: 'Leech Life', type: Types.BUG, power: 80, accuracy: 100, effect: Effects.DAMAGE, pp: 10" calcext:value-type="string">
            <text:p>LEECH_LIFE: {name: 'Leech Life', type: Types.BUG, power: 80, accuracy: 100, effect: Effects.DAMAGE, pp: 10</text:p>
          </table:table-cell>
          <table:table-cell table:formula="of:=IF([.H35]&lt;&gt;&quot;&quot;;CONCATENATE(&quot;, damagetype: '&quot;;[.H3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5]&lt;&gt;&quot;&quot;;CONCATENATE(&quot;, range: &quot;;[.J35];&quot;&quot;);&quot;&quot;)">
            <text:p/>
          </table:table-cell>
          <table:table-cell table:style-name="ce4" table:formula="of:=IF([.K35]&lt;&gt;&quot;&quot;;CONCATENATE(&quot;, params: &quot;;[.K35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5:.Q35])" office:value-type="string" office:string-value="LEECH_LIFE: {name: 'Leech Life', type: Types.BUG, power: 80, accuracy: 100, effect: Effects.DAMAGE, pp: 10, damagetype: 'PHYS', params: {absorbHPPercentage: 50}}," calcext:value-type="string">
            <text:p>LEECH_LIFE: {name: 'Leech Life', type: Types.BUG, power: 80, accuracy: 100, effect: Effects.DAMAGE, pp: 10, damagetype: 'PHYS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LICK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GHOS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paralyzeChance: 30}</text:p>
          </table:table-cell>
          <table:table-cell office:value-type="string" calcext:value-type="string">
            <text:p>May paralyze opponent.</text:p>
          </table:table-cell>
          <table:table-cell table:formula="of:=CONCATENATE([.A36];&quot;: {name: '&quot;;[.B36];&quot;', type: Types.&quot;;[.C36];&quot;, power: &quot;;[.D36];&quot;, accuracy: &quot;;[.E36];&quot;, effect: Effects.&quot;;[.F36];&quot;, pp: &quot;;[.I36])" office:value-type="string" office:string-value="LICK: {name: 'Lick', type: Types.GHOST, power: 30, accuracy: 100, effect: Effects.DAMAGE, pp: 30" calcext:value-type="string">
            <text:p>LICK: {name: 'Lick', type: Types.GHOST, power: 30, accuracy: 100, effect: Effects.DAMAGE, pp: 30</text:p>
          </table:table-cell>
          <table:table-cell table:formula="of:=IF([.H36]&lt;&gt;&quot;&quot;;CONCATENATE(&quot;, damagetype: '&quot;;[.H3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6]&lt;&gt;&quot;&quot;;CONCATENATE(&quot;, range: &quot;;[.J36];&quot;&quot;);&quot;&quot;)">
            <text:p/>
          </table:table-cell>
          <table:table-cell table:style-name="ce4" table:formula="of:=IF([.K36]&lt;&gt;&quot;&quot;;CONCATENATE(&quot;, params: &quot;;[.K36];&quot;&quot;);&quot;, params: {}&quot;)" office:value-type="string" office:string-value=", params: {paralyzeChance: 30}" calcext:value-type="string">
            <text:p>, params: {paralyze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6:.Q36])" office:value-type="string" office:string-value="LICK: {name: 'Lick', type: Types.GHOST, power: 30, accuracy: 100, effect: Effects.DAMAGE, pp: 30, damagetype: 'PHYS', params: {paralyzeChance: 30}}," calcext:value-type="string">
            <text:p>LICK: {name: 'Lick', type: Types.GHOST, power: 30, accuracy: 100, effect: Effects.DAMAGE, pp: 30, damagetype: 'PHYS', params: {paralyzeChance: 30}},</text:p>
          </table:table-cell>
          <table:table-cell/>
        </table:table-row>
        <table:table-row table:style-name="ro1">
          <table:table-cell office:value-type="string" calcext:value-type="string">
            <text:p>LOW_KICK</text:p>
          </table:table-cell>
          <table:table-cell office:value-type="string" calcext:value-type="string">
            <text:p>Low Kic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The heavier the opponent, the stronger the attack.</text:p>
          </table:table-cell>
          <table:table-cell table:formula="of:=CONCATENATE([.A37];&quot;: {name: '&quot;;[.B37];&quot;', type: Types.&quot;;[.C37];&quot;, power: &quot;;[.D37];&quot;, accuracy: &quot;;[.E37];&quot;, effect: Effects.&quot;;[.F37];&quot;, pp: &quot;;[.I37])" office:value-type="string" office:string-value="LOW_KICK: {name: 'Low Kick', type: Types.FIGHTING, power: 50, accuracy: 90, effect: Effects.DAMAGE, pp: 20" calcext:value-type="string">
            <text:p>LOW_KICK: {name: 'Low Kick', type: Types.FIGHTING, power: 50, accuracy: 90, effect: Effects.DAMAGE, pp: 20</text:p>
          </table:table-cell>
          <table:table-cell table:formula="of:=IF([.H37]&lt;&gt;&quot;&quot;;CONCATENATE(&quot;, damagetype: '&quot;;[.H3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7]&lt;&gt;&quot;&quot;;CONCATENATE(&quot;, range: &quot;;[.J37];&quot;&quot;);&quot;&quot;)">
            <text:p/>
          </table:table-cell>
          <table:table-cell table:style-name="ce4" table:formula="of:=IF([.K37]&lt;&gt;&quot;&quot;;CONCATENATE(&quot;, params: &quot;;[.K37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7:.Q37])" office:value-type="string" office:string-value="LOW_KICK: {name: 'Low Kick', type: Types.FIGHTING, power: 50, accuracy: 90, effect: Effects.DAMAGE, pp: 20, damagetype: 'PHYS', params: {flinchChance: 30}}," calcext:value-type="string">
            <text:p>LOW_KICK: {name: 'Low Kick', type: Types.FIGHTING, power: 50, accuracy: 9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MEGA_KICK</text:p>
          </table:table-cell>
          <table:table-cell office:value-type="string" calcext:value-type="string">
            <text:p>Mega Kick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8];&quot;: {name: '&quot;;[.B38];&quot;', type: Types.&quot;;[.C38];&quot;, power: &quot;;[.D38];&quot;, accuracy: &quot;;[.E38];&quot;, effect: Effects.&quot;;[.F38];&quot;, pp: &quot;;[.I38])" office:value-type="string" office:string-value="MEGA_KICK: {name: 'Mega Kick', type: Types.NORMAL, power: 120, accuracy: 75, effect: Effects.DAMAGE, pp: 5" calcext:value-type="string">
            <text:p>MEGA_KICK: {name: 'Mega Kick', type: Types.NORMAL, power: 120, accuracy: 75, effect: Effects.DAMAGE, pp: 5</text:p>
          </table:table-cell>
          <table:table-cell table:formula="of:=IF([.H38]&lt;&gt;&quot;&quot;;CONCATENATE(&quot;, damagetype: '&quot;;[.H3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8]&lt;&gt;&quot;&quot;;CONCATENATE(&quot;, range: &quot;;[.J38];&quot;&quot;);&quot;&quot;)">
            <text:p/>
          </table:table-cell>
          <table:table-cell table:style-name="ce4" table:formula="of:=IF([.K38]&lt;&gt;&quot;&quot;;CONCATENATE(&quot;, params: &quot;;[.K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8:.Q38])" office:value-type="string" office:string-value="MEGA_KICK: {name: 'Mega Kick', type: Types.NORMAL, power: 120, accuracy: 75, effect: Effects.DAMAGE, pp: 5, damagetype: 'PHYS', params: {}}," calcext:value-type="string">
            <text:p>MEGA_KICK: {name: 'Mega Kick', type: Types.NORMAL, power: 120, accuracy: 75, effect: Effects.DAMAGE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MEGA_PUNCH</text:p>
          </table:table-cell>
          <table:table-cell office:value-type="string" calcext:value-type="string">
            <text:p>Mega Punc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39];&quot;: {name: '&quot;;[.B39];&quot;', type: Types.&quot;;[.C39];&quot;, power: &quot;;[.D39];&quot;, accuracy: &quot;;[.E39];&quot;, effect: Effects.&quot;;[.F39];&quot;, pp: &quot;;[.I39])" office:value-type="string" office:string-value="MEGA_PUNCH: {name: 'Mega Punch', type: Types.NORMAL, power: 80, accuracy: 85, effect: Effects.DAMAGE, pp: 20" calcext:value-type="string">
            <text:p>MEGA_PUNCH: {name: 'Mega Punch', type: Types.NORMAL, power: 80, accuracy: 85, effect: Effects.DAMAGE, pp: 20</text:p>
          </table:table-cell>
          <table:table-cell table:formula="of:=IF([.H39]&lt;&gt;&quot;&quot;;CONCATENATE(&quot;, damagetype: '&quot;;[.H3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39]&lt;&gt;&quot;&quot;;CONCATENATE(&quot;, range: &quot;;[.J39];&quot;&quot;);&quot;&quot;)">
            <text:p/>
          </table:table-cell>
          <table:table-cell table:style-name="ce4" table:formula="of:=IF([.K39]&lt;&gt;&quot;&quot;;CONCATENATE(&quot;, params: &quot;;[.K3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39:.Q39])" office:value-type="string" office:string-value="MEGA_PUNCH: {name: 'Mega Punch', type: Types.NORMAL, power: 80, accuracy: 85, effect: Effects.DAMAGE, pp: 20, damagetype: 'PHYS', params: {}}," calcext:value-type="string">
            <text:p>MEGA_PUNCH: {name: 'Mega Punch', type: Types.NORMAL, power: 80, accuracy: 8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AY_DAY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dropCoins: true}</text:p>
          </table:table-cell>
          <table:table-cell office:value-type="string" calcext:value-type="string">
            <text:p>A small amount of money is gained after the battle resolves.</text:p>
          </table:table-cell>
          <table:table-cell table:formula="of:=CONCATENATE([.A40];&quot;: {name: '&quot;;[.B40];&quot;', type: Types.&quot;;[.C40];&quot;, power: &quot;;[.D40];&quot;, accuracy: &quot;;[.E40];&quot;, effect: Effects.&quot;;[.F40];&quot;, pp: &quot;;[.I40])" office:value-type="string" office:string-value="PAY_DAY: {name: 'Pay Day', type: Types.NORMAL, power: 40, accuracy: 100, effect: Effects.DAMAGE, pp: 20" calcext:value-type="string">
            <text:p>PAY_DAY: {name: 'Pay Day', type: Types.NORMAL, power: 40, accuracy: 100, effect: Effects.DAMAGE, pp: 20</text:p>
          </table:table-cell>
          <table:table-cell table:formula="of:=IF([.H40]&lt;&gt;&quot;&quot;;CONCATENATE(&quot;, damagetype: '&quot;;[.H4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0]&lt;&gt;&quot;&quot;;CONCATENATE(&quot;, range: &quot;;[.J40];&quot;&quot;);&quot;&quot;)">
            <text:p/>
          </table:table-cell>
          <table:table-cell table:style-name="ce4" table:formula="of:=IF([.K40]&lt;&gt;&quot;&quot;;CONCATENATE(&quot;, params: &quot;;[.K40];&quot;&quot;);&quot;, params: {}&quot;)" office:value-type="string" office:string-value=", params: {dropCoins: true}" calcext:value-type="string">
            <text:p>, params: {dropCoins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0:.Q40])" office:value-type="string" office:string-value="PAY_DAY: {name: 'Pay Day', type: Types.NORMAL, power: 40, accuracy: 100, effect: Effects.DAMAGE, pp: 20, damagetype: 'PHYS', params: {dropCoins: true}}," calcext:value-type="string">
            <text:p>PAY_DAY: {name: 'Pay Day', type: Types.NORMAL, power: 40, accuracy: 100, effect: Effects.DAMAGE, pp: 20, damagetype: 'PHYS', params: {dropCoins: true}},</text:p>
          </table:table-cell>
          <table:table-cell/>
        </table:table-row>
        <table:table-row table:style-name="ro1">
          <table:table-cell office:value-type="string" calcext:value-type="string">
            <text:p>PECK</text:p>
          </table:table-cell>
          <table:table-cell office:value-type="string" calcext:value-type="string">
            <text:p>Peck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1];&quot;: {name: '&quot;;[.B41];&quot;', type: Types.&quot;;[.C41];&quot;, power: &quot;;[.D41];&quot;, accuracy: &quot;;[.E41];&quot;, effect: Effects.&quot;;[.F41];&quot;, pp: &quot;;[.I41])" office:value-type="string" office:string-value="PECK: {name: 'Peck', type: Types.FLYING, power: 35, accuracy: 100, effect: Effects.DAMAGE, pp: 35" calcext:value-type="string">
            <text:p>PECK: {name: 'Peck', type: Types.FLYING, power: 35, accuracy: 100, effect: Effects.DAMAGE, pp: 35</text:p>
          </table:table-cell>
          <table:table-cell table:formula="of:=IF([.H41]&lt;&gt;&quot;&quot;;CONCATENATE(&quot;, damagetype: '&quot;;[.H4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1]&lt;&gt;&quot;&quot;;CONCATENATE(&quot;, range: &quot;;[.J41];&quot;&quot;);&quot;&quot;)">
            <text:p/>
          </table:table-cell>
          <table:table-cell table:style-name="ce4" table:formula="of:=IF([.K41]&lt;&gt;&quot;&quot;;CONCATENATE(&quot;, params: &quot;;[.K4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1:.Q41])" office:value-type="string" office:string-value="PECK: {name: 'Peck', type: Types.FLYING, power: 35, accuracy: 100, effect: Effects.DAMAGE, pp: 35, damagetype: 'PHYS', params: {}}," calcext:value-type="string">
            <text:p>PECK: {name: 'Peck', type: Types.FLYING, power: 35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PIN_MISSILE</text:p>
          </table:table-cell>
          <table:table-cell office:value-type="string" calcext:value-type="string">
            <text:p>Pin Missi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42];&quot;: {name: '&quot;;[.B42];&quot;', type: Types.&quot;;[.C42];&quot;, power: &quot;;[.D42];&quot;, accuracy: &quot;;[.E42];&quot;, effect: Effects.&quot;;[.F42];&quot;, pp: &quot;;[.I42])" office:value-type="string" office:string-value="PIN_MISSILE: {name: 'Pin Missile', type: Types.BUG, power: 25, accuracy: 95, effect: Effects.DAMAGE, pp: 20" calcext:value-type="string">
            <text:p>PIN_MISSILE: {name: 'Pin Missile', type: Types.BUG, power: 25, accuracy: 95, effect: Effects.DAMAGE, pp: 20</text:p>
          </table:table-cell>
          <table:table-cell table:formula="of:=IF([.H42]&lt;&gt;&quot;&quot;;CONCATENATE(&quot;, damagetype: '&quot;;[.H4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2]&lt;&gt;&quot;&quot;;CONCATENATE(&quot;, range: &quot;;[.J42];&quot;&quot;);&quot;&quot;)" office:value-type="string" office:string-value=", range: 3" calcext:value-type="string">
            <text:p>, range: 3</text:p>
          </table:table-cell>
          <table:table-cell table:style-name="ce4" table:formula="of:=IF([.K42]&lt;&gt;&quot;&quot;;CONCATENATE(&quot;, params: &quot;;[.K42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2:.Q42])" office:value-type="string" office:string-value="PIN_MISSILE: {name: 'Pin Missile', type: Types.BUG, power: 25, accuracy: 95, effect: Effects.DAMAGE, pp: 20, damagetype: 'PHYS', range: 3, params: {multihit: 5}}," calcext:value-type="string">
            <text:p>PIN_MISSILE: {name: 'Pin Missile', type: Types.BUG, power: 25, accuracy: 95, effect: Effects.DAMAGE, pp: 20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POISON_STING</text:p>
          </table:table-cell>
          <table:table-cell office:value-type="string" calcext:value-type="string">
            <text:p>Poison Sting</text:p>
          </table:table-cell>
          <table:table-cell office:value-type="string" calcext:value-type="string">
            <text:p>POIS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the opponent.</text:p>
          </table:table-cell>
          <table:table-cell table:formula="of:=CONCATENATE([.A43];&quot;: {name: '&quot;;[.B43];&quot;', type: Types.&quot;;[.C43];&quot;, power: &quot;;[.D43];&quot;, accuracy: &quot;;[.E43];&quot;, effect: Effects.&quot;;[.F43];&quot;, pp: &quot;;[.I43])" office:value-type="string" office:string-value="POISON_STING: {name: 'Poison Sting', type: Types.POISON, power: 15, accuracy: 100, effect: Effects.DAMAGE, pp: 35" calcext:value-type="string">
            <text:p>POISON_STING: {name: 'Poison Sting', type: Types.POISON, power: 15, accuracy: 100, effect: Effects.DAMAGE, pp: 35</text:p>
          </table:table-cell>
          <table:table-cell table:formula="of:=IF([.H43]&lt;&gt;&quot;&quot;;CONCATENATE(&quot;, damagetype: '&quot;;[.H4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3]&lt;&gt;&quot;&quot;;CONCATENATE(&quot;, range: &quot;;[.J43];&quot;&quot;);&quot;&quot;)" office:value-type="string" office:string-value=", range: 2" calcext:value-type="string">
            <text:p>, range: 2</text:p>
          </table:table-cell>
          <table:table-cell table:style-name="ce4" table:formula="of:=IF([.K43]&lt;&gt;&quot;&quot;;CONCATENATE(&quot;, params: &quot;;[.K43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3:.Q43])" office:value-type="string" office:string-value="POISON_STING: {name: 'Poison Sting', type: Types.POISON, power: 15, accuracy: 100, effect: Effects.DAMAGE, pp: 35, damagetype: 'PHYS', range: 2, params: {poisonChance: 30}}," calcext:value-type="string">
            <text:p>POISON_STING: {name: 'Poison Sting', type: Types.POISON, power: 15, accuracy: 100, effect: Effects.DAMAGE, pp: 35, damagetype: 'PHYS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44];&quot;: {name: '&quot;;[.B44];&quot;', type: Types.&quot;;[.C44];&quot;, power: &quot;;[.D44];&quot;, accuracy: &quot;;[.E44];&quot;, effect: Effects.&quot;;[.F44];&quot;, pp: &quot;;[.I44])" office:value-type="string" office:string-value="POUND: {name: 'Pound', type: Types.NORMAL, power: 40, accuracy: 100, effect: Effects.DAMAGE, pp: 35" calcext:value-type="string">
            <text:p>POUND: {name: 'Pound', type: Types.NORMAL, power: 40, accuracy: 100, effect: Effects.DAMAGE, pp: 35</text:p>
          </table:table-cell>
          <table:table-cell table:formula="of:=IF([.H44]&lt;&gt;&quot;&quot;;CONCATENATE(&quot;, damagetype: '&quot;;[.H4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4]&lt;&gt;&quot;&quot;;CONCATENATE(&quot;, range: &quot;;[.J44];&quot;&quot;);&quot;&quot;)">
            <text:p/>
          </table:table-cell>
          <table:table-cell table:style-name="ce4" table:formula="of:=IF([.K44]&lt;&gt;&quot;&quot;;CONCATENATE(&quot;, params: &quot;;[.K4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4:.Q44])" office:value-type="string" office:string-value="POUND: {name: 'Pound', type: Types.NORMAL, power: 40, accuracy: 100, effect: Effects.DAMAGE, pp: 35, damagetype: 'PHYS', params: {}}," calcext:value-type="string">
            <text:p>POUND: {name: 'Pound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QUICK_ATTACK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ssault: true}</text:p>
          </table:table-cell>
          <table:table-cell office:value-type="string" calcext:value-type="string">
            <text:p>User attacks first.</text:p>
          </table:table-cell>
          <table:table-cell table:formula="of:=CONCATENATE([.A45];&quot;: {name: '&quot;;[.B45];&quot;', type: Types.&quot;;[.C45];&quot;, power: &quot;;[.D45];&quot;, accuracy: &quot;;[.E45];&quot;, effect: Effects.&quot;;[.F45];&quot;, pp: &quot;;[.I45])" office:value-type="string" office:string-value="QUICK_ATTACK: {name: 'Quick Attack', type: Types.NORMAL, power: 40, accuracy: 100, effect: Effects.DAMAGE, pp: 30" calcext:value-type="string">
            <text:p>QUICK_ATTACK: {name: 'Quick Attack', type: Types.NORMAL, power: 40, accuracy: 100, effect: Effects.DAMAGE, pp: 30</text:p>
          </table:table-cell>
          <table:table-cell table:formula="of:=IF([.H45]&lt;&gt;&quot;&quot;;CONCATENATE(&quot;, damagetype: '&quot;;[.H4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5]&lt;&gt;&quot;&quot;;CONCATENATE(&quot;, range: &quot;;[.J45];&quot;&quot;);&quot;&quot;)" office:value-type="string" office:string-value=", range: 2" calcext:value-type="string">
            <text:p>, range: 2</text:p>
          </table:table-cell>
          <table:table-cell table:style-name="ce4" table:formula="of:=IF([.K45]&lt;&gt;&quot;&quot;;CONCATENATE(&quot;, params: &quot;;[.K45];&quot;&quot;);&quot;, params: {}&quot;)" office:value-type="string" office:string-value=", params: {assault: true}" calcext:value-type="string">
            <text:p>, params: {assaul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5:.Q45])" office:value-type="string" office:string-value="QUICK_ATTACK: {name: 'Quick Attack', type: Types.NORMAL, power: 40, accuracy: 100, effect: Effects.DAMAGE, pp: 30, damagetype: 'PHYS', range: 2, params: {assault: true}}," calcext:value-type="string">
            <text:p>QUICK_ATTACK: {name: 'Quick Attack', type: Types.NORMAL, power: 40, accuracy: 100, effect: Effects.DAMAGE, pp: 30, damagetype: 'PHYS', range: 2, params: {assault: true}},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ageTurns: 50, raiseAttackWhileRaging: true}</text:p>
          </table:table-cell>
          <table:table-cell office:value-type="string" calcext:value-type="string">
            <text:p>Raises user's Attack when hit.</text:p>
          </table:table-cell>
          <table:table-cell table:formula="of:=CONCATENATE([.A46];&quot;: {name: '&quot;;[.B46];&quot;', type: Types.&quot;;[.C46];&quot;, power: &quot;;[.D46];&quot;, accuracy: &quot;;[.E46];&quot;, effect: Effects.&quot;;[.F46];&quot;, pp: &quot;;[.I46])" office:value-type="string" office:string-value="RAGE: {name: 'Rage', type: Types.NORMAL, power: 20, accuracy: 100, effect: Effects.DAMAGE, pp: 20" calcext:value-type="string">
            <text:p>RAGE: {name: 'Rage', type: Types.NORMAL, power: 20, accuracy: 100, effect: Effects.DAMAGE, pp: 20</text:p>
          </table:table-cell>
          <table:table-cell table:formula="of:=IF([.H46]&lt;&gt;&quot;&quot;;CONCATENATE(&quot;, damagetype: '&quot;;[.H4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6]&lt;&gt;&quot;&quot;;CONCATENATE(&quot;, range: &quot;;[.J46];&quot;&quot;);&quot;&quot;)">
            <text:p/>
          </table:table-cell>
          <table:table-cell table:style-name="ce4" table:formula="of:=IF([.K46]&lt;&gt;&quot;&quot;;CONCATENATE(&quot;, params: &quot;;[.K46];&quot;&quot;);&quot;, params: {}&quot;)" office:value-type="string" office:string-value=", params: {rageTurns: 50, raiseAttackWhileRaging: true}" calcext:value-type="string">
            <text:p>, params: {rageTurns: 50, raiseAttackWhileRaging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6:.Q46])" office:value-type="string" office:string-value="RAGE: {name: 'Rage', type: Types.NORMAL, power: 20, accuracy: 100, effect: Effects.DAMAGE, pp: 20, damagetype: 'PHYS', params: {rageTurns: 50, raiseAttackWhileRaging: true}}," calcext:value-type="string">
            <text:p>RAGE: {name: 'Rage', type: Types.NORMAL, power: 20, accuracy: 100, effect: Effects.DAMAGE, pp: 20, damagetype: 'PHYS', params: {rageTurns: 50, raiseAttackWhileRaging: true}},</text:p>
          </table:table-cell>
          <table:table-cell/>
        </table:table-row>
        <table:table-row table:style-name="ro1">
          <table:table-cell office:value-type="string" calcext:value-type="string">
            <text:p>RAZOR_LEAF</text:p>
          </table:table-cell>
          <table:table-cell office:value-type="string" calcext:value-type="string">
            <text:p>Razor Leaf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critBoost: true, splashRange: 2}</text:p>
          </table:table-cell>
          <table:table-cell office:value-type="string" calcext:value-type="string">
            <text:p>High critical hit ratio.</text:p>
          </table:table-cell>
          <table:table-cell table:formula="of:=CONCATENATE([.A47];&quot;: {name: '&quot;;[.B47];&quot;', type: Types.&quot;;[.C47];&quot;, power: &quot;;[.D47];&quot;, accuracy: &quot;;[.E47];&quot;, effect: Effects.&quot;;[.F47];&quot;, pp: &quot;;[.I47])" office:value-type="string" office:string-value="RAZOR_LEAF: {name: 'Razor Leaf', type: Types.GRASS, power: 55, accuracy: 95, effect: Effects.DAMAGE, pp: 25" calcext:value-type="string">
            <text:p>RAZOR_LEAF: {name: 'Razor Leaf', type: Types.GRASS, power: 55, accuracy: 95, effect: Effects.DAMAGE, pp: 25</text:p>
          </table:table-cell>
          <table:table-cell table:formula="of:=IF([.H47]&lt;&gt;&quot;&quot;;CONCATENATE(&quot;, damagetype: '&quot;;[.H4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7]&lt;&gt;&quot;&quot;;CONCATENATE(&quot;, range: &quot;;[.J47];&quot;&quot;);&quot;&quot;)" office:value-type="string" office:string-value=", range: 3" calcext:value-type="string">
            <text:p>, range: 3</text:p>
          </table:table-cell>
          <table:table-cell table:style-name="ce4" table:formula="of:=IF([.K47]&lt;&gt;&quot;&quot;;CONCATENATE(&quot;, params: &quot;;[.K47];&quot;&quot;);&quot;, params: {}&quot;)" office:value-type="string" office:string-value=", params: {critBoost: true, splashRange: 2}" calcext:value-type="string">
            <text:p>, params: {critBoost: true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7:.Q47])" office:value-type="string" office:string-value="RAZOR_LEAF: {name: 'Razor Leaf', type: Types.GRASS, power: 55, accuracy: 95, effect: Effects.DAMAGE, pp: 25, damagetype: 'PHYS', range: 3, params: {critBoost: true, splashRange: 2}}," calcext:value-type="string">
            <text:p>RAZOR_LEAF: {name: 'Razor Leaf', type: Types.GRASS, power: 55, accuracy: 95, effect: Effects.DAMAGE, pp: 25, damagetype: 'PHYS', range: 3, params: {critBoost: true, splashRange: 2}},</text:p>
          </table:table-cell>
          <table:table-cell/>
        </table:table-row>
        <table:table-row table:style-name="ro1">
          <table:table-cell office:value-type="string" calcext:value-type="string">
            <text:p>ROCK_SLIDE</text:p>
          </table:table-cell>
          <table:table-cell office:value-type="string" calcext:value-type="string">
            <text:p>Rock Slide</text:p>
          </table:table-cell>
          <table:table-cell office:value-type="string" calcext:value-type="string">
            <text:p>ROCK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48];&quot;: {name: '&quot;;[.B48];&quot;', type: Types.&quot;;[.C48];&quot;, power: &quot;;[.D48];&quot;, accuracy: &quot;;[.E48];&quot;, effect: Effects.&quot;;[.F48];&quot;, pp: &quot;;[.I48])" office:value-type="string" office:string-value="ROCK_SLIDE: {name: 'Rock Slide', type: Types.ROCK, power: 75, accuracy: 90, effect: Effects.DAMAGE, pp: 10" calcext:value-type="string">
            <text:p>ROCK_SLIDE: {name: 'Rock Slide', type: Types.ROCK, power: 75, accuracy: 90, effect: Effects.DAMAGE, pp: 10</text:p>
          </table:table-cell>
          <table:table-cell table:formula="of:=IF([.H48]&lt;&gt;&quot;&quot;;CONCATENATE(&quot;, damagetype: '&quot;;[.H4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8]&lt;&gt;&quot;&quot;;CONCATENATE(&quot;, range: &quot;;[.J48];&quot;&quot;);&quot;&quot;)" office:value-type="string" office:string-value=", range: 2" calcext:value-type="string">
            <text:p>, range: 2</text:p>
          </table:table-cell>
          <table:table-cell table:style-name="ce4" table:formula="of:=IF([.K48]&lt;&gt;&quot;&quot;;CONCATENATE(&quot;, params: &quot;;[.K4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8:.Q48])" office:value-type="string" office:string-value="ROCK_SLIDE: {name: 'Rock Slide', type: Types.ROCK, power: 75, accuracy: 90, effect: Effects.DAMAGE, pp: 10, damagetype: 'PHYS', range: 2, params: {}}," calcext:value-type="string">
            <text:p>ROCK_SLIDE: {name: 'Rock Slide', type: Types.ROCK, power: 75, accuracy: 90, effect: Effects.DAMAGE, pp: 10, damagetype: 'PHYS', range: 2, params: {}},</text:p>
          </table:table-cell>
          <table:table-cell/>
        </table:table-row>
        <table:table-row table:style-name="ro1">
          <table:table-cell office:value-type="string" calcext:value-type="string">
            <text:p>ROCK_THROW</text:p>
          </table:table-cell>
          <table:table-cell office:value-type="string" calcext:value-type="string">
            <text:p>Rock Throw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/>
          </table:table-cell>
          <table:table-cell table:formula="of:=CONCATENATE([.A49];&quot;: {name: '&quot;;[.B49];&quot;', type: Types.&quot;;[.C49];&quot;, power: &quot;;[.D49];&quot;, accuracy: &quot;;[.E49];&quot;, effect: Effects.&quot;;[.F49];&quot;, pp: &quot;;[.I49])" office:value-type="string" office:string-value="ROCK_THROW: {name: 'Rock Throw', type: Types.ROCK, power: 50, accuracy: 90, effect: Effects.DAMAGE, pp: 15" calcext:value-type="string">
            <text:p>ROCK_THROW: {name: 'Rock Throw', type: Types.ROCK, power: 50, accuracy: 90, effect: Effects.DAMAGE, pp: 15</text:p>
          </table:table-cell>
          <table:table-cell table:formula="of:=IF([.H49]&lt;&gt;&quot;&quot;;CONCATENATE(&quot;, damagetype: '&quot;;[.H4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49]&lt;&gt;&quot;&quot;;CONCATENATE(&quot;, range: &quot;;[.J49];&quot;&quot;);&quot;&quot;)" office:value-type="string" office:string-value=", range: 3" calcext:value-type="string">
            <text:p>, range: 3</text:p>
          </table:table-cell>
          <table:table-cell table:style-name="ce4" table:formula="of:=IF([.K49]&lt;&gt;&quot;&quot;;CONCATENATE(&quot;, params: &quot;;[.K4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49:.Q49])" office:value-type="string" office:string-value="ROCK_THROW: {name: 'Rock Throw', type: Types.ROCK, power: 50, accuracy: 90, effect: Effects.DAMAGE, pp: 15, damagetype: 'PHYS', range: 3, params: {}}," calcext:value-type="string">
            <text:p>ROCK_THROW: {name: 'Rock Throw', type: Types.ROCK, power: 50, accuracy: 90, effect: Effects.DAMAGE, pp: 15, damagetype: 'PHYS', range: 3, params: {}},</text:p>
          </table:table-cell>
          <table:table-cell/>
        </table:table-row>
        <table:table-row table:style-name="ro1">
          <table:table-cell office:value-type="string" calcext:value-type="string">
            <text:p>ROLLING_KICK</text:p>
          </table:table-cell>
          <table:table-cell office:value-type="string" calcext:value-type="string">
            <text:p>Rolling Kick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0];&quot;: {name: '&quot;;[.B50];&quot;', type: Types.&quot;;[.C50];&quot;, power: &quot;;[.D50];&quot;, accuracy: &quot;;[.E50];&quot;, effect: Effects.&quot;;[.F50];&quot;, pp: &quot;;[.I50])" office:value-type="string" office:string-value="ROLLING_KICK: {name: 'Rolling Kick', type: Types.FIGHTING, power: 60, accuracy: 85, effect: Effects.DAMAGE, pp: 15" calcext:value-type="string">
            <text:p>ROLLING_KICK: {name: 'Rolling Kick', type: Types.FIGHTING, power: 60, accuracy: 85, effect: Effects.DAMAGE, pp: 15</text:p>
          </table:table-cell>
          <table:table-cell table:formula="of:=IF([.H50]&lt;&gt;&quot;&quot;;CONCATENATE(&quot;, damagetype: '&quot;;[.H5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0]&lt;&gt;&quot;&quot;;CONCATENATE(&quot;, range: &quot;;[.J50];&quot;&quot;);&quot;&quot;)" office:value-type="string" office:string-value=", range: 2" calcext:value-type="string">
            <text:p>, range: 2</text:p>
          </table:table-cell>
          <table:table-cell table:style-name="ce4" table:formula="of:=IF([.K50]&lt;&gt;&quot;&quot;;CONCATENATE(&quot;, params: &quot;;[.K50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0:.Q50])" office:value-type="string" office:string-value="ROLLING_KICK: {name: 'Rolling Kick', type: Types.FIGHTING, power: 60, accuracy: 85, effect: Effects.DAMAGE, pp: 15, damagetype: 'PHYS', range: 2, params: {flinchChance: 30}}," calcext:value-type="string">
            <text:p>ROLLING_KICK: {name: 'Rolling Kick', type: Types.FIGHTING, power: 60, accuracy: 85, effect: Effects.DAMAGE, pp: 15, damagetype: 'PHYS', range: 2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1];&quot;: {name: '&quot;;[.B51];&quot;', type: Types.&quot;;[.C51];&quot;, power: &quot;;[.D51];&quot;, accuracy: &quot;;[.E51];&quot;, effect: Effects.&quot;;[.F51];&quot;, pp: &quot;;[.I51])" office:value-type="string" office:string-value="SCRATCH: {name: 'Scratch', type: Types.NORMAL, power: 40, accuracy: 100, effect: Effects.DAMAGE, pp: 35" calcext:value-type="string">
            <text:p>SCRATCH: {name: 'Scratch', type: Types.NORMAL, power: 40, accuracy: 100, effect: Effects.DAMAGE, pp: 35</text:p>
          </table:table-cell>
          <table:table-cell table:formula="of:=IF([.H51]&lt;&gt;&quot;&quot;;CONCATENATE(&quot;, damagetype: '&quot;;[.H5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1]&lt;&gt;&quot;&quot;;CONCATENATE(&quot;, range: &quot;;[.J51];&quot;&quot;);&quot;&quot;)">
            <text:p/>
          </table:table-cell>
          <table:table-cell table:style-name="ce4" table:formula="of:=IF([.K51]&lt;&gt;&quot;&quot;;CONCATENATE(&quot;, params: &quot;;[.K5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1:.Q51])" office:value-type="string" office:string-value="SCRATCH: {name: 'Scratch', type: Types.NORMAL, power: 40, accuracy: 100, effect: Effects.DAMAGE, pp: 35, damagetype: 'PHYS', params: {}}," calcext:value-type="string">
            <text:p>SCRATCH: {name: 'Scratch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EISMIC_TOSS</text:p>
          </table:table-cell>
          <table:table-cell office:value-type="string" calcext:value-type="string">
            <text:p>Seismic Toss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 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52];&quot;: {name: '&quot;;[.B52];&quot;', type: Types.&quot;;[.C52];&quot;, power: &quot;;[.D52];&quot;, accuracy: &quot;;[.E52];&quot;, effect: Effects.&quot;;[.F52];&quot;, pp: &quot;;[.I52])" office:value-type="string" office:string-value="SEISMIC_TOSS: {name: 'Seismic Toss', type: Types.FIGHTING, power: 0, accuracy: 100, effect: Effects.DAMAGE, pp: 20" calcext:value-type="string">
            <text:p>SEISMIC_TOSS: {name: 'Seismic Toss', type: Types.FIGHTING, power: 0, accuracy: 100, effect: Effects.DAMAGE, pp: 20</text:p>
          </table:table-cell>
          <table:table-cell table:formula="of:=IF([.H52]&lt;&gt;&quot;&quot;;CONCATENATE(&quot;, damagetype: '&quot;;[.H5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2]&lt;&gt;&quot;&quot;;CONCATENATE(&quot;, range: &quot;;[.J52];&quot;&quot;);&quot;&quot;)">
            <text:p/>
          </table:table-cell>
          <table:table-cell table:style-name="ce4" table:formula="of:=IF([.K52]&lt;&gt;&quot;&quot;;CONCATENATE(&quot;, params: &quot;;[.K52];&quot;&quot;);&quot;, params: {}&quot;)" office:value-type="string" office:string-value=", params: { fixedDamage: &quot;Level&quot;}" calcext:value-type="string">
            <text:p>, params: { 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2:.Q52])" office:value-type="string" office:string-value="SEISMIC_TOSS: {name: 'Seismic Toss', type: Types.FIGHTING, power: 0, accuracy: 100, effect: Effects.DAMAGE, pp: 20, damagetype: 'PHYS', params: { fixedDamage: &quot;Level&quot;}}," calcext:value-type="string">
            <text:p>SEISMIC_TOSS: {name: 'Seismic Toss', type: Types.FIGHTING, power: 0, accuracy: 100, effect: Effects.DAMAGE, pp: 20, damagetype: 'PHYS', params: { fixedDamage: "Level"}},</text:p>
          </table:table-cell>
          <table:table-cell/>
        </table:table-row>
        <table:table-row table:style-name="ro1">
          <table:table-cell office:value-type="string" calcext:value-type="string">
            <text:p>SELF_DESTRUCT</text:p>
          </table:table-cell>
          <table:table-cell office:value-type="string" calcext:value-type="string">
            <text:p>Self-Destruct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{suicide: true}</text:p>
          </table:table-cell>
          <table:table-cell office:value-type="string" calcext:value-type="string">
            <text:p>User faints.</text:p>
          </table:table-cell>
          <table:table-cell table:formula="of:=CONCATENATE([.A53];&quot;: {name: '&quot;;[.B53];&quot;', type: Types.&quot;;[.C53];&quot;, power: &quot;;[.D53];&quot;, accuracy: &quot;;[.E53];&quot;, effect: Effects.&quot;;[.F53];&quot;, pp: &quot;;[.I53])" office:value-type="string" office:string-value="SELF_DESTRUCT: {name: 'Self-Destruct', type: Types.NORMAL, power: 200, accuracy: 100, effect: Effects.DAMAGE, pp: 5" calcext:value-type="string">
            <text:p>SELF_DESTRUCT: {name: 'Self-Destruct', type: Types.NORMAL, power: 200, accuracy: 100, effect: Effects.DAMAGE, pp: 5</text:p>
          </table:table-cell>
          <table:table-cell table:formula="of:=IF([.H53]&lt;&gt;&quot;&quot;;CONCATENATE(&quot;, damagetype: '&quot;;[.H5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3]&lt;&gt;&quot;&quot;;CONCATENATE(&quot;, range: &quot;;[.J53];&quot;&quot;);&quot;&quot;)">
            <text:p/>
          </table:table-cell>
          <table:table-cell table:style-name="ce4" table:formula="of:=IF([.K53]&lt;&gt;&quot;&quot;;CONCATENATE(&quot;, params: &quot;;[.K53];&quot;&quot;);&quot;, params: {}&quot;)" office:value-type="string" office:string-value=", params: {suicide: true}" calcext:value-type="string">
            <text:p>, params: {suicide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3:.Q53])" office:value-type="string" office:string-value="SELF_DESTRUCT: {name: 'Self-Destruct', type: Types.NORMAL, power: 200, accuracy: 100, effect: Effects.DAMAGE, pp: 5, damagetype: 'PHYS', params: {suicide: true}}," calcext:value-type="string">
            <text:p>SELF_DESTRUCT: {name: 'Self-Destruct', type: Types.NORMAL, power: 200, accuracy: 100, effect: Effects.DAMAGE, pp: 5, damagetype: 'PHYS', params: {suicide: true}},</text:p>
          </table:table-cell>
          <table:table-cell/>
        </table:table-row>
        <table:table-row table:style-name="ro1">
          <table:table-cell office:value-type="string" calcext:value-type="string">
            <text:p>SKULL_BASH</text:p>
          </table:table-cell>
          <table:table-cell office:value-type="string" calcext:value-type="string">
            <text:p>Skull Bash</text:p>
          </table:table-cell>
          <table:table-cell office:value-type="string" calcext:value-type="string">
            <text:p>NORMAL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 buildUpTurns: 1 }</text:p>
          </table:table-cell>
          <table:table-cell/>
          <table:table-cell table:formula="of:=CONCATENATE([.A54];&quot;: {name: '&quot;;[.B54];&quot;', type: Types.&quot;;[.C54];&quot;, power: &quot;;[.D54];&quot;, accuracy: &quot;;[.E54];&quot;, effect: Effects.&quot;;[.F54];&quot;, pp: &quot;;[.I54])" office:value-type="string" office:string-value="SKULL_BASH: {name: 'Skull Bash', type: Types.NORMAL, power: 130, accuracy: 100, effect: Effects.DAMAGE, pp: 10" calcext:value-type="string">
            <text:p>SKULL_BASH: {name: 'Skull Bash', type: Types.NORMAL, power: 130, accuracy: 100, effect: Effects.DAMAGE, pp: 10</text:p>
          </table:table-cell>
          <table:table-cell table:formula="of:=IF([.H54]&lt;&gt;&quot;&quot;;CONCATENATE(&quot;, damagetype: '&quot;;[.H5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4]&lt;&gt;&quot;&quot;;CONCATENATE(&quot;, range: &quot;;[.J54];&quot;&quot;);&quot;&quot;)">
            <text:p/>
          </table:table-cell>
          <table:table-cell table:style-name="ce4" table:formula="of:=IF([.K54]&lt;&gt;&quot;&quot;;CONCATENATE(&quot;, params: &quot;;[.K54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4:.Q54])" office:value-type="string" office:string-value="SKULL_BASH: {name: 'Skull Bash', type: Types.NORMAL, power: 130, accuracy: 100, effect: Effects.DAMAGE, pp: 10, damagetype: 'PHYS', params: { buildUpTurns: 1 }}," calcext:value-type="string">
            <text:p>SKULL_BASH: {name: 'Skull Bash', type: Types.NORMAL, power: 130, accuracy: 100, effect: Effects.DAMAGE, pp: 10, damagetype: 'PHYS'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KY_ATTACK</text:p>
          </table:table-cell>
          <table:table-cell office:value-type="string" calcext:value-type="string">
            <text:p>Sky Attack</text:p>
          </table:table-cell>
          <table:table-cell office:value-type="string" calcext:value-type="string">
            <text:p>FLYING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buildUpTurns: 1 }</text:p>
          </table:table-cell>
          <table:table-cell/>
          <table:table-cell table:formula="of:=CONCATENATE([.A55];&quot;: {name: '&quot;;[.B55];&quot;', type: Types.&quot;;[.C55];&quot;, power: &quot;;[.D55];&quot;, accuracy: &quot;;[.E55];&quot;, effect: Effects.&quot;;[.F55];&quot;, pp: &quot;;[.I55])" office:value-type="string" office:string-value="SKY_ATTACK: {name: 'Sky Attack', type: Types.FLYING, power: 140, accuracy: 90, effect: Effects.DAMAGE, pp: 5" calcext:value-type="string">
            <text:p>SKY_ATTACK: {name: 'Sky Attack', type: Types.FLYING, power: 140, accuracy: 90, effect: Effects.DAMAGE, pp: 5</text:p>
          </table:table-cell>
          <table:table-cell table:formula="of:=IF([.H55]&lt;&gt;&quot;&quot;;CONCATENATE(&quot;, damagetype: '&quot;;[.H5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5]&lt;&gt;&quot;&quot;;CONCATENATE(&quot;, range: &quot;;[.J55];&quot;&quot;);&quot;&quot;)" office:value-type="string" office:string-value=", range: 3" calcext:value-type="string">
            <text:p>, range: 3</text:p>
          </table:table-cell>
          <table:table-cell table:style-name="ce4" table:formula="of:=IF([.K55]&lt;&gt;&quot;&quot;;CONCATENATE(&quot;, params: &quot;;[.K55];&quot;&quot;);&quot;, params: {}&quot;)" office:value-type="string" office:string-value=", params: { buildUpTurns: 1 }" calcext:value-type="string">
            <text:p>, params: { buildUp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5:.Q55])" office:value-type="string" office:string-value="SKY_ATTACK: {name: 'Sky Attack', type: Types.FLYING, power: 140, accuracy: 90, effect: Effects.DAMAGE, pp: 5, damagetype: 'PHYS', range: 3, params: { buildUpTurns: 1 }}," calcext:value-type="string">
            <text:p>SKY_ATTACK: {name: 'Sky Attack', type: Types.FLYING, power: 140, accuracy: 90, effect: Effects.DAMAGE, pp: 5, damagetype: 'PHYS', range: 3, params: { buildUpTurns: 1 }},</text:p>
          </table:table-cell>
          <table:table-cell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56];&quot;: {name: '&quot;;[.B56];&quot;', type: Types.&quot;;[.C56];&quot;, power: &quot;;[.D56];&quot;, accuracy: &quot;;[.E56];&quot;, effect: Effects.&quot;;[.F56];&quot;, pp: &quot;;[.I56])" office:value-type="string" office:string-value="SLAM: {name: 'Slam', type: Types.NORMAL, power: 80, accuracy: 75, effect: Effects.DAMAGE, pp: 20" calcext:value-type="string">
            <text:p>SLAM: {name: 'Slam', type: Types.NORMAL, power: 80, accuracy: 75, effect: Effects.DAMAGE, pp: 20</text:p>
          </table:table-cell>
          <table:table-cell table:formula="of:=IF([.H56]&lt;&gt;&quot;&quot;;CONCATENATE(&quot;, damagetype: '&quot;;[.H5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6]&lt;&gt;&quot;&quot;;CONCATENATE(&quot;, range: &quot;;[.J56];&quot;&quot;);&quot;&quot;)">
            <text:p/>
          </table:table-cell>
          <table:table-cell table:style-name="ce4" table:formula="of:=IF([.K56]&lt;&gt;&quot;&quot;;CONCATENATE(&quot;, params: &quot;;[.K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6:.Q56])" office:value-type="string" office:string-value="SLAM: {name: 'Slam', type: Types.NORMAL, power: 80, accuracy: 75, effect: Effects.DAMAGE, pp: 20, damagetype: 'PHYS', params: {}}," calcext:value-type="string">
            <text:p>SLAM: {name: 'Slam', type: Types.NORMAL, power: 80, accuracy: 75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NORMAL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critBoost: true}</text:p>
          </table:table-cell>
          <table:table-cell office:value-type="string" calcext:value-type="string">
            <text:p>High critical hit ratio.</text:p>
          </table:table-cell>
          <table:table-cell table:formula="of:=CONCATENATE([.A57];&quot;: {name: '&quot;;[.B57];&quot;', type: Types.&quot;;[.C57];&quot;, power: &quot;;[.D57];&quot;, accuracy: &quot;;[.E57];&quot;, effect: Effects.&quot;;[.F57];&quot;, pp: &quot;;[.I57])" office:value-type="string" office:string-value="SLASH: {name: 'Slash', type: Types.NORMAL, power: 70, accuracy: 100, effect: Effects.DAMAGE, pp: 20" calcext:value-type="string">
            <text:p>SLASH: {name: 'Slash', type: Types.NORMAL, power: 70, accuracy: 100, effect: Effects.DAMAGE, pp: 20</text:p>
          </table:table-cell>
          <table:table-cell table:formula="of:=IF([.H57]&lt;&gt;&quot;&quot;;CONCATENATE(&quot;, damagetype: '&quot;;[.H5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7]&lt;&gt;&quot;&quot;;CONCATENATE(&quot;, range: &quot;;[.J57];&quot;&quot;);&quot;&quot;)">
            <text:p/>
          </table:table-cell>
          <table:table-cell table:style-name="ce4" table:formula="of:=IF([.K57]&lt;&gt;&quot;&quot;;CONCATENATE(&quot;, params: &quot;;[.K57];&quot;&quot;);&quot;, params: {}&quot;)" office:value-type="string" office:string-value=", params: {critBoost: true}" calcext:value-type="string">
            <text:p>, params: {critBoos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7:.Q57])" office:value-type="string" office:string-value="SLASH: {name: 'Slash', type: Types.NORMAL, power: 70, accuracy: 100, effect: Effects.DAMAGE, pp: 20, damagetype: 'PHYS', params: {critBoost: true}}," calcext:value-type="string">
            <text:p>SLASH: {name: 'Slash', type: Types.NORMAL, power: 70, accuracy: 100, effect: Effects.DAMAGE, pp: 20, damagetype: 'PHYS', params: {critBoost: true}},</text:p>
          </table:table-cell>
          <table:table-cell/>
        </table:table-row>
        <table:table-row table:style-name="ro1">
          <table:table-cell office:value-type="string" calcext:value-type="string">
            <text:p>SPIKE_CANNON</text:p>
          </table:table-cell>
          <table:table-cell office:value-type="string" calcext:value-type="string">
            <text:p>Spike Cannon</text:p>
          </table:table-cell>
          <table:table-cell office:value-type="string" calcext:value-type="string">
            <text:p>NORMA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}</text:p>
          </table:table-cell>
          <table:table-cell office:value-type="string" calcext:value-type="string">
            <text:p>Hits 2-5 times in one turn.</text:p>
          </table:table-cell>
          <table:table-cell table:formula="of:=CONCATENATE([.A58];&quot;: {name: '&quot;;[.B58];&quot;', type: Types.&quot;;[.C58];&quot;, power: &quot;;[.D58];&quot;, accuracy: &quot;;[.E58];&quot;, effect: Effects.&quot;;[.F58];&quot;, pp: &quot;;[.I58])" office:value-type="string" office:string-value="SPIKE_CANNON: {name: 'Spike Cannon', type: Types.NORMAL, power: 20, accuracy: 100, effect: Effects.DAMAGE, pp: 15" calcext:value-type="string">
            <text:p>SPIKE_CANNON: {name: 'Spike Cannon', type: Types.NORMAL, power: 20, accuracy: 100, effect: Effects.DAMAGE, pp: 15</text:p>
          </table:table-cell>
          <table:table-cell table:formula="of:=IF([.H58]&lt;&gt;&quot;&quot;;CONCATENATE(&quot;, damagetype: '&quot;;[.H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8]&lt;&gt;&quot;&quot;;CONCATENATE(&quot;, range: &quot;;[.J58];&quot;&quot;);&quot;&quot;)" office:value-type="string" office:string-value=", range: 3" calcext:value-type="string">
            <text:p>, range: 3</text:p>
          </table:table-cell>
          <table:table-cell table:style-name="ce4" table:formula="of:=IF([.K58]&lt;&gt;&quot;&quot;;CONCATENATE(&quot;, params: &quot;;[.K58];&quot;&quot;);&quot;, params: {}&quot;)" office:value-type="string" office:string-value=", params: {multihit: 5}" calcext:value-type="string">
            <text:p>, params: {multihit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8:.Q58])" office:value-type="string" office:string-value="SPIKE_CANNON: {name: 'Spike Cannon', type: Types.NORMAL, power: 20, accuracy: 100, effect: Effects.DAMAGE, pp: 15, damagetype: 'PHYS', range: 3, params: {multihit: 5}}," calcext:value-type="string">
            <text:p>SPIKE_CANNON: {name: 'Spike Cannon', type: Types.NORMAL, power: 20, accuracy: 100, effect: Effects.DAMAGE, pp: 15, damagetype: 'PHYS', range: 3, params: {multihit: 5}},</text:p>
          </table:table-cell>
          <table:table-cell/>
        </table:table-row>
        <table:table-row table:style-name="ro1">
          <table:table-cell office:value-type="string" calcext:value-type="string">
            <text:p>STOMP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NORMAL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inchChance: 30}</text:p>
          </table:table-cell>
          <table:table-cell office:value-type="string" calcext:value-type="string">
            <text:p>May cause flinching.</text:p>
          </table:table-cell>
          <table:table-cell table:formula="of:=CONCATENATE([.A59];&quot;: {name: '&quot;;[.B59];&quot;', type: Types.&quot;;[.C59];&quot;, power: &quot;;[.D59];&quot;, accuracy: &quot;;[.E59];&quot;, effect: Effects.&quot;;[.F59];&quot;, pp: &quot;;[.I59])" office:value-type="string" office:string-value="STOMP: {name: 'Stomp', type: Types.NORMAL, power: 65, accuracy: 100, effect: Effects.DAMAGE, pp: 20" calcext:value-type="string">
            <text:p>STOMP: {name: 'Stomp', type: Types.NORMAL, power: 65, accuracy: 100, effect: Effects.DAMAGE, pp: 20</text:p>
          </table:table-cell>
          <table:table-cell table:formula="of:=IF([.H59]&lt;&gt;&quot;&quot;;CONCATENATE(&quot;, damagetype: '&quot;;[.H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59]&lt;&gt;&quot;&quot;;CONCATENATE(&quot;, range: &quot;;[.J59];&quot;&quot;);&quot;&quot;)">
            <text:p/>
          </table:table-cell>
          <table:table-cell table:style-name="ce4" table:formula="of:=IF([.K59]&lt;&gt;&quot;&quot;;CONCATENATE(&quot;, params: &quot;;[.K59];&quot;&quot;);&quot;, params: {}&quot;)" office:value-type="string" office:string-value=", params: {flinchChance: 30}" calcext:value-type="string">
            <text:p>, params: {flinch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59:.Q59])" office:value-type="string" office:string-value="STOMP: {name: 'Stomp', type: Types.NORMAL, power: 65, accuracy: 100, effect: Effects.DAMAGE, pp: 20, damagetype: 'PHYS', params: {flinchChance: 30}}," calcext:value-type="string">
            <text:p>STOMP: {name: 'Stomp', type: Types.NORMAL, power: 65, accuracy: 100, effect: Effects.DAMAGE, pp: 20, damagetype: 'PHYS', params: {flinchChance: 30}},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0];&quot;: {name: '&quot;;[.B60];&quot;', type: Types.&quot;;[.C60];&quot;, power: &quot;;[.D60];&quot;, accuracy: &quot;;[.E60];&quot;, effect: Effects.&quot;;[.F60];&quot;, pp: &quot;;[.I60])" office:value-type="string" office:string-value="STRENGTH: {name: 'Strength', type: Types.NORMAL, power: 80, accuracy: 100, effect: Effects.DAMAGE, pp: 15" calcext:value-type="string">
            <text:p>STRENGTH: {name: 'Strength', type: Types.NORMAL, power: 80, accuracy: 100, effect: Effects.DAMAGE, pp: 15</text:p>
          </table:table-cell>
          <table:table-cell table:formula="of:=IF([.H60]&lt;&gt;&quot;&quot;;CONCATENATE(&quot;, damagetype: '&quot;;[.H6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0]&lt;&gt;&quot;&quot;;CONCATENATE(&quot;, range: &quot;;[.J60];&quot;&quot;);&quot;&quot;)">
            <text:p/>
          </table:table-cell>
          <table:table-cell table:style-name="ce4" table:formula="of:=IF([.K60]&lt;&gt;&quot;&quot;;CONCATENATE(&quot;, params: &quot;;[.K6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0:.Q60])" office:value-type="string" office:string-value="STRENGTH: {name: 'Strength', type: Types.NORMAL, power: 80, accuracy: 100, effect: Effects.DAMAGE, pp: 15, damagetype: 'PHYS', params: {}}," calcext:value-type="string">
            <text:p>STRENGTH: {name: 'Strength', type: Types.NORMAL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NORMAL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{recoil: 50}</text:p>
          </table:table-cell>
          <table:table-cell office:value-type="string" calcext:value-type="string">
            <text:p>Only usable when all PP are gone. Hurts the user.</text:p>
          </table:table-cell>
          <table:table-cell table:formula="of:=CONCATENATE([.A61];&quot;: {name: '&quot;;[.B61];&quot;', type: Types.&quot;;[.C61];&quot;, power: &quot;;[.D61];&quot;, accuracy: &quot;;[.E61];&quot;, effect: Effects.&quot;;[.F61];&quot;, pp: &quot;;[.I61])" office:value-type="string" office:string-value="STRUGGLE: {name: 'Struggle', type: Types.NORMAL, power: 50, accuracy: 100, effect: Effects.DAMAGE, pp: 0" calcext:value-type="string">
            <text:p>STRUGGLE: {name: 'Struggle', type: Types.NORMAL, power: 50, accuracy: 100, effect: Effects.DAMAGE, pp: 0</text:p>
          </table:table-cell>
          <table:table-cell table:formula="of:=IF([.H61]&lt;&gt;&quot;&quot;;CONCATENATE(&quot;, damagetype: '&quot;;[.H6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1]&lt;&gt;&quot;&quot;;CONCATENATE(&quot;, range: &quot;;[.J61];&quot;&quot;);&quot;&quot;)">
            <text:p/>
          </table:table-cell>
          <table:table-cell table:style-name="ce4" table:formula="of:=IF([.K61]&lt;&gt;&quot;&quot;;CONCATENATE(&quot;, params: &quot;;[.K61];&quot;&quot;);&quot;, params: {}&quot;)" office:value-type="string" office:string-value=", params: {recoil: 50}" calcext:value-type="string">
            <text:p>, params: {recoil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1:.Q61])" office:value-type="string" office:string-value="STRUGGLE: {name: 'Struggle', type: Types.NORMAL, power: 50, accuracy: 100, effect: Effects.DAMAGE, pp: 0, damagetype: 'PHYS', params: {recoil: 50}}," calcext:value-type="string">
            <text:p>STRUGGLE: {name: 'Struggle', type: Types.NORMAL, power: 50, accuracy: 100, effect: Effects.DAMAGE, pp: 0, damagetype: 'PHYS', params: {recoil: 50}},</text:p>
          </table:table-cell>
          <table:table-cell/>
        </table:table-row>
        <table:table-row table:style-name="ro1">
          <table:table-cell office:value-type="string" calcext:value-type="string">
            <text:p>SUBMISSION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FIGHTING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User receives recoil damage.</text:p>
          </table:table-cell>
          <table:table-cell table:formula="of:=CONCATENATE([.A62];&quot;: {name: '&quot;;[.B62];&quot;', type: Types.&quot;;[.C62];&quot;, power: &quot;;[.D62];&quot;, accuracy: &quot;;[.E62];&quot;, effect: Effects.&quot;;[.F62];&quot;, pp: &quot;;[.I62])" office:value-type="string" office:string-value="SUBMISSION: {name: 'Submission', type: Types.FIGHTING, power: 80, accuracy: 80, effect: Effects.DAMAGE, pp: 20" calcext:value-type="string">
            <text:p>SUBMISSION: {name: 'Submission', type: Types.FIGHTING, power: 80, accuracy: 80, effect: Effects.DAMAGE, pp: 20</text:p>
          </table:table-cell>
          <table:table-cell table:formula="of:=IF([.H62]&lt;&gt;&quot;&quot;;CONCATENATE(&quot;, damagetype: '&quot;;[.H6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2]&lt;&gt;&quot;&quot;;CONCATENATE(&quot;, range: &quot;;[.J62];&quot;&quot;);&quot;&quot;)">
            <text:p/>
          </table:table-cell>
          <table:table-cell table:style-name="ce4" table:formula="of:=IF([.K62]&lt;&gt;&quot;&quot;;CONCATENATE(&quot;, params: &quot;;[.K6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2:.Q62])" office:value-type="string" office:string-value="SUBMISSION: {name: 'Submission', type: Types.FIGHTING, power: 80, accuracy: 80, effect: Effects.DAMAGE, pp: 20, damagetype: 'PHYS', params: {}}," calcext:value-type="string">
            <text:p>SUBMISSION: {name: 'Submission', type: Types.FIGHTING, power: 80, accuracy: 80, effect: Effects.DAMAGE, pp: 2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SUPER_FANG</text:p>
          </table:table-cell>
          <table:table-cell office:value-type="string" calcext:value-type="string">
            <text:p>Super Fa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ixedDamagePercentage: 50}</text:p>
          </table:table-cell>
          <table:table-cell office:value-type="string" calcext:value-type="string">
            <text:p>Always takes off half of the opponent's HP.</text:p>
          </table:table-cell>
          <table:table-cell table:formula="of:=CONCATENATE([.A63];&quot;: {name: '&quot;;[.B63];&quot;', type: Types.&quot;;[.C63];&quot;, power: &quot;;[.D63];&quot;, accuracy: &quot;;[.E63];&quot;, effect: Effects.&quot;;[.F63];&quot;, pp: &quot;;[.I63])" office:value-type="string" office:string-value="SUPER_FANG: {name: 'Super Fang', type: Types.NORMAL, power: 0, accuracy: 90, effect: Effects.DAMAGE, pp: 10" calcext:value-type="string">
            <text:p>SUPER_FANG: {name: 'Super Fang', type: Types.NORMAL, power: 0, accuracy: 90, effect: Effects.DAMAGE, pp: 10</text:p>
          </table:table-cell>
          <table:table-cell table:formula="of:=IF([.H63]&lt;&gt;&quot;&quot;;CONCATENATE(&quot;, damagetype: '&quot;;[.H6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3]&lt;&gt;&quot;&quot;;CONCATENATE(&quot;, range: &quot;;[.J63];&quot;&quot;);&quot;&quot;)">
            <text:p/>
          </table:table-cell>
          <table:table-cell table:style-name="ce4" table:formula="of:=IF([.K63]&lt;&gt;&quot;&quot;;CONCATENATE(&quot;, params: &quot;;[.K63];&quot;&quot;);&quot;, params: {}&quot;)" office:value-type="string" office:string-value=", params: {fixedDamagePercentage: 50}" calcext:value-type="string">
            <text:p>, params: {fixedDamage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3:.Q63])" office:value-type="string" office:string-value="SUPER_FANG: {name: 'Super Fang', type: Types.NORMAL, power: 0, accuracy: 90, effect: Effects.DAMAGE, pp: 10, damagetype: 'PHYS', params: {fixedDamagePercentage: 50}}," calcext:value-type="string">
            <text:p>SUPER_FANG: {name: 'Super Fang', type: Types.NORMAL, power: 0, accuracy: 90, effect: Effects.DAMAGE, pp: 10, damagetype: 'PHYS', params: {fixedDamagePercentage: 50}},</text:p>
          </table:table-cell>
          <table:table-cell/>
        </table:table-row>
        <table:table-row table:style-name="ro1">
          <table:table-cell office:value-type="string" calcext:value-type="string">
            <text:p>TACKLE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4];&quot;: {name: '&quot;;[.B64];&quot;', type: Types.&quot;;[.C64];&quot;, power: &quot;;[.D64];&quot;, accuracy: &quot;;[.E64];&quot;, effect: Effects.&quot;;[.F64];&quot;, pp: &quot;;[.I64])" office:value-type="string" office:string-value="TACKLE: {name: 'Tackle', type: Types.NORMAL, power: 40, accuracy: 100, effect: Effects.DAMAGE, pp: 35" calcext:value-type="string">
            <text:p>TACKLE: {name: 'Tackle', type: Types.NORMAL, power: 40, accuracy: 100, effect: Effects.DAMAGE, pp: 35</text:p>
          </table:table-cell>
          <table:table-cell table:formula="of:=IF([.H64]&lt;&gt;&quot;&quot;;CONCATENATE(&quot;, damagetype: '&quot;;[.H64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4]&lt;&gt;&quot;&quot;;CONCATENATE(&quot;, range: &quot;;[.J64];&quot;&quot;);&quot;&quot;)">
            <text:p/>
          </table:table-cell>
          <table:table-cell table:style-name="ce4" table:formula="of:=IF([.K64]&lt;&gt;&quot;&quot;;CONCATENATE(&quot;, params: &quot;;[.K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4:.Q64])" office:value-type="string" office:string-value="TACKLE: {name: 'Tackle', type: Types.NORMAL, power: 40, accuracy: 100, effect: Effects.DAMAGE, pp: 35, damagetype: 'PHYS', params: {}}," calcext:value-type="string">
            <text:p>TACKLE: {name: 'Tackle', type: Types.NORMAL, power: 4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TAKE_DOWN</text:p>
          </table:table-cell>
          <table:table-cell office:value-type="string" calcext:value-type="string">
            <text:p>Take Down</text:p>
          </table:table-cell>
          <table:table-cell office:value-type="string" calcext:value-type="string">
            <text:p>NORMAL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recoil: 25}</text:p>
          </table:table-cell>
          <table:table-cell office:value-type="string" calcext:value-type="string">
            <text:p>User receives recoil damage.</text:p>
          </table:table-cell>
          <table:table-cell table:formula="of:=CONCATENATE([.A65];&quot;: {name: '&quot;;[.B65];&quot;', type: Types.&quot;;[.C65];&quot;, power: &quot;;[.D65];&quot;, accuracy: &quot;;[.E65];&quot;, effect: Effects.&quot;;[.F65];&quot;, pp: &quot;;[.I65])" office:value-type="string" office:string-value="TAKE_DOWN: {name: 'Take Down', type: Types.NORMAL, power: 90, accuracy: 85, effect: Effects.DAMAGE, pp: 20" calcext:value-type="string">
            <text:p>TAKE_DOWN: {name: 'Take Down', type: Types.NORMAL, power: 90, accuracy: 85, effect: Effects.DAMAGE, pp: 20</text:p>
          </table:table-cell>
          <table:table-cell table:formula="of:=IF([.H65]&lt;&gt;&quot;&quot;;CONCATENATE(&quot;, damagetype: '&quot;;[.H65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5]&lt;&gt;&quot;&quot;;CONCATENATE(&quot;, range: &quot;;[.J65];&quot;&quot;);&quot;&quot;)">
            <text:p/>
          </table:table-cell>
          <table:table-cell table:style-name="ce4" table:formula="of:=IF([.K65]&lt;&gt;&quot;&quot;;CONCATENATE(&quot;, params: &quot;;[.K65];&quot;&quot;);&quot;, params: {}&quot;)" office:value-type="string" office:string-value=", params: {recoil: 25}" calcext:value-type="string">
            <text:p>, params: {recoil: 2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5:.Q65])" office:value-type="string" office:string-value="TAKE_DOWN: {name: 'Take Down', type: Types.NORMAL, power: 90, accuracy: 85, effect: Effects.DAMAGE, pp: 20, damagetype: 'PHYS', params: {recoil: 25}}," calcext:value-type="string">
            <text:p>TAKE_DOWN: {name: 'Take Down', type: Types.NORMAL, power: 90, accuracy: 85, effect: Effects.DAMAGE, pp: 20, damagetype: 'PHYS', params: {recoil: 25}},</text:p>
          </table:table-cell>
          <table:table-cell/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Thrash</text:p>
          </table:table-cell>
          <table:table-cell office:value-type="string" calcext:value-type="string">
            <text:p>NORMAL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rageTurns: 3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66];&quot;: {name: '&quot;;[.B66];&quot;', type: Types.&quot;;[.C66];&quot;, power: &quot;;[.D66];&quot;, accuracy: &quot;;[.E66];&quot;, effect: Effects.&quot;;[.F66];&quot;, pp: &quot;;[.I66])" office:value-type="string" office:string-value="THRASH: {name: 'Thrash', type: Types.NORMAL, power: 120, accuracy: 100, effect: Effects.DAMAGE, pp: 10" calcext:value-type="string">
            <text:p>THRASH: {name: 'Thrash', type: Types.NORMAL, power: 120, accuracy: 100, effect: Effects.DAMAGE, pp: 10</text:p>
          </table:table-cell>
          <table:table-cell table:formula="of:=IF([.H66]&lt;&gt;&quot;&quot;;CONCATENATE(&quot;, damagetype: '&quot;;[.H6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6]&lt;&gt;&quot;&quot;;CONCATENATE(&quot;, range: &quot;;[.J66];&quot;&quot;);&quot;&quot;)">
            <text:p/>
          </table:table-cell>
          <table:table-cell table:style-name="ce4" table:formula="of:=IF([.K66]&lt;&gt;&quot;&quot;;CONCATENATE(&quot;, params: &quot;;[.K66];&quot;&quot;);&quot;, params: {}&quot;)" office:value-type="string" office:string-value=", params: {rageTurns: 3}" calcext:value-type="string">
            <text:p>, params: {rageTurns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6:.Q66])" office:value-type="string" office:string-value="THRASH: {name: 'Thrash', type: Types.NORMAL, power: 120, accuracy: 100, effect: Effects.DAMAGE, pp: 10, damagetype: 'PHYS', params: {rageTurns: 3}}," calcext:value-type="string">
            <text:p>THRASH: {name: 'Thrash', type: Types.NORMAL, power: 120, accuracy: 100, effect: Effects.DAMAGE, pp: 10, damagetype: 'PHYS', params: {rageTurns: 3}},</text:p>
          </table:table-cell>
          <table:table-cell/>
        </table:table-row>
        <table:table-row table:style-name="ro1">
          <table:table-cell office:value-type="string" calcext:value-type="string">
            <text:p>THUNDER_PUNCH</text:p>
          </table:table-cell>
          <table:table-cell office:value-type="string" calcext:value-type="string">
            <text:p>Thunder Punch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67];&quot;: {name: '&quot;;[.B67];&quot;', type: Types.&quot;;[.C67];&quot;, power: &quot;;[.D67];&quot;, accuracy: &quot;;[.E67];&quot;, effect: Effects.&quot;;[.F67];&quot;, pp: &quot;;[.I67])" office:value-type="string" office:string-value="THUNDER_PUNCH: {name: 'Thunder Punch', type: Types.ELECTRIC, power: 75, accuracy: 100, effect: Effects.DAMAGE, pp: 15" calcext:value-type="string">
            <text:p>THUNDER_PUNCH: {name: 'Thunder Punch', type: Types.ELECTRIC, power: 75, accuracy: 100, effect: Effects.DAMAGE, pp: 15</text:p>
          </table:table-cell>
          <table:table-cell table:formula="of:=IF([.H67]&lt;&gt;&quot;&quot;;CONCATENATE(&quot;, damagetype: '&quot;;[.H6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7]&lt;&gt;&quot;&quot;;CONCATENATE(&quot;, range: &quot;;[.J67];&quot;&quot;);&quot;&quot;)">
            <text:p/>
          </table:table-cell>
          <table:table-cell table:style-name="ce4" table:formula="of:=IF([.K67]&lt;&gt;&quot;&quot;;CONCATENATE(&quot;, params: &quot;;[.K67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7:.Q67])" office:value-type="string" office:string-value="THUNDER_PUNCH: {name: 'Thunder Punch', type: Types.ELECTRIC, power: 75, accuracy: 100, effect: Effects.DAMAGE, pp: 15, damagetype: 'PHYS', params: {paralyzeChance: 10}}," calcext:value-type="string">
            <text:p>THUNDER_PUNCH: {name: 'Thunder Punch', type: Types.ELECTRIC, power: 75, accuracy: 100, effect: Effects.DAMAGE, pp: 15, damagetype: 'PHYS'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Twineedle</text:p>
          </table:table-cell>
          <table:table-cell office:value-type="string" calcext:value-type="string">
            <text:p>BUG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2, poisonChance: 20}</text:p>
          </table:table-cell>
          <table:table-cell office:value-type="string" calcext:value-type="string">
            <text:p>Hits twice in one turn. May poison opponent.</text:p>
          </table:table-cell>
          <table:table-cell table:formula="of:=CONCATENATE([.A68];&quot;: {name: '&quot;;[.B68];&quot;', type: Types.&quot;;[.C68];&quot;, power: &quot;;[.D68];&quot;, accuracy: &quot;;[.E68];&quot;, effect: Effects.&quot;;[.F68];&quot;, pp: &quot;;[.I68])" office:value-type="string" office:string-value="TWINEEDLE: {name: 'Twineedle', type: Types.BUG, power: 25, accuracy: 100, effect: Effects.DAMAGE, pp: 20" calcext:value-type="string">
            <text:p>TWINEEDLE: {name: 'Twineedle', type: Types.BUG, power: 25, accuracy: 100, effect: Effects.DAMAGE, pp: 20</text:p>
          </table:table-cell>
          <table:table-cell table:formula="of:=IF([.H68]&lt;&gt;&quot;&quot;;CONCATENATE(&quot;, damagetype: '&quot;;[.H6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8]&lt;&gt;&quot;&quot;;CONCATENATE(&quot;, range: &quot;;[.J68];&quot;&quot;);&quot;&quot;)">
            <text:p/>
          </table:table-cell>
          <table:table-cell table:style-name="ce4" table:formula="of:=IF([.K68]&lt;&gt;&quot;&quot;;CONCATENATE(&quot;, params: &quot;;[.K68];&quot;&quot;);&quot;, params: {}&quot;)" office:value-type="string" office:string-value=", params: {multihit: 2, poisonChance: 20}" calcext:value-type="string">
            <text:p>, params: {multihit: 2, poisonChanc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8:.Q68])" office:value-type="string" office:string-value="TWINEEDLE: {name: 'Twineedle', type: Types.BUG, power: 25, accuracy: 100, effect: Effects.DAMAGE, pp: 20, damagetype: 'PHYS', params: {multihit: 2, poisonChance: 20}}," calcext:value-type="string">
            <text:p>TWINEEDLE: {name: 'Twineedle', type: Types.BUG, power: 25, accuracy: 100, effect: Effects.DAMAGE, pp: 20, damagetype: 'PHYS', params: {multihit: 2, poisonChance: 20}},</text:p>
          </table:table-cell>
          <table:table-cell/>
        </table:table-row>
        <table:table-row table:style-name="ro1">
          <table:table-cell office:value-type="string" calcext:value-type="string">
            <text:p>VICE_GRIP</text:p>
          </table:table-cell>
          <table:table-cell office:value-type="string" calcext:value-type="string">
            <text:p>Vice Grip</text:p>
          </table:table-cell>
          <table:table-cell office:value-type="string" calcext:value-type="string">
            <text:p>NORMAL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69];&quot;: {name: '&quot;;[.B69];&quot;', type: Types.&quot;;[.C69];&quot;, power: &quot;;[.D69];&quot;, accuracy: &quot;;[.E69];&quot;, effect: Effects.&quot;;[.F69];&quot;, pp: &quot;;[.I69])" office:value-type="string" office:string-value="VICE_GRIP: {name: 'Vice Grip', type: Types.NORMAL, power: 55, accuracy: 100, effect: Effects.DAMAGE, pp: 30" calcext:value-type="string">
            <text:p>VICE_GRIP: {name: 'Vice Grip', type: Types.NORMAL, power: 55, accuracy: 100, effect: Effects.DAMAGE, pp: 30</text:p>
          </table:table-cell>
          <table:table-cell table:formula="of:=IF([.H69]&lt;&gt;&quot;&quot;;CONCATENATE(&quot;, damagetype: '&quot;;[.H6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69]&lt;&gt;&quot;&quot;;CONCATENATE(&quot;, range: &quot;;[.J69];&quot;&quot;);&quot;&quot;)">
            <text:p/>
          </table:table-cell>
          <table:table-cell table:style-name="ce4" table:formula="of:=IF([.K69]&lt;&gt;&quot;&quot;;CONCATENATE(&quot;, params: &quot;;[.K69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69:.Q69])" office:value-type="string" office:string-value="VICE_GRIP: {name: 'Vice Grip', type: Types.NORMAL, power: 55, accuracy: 100, effect: Effects.DAMAGE, pp: 30, damagetype: 'PHYS', params: {}}," calcext:value-type="string">
            <text:p>VICE_GRIP: {name: 'Vice Grip', type: Types.NORMAL, power: 55, accuracy: 100, effect: Effects.DAMAGE, pp: 30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VINE_WHIP</text:p>
          </table:table-cell>
          <table:table-cell office:value-type="string" calcext:value-type="string">
            <text:p>Vine Whip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0];&quot;: {name: '&quot;;[.B70];&quot;', type: Types.&quot;;[.C70];&quot;, power: &quot;;[.D70];&quot;, accuracy: &quot;;[.E70];&quot;, effect: Effects.&quot;;[.F70];&quot;, pp: &quot;;[.I70])" office:value-type="string" office:string-value="VINE_WHIP: {name: 'Vine Whip', type: Types.GRASS, power: 45, accuracy: 100, effect: Effects.DAMAGE, pp: 25" calcext:value-type="string">
            <text:p>VINE_WHIP: {name: 'Vine Whip', type: Types.GRASS, power: 45, accuracy: 100, effect: Effects.DAMAGE, pp: 25</text:p>
          </table:table-cell>
          <table:table-cell table:formula="of:=IF([.H70]&lt;&gt;&quot;&quot;;CONCATENATE(&quot;, damagetype: '&quot;;[.H7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0]&lt;&gt;&quot;&quot;;CONCATENATE(&quot;, range: &quot;;[.J70];&quot;&quot;);&quot;&quot;)">
            <text:p/>
          </table:table-cell>
          <table:table-cell table:style-name="ce4" table:formula="of:=IF([.K70]&lt;&gt;&quot;&quot;;CONCATENATE(&quot;, params: &quot;;[.K70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0:.Q70])" office:value-type="string" office:string-value="VINE_WHIP: {name: 'Vine Whip', type: Types.GRASS, power: 45, accuracy: 100, effect: Effects.DAMAGE, pp: 25, damagetype: 'PHYS', params: {}}," calcext:value-type="string">
            <text:p>VINE_WHIP: {name: 'Vine Whip', type: Types.GRASS, power: 45, accuracy: 100, effect: Effects.DAMAGE, pp: 2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CONCATENATE([.A71];&quot;: {name: '&quot;;[.B71];&quot;', type: Types.&quot;;[.C71];&quot;, power: &quot;;[.D71];&quot;, accuracy: &quot;;[.E71];&quot;, effect: Effects.&quot;;[.F71];&quot;, pp: &quot;;[.I71])" office:value-type="string" office:string-value="WATERFALL: {name: 'Waterfall', type: Types.WATER, power: 80, accuracy: 100, effect: Effects.DAMAGE, pp: 15" calcext:value-type="string">
            <text:p>WATERFALL: {name: 'Waterfall', type: Types.WATER, power: 80, accuracy: 100, effect: Effects.DAMAGE, pp: 15</text:p>
          </table:table-cell>
          <table:table-cell table:formula="of:=IF([.H71]&lt;&gt;&quot;&quot;;CONCATENATE(&quot;, damagetype: '&quot;;[.H71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1]&lt;&gt;&quot;&quot;;CONCATENATE(&quot;, range: &quot;;[.J71];&quot;&quot;);&quot;&quot;)">
            <text:p/>
          </table:table-cell>
          <table:table-cell table:style-name="ce4" table:formula="of:=IF([.K71]&lt;&gt;&quot;&quot;;CONCATENATE(&quot;, params: &quot;;[.K7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1:.Q71])" office:value-type="string" office:string-value="WATERFALL: {name: 'Waterfall', type: Types.WATER, power: 80, accuracy: 100, effect: Effects.DAMAGE, pp: 15, damagetype: 'PHYS', params: {}}," calcext:value-type="string">
            <text:p>WATERFALL: {name: 'Waterfall', type: Types.WATER, power: 80, accuracy: 100, effect: Effects.DAMAGE, pp: 1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ING_ATTACK</text:p>
          </table:table-cell>
          <table:table-cell office:value-type="string" calcext:value-type="string">
            <text:p>Wing Attac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Y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72];&quot;: {name: '&quot;;[.B72];&quot;', type: Types.&quot;;[.C72];&quot;, power: &quot;;[.D72];&quot;, accuracy: &quot;;[.E72];&quot;, effect: Effects.&quot;;[.F72];&quot;, pp: &quot;;[.I72])" office:value-type="string" office:string-value="WING_ATTACK: {name: 'Wing Attack', type: Types.FLYING, power: 60, accuracy: 100, effect: Effects.DAMAGE, pp: 35" calcext:value-type="string">
            <text:p>WING_ATTACK: {name: 'Wing Attack', type: Types.FLYING, power: 60, accuracy: 100, effect: Effects.DAMAGE, pp: 35</text:p>
          </table:table-cell>
          <table:table-cell table:formula="of:=IF([.H72]&lt;&gt;&quot;&quot;;CONCATENATE(&quot;, damagetype: '&quot;;[.H72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2]&lt;&gt;&quot;&quot;;CONCATENATE(&quot;, range: &quot;;[.J72];&quot;&quot;);&quot;&quot;)">
            <text:p/>
          </table:table-cell>
          <table:table-cell table:style-name="ce4" table:formula="of:=IF([.K72]&lt;&gt;&quot;&quot;;CONCATENATE(&quot;, params: &quot;;[.K72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2:.Q72])" office:value-type="string" office:string-value="WING_ATTACK: {name: 'Wing Attack', type: Types.FLYING, power: 60, accuracy: 100, effect: Effects.DAMAGE, pp: 35, damagetype: 'PHYS', params: {}}," calcext:value-type="string">
            <text:p>WING_ATTACK: {name: 'Wing Attack', type: Types.FLYING, power: 60, accuracy: 100, effect: Effects.DAMAGE, pp: 3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NORMAL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73];&quot;: {name: '&quot;;[.B73];&quot;', type: Types.&quot;;[.C73];&quot;, power: &quot;;[.D73];&quot;, accuracy: &quot;;[.E73];&quot;, effect: Effects.&quot;;[.F73];&quot;, pp: &quot;;[.I73])" office:value-type="string" office:string-value="WRAP: {name: 'Wrap', type: Types.NORMAL, power: 15, accuracy: 90, effect: Effects.DAMAGE, pp: 20" calcext:value-type="string">
            <text:p>WRAP: {name: 'Wrap', type: Types.NORMAL, power: 15, accuracy: 90, effect: Effects.DAMAGE, pp: 20</text:p>
          </table:table-cell>
          <table:table-cell table:formula="of:=IF([.H73]&lt;&gt;&quot;&quot;;CONCATENATE(&quot;, damagetype: '&quot;;[.H73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73]&lt;&gt;&quot;&quot;;CONCATENATE(&quot;, range: &quot;;[.J73];&quot;&quot;);&quot;&quot;)">
            <text:p/>
          </table:table-cell>
          <table:table-cell table:style-name="ce4" table:formula="of:=IF([.K73]&lt;&gt;&quot;&quot;;CONCATENATE(&quot;, params: &quot;;[.K73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3:.Q73])" office:value-type="string" office:string-value="WRAP: {name: 'Wrap', type: Types.NORMAL, power: 15, accuracy: 90, effect: Effects.DAMAGE, pp: 20, damagetype: 'PHYS', params: {multihit: 5, trap: true}}," calcext:value-type="string">
            <text:p>WRAP: {name: 'Wrap', type: Types.NORMAL, power: 15, accuracy: 90, effect: Effects.DAMAGE, pp: 20, damagetype: 'PHYS'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ABSORB</text:p>
          </table:table-cell>
          <table:table-cell office:value-type="string" calcext:value-type="string">
            <text:p>Absorb</text:p>
          </table:table-cell>
          <table:table-cell office:value-type="string" calcext:value-type="string">
            <text:p>GRAS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74];&quot;: {name: '&quot;;[.B74];&quot;', type: Types.&quot;;[.C74];&quot;, power: &quot;;[.D74];&quot;, accuracy: &quot;;[.E74];&quot;, effect: Effects.&quot;;[.F74];&quot;, pp: &quot;;[.I74])" office:value-type="string" office:string-value="ABSORB: {name: 'Absorb', type: Types.GRASS, power: 20, accuracy: 100, effect: Effects.DAMAGE, pp: 25" calcext:value-type="string">
            <text:p>ABSORB: {name: 'Absorb', type: Types.GRASS, power: 20, accuracy: 100, effect: Effects.DAMAGE, pp: 25</text:p>
          </table:table-cell>
          <table:table-cell table:formula="of:=IF([.H74]&lt;&gt;&quot;&quot;;CONCATENATE(&quot;, damagetype: '&quot;;[.H7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4]&lt;&gt;&quot;&quot;;CONCATENATE(&quot;, range: &quot;;[.J74];&quot;&quot;);&quot;&quot;)">
            <text:p/>
          </table:table-cell>
          <table:table-cell table:style-name="ce4" table:formula="of:=IF([.K74]&lt;&gt;&quot;&quot;;CONCATENATE(&quot;, params: &quot;;[.K74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4:.Q74])" office:value-type="string" office:string-value="ABSORB: {name: 'Absorb', type: Types.GRASS, power: 20, accuracy: 100, effect: Effects.DAMAGE, pp: 25, damagetype: 'SPEC', params: {absorbHPPercentage: 50}}," calcext:value-type="string">
            <text:p>ABSORB: {name: 'Absorb', type: Types.GRASS, power: 20, accuracy: 100, effect: Effects.DAMAGE, pp: 25, damagetype: 'SPEC'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DEF, splashRange: 2}</text:p>
          </table:table-cell>
          <table:table-cell/>
          <table:table-cell table:formula="of:=CONCATENATE([.A75];&quot;: {name: '&quot;;[.B75];&quot;', type: Types.&quot;;[.C75];&quot;, power: &quot;;[.D75];&quot;, accuracy: &quot;;[.E75];&quot;, effect: Effects.&quot;;[.F75];&quot;, pp: &quot;;[.I75])" office:value-type="string" office:string-value="ACID: {name: 'Acid', type: Types.POISON, power: 40, accuracy: 100, effect: Effects.DAMAGE, pp: 30" calcext:value-type="string">
            <text:p>ACID: {name: 'Acid', type: Types.POISON, power: 40, accuracy: 100, effect: Effects.DAMAGE, pp: 30</text:p>
          </table:table-cell>
          <table:table-cell table:formula="of:=IF([.H75]&lt;&gt;&quot;&quot;;CONCATENATE(&quot;, damagetype: '&quot;;[.H7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5]&lt;&gt;&quot;&quot;;CONCATENATE(&quot;, range: &quot;;[.J75];&quot;&quot;);&quot;&quot;)" office:value-type="string" office:string-value=", range: 2" calcext:value-type="string">
            <text:p>, range: 2</text:p>
          </table:table-cell>
          <table:table-cell table:style-name="ce4" table:formula="of:=IF([.K75]&lt;&gt;&quot;&quot;;CONCATENATE(&quot;, params: &quot;;[.K75];&quot;&quot;);&quot;, params: {}&quot;)" office:value-type="string" office:string-value=", params: {lowerChance: 10, lowerStat: Stats.DEF, splashRange: 2}" calcext:value-type="string">
            <text:p>, params: {lowerChance: 10, lowerStat: Stats.DEF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5:.Q75])" office:value-type="string" office:string-value="ACID: {name: 'Acid', type: Types.POISON, power: 40, accuracy: 100, effect: Effects.DAMAGE, pp: 30, damagetype: 'SPEC', range: 2, params: {lowerChance: 10, lowerStat: Stats.DEF, splashRange: 2}}," calcext:value-type="string">
            <text:p>ACID: {name: 'Acid', type: Types.POISON, power: 40, accuracy: 100, effect: Effects.DAMAGE, pp: 30, damagetype: 'SPEC', range: 2, params: {lowerChance: 10, lowerStat: Stats.DEF, splashRange: 2}},</text:p>
          </table:table-cell>
          <table:table-cell/>
        </table:table-row>
        <table:table-row table:style-name="ro1">
          <table:table-cell office:value-type="string" calcext:value-type="string">
            <text:p>AURORA_BEAM</text:p>
          </table:table-cell>
          <table:table-cell office:value-type="string" calcext:value-type="string">
            <text:p>Aurora Beam</text:p>
          </table:table-cell>
          <table:table-cell office:value-type="string" calcext:value-type="string">
            <text:p>ICE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lowerChance: 10, lowerStat: Stats.ATK}</text:p>
          </table:table-cell>
          <table:table-cell office:value-type="string" calcext:value-type="string">
            <text:p>May lower opponent's Attack.</text:p>
          </table:table-cell>
          <table:table-cell table:formula="of:=CONCATENATE([.A76];&quot;: {name: '&quot;;[.B76];&quot;', type: Types.&quot;;[.C76];&quot;, power: &quot;;[.D76];&quot;, accuracy: &quot;;[.E76];&quot;, effect: Effects.&quot;;[.F76];&quot;, pp: &quot;;[.I76])" office:value-type="string" office:string-value="AURORA_BEAM: {name: 'Aurora Beam', type: Types.ICE, power: 65, accuracy: 100, effect: Effects.DAMAGE, pp: 20" calcext:value-type="string">
            <text:p>AURORA_BEAM: {name: 'Aurora Beam', type: Types.ICE, power: 65, accuracy: 100, effect: Effects.DAMAGE, pp: 20</text:p>
          </table:table-cell>
          <table:table-cell table:formula="of:=IF([.H76]&lt;&gt;&quot;&quot;;CONCATENATE(&quot;, damagetype: '&quot;;[.H7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6]&lt;&gt;&quot;&quot;;CONCATENATE(&quot;, range: &quot;;[.J76];&quot;&quot;);&quot;&quot;)" office:value-type="string" office:string-value=", range: 5" calcext:value-type="string">
            <text:p>, range: 5</text:p>
          </table:table-cell>
          <table:table-cell table:style-name="ce4" table:formula="of:=IF([.K76]&lt;&gt;&quot;&quot;;CONCATENATE(&quot;, params: &quot;;[.K76];&quot;&quot;);&quot;, params: {}&quot;)" office:value-type="string" office:string-value=", params: {lowerChance: 10, lowerStat: Stats.ATK}" calcext:value-type="string">
            <text:p>, params: {lowerChance: 10, lowerStat: Stats.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6:.Q76])" office:value-type="string" office:string-value="AURORA_BEAM: {name: 'Aurora Beam', type: Types.ICE, power: 65, accuracy: 100, effect: Effects.DAMAGE, pp: 20, damagetype: 'SPEC', range: 5, params: {lowerChance: 10, lowerStat: Stats.ATK}}," calcext:value-type="string">
            <text:p>AURORA_BEAM: {name: 'Aurora Beam', type: Types.ICE, power: 65, accuracy: 100, effect: Effects.DAMAGE, pp: 20, damagetype: 'SPEC', range: 5, params: {lowerChance: 10, lowerStat: Stats.ATK}},</text:p>
          </table:table-cell>
          <table:table-cell/>
        </table:table-row>
        <table:table-row table:style-name="ro1">
          <table:table-cell office:value-type="string" calcext:value-type="string">
            <text:p>BLIZZARD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ICE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77];&quot;: {name: '&quot;;[.B77];&quot;', type: Types.&quot;;[.C77];&quot;, power: &quot;;[.D77];&quot;, accuracy: &quot;;[.E77];&quot;, effect: Effects.&quot;;[.F77];&quot;, pp: &quot;;[.I77])" office:value-type="string" office:string-value="BLIZZARD: {name: 'Blizzard', type: Types.ICE, power: 110, accuracy: 70, effect: Effects.DAMAGE, pp: 5" calcext:value-type="string">
            <text:p>BLIZZARD: {name: 'Blizzard', type: Types.ICE, power: 110, accuracy: 70, effect: Effects.DAMAGE, pp: 5</text:p>
          </table:table-cell>
          <table:table-cell table:formula="of:=IF([.H77]&lt;&gt;&quot;&quot;;CONCATENATE(&quot;, damagetype: '&quot;;[.H7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7]&lt;&gt;&quot;&quot;;CONCATENATE(&quot;, range: &quot;;[.J77];&quot;&quot;);&quot;&quot;)" office:value-type="string" office:string-value=", range: 5" calcext:value-type="string">
            <text:p>, range: 5</text:p>
          </table:table-cell>
          <table:table-cell table:style-name="ce4" table:formula="of:=IF([.K77]&lt;&gt;&quot;&quot;;CONCATENATE(&quot;, params: &quot;;[.K77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7:.Q77])" office:value-type="string" office:string-value="BLIZZARD: {name: 'Blizzard', type: Types.ICE, power: 110, accuracy: 70, effect: Effects.DAMAGE, pp: 5, damagetype: 'SPEC', range: 5, params: {freezeChance: 10}}," calcext:value-type="string">
            <text:p>BLIZZARD: {name: 'Blizzard', type: Types.ICE, power: 110, accuracy: 70, effect: Effects.DAMAGE, pp: 5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10, lowerStat: Stats.SPD, splashRange: 2}</text:p>
          </table:table-cell>
          <table:table-cell office:value-type="string" calcext:value-type="string">
            <text:p>May lower opponent's Speed.</text:p>
          </table:table-cell>
          <table:table-cell table:formula="of:=CONCATENATE([.A78];&quot;: {name: '&quot;;[.B78];&quot;', type: Types.&quot;;[.C78];&quot;, power: &quot;;[.D78];&quot;, accuracy: &quot;;[.E78];&quot;, effect: Effects.&quot;;[.F78];&quot;, pp: &quot;;[.I78])" office:value-type="string" office:string-value="BUBBLE: {name: 'Bubble', type: Types.WATER, power: 40, accuracy: 100, effect: Effects.DAMAGE, pp: 30" calcext:value-type="string">
            <text:p>BUBBLE: {name: 'Bubble', type: Types.WATER, power: 40, accuracy: 100, effect: Effects.DAMAGE, pp: 30</text:p>
          </table:table-cell>
          <table:table-cell table:formula="of:=IF([.H78]&lt;&gt;&quot;&quot;;CONCATENATE(&quot;, damagetype: '&quot;;[.H7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8]&lt;&gt;&quot;&quot;;CONCATENATE(&quot;, range: &quot;;[.J78];&quot;&quot;);&quot;&quot;)" office:value-type="string" office:string-value=", range: 2" calcext:value-type="string">
            <text:p>, range: 2</text:p>
          </table:table-cell>
          <table:table-cell table:style-name="ce4" table:formula="of:=IF([.K78]&lt;&gt;&quot;&quot;;CONCATENATE(&quot;, params: &quot;;[.K78];&quot;&quot;);&quot;, params: {}&quot;)" office:value-type="string" office:string-value=", params: {lowerChance: 10, lowerStat: Stats.SPD, splashRange: 2}" calcext:value-type="string">
            <text:p>, params: {lowerChance: 10, lowerStat: Stats.SPD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8:.Q78])" office:value-type="string" office:string-value="BUBBLE: {name: 'Bubble', type: Types.WATER, power: 40, accuracy: 100, effect: Effects.DAMAGE, pp: 30, damagetype: 'SPEC', range: 2, params: {lowerChance: 10, lowerStat: Stats.SPD, splashRange: 2}}," calcext:value-type="string">
            <text:p>BUBBLE: {name: 'Bubble', type: Types.WATER, power: 40, accuracy: 100, effect: Effects.DAMAGE, pp: 30, damagetype: 'SPEC', range: 2, params: {lowerChance: 10, lowerStat: Stats.SPD, splashRange: 2}},</text:p>
          </table:table-cell>
          <table:table-cell/>
        </table:table-row>
        <table:table-row table:style-name="ro1">
          <table:table-cell office:value-type="string" calcext:value-type="string">
            <text:p>BUBBLE_BEAM</text:p>
          </table:table-cell>
          <table:table-cell office:value-type="string" calcext:value-type="string">
            <text:p>Bubble Beam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lowerChance: 10, lowerStat: Stats.SPD}</text:p>
          </table:table-cell>
          <table:table-cell office:value-type="string" calcext:value-type="string">
            <text:p>May lower opponent's Speed.</text:p>
          </table:table-cell>
          <table:table-cell table:formula="of:=CONCATENATE([.A79];&quot;: {name: '&quot;;[.B79];&quot;', type: Types.&quot;;[.C79];&quot;, power: &quot;;[.D79];&quot;, accuracy: &quot;;[.E79];&quot;, effect: Effects.&quot;;[.F79];&quot;, pp: &quot;;[.I79])" office:value-type="string" office:string-value="BUBBLE_BEAM: {name: 'Bubble Beam', type: Types.WATER, power: 65, accuracy: 100, effect: Effects.DAMAGE, pp: 20" calcext:value-type="string">
            <text:p>BUBBLE_BEAM: {name: 'Bubble Beam', type: Types.WATER, power: 65, accuracy: 100, effect: Effects.DAMAGE, pp: 20</text:p>
          </table:table-cell>
          <table:table-cell table:formula="of:=IF([.H79]&lt;&gt;&quot;&quot;;CONCATENATE(&quot;, damagetype: '&quot;;[.H7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79]&lt;&gt;&quot;&quot;;CONCATENATE(&quot;, range: &quot;;[.J79];&quot;&quot;);&quot;&quot;)" office:value-type="string" office:string-value=", range: 4" calcext:value-type="string">
            <text:p>, range: 4</text:p>
          </table:table-cell>
          <table:table-cell table:style-name="ce4" table:formula="of:=IF([.K79]&lt;&gt;&quot;&quot;;CONCATENATE(&quot;, params: &quot;;[.K79];&quot;&quot;);&quot;, params: {}&quot;)" office:value-type="string" office:string-value=", params: {lowerChance: 10, lowerStat: Stats.SPD}" calcext:value-type="string">
            <text:p>, params: {lowerChance: 10, lowerStat: Stats.SPD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79:.Q79])" office:value-type="string" office:string-value="BUBBLE_BEAM: {name: 'Bubble Beam', type: Types.WATER, power: 65, accuracy: 100, effect: Effects.DAMAGE, pp: 20, damagetype: 'SPEC', range: 4, params: {lowerChance: 10, lowerStat: Stats.SPD}}," calcext:value-type="string">
            <text:p>BUBBLE_BEAM: {name: 'Bubble Beam', type: Types.WATER, power: 65, accuracy: 100, effect: Effects.DAMAGE, pp: 20, damagetype: 'SPEC', range: 4, params: {lowerChance: 10, lowerStat: Stats.SPD}},</text:p>
          </table:table-cell>
          <table:table-cell/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80];&quot;: {name: '&quot;;[.B80];&quot;', type: Types.&quot;;[.C80];&quot;, power: &quot;;[.D80];&quot;, accuracy: &quot;;[.E80];&quot;, effect: Effects.&quot;;[.F80];&quot;, pp: &quot;;[.I80])" office:value-type="string" office:string-value="CONFUSION: {name: 'Confusion', type: Types.PSYCHIC, power: 50, accuracy: 100, effect: Effects.DAMAGE, pp: 25" calcext:value-type="string">
            <text:p>CONFUSION: {name: 'Confusion', type: Types.PSYCHIC, power: 50, accuracy: 100, effect: Effects.DAMAGE, pp: 25</text:p>
          </table:table-cell>
          <table:table-cell table:formula="of:=IF([.H80]&lt;&gt;&quot;&quot;;CONCATENATE(&quot;, damagetype: '&quot;;[.H8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0]&lt;&gt;&quot;&quot;;CONCATENATE(&quot;, range: &quot;;[.J80];&quot;&quot;);&quot;&quot;)">
            <text:p/>
          </table:table-cell>
          <table:table-cell table:style-name="ce4" table:formula="of:=IF([.K80]&lt;&gt;&quot;&quot;;CONCATENATE(&quot;, params: &quot;;[.K80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0:.Q80])" office:value-type="string" office:string-value="CONFUSION: {name: 'Confusion', type: Types.PSYCHIC, power: 50, accuracy: 100, effect: Effects.DAMAGE, pp: 25, damagetype: 'SPEC', params: {confuseChance: 10}}," calcext:value-type="string">
            <text:p>CONFUSION: {name: 'Confusion', type: Types.PSYCHIC, power: 50, accuracy: 100, effect: Effects.DAMAGE, pp: 25, damagetype: 'SPEC'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DRAGON_RAGE</text:p>
          </table:table-cell>
          <table:table-cell office:value-type="string" calcext:value-type="string">
            <text:p>Dragon Rage</text:p>
          </table:table-cell>
          <table:table-cell office:value-type="string" calcext:value-type="string">
            <text:p>DRAGON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fixedDamage: 40}</text:p>
          </table:table-cell>
          <table:table-cell office:value-type="string" calcext:value-type="string">
            <text:p>Always inflicts 40 HP.</text:p>
          </table:table-cell>
          <table:table-cell table:formula="of:=CONCATENATE([.A81];&quot;: {name: '&quot;;[.B81];&quot;', type: Types.&quot;;[.C81];&quot;, power: &quot;;[.D81];&quot;, accuracy: &quot;;[.E81];&quot;, effect: Effects.&quot;;[.F81];&quot;, pp: &quot;;[.I81])" office:value-type="string" office:string-value="DRAGON_RAGE: {name: 'Dragon Rage', type: Types.DRAGON, power: 0, accuracy: 100, effect: Effects.DAMAGE, pp: 10" calcext:value-type="string">
            <text:p>DRAGON_RAGE: {name: 'Dragon Rage', type: Types.DRAGON, power: 0, accuracy: 100, effect: Effects.DAMAGE, pp: 10</text:p>
          </table:table-cell>
          <table:table-cell table:formula="of:=IF([.H81]&lt;&gt;&quot;&quot;;CONCATENATE(&quot;, damagetype: '&quot;;[.H8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1]&lt;&gt;&quot;&quot;;CONCATENATE(&quot;, range: &quot;;[.J81];&quot;&quot;);&quot;&quot;)" office:value-type="string" office:string-value=", range: 3" calcext:value-type="string">
            <text:p>, range: 3</text:p>
          </table:table-cell>
          <table:table-cell table:style-name="ce4" table:formula="of:=IF([.K81]&lt;&gt;&quot;&quot;;CONCATENATE(&quot;, params: &quot;;[.K81];&quot;&quot;);&quot;, params: {}&quot;)" office:value-type="string" office:string-value=", params: {fixedDamage: 40}" calcext:value-type="string">
            <text:p>, params: {fixedDamage: 4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1:.Q81])" office:value-type="string" office:string-value="DRAGON_RAGE: {name: 'Dragon Rage', type: Types.DRAGON, power: 0, accuracy: 100, effect: Effects.DAMAGE, pp: 10, damagetype: 'SPEC', range: 3, params: {fixedDamage: 40}}," calcext:value-type="string">
            <text:p>DRAGON_RAGE: {name: 'Dragon Rage', type: Types.DRAGON, power: 0, accuracy: 100, effect: Effects.DAMAGE, pp: 10, damagetype: 'SPEC', range: 3, params: {fixedDamage: 40}},</text:p>
          </table:table-cell>
          <table:table-cell/>
        </table:table-row>
        <table:table-row table:style-name="ro1">
          <table:table-cell office:value-type="string" calcext:value-type="string">
            <text:p>DREAM_EATER</text:p>
          </table:table-cell>
          <table:table-cell office:value-type="string" calcext:value-type="string">
            <text:p>Dream Eat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requireStatus: "SLEEP", absorbHPPercentage: 50}</text:p>
          </table:table-cell>
          <table:table-cell office:value-type="string" calcext:value-type="string">
            <text:p>User recovers half the HP inflicted on a sleeping opponent.</text:p>
          </table:table-cell>
          <table:table-cell table:formula="of:=CONCATENATE([.A82];&quot;: {name: '&quot;;[.B82];&quot;', type: Types.&quot;;[.C82];&quot;, power: &quot;;[.D82];&quot;, accuracy: &quot;;[.E82];&quot;, effect: Effects.&quot;;[.F82];&quot;, pp: &quot;;[.I82])" office:value-type="string" office:string-value="DREAM_EATER: {name: 'Dream Eater', type: Types.PSYCHIC, power: 100, accuracy: 100, effect: Effects.DAMAGE, pp: 15" calcext:value-type="string">
            <text:p>DREAM_EATER: {name: 'Dream Eater', type: Types.PSYCHIC, power: 100, accuracy: 100, effect: Effects.DAMAGE, pp: 15</text:p>
          </table:table-cell>
          <table:table-cell table:formula="of:=IF([.H82]&lt;&gt;&quot;&quot;;CONCATENATE(&quot;, damagetype: '&quot;;[.H8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2]&lt;&gt;&quot;&quot;;CONCATENATE(&quot;, range: &quot;;[.J82];&quot;&quot;);&quot;&quot;)" office:value-type="string" office:string-value=", range: 3" calcext:value-type="string">
            <text:p>, range: 3</text:p>
          </table:table-cell>
          <table:table-cell table:style-name="ce4" table:formula="of:=IF([.K82]&lt;&gt;&quot;&quot;;CONCATENATE(&quot;, params: &quot;;[.K82];&quot;&quot;);&quot;, params: {}&quot;)" office:value-type="string" office:string-value=", params: {requireStatus: &quot;SLEEP&quot;, absorbHPPercentage: 50}" calcext:value-type="string">
            <text:p>, params: {requireStatus: "SLEEP", 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2:.Q82])" office:value-type="string" office:string-value="DREAM_EATER: {name: 'Dream Eater', type: Types.PSYCHIC, power: 100, accuracy: 100, effect: Effects.DAMAGE, pp: 15, damagetype: 'SPEC', range: 3, params: {requireStatus: &quot;SLEEP&quot;, absorbHPPercentage: 50}}," calcext:value-type="string">
            <text:p>DREAM_EATER: {name: 'Dream Eater', type: Types.PSYCHIC, power: 100, accuracy: 100, effect: Effects.DAMAGE, pp: 15, damagetype: 'SPEC', range: 3, params: {requireStatus: "SLEEP", absorbHPPercentage: 50}},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FIR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3];&quot;: {name: '&quot;;[.B83];&quot;', type: Types.&quot;;[.C83];&quot;, power: &quot;;[.D83];&quot;, accuracy: &quot;;[.E83];&quot;, effect: Effects.&quot;;[.F83];&quot;, pp: &quot;;[.I83])" office:value-type="string" office:string-value="EMBER: {name: 'Ember', type: Types.FIRE, power: 40, accuracy: 100, effect: Effects.DAMAGE, pp: 25" calcext:value-type="string">
            <text:p>EMBER: {name: 'Ember', type: Types.FIRE, power: 40, accuracy: 100, effect: Effects.DAMAGE, pp: 25</text:p>
          </table:table-cell>
          <table:table-cell table:formula="of:=IF([.H83]&lt;&gt;&quot;&quot;;CONCATENATE(&quot;, damagetype: '&quot;;[.H8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3]&lt;&gt;&quot;&quot;;CONCATENATE(&quot;, range: &quot;;[.J83];&quot;&quot;);&quot;&quot;)" office:value-type="string" office:string-value=", range: 2" calcext:value-type="string">
            <text:p>, range: 2</text:p>
          </table:table-cell>
          <table:table-cell table:style-name="ce4" table:formula="of:=IF([.K83]&lt;&gt;&quot;&quot;;CONCATENATE(&quot;, params: &quot;;[.K83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3:.Q83])" office:value-type="string" office:string-value="EMBER: {name: 'Ember', type: Types.FIRE, power: 40, accuracy: 100, effect: Effects.DAMAGE, pp: 25, damagetype: 'SPEC', range: 2, params: {burnChance: 10}}," calcext:value-type="string">
            <text:p>EMBER: {name: 'Ember', type: Types.FIRE, power: 40, accuracy: 100, effect: Effects.DAMAGE, pp: 25, damagetype: 'SPEC', range: 2, params: {burnChance: 10}},</text:p>
          </table:table-cell>
          <table:table-cell/>
        </table:table-row>
        <table:table-row table:style-name="ro1">
          <table:table-cell office:value-type="string" calcext:value-type="string">
            <text:p>FIRE_BLAST</text:p>
          </table:table-cell>
          <table:table-cell office:value-type="string" calcext:value-type="string">
            <text:p>Fire Blast</text:p>
          </table:table-cell>
          <table:table-cell office:value-type="string" calcext:value-type="string">
            <text:p>FIR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burnChance: 30}</text:p>
          </table:table-cell>
          <table:table-cell office:value-type="string" calcext:value-type="string">
            <text:p>May burn opponent.</text:p>
          </table:table-cell>
          <table:table-cell table:formula="of:=CONCATENATE([.A84];&quot;: {name: '&quot;;[.B84];&quot;', type: Types.&quot;;[.C84];&quot;, power: &quot;;[.D84];&quot;, accuracy: &quot;;[.E84];&quot;, effect: Effects.&quot;;[.F84];&quot;, pp: &quot;;[.I84])" office:value-type="string" office:string-value="FIRE_BLAST: {name: 'Fire Blast', type: Types.FIRE, power: 110, accuracy: 85, effect: Effects.DAMAGE, pp: 5" calcext:value-type="string">
            <text:p>FIRE_BLAST: {name: 'Fire Blast', type: Types.FIRE, power: 110, accuracy: 85, effect: Effects.DAMAGE, pp: 5</text:p>
          </table:table-cell>
          <table:table-cell table:formula="of:=IF([.H84]&lt;&gt;&quot;&quot;;CONCATENATE(&quot;, damagetype: '&quot;;[.H8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4]&lt;&gt;&quot;&quot;;CONCATENATE(&quot;, range: &quot;;[.J84];&quot;&quot;);&quot;&quot;)" office:value-type="string" office:string-value=", range: 4" calcext:value-type="string">
            <text:p>, range: 4</text:p>
          </table:table-cell>
          <table:table-cell table:style-name="ce4" table:formula="of:=IF([.K84]&lt;&gt;&quot;&quot;;CONCATENATE(&quot;, params: &quot;;[.K84];&quot;&quot;);&quot;, params: {}&quot;)" office:value-type="string" office:string-value=", params: {burnChance: 30}" calcext:value-type="string">
            <text:p>, params: {bur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4:.Q84])" office:value-type="string" office:string-value="FIRE_BLAST: {name: 'Fire Blast', type: Types.FIRE, power: 110, accuracy: 85, effect: Effects.DAMAGE, pp: 5, damagetype: 'SPEC', range: 4, params: {burnChance: 30}}," calcext:value-type="string">
            <text:p>FIRE_BLAST: {name: 'Fire Blast', type: Types.FIRE, power: 110, accuracy: 85, effect: Effects.DAMAGE, pp: 5, damagetype: 'SPEC', range: 4, params: {burnChance: 30}},</text:p>
          </table:table-cell>
          <table:table-cell/>
        </table:table-row>
        <table:table-row table:style-name="ro1">
          <table:table-cell office:value-type="string" calcext:value-type="string">
            <text:p>FIRE_SPIN</text:p>
          </table:table-cell>
          <table:table-cell office:value-type="string" calcext:value-type="string">
            <text:p>Fire Spin</text:p>
          </table:table-cell>
          <table:table-cell office:value-type="string" calcext:value-type="string">
            <text:p>FIRE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multihit: 5, trap: true}</text:p>
          </table:table-cell>
          <table:table-cell office:value-type="string" calcext:value-type="string">
            <text:p>Traps opponent, damaging them for 4-5 turns.</text:p>
          </table:table-cell>
          <table:table-cell table:formula="of:=CONCATENATE([.A85];&quot;: {name: '&quot;;[.B85];&quot;', type: Types.&quot;;[.C85];&quot;, power: &quot;;[.D85];&quot;, accuracy: &quot;;[.E85];&quot;, effect: Effects.&quot;;[.F85];&quot;, pp: &quot;;[.I85])" office:value-type="string" office:string-value="FIRE_SPIN: {name: 'Fire Spin', type: Types.FIRE, power: 35, accuracy: 85, effect: Effects.DAMAGE, pp: 15" calcext:value-type="string">
            <text:p>FIRE_SPIN: {name: 'Fire Spin', type: Types.FIRE, power: 35, accuracy: 85, effect: Effects.DAMAGE, pp: 15</text:p>
          </table:table-cell>
          <table:table-cell table:formula="of:=IF([.H85]&lt;&gt;&quot;&quot;;CONCATENATE(&quot;, damagetype: '&quot;;[.H8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5]&lt;&gt;&quot;&quot;;CONCATENATE(&quot;, range: &quot;;[.J85];&quot;&quot;);&quot;&quot;)" office:value-type="string" office:string-value=", range: 3" calcext:value-type="string">
            <text:p>, range: 3</text:p>
          </table:table-cell>
          <table:table-cell table:style-name="ce4" table:formula="of:=IF([.K85]&lt;&gt;&quot;&quot;;CONCATENATE(&quot;, params: &quot;;[.K85];&quot;&quot;);&quot;, params: {}&quot;)" office:value-type="string" office:string-value=", params: {multihit: 5, trap: true}" calcext:value-type="string">
            <text:p>, params: {multihit: 5, trap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5:.Q85])" office:value-type="string" office:string-value="FIRE_SPIN: {name: 'Fire Spin', type: Types.FIRE, power: 35, accuracy: 85, effect: Effects.DAMAGE, pp: 15, damagetype: 'SPEC', range: 3, params: {multihit: 5, trap: true}}," calcext:value-type="string">
            <text:p>FIRE_SPIN: {name: 'Fire Spin', type: Types.FIRE, power: 35, accuracy: 85, effect: Effects.DAMAGE, pp: 15, damagetype: 'SPEC', range: 3, params: {multihit: 5, trap: true}},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Flamethrower</text:p>
          </table:table-cell>
          <table:table-cell office:value-type="string" calcext:value-type="string">
            <text:p>FIR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burnChance: 10}</text:p>
          </table:table-cell>
          <table:table-cell office:value-type="string" calcext:value-type="string">
            <text:p>May burn opponent.</text:p>
          </table:table-cell>
          <table:table-cell table:formula="of:=CONCATENATE([.A86];&quot;: {name: '&quot;;[.B86];&quot;', type: Types.&quot;;[.C86];&quot;, power: &quot;;[.D86];&quot;, accuracy: &quot;;[.E86];&quot;, effect: Effects.&quot;;[.F86];&quot;, pp: &quot;;[.I86])" office:value-type="string" office:string-value="FLAMETHROWER: {name: 'Flamethrower', type: Types.FIRE, power: 90, accuracy: 100, effect: Effects.DAMAGE, pp: 15" calcext:value-type="string">
            <text:p>FLAMETHROWER: {name: 'Flamethrower', type: Types.FIRE, power: 90, accuracy: 100, effect: Effects.DAMAGE, pp: 15</text:p>
          </table:table-cell>
          <table:table-cell table:formula="of:=IF([.H86]&lt;&gt;&quot;&quot;;CONCATENATE(&quot;, damagetype: '&quot;;[.H8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6]&lt;&gt;&quot;&quot;;CONCATENATE(&quot;, range: &quot;;[.J86];&quot;&quot;);&quot;&quot;)" office:value-type="string" office:string-value=", range: 3" calcext:value-type="string">
            <text:p>, range: 3</text:p>
          </table:table-cell>
          <table:table-cell table:style-name="ce4" table:formula="of:=IF([.K86]&lt;&gt;&quot;&quot;;CONCATENATE(&quot;, params: &quot;;[.K86];&quot;&quot;);&quot;, params: {}&quot;)" office:value-type="string" office:string-value=", params: {burnChance: 10}" calcext:value-type="string">
            <text:p>, params: {burn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6:.Q86])" office:value-type="string" office:string-value="FLAMETHROWER: {name: 'Flamethrower', type: Types.FIRE, power: 90, accuracy: 100, effect: Effects.DAMAGE, pp: 15, damagetype: 'SPEC', range: 3, params: {burnChance: 10}}," calcext:value-type="string">
            <text:p>FLAMETHROWER: {name: 'Flamethrower', type: Types.FIRE, power: 90, accuracy: 100, effect: Effects.DAMAGE, pp: 15, damagetype: 'SPEC', range: 3, params: {burnChance: 10}},</text:p>
          </table:table-cell>
          <table:table-cell/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NORMAL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[.A87];&quot;: {name: '&quot;;[.B87];&quot;', type: Types.&quot;;[.C87];&quot;, power: &quot;;[.D87];&quot;, accuracy: &quot;;[.E87];&quot;, effect: Effects.&quot;;[.F87];&quot;, pp: &quot;;[.I87])" office:value-type="string" office:string-value="GUST: {name: 'Gust', type: Types.NORMAL, power: 40, accuracy: 100, effect: Effects.DAMAGE, pp: 35" calcext:value-type="string">
            <text:p>GUST: {name: 'Gust', type: Types.NORMAL, power: 40, accuracy: 100, effect: Effects.DAMAGE, pp: 35</text:p>
          </table:table-cell>
          <table:table-cell table:formula="of:=IF([.H87]&lt;&gt;&quot;&quot;;CONCATENATE(&quot;, damagetype: '&quot;;[.H8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7]&lt;&gt;&quot;&quot;;CONCATENATE(&quot;, range: &quot;;[.J87];&quot;&quot;);&quot;&quot;)" office:value-type="string" office:string-value=", range: 2" calcext:value-type="string">
            <text:p>, range: 2</text:p>
          </table:table-cell>
          <table:table-cell table:style-name="ce4" table:formula="of:=IF([.K87]&lt;&gt;&quot;&quot;;CONCATENATE(&quot;, params: &quot;;[.K8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7:.Q87])" office:value-type="string" office:string-value="GUST: {name: 'Gust', type: Types.NORMAL, power: 40, accuracy: 100, effect: Effects.DAMAGE, pp: 35, damagetype: 'SPEC', range: 2, params: {}}," calcext:value-type="string">
            <text:p>GUST: {name: 'Gust', type: Types.NORMAL, power: 40, accuracy: 100, effect: Effects.DAMAGE, pp: 35, damagetype: 'SPEC', range: 2, params: {}},</text:p>
          </table:table-cell>
          <table:table-cell/>
        </table:table-row>
        <table:table-row table:style-name="ro1">
          <table:table-cell office:value-type="string" calcext:value-type="string">
            <text:p>HYDRO_PUMP</text:p>
          </table:table-cell>
          <table:table-cell office:value-type="string" calcext:value-type="string">
            <text:p>Hydro Pump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/>
          </table:table-cell>
          <table:table-cell table:formula="of:=CONCATENATE([.A88];&quot;: {name: '&quot;;[.B88];&quot;', type: Types.&quot;;[.C88];&quot;, power: &quot;;[.D88];&quot;, accuracy: &quot;;[.E88];&quot;, effect: Effects.&quot;;[.F88];&quot;, pp: &quot;;[.I88])" office:value-type="string" office:string-value="HYDRO_PUMP: {name: 'Hydro Pump', type: Types.WATER, power: 110, accuracy: 80, effect: Effects.DAMAGE, pp: 5" calcext:value-type="string">
            <text:p>HYDRO_PUMP: {name: 'Hydro Pump', type: Types.WATER, power: 110, accuracy: 80, effect: Effects.DAMAGE, pp: 5</text:p>
          </table:table-cell>
          <table:table-cell table:formula="of:=IF([.H88]&lt;&gt;&quot;&quot;;CONCATENATE(&quot;, damagetype: '&quot;;[.H8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8]&lt;&gt;&quot;&quot;;CONCATENATE(&quot;, range: &quot;;[.J88];&quot;&quot;);&quot;&quot;)" office:value-type="string" office:string-value=", range: 5" calcext:value-type="string">
            <text:p>, range: 5</text:p>
          </table:table-cell>
          <table:table-cell table:style-name="ce4" table:formula="of:=IF([.K88]&lt;&gt;&quot;&quot;;CONCATENATE(&quot;, params: &quot;;[.K8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8:.Q88])" office:value-type="string" office:string-value="HYDRO_PUMP: {name: 'Hydro Pump', type: Types.WATER, power: 110, accuracy: 80, effect: Effects.DAMAGE, pp: 5, damagetype: 'SPEC', range: 5, params: {}}," calcext:value-type="string">
            <text:p>HYDRO_PUMP: {name: 'Hydro Pump', type: Types.WATER, power: 110, accuracy: 80, effect: Effects.DAMAGE, pp: 5, damagetype: 'SPEC', range: 5, params: {}},</text:p>
          </table:table-cell>
          <table:table-cell/>
        </table:table-row>
        <table:table-row table:style-name="ro1">
          <table:table-cell office:value-type="string" calcext:value-type="string">
            <text:p>HYPER_BEAM</text:p>
          </table:table-cell>
          <table:table-cell office:value-type="string" calcext:value-type="string">
            <text:p>Hyper Beam</text:p>
          </table:table-cell>
          <table:table-cell office:value-type="string" calcext:value-type="string">
            <text:p>NORMAL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{ recoverTurns: 1 }</text:p>
          </table:table-cell>
          <table:table-cell office:value-type="string" calcext:value-type="string">
            <text:p>User must recharge next turn.</text:p>
          </table:table-cell>
          <table:table-cell table:formula="of:=CONCATENATE([.A89];&quot;: {name: '&quot;;[.B89];&quot;', type: Types.&quot;;[.C89];&quot;, power: &quot;;[.D89];&quot;, accuracy: &quot;;[.E89];&quot;, effect: Effects.&quot;;[.F89];&quot;, pp: &quot;;[.I89])" office:value-type="string" office:string-value="HYPER_BEAM: {name: 'Hyper Beam', type: Types.NORMAL, power: 150, accuracy: 90, effect: Effects.DAMAGE, pp: 5" calcext:value-type="string">
            <text:p>HYPER_BEAM: {name: 'Hyper Beam', type: Types.NORMAL, power: 150, accuracy: 90, effect: Effects.DAMAGE, pp: 5</text:p>
          </table:table-cell>
          <table:table-cell table:formula="of:=IF([.H89]&lt;&gt;&quot;&quot;;CONCATENATE(&quot;, damagetype: '&quot;;[.H8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89]&lt;&gt;&quot;&quot;;CONCATENATE(&quot;, range: &quot;;[.J89];&quot;&quot;);&quot;&quot;)" office:value-type="string" office:string-value=", range: 5" calcext:value-type="string">
            <text:p>, range: 5</text:p>
          </table:table-cell>
          <table:table-cell table:style-name="ce4" table:formula="of:=IF([.K89]&lt;&gt;&quot;&quot;;CONCATENATE(&quot;, params: &quot;;[.K89];&quot;&quot;);&quot;, params: {}&quot;)" office:value-type="string" office:string-value=", params: { recoverTurns: 1 }" calcext:value-type="string">
            <text:p>, params: { recoverTurns: 1 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89:.Q89])" office:value-type="string" office:string-value="HYPER_BEAM: {name: 'Hyper Beam', type: Types.NORMAL, power: 150, accuracy: 90, effect: Effects.DAMAGE, pp: 5, damagetype: 'SPEC', range: 5, params: { recoverTurns: 1 }}," calcext:value-type="string">
            <text:p>HYPER_BEAM: {name: 'Hyper Beam', type: Types.NORMAL, power: 150, accuracy: 90, effect: Effects.DAMAGE, pp: 5, damagetype: 'SPEC', range: 5, params: { recoverTurns: 1 }},</text:p>
          </table:table-cell>
          <table:table-cell/>
        </table:table-row>
        <table:table-row table:style-name="ro1">
          <table:table-cell office:value-type="string" calcext:value-type="string">
            <text:p>ICE_BEAM</text:p>
          </table:table-cell>
          <table:table-cell office:value-type="string" calcext:value-type="string">
            <text:p>Ice Beam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freezeChance: 10}</text:p>
          </table:table-cell>
          <table:table-cell office:value-type="string" calcext:value-type="string">
            <text:p>May freeze opponent.</text:p>
          </table:table-cell>
          <table:table-cell table:formula="of:=CONCATENATE([.A90];&quot;: {name: '&quot;;[.B90];&quot;', type: Types.&quot;;[.C90];&quot;, power: &quot;;[.D90];&quot;, accuracy: &quot;;[.E90];&quot;, effect: Effects.&quot;;[.F90];&quot;, pp: &quot;;[.I90])" office:value-type="string" office:string-value="ICE_BEAM: {name: 'Ice Beam', type: Types.ICE, power: 90, accuracy: 100, effect: Effects.DAMAGE, pp: 10" calcext:value-type="string">
            <text:p>ICE_BEAM: {name: 'Ice Beam', type: Types.ICE, power: 90, accuracy: 100, effect: Effects.DAMAGE, pp: 10</text:p>
          </table:table-cell>
          <table:table-cell table:formula="of:=IF([.H90]&lt;&gt;&quot;&quot;;CONCATENATE(&quot;, damagetype: '&quot;;[.H9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0]&lt;&gt;&quot;&quot;;CONCATENATE(&quot;, range: &quot;;[.J90];&quot;&quot;);&quot;&quot;)" office:value-type="string" office:string-value=", range: 5" calcext:value-type="string">
            <text:p>, range: 5</text:p>
          </table:table-cell>
          <table:table-cell table:style-name="ce4" table:formula="of:=IF([.K90]&lt;&gt;&quot;&quot;;CONCATENATE(&quot;, params: &quot;;[.K90];&quot;&quot;);&quot;, params: {}&quot;)" office:value-type="string" office:string-value=", params: {freezeChance: 10}" calcext:value-type="string">
            <text:p>, params: {free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0:.Q90])" office:value-type="string" office:string-value="ICE_BEAM: {name: 'Ice Beam', type: Types.ICE, power: 90, accuracy: 100, effect: Effects.DAMAGE, pp: 10, damagetype: 'SPEC', range: 5, params: {freezeChance: 10}}," calcext:value-type="string">
            <text:p>ICE_BEAM: {name: 'Ice Beam', type: Types.ICE, power: 90, accuracy: 100, effect: Effects.DAMAGE, pp: 10, damagetype: 'SPEC', range: 5, params: {freezeChance: 10}},</text:p>
          </table:table-cell>
          <table:table-cell/>
        </table:table-row>
        <table:table-row table:style-name="ro1">
          <table:table-cell office:value-type="string" calcext:value-type="string">
            <text:p>MEGA_DRAIN</text:p>
          </table:table-cell>
          <table:table-cell office:value-type="string" calcext:value-type="string">
            <text:p>Mega Drain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absorbHPPercentage: 50}</text:p>
          </table:table-cell>
          <table:table-cell office:value-type="string" calcext:value-type="string">
            <text:p>User recovers half the HP inflicted on opponent.</text:p>
          </table:table-cell>
          <table:table-cell table:formula="of:=CONCATENATE([.A91];&quot;: {name: '&quot;;[.B91];&quot;', type: Types.&quot;;[.C91];&quot;, power: &quot;;[.D91];&quot;, accuracy: &quot;;[.E91];&quot;, effect: Effects.&quot;;[.F91];&quot;, pp: &quot;;[.I91])" office:value-type="string" office:string-value="MEGA_DRAIN: {name: 'Mega Drain', type: Types.GRASS, power: 40, accuracy: 100, effect: Effects.DAMAGE, pp: 15" calcext:value-type="string">
            <text:p>MEGA_DRAIN: {name: 'Mega Drain', type: Types.GRASS, power: 40, accuracy: 100, effect: Effects.DAMAGE, pp: 15</text:p>
          </table:table-cell>
          <table:table-cell table:formula="of:=IF([.H91]&lt;&gt;&quot;&quot;;CONCATENATE(&quot;, damagetype: '&quot;;[.H9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1]&lt;&gt;&quot;&quot;;CONCATENATE(&quot;, range: &quot;;[.J91];&quot;&quot;);&quot;&quot;)" office:value-type="string" office:string-value=", range: 2" calcext:value-type="string">
            <text:p>, range: 2</text:p>
          </table:table-cell>
          <table:table-cell table:style-name="ce4" table:formula="of:=IF([.K91]&lt;&gt;&quot;&quot;;CONCATENATE(&quot;, params: &quot;;[.K91];&quot;&quot;);&quot;, params: {}&quot;)" office:value-type="string" office:string-value=", params: {absorbHPPercentage: 50}" calcext:value-type="string">
            <text:p>, params: {absorbHPPercentage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1:.Q91])" office:value-type="string" office:string-value="MEGA_DRAIN: {name: 'Mega Drain', type: Types.GRASS, power: 40, accuracy: 100, effect: Effects.DAMAGE, pp: 15, damagetype: 'SPEC', range: 2, params: {absorbHPPercentage: 50}}," calcext:value-type="string">
            <text:p>MEGA_DRAIN: {name: 'Mega Drain', type: Types.GRASS, power: 40, accuracy: 100, effect: Effects.DAMAGE, pp: 15, damagetype: 'SPEC', range: 2, params: {absorbHPPercentage: 50}},</text:p>
          </table:table-cell>
          <table:table-cell/>
        </table:table-row>
        <table:table-row table:style-name="ro1">
          <table:table-cell office:value-type="string" calcext:value-type="string">
            <text:p>NIGHT_SHADE</text:p>
          </table:table-cell>
          <table:table-cell office:value-type="string" calcext:value-type="string">
            <text:p>Night Shade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fixedDamage: "Level"}</text:p>
          </table:table-cell>
          <table:table-cell office:value-type="string" calcext:value-type="string">
            <text:p>Inflicts damage equal to user's level.</text:p>
          </table:table-cell>
          <table:table-cell table:formula="of:=CONCATENATE([.A92];&quot;: {name: '&quot;;[.B92];&quot;', type: Types.&quot;;[.C92];&quot;, power: &quot;;[.D92];&quot;, accuracy: &quot;;[.E92];&quot;, effect: Effects.&quot;;[.F92];&quot;, pp: &quot;;[.I92])" office:value-type="string" office:string-value="NIGHT_SHADE: {name: 'Night Shade', type: Types.GHOST, power: 0, accuracy: 100, effect: Effects.DAMAGE, pp: 15" calcext:value-type="string">
            <text:p>NIGHT_SHADE: {name: 'Night Shade', type: Types.GHOST, power: 0, accuracy: 100, effect: Effects.DAMAGE, pp: 15</text:p>
          </table:table-cell>
          <table:table-cell table:formula="of:=IF([.H92]&lt;&gt;&quot;&quot;;CONCATENATE(&quot;, damagetype: '&quot;;[.H9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2]&lt;&gt;&quot;&quot;;CONCATENATE(&quot;, range: &quot;;[.J92];&quot;&quot;);&quot;&quot;)">
            <text:p/>
          </table:table-cell>
          <table:table-cell table:style-name="ce4" table:formula="of:=IF([.K92]&lt;&gt;&quot;&quot;;CONCATENATE(&quot;, params: &quot;;[.K92];&quot;&quot;);&quot;, params: {}&quot;)" office:value-type="string" office:string-value=", params: {fixedDamage: &quot;Level&quot;}" calcext:value-type="string">
            <text:p>, params: {fixedDamage: "Level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2:.Q92])" office:value-type="string" office:string-value="NIGHT_SHADE: {name: 'Night Shade', type: Types.GHOST, power: 0, accuracy: 100, effect: Effects.DAMAGE, pp: 15, damagetype: 'SPEC', params: {fixedDamage: &quot;Level&quot;}}," calcext:value-type="string">
            <text:p>NIGHT_SHADE: {name: 'Night Shade', type: Types.GHOST, power: 0, accuracy: 100, effect: Effects.DAMAGE, pp: 15, damagetype: 'SPEC', params: {fixedDamage: "Level"}},</text:p>
          </table:table-cell>
          <table:table-cell/>
        </table:table-row>
        <table:table-row table:style-name="ro1">
          <table:table-cell office:value-type="string" calcext:value-type="string">
            <text:p>PETAL_DANCE</text:p>
          </table:table-cell>
          <table:table-cell office:value-type="string" calcext:value-type="string">
            <text:p>Petal Dance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multihit: 3, afterHits: "CONFUSED"}</text:p>
          </table:table-cell>
          <table:table-cell office:value-type="string" calcext:value-type="string">
            <text:p>User attacks for 2-3 turns but then becomes confused.</text:p>
          </table:table-cell>
          <table:table-cell table:formula="of:=CONCATENATE([.A93];&quot;: {name: '&quot;;[.B93];&quot;', type: Types.&quot;;[.C93];&quot;, power: &quot;;[.D93];&quot;, accuracy: &quot;;[.E93];&quot;, effect: Effects.&quot;;[.F93];&quot;, pp: &quot;;[.I93])" office:value-type="string" office:string-value="PETAL_DANCE: {name: 'Petal Dance', type: Types.GRASS, power: 120, accuracy: 100, effect: Effects.DAMAGE, pp: 10" calcext:value-type="string">
            <text:p>PETAL_DANCE: {name: 'Petal Dance', type: Types.GRASS, power: 120, accuracy: 100, effect: Effects.DAMAGE, pp: 10</text:p>
          </table:table-cell>
          <table:table-cell table:formula="of:=IF([.H93]&lt;&gt;&quot;&quot;;CONCATENATE(&quot;, damagetype: '&quot;;[.H9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3]&lt;&gt;&quot;&quot;;CONCATENATE(&quot;, range: &quot;;[.J93];&quot;&quot;);&quot;&quot;)">
            <text:p/>
          </table:table-cell>
          <table:table-cell table:style-name="ce4" table:formula="of:=IF([.K93]&lt;&gt;&quot;&quot;;CONCATENATE(&quot;, params: &quot;;[.K93];&quot;&quot;);&quot;, params: {}&quot;)" office:value-type="string" office:string-value=", params: {multihit: 3, afterHits: &quot;CONFUSED&quot;}" calcext:value-type="string">
            <text:p>, params: {multihit: 3, afterHits: "CONF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3:.Q93])" office:value-type="string" office:string-value="PETAL_DANCE: {name: 'Petal Dance', type: Types.GRASS, power: 120, accuracy: 100, effect: Effects.DAMAGE, pp: 10, damagetype: 'SPEC', params: {multihit: 3, afterHits: &quot;CONFUSED&quot;}}," calcext:value-type="string">
            <text:p>PETAL_DANCE: {name: 'Petal Dance', type: Types.GRASS, power: 120, accuracy: 100, effect: Effects.DAMAGE, pp: 10, damagetype: 'SPEC', params: {multihit: 3, afterHits: "CONFUSED"}},</text:p>
          </table:table-cell>
          <table:table-cell/>
        </table:table-row>
        <table:table-row table:style-name="ro1">
          <table:table-cell office:value-type="string" calcext:value-type="string">
            <text:p>PSYBEAM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confuseChance: 10}</text:p>
          </table:table-cell>
          <table:table-cell office:value-type="string" calcext:value-type="string">
            <text:p>May confuse opponent.</text:p>
          </table:table-cell>
          <table:table-cell table:formula="of:=CONCATENATE([.A94];&quot;: {name: '&quot;;[.B94];&quot;', type: Types.&quot;;[.C94];&quot;, power: &quot;;[.D94];&quot;, accuracy: &quot;;[.E94];&quot;, effect: Effects.&quot;;[.F94];&quot;, pp: &quot;;[.I94])" office:value-type="string" office:string-value="PSYBEAM: {name: 'Psybeam', type: Types.PSYCHIC, power: 65, accuracy: 100, effect: Effects.DAMAGE, pp: 20" calcext:value-type="string">
            <text:p>PSYBEAM: {name: 'Psybeam', type: Types.PSYCHIC, power: 65, accuracy: 100, effect: Effects.DAMAGE, pp: 20</text:p>
          </table:table-cell>
          <table:table-cell table:formula="of:=IF([.H94]&lt;&gt;&quot;&quot;;CONCATENATE(&quot;, damagetype: '&quot;;[.H9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4]&lt;&gt;&quot;&quot;;CONCATENATE(&quot;, range: &quot;;[.J94];&quot;&quot;);&quot;&quot;)" office:value-type="string" office:string-value=", range: 5" calcext:value-type="string">
            <text:p>, range: 5</text:p>
          </table:table-cell>
          <table:table-cell table:style-name="ce4" table:formula="of:=IF([.K94]&lt;&gt;&quot;&quot;;CONCATENATE(&quot;, params: &quot;;[.K94];&quot;&quot;);&quot;, params: {}&quot;)" office:value-type="string" office:string-value=", params: {confuseChance: 10}" calcext:value-type="string">
            <text:p>, params: {confus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4:.Q94])" office:value-type="string" office:string-value="PSYBEAM: {name: 'Psybeam', type: Types.PSYCHIC, power: 65, accuracy: 100, effect: Effects.DAMAGE, pp: 20, damagetype: 'SPEC', range: 5, params: {confuseChance: 10}}," calcext:value-type="string">
            <text:p>PSYBEAM: {name: 'Psybeam', type: Types.PSYCHIC, power: 65, accuracy: 100, effect: Effects.DAMAGE, pp: 20, damagetype: 'SPEC', range: 5, params: {confuseChance: 10}},</text:p>
          </table:table-cell>
          <table:table-cell/>
        </table:table-row>
        <table:table-row table:style-name="ro1"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lowerChance: 33, lowerStat: Stats.SP_ATK}</text:p>
          </table:table-cell>
          <table:table-cell office:value-type="string" calcext:value-type="string">
            <text:p>May lower opponent's Special Defense.</text:p>
          </table:table-cell>
          <table:table-cell table:formula="of:=CONCATENATE([.A95];&quot;: {name: '&quot;;[.B95];&quot;', type: Types.&quot;;[.C95];&quot;, power: &quot;;[.D95];&quot;, accuracy: &quot;;[.E95];&quot;, effect: Effects.&quot;;[.F95];&quot;, pp: &quot;;[.I95])" office:value-type="string" office:string-value="PSYCHIC: {name: 'Psychic', type: Types.PSYCHIC, power: 90, accuracy: 100, effect: Effects.DAMAGE, pp: 10" calcext:value-type="string">
            <text:p>PSYCHIC: {name: 'Psychic', type: Types.PSYCHIC, power: 90, accuracy: 100, effect: Effects.DAMAGE, pp: 10</text:p>
          </table:table-cell>
          <table:table-cell table:formula="of:=IF([.H95]&lt;&gt;&quot;&quot;;CONCATENATE(&quot;, damagetype: '&quot;;[.H9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5]&lt;&gt;&quot;&quot;;CONCATENATE(&quot;, range: &quot;;[.J95];&quot;&quot;);&quot;&quot;)" office:value-type="string" office:string-value=", range: 2" calcext:value-type="string">
            <text:p>, range: 2</text:p>
          </table:table-cell>
          <table:table-cell table:style-name="ce4" table:formula="of:=IF([.K95]&lt;&gt;&quot;&quot;;CONCATENATE(&quot;, params: &quot;;[.K95];&quot;&quot;);&quot;, params: {}&quot;)" office:value-type="string" office:string-value=", params: {lowerChance: 33, lowerStat: Stats.SP_ATK}" calcext:value-type="string">
            <text:p>, params: {lowerChance: 33, lowerStat: Stats.SP_ATK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5:.Q95])" office:value-type="string" office:string-value="PSYCHIC: {name: 'Psychic', type: Types.PSYCHIC, power: 90, accuracy: 100, effect: Effects.DAMAGE, pp: 10, damagetype: 'SPEC', range: 2, params: {lowerChance: 33, lowerStat: Stats.SP_ATK}}," calcext:value-type="string">
            <text:p>PSYCHIC: {name: 'Psychic', type: Types.PSYCHIC, power: 90, accuracy: 100, effect: Effects.DAMAGE, pp: 10, damagetype: 'SPEC', range: 2, params: {lowerChance: 33, lowerStat: Stats.SP_ATK}},</text:p>
          </table:table-cell>
          <table:table-cell/>
        </table:table-row>
        <table:table-row table:style-name="ro1">
          <table:table-cell office:value-type="string" calcext:value-type="string">
            <text:p>PSYWAVE</text:p>
          </table:table-cell>
          <table:table-cell office:value-type="string" calcext:value-type="string">
            <text:p>Psywave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pecialDamage: "psywave"}</text:p>
          </table:table-cell>
          <table:table-cell office:value-type="string" calcext:value-type="string">
            <text:p>Inflicts damage 50-150% of user's level.</text:p>
          </table:table-cell>
          <table:table-cell table:formula="of:=CONCATENATE([.A96];&quot;: {name: '&quot;;[.B96];&quot;', type: Types.&quot;;[.C96];&quot;, power: &quot;;[.D96];&quot;, accuracy: &quot;;[.E96];&quot;, effect: Effects.&quot;;[.F96];&quot;, pp: &quot;;[.I96])" office:value-type="string" office:string-value="PSYWAVE: {name: 'Psywave', type: Types.PSYCHIC, power: 0, accuracy: 80, effect: Effects.DAMAGE, pp: 15" calcext:value-type="string">
            <text:p>PSYWAVE: {name: 'Psywave', type: Types.PSYCHIC, power: 0, accuracy: 80, effect: Effects.DAMAGE, pp: 15</text:p>
          </table:table-cell>
          <table:table-cell table:formula="of:=IF([.H96]&lt;&gt;&quot;&quot;;CONCATENATE(&quot;, damagetype: '&quot;;[.H9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6]&lt;&gt;&quot;&quot;;CONCATENATE(&quot;, range: &quot;;[.J96];&quot;&quot;);&quot;&quot;)" office:value-type="string" office:string-value=", range: 2" calcext:value-type="string">
            <text:p>, range: 2</text:p>
          </table:table-cell>
          <table:table-cell table:style-name="ce4" table:formula="of:=IF([.K96]&lt;&gt;&quot;&quot;;CONCATENATE(&quot;, params: &quot;;[.K96];&quot;&quot;);&quot;, params: {}&quot;)" office:value-type="string" office:string-value=", params: {specialDamage: &quot;psywave&quot;}" calcext:value-type="string">
            <text:p>, params: {specialDamage: "psywav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6:.Q96])" office:value-type="string" office:string-value="PSYWAVE: {name: 'Psywave', type: Types.PSYCHIC, power: 0, accuracy: 80, effect: Effects.DAMAGE, pp: 15, damagetype: 'SPEC', range: 2, params: {specialDamage: &quot;psywave&quot;}}," calcext:value-type="string">
            <text:p>PSYWAVE: {name: 'Psywave', type: Types.PSYCHIC, power: 0, accuracy: 80, effect: Effects.DAMAGE, pp: 15, damagetype: 'SPEC', range: 2, params: {specialDamage: "psywave"}},</text:p>
          </table:table-cell>
          <table:table-cell/>
        </table:table-row>
        <table:table-row table:style-name="ro1">
          <table:table-cell office:value-type="string" calcext:value-type="string">
            <text:p>RAZOR_WIND</text:p>
          </table:table-cell>
          <table:table-cell office:value-type="string" calcext:value-type="string">
            <text:p>Razor Wind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critBoost: true, buildUpTurns: 1}</text:p>
          </table:table-cell>
          <table:table-cell office:value-type="string" calcext:value-type="string">
            <text:p>Charges on first turn, attacks on second. High critical hit ratio.</text:p>
          </table:table-cell>
          <table:table-cell table:formula="of:=CONCATENATE([.A97];&quot;: {name: '&quot;;[.B97];&quot;', type: Types.&quot;;[.C97];&quot;, power: &quot;;[.D97];&quot;, accuracy: &quot;;[.E97];&quot;, effect: Effects.&quot;;[.F97];&quot;, pp: &quot;;[.I97])" office:value-type="string" office:string-value="RAZOR_WIND: {name: 'Razor Wind', type: Types.NORMAL, power: 80, accuracy: 100, effect: Effects.DAMAGE, pp: 10" calcext:value-type="string">
            <text:p>RAZOR_WIND: {name: 'Razor Wind', type: Types.NORMAL, power: 80, accuracy: 100, effect: Effects.DAMAGE, pp: 10</text:p>
          </table:table-cell>
          <table:table-cell table:formula="of:=IF([.H97]&lt;&gt;&quot;&quot;;CONCATENATE(&quot;, damagetype: '&quot;;[.H9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7]&lt;&gt;&quot;&quot;;CONCATENATE(&quot;, range: &quot;;[.J97];&quot;&quot;);&quot;&quot;)" office:value-type="string" office:string-value=", range: 2" calcext:value-type="string">
            <text:p>, range: 2</text:p>
          </table:table-cell>
          <table:table-cell table:style-name="ce4" table:formula="of:=IF([.K97]&lt;&gt;&quot;&quot;;CONCATENATE(&quot;, params: &quot;;[.K97];&quot;&quot;);&quot;, params: {}&quot;)" office:value-type="string" office:string-value=", params: {critBoost: true, buildUpTurns: 1}" calcext:value-type="string">
            <text:p>, params: {critBoost: true, 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7:.Q97])" office:value-type="string" office:string-value="RAZOR_WIND: {name: 'Razor Wind', type: Types.NORMAL, power: 80, accuracy: 100, effect: Effects.DAMAGE, pp: 10, damagetype: 'SPEC', range: 2, params: {critBoost: true, buildUpTurns: 1}}," calcext:value-type="string">
            <text:p>RAZOR_WIND: {name: 'Razor Wind', type: Types.NORMAL, power: 80, accuracy: 100, effect: Effects.DAMAGE, pp: 10, damagetype: 'SPEC', range: 2, params: {critBoost: true, buildUpTurns: 1}},</text:p>
          </table:table-cell>
          <table:table-cell/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oisonChance: 30}</text:p>
          </table:table-cell>
          <table:table-cell office:value-type="string" calcext:value-type="string">
            <text:p>May poison opponent.</text:p>
          </table:table-cell>
          <table:table-cell table:formula="of:=CONCATENATE([.A98];&quot;: {name: '&quot;;[.B98];&quot;', type: Types.&quot;;[.C98];&quot;, power: &quot;;[.D98];&quot;, accuracy: &quot;;[.E98];&quot;, effect: Effects.&quot;;[.F98];&quot;, pp: &quot;;[.I98])" office:value-type="string" office:string-value="SLUDGE: {name: 'Sludge', type: Types.POISON, power: 65, accuracy: 100, effect: Effects.DAMAGE, pp: 20" calcext:value-type="string">
            <text:p>SLUDGE: {name: 'Sludge', type: Types.POISON, power: 65, accuracy: 100, effect: Effects.DAMAGE, pp: 20</text:p>
          </table:table-cell>
          <table:table-cell table:formula="of:=IF([.H98]&lt;&gt;&quot;&quot;;CONCATENATE(&quot;, damagetype: '&quot;;[.H9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8]&lt;&gt;&quot;&quot;;CONCATENATE(&quot;, range: &quot;;[.J98];&quot;&quot;);&quot;&quot;)" office:value-type="string" office:string-value=", range: 2" calcext:value-type="string">
            <text:p>, range: 2</text:p>
          </table:table-cell>
          <table:table-cell table:style-name="ce4" table:formula="of:=IF([.K98]&lt;&gt;&quot;&quot;;CONCATENATE(&quot;, params: &quot;;[.K98];&quot;&quot;);&quot;, params: {}&quot;)" office:value-type="string" office:string-value=", params: {poisonChance: 30}" calcext:value-type="string">
            <text:p>, params: {poisonChance: 3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8:.Q98])" office:value-type="string" office:string-value="SLUDGE: {name: 'Sludge', type: Types.POISON, power: 65, accuracy: 100, effect: Effects.DAMAGE, pp: 20, damagetype: 'SPEC', range: 2, params: {poisonChance: 30}}," calcext:value-type="string">
            <text:p>SLUDGE: {name: 'Sludge', type: Types.POISON, power: 65, accuracy: 100, effect: Effects.DAMAGE, pp: 20, damagetype: 'SPEC', range: 2, params: {poisonChance: 30}},</text:p>
          </table:table-cell>
          <table:table-cell/>
        </table:table-row>
        <table:table-row table:style-name="ro1">
          <table:table-cell office:value-type="string" calcext:value-type="string">
            <text:p>SMOG</text:p>
          </table:table-cell>
          <table:table-cell office:value-type="string" calcext:value-type="string">
            <text:p>Smo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poisonChance: 40, splashRange: 2}</text:p>
          </table:table-cell>
          <table:table-cell office:value-type="string" calcext:value-type="string">
            <text:p>May poison opponent.</text:p>
          </table:table-cell>
          <table:table-cell table:formula="of:=CONCATENATE([.A99];&quot;: {name: '&quot;;[.B99];&quot;', type: Types.&quot;;[.C99];&quot;, power: &quot;;[.D99];&quot;, accuracy: &quot;;[.E99];&quot;, effect: Effects.&quot;;[.F99];&quot;, pp: &quot;;[.I99])" office:value-type="string" office:string-value="SMOG: {name: 'Smog', type: Types.POISON, power: 30, accuracy: 70, effect: Effects.DAMAGE, pp: 20" calcext:value-type="string">
            <text:p>SMOG: {name: 'Smog', type: Types.POISON, power: 30, accuracy: 70, effect: Effects.DAMAGE, pp: 20</text:p>
          </table:table-cell>
          <table:table-cell table:formula="of:=IF([.H99]&lt;&gt;&quot;&quot;;CONCATENATE(&quot;, damagetype: '&quot;;[.H9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99]&lt;&gt;&quot;&quot;;CONCATENATE(&quot;, range: &quot;;[.J99];&quot;&quot;);&quot;&quot;)" office:value-type="string" office:string-value=", range: 3" calcext:value-type="string">
            <text:p>, range: 3</text:p>
          </table:table-cell>
          <table:table-cell table:style-name="ce4" table:formula="of:=IF([.K99]&lt;&gt;&quot;&quot;;CONCATENATE(&quot;, params: &quot;;[.K99];&quot;&quot;);&quot;, params: {}&quot;)" office:value-type="string" office:string-value=", params: {poisonChance: 40, splashRange: 2}" calcext:value-type="string">
            <text:p>, params: {poisonChance: 40, splashRange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99:.Q99])" office:value-type="string" office:string-value="SMOG: {name: 'Smog', type: Types.POISON, power: 30, accuracy: 70, effect: Effects.DAMAGE, pp: 20, damagetype: 'SPEC', range: 3, params: {poisonChance: 40, splashRange: 2}}," calcext:value-type="string">
            <text:p>SMOG: {name: 'Smog', type: Types.POISON, power: 30, accuracy: 70, effect: Effects.DAMAGE, pp: 20, damagetype: 'SPEC', range: 3, params: {poisonChance: 40, splashRange: 2}},</text:p>
          </table:table-cell>
          <table:table-cell/>
        </table:table-row>
        <table:table-row table:style-name="ro1">
          <table:table-cell office:value-type="string" calcext:value-type="string">
            <text:p>SOLAR_BEAM</text:p>
          </table:table-cell>
          <table:table-cell office:value-type="string" calcext:value-type="string">
            <text:p>Solar Beam</text:p>
          </table:table-cell>
          <table:table-cell office:value-type="string" calcext:value-type="string">
            <text:p>GRASS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buildUpTurns: 1}</text:p>
          </table:table-cell>
          <table:table-cell office:value-type="string" calcext:value-type="string">
            <text:p>Charges on first turn, attacks on second.</text:p>
          </table:table-cell>
          <table:table-cell table:formula="of:=CONCATENATE([.A100];&quot;: {name: '&quot;;[.B100];&quot;', type: Types.&quot;;[.C100];&quot;, power: &quot;;[.D100];&quot;, accuracy: &quot;;[.E100];&quot;, effect: Effects.&quot;;[.F100];&quot;, pp: &quot;;[.I100])" office:value-type="string" office:string-value="SOLAR_BEAM: {name: 'Solar Beam', type: Types.GRASS, power: 120, accuracy: 100, effect: Effects.DAMAGE, pp: 10" calcext:value-type="string">
            <text:p>SOLAR_BEAM: {name: 'Solar Beam', type: Types.GRASS, power: 120, accuracy: 100, effect: Effects.DAMAGE, pp: 10</text:p>
          </table:table-cell>
          <table:table-cell table:formula="of:=IF([.H100]&lt;&gt;&quot;&quot;;CONCATENATE(&quot;, damagetype: '&quot;;[.H100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0]&lt;&gt;&quot;&quot;;CONCATENATE(&quot;, range: &quot;;[.J100];&quot;&quot;);&quot;&quot;)" office:value-type="string" office:string-value=", range: 5" calcext:value-type="string">
            <text:p>, range: 5</text:p>
          </table:table-cell>
          <table:table-cell table:style-name="ce4" table:formula="of:=IF([.K100]&lt;&gt;&quot;&quot;;CONCATENATE(&quot;, params: &quot;;[.K100];&quot;&quot;);&quot;, params: {}&quot;)" office:value-type="string" office:string-value=", params: {buildUpTurns: 1}" calcext:value-type="string">
            <text:p>, params: {buildUp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0:.Q100])" office:value-type="string" office:string-value="SOLAR_BEAM: {name: 'Solar Beam', type: Types.GRASS, power: 120, accuracy: 100, effect: Effects.DAMAGE, pp: 10, damagetype: 'SPEC', range: 5, params: {buildUpTurns: 1}}," calcext:value-type="string">
            <text:p>SOLAR_BEAM: {name: 'Solar Beam', type: Types.GRASS, power: 120, accuracy: 100, effect: Effects.DAMAGE, pp: 10, damagetype: 'SPEC', range: 5, params: {buildUpTurns: 1}},</text:p>
          </table:table-cell>
          <table:table-cell/>
        </table:table-row>
        <table:table-row table:style-name="ro1">
          <table:table-cell office:value-type="string" calcext:value-type="string">
            <text:p>SONIC_BOOM</text:p>
          </table:table-cell>
          <table:table-cell office:value-type="string" calcext:value-type="string">
            <text:p>Sonic Boom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fixedDamage: 20}</text:p>
          </table:table-cell>
          <table:table-cell office:value-type="string" calcext:value-type="string">
            <text:p>Always inflicts 20 HP.</text:p>
          </table:table-cell>
          <table:table-cell table:formula="of:=CONCATENATE([.A101];&quot;: {name: '&quot;;[.B101];&quot;', type: Types.&quot;;[.C101];&quot;, power: &quot;;[.D101];&quot;, accuracy: &quot;;[.E101];&quot;, effect: Effects.&quot;;[.F101];&quot;, pp: &quot;;[.I101])" office:value-type="string" office:string-value="SONIC_BOOM: {name: 'Sonic Boom', type: Types.NORMAL, power: 0, accuracy: 90, effect: Effects.DAMAGE, pp: 20" calcext:value-type="string">
            <text:p>SONIC_BOOM: {name: 'Sonic Boom', type: Types.NORMAL, power: 0, accuracy: 90, effect: Effects.DAMAGE, pp: 20</text:p>
          </table:table-cell>
          <table:table-cell table:formula="of:=IF([.H101]&lt;&gt;&quot;&quot;;CONCATENATE(&quot;, damagetype: '&quot;;[.H101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1]&lt;&gt;&quot;&quot;;CONCATENATE(&quot;, range: &quot;;[.J101];&quot;&quot;);&quot;&quot;)" office:value-type="string" office:string-value=", range: 2" calcext:value-type="string">
            <text:p>, range: 2</text:p>
          </table:table-cell>
          <table:table-cell table:style-name="ce4" table:formula="of:=IF([.K101]&lt;&gt;&quot;&quot;;CONCATENATE(&quot;, params: &quot;;[.K101];&quot;&quot;);&quot;, params: {}&quot;)" office:value-type="string" office:string-value=", params: {fixedDamage: 20}" calcext:value-type="string">
            <text:p>, params: {fixedDamage: 2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1:.Q101])" office:value-type="string" office:string-value="SONIC_BOOM: {name: 'Sonic Boom', type: Types.NORMAL, power: 0, accuracy: 90, effect: Effects.DAMAGE, pp: 20, damagetype: 'SPEC', range: 2, params: {fixedDamage: 20}}," calcext:value-type="string">
            <text:p>SONIC_BOOM: {name: 'Sonic Boom', type: Types.NORMAL, power: 0, accuracy: 90, effect: Effects.DAMAGE, pp: 20, damagetype: 'SPEC', range: 2, params: {fixedDamage: 20}},</text:p>
          </table:table-cell>
          <table:table-cell/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plashRange: 3}</text:p>
          </table:table-cell>
          <table:table-cell office:value-type="string" calcext:value-type="string">
            <text:p>Hits all adjacent Pokémon.</text:p>
          </table:table-cell>
          <table:table-cell table:formula="of:=CONCATENATE([.A102];&quot;: {name: '&quot;;[.B102];&quot;', type: Types.&quot;;[.C102];&quot;, power: &quot;;[.D102];&quot;, accuracy: &quot;;[.E102];&quot;, effect: Effects.&quot;;[.F102];&quot;, pp: &quot;;[.I102])" office:value-type="string" office:string-value="SURF: {name: 'Surf', type: Types.WATER, power: 90, accuracy: 100, effect: Effects.DAMAGE, pp: 15" calcext:value-type="string">
            <text:p>SURF: {name: 'Surf', type: Types.WATER, power: 90, accuracy: 100, effect: Effects.DAMAGE, pp: 15</text:p>
          </table:table-cell>
          <table:table-cell table:formula="of:=IF([.H102]&lt;&gt;&quot;&quot;;CONCATENATE(&quot;, damagetype: '&quot;;[.H102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2]&lt;&gt;&quot;&quot;;CONCATENATE(&quot;, range: &quot;;[.J102];&quot;&quot;);&quot;&quot;)">
            <text:p/>
          </table:table-cell>
          <table:table-cell table:style-name="ce4" table:formula="of:=IF([.K102]&lt;&gt;&quot;&quot;;CONCATENATE(&quot;, params: &quot;;[.K102];&quot;&quot;);&quot;, params: {}&quot;)" office:value-type="string" office:string-value=", params: {splashRange: 3}" calcext:value-type="string">
            <text:p>, params: {splashRange: 3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2:.Q102])" office:value-type="string" office:string-value="SURF: {name: 'Surf', type: Types.WATER, power: 90, accuracy: 100, effect: Effects.DAMAGE, pp: 15, damagetype: 'SPEC', params: {splashRange: 3}}," calcext:value-type="string">
            <text:p>SURF: {name: 'Surf', type: Types.WATER, power: 90, accuracy: 100, effect: Effects.DAMAGE, pp: 15, damagetype: 'SPEC', params: {splashRange: 3}},</text:p>
          </table:table-cell>
          <table:table-cell/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NORMAL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alwaysHit: true}</text:p>
          </table:table-cell>
          <table:table-cell office:value-type="string" calcext:value-type="string">
            <text:p>Ignores Accuracy and Evasiveness.</text:p>
          </table:table-cell>
          <table:table-cell table:formula="of:=CONCATENATE([.A103];&quot;: {name: '&quot;;[.B103];&quot;', type: Types.&quot;;[.C103];&quot;, power: &quot;;[.D103];&quot;, accuracy: &quot;;[.E103];&quot;, effect: Effects.&quot;;[.F103];&quot;, pp: &quot;;[.I103])" office:value-type="string" office:string-value="SWIFT: {name: 'Swift', type: Types.NORMAL, power: 60, accuracy: 100, effect: Effects.DAMAGE, pp: 20" calcext:value-type="string">
            <text:p>SWIFT: {name: 'Swift', type: Types.NORMAL, power: 60, accuracy: 100, effect: Effects.DAMAGE, pp: 20</text:p>
          </table:table-cell>
          <table:table-cell table:formula="of:=IF([.H103]&lt;&gt;&quot;&quot;;CONCATENATE(&quot;, damagetype: '&quot;;[.H103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3]&lt;&gt;&quot;&quot;;CONCATENATE(&quot;, range: &quot;;[.J103];&quot;&quot;);&quot;&quot;)">
            <text:p/>
          </table:table-cell>
          <table:table-cell table:style-name="ce4" table:formula="of:=IF([.K103]&lt;&gt;&quot;&quot;;CONCATENATE(&quot;, params: &quot;;[.K103];&quot;&quot;);&quot;, params: {}&quot;)" office:value-type="string" office:string-value=", params: {alwaysHit: true}" calcext:value-type="string">
            <text:p>, params: {alwaysHit: true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3:.Q103])" office:value-type="string" office:string-value="SWIFT: {name: 'Swift', type: Types.NORMAL, power: 60, accuracy: 100, effect: Effects.DAMAGE, pp: 20, damagetype: 'SPEC', params: {alwaysHit: true}}," calcext:value-type="string">
            <text:p>SWIFT: {name: 'Swift', type: Types.NORMAL, power: 60, accuracy: 100, effect: Effects.DAMAGE, pp: 20, damagetype: 'SPEC', params: {alwaysHit: true}},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LECTRIC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4];&quot;: {name: '&quot;;[.B104];&quot;', type: Types.&quot;;[.C104];&quot;, power: &quot;;[.D104];&quot;, accuracy: &quot;;[.E104];&quot;, effect: Effects.&quot;;[.F104];&quot;, pp: &quot;;[.I104])" office:value-type="string" office:string-value="THUNDER: {name: 'Thunder', type: Types.ELECTRIC, power: 110, accuracy: 70, effect: Effects.DAMAGE, pp: 10" calcext:value-type="string">
            <text:p>THUNDER: {name: 'Thunder', type: Types.ELECTRIC, power: 110, accuracy: 70, effect: Effects.DAMAGE, pp: 10</text:p>
          </table:table-cell>
          <table:table-cell table:formula="of:=IF([.H104]&lt;&gt;&quot;&quot;;CONCATENATE(&quot;, damagetype: '&quot;;[.H104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4]&lt;&gt;&quot;&quot;;CONCATENATE(&quot;, range: &quot;;[.J104];&quot;&quot;);&quot;&quot;)" office:value-type="string" office:string-value=", range: 5" calcext:value-type="string">
            <text:p>, range: 5</text:p>
          </table:table-cell>
          <table:table-cell table:style-name="ce4" table:formula="of:=IF([.K104]&lt;&gt;&quot;&quot;;CONCATENATE(&quot;, params: &quot;;[.K104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4:.Q104])" office:value-type="string" office:string-value="THUNDER: {name: 'Thunder', type: Types.ELECTRIC, power: 110, accuracy: 70, effect: Effects.DAMAGE, pp: 10, damagetype: 'SPEC', range: 5, params: {paralyzeChance: 10}}," calcext:value-type="string">
            <text:p>THUNDER: {name: 'Thunder', type: Types.ELECTRIC, power: 110, accuracy: 70, effect: Effects.DAMAGE, pp: 10, damagetype: 'SPEC', range: 5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_SHOCK</text:p>
          </table:table-cell>
          <table:table-cell office:value-type="string" calcext:value-type="string">
            <text:p>Thunder Shock</text:p>
          </table:table-cell>
          <table:table-cell office:value-type="string" calcext:value-type="string">
            <text:p>ELECTRIC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5];&quot;: {name: '&quot;;[.B105];&quot;', type: Types.&quot;;[.C105];&quot;, power: &quot;;[.D105];&quot;, accuracy: &quot;;[.E105];&quot;, effect: Effects.&quot;;[.F105];&quot;, pp: &quot;;[.I105])" office:value-type="string" office:string-value="THUNDER_SHOCK: {name: 'Thunder Shock', type: Types.ELECTRIC, power: 40, accuracy: 100, effect: Effects.DAMAGE, pp: 30" calcext:value-type="string">
            <text:p>THUNDER_SHOCK: {name: 'Thunder Shock', type: Types.ELECTRIC, power: 40, accuracy: 100, effect: Effects.DAMAGE, pp: 30</text:p>
          </table:table-cell>
          <table:table-cell table:formula="of:=IF([.H105]&lt;&gt;&quot;&quot;;CONCATENATE(&quot;, damagetype: '&quot;;[.H105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5]&lt;&gt;&quot;&quot;;CONCATENATE(&quot;, range: &quot;;[.J105];&quot;&quot;);&quot;&quot;)" office:value-type="string" office:string-value=", range: 2" calcext:value-type="string">
            <text:p>, range: 2</text:p>
          </table:table-cell>
          <table:table-cell table:style-name="ce4" table:formula="of:=IF([.K105]&lt;&gt;&quot;&quot;;CONCATENATE(&quot;, params: &quot;;[.K105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5:.Q105])" office:value-type="string" office:string-value="THUNDER_SHOCK: {name: 'Thunder Shock', type: Types.ELECTRIC, power: 40, accuracy: 100, effect: Effects.DAMAGE, pp: 30, damagetype: 'SPEC', range: 2, params: {paralyzeChance: 10}}," calcext:value-type="string">
            <text:p>THUNDER_SHOCK: {name: 'Thunder Shock', type: Types.ELECTRIC, power: 40, accuracy: 100, effect: Effects.DAMAGE, pp: 30, damagetype: 'SPEC', range: 2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HUNDERBOLT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ELECTRI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paralyzeChance: 10}</text:p>
          </table:table-cell>
          <table:table-cell office:value-type="string" calcext:value-type="string">
            <text:p>May paralyze opponent.</text:p>
          </table:table-cell>
          <table:table-cell table:formula="of:=CONCATENATE([.A106];&quot;: {name: '&quot;;[.B106];&quot;', type: Types.&quot;;[.C106];&quot;, power: &quot;;[.D106];&quot;, accuracy: &quot;;[.E106];&quot;, effect: Effects.&quot;;[.F106];&quot;, pp: &quot;;[.I106])" office:value-type="string" office:string-value="THUNDERBOLT: {name: 'Thunderbolt', type: Types.ELECTRIC, power: 90, accuracy: 100, effect: Effects.DAMAGE, pp: 15" calcext:value-type="string">
            <text:p>THUNDERBOLT: {name: 'Thunderbolt', type: Types.ELECTRIC, power: 90, accuracy: 100, effect: Effects.DAMAGE, pp: 15</text:p>
          </table:table-cell>
          <table:table-cell table:formula="of:=IF([.H106]&lt;&gt;&quot;&quot;;CONCATENATE(&quot;, damagetype: '&quot;;[.H106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6]&lt;&gt;&quot;&quot;;CONCATENATE(&quot;, range: &quot;;[.J106];&quot;&quot;);&quot;&quot;)" office:value-type="string" office:string-value=", range: 4" calcext:value-type="string">
            <text:p>, range: 4</text:p>
          </table:table-cell>
          <table:table-cell table:style-name="ce4" table:formula="of:=IF([.K106]&lt;&gt;&quot;&quot;;CONCATENATE(&quot;, params: &quot;;[.K106];&quot;&quot;);&quot;, params: {}&quot;)" office:value-type="string" office:string-value=", params: {paralyzeChance: 10}" calcext:value-type="string">
            <text:p>, params: {paralyzeChance: 1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6:.Q106])" office:value-type="string" office:string-value="THUNDERBOLT: {name: 'Thunderbolt', type: Types.ELECTRIC, power: 90, accuracy: 100, effect: Effects.DAMAGE, pp: 15, damagetype: 'SPEC', range: 4, params: {paralyzeChance: 10}}," calcext:value-type="string">
            <text:p>THUNDERBOLT: {name: 'Thunderbolt', type: Types.ELECTRIC, power: 90, accuracy: 100, effect: Effects.DAMAGE, pp: 15, damagetype: 'SPEC', range: 4, params: {paralyzeChance: 10}},</text:p>
          </table:table-cell>
          <table:table-cell/>
        </table:table-row>
        <table:table-row table:style-name="ro1">
          <table:table-cell office:value-type="string" calcext:value-type="string">
            <text:p>TRI_ATTACK</text:p>
          </table:table-cell>
          <table:table-cell office:value-type="string" calcext:value-type="string">
            <text:p>Tri Attack</text:p>
          </table:table-cell>
          <table:table-cell office:value-type="string" calcext:value-type="string">
            <text:p>NORMAL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107];&quot;: {name: '&quot;;[.B107];&quot;', type: Types.&quot;;[.C107];&quot;, power: &quot;;[.D107];&quot;, accuracy: &quot;;[.E107];&quot;, effect: Effects.&quot;;[.F107];&quot;, pp: &quot;;[.I107])" office:value-type="string" office:string-value="TRI_ATTACK: {name: 'Tri Attack', type: Types.NORMAL, power: 80, accuracy: 100, effect: Effects.DAMAGE, pp: 10" calcext:value-type="string">
            <text:p>TRI_ATTACK: {name: 'Tri Attack', type: Types.NORMAL, power: 80, accuracy: 100, effect: Effects.DAMAGE, pp: 10</text:p>
          </table:table-cell>
          <table:table-cell table:formula="of:=IF([.H107]&lt;&gt;&quot;&quot;;CONCATENATE(&quot;, damagetype: '&quot;;[.H107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7]&lt;&gt;&quot;&quot;;CONCATENATE(&quot;, range: &quot;;[.J107];&quot;&quot;);&quot;&quot;)">
            <text:p/>
          </table:table-cell>
          <table:table-cell table:style-name="ce4" table:formula="of:=IF([.K107]&lt;&gt;&quot;&quot;;CONCATENATE(&quot;, params: &quot;;[.K10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7:.Q107])" office:value-type="string" office:string-value="TRI_ATTACK: {name: 'Tri Attack', type: Types.NORMAL, power: 80, accuracy: 100, effect: Effects.DAMAGE, pp: 10, damagetype: 'SPEC', params: {}}," calcext:value-type="string">
            <text:p>TRI_ATTACK: {name: 'Tri Attack', type: Types.NORMAL, power: 80, accuracy: 100, effect: Effects.DAMAGE, pp: 10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WATER_GUN</text:p>
          </table:table-cell>
          <table:table-cell office:value-type="string" calcext:value-type="string">
            <text:p>Water Gun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/>
          </table:table-cell>
          <table:table-cell table:formula="of:=CONCATENATE([.A108];&quot;: {name: '&quot;;[.B108];&quot;', type: Types.&quot;;[.C108];&quot;, power: &quot;;[.D108];&quot;, accuracy: &quot;;[.E108];&quot;, effect: Effects.&quot;;[.F108];&quot;, pp: &quot;;[.I108])" office:value-type="string" office:string-value="WATER_GUN: {name: 'Water Gun', type: Types.WATER, power: 40, accuracy: 100, effect: Effects.DAMAGE, pp: 25" calcext:value-type="string">
            <text:p>WATER_GUN: {name: 'Water Gun', type: Types.WATER, power: 40, accuracy: 100, effect: Effects.DAMAGE, pp: 25</text:p>
          </table:table-cell>
          <table:table-cell table:formula="of:=IF([.H108]&lt;&gt;&quot;&quot;;CONCATENATE(&quot;, damagetype: '&quot;;[.H108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08]&lt;&gt;&quot;&quot;;CONCATENATE(&quot;, range: &quot;;[.J108];&quot;&quot;);&quot;&quot;)">
            <text:p/>
          </table:table-cell>
          <table:table-cell table:style-name="ce4" table:formula="of:=IF([.K108]&lt;&gt;&quot;&quot;;CONCATENATE(&quot;, params: &quot;;[.K10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8:.Q108])" office:value-type="string" office:string-value="WATER_GUN: {name: 'Water Gun', type: Types.WATER, power: 40, accuracy: 100, effect: Effects.DAMAGE, pp: 25, damagetype: 'SPEC', params: {}}," calcext:value-type="string">
            <text:p>WATER_GUN: {name: 'Water Gun', type: Types.WATER, power: 40, accuracy: 100, effect: Effects.DAMAGE, pp: 25, damagetype: 'SPEC', params: {}},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Digs underground on first turn, attacks on second. Can also escape from caves.</text:p>
          </table:table-cell>
          <table:table-cell table:formula="of:=CONCATENATE([.A109];&quot;: {name: '&quot;;[.B109];&quot;', type: Types.&quot;;[.C109];&quot;, power: &quot;;[.D109];&quot;, accuracy: &quot;;[.E109];&quot;, effect: Effects.&quot;;[.F109];&quot;, pp: &quot;;[.I109])" office:value-type="string" office:string-value="DIG: {name: 'Dig', type: Types.GROUND, power: 80, accuracy: 100, effect: Effects.DAMAGE, pp: 10" calcext:value-type="string">
            <text:p>DIG: {name: 'Dig', type: Types.GROUND, power: 80, accuracy: 100, effect: Effects.DAMAGE, pp: 10</text:p>
          </table:table-cell>
          <table:table-cell table:formula="of:=IF([.H109]&lt;&gt;&quot;&quot;;CONCATENATE(&quot;, damagetype: '&quot;;[.H10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09]&lt;&gt;&quot;&quot;;CONCATENATE(&quot;, range: &quot;;[.J109];&quot;&quot;);&quot;&quot;)">
            <text:p/>
          </table:table-cell>
          <table:table-cell table:style-name="ce4" table:formula="of:=IF([.K109]&lt;&gt;&quot;&quot;;CONCATENATE(&quot;, params: &quot;;[.K109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09:.Q109])" office:value-type="string" office:string-value="DIG: {name: 'Dig', type: Types.GROUND, power: 80, accuracy: 100, effect: Effects.DAMAGE, pp: 10, damagetype: 'PHYS', params: {hideTurns: 1}}," calcext:value-type="string">
            <text:p>DIG: {name: 'Dig', type: Types.GROUND, power: 80, accuracy: 100, effect: Effects.DAMAGE, pp: 10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hideTurns: 1}</text:p>
          </table:table-cell>
          <table:table-cell office:value-type="string" calcext:value-type="string">
            <text:p>Flies up on first turn, attacks on second turn.</text:p>
          </table:table-cell>
          <table:table-cell table:formula="of:=CONCATENATE([.A110];&quot;: {name: '&quot;;[.B110];&quot;', type: Types.&quot;;[.C110];&quot;, power: &quot;;[.D110];&quot;, accuracy: &quot;;[.E110];&quot;, effect: Effects.&quot;;[.F110];&quot;, pp: &quot;;[.I110])" office:value-type="string" office:string-value="FLY: {name: 'Fly', type: Types.FLYING, power: 90, accuracy: 95, effect: Effects.DAMAGE, pp: 15" calcext:value-type="string">
            <text:p>FLY: {name: 'Fly', type: Types.FLYING, power: 90, accuracy: 95, effect: Effects.DAMAGE, pp: 15</text:p>
          </table:table-cell>
          <table:table-cell table:formula="of:=IF([.H110]&lt;&gt;&quot;&quot;;CONCATENATE(&quot;, damagetype: '&quot;;[.H110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10]&lt;&gt;&quot;&quot;;CONCATENATE(&quot;, range: &quot;;[.J110];&quot;&quot;);&quot;&quot;)">
            <text:p/>
          </table:table-cell>
          <table:table-cell table:style-name="ce4" table:formula="of:=IF([.K110]&lt;&gt;&quot;&quot;;CONCATENATE(&quot;, params: &quot;;[.K110];&quot;&quot;);&quot;, params: {}&quot;)" office:value-type="string" office:string-value=", params: {hideTurns: 1}" calcext:value-type="string">
            <text:p>, params: {hideTurns: 1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0:.Q110])" office:value-type="string" office:string-value="FLY: {name: 'Fly', type: Types.FLYING, power: 90, accuracy: 95, effect: Effects.DAMAGE, pp: 15, damagetype: 'PHYS', params: {hideTurns: 1}}," calcext:value-type="string">
            <text:p>FLY: {name: 'Fly', type: Types.FLYING, power: 90, accuracy: 95, effect: Effects.DAMAGE, pp: 15, damagetype: 'PHYS', params: {hideTurns: 1}},</text:p>
          </table:table-cell>
          <table:table-cell/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SABLE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pponent can't use its last attack for a few turns.</text:p>
          </table:table-cell>
          <table:table-cell table:formula="of:=CONCATENATE([.A111];&quot;: {name: '&quot;;[.B111];&quot;', type: Types.&quot;;[.C111];&quot;, power: &quot;;[.D111];&quot;, accuracy: &quot;;[.E111];&quot;, effect: Effects.&quot;;[.F111];&quot;, pp: &quot;;[.I111])" office:value-type="string" office:string-value="DISABLE: {name: 'Disable', type: Types.NORMAL, power: 0, accuracy: 100, effect: Effects.DISABLE_MOVE, pp: 20" calcext:value-type="string">
            <text:p>DISABLE: {name: 'Disable', type: Types.NORMAL, power: 0, accuracy: 100, effect: Effects.DISABLE_MOVE, pp: 20</text:p>
          </table:table-cell>
          <table:table-cell table:formula="of:=IF([.H111]&lt;&gt;&quot;&quot;;CONCATENATE(&quot;, damagetype: '&quot;;[.H11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1]&lt;&gt;&quot;&quot;;CONCATENATE(&quot;, range: &quot;;[.J111];&quot;&quot;);&quot;&quot;)">
            <text:p/>
          </table:table-cell>
          <table:table-cell table:style-name="ce4" table:formula="of:=IF([.K111]&lt;&gt;&quot;&quot;;CONCATENATE(&quot;, params: &quot;;[.K111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1:.Q111])" office:value-type="string" office:string-value="DISABLE: {name: 'Disable', type: Types.NORMAL, power: 0, accuracy: 100, effect: Effects.DISABLE_MOVE, pp: 20, damagetype: 'STAT', params: {}}," calcext:value-type="string">
            <text:p>DISABLE: {name: 'Disable', type: Types.NORMAL, power: 0, accuracy: 100, effect: Effects.DISABLE_MOVE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CONFUSE_RAY</text:p>
          </table:table-cell>
          <table:table-cell office:value-type="string" calcext:value-type="string">
            <text:p>Confuse Ray</text:p>
          </table:table-cell>
          <table:table-cell office:value-type="string" calcext:value-type="string">
            <text:p>GHOS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12];&quot;: {name: '&quot;;[.B112];&quot;', type: Types.&quot;;[.C112];&quot;, power: &quot;;[.D112];&quot;, accuracy: &quot;;[.E112];&quot;, effect: Effects.&quot;;[.F112];&quot;, pp: &quot;;[.I112])" office:value-type="string" office:string-value="CONFUSE_RAY: {name: 'Confuse Ray', type: Types.GHOST, power: 0, accuracy: 100, effect: Effects.INFLICT_STATUS, pp: 10" calcext:value-type="string">
            <text:p>CONFUSE_RAY: {name: 'Confuse Ray', type: Types.GHOST, power: 0, accuracy: 100, effect: Effects.INFLICT_STATUS, pp: 10</text:p>
          </table:table-cell>
          <table:table-cell table:formula="of:=IF([.H112]&lt;&gt;&quot;&quot;;CONCATENATE(&quot;, damagetype: '&quot;;[.H11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2]&lt;&gt;&quot;&quot;;CONCATENATE(&quot;, range: &quot;;[.J112];&quot;&quot;);&quot;&quot;)" office:value-type="string" office:string-value=", range: 5" calcext:value-type="string">
            <text:p>, range: 5</text:p>
          </table:table-cell>
          <table:table-cell table:style-name="ce4" table:formula="of:=IF([.K112]&lt;&gt;&quot;&quot;;CONCATENATE(&quot;, params: &quot;;[.K11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2:.Q112])" office:value-type="string" office:string-value="CONFUSE_RAY: {name: 'Confuse Ray', type: Types.GHOST, power: 0, accuracy: 100, effect: Effects.INFLICT_STATUS, pp: 10, damagetype: 'STAT', range: 5, params: {status: &quot;CONFUSION&quot;}}," calcext:value-type="string">
            <text:p>CONFUSE_RAY: {name: 'Confuse Ray', type: Types.GHOST, power: 0, accuracy: 100, effect: Effects.INFLICT_STATUS, pp: 10, damagetype: 'STAT', range: 5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Glar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13];&quot;: {name: '&quot;;[.B113];&quot;', type: Types.&quot;;[.C113];&quot;, power: &quot;;[.D113];&quot;, accuracy: &quot;;[.E113];&quot;, effect: Effects.&quot;;[.F113];&quot;, pp: &quot;;[.I113])" office:value-type="string" office:string-value="GLARE: {name: 'Glare', type: Types.NORMAL, power: 0, accuracy: 100, effect: Effects.INFLICT_STATUS, pp: 30" calcext:value-type="string">
            <text:p>GLARE: {name: 'Glare', type: Types.NORMAL, power: 0, accuracy: 100, effect: Effects.INFLICT_STATUS, pp: 30</text:p>
          </table:table-cell>
          <table:table-cell table:formula="of:=IF([.H113]&lt;&gt;&quot;&quot;;CONCATENATE(&quot;, damagetype: '&quot;;[.H11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3]&lt;&gt;&quot;&quot;;CONCATENATE(&quot;, range: &quot;;[.J113];&quot;&quot;);&quot;&quot;)" office:value-type="string" office:string-value=", range: 4" calcext:value-type="string">
            <text:p>, range: 4</text:p>
          </table:table-cell>
          <table:table-cell table:style-name="ce4" table:formula="of:=IF([.K113]&lt;&gt;&quot;&quot;;CONCATENATE(&quot;, params: &quot;;[.K11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3:.Q113])" office:value-type="string" office:string-value="GLARE: {name: 'Glare', type: Types.NORMAL, power: 0, accuracy: 100, effect: Effects.INFLICT_STATUS, pp: 30, damagetype: 'STAT', range: 4, params: {status: &quot;PARALYSIS&quot;}}," calcext:value-type="string">
            <text:p>GLARE: {name: 'Glare', type: Types.NORMAL, power: 0, accuracy: 100, effect: Effects.INFLICT_STATUS, pp: 30, damagetype: 'STAT', range: 4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HYPNOSIS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4];&quot;: {name: '&quot;;[.B114];&quot;', type: Types.&quot;;[.C114];&quot;, power: &quot;;[.D114];&quot;, accuracy: &quot;;[.E114];&quot;, effect: Effects.&quot;;[.F114];&quot;, pp: &quot;;[.I114])" office:value-type="string" office:string-value="HYPNOSIS: {name: 'Hypnosis', type: Types.PSYCHIC, power: 0, accuracy: 60, effect: Effects.INFLICT_STATUS, pp: 20" calcext:value-type="string">
            <text:p>HYPNOSIS: {name: 'Hypnosis', type: Types.PSYCHIC, power: 0, accuracy: 60, effect: Effects.INFLICT_STATUS, pp: 20</text:p>
          </table:table-cell>
          <table:table-cell table:formula="of:=IF([.H114]&lt;&gt;&quot;&quot;;CONCATENATE(&quot;, damagetype: '&quot;;[.H11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4]&lt;&gt;&quot;&quot;;CONCATENATE(&quot;, range: &quot;;[.J114];&quot;&quot;);&quot;&quot;)" office:value-type="string" office:string-value=", range: 3" calcext:value-type="string">
            <text:p>, range: 3</text:p>
          </table:table-cell>
          <table:table-cell table:style-name="ce4" table:formula="of:=IF([.K114]&lt;&gt;&quot;&quot;;CONCATENATE(&quot;, params: &quot;;[.K114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4:.Q114])" office:value-type="string" office:string-value="HYPNOSIS: {name: 'Hypnosis', type: Types.PSYCHIC, power: 0, accuracy: 60, effect: Effects.INFLICT_STATUS, pp: 20, damagetype: 'STAT', range: 3, params: {status: &quot;SLEEP&quot;}}," calcext:value-type="string">
            <text:p>HYPNOSIS: {name: 'Hypnosis', type: Types.PSYCHIC, power: 0, accuracy: 60, effect: Effects.INFLICT_STATUS, pp: 20, damagetype: 'STAT', range: 3, params: {status: "SLEEP"}},</text:p>
          </table:table-cell>
          <table:table-cell/>
        </table:table-row>
        <table:table-row table:style-name="ro1">
          <table:table-cell office:value-type="string" calcext:value-type="string">
            <text:p>LOVELY_KISS</text:p>
          </table:table-cell>
          <table:table-cell office:value-type="string" calcext:value-type="string">
            <text:p>Lovely Kiss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5];&quot;: {name: '&quot;;[.B115];&quot;', type: Types.&quot;;[.C115];&quot;, power: &quot;;[.D115];&quot;, accuracy: &quot;;[.E115];&quot;, effect: Effects.&quot;;[.F115];&quot;, pp: &quot;;[.I115])" office:value-type="string" office:string-value="LOVELY_KISS: {name: 'Lovely Kiss', type: Types.NORMAL, power: 0, accuracy: 75, effect: Effects.INFLICT_STATUS, pp: 10" calcext:value-type="string">
            <text:p>LOVELY_KISS: {name: 'Lovely Kiss', type: Types.NORMAL, power: 0, accuracy: 75, effect: Effects.INFLICT_STATUS, pp: 10</text:p>
          </table:table-cell>
          <table:table-cell table:formula="of:=IF([.H115]&lt;&gt;&quot;&quot;;CONCATENATE(&quot;, damagetype: '&quot;;[.H11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5]&lt;&gt;&quot;&quot;;CONCATENATE(&quot;, range: &quot;;[.J115];&quot;&quot;);&quot;&quot;)" office:value-type="string" office:string-value=", range: 1" calcext:value-type="string">
            <text:p>, range: 1</text:p>
          </table:table-cell>
          <table:table-cell table:style-name="ce4" table:formula="of:=IF([.K115]&lt;&gt;&quot;&quot;;CONCATENATE(&quot;, params: &quot;;[.K115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5:.Q115])" office:value-type="string" office:string-value="LOVELY_KISS: {name: 'Lovely Kiss', type: Types.NORMAL, power: 0, accuracy: 75, effect: Effects.INFLICT_STATUS, pp: 10, damagetype: 'STAT', range: 1, params: {status: &quot;SLEEP&quot;}}," calcext:value-type="string">
            <text:p>LOVELY_KISS: {name: 'Lovely Kiss', type: Types.NORMAL, power: 0, accuracy: 75, effect: Effects.INFLICT_STATUS, pp: 10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POISON_GAS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6];&quot;: {name: '&quot;;[.B116];&quot;', type: Types.&quot;;[.C116];&quot;, power: &quot;;[.D116];&quot;, accuracy: &quot;;[.E116];&quot;, effect: Effects.&quot;;[.F116];&quot;, pp: &quot;;[.I116])" office:value-type="string" office:string-value="POISON_GAS: {name: 'Poison Gas', type: Types.POISON, power: 0, accuracy: 90, effect: Effects.INFLICT_STATUS, pp: 40" calcext:value-type="string">
            <text:p>POISON_GAS: {name: 'Poison Gas', type: Types.POISON, power: 0, accuracy: 90, effect: Effects.INFLICT_STATUS, pp: 40</text:p>
          </table:table-cell>
          <table:table-cell table:formula="of:=IF([.H116]&lt;&gt;&quot;&quot;;CONCATENATE(&quot;, damagetype: '&quot;;[.H11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6]&lt;&gt;&quot;&quot;;CONCATENATE(&quot;, range: &quot;;[.J116];&quot;&quot;);&quot;&quot;)" office:value-type="string" office:string-value=", range: 2" calcext:value-type="string">
            <text:p>, range: 2</text:p>
          </table:table-cell>
          <table:table-cell table:style-name="ce4" table:formula="of:=IF([.K116]&lt;&gt;&quot;&quot;;CONCATENATE(&quot;, params: &quot;;[.K116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6:.Q116])" office:value-type="string" office:string-value="POISON_GAS: {name: 'Poison Gas', type: Types.POISON, power: 0, accuracy: 90, effect: Effects.INFLICT_STATUS, pp: 40, damagetype: 'STAT', range: 2, params: {status: &quot;POISON&quot;}}," calcext:value-type="string">
            <text:p>POISON_GAS: {name: 'Poison Gas', type: Types.POISON, power: 0, accuracy: 90, effect: Effects.INFLICT_STATUS, pp: 40, damagetype: 'STAT', range: 2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POISON_POWDER</text:p>
          </table:table-cell>
          <table:table-cell office:value-type="string" calcext:value-type="string">
            <text:p>Poison Powder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{status: "POISON"}</text:p>
          </table:table-cell>
          <table:table-cell office:value-type="string" calcext:value-type="string">
            <text:p>Poisons opponent.</text:p>
          </table:table-cell>
          <table:table-cell table:formula="of:=CONCATENATE([.A117];&quot;: {name: '&quot;;[.B117];&quot;', type: Types.&quot;;[.C117];&quot;, power: &quot;;[.D117];&quot;, accuracy: &quot;;[.E117];&quot;, effect: Effects.&quot;;[.F117];&quot;, pp: &quot;;[.I117])" office:value-type="string" office:string-value="POISON_POWDER: {name: 'Poison Powder', type: Types.POISON, power: 0, accuracy: 75, effect: Effects.INFLICT_STATUS, pp: 35" calcext:value-type="string">
            <text:p>POISON_POWDER: {name: 'Poison Powder', type: Types.POISON, power: 0, accuracy: 75, effect: Effects.INFLICT_STATUS, pp: 35</text:p>
          </table:table-cell>
          <table:table-cell table:formula="of:=IF([.H117]&lt;&gt;&quot;&quot;;CONCATENATE(&quot;, damagetype: '&quot;;[.H11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7]&lt;&gt;&quot;&quot;;CONCATENATE(&quot;, range: &quot;;[.J117];&quot;&quot;);&quot;&quot;)" office:value-type="string" office:string-value=", range: 1" calcext:value-type="string">
            <text:p>, range: 1</text:p>
          </table:table-cell>
          <table:table-cell table:style-name="ce4" table:formula="of:=IF([.K117]&lt;&gt;&quot;&quot;;CONCATENATE(&quot;, params: &quot;;[.K117];&quot;&quot;);&quot;, params: {}&quot;)" office:value-type="string" office:string-value=", params: {status: &quot;POISON&quot;}" calcext:value-type="string">
            <text:p>, params: {status: "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7:.Q117])" office:value-type="string" office:string-value="POISON_POWDER: {name: 'Poison Powder', type: Types.POISON, power: 0, accuracy: 75, effect: Effects.INFLICT_STATUS, pp: 35, damagetype: 'STAT', range: 1, params: {status: &quot;POISON&quot;}}," calcext:value-type="string">
            <text:p>POISON_POWDER: {name: 'Poison Powder', type: Types.POISON, power: 0, accuracy: 75, effect: Effects.INFLICT_STATUS, pp: 35, damagetype: 'STAT', range: 1, params: {status: "POISON"}},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8];&quot;: {name: '&quot;;[.B118];&quot;', type: Types.&quot;;[.C118];&quot;, power: &quot;;[.D118];&quot;, accuracy: &quot;;[.E118];&quot;, effect: Effects.&quot;;[.F118];&quot;, pp: &quot;;[.I118])" office:value-type="string" office:string-value="SING: {name: 'Sing', type: Types.NORMAL, power: 0, accuracy: 55, effect: Effects.INFLICT_STATUS, pp: 15" calcext:value-type="string">
            <text:p>SING: {name: 'Sing', type: Types.NORMAL, power: 0, accuracy: 55, effect: Effects.INFLICT_STATUS, pp: 15</text:p>
          </table:table-cell>
          <table:table-cell table:formula="of:=IF([.H118]&lt;&gt;&quot;&quot;;CONCATENATE(&quot;, damagetype: '&quot;;[.H11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8]&lt;&gt;&quot;&quot;;CONCATENATE(&quot;, range: &quot;;[.J118];&quot;&quot;);&quot;&quot;)" office:value-type="string" office:string-value=", range: 5" calcext:value-type="string">
            <text:p>, range: 5</text:p>
          </table:table-cell>
          <table:table-cell table:style-name="ce4" table:formula="of:=IF([.K118]&lt;&gt;&quot;&quot;;CONCATENATE(&quot;, params: &quot;;[.K118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8:.Q118])" office:value-type="string" office:string-value="SING: {name: 'Sing', type: Types.NORMAL, power: 0, accuracy: 55, effect: Effects.INFLICT_STATUS, pp: 15, damagetype: 'STAT', range: 5, params: {status: &quot;SLEEP&quot;}}," calcext:value-type="string">
            <text:p>SING: {name: 'Sing', type: Types.NORMAL, power: 0, accuracy: 55, effect: Effects.INFLICT_STATUS, pp: 15, damagetype: 'STAT', range: 5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LEEP_POWDER</text:p>
          </table:table-cell>
          <table:table-cell office:value-type="string" calcext:value-type="string">
            <text:p>Sleep Powder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19];&quot;: {name: '&quot;;[.B119];&quot;', type: Types.&quot;;[.C119];&quot;, power: &quot;;[.D119];&quot;, accuracy: &quot;;[.E119];&quot;, effect: Effects.&quot;;[.F119];&quot;, pp: &quot;;[.I119])" office:value-type="string" office:string-value="SLEEP_POWDER: {name: 'Sleep Powder', type: Types.GRASS, power: 0, accuracy: 75, effect: Effects.INFLICT_STATUS, pp: 15" calcext:value-type="string">
            <text:p>SLEEP_POWDER: {name: 'Sleep Powder', type: Types.GRASS, power: 0, accuracy: 75, effect: Effects.INFLICT_STATUS, pp: 15</text:p>
          </table:table-cell>
          <table:table-cell table:formula="of:=IF([.H119]&lt;&gt;&quot;&quot;;CONCATENATE(&quot;, damagetype: '&quot;;[.H11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19]&lt;&gt;&quot;&quot;;CONCATENATE(&quot;, range: &quot;;[.J119];&quot;&quot;);&quot;&quot;)" office:value-type="string" office:string-value=", range: 1" calcext:value-type="string">
            <text:p>, range: 1</text:p>
          </table:table-cell>
          <table:table-cell table:style-name="ce4" table:formula="of:=IF([.K119]&lt;&gt;&quot;&quot;;CONCATENATE(&quot;, params: &quot;;[.K119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19:.Q119])" office:value-type="string" office:string-value="SLEEP_POWDER: {name: 'Sleep Powder', type: Types.GRASS, power: 0, accuracy: 75, effect: Effects.INFLICT_STATUS, pp: 15, damagetype: 'STAT', range: 1, params: {status: &quot;SLEEP&quot;}}," calcext:value-type="string">
            <text:p>SLEEP_POWDER: {name: 'Sleep Powder', type: Types.GRASS, power: 0, accuracy: 75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SLEEP"}</text:p>
          </table:table-cell>
          <table:table-cell office:value-type="string" calcext:value-type="string">
            <text:p>Puts opponent to sleep.</text:p>
          </table:table-cell>
          <table:table-cell table:formula="of:=CONCATENATE([.A120];&quot;: {name: '&quot;;[.B120];&quot;', type: Types.&quot;;[.C120];&quot;, power: &quot;;[.D120];&quot;, accuracy: &quot;;[.E120];&quot;, effect: Effects.&quot;;[.F120];&quot;, pp: &quot;;[.I120])" office:value-type="string" office:string-value="SPORE: {name: 'Spore', type: Types.GRASS, power: 0, accuracy: 100, effect: Effects.INFLICT_STATUS, pp: 15" calcext:value-type="string">
            <text:p>SPORE: {name: 'Spore', type: Types.GRASS, power: 0, accuracy: 100, effect: Effects.INFLICT_STATUS, pp: 15</text:p>
          </table:table-cell>
          <table:table-cell table:formula="of:=IF([.H120]&lt;&gt;&quot;&quot;;CONCATENATE(&quot;, damagetype: '&quot;;[.H12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0]&lt;&gt;&quot;&quot;;CONCATENATE(&quot;, range: &quot;;[.J120];&quot;&quot;);&quot;&quot;)" office:value-type="string" office:string-value=", range: 1" calcext:value-type="string">
            <text:p>, range: 1</text:p>
          </table:table-cell>
          <table:table-cell table:style-name="ce4" table:formula="of:=IF([.K120]&lt;&gt;&quot;&quot;;CONCATENATE(&quot;, params: &quot;;[.K120];&quot;&quot;);&quot;, params: {}&quot;)" office:value-type="string" office:string-value=", params: {status: &quot;SLEEP&quot;}" calcext:value-type="string">
            <text:p>, params: {status: "SLEEP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0:.Q120])" office:value-type="string" office:string-value="SPORE: {name: 'Spore', type: Types.GRASS, power: 0, accuracy: 100, effect: Effects.INFLICT_STATUS, pp: 15, damagetype: 'STAT', range: 1, params: {status: &quot;SLEEP&quot;}}," calcext:value-type="string">
            <text:p>SPORE: {name: 'Spore', type: Types.GRASS, power: 0, accuracy: 100, effect: Effects.INFLICT_STATUS, pp: 15, damagetype: 'STAT', range: 1, params: {status: "SLEEP"}},</text:p>
          </table:table-cell>
          <table:table-cell/>
        </table:table-row>
        <table:table-row table:style-name="ro1">
          <table:table-cell office:value-type="string" calcext:value-type="string">
            <text:p>STUN_SPORE</text:p>
          </table:table-cell>
          <table:table-cell office:value-type="string" calcext:value-type="string">
            <text:p>Stun Spore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1];&quot;: {name: '&quot;;[.B121];&quot;', type: Types.&quot;;[.C121];&quot;, power: &quot;;[.D121];&quot;, accuracy: &quot;;[.E121];&quot;, effect: Effects.&quot;;[.F121];&quot;, pp: &quot;;[.I121])" office:value-type="string" office:string-value="STUN_SPORE: {name: 'Stun Spore', type: Types.GRASS, power: 0, accuracy: 75, effect: Effects.INFLICT_STATUS, pp: 30" calcext:value-type="string">
            <text:p>STUN_SPORE: {name: 'Stun Spore', type: Types.GRASS, power: 0, accuracy: 75, effect: Effects.INFLICT_STATUS, pp: 30</text:p>
          </table:table-cell>
          <table:table-cell table:formula="of:=IF([.H121]&lt;&gt;&quot;&quot;;CONCATENATE(&quot;, damagetype: '&quot;;[.H12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1]&lt;&gt;&quot;&quot;;CONCATENATE(&quot;, range: &quot;;[.J121];&quot;&quot;);&quot;&quot;)" office:value-type="string" office:string-value=", range: 1" calcext:value-type="string">
            <text:p>, range: 1</text:p>
          </table:table-cell>
          <table:table-cell table:style-name="ce4" table:formula="of:=IF([.K121]&lt;&gt;&quot;&quot;;CONCATENATE(&quot;, params: &quot;;[.K121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1:.Q121])" office:value-type="string" office:string-value="STUN_SPORE: {name: 'Stun Spore', type: Types.GRASS, power: 0, accuracy: 75, effect: Effects.INFLICT_STATUS, pp: 30, damagetype: 'STAT', range: 1, params: {status: &quot;PARALYSIS&quot;}}," calcext:value-type="string">
            <text:p>STUN_SPORE: {name: 'Stun Spore', type: Types.GRASS, power: 0, accuracy: 75, effect: Effects.INFLICT_STATUS, pp: 30, damagetype: 'STAT', range: 1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SUPERSONIC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CONFUSION"}</text:p>
          </table:table-cell>
          <table:table-cell office:value-type="string" calcext:value-type="string">
            <text:p>Confuses opponent.</text:p>
          </table:table-cell>
          <table:table-cell table:formula="of:=CONCATENATE([.A122];&quot;: {name: '&quot;;[.B122];&quot;', type: Types.&quot;;[.C122];&quot;, power: &quot;;[.D122];&quot;, accuracy: &quot;;[.E122];&quot;, effect: Effects.&quot;;[.F122];&quot;, pp: &quot;;[.I122])" office:value-type="string" office:string-value="SUPERSONIC: {name: 'Supersonic', type: Types.NORMAL, power: 0, accuracy: 55, effect: Effects.INFLICT_STATUS, pp: 20" calcext:value-type="string">
            <text:p>SUPERSONIC: {name: 'Supersonic', type: Types.NORMAL, power: 0, accuracy: 55, effect: Effects.INFLICT_STATUS, pp: 20</text:p>
          </table:table-cell>
          <table:table-cell table:formula="of:=IF([.H122]&lt;&gt;&quot;&quot;;CONCATENATE(&quot;, damagetype: '&quot;;[.H12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2]&lt;&gt;&quot;&quot;;CONCATENATE(&quot;, range: &quot;;[.J122];&quot;&quot;);&quot;&quot;)" office:value-type="string" office:string-value=", range: 3" calcext:value-type="string">
            <text:p>, range: 3</text:p>
          </table:table-cell>
          <table:table-cell table:style-name="ce4" table:formula="of:=IF([.K122]&lt;&gt;&quot;&quot;;CONCATENATE(&quot;, params: &quot;;[.K122];&quot;&quot;);&quot;, params: {}&quot;)" office:value-type="string" office:string-value=", params: {status: &quot;CONFUSION&quot;}" calcext:value-type="string">
            <text:p>, params: {status: "CONFUSI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2:.Q122])" office:value-type="string" office:string-value="SUPERSONIC: {name: 'Supersonic', type: Types.NORMAL, power: 0, accuracy: 55, effect: Effects.INFLICT_STATUS, pp: 20, damagetype: 'STAT', range: 3, params: {status: &quot;CONFUSION&quot;}}," calcext:value-type="string">
            <text:p>SUPERSONIC: {name: 'Supersonic', type: Types.NORMAL, power: 0, accuracy: 55, effect: Effects.INFLICT_STATUS, pp: 20, damagetype: 'STAT', range: 3, params: {status: "CONFUSION"}},</text:p>
          </table:table-cell>
          <table:table-cell/>
        </table:table-row>
        <table:table-row table:style-name="ro1">
          <table:table-cell office:value-type="string" calcext:value-type="string">
            <text:p>THUNDER_WAVE</text:p>
          </table:table-cell>
          <table:table-cell office:value-type="string" calcext:value-type="string">
            <text:p>Thunder Wave</text:p>
          </table:table-cell>
          <table:table-cell office:value-type="string" calcext:value-type="string">
            <text:p>ELECTRIC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us: "PARALYSIS"}</text:p>
          </table:table-cell>
          <table:table-cell office:value-type="string" calcext:value-type="string">
            <text:p>Paralyzes opponent.</text:p>
          </table:table-cell>
          <table:table-cell table:formula="of:=CONCATENATE([.A123];&quot;: {name: '&quot;;[.B123];&quot;', type: Types.&quot;;[.C123];&quot;, power: &quot;;[.D123];&quot;, accuracy: &quot;;[.E123];&quot;, effect: Effects.&quot;;[.F123];&quot;, pp: &quot;;[.I123])" office:value-type="string" office:string-value="THUNDER_WAVE: {name: 'Thunder Wave', type: Types.ELECTRIC, power: 0, accuracy: 90, effect: Effects.INFLICT_STATUS, pp: 20" calcext:value-type="string">
            <text:p>THUNDER_WAVE: {name: 'Thunder Wave', type: Types.ELECTRIC, power: 0, accuracy: 90, effect: Effects.INFLICT_STATUS, pp: 20</text:p>
          </table:table-cell>
          <table:table-cell table:formula="of:=IF([.H123]&lt;&gt;&quot;&quot;;CONCATENATE(&quot;, damagetype: '&quot;;[.H12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3]&lt;&gt;&quot;&quot;;CONCATENATE(&quot;, range: &quot;;[.J123];&quot;&quot;);&quot;&quot;)" office:value-type="string" office:string-value=", range: 3" calcext:value-type="string">
            <text:p>, range: 3</text:p>
          </table:table-cell>
          <table:table-cell table:style-name="ce4" table:formula="of:=IF([.K123]&lt;&gt;&quot;&quot;;CONCATENATE(&quot;, params: &quot;;[.K123];&quot;&quot;);&quot;, params: {}&quot;)" office:value-type="string" office:string-value=", params: {status: &quot;PARALYSIS&quot;}" calcext:value-type="string">
            <text:p>, params: {status: "PARALYSIS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3:.Q123])" office:value-type="string" office:string-value="THUNDER_WAVE: {name: 'Thunder Wave', type: Types.ELECTRIC, power: 0, accuracy: 90, effect: Effects.INFLICT_STATUS, pp: 20, damagetype: 'STAT', range: 3, params: {status: &quot;PARALYSIS&quot;}}," calcext:value-type="string">
            <text:p>THUNDER_WAVE: {name: 'Thunder Wave', type: Types.ELECTRIC, power: 0, accuracy: 90, effect: Effects.INFLICT_STATUS, pp: 20, damagetype: 'STAT', range: 3, params: {status: "PARALYSIS"}},</text:p>
          </table:table-cell>
          <table:table-cell/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{status: "BAD_POISON"}</text:p>
          </table:table-cell>
          <table:table-cell office:value-type="string" calcext:value-type="string">
            <text:p>Badly poisons opponent.</text:p>
          </table:table-cell>
          <table:table-cell table:formula="of:=CONCATENATE([.A124];&quot;: {name: '&quot;;[.B124];&quot;', type: Types.&quot;;[.C124];&quot;, power: &quot;;[.D124];&quot;, accuracy: &quot;;[.E124];&quot;, effect: Effects.&quot;;[.F124];&quot;, pp: &quot;;[.I124])" office:value-type="string" office:string-value="TOXIC: {name: 'Toxic', type: Types.POISON, power: 0, accuracy: 90, effect: Effects.INFLICT_STATUS, pp: 10" calcext:value-type="string">
            <text:p>TOXIC: {name: 'Toxic', type: Types.POISON, power: 0, accuracy: 90, effect: Effects.INFLICT_STATUS, pp: 10</text:p>
          </table:table-cell>
          <table:table-cell table:formula="of:=IF([.H124]&lt;&gt;&quot;&quot;;CONCATENATE(&quot;, damagetype: '&quot;;[.H12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4]&lt;&gt;&quot;&quot;;CONCATENATE(&quot;, range: &quot;;[.J124];&quot;&quot;);&quot;&quot;)" office:value-type="string" office:string-value=", range: 2" calcext:value-type="string">
            <text:p>, range: 2</text:p>
          </table:table-cell>
          <table:table-cell table:style-name="ce4" table:formula="of:=IF([.K124]&lt;&gt;&quot;&quot;;CONCATENATE(&quot;, params: &quot;;[.K124];&quot;&quot;);&quot;, params: {}&quot;)" office:value-type="string" office:string-value=", params: {status: &quot;BAD_POISON&quot;}" calcext:value-type="string">
            <text:p>, params: {status: "BAD_POISON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4:.Q124])" office:value-type="string" office:string-value="TOXIC: {name: 'Toxic', type: Types.POISON, power: 0, accuracy: 90, effect: Effects.INFLICT_STATUS, pp: 10, damagetype: 'STAT', range: 2, params: {status: &quot;BAD_POISON&quot;}}," calcext:value-type="string">
            <text:p>TOXIC: {name: 'Toxic', type: Types.POISON, power: 0, accuracy: 90, effect: Effects.INFLICT_STATUS, pp: 10, damagetype: 'STAT', range: 2, params: {status: "BAD_POISON"}},</text:p>
          </table:table-cell>
          <table:table-cell/>
        </table:table-row>
        <table:table-row table:style-name="ro1">
          <table:table-cell office:value-type="string" calcext:value-type="string">
            <text:p>LEECH_SEED</text:p>
          </table:table-cell>
          <table:table-cell office:value-type="string" calcext:value-type="string">
            <text:p>Leech Seed</text:p>
          </table:table-cell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FLIC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status: "SEEDED"}</text:p>
          </table:table-cell>
          <table:table-cell office:value-type="string" calcext:value-type="string">
            <text:p>User steals HP from opponent each turn.</text:p>
          </table:table-cell>
          <table:table-cell table:formula="of:=CONCATENATE([.A125];&quot;: {name: '&quot;;[.B125];&quot;', type: Types.&quot;;[.C125];&quot;, power: &quot;;[.D125];&quot;, accuracy: &quot;;[.E125];&quot;, effect: Effects.&quot;;[.F125];&quot;, pp: &quot;;[.I125])" office:value-type="string" office:string-value="LEECH_SEED: {name: 'Leech Seed', type: Types.GRASS, power: 0, accuracy: 90, effect: Effects.INFLICT_STATUS, pp: 10" calcext:value-type="string">
            <text:p>LEECH_SEED: {name: 'Leech Seed', type: Types.GRASS, power: 0, accuracy: 90, effect: Effects.INFLICT_STATUS, pp: 10</text:p>
          </table:table-cell>
          <table:table-cell table:formula="of:=IF([.H125]&lt;&gt;&quot;&quot;;CONCATENATE(&quot;, damagetype: '&quot;;[.H12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5]&lt;&gt;&quot;&quot;;CONCATENATE(&quot;, range: &quot;;[.J125];&quot;&quot;);&quot;&quot;)" office:value-type="string" office:string-value=", range: 2" calcext:value-type="string">
            <text:p>, range: 2</text:p>
          </table:table-cell>
          <table:table-cell table:style-name="ce4" table:formula="of:=IF([.K125]&lt;&gt;&quot;&quot;;CONCATENATE(&quot;, params: &quot;;[.K125];&quot;&quot;);&quot;, params: {}&quot;)" office:value-type="string" office:string-value=", params: {status: &quot;SEEDED&quot;}" calcext:value-type="string">
            <text:p>, params: {status: "SEED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5:.Q125])" office:value-type="string" office:string-value="LEECH_SEED: {name: 'Leech Seed', type: Types.GRASS, power: 0, accuracy: 90, effect: Effects.INFLICT_STATUS, pp: 10, damagetype: 'STAT', range: 2, params: {status: &quot;SEEDED&quot;}}," calcext:value-type="string">
            <text:p>LEECH_SEED: {name: 'Leech Seed', type: Types.GRASS, power: 0, accuracy: 90, effect: Effects.INFLICT_STATUS, pp: 10, damagetype: 'STAT', range: 2, params: {status: "SEEDED"}},</text:p>
          </table:table-cell>
          <table:table-cell/>
        </table:table-row>
        <table:table-row table:style-name="ro1">
          <table:table-cell office:value-type="string" calcext:value-type="string">
            <text:p>FISSURE</text:p>
          </table:table-cell>
          <table:table-cell office:value-type="string" calcext:value-type="string">
            <text:p>Fissu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6];&quot;: {name: '&quot;;[.B126];&quot;', type: Types.&quot;;[.C126];&quot;, power: &quot;;[.D126];&quot;, accuracy: &quot;;[.E126];&quot;, effect: Effects.&quot;;[.F126];&quot;, pp: &quot;;[.I126])" office:value-type="string" office:string-value="FISSURE: {name: 'Fissure', type: Types.GROUND, power: 0, accuracy: 0, effect: Effects.KO, pp: 5" calcext:value-type="string">
            <text:p>FISSURE: {name: 'Fissure', type: Types.GROUND, power: 0, accuracy: 0, effect: Effects.KO, pp: 5</text:p>
          </table:table-cell>
          <table:table-cell table:formula="of:=IF([.H126]&lt;&gt;&quot;&quot;;CONCATENATE(&quot;, damagetype: '&quot;;[.H126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6]&lt;&gt;&quot;&quot;;CONCATENATE(&quot;, range: &quot;;[.J126];&quot;&quot;);&quot;&quot;)">
            <text:p/>
          </table:table-cell>
          <table:table-cell table:style-name="ce4" table:formula="of:=IF([.K126]&lt;&gt;&quot;&quot;;CONCATENATE(&quot;, params: &quot;;[.K12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6:.Q126])" office:value-type="string" office:string-value="FISSURE: {name: 'Fissure', type: Types.GROUND, power: 0, accuracy: 0, effect: Effects.KO, pp: 5, damagetype: 'PHYS', params: {}}," calcext:value-type="string">
            <text:p>FISSURE: {name: 'Fissure', type: Types.GROUND, power: 0, accuracy: 0, effect: Effects.KO, pp: 5, damagetype: 'PHYS', params: {}},</text:p>
          </table:table-cell>
          <table:table-cell office:value-type="string" calcext:value-type="string">
            <text:p>Make an actual fissure on the ground?</text:p>
          </table:table-cell>
        </table:table-row>
        <table:table-row table:style-name="ro1">
          <table:table-cell office:value-type="string" calcext:value-type="string">
            <text:p>GUILLOTINE</text:p>
          </table:table-cell>
          <table:table-cell office:value-type="string" calcext:value-type="string">
            <text:p>Guillotin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7];&quot;: {name: '&quot;;[.B127];&quot;', type: Types.&quot;;[.C127];&quot;, power: &quot;;[.D127];&quot;, accuracy: &quot;;[.E127];&quot;, effect: Effects.&quot;;[.F127];&quot;, pp: &quot;;[.I127])" office:value-type="string" office:string-value="GUILLOTINE: {name: 'Guillotine', type: Types.NORMAL, power: 0, accuracy: 0, effect: Effects.KO, pp: 5" calcext:value-type="string">
            <text:p>GUILLOTINE: {name: 'Guillotine', type: Types.NORMAL, power: 0, accuracy: 0, effect: Effects.KO, pp: 5</text:p>
          </table:table-cell>
          <table:table-cell table:formula="of:=IF([.H127]&lt;&gt;&quot;&quot;;CONCATENATE(&quot;, damagetype: '&quot;;[.H127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7]&lt;&gt;&quot;&quot;;CONCATENATE(&quot;, range: &quot;;[.J127];&quot;&quot;);&quot;&quot;)">
            <text:p/>
          </table:table-cell>
          <table:table-cell table:style-name="ce4" table:formula="of:=IF([.K127]&lt;&gt;&quot;&quot;;CONCATENATE(&quot;, params: &quot;;[.K127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7:.Q127])" office:value-type="string" office:string-value="GUILLOTINE: {name: 'Guillotine', type: Types.NORMAL, power: 0, accuracy: 0, effect: Effects.KO, pp: 5, damagetype: 'PHYS', params: {}}," calcext:value-type="string">
            <text:p>GUILLOTINE: {name: 'Guillotine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HORN_DRILL</text:p>
          </table:table-cell>
          <table:table-cell office:value-type="string" calcext:value-type="string">
            <text:p>Horn Dril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ne-Hit-KO, if it hits.</text:p>
          </table:table-cell>
          <table:table-cell table:formula="of:=CONCATENATE([.A128];&quot;: {name: '&quot;;[.B128];&quot;', type: Types.&quot;;[.C128];&quot;, power: &quot;;[.D128];&quot;, accuracy: &quot;;[.E128];&quot;, effect: Effects.&quot;;[.F128];&quot;, pp: &quot;;[.I128])" office:value-type="string" office:string-value="HORN_DRILL: {name: 'Horn Drill', type: Types.NORMAL, power: 0, accuracy: 0, effect: Effects.KO, pp: 5" calcext:value-type="string">
            <text:p>HORN_DRILL: {name: 'Horn Drill', type: Types.NORMAL, power: 0, accuracy: 0, effect: Effects.KO, pp: 5</text:p>
          </table:table-cell>
          <table:table-cell table:formula="of:=IF([.H128]&lt;&gt;&quot;&quot;;CONCATENATE(&quot;, damagetype: '&quot;;[.H12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28]&lt;&gt;&quot;&quot;;CONCATENATE(&quot;, range: &quot;;[.J128];&quot;&quot;);&quot;&quot;)">
            <text:p/>
          </table:table-cell>
          <table:table-cell table:style-name="ce4" table:formula="of:=IF([.K128]&lt;&gt;&quot;&quot;;CONCATENATE(&quot;, params: &quot;;[.K12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8:.Q128])" office:value-type="string" office:string-value="HORN_DRILL: {name: 'Horn Drill', type: Types.NORMAL, power: 0, accuracy: 0, effect: Effects.KO, pp: 5, damagetype: 'PHYS', params: {}}," calcext:value-type="string">
            <text:p>HORN_DRILL: {name: 'Horn Drill', type: Types.NORMAL, power: 0, accuracy: 0, effect: Effects.KO, pp: 5, damagetype: 'PHYS', params: {}},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29];&quot;: {name: '&quot;;[.B129];&quot;', type: Types.&quot;;[.C129];&quot;, power: &quot;;[.D129];&quot;, accuracy: &quot;;[.E129];&quot;, effect: Effects.&quot;;[.F129];&quot;, pp: &quot;;[.I129])" office:value-type="string" office:string-value="FLASH: {name: 'Flash', type: Types.NORMAL, power: 0, accuracy: 100, effect: Effects.LOWER_STAT, pp: 20" calcext:value-type="string">
            <text:p>FLASH: {name: 'Flash', type: Types.NORMAL, power: 0, accuracy: 100, effect: Effects.LOWER_STAT, pp: 20</text:p>
          </table:table-cell>
          <table:table-cell table:formula="of:=IF([.H129]&lt;&gt;&quot;&quot;;CONCATENATE(&quot;, damagetype: '&quot;;[.H12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29]&lt;&gt;&quot;&quot;;CONCATENATE(&quot;, range: &quot;;[.J129];&quot;&quot;);&quot;&quot;)" office:value-type="string" office:string-value=", range: 4" calcext:value-type="string">
            <text:p>, range: 4</text:p>
          </table:table-cell>
          <table:table-cell table:style-name="ce4" table:formula="of:=IF([.K129]&lt;&gt;&quot;&quot;;CONCATENATE(&quot;, params: &quot;;[.K129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29:.Q129])" office:value-type="string" office:string-value="FLASH: {name: 'Flash', type: Types.NORMAL, power: 0, accuracy: 100, effect: Effects.LOWER_STAT, pp: 20, damagetype: 'STAT', range: 4, params: {stat: &quot;ACC&quot;}}," calcext:value-type="string">
            <text:p>FLASH: {name: 'Flash', type: Types.NORMAL, power: 0, accuracy: 100, effect: Effects.LOWER_STAT, pp: 20, damagetype: 'STAT', range: 4, params: {stat: "ACC"}},</text:p>
          </table:table-cell>
          <table:table-cell/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ATK"}</text:p>
          </table:table-cell>
          <table:table-cell office:value-type="string" calcext:value-type="string">
            <text:p>Lowers opponent's Attack.</text:p>
          </table:table-cell>
          <table:table-cell table:formula="of:=CONCATENATE([.A130];&quot;: {name: '&quot;;[.B130];&quot;', type: Types.&quot;;[.C130];&quot;, power: &quot;;[.D130];&quot;, accuracy: &quot;;[.E130];&quot;, effect: Effects.&quot;;[.F130];&quot;, pp: &quot;;[.I130])" office:value-type="string" office:string-value="GROWL: {name: 'Growl', type: Types.NORMAL, power: 0, accuracy: 100, effect: Effects.LOWER_STAT, pp: 40" calcext:value-type="string">
            <text:p>GROWL: {name: 'Growl', type: Types.NORMAL, power: 0, accuracy: 100, effect: Effects.LOWER_STAT, pp: 40</text:p>
          </table:table-cell>
          <table:table-cell table:formula="of:=IF([.H130]&lt;&gt;&quot;&quot;;CONCATENATE(&quot;, damagetype: '&quot;;[.H13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0]&lt;&gt;&quot;&quot;;CONCATENATE(&quot;, range: &quot;;[.J130];&quot;&quot;);&quot;&quot;)" office:value-type="string" office:string-value=", range: 4" calcext:value-type="string">
            <text:p>, range: 4</text:p>
          </table:table-cell>
          <table:table-cell table:style-name="ce4" table:formula="of:=IF([.K130]&lt;&gt;&quot;&quot;;CONCATENATE(&quot;, params: &quot;;[.K13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0:.Q130])" office:value-type="string" office:string-value="GROWL: {name: 'Growl', type: Types.NORMAL, power: 0, accuracy: 100, effect: Effects.LOWER_STAT, pp: 40, damagetype: 'STAT', range: 4, params: {stat: &quot;ATK&quot;}}," calcext:value-type="string">
            <text:p>GROWL: {name: 'Growl', type: Types.NORMAL, power: 0, accuracy: 100, effect: Effects.LOWER_STAT, pp: 40, damagetype: 'STAT', range: 4, params: {stat: "ATK"}},</text:p>
          </table:table-cell>
          <table:table-cell/>
        </table:table-row>
        <table:table-row table:style-name="ro1">
          <table:table-cell office:value-type="string" calcext:value-type="string">
            <text:p>KINESIS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PSYCHI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1];&quot;: {name: '&quot;;[.B131];&quot;', type: Types.&quot;;[.C131];&quot;, power: &quot;;[.D131];&quot;, accuracy: &quot;;[.E131];&quot;, effect: Effects.&quot;;[.F131];&quot;, pp: &quot;;[.I131])" office:value-type="string" office:string-value="KINESIS: {name: 'Kinesis', type: Types.PSYCHIC, power: 0, accuracy: 80, effect: Effects.LOWER_STAT, pp: 15" calcext:value-type="string">
            <text:p>KINESIS: {name: 'Kinesis', type: Types.PSYCHIC, power: 0, accuracy: 80, effect: Effects.LOWER_STAT, pp: 15</text:p>
          </table:table-cell>
          <table:table-cell table:formula="of:=IF([.H131]&lt;&gt;&quot;&quot;;CONCATENATE(&quot;, damagetype: '&quot;;[.H13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1]&lt;&gt;&quot;&quot;;CONCATENATE(&quot;, range: &quot;;[.J131];&quot;&quot;);&quot;&quot;)" office:value-type="string" office:string-value=", range: 3" calcext:value-type="string">
            <text:p>, range: 3</text:p>
          </table:table-cell>
          <table:table-cell table:style-name="ce4" table:formula="of:=IF([.K131]&lt;&gt;&quot;&quot;;CONCATENATE(&quot;, params: &quot;;[.K131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1:.Q131])" office:value-type="string" office:string-value="KINESIS: {name: 'Kinesis', type: Types.PSYCHIC, power: 0, accuracy: 80, effect: Effects.LOWER_STAT, pp: 15, damagetype: 'STAT', range: 3, params: {stat: &quot;ACC&quot;}}," calcext:value-type="string">
            <text:p>KINESIS: {name: 'Kinesis', type: Types.PSYCHIC, power: 0, accuracy: 8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2];&quot;: {name: '&quot;;[.B132];&quot;', type: Types.&quot;;[.C132];&quot;, power: &quot;;[.D132];&quot;, accuracy: &quot;;[.E132];&quot;, effect: Effects.&quot;;[.F132];&quot;, pp: &quot;;[.I132])" office:value-type="string" office:string-value="LEER: {name: 'Leer', type: Types.NORMAL, power: 0, accuracy: 100, effect: Effects.LOWER_STAT, pp: 30" calcext:value-type="string">
            <text:p>LEER: {name: 'Leer', type: Types.NORMAL, power: 0, accuracy: 100, effect: Effects.LOWER_STAT, pp: 30</text:p>
          </table:table-cell>
          <table:table-cell table:formula="of:=IF([.H132]&lt;&gt;&quot;&quot;;CONCATENATE(&quot;, damagetype: '&quot;;[.H13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2]&lt;&gt;&quot;&quot;;CONCATENATE(&quot;, range: &quot;;[.J132];&quot;&quot;);&quot;&quot;)" office:value-type="string" office:string-value=", range: 4" calcext:value-type="string">
            <text:p>, range: 4</text:p>
          </table:table-cell>
          <table:table-cell table:style-name="ce4" table:formula="of:=IF([.K132]&lt;&gt;&quot;&quot;;CONCATENATE(&quot;, params: &quot;;[.K13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2:.Q132])" office:value-type="string" office:string-value="LEER: {name: 'Leer', type: Types.NORMAL, power: 0, accuracy: 100, effect: Effects.LOWER_STAT, pp: 30, damagetype: 'STAT', range: 4, params: {stat: &quot;DEF&quot;}}," calcext:value-type="string">
            <text:p>LEER: {name: 'Leer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AND_ATTACK</text:p>
          </table:table-cell>
          <table:table-cell office:value-type="string" calcext:value-type="string">
            <text:p>Sand Attack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3];&quot;: {name: '&quot;;[.B133];&quot;', type: Types.&quot;;[.C133];&quot;, power: &quot;;[.D133];&quot;, accuracy: &quot;;[.E133];&quot;, effect: Effects.&quot;;[.F133];&quot;, pp: &quot;;[.I133])" office:value-type="string" office:string-value="SAND_ATTACK: {name: 'Sand Attack', type: Types.GROUND, power: 0, accuracy: 100, effect: Effects.LOWER_STAT, pp: 15" calcext:value-type="string">
            <text:p>SAND_ATTACK: {name: 'Sand Attack', type: Types.GROUND, power: 0, accuracy: 100, effect: Effects.LOWER_STAT, pp: 15</text:p>
          </table:table-cell>
          <table:table-cell table:formula="of:=IF([.H133]&lt;&gt;&quot;&quot;;CONCATENATE(&quot;, damagetype: '&quot;;[.H13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3]&lt;&gt;&quot;&quot;;CONCATENATE(&quot;, range: &quot;;[.J133];&quot;&quot;);&quot;&quot;)" office:value-type="string" office:string-value=", range: 3" calcext:value-type="string">
            <text:p>, range: 3</text:p>
          </table:table-cell>
          <table:table-cell table:style-name="ce4" table:formula="of:=IF([.K133]&lt;&gt;&quot;&quot;;CONCATENATE(&quot;, params: &quot;;[.K133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3:.Q133])" office:value-type="string" office:string-value="SAND_ATTACK: {name: 'Sand Attack', type: Types.GROUND, power: 0, accuracy: 100, effect: Effects.LOWER_STAT, pp: 15, damagetype: 'STAT', range: 3, params: {stat: &quot;ACC&quot;}}," calcext:value-type="string">
            <text:p>SAND_ATTACK: {name: 'Sand Attack', type: Types.GROUND, power: 0, accuracy: 100, effect: Effects.LOWER_STAT, pp: 15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Screech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lowers opponent's Defense.</text:p>
          </table:table-cell>
          <table:table-cell table:formula="of:=CONCATENATE([.A134];&quot;: {name: '&quot;;[.B134];&quot;', type: Types.&quot;;[.C134];&quot;, power: &quot;;[.D134];&quot;, accuracy: &quot;;[.E134];&quot;, effect: Effects.&quot;;[.F134];&quot;, pp: &quot;;[.I134])" office:value-type="string" office:string-value="SCREECH: {name: 'Screech', type: Types.NORMAL, power: 0, accuracy: 85, effect: Effects.LOWER_STAT, pp: 40" calcext:value-type="string">
            <text:p>SCREECH: {name: 'Screech', type: Types.NORMAL, power: 0, accuracy: 85, effect: Effects.LOWER_STAT, pp: 40</text:p>
          </table:table-cell>
          <table:table-cell table:formula="of:=IF([.H134]&lt;&gt;&quot;&quot;;CONCATENATE(&quot;, damagetype: '&quot;;[.H13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4]&lt;&gt;&quot;&quot;;CONCATENATE(&quot;, range: &quot;;[.J134];&quot;&quot;);&quot;&quot;)" office:value-type="string" office:string-value=", range: 4" calcext:value-type="string">
            <text:p>, range: 4</text:p>
          </table:table-cell>
          <table:table-cell table:style-name="ce4" table:formula="of:=IF([.K134]&lt;&gt;&quot;&quot;;CONCATENATE(&quot;, params: &quot;;[.K134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4:.Q134])" office:value-type="string" office:string-value="SCREECH: {name: 'Screech', type: Types.NORMAL, power: 0, accuracy: 85, effect: Effects.LOWER_STAT, pp: 40, damagetype: 'STAT', range: 4, params: {stat: &quot;DEF&quot;, level: 2}}," calcext:value-type="string">
            <text:p>SCREECH: {name: 'Screech', type: Types.NORMAL, power: 0, accuracy: 85, effect: Effects.LOWER_STAT, pp: 40, damagetype: 'STAT', range: 4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Smokescreen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ACC"}</text:p>
          </table:table-cell>
          <table:table-cell office:value-type="string" calcext:value-type="string">
            <text:p>Lowers opponent's Accuracy.</text:p>
          </table:table-cell>
          <table:table-cell table:formula="of:=CONCATENATE([.A135];&quot;: {name: '&quot;;[.B135];&quot;', type: Types.&quot;;[.C135];&quot;, power: &quot;;[.D135];&quot;, accuracy: &quot;;[.E135];&quot;, effect: Effects.&quot;;[.F135];&quot;, pp: &quot;;[.I135])" office:value-type="string" office:string-value="SMOKESCREEN: {name: 'Smokescreen', type: Types.NORMAL, power: 0, accuracy: 100, effect: Effects.LOWER_STAT, pp: 20" calcext:value-type="string">
            <text:p>SMOKESCREEN: {name: 'Smokescreen', type: Types.NORMAL, power: 0, accuracy: 100, effect: Effects.LOWER_STAT, pp: 20</text:p>
          </table:table-cell>
          <table:table-cell table:formula="of:=IF([.H135]&lt;&gt;&quot;&quot;;CONCATENATE(&quot;, damagetype: '&quot;;[.H13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5]&lt;&gt;&quot;&quot;;CONCATENATE(&quot;, range: &quot;;[.J135];&quot;&quot;);&quot;&quot;)" office:value-type="string" office:string-value=", range: 3" calcext:value-type="string">
            <text:p>, range: 3</text:p>
          </table:table-cell>
          <table:table-cell table:style-name="ce4" table:formula="of:=IF([.K135]&lt;&gt;&quot;&quot;;CONCATENATE(&quot;, params: &quot;;[.K135];&quot;&quot;);&quot;, params: {}&quot;)" office:value-type="string" office:string-value=", params: {stat: &quot;ACC&quot;}" calcext:value-type="string">
            <text:p>, params: {stat: "ACC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5:.Q135])" office:value-type="string" office:string-value="SMOKESCREEN: {name: 'Smokescreen', type: Types.NORMAL, power: 0, accuracy: 100, effect: Effects.LOWER_STAT, pp: 20, damagetype: 'STAT', range: 3, params: {stat: &quot;ACC&quot;}}," calcext:value-type="string">
            <text:p>SMOKESCREEN: {name: 'Smokescreen', type: Types.NORMAL, power: 0, accuracy: 100, effect: Effects.LOWER_STAT, pp: 20, damagetype: 'STAT', range: 3, params: {stat: "ACC"}},</text:p>
          </table:table-cell>
          <table:table-cell/>
        </table:table-row>
        <table:table-row table:style-name="ro1">
          <table:table-cell office:value-type="string" calcext:value-type="string">
            <text:p>STRING_SHOT</text:p>
          </table:table-cell>
          <table:table-cell office:value-type="string" calcext:value-type="string">
            <text:p>String Shot</text:p>
          </table:table-cell>
          <table:table-cell office:value-type="string" calcext:value-type="string">
            <text:p>BUG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lowers opponent's Speed.</text:p>
          </table:table-cell>
          <table:table-cell table:formula="of:=CONCATENATE([.A136];&quot;: {name: '&quot;;[.B136];&quot;', type: Types.&quot;;[.C136];&quot;, power: &quot;;[.D136];&quot;, accuracy: &quot;;[.E136];&quot;, effect: Effects.&quot;;[.F136];&quot;, pp: &quot;;[.I136])" office:value-type="string" office:string-value="STRING_SHOT: {name: 'String Shot', type: Types.BUG, power: 0, accuracy: 95, effect: Effects.LOWER_STAT, pp: 40" calcext:value-type="string">
            <text:p>STRING_SHOT: {name: 'String Shot', type: Types.BUG, power: 0, accuracy: 95, effect: Effects.LOWER_STAT, pp: 40</text:p>
          </table:table-cell>
          <table:table-cell table:formula="of:=IF([.H136]&lt;&gt;&quot;&quot;;CONCATENATE(&quot;, damagetype: '&quot;;[.H13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6]&lt;&gt;&quot;&quot;;CONCATENATE(&quot;, range: &quot;;[.J136];&quot;&quot;);&quot;&quot;)" office:value-type="string" office:string-value=", range: 3" calcext:value-type="string">
            <text:p>, range: 3</text:p>
          </table:table-cell>
          <table:table-cell table:style-name="ce4" table:formula="of:=IF([.K136]&lt;&gt;&quot;&quot;;CONCATENATE(&quot;, params: &quot;;[.K136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6:.Q136])" office:value-type="string" office:string-value="STRING_SHOT: {name: 'String Shot', type: Types.BUG, power: 0, accuracy: 95, effect: Effects.LOWER_STAT, pp: 40, damagetype: 'STAT', range: 3, params: {stat: &quot;SPD&quot;, level: 2}}," calcext:value-type="string">
            <text:p>STRING_SHOT: {name: 'String Shot', type: Types.BUG, power: 0, accuracy: 95, effect: Effects.LOWER_STAT, pp: 40, damagetype: 'STAT', range: 3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TAIL_WHI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WER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stat: "DEF"}</text:p>
          </table:table-cell>
          <table:table-cell office:value-type="string" calcext:value-type="string">
            <text:p>Lowers opponent's Defense.</text:p>
          </table:table-cell>
          <table:table-cell table:formula="of:=CONCATENATE([.A137];&quot;: {name: '&quot;;[.B137];&quot;', type: Types.&quot;;[.C137];&quot;, power: &quot;;[.D137];&quot;, accuracy: &quot;;[.E137];&quot;, effect: Effects.&quot;;[.F137];&quot;, pp: &quot;;[.I137])" office:value-type="string" office:string-value="TAIL_WHIP: {name: 'Tail Whip', type: Types.NORMAL, power: 0, accuracy: 100, effect: Effects.LOWER_STAT, pp: 30" calcext:value-type="string">
            <text:p>TAIL_WHIP: {name: 'Tail Whip', type: Types.NORMAL, power: 0, accuracy: 100, effect: Effects.LOWER_STAT, pp: 30</text:p>
          </table:table-cell>
          <table:table-cell table:formula="of:=IF([.H137]&lt;&gt;&quot;&quot;;CONCATENATE(&quot;, damagetype: '&quot;;[.H13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7]&lt;&gt;&quot;&quot;;CONCATENATE(&quot;, range: &quot;;[.J137];&quot;&quot;);&quot;&quot;)" office:value-type="string" office:string-value=", range: 4" calcext:value-type="string">
            <text:p>, range: 4</text:p>
          </table:table-cell>
          <table:table-cell table:style-name="ce4" table:formula="of:=IF([.K137]&lt;&gt;&quot;&quot;;CONCATENATE(&quot;, params: &quot;;[.K13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7:.Q137])" office:value-type="string" office:string-value="TAIL_WHIP: {name: 'Tail Whip', type: Types.NORMAL, power: 0, accuracy: 100, effect: Effects.LOWER_STAT, pp: 30, damagetype: 'STAT', range: 4, params: {stat: &quot;DEF&quot;}}," calcext:value-type="string">
            <text:p>TAIL_WHIP: {name: 'Tail Whip', type: Types.NORMAL, power: 0, accuracy: 100, effect: Effects.LOWER_STAT, pp: 30, damagetype: 'STAT', range: 4, params: {stat: "DEF"}},</text:p>
          </table:table-cell>
          <table:table-cell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esn't do ANYTHING.</text:p>
          </table:table-cell>
          <table:table-cell table:formula="of:=CONCATENATE([.A138];&quot;: {name: '&quot;;[.B138];&quot;', type: Types.&quot;;[.C138];&quot;, power: &quot;;[.D138];&quot;, accuracy: &quot;;[.E138];&quot;, effect: Effects.&quot;;[.F138];&quot;, pp: &quot;;[.I138])" office:value-type="string" office:string-value="SPLASH: {name: 'Splash', type: Types.NORMAL, power: 0, accuracy: 0, effect: Effects.NOTHING, pp: 40" calcext:value-type="string">
            <text:p>SPLASH: {name: 'Splash', type: Types.NORMAL, power: 0, accuracy: 0, effect: Effects.NOTHING, pp: 40</text:p>
          </table:table-cell>
          <table:table-cell table:formula="of:=IF([.H138]&lt;&gt;&quot;&quot;;CONCATENATE(&quot;, damagetype: '&quot;;[.H13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38]&lt;&gt;&quot;&quot;;CONCATENATE(&quot;, range: &quot;;[.J138];&quot;&quot;);&quot;&quot;)">
            <text:p/>
          </table:table-cell>
          <table:table-cell table:style-name="ce4" table:formula="of:=IF([.K138]&lt;&gt;&quot;&quot;;CONCATENATE(&quot;, params: &quot;;[.K138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8:.Q138])" office:value-type="string" office:string-value="SPLASH: {name: 'Splash', type: Types.NORMAL, power: 0, accuracy: 0, effect: Effects.NOTHING, pp: 40, damagetype: 'STAT', params: {}}," calcext:value-type="string">
            <text:p>SPLASH: {name: 'Splash', type: Types.NORMAL, power: 0, accuracy: 0, effect: Effects.NOTHING, pp: 4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DOUBLE_TEAM</text:p>
          </table:table-cell>
          <table:table-cell office:value-type="string" calcext:value-type="string">
            <text:p>Double Tea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{stat: "EVA"}</text:p>
          </table:table-cell>
          <table:table-cell office:value-type="string" calcext:value-type="string">
            <text:p>Raises user's Evasiveness.</text:p>
          </table:table-cell>
          <table:table-cell table:formula="of:=CONCATENATE([.A139];&quot;: {name: '&quot;;[.B139];&quot;', type: Types.&quot;;[.C139];&quot;, power: &quot;;[.D139];&quot;, accuracy: &quot;;[.E139];&quot;, effect: Effects.&quot;;[.F139];&quot;, pp: &quot;;[.I139])" office:value-type="string" office:string-value="DOUBLE_TEAM: {name: 'Double Team', type: Types.NORMAL, power: 0, accuracy: 0, effect: Effects.RAISE_STAT, pp: 15" calcext:value-type="string">
            <text:p>DOUBLE_TEAM: {name: 'Double Team', type: Types.NORMAL, power: 0, accuracy: 0, effect: Effects.RAISE_STAT, pp: 15</text:p>
          </table:table-cell>
          <table:table-cell table:formula="of:=IF([.H139]&lt;&gt;&quot;&quot;;CONCATENATE(&quot;, damagetype: '&quot;;[.H139];&quot;'&quot;);&quot;&quot;)" office:value-type="string" office:string-value=", damagetype: 'SPEC'" calcext:value-type="string">
            <text:p>, damagetype: 'SPEC'</text:p>
          </table:table-cell>
          <table:table-cell table:style-name="ce4" table:formula="of:=IF([.J139]&lt;&gt;&quot;&quot;;CONCATENATE(&quot;, range: &quot;;[.J139];&quot;&quot;);&quot;&quot;)">
            <text:p/>
          </table:table-cell>
          <table:table-cell table:style-name="ce4" table:formula="of:=IF([.K139]&lt;&gt;&quot;&quot;;CONCATENATE(&quot;, params: &quot;;[.K139];&quot;&quot;);&quot;, params: {}&quot;)" office:value-type="string" office:string-value=", params: {stat: &quot;EVA&quot;}" calcext:value-type="string">
            <text:p>, params: {stat: "EVA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39:.Q139])" office:value-type="string" office:string-value="DOUBLE_TEAM: {name: 'Double Team', type: Types.NORMAL, power: 0, accuracy: 0, effect: Effects.RAISE_STAT, pp: 15, damagetype: 'SPEC', params: {stat: &quot;EVA&quot;}}," calcext:value-type="string">
            <text:p>DOUBLE_TEAM: {name: 'Double Team', type: Types.NORMAL, power: 0, accuracy: 0, effect: Effects.RAISE_STAT, pp: 15, damagetype: 'SPEC', params: {stat: "EVA"}},</text:p>
          </table:table-cell>
          <table:table-cell/>
        </table:table-row>
        <table:table-row table:style-name="ro1">
          <table:table-cell office:value-type="string" calcext:value-type="string">
            <text:p>ACID_ARMOR</text:p>
          </table:table-cell>
          <table:table-cell office:value-type="string" calcext:value-type="string">
            <text:p>Acid Armo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0];&quot;: {name: '&quot;;[.B140];&quot;', type: Types.&quot;;[.C140];&quot;, power: &quot;;[.D140];&quot;, accuracy: &quot;;[.E140];&quot;, effect: Effects.&quot;;[.F140];&quot;, pp: &quot;;[.I140])" office:value-type="string" office:string-value="ACID_ARMOR: {name: 'Acid Armor', type: Types.POISON, power: 0, accuracy: 0, effect: Effects.RAISE_STAT, pp: 20" calcext:value-type="string">
            <text:p>ACID_ARMOR: {name: 'Acid Armor', type: Types.POISON, power: 0, accuracy: 0, effect: Effects.RAISE_STAT, pp: 20</text:p>
          </table:table-cell>
          <table:table-cell table:formula="of:=IF([.H140]&lt;&gt;&quot;&quot;;CONCATENATE(&quot;, damagetype: '&quot;;[.H14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0]&lt;&gt;&quot;&quot;;CONCATENATE(&quot;, range: &quot;;[.J140];&quot;&quot;);&quot;&quot;)">
            <text:p/>
          </table:table-cell>
          <table:table-cell table:style-name="ce4" table:formula="of:=IF([.K140]&lt;&gt;&quot;&quot;;CONCATENATE(&quot;, params: &quot;;[.K140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0:.Q140])" office:value-type="string" office:string-value="ACID_ARMOR: {name: 'Acid Armor', type: Types.POISON, power: 0, accuracy: 0, effect: Effects.RAISE_STAT, pp: 20, damagetype: 'STAT', params: {stat: &quot;DEF&quot;, level: 2}}," calcext:value-type="string">
            <text:p>ACID_ARMOR: {name: 'Acid Armor', type: Types.POISON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SPD", level: 2}</text:p>
          </table:table-cell>
          <table:table-cell office:value-type="string" calcext:value-type="string">
            <text:p>Sharply raises user's Speed.</text:p>
          </table:table-cell>
          <table:table-cell table:formula="of:=CONCATENATE([.A141];&quot;: {name: '&quot;;[.B141];&quot;', type: Types.&quot;;[.C141];&quot;, power: &quot;;[.D141];&quot;, accuracy: &quot;;[.E141];&quot;, effect: Effects.&quot;;[.F141];&quot;, pp: &quot;;[.I141])" office:value-type="string" office:string-value="AGILITY: {name: 'Agility', type: Types.PSYCHIC, power: 0, accuracy: 0, effect: Effects.RAISE_STAT, pp: 30" calcext:value-type="string">
            <text:p>AGILITY: {name: 'Agility', type: Types.PSYCHIC, power: 0, accuracy: 0, effect: Effects.RAISE_STAT, pp: 30</text:p>
          </table:table-cell>
          <table:table-cell table:formula="of:=IF([.H141]&lt;&gt;&quot;&quot;;CONCATENATE(&quot;, damagetype: '&quot;;[.H14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1]&lt;&gt;&quot;&quot;;CONCATENATE(&quot;, range: &quot;;[.J141];&quot;&quot;);&quot;&quot;)">
            <text:p/>
          </table:table-cell>
          <table:table-cell table:style-name="ce4" table:formula="of:=IF([.K141]&lt;&gt;&quot;&quot;;CONCATENATE(&quot;, params: &quot;;[.K141];&quot;&quot;);&quot;, params: {}&quot;)" office:value-type="string" office:string-value=", params: {stat: &quot;SPD&quot;, level: 2}" calcext:value-type="string">
            <text:p>, params: {stat: "SPD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1:.Q141])" office:value-type="string" office:string-value="AGILITY: {name: 'Agility', type: Types.PSYCHIC, power: 0, accuracy: 0, effect: Effects.RAISE_STAT, pp: 30, damagetype: 'STAT', params: {stat: &quot;SPD&quot;, level: 2}}," calcext:value-type="string">
            <text:p>AGILITY: {name: 'Agility', type: Types.PSYCHIC, power: 0, accuracy: 0, effect: Effects.RAISE_STAT, pp: 30, damagetype: 'STAT', params: {stat: "SPD", level: 2}},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SP_DEF", level: 2}</text:p>
          </table:table-cell>
          <table:table-cell office:value-type="string" calcext:value-type="string">
            <text:p>Sharply raises user's Special Defense.</text:p>
          </table:table-cell>
          <table:table-cell table:formula="of:=CONCATENATE([.A142];&quot;: {name: '&quot;;[.B142];&quot;', type: Types.&quot;;[.C142];&quot;, power: &quot;;[.D142];&quot;, accuracy: &quot;;[.E142];&quot;, effect: Effects.&quot;;[.F142];&quot;, pp: &quot;;[.I142])" office:value-type="string" office:string-value="AMNESIA: {name: 'Amnesia', type: Types.PSYCHIC, power: 0, accuracy: 0, effect: Effects.RAISE_STAT, pp: 20" calcext:value-type="string">
            <text:p>AMNESIA: {name: 'Amnesia', type: Types.PSYCHIC, power: 0, accuracy: 0, effect: Effects.RAISE_STAT, pp: 20</text:p>
          </table:table-cell>
          <table:table-cell table:formula="of:=IF([.H142]&lt;&gt;&quot;&quot;;CONCATENATE(&quot;, damagetype: '&quot;;[.H14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2]&lt;&gt;&quot;&quot;;CONCATENATE(&quot;, range: &quot;;[.J142];&quot;&quot;);&quot;&quot;)">
            <text:p/>
          </table:table-cell>
          <table:table-cell table:style-name="ce4" table:formula="of:=IF([.K142]&lt;&gt;&quot;&quot;;CONCATENATE(&quot;, params: &quot;;[.K142];&quot;&quot;);&quot;, params: {}&quot;)" office:value-type="string" office:string-value=", params: {stat: &quot;SP_DEF&quot;, level: 2}" calcext:value-type="string">
            <text:p>, params: {stat: "SP_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2:.Q142])" office:value-type="string" office:string-value="AMNESIA: {name: 'Amnesia', type: Types.PSYCHIC, power: 0, accuracy: 0, effect: Effects.RAISE_STAT, pp: 20, damagetype: 'STAT', params: {stat: &quot;SP_DEF&quot;, level: 2}}," calcext:value-type="string">
            <text:p>AMNESIA: {name: 'Amnesia', type: Types.PSYCHIC, power: 0, accuracy: 0, effect: Effects.RAISE_STAT, pp: 20, damagetype: 'STAT', params: {stat: "SP_DEF", level: 2}},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Defense.</text:p>
          </table:table-cell>
          <table:table-cell table:formula="of:=CONCATENATE([.A143];&quot;: {name: '&quot;;[.B143];&quot;', type: Types.&quot;;[.C143];&quot;, power: &quot;;[.D143];&quot;, accuracy: &quot;;[.E143];&quot;, effect: Effects.&quot;;[.F143];&quot;, pp: &quot;;[.I143])" office:value-type="string" office:string-value="BARRIER: {name: 'Barrier', type: Types.PSYCHIC, power: 0, accuracy: 0, effect: Effects.RAISE_STAT, pp: 20" calcext:value-type="string">
            <text:p>BARRIER: {name: 'Barrier', type: Types.PSYCHIC, power: 0, accuracy: 0, effect: Effects.RAISE_STAT, pp: 20</text:p>
          </table:table-cell>
          <table:table-cell table:formula="of:=IF([.H143]&lt;&gt;&quot;&quot;;CONCATENATE(&quot;, damagetype: '&quot;;[.H14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3]&lt;&gt;&quot;&quot;;CONCATENATE(&quot;, range: &quot;;[.J143];&quot;&quot;);&quot;&quot;)">
            <text:p/>
          </table:table-cell>
          <table:table-cell table:style-name="ce4" table:formula="of:=IF([.K143]&lt;&gt;&quot;&quot;;CONCATENATE(&quot;, params: &quot;;[.K143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3:.Q143])" office:value-type="string" office:string-value="BARRIER: {name: 'Barrier', type: Types.PSYCHIC, power: 0, accuracy: 0, effect: Effects.RAISE_STAT, pp: 20, damagetype: 'STAT', params: {stat: &quot;DEF&quot;, level: 2}}," calcext:value-type="string">
            <text:p>BARRIER: {name: 'Barrier', type: Types.PSYCHIC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DEFENSE_CURL</text:p>
          </table:table-cell>
          <table:table-cell office:value-type="string" calcext:value-type="string">
            <text:p>Defense Curl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4];&quot;: {name: '&quot;;[.B144];&quot;', type: Types.&quot;;[.C144];&quot;, power: &quot;;[.D144];&quot;, accuracy: &quot;;[.E144];&quot;, effect: Effects.&quot;;[.F144];&quot;, pp: &quot;;[.I144])" office:value-type="string" office:string-value="DEFENSE_CURL: {name: 'Defense Curl', type: Types.NORMAL, power: 0, accuracy: 0, effect: Effects.RAISE_STAT, pp: 40" calcext:value-type="string">
            <text:p>DEFENSE_CURL: {name: 'Defense Curl', type: Types.NORMAL, power: 0, accuracy: 0, effect: Effects.RAISE_STAT, pp: 40</text:p>
          </table:table-cell>
          <table:table-cell table:formula="of:=IF([.H144]&lt;&gt;&quot;&quot;;CONCATENATE(&quot;, damagetype: '&quot;;[.H14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4]&lt;&gt;&quot;&quot;;CONCATENATE(&quot;, range: &quot;;[.J144];&quot;&quot;);&quot;&quot;)">
            <text:p/>
          </table:table-cell>
          <table:table-cell table:style-name="ce4" table:formula="of:=IF([.K144]&lt;&gt;&quot;&quot;;CONCATENATE(&quot;, params: &quot;;[.K144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4:.Q144])" office:value-type="string" office:string-value="DEFENSE_CURL: {name: 'Defense Curl', type: Types.NORMAL, power: 0, accuracy: 0, effect: Effects.RAISE_STAT, pp: 40, damagetype: 'STAT', params: {stat: &quot;DEF&quot;}}," calcext:value-type="string">
            <text:p>DEFENSE_CURL: {name: 'Defense Curl', type: Types.NORMAL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FOCUS_ENERGY</text:p>
          </table:table-cell>
          <table:table-cell office:value-type="string" calcext:value-type="string">
            <text:p>Focus Energy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STAT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us: "FOCUSED"}</text:p>
          </table:table-cell>
          <table:table-cell office:value-type="string" calcext:value-type="string">
            <text:p>Increases critical hit ratio.</text:p>
          </table:table-cell>
          <table:table-cell table:formula="of:=CONCATENATE([.A145];&quot;: {name: '&quot;;[.B145];&quot;', type: Types.&quot;;[.C145];&quot;, power: &quot;;[.D145];&quot;, accuracy: &quot;;[.E145];&quot;, effect: Effects.&quot;;[.F145];&quot;, pp: &quot;;[.I145])" office:value-type="string" office:string-value="FOCUS_ENERGY: {name: 'Focus Energy', type: Types.NORMAL, power: 0, accuracy: 0, effect: Effects.SET_STATUS, pp: 30" calcext:value-type="string">
            <text:p>FOCUS_ENERGY: {name: 'Focus Energy', type: Types.NORMAL, power: 0, accuracy: 0, effect: Effects.SET_STATUS, pp: 30</text:p>
          </table:table-cell>
          <table:table-cell table:formula="of:=IF([.H145]&lt;&gt;&quot;&quot;;CONCATENATE(&quot;, damagetype: '&quot;;[.H14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5]&lt;&gt;&quot;&quot;;CONCATENATE(&quot;, range: &quot;;[.J145];&quot;&quot;);&quot;&quot;)">
            <text:p/>
          </table:table-cell>
          <table:table-cell table:style-name="ce4" table:formula="of:=IF([.K145]&lt;&gt;&quot;&quot;;CONCATENATE(&quot;, params: &quot;;[.K145];&quot;&quot;);&quot;, params: {}&quot;)" office:value-type="string" office:string-value=", params: {status: &quot;FOCUSED&quot;}" calcext:value-type="string">
            <text:p>, params: {status: "FOCUSED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5:.Q145])" office:value-type="string" office:string-value="FOCUS_ENERGY: {name: 'Focus Energy', type: Types.NORMAL, power: 0, accuracy: 0, effect: Effects.SET_STATUS, pp: 30, damagetype: 'STAT', params: {status: &quot;FOCUSED&quot;}}," calcext:value-type="string">
            <text:p>FOCUS_ENERGY: {name: 'Focus Energy', type: Types.NORMAL, power: 0, accuracy: 0, effect: Effects.SET_STATUS, pp: 30, damagetype: 'STAT', params: {status: "FOCUSED"}},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 and Special Attack.</text:p>
          </table:table-cell>
          <table:table-cell table:formula="of:=CONCATENATE([.A146];&quot;: {name: '&quot;;[.B146];&quot;', type: Types.&quot;;[.C146];&quot;, power: &quot;;[.D146];&quot;, accuracy: &quot;;[.E146];&quot;, effect: Effects.&quot;;[.F146];&quot;, pp: &quot;;[.I146])" office:value-type="string" office:string-value="GROWTH: {name: 'Growth', type: Types.NORMAL, power: 0, accuracy: 0, effect: Effects.RAISE_STAT, pp: 40" calcext:value-type="string">
            <text:p>GROWTH: {name: 'Growth', type: Types.NORMAL, power: 0, accuracy: 0, effect: Effects.RAISE_STAT, pp: 40</text:p>
          </table:table-cell>
          <table:table-cell table:formula="of:=IF([.H146]&lt;&gt;&quot;&quot;;CONCATENATE(&quot;, damagetype: '&quot;;[.H14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6]&lt;&gt;&quot;&quot;;CONCATENATE(&quot;, range: &quot;;[.J146];&quot;&quot;);&quot;&quot;)">
            <text:p/>
          </table:table-cell>
          <table:table-cell table:style-name="ce4" table:formula="of:=IF([.K146]&lt;&gt;&quot;&quot;;CONCATENATE(&quot;, params: &quot;;[.K146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6:.Q146])" office:value-type="string" office:string-value="GROWTH: {name: 'Growth', type: Types.NORMAL, power: 0, accuracy: 0, effect: Effects.RAISE_STAT, pp: 40, damagetype: 'STAT', params: {stat: &quot;ATK&quot;}}," calcext:value-type="string">
            <text:p>GROWTH: {name: 'Growth', type: Types.NORMAL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Hard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47];&quot;: {name: '&quot;;[.B147];&quot;', type: Types.&quot;;[.C147];&quot;, power: &quot;;[.D147];&quot;, accuracy: &quot;;[.E147];&quot;, effect: Effects.&quot;;[.F147];&quot;, pp: &quot;;[.I147])" office:value-type="string" office:string-value="HARDEN: {name: 'Harden', type: Types.NORMAL, power: 0, accuracy: 0, effect: Effects.RAISE_STAT, pp: 30" calcext:value-type="string">
            <text:p>HARDEN: {name: 'Harden', type: Types.NORMAL, power: 0, accuracy: 0, effect: Effects.RAISE_STAT, pp: 30</text:p>
          </table:table-cell>
          <table:table-cell table:formula="of:=IF([.H147]&lt;&gt;&quot;&quot;;CONCATENATE(&quot;, damagetype: '&quot;;[.H14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7]&lt;&gt;&quot;&quot;;CONCATENATE(&quot;, range: &quot;;[.J147];&quot;&quot;);&quot;&quot;)">
            <text:p/>
          </table:table-cell>
          <table:table-cell table:style-name="ce4" table:formula="of:=IF([.K147]&lt;&gt;&quot;&quot;;CONCATENATE(&quot;, params: &quot;;[.K147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7:.Q147])" office:value-type="string" office:string-value="HARDEN: {name: 'Harden', type: Types.NORMAL, power: 0, accuracy: 0, effect: Effects.RAISE_STAT, pp: 30, damagetype: 'STAT', params: {stat: &quot;DEF&quot;}}," calcext:value-type="string">
            <text:p>HARDEN: {name: 'Harden', type: Types.NORMAL, power: 0, accuracy: 0, effect: Effects.RAISE_STAT, pp: 3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48];&quot;: {name: '&quot;;[.B148];&quot;', type: Types.&quot;;[.C148];&quot;, power: &quot;;[.D148];&quot;, accuracy: &quot;;[.E148];&quot;, effect: Effects.&quot;;[.F148];&quot;, pp: &quot;;[.I148])" office:value-type="string" office:string-value="MEDITATE: {name: 'Meditate', type: Types.PSYCHIC, power: 0, accuracy: 0, effect: Effects.RAISE_STAT, pp: 40" calcext:value-type="string">
            <text:p>MEDITATE: {name: 'Meditate', type: Types.PSYCHIC, power: 0, accuracy: 0, effect: Effects.RAISE_STAT, pp: 40</text:p>
          </table:table-cell>
          <table:table-cell table:formula="of:=IF([.H148]&lt;&gt;&quot;&quot;;CONCATENATE(&quot;, damagetype: '&quot;;[.H148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8]&lt;&gt;&quot;&quot;;CONCATENATE(&quot;, range: &quot;;[.J148];&quot;&quot;);&quot;&quot;)">
            <text:p/>
          </table:table-cell>
          <table:table-cell table:style-name="ce4" table:formula="of:=IF([.K148]&lt;&gt;&quot;&quot;;CONCATENATE(&quot;, params: &quot;;[.K148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8:.Q148])" office:value-type="string" office:string-value="MEDITATE: {name: 'Meditate', type: Types.PSYCHIC, power: 0, accuracy: 0, effect: Effects.RAISE_STAT, pp: 40, damagetype: 'STAT', params: {stat: &quot;ATK&quot;}}," calcext:value-type="string">
            <text:p>MEDITATE: {name: 'Meditate', type: Types.PSYCHIC, power: 0, accuracy: 0, effect: Effects.RAISE_STAT, pp: 4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Minimiz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Evasiveness.</text:p>
          </table:table-cell>
          <table:table-cell table:formula="of:=CONCATENATE([.A149];&quot;: {name: '&quot;;[.B149];&quot;', type: Types.&quot;;[.C149];&quot;, power: &quot;;[.D149];&quot;, accuracy: &quot;;[.E149];&quot;, effect: Effects.&quot;;[.F149];&quot;, pp: &quot;;[.I149])" office:value-type="string" office:string-value="MINIMIZE: {name: 'Minimize', type: Types.NORMAL, power: 0, accuracy: 0, effect: Effects.RAISE_STAT, pp: 10" calcext:value-type="string">
            <text:p>MINIMIZE: {name: 'Minimize', type: Types.NORMAL, power: 0, accuracy: 0, effect: Effects.RAISE_STAT, pp: 10</text:p>
          </table:table-cell>
          <table:table-cell table:formula="of:=IF([.H149]&lt;&gt;&quot;&quot;;CONCATENATE(&quot;, damagetype: '&quot;;[.H149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49]&lt;&gt;&quot;&quot;;CONCATENATE(&quot;, range: &quot;;[.J149];&quot;&quot;);&quot;&quot;)">
            <text:p/>
          </table:table-cell>
          <table:table-cell table:style-name="ce4" table:formula="of:=IF([.K149]&lt;&gt;&quot;&quot;;CONCATENATE(&quot;, params: &quot;;[.K149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49:.Q149])" office:value-type="string" office:string-value="MINIMIZE: {name: 'Minimize', type: Types.NORMAL, power: 0, accuracy: 0, effect: Effects.RAISE_STAT, pp: 10, damagetype: 'STAT', params: {stat: &quot;DEF&quot;, level: 2}}," calcext:value-type="string">
            <text:p>MINIMIZE: {name: 'Minimize', type: Types.NORMAL, power: 0, accuracy: 0, effect: Effects.RAISE_STAT, pp: 1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SHARPEN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stat: "ATK"}</text:p>
          </table:table-cell>
          <table:table-cell office:value-type="string" calcext:value-type="string">
            <text:p>Raises user's Attack.</text:p>
          </table:table-cell>
          <table:table-cell table:formula="of:=CONCATENATE([.A150];&quot;: {name: '&quot;;[.B150];&quot;', type: Types.&quot;;[.C150];&quot;, power: &quot;;[.D150];&quot;, accuracy: &quot;;[.E150];&quot;, effect: Effects.&quot;;[.F150];&quot;, pp: &quot;;[.I150])" office:value-type="string" office:string-value="SHARPEN: {name: 'Sharpen', type: Types.NORMAL, power: 0, accuracy: 0, effect: Effects.RAISE_STAT, pp: 30" calcext:value-type="string">
            <text:p>SHARPEN: {name: 'Sharpen', type: Types.NORMAL, power: 0, accuracy: 0, effect: Effects.RAISE_STAT, pp: 30</text:p>
          </table:table-cell>
          <table:table-cell table:formula="of:=IF([.H150]&lt;&gt;&quot;&quot;;CONCATENATE(&quot;, damagetype: '&quot;;[.H15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0]&lt;&gt;&quot;&quot;;CONCATENATE(&quot;, range: &quot;;[.J150];&quot;&quot;);&quot;&quot;)">
            <text:p/>
          </table:table-cell>
          <table:table-cell table:style-name="ce4" table:formula="of:=IF([.K150]&lt;&gt;&quot;&quot;;CONCATENATE(&quot;, params: &quot;;[.K150];&quot;&quot;);&quot;, params: {}&quot;)" office:value-type="string" office:string-value=", params: {stat: &quot;ATK&quot;}" calcext:value-type="string">
            <text:p>, params: {stat: "ATK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0:.Q150])" office:value-type="string" office:string-value="SHARPEN: {name: 'Sharpen', type: Types.NORMAL, power: 0, accuracy: 0, effect: Effects.RAISE_STAT, pp: 30, damagetype: 'STAT', params: {stat: &quot;ATK&quot;}}," calcext:value-type="string">
            <text:p>SHARPEN: {name: 'Sharpen', type: Types.NORMAL, power: 0, accuracy: 0, effect: Effects.RAISE_STAT, pp: 30, damagetype: 'STAT', params: {stat: "ATK"}},</text:p>
          </table:table-cell>
          <table:table-cell/>
        </table:table-row>
        <table:table-row table:style-name="ro1">
          <table:table-cell office:value-type="string" calcext:value-type="string">
            <text:p>SWORDS_DANCE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stat: "DEF", level: 2}</text:p>
          </table:table-cell>
          <table:table-cell office:value-type="string" calcext:value-type="string">
            <text:p>Sharply raises user's Attack.</text:p>
          </table:table-cell>
          <table:table-cell table:formula="of:=CONCATENATE([.A151];&quot;: {name: '&quot;;[.B151];&quot;', type: Types.&quot;;[.C151];&quot;, power: &quot;;[.D151];&quot;, accuracy: &quot;;[.E151];&quot;, effect: Effects.&quot;;[.F151];&quot;, pp: &quot;;[.I151])" office:value-type="string" office:string-value="SWORDS_DANCE: {name: 'Swords Dance', type: Types.NORMAL, power: 0, accuracy: 0, effect: Effects.RAISE_STAT, pp: 20" calcext:value-type="string">
            <text:p>SWORDS_DANCE: {name: 'Swords Dance', type: Types.NORMAL, power: 0, accuracy: 0, effect: Effects.RAISE_STAT, pp: 20</text:p>
          </table:table-cell>
          <table:table-cell table:formula="of:=IF([.H151]&lt;&gt;&quot;&quot;;CONCATENATE(&quot;, damagetype: '&quot;;[.H15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1]&lt;&gt;&quot;&quot;;CONCATENATE(&quot;, range: &quot;;[.J151];&quot;&quot;);&quot;&quot;)">
            <text:p/>
          </table:table-cell>
          <table:table-cell table:style-name="ce4" table:formula="of:=IF([.K151]&lt;&gt;&quot;&quot;;CONCATENATE(&quot;, params: &quot;;[.K151];&quot;&quot;);&quot;, params: {}&quot;)" office:value-type="string" office:string-value=", params: {stat: &quot;DEF&quot;, level: 2}" calcext:value-type="string">
            <text:p>, params: {stat: "DEF", level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1:.Q151])" office:value-type="string" office:string-value="SWORDS_DANCE: {name: 'Swords Dance', type: Types.NORMAL, power: 0, accuracy: 0, effect: Effects.RAISE_STAT, pp: 20, damagetype: 'STAT', params: {stat: &quot;DEF&quot;, level: 2}}," calcext:value-type="string">
            <text:p>SWORDS_DANCE: {name: 'Swords Dance', type: Types.NORMAL, power: 0, accuracy: 0, effect: Effects.RAISE_STAT, pp: 20, damagetype: 'STAT', params: {stat: "DEF", level: 2}},</text:p>
          </table:table-cell>
          <table:table-cell/>
        </table:table-row>
        <table:table-row table:style-name="ro1">
          <table:table-cell office:value-type="string" calcext:value-type="string">
            <text:p>WITHDRAW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A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ISE_S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{stat: "DEF"}</text:p>
          </table:table-cell>
          <table:table-cell office:value-type="string" calcext:value-type="string">
            <text:p>Raises user's Defense.</text:p>
          </table:table-cell>
          <table:table-cell table:formula="of:=CONCATENATE([.A152];&quot;: {name: '&quot;;[.B152];&quot;', type: Types.&quot;;[.C152];&quot;, power: &quot;;[.D152];&quot;, accuracy: &quot;;[.E152];&quot;, effect: Effects.&quot;;[.F152];&quot;, pp: &quot;;[.I152])" office:value-type="string" office:string-value="WITHDRAW: {name: 'Withdraw', type: Types.WATER, power: 0, accuracy: 0, effect: Effects.RAISE_STAT, pp: 40" calcext:value-type="string">
            <text:p>WITHDRAW: {name: 'Withdraw', type: Types.WATER, power: 0, accuracy: 0, effect: Effects.RAISE_STAT, pp: 40</text:p>
          </table:table-cell>
          <table:table-cell table:formula="of:=IF([.H152]&lt;&gt;&quot;&quot;;CONCATENATE(&quot;, damagetype: '&quot;;[.H15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2]&lt;&gt;&quot;&quot;;CONCATENATE(&quot;, range: &quot;;[.J152];&quot;&quot;);&quot;&quot;)">
            <text:p/>
          </table:table-cell>
          <table:table-cell table:style-name="ce4" table:formula="of:=IF([.K152]&lt;&gt;&quot;&quot;;CONCATENATE(&quot;, params: &quot;;[.K152];&quot;&quot;);&quot;, params: {}&quot;)" office:value-type="string" office:string-value=", params: {stat: &quot;DEF&quot;}" calcext:value-type="string">
            <text:p>, params: {stat: "DEF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2:.Q152])" office:value-type="string" office:string-value="WITHDRAW: {name: 'Withdraw', type: Types.WATER, power: 0, accuracy: 0, effect: Effects.RAISE_STAT, pp: 40, damagetype: 'STAT', params: {stat: &quot;DEF&quot;}}," calcext:value-type="string">
            <text:p>WITHDRAW: {name: 'Withdraw', type: Types.WATER, power: 0, accuracy: 0, effect: Effects.RAISE_STAT, pp: 40, damagetype: 'STAT', params: {stat: "DEF"}},</text:p>
          </table:table-cell>
          <table:table-cell/>
        </table:table-row>
        <table:table-row table:style-name="ro1">
          <table:table-cell office:value-type="string" calcext:value-type="string">
            <text:p>METRONOME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NDOM_MOVE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performs any move in the game at random.</text:p>
          </table:table-cell>
          <table:table-cell table:formula="of:=CONCATENATE([.A153];&quot;: {name: '&quot;;[.B153];&quot;', type: Types.&quot;;[.C153];&quot;, power: &quot;;[.D153];&quot;, accuracy: &quot;;[.E153];&quot;, effect: Effects.&quot;;[.F153];&quot;, pp: &quot;;[.I153])" office:value-type="string" office:string-value="METRONOME: {name: 'Metronome', type: Types.NORMAL, power: 0, accuracy: 0, effect: Effects.RANDOM_MOVE, pp: 10" calcext:value-type="string">
            <text:p>METRONOME: {name: 'Metronome', type: Types.NORMAL, power: 0, accuracy: 0, effect: Effects.RANDOM_MOVE, pp: 10</text:p>
          </table:table-cell>
          <table:table-cell table:formula="of:=IF([.H153]&lt;&gt;&quot;&quot;;CONCATENATE(&quot;, damagetype: '&quot;;[.H15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3]&lt;&gt;&quot;&quot;;CONCATENATE(&quot;, range: &quot;;[.J153];&quot;&quot;);&quot;&quot;)">
            <text:p/>
          </table:table-cell>
          <table:table-cell table:style-name="ce4" table:formula="of:=IF([.K153]&lt;&gt;&quot;&quot;;CONCATENATE(&quot;, params: &quot;;[.K15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3:.Q153])" office:value-type="string" office:string-value="METRONOME: {name: 'Metronome', type: Types.NORMAL, power: 0, accuracy: 0, effect: Effects.RANDOM_MOVE, pp: 10, damagetype: 'STAT', params: {}}," calcext:value-type="string">
            <text:p>METRONOME: {name: 'Metronome', type: Types.NORMAL, power: 0, accuracy: 0, effect: Effects.RANDOM_MOVE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Recove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4];&quot;: {name: '&quot;;[.B154];&quot;', type: Types.&quot;;[.C154];&quot;, power: &quot;;[.D154];&quot;, accuracy: &quot;;[.E154];&quot;, effect: Effects.&quot;;[.F154];&quot;, pp: &quot;;[.I154])" office:value-type="string" office:string-value="RECOVER: {name: 'Recover', type: Types.NORMAL, power: 0, accuracy: 0, effect: Effects.RECOVER_HP, pp: 10" calcext:value-type="string">
            <text:p>RECOVER: {name: 'Recover', type: Types.NORMAL, power: 0, accuracy: 0, effect: Effects.RECOVER_HP, pp: 10</text:p>
          </table:table-cell>
          <table:table-cell table:formula="of:=IF([.H154]&lt;&gt;&quot;&quot;;CONCATENATE(&quot;, damagetype: '&quot;;[.H15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4]&lt;&gt;&quot;&quot;;CONCATENATE(&quot;, range: &quot;;[.J154];&quot;&quot;);&quot;&quot;)">
            <text:p/>
          </table:table-cell>
          <table:table-cell table:style-name="ce4" table:formula="of:=IF([.K154]&lt;&gt;&quot;&quot;;CONCATENATE(&quot;, params: &quot;;[.K154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4:.Q154])" office:value-type="string" office:string-value="RECOVER: {name: 'Recover', type: Types.NORMAL, power: 0, accuracy: 0, effect: Effects.RECOVER_HP, pp: 10, damagetype: 'STAT', params: {proportion: 50}}," calcext:value-type="string">
            <text:p>RECOVER: {name: 'Recover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SOFT_BOILED</text:p>
          </table:table-cell>
          <table:table-cell office:value-type="string" calcext:value-type="string">
            <text:p>Soft-Boile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OVER_HP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proportion: 50}</text:p>
          </table:table-cell>
          <table:table-cell office:value-type="string" calcext:value-type="string">
            <text:p>User recovers half its max HP.</text:p>
          </table:table-cell>
          <table:table-cell table:formula="of:=CONCATENATE([.A155];&quot;: {name: '&quot;;[.B155];&quot;', type: Types.&quot;;[.C155];&quot;, power: &quot;;[.D155];&quot;, accuracy: &quot;;[.E155];&quot;, effect: Effects.&quot;;[.F155];&quot;, pp: &quot;;[.I155])" office:value-type="string" office:string-value="SOFT_BOILED: {name: 'Soft-Boiled', type: Types.NORMAL, power: 0, accuracy: 0, effect: Effects.RECOVER_HP, pp: 10" calcext:value-type="string">
            <text:p>SOFT_BOILED: {name: 'Soft-Boiled', type: Types.NORMAL, power: 0, accuracy: 0, effect: Effects.RECOVER_HP, pp: 10</text:p>
          </table:table-cell>
          <table:table-cell table:formula="of:=IF([.H155]&lt;&gt;&quot;&quot;;CONCATENATE(&quot;, damagetype: '&quot;;[.H15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5]&lt;&gt;&quot;&quot;;CONCATENATE(&quot;, range: &quot;;[.J155];&quot;&quot;);&quot;&quot;)">
            <text:p/>
          </table:table-cell>
          <table:table-cell table:style-name="ce4" table:formula="of:=IF([.K155]&lt;&gt;&quot;&quot;;CONCATENATE(&quot;, params: &quot;;[.K155];&quot;&quot;);&quot;, params: {}&quot;)" office:value-type="string" office:string-value=", params: {proportion: 50}" calcext:value-type="string">
            <text:p>, params: {proportion: 50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5:.Q155])" office:value-type="string" office:string-value="SOFT_BOILED: {name: 'Soft-Boiled', type: Types.NORMAL, power: 0, accuracy: 0, effect: Effects.RECOVER_HP, pp: 10, damagetype: 'STAT', params: {proportion: 50}}," calcext:value-type="string">
            <text:p>SOFT_BOILED: {name: 'Soft-Boiled', type: Types.NORMAL, power: 0, accuracy: 0, effect: Effects.RECOVER_HP, pp: 10, damagetype: 'STAT', params: {proportion: 50}},</text:p>
          </table:table-cell>
          <table:table-cell/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_STATUS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esets all stat changes.</text:p>
          </table:table-cell>
          <table:table-cell table:formula="of:=CONCATENATE([.A156];&quot;: {name: '&quot;;[.B156];&quot;', type: Types.&quot;;[.C156];&quot;, power: &quot;;[.D156];&quot;, accuracy: &quot;;[.E156];&quot;, effect: Effects.&quot;;[.F156];&quot;, pp: &quot;;[.I156])" office:value-type="string" office:string-value="HAZE: {name: 'Haze', type: Types.ICE, power: 0, accuracy: 0, effect: Effects.RESET_STATUS, pp: 30" calcext:value-type="string">
            <text:p>HAZE: {name: 'Haze', type: Types.ICE, power: 0, accuracy: 0, effect: Effects.RESET_STATUS, pp: 30</text:p>
          </table:table-cell>
          <table:table-cell table:formula="of:=IF([.H156]&lt;&gt;&quot;&quot;;CONCATENATE(&quot;, damagetype: '&quot;;[.H15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6]&lt;&gt;&quot;&quot;;CONCATENATE(&quot;, range: &quot;;[.J156];&quot;&quot;);&quot;&quot;)">
            <text:p/>
          </table:table-cell>
          <table:table-cell table:style-name="ce4" table:formula="of:=IF([.K156]&lt;&gt;&quot;&quot;;CONCATENATE(&quot;, params: &quot;;[.K15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6:.Q156])" office:value-type="string" office:string-value="HAZE: {name: 'Haze', type: Types.ICE, power: 0, accuracy: 0, effect: Effects.RESET_STATUS, pp: 30, damagetype: 'STAT', params: {}}," calcext:value-type="string">
            <text:p>HAZE: {name: 'Haze', type: Types.ICE, power: 0, accuracy: 0, effect: Effects.RESET_STATUS, pp: 3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RESTING", turns: 2}</text:p>
          </table:table-cell>
          <table:table-cell office:value-type="string" calcext:value-type="string">
            <text:p>User sleeps for 2 turns, but user is fully healed.</text:p>
          </table:table-cell>
          <table:table-cell table:formula="of:=CONCATENATE([.A157];&quot;: {name: '&quot;;[.B157];&quot;', type: Types.&quot;;[.C157];&quot;, power: &quot;;[.D157];&quot;, accuracy: &quot;;[.E157];&quot;, effect: Effects.&quot;;[.F157];&quot;, pp: &quot;;[.I157])" office:value-type="string" office:string-value="REST: {name: 'Rest', type: Types.PSYCHIC, power: 0, accuracy: 0, effect: Effects.SET_FLAG, pp: 10" calcext:value-type="string">
            <text:p>REST: {name: 'Rest', type: Types.PSYCHIC, power: 0, accuracy: 0, effect: Effects.SET_FLAG, pp: 10</text:p>
          </table:table-cell>
          <table:table-cell table:formula="of:=IF([.H157]&lt;&gt;&quot;&quot;;CONCATENATE(&quot;, damagetype: '&quot;;[.H157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57]&lt;&gt;&quot;&quot;;CONCATENATE(&quot;, range: &quot;;[.J157];&quot;&quot;);&quot;&quot;)">
            <text:p/>
          </table:table-cell>
          <table:table-cell table:style-name="ce4" table:formula="of:=IF([.K157]&lt;&gt;&quot;&quot;;CONCATENATE(&quot;, params: &quot;;[.K157];&quot;&quot;);&quot;, params: {}&quot;)" office:value-type="string" office:string-value=", params: {flag: &quot;RESTING&quot;, turns: 2}" calcext:value-type="string">
            <text:p>, params: {flag: "RESTING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7:.Q157])" office:value-type="string" office:string-value="REST: {name: 'Rest', type: Types.PSYCHIC, power: 0, accuracy: 0, effect: Effects.SET_FLAG, pp: 10, damagetype: 'STAT', params: {flag: &quot;RESTING&quot;, turns: 2}}," calcext:value-type="string">
            <text:p>REST: {name: 'Rest', type: Types.PSYCHIC, power: 0, accuracy: 0, effect: Effects.SET_FLAG, pp: 10, damagetype: 'STAT', params: {flag: "RESTING", turns: 2}},</text:p>
          </table:table-cell>
          <table:table-cell/>
        </table:table-row>
        <table:table-row table:style-name="ro1">
          <table:table-cell office:value-type="string" calcext:value-type="string">
            <text:p>BIDE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User takes damage for two turns then strikes back double.</text:p>
          </table:table-cell>
          <table:table-cell table:formula="of:=CONCATENATE([.A158];&quot;: {name: '&quot;;[.B158];&quot;', type: Types.&quot;;[.C158];&quot;, power: &quot;;[.D158];&quot;, accuracy: &quot;;[.E158];&quot;, effect: Effects.&quot;;[.F158];&quot;, pp: &quot;;[.I158])" office:value-type="string" office:string-value="BIDE: {name: 'Bide', type: Types.NORMAL, power: 0, accuracy: 0, effect: Effects.SET_FLAG, pp: 10" calcext:value-type="string">
            <text:p>BIDE: {name: 'Bide', type: Types.NORMAL, power: 0, accuracy: 0, effect: Effects.SET_FLAG, pp: 10</text:p>
          </table:table-cell>
          <table:table-cell table:formula="of:=IF([.H158]&lt;&gt;&quot;&quot;;CONCATENATE(&quot;, damagetype: '&quot;;[.H158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8]&lt;&gt;&quot;&quot;;CONCATENATE(&quot;, range: &quot;;[.J158];&quot;&quot;);&quot;&quot;)">
            <text:p/>
          </table:table-cell>
          <table:table-cell table:style-name="ce4" table:formula="of:=IF([.K158]&lt;&gt;&quot;&quot;;CONCATENATE(&quot;, params: &quot;;[.K158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8:.Q158])" office:value-type="string" office:string-value="BIDE: {name: 'Bide', type: Types.NORMAL, power: 0, accuracy: 0, effect: Effects.SET_FLAG, pp: 10, damagetype: 'PHYS', params: {flag: &quot;BIDE&quot;}}," calcext:value-type="string">
            <text:p>BIDE: {name: 'Bide', type: Types.NORMAL, power: 0, accuracy: 0, effect: Effects.SET_FLAG, pp: 1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IGHTING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PHY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BIDE"}</text:p>
          </table:table-cell>
          <table:table-cell office:value-type="string" calcext:value-type="string">
            <text:p>When hit by a Physical Attack, user strikes back with 2x power.</text:p>
          </table:table-cell>
          <table:table-cell table:formula="of:=CONCATENATE([.A159];&quot;: {name: '&quot;;[.B159];&quot;', type: Types.&quot;;[.C159];&quot;, power: &quot;;[.D159];&quot;, accuracy: &quot;;[.E159];&quot;, effect: Effects.&quot;;[.F159];&quot;, pp: &quot;;[.I159])" office:value-type="string" office:string-value="COUNTER: {name: 'Counter', type: Types.FIGHTING, power: 0, accuracy: 100, effect: Effects.SET_FLAG, pp: 20" calcext:value-type="string">
            <text:p>COUNTER: {name: 'Counter', type: Types.FIGHTING, power: 0, accuracy: 100, effect: Effects.SET_FLAG, pp: 20</text:p>
          </table:table-cell>
          <table:table-cell table:formula="of:=IF([.H159]&lt;&gt;&quot;&quot;;CONCATENATE(&quot;, damagetype: '&quot;;[.H159];&quot;'&quot;);&quot;&quot;)" office:value-type="string" office:string-value=", damagetype: 'PHYS'" calcext:value-type="string">
            <text:p>, damagetype: 'PHYS'</text:p>
          </table:table-cell>
          <table:table-cell table:style-name="ce4" table:formula="of:=IF([.J159]&lt;&gt;&quot;&quot;;CONCATENATE(&quot;, range: &quot;;[.J159];&quot;&quot;);&quot;&quot;)">
            <text:p/>
          </table:table-cell>
          <table:table-cell table:style-name="ce4" table:formula="of:=IF([.K159]&lt;&gt;&quot;&quot;;CONCATENATE(&quot;, params: &quot;;[.K159];&quot;&quot;);&quot;, params: {}&quot;)" office:value-type="string" office:string-value=", params: {flag: &quot;BIDE&quot;}" calcext:value-type="string">
            <text:p>, params: {flag: "BIDE"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59:.Q159])" office:value-type="string" office:string-value="COUNTER: {name: 'Counter', type: Types.FIGHTING, power: 0, accuracy: 100, effect: Effects.SET_FLAG, pp: 20, damagetype: 'PHYS', params: {flag: &quot;BIDE&quot;}}," calcext:value-type="string">
            <text:p>COUNTER: {name: 'Counter', type: Types.FIGHTING, power: 0, accuracy: 100, effect: Effects.SET_FLAG, pp: 20, damagetype: 'PHYS', params: {flag: "BIDE"}},</text:p>
          </table:table-cell>
          <table:table-cell/>
        </table:table-row>
        <table:table-row table:style-name="ro1">
          <table:table-cell office:value-type="string" calcext:value-type="string">
            <text:p>LIGHT_SCREEN</text:p>
          </table:table-cell>
          <table:table-cell office:value-type="string" calcext:value-type="string">
            <text:p>Light Scree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PROTECTED_SPATK", turns: 5}</text:p>
          </table:table-cell>
          <table:table-cell office:value-type="string" calcext:value-type="string">
            <text:p>Halves damage from Special attacks for 5 turns.</text:p>
          </table:table-cell>
          <table:table-cell table:formula="of:=CONCATENATE([.A160];&quot;: {name: '&quot;;[.B160];&quot;', type: Types.&quot;;[.C160];&quot;, power: &quot;;[.D160];&quot;, accuracy: &quot;;[.E160];&quot;, effect: Effects.&quot;;[.F160];&quot;, pp: &quot;;[.I160])" office:value-type="string" office:string-value="LIGHT_SCREEN: {name: 'Light Screen', type: Types.PSYCHIC, power: 0, accuracy: 0, effect: Effects.SET_FLAG, pp: 30" calcext:value-type="string">
            <text:p>LIGHT_SCREEN: {name: 'Light Screen', type: Types.PSYCHIC, power: 0, accuracy: 0, effect: Effects.SET_FLAG, pp: 30</text:p>
          </table:table-cell>
          <table:table-cell table:formula="of:=IF([.H160]&lt;&gt;&quot;&quot;;CONCATENATE(&quot;, damagetype: '&quot;;[.H160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0]&lt;&gt;&quot;&quot;;CONCATENATE(&quot;, range: &quot;;[.J160];&quot;&quot;);&quot;&quot;)">
            <text:p/>
          </table:table-cell>
          <table:table-cell table:style-name="ce4" table:formula="of:=IF([.K160]&lt;&gt;&quot;&quot;;CONCATENATE(&quot;, params: &quot;;[.K160];&quot;&quot;);&quot;, params: {}&quot;)" office:value-type="string" office:string-value=", params: {flag: &quot;PROTECTED_SPATK&quot;, turns: 5}" calcext:value-type="string">
            <text:p>, params: {flag: "PROTECTED_SP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0:.Q160])" office:value-type="string" office:string-value="LIGHT_SCREEN: {name: 'Light Screen', type: Types.PSYCHIC, power: 0, accuracy: 0, effect: Effects.SET_FLAG, pp: 30, damagetype: 'STAT', params: {flag: &quot;PROTECTED_SPATK&quot;, turns: 5}}," calcext:value-type="string">
            <text:p>LIGHT_SCREEN: {name: 'Light Screen', type: Types.PSYCHIC, power: 0, accuracy: 0, effect: Effects.SET_FLAG, pp: 30, damagetype: 'STAT', params: {flag: "PROTECTED_SPATK", turns: 5}},</text:p>
          </table:table-cell>
          <table:table-cell/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I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{flag: "STATUS_NULL", turns: 2}</text:p>
          </table:table-cell>
          <table:table-cell office:value-type="string" calcext:value-type="string">
            <text:p>User's stats cannot be changed for a period of time.</text:p>
          </table:table-cell>
          <table:table-cell table:formula="of:=CONCATENATE([.A161];&quot;: {name: '&quot;;[.B161];&quot;', type: Types.&quot;;[.C161];&quot;, power: &quot;;[.D161];&quot;, accuracy: &quot;;[.E161];&quot;, effect: Effects.&quot;;[.F161];&quot;, pp: &quot;;[.I161])" office:value-type="string" office:string-value="MIST: {name: 'Mist', type: Types.ICE, power: 0, accuracy: 0, effect: Effects.SET_FLAG, pp: 30" calcext:value-type="string">
            <text:p>MIST: {name: 'Mist', type: Types.ICE, power: 0, accuracy: 0, effect: Effects.SET_FLAG, pp: 30</text:p>
          </table:table-cell>
          <table:table-cell table:formula="of:=IF([.H161]&lt;&gt;&quot;&quot;;CONCATENATE(&quot;, damagetype: '&quot;;[.H161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1]&lt;&gt;&quot;&quot;;CONCATENATE(&quot;, range: &quot;;[.J161];&quot;&quot;);&quot;&quot;)">
            <text:p/>
          </table:table-cell>
          <table:table-cell table:style-name="ce4" table:formula="of:=IF([.K161]&lt;&gt;&quot;&quot;;CONCATENATE(&quot;, params: &quot;;[.K161];&quot;&quot;);&quot;, params: {}&quot;)" office:value-type="string" office:string-value=", params: {flag: &quot;STATUS_NULL&quot;, turns: 2}" calcext:value-type="string">
            <text:p>, params: {flag: "STATUS_NULL", turns: 2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1:.Q161])" office:value-type="string" office:string-value="MIST: {name: 'Mist', type: Types.ICE, power: 0, accuracy: 0, effect: Effects.SET_FLAG, pp: 30, damagetype: 'STAT', params: {flag: &quot;STATUS_NULL&quot;, turns: 2}}," calcext:value-type="string">
            <text:p>MIST: {name: 'Mist', type: Types.ICE, power: 0, accuracy: 0, effect: Effects.SET_FLAG, pp: 30, damagetype: 'STAT', params: {flag: "STATUS_NULL", turns: 2}},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 office:value-type="string" calcext:value-type="string">
            <text:p>Reflec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T_FLAG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{flag: "PROTECTED_ATK", turns: 5}</text:p>
          </table:table-cell>
          <table:table-cell office:value-type="string" calcext:value-type="string">
            <text:p>Halves damage from Physical attacks for 5 turns.</text:p>
          </table:table-cell>
          <table:table-cell table:formula="of:=CONCATENATE([.A162];&quot;: {name: '&quot;;[.B162];&quot;', type: Types.&quot;;[.C162];&quot;, power: &quot;;[.D162];&quot;, accuracy: &quot;;[.E162];&quot;, effect: Effects.&quot;;[.F162];&quot;, pp: &quot;;[.I162])" office:value-type="string" office:string-value="REFLECT: {name: 'Reflect', type: Types.PSYCHIC, power: 0, accuracy: 0, effect: Effects.SET_FLAG, pp: 20" calcext:value-type="string">
            <text:p>REFLECT: {name: 'Reflect', type: Types.PSYCHIC, power: 0, accuracy: 0, effect: Effects.SET_FLAG, pp: 20</text:p>
          </table:table-cell>
          <table:table-cell table:formula="of:=IF([.H162]&lt;&gt;&quot;&quot;;CONCATENATE(&quot;, damagetype: '&quot;;[.H162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2]&lt;&gt;&quot;&quot;;CONCATENATE(&quot;, range: &quot;;[.J162];&quot;&quot;);&quot;&quot;)">
            <text:p/>
          </table:table-cell>
          <table:table-cell table:style-name="ce4" table:formula="of:=IF([.K162]&lt;&gt;&quot;&quot;;CONCATENATE(&quot;, params: &quot;;[.K162];&quot;&quot;);&quot;, params: {}&quot;)" office:value-type="string" office:string-value=", params: {flag: &quot;PROTECTED_ATK&quot;, turns: 5}" calcext:value-type="string">
            <text:p>, params: {flag: "PROTECTED_ATK", turns: 5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2:.Q162])" office:value-type="string" office:string-value="REFLECT: {name: 'Reflect', type: Types.PSYCHIC, power: 0, accuracy: 0, effect: Effects.SET_FLAG, pp: 20, damagetype: 'STAT', params: {flag: &quot;PROTECTED_ATK&quot;, turns: 5}}," calcext:value-type="string">
            <text:p>REFLECT: {name: 'Reflect', type: Types.PSYCHIC, power: 0, accuracy: 0, effect: Effects.SET_FLAG, pp: 20, damagetype: 'STAT', params: {flag: "PROTECTED_ATK", turns: 5}},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ser takes on the form and attacks of the opponent.</text:p>
          </table:table-cell>
          <table:table-cell table:formula="of:=CONCATENATE([.A163];&quot;: {name: '&quot;;[.B163];&quot;', type: Types.&quot;;[.C163];&quot;, power: &quot;;[.D163];&quot;, accuracy: &quot;;[.E163];&quot;, effect: Effects.&quot;;[.F163];&quot;, pp: &quot;;[.I163])" office:value-type="string" office:string-value="TRANSFORM: {name: 'Transform', type: Types.NORMAL, power: 0, accuracy: 0, effect: Effects.TRANSFORM, pp: 10" calcext:value-type="string">
            <text:p>TRANSFORM: {name: 'Transform', type: Types.NORMAL, power: 0, accuracy: 0, effect: Effects.TRANSFORM, pp: 10</text:p>
          </table:table-cell>
          <table:table-cell table:formula="of:=IF([.H163]&lt;&gt;&quot;&quot;;CONCATENATE(&quot;, damagetype: '&quot;;[.H163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3]&lt;&gt;&quot;&quot;;CONCATENATE(&quot;, range: &quot;;[.J163];&quot;&quot;);&quot;&quot;)">
            <text:p/>
          </table:table-cell>
          <table:table-cell table:style-name="ce4" table:formula="of:=IF([.K163]&lt;&gt;&quot;&quot;;CONCATENATE(&quot;, params: &quot;;[.K163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3:.Q163])" office:value-type="string" office:string-value="TRANSFORM: {name: 'Transform', type: Types.NORMAL, power: 0, accuracy: 0, effect: Effects.TRANSFORM, pp: 10, damagetype: 'STAT', params: {}}," calcext:value-type="string">
            <text:p>TRANSFORM: {name: 'Transform', type: Types.NORMAL, power: 0, accuracy: 0, effect: Effects.TRANSFORM, pp: 1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RP_AWAY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llows user to flee wild battles; also warps player to last PokéCenter.</text:p>
          </table:table-cell>
          <table:table-cell table:formula="of:=CONCATENATE([.A164];&quot;: {name: '&quot;;[.B164];&quot;', type: Types.&quot;;[.C164];&quot;, power: &quot;;[.D164];&quot;, accuracy: &quot;;[.E164];&quot;, effect: Effects.&quot;;[.F164];&quot;, pp: &quot;;[.I164])" office:value-type="string" office:string-value="TELEPORT: {name: 'Teleport', type: Types.PSYCHIC, power: 0, accuracy: 0, effect: Effects.WARP_AWAY, pp: 20" calcext:value-type="string">
            <text:p>TELEPORT: {name: 'Teleport', type: Types.PSYCHIC, power: 0, accuracy: 0, effect: Effects.WARP_AWAY, pp: 20</text:p>
          </table:table-cell>
          <table:table-cell table:formula="of:=IF([.H164]&lt;&gt;&quot;&quot;;CONCATENATE(&quot;, damagetype: '&quot;;[.H164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4]&lt;&gt;&quot;&quot;;CONCATENATE(&quot;, range: &quot;;[.J164];&quot;&quot;);&quot;&quot;)">
            <text:p/>
          </table:table-cell>
          <table:table-cell table:style-name="ce4" table:formula="of:=IF([.K164]&lt;&gt;&quot;&quot;;CONCATENATE(&quot;, params: &quot;;[.K164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4:.Q164])" office:value-type="string" office:string-value="TELEPORT: {name: 'Teleport', type: Types.PSYCHIC, power: 0, accuracy: 0, effect: Effects.WARP_AWAY, pp: 20, damagetype: 'STAT', params: {}}," calcext:value-type="string">
            <text:p>TELEPORT: {name: 'Teleport', type: Types.PSYCHIC, power: 0, accuracy: 0, effect: Effects.WARP_AWAY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ROAR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5];&quot;: {name: '&quot;;[.B165];&quot;', type: Types.&quot;;[.C165];&quot;, power: &quot;;[.D165];&quot;, accuracy: &quot;;[.E165];&quot;, effect: Effects.&quot;;[.F165];&quot;, pp: &quot;;[.I165])" office:value-type="string" office:string-value="ROAR: {name: 'Roar', type: Types.NORMAL, power: 0, accuracy: 0, effect: Effects.WHIRLWIND, pp: 20" calcext:value-type="string">
            <text:p>ROAR: {name: 'Roar', type: Types.NORMAL, power: 0, accuracy: 0, effect: Effects.WHIRLWIND, pp: 20</text:p>
          </table:table-cell>
          <table:table-cell table:formula="of:=IF([.H165]&lt;&gt;&quot;&quot;;CONCATENATE(&quot;, damagetype: '&quot;;[.H165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5]&lt;&gt;&quot;&quot;;CONCATENATE(&quot;, range: &quot;;[.J165];&quot;&quot;);&quot;&quot;)">
            <text:p/>
          </table:table-cell>
          <table:table-cell table:style-name="ce4" table:formula="of:=IF([.K165]&lt;&gt;&quot;&quot;;CONCATENATE(&quot;, params: &quot;;[.K165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5:.Q165])" office:value-type="string" office:string-value="ROAR: {name: 'Roar', type: Types.NORMAL, power: 0, accuracy: 0, effect: Effects.WHIRLWIND, pp: 20, damagetype: 'STAT', params: {}}," calcext:value-type="string">
            <text:p>ROAR: {name: 'Roar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RLWIND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In battles, the opponent switches. In the wild, the Pokémon runs.</text:p>
          </table:table-cell>
          <table:table-cell table:formula="of:=CONCATENATE([.A166];&quot;: {name: '&quot;;[.B166];&quot;', type: Types.&quot;;[.C166];&quot;, power: &quot;;[.D166];&quot;, accuracy: &quot;;[.E166];&quot;, effect: Effects.&quot;;[.F166];&quot;, pp: &quot;;[.I166])" office:value-type="string" office:string-value="WHIRLWIND: {name: 'Whirlwind', type: Types.NORMAL, power: 0, accuracy: 0, effect: Effects.WHIRLWIND, pp: 20" calcext:value-type="string">
            <text:p>WHIRLWIND: {name: 'Whirlwind', type: Types.NORMAL, power: 0, accuracy: 0, effect: Effects.WHIRLWIND, pp: 20</text:p>
          </table:table-cell>
          <table:table-cell table:formula="of:=IF([.H166]&lt;&gt;&quot;&quot;;CONCATENATE(&quot;, damagetype: '&quot;;[.H166];&quot;'&quot;);&quot;&quot;)" office:value-type="string" office:string-value=", damagetype: 'STAT'" calcext:value-type="string">
            <text:p>, damagetype: 'STAT'</text:p>
          </table:table-cell>
          <table:table-cell table:style-name="ce4" table:formula="of:=IF([.J166]&lt;&gt;&quot;&quot;;CONCATENATE(&quot;, range: &quot;;[.J166];&quot;&quot;);&quot;&quot;)">
            <text:p/>
          </table:table-cell>
          <table:table-cell table:style-name="ce4" table:formula="of:=IF([.K166]&lt;&gt;&quot;&quot;;CONCATENATE(&quot;, params: &quot;;[.K166];&quot;&quot;);&quot;, params: {}&quot;)" office:value-type="string" office:string-value=", params: {}" calcext:value-type="string">
            <text:p>, params: {}</text:p>
          </table:table-cell>
          <table:table-cell office:value-type="string" calcext:value-type="string">
            <text:p>},</text:p>
          </table:table-cell>
          <table:table-cell table:style-name="ce5" table:formula="of:=COM.MICROSOFT.CONCAT([.M166:.Q166])" office:value-type="string" office:string-value="WHIRLWIND: {name: 'Whirlwind', type: Types.NORMAL, power: 0, accuracy: 0, effect: Effects.WHIRLWIND, pp: 20, damagetype: 'STAT', params: {}}," calcext:value-type="string">
            <text:p>WHIRLWIND: {name: 'Whirlwind', type: Types.NORMAL, power: 0, accuracy: 0, effect: Effects.WHIRLWIND, pp: 20, damagetype: 'STAT', params: {}},</text:p>
          </table:table-cell>
          <table:table-cell/>
        </table:table-row>
        <table:table-row table:style-name="ro1">
          <table:table-cell table:number-columns-repeated="6"/>
          <table:table-cell table:formula="of:=COUNTA([.G2:.G166])" office:value-type="float" office:value="72" calcext:value-type="float">
            <text:p>72</text:p>
          </table:table-cell>
          <table:table-cell table:number-columns-repeated="12"/>
        </table:table-row>
        <table:table-row table:style-name="ro1" table:number-rows-repeated="104840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okemon" table:style-name="ta1">
        <table:table-column table:style-name="co10" table:default-cell-style-name="ce3"/>
        <table:table-column table:style-name="co11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3" table:default-cell-style-name="Default"/>
        <table:table-column table:style-name="co3" table:default-cell-style-name="ce3"/>
        <table:table-column table:style-name="co12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Attack</text:p>
          </table:table-cell>
          <table:table-cell office:value-type="string" calcext:value-type="string">
            <text:p>sp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evolve level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Ev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table:formula="of:=IF([.I2]=&quot;x&quot;;LEFT([.C2];1);LOWER(LEFT([.C2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2];[Colors.$A$2:.$G$11];5)" office:value-type="float" office:value="85" calcext:value-type="float">
            <text:p>85</text:p>
          </table:table-cell>
          <table:table-cell table:formula="of:=VLOOKUP([.$E2];[Colors.$A$2:.$G$11];6)" office:value-type="float" office:value="255" calcext:value-type="float">
            <text:p>255</text:p>
          </table:table-cell>
          <table:table-cell table:formula="of:=VLOOKUP([.$E2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VYSAUR</text:p>
          </table:table-cell>
          <table:table-cell office:value-type="float" office:value="16" calcext:value-type="float">
            <text:p>16</text:p>
          </table:table-cell>
          <table:table-cell table:formula="of:=CONCATENATE([.B2];&quot;: new Race('&quot;;[.C2];&quot;', '&quot;;[.D2];&quot;', &quot;;[.F2];&quot;, &quot;;[.G2];&quot;, &quot;;[.H2])" office:value-type="string" office:string-value="BULBASAUR: new Race('Bulbasaur', 'b', 85, 255, 85" calcext:value-type="string">
            <text:p>BULBASAUR: new Race('Bulbasaur', 'b', 85, 255, 85</text:p>
          </table:table-cell>
          <table:table-cell table:formula="of:=CONCATENATE(&quot;, &quot;;[.J2];&quot;, Types.&quot;;[.K2]; IF([.L2]&lt;&gt;&quot;&quot;;CONCATENATE(&quot;, Types.&quot;;[.L2]);&quot;, null&quot;); &quot;, &quot;;[.M2];&quot;, &quot;;[.N2];&quot;, &quot;;[.O2];&quot;, &quot;;[.P2];&quot;, &quot;; [.Q2])" office:value-type="string" office:string-value=", true, Types.GRASS, Types.POISON, 45, 49, 49, 65, 65" calcext:value-type="string">
            <text:p>, true, Types.GRASS, Types.POISON, 45, 49, 49, 65, 65</text:p>
          </table:table-cell>
          <table:table-cell table:formula="of:=CONCATENATE(&quot;, &quot;;[.R2];&quot;, &quot;;[.S2];&quot;),&quot;)" office:value-type="string" office:string-value=", 45, 64)," calcext:value-type="string">
            <text:p>, 45, 64),</text:p>
          </table:table-cell>
          <table:table-cell table:style-name="ce5" table:formula="of:=COM.MICROSOFT.CONCAT([.V2:.X2])" office:value-type="string" office:string-value="BULBASAUR: new Race('Bulbasaur', 'b', 85, 255, 85, true, Types.GRASS, Types.POISON, 45, 49, 49, 65, 65, 45, 64)," calcext:value-type="string">
            <text:p>BULBASAUR: new Race('Bulbasaur', 'b', 85, 255, 85, true, Types.GRASS, Types.POISON, 45, 49, 49, 65, 65, 45, 64),</text:p>
          </table:table-cell>
          <table:table-cell table:style-name="ce7" table:formula="of:=IF([.T2]&lt;&gt;&quot;&quot;;CONCATENATE(&quot;Races.&quot;;[.B2];&quot;.setMainEvolution(&quot;;[.U2];&quot;, Races.&quot;;[.T2];&quot;); &quot;);&quot;&quot;)" office:value-type="string" office:string-value="Races.BULBASAUR.setMainEvolution(16, Races.IVYSAUR); " calcext:value-type="string">
            <text:p>Races.BULBASAUR.setMainEvolution(16, Races.IVYSAUR);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table:formula="of:=IF([.I3]=&quot;x&quot;;LEFT([.C3];1);LOWER(LEFT([.C3];1)))" office:value-type="string" office:string-value="i" calcext:value-type="string">
            <text:p>i</text:p>
          </table:table-cell>
          <table:table-cell office:value-type="string" calcext:value-type="string">
            <text:p>Green</text:p>
          </table:table-cell>
          <table:table-cell table:formula="of:=VLOOKUP([.$E3];[Colors.$A$2:.$G$11];5)" office:value-type="float" office:value="85" calcext:value-type="float">
            <text:p>85</text:p>
          </table:table-cell>
          <table:table-cell table:formula="of:=VLOOKUP([.$E3];[Colors.$A$2:.$G$11];6)" office:value-type="float" office:value="255" calcext:value-type="float">
            <text:p>255</text:p>
          </table:table-cell>
          <table:table-cell table:formula="of:=VLOOKUP([.$E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ENUSAUR</text:p>
          </table:table-cell>
          <table:table-cell office:value-type="float" office:value="32" calcext:value-type="float">
            <text:p>32</text:p>
          </table:table-cell>
          <table:table-cell table:formula="of:=CONCATENATE([.B3];&quot;: new Race('&quot;;[.C3];&quot;', '&quot;;[.D3];&quot;', &quot;;[.F3];&quot;, &quot;;[.G3];&quot;, &quot;;[.H3])" office:value-type="string" office:string-value="IVYSAUR: new Race('Ivysaur', 'i', 85, 255, 85" calcext:value-type="string">
            <text:p>IVYSAUR: new Race('Ivysaur', 'i', 85, 255, 85</text:p>
          </table:table-cell>
          <table:table-cell table:formula="of:=CONCATENATE(&quot;, &quot;;[.J3];&quot;, Types.&quot;;[.K3]; IF([.L3]&lt;&gt;&quot;&quot;;CONCATENATE(&quot;, Types.&quot;;[.L3]);&quot;, null&quot;); &quot;, &quot;;[.M3];&quot;, &quot;;[.N3];&quot;, &quot;;[.O3];&quot;, &quot;;[.P3];&quot;, &quot;; [.Q3])" office:value-type="string" office:string-value=", true, Types.GRASS, Types.POISON, 60, 62, 63, 80, 80" calcext:value-type="string">
            <text:p>, true, Types.GRASS, Types.POISON, 60, 62, 63, 80, 80</text:p>
          </table:table-cell>
          <table:table-cell table:formula="of:=CONCATENATE(&quot;, &quot;;[.R3];&quot;, &quot;;[.S3];&quot;),&quot;)" office:value-type="string" office:string-value=", 60, 141)," calcext:value-type="string">
            <text:p>, 60, 141),</text:p>
          </table:table-cell>
          <table:table-cell table:style-name="ce5" table:formula="of:=COM.MICROSOFT.CONCAT([.V3:.X3])" office:value-type="string" office:string-value="IVYSAUR: new Race('Ivysaur', 'i', 85, 255, 85, true, Types.GRASS, Types.POISON, 60, 62, 63, 80, 80, 60, 141)," calcext:value-type="string">
            <text:p>IVYSAUR: new Race('Ivysaur', 'i', 85, 255, 85, true, Types.GRASS, Types.POISON, 60, 62, 63, 80, 80, 60, 141),</text:p>
          </table:table-cell>
          <table:table-cell table:style-name="ce7" table:formula="of:=IF([.T3]&lt;&gt;&quot;&quot;;CONCATENATE(&quot;Races.&quot;;[.B3];&quot;.setMainEvolution(&quot;;[.U3];&quot;, Races.&quot;;[.T3];&quot;); &quot;);&quot;&quot;)" office:value-type="string" office:string-value="Races.IVYSAUR.setMainEvolution(32, Races.VENUSAUR); " calcext:value-type="string">
            <text:p>Races.IVYSAUR.setMainEvolution(32, Races.VENUSAUR);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table:formula="of:=IF([.I4]=&quot;x&quot;;LEFT([.C4];1);LOWER(LEFT([.C4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4];[Colors.$A$2:.$G$11];5)" office:value-type="float" office:value="85" calcext:value-type="float">
            <text:p>85</text:p>
          </table:table-cell>
          <table:table-cell table:formula="of:=VLOOKUP([.$E4];[Colors.$A$2:.$G$11];6)" office:value-type="float" office:value="255" calcext:value-type="float">
            <text:p>255</text:p>
          </table:table-cell>
          <table:table-cell table:formula="of:=VLOOKUP([.$E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GRASS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table:formula="of:=CONCATENATE([.B4];&quot;: new Race('&quot;;[.C4];&quot;', '&quot;;[.D4];&quot;', &quot;;[.F4];&quot;, &quot;;[.G4];&quot;, &quot;;[.H4])" office:value-type="string" office:string-value="VENUSAUR: new Race('Venusaur', 'V', 85, 255, 85" calcext:value-type="string">
            <text:p>VENUSAUR: new Race('Venusaur', 'V', 85, 255, 85</text:p>
          </table:table-cell>
          <table:table-cell table:formula="of:=CONCATENATE(&quot;, &quot;;[.J4];&quot;, Types.&quot;;[.K4]; IF([.L4]&lt;&gt;&quot;&quot;;CONCATENATE(&quot;, Types.&quot;;[.L4]);&quot;, null&quot;); &quot;, &quot;;[.M4];&quot;, &quot;;[.N4];&quot;, &quot;;[.O4];&quot;, &quot;;[.P4];&quot;, &quot;; [.Q4])" office:value-type="string" office:string-value=", true, Types.GRASS, Types.POISON, 80, 82, 83, 100, 100" calcext:value-type="string">
            <text:p>, true, Types.GRASS, Types.POISON, 80, 82, 83, 100, 100</text:p>
          </table:table-cell>
          <table:table-cell table:formula="of:=CONCATENATE(&quot;, &quot;;[.R4];&quot;, &quot;;[.S4];&quot;),&quot;)" office:value-type="string" office:string-value=", 80, 208)," calcext:value-type="string">
            <text:p>, 80, 208),</text:p>
          </table:table-cell>
          <table:table-cell table:style-name="ce5" table:formula="of:=COM.MICROSOFT.CONCAT([.V4:.X4])" office:value-type="string" office:string-value="VENUSAUR: new Race('Venusaur', 'V', 85, 255, 85, true, Types.GRASS, Types.POISON, 80, 82, 83, 100, 100, 80, 208)," calcext:value-type="string">
            <text:p>VENUSAUR: new Race('Venusaur', 'V', 85, 255, 85, true, Types.GRASS, Types.POISON, 80, 82, 83, 100, 100, 80, 208),</text:p>
          </table:table-cell>
          <table:table-cell table:style-name="ce7" table:formula="of:=IF([.T4]&lt;&gt;&quot;&quot;;CONCATENATE(&quot;Races.&quot;;[.B4];&quot;.setMainEvolution(&quot;;[.U4];&quot;, Races.&quot;;[.T4];&quot;); 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table:formula="of:=IF([.I5]=&quot;x&quot;;LEFT([.C5];1);LOWER(LEFT([.C5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5];[Colors.$A$2:.$G$11];5)" office:value-type="float" office:value="255" calcext:value-type="float">
            <text:p>255</text:p>
          </table:table-cell>
          <table:table-cell table:formula="of:=VLOOKUP([.$E5];[Colors.$A$2:.$G$11];6)" office:value-type="float" office:value="85" calcext:value-type="float">
            <text:p>85</text:p>
          </table:table-cell>
          <table:table-cell table:formula="of:=VLOOKUP([.$E5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HARMELEON</text:p>
          </table:table-cell>
          <table:table-cell office:value-type="float" office:value="16" calcext:value-type="float">
            <text:p>16</text:p>
          </table:table-cell>
          <table:table-cell table:formula="of:=CONCATENATE([.B5];&quot;: new Race('&quot;;[.C5];&quot;', '&quot;;[.D5];&quot;', &quot;;[.F5];&quot;, &quot;;[.G5];&quot;, &quot;;[.H5])" office:value-type="string" office:string-value="CHARMANDER: new Race('Charmander', 'c', 255, 85, 85" calcext:value-type="string">
            <text:p>CHARMANDER: new Race('Charmander', 'c', 255, 85, 85</text:p>
          </table:table-cell>
          <table:table-cell table:formula="of:=CONCATENATE(&quot;, &quot;;[.J5];&quot;, Types.&quot;;[.K5]; IF([.L5]&lt;&gt;&quot;&quot;;CONCATENATE(&quot;, Types.&quot;;[.L5]);&quot;, null&quot;); &quot;, &quot;;[.M5];&quot;, &quot;;[.N5];&quot;, &quot;;[.O5];&quot;, &quot;;[.P5];&quot;, &quot;; [.Q5])" office:value-type="string" office:string-value=", true, Types.FIRE, null, 39, 52, 43, 60, 50" calcext:value-type="string">
            <text:p>, true, Types.FIRE, null, 39, 52, 43, 60, 50</text:p>
          </table:table-cell>
          <table:table-cell table:formula="of:=CONCATENATE(&quot;, &quot;;[.R5];&quot;, &quot;;[.S5];&quot;),&quot;)" office:value-type="string" office:string-value=", 65, 65)," calcext:value-type="string">
            <text:p>, 65, 65),</text:p>
          </table:table-cell>
          <table:table-cell table:style-name="ce5" table:formula="of:=COM.MICROSOFT.CONCAT([.V5:.X5])" office:value-type="string" office:string-value="CHARMANDER: new Race('Charmander', 'c', 255, 85, 85, true, Types.FIRE, null, 39, 52, 43, 60, 50, 65, 65)," calcext:value-type="string">
            <text:p>CHARMANDER: new Race('Charmander', 'c', 255, 85, 85, true, Types.FIRE, null, 39, 52, 43, 60, 50, 65, 65),</text:p>
          </table:table-cell>
          <table:table-cell table:style-name="ce7" table:formula="of:=IF([.T5]&lt;&gt;&quot;&quot;;CONCATENATE(&quot;Races.&quot;;[.B5];&quot;.setMainEvolution(&quot;;[.U5];&quot;, Races.&quot;;[.T5];&quot;); &quot;);&quot;&quot;)" office:value-type="string" office:string-value="Races.CHARMANDER.setMainEvolution(16, Races.CHARMELEON); " calcext:value-type="string">
            <text:p>Races.CHARMANDER.setMainEvolution(16, Races.CHARMELEON);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table:formula="of:=IF([.I6]=&quot;x&quot;;LEFT([.C6];1);LOWER(LEFT([.C6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6];[Colors.$A$2:.$G$11];5)" office:value-type="float" office:value="255" calcext:value-type="float">
            <text:p>255</text:p>
          </table:table-cell>
          <table:table-cell table:formula="of:=VLOOKUP([.$E6];[Colors.$A$2:.$G$11];6)" office:value-type="float" office:value="85" calcext:value-type="float">
            <text:p>85</text:p>
          </table:table-cell>
          <table:table-cell table:formula="of:=VLOOKUP([.$E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HARIZARD</text:p>
          </table:table-cell>
          <table:table-cell office:value-type="float" office:value="36" calcext:value-type="float">
            <text:p>36</text:p>
          </table:table-cell>
          <table:table-cell table:formula="of:=CONCATENATE([.B6];&quot;: new Race('&quot;;[.C6];&quot;', '&quot;;[.D6];&quot;', &quot;;[.F6];&quot;, &quot;;[.G6];&quot;, &quot;;[.H6])" office:value-type="string" office:string-value="CHARMELEON: new Race('Charmeleon', 'c', 255, 85, 85" calcext:value-type="string">
            <text:p>CHARMELEON: new Race('Charmeleon', 'c', 255, 85, 85</text:p>
          </table:table-cell>
          <table:table-cell table:formula="of:=CONCATENATE(&quot;, &quot;;[.J6];&quot;, Types.&quot;;[.K6]; IF([.L6]&lt;&gt;&quot;&quot;;CONCATENATE(&quot;, Types.&quot;;[.L6]);&quot;, null&quot;); &quot;, &quot;;[.M6];&quot;, &quot;;[.N6];&quot;, &quot;;[.O6];&quot;, &quot;;[.P6];&quot;, &quot;; [.Q6])" office:value-type="string" office:string-value=", true, Types.FIRE, null, 58, 64, 58, 80, 65" calcext:value-type="string">
            <text:p>, true, Types.FIRE, null, 58, 64, 58, 80, 65</text:p>
          </table:table-cell>
          <table:table-cell table:formula="of:=CONCATENATE(&quot;, &quot;;[.R6];&quot;, &quot;;[.S6];&quot;),&quot;)" office:value-type="string" office:string-value=", 80, 142)," calcext:value-type="string">
            <text:p>, 80, 142),</text:p>
          </table:table-cell>
          <table:table-cell table:style-name="ce5" table:formula="of:=COM.MICROSOFT.CONCAT([.V6:.X6])" office:value-type="string" office:string-value="CHARMELEON: new Race('Charmeleon', 'c', 255, 85, 85, true, Types.FIRE, null, 58, 64, 58, 80, 65, 80, 142)," calcext:value-type="string">
            <text:p>CHARMELEON: new Race('Charmeleon', 'c', 255, 85, 85, true, Types.FIRE, null, 58, 64, 58, 80, 65, 80, 142),</text:p>
          </table:table-cell>
          <table:table-cell table:style-name="ce7" table:formula="of:=IF([.T6]&lt;&gt;&quot;&quot;;CONCATENATE(&quot;Races.&quot;;[.B6];&quot;.setMainEvolution(&quot;;[.U6];&quot;, Races.&quot;;[.T6];&quot;); &quot;);&quot;&quot;)" office:value-type="string" office:string-value="Races.CHARMELEON.setMainEvolution(36, Races.CHARIZARD); " calcext:value-type="string">
            <text:p>Races.CHARMELEON.setMainEvolution(36, Races.CHARIZARD);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table:formula="of:=IF([.I7]=&quot;x&quot;;LEFT([.C7];1);LOWER(LEFT([.C7];1)))" office:value-type="string" office:string-value="C" calcext:value-type="string">
            <text:p>C</text:p>
          </table:table-cell>
          <table:table-cell office:value-type="string" calcext:value-type="string">
            <text:p>Red</text:p>
          </table:table-cell>
          <table:table-cell table:formula="of:=VLOOKUP([.$E7];[Colors.$A$2:.$G$11];5)" office:value-type="float" office:value="255" calcext:value-type="float">
            <text:p>255</text:p>
          </table:table-cell>
          <table:table-cell table:formula="of:=VLOOKUP([.$E7];[Colors.$A$2:.$G$11];6)" office:value-type="float" office:value="85" calcext:value-type="float">
            <text:p>85</text:p>
          </table:table-cell>
          <table:table-cell table:formula="of:=VLOOKUP([.$E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table:formula="of:=CONCATENATE([.B7];&quot;: new Race('&quot;;[.C7];&quot;', '&quot;;[.D7];&quot;', &quot;;[.F7];&quot;, &quot;;[.G7];&quot;, &quot;;[.H7])" office:value-type="string" office:string-value="CHARIZARD: new Race('Charizard', 'C', 255, 85, 85" calcext:value-type="string">
            <text:p>CHARIZARD: new Race('Charizard', 'C', 255, 85, 85</text:p>
          </table:table-cell>
          <table:table-cell table:formula="of:=CONCATENATE(&quot;, &quot;;[.J7];&quot;, Types.&quot;;[.K7]; IF([.L7]&lt;&gt;&quot;&quot;;CONCATENATE(&quot;, Types.&quot;;[.L7]);&quot;, null&quot;); &quot;, &quot;;[.M7];&quot;, &quot;;[.N7];&quot;, &quot;;[.O7];&quot;, &quot;;[.P7];&quot;, &quot;; [.Q7])" office:value-type="string" office:string-value=", true, Types.FIRE, Types.FLYING, 78, 84, 78, 109, 85" calcext:value-type="string">
            <text:p>, true, Types.FIRE, Types.FLYING, 78, 84, 78, 109, 85</text:p>
          </table:table-cell>
          <table:table-cell table:formula="of:=CONCATENATE(&quot;, &quot;;[.R7];&quot;, &quot;;[.S7];&quot;),&quot;)" office:value-type="string" office:string-value=", 100, 209)," calcext:value-type="string">
            <text:p>, 100, 209),</text:p>
          </table:table-cell>
          <table:table-cell table:style-name="ce5" table:formula="of:=COM.MICROSOFT.CONCAT([.V7:.X7])" office:value-type="string" office:string-value="CHARIZARD: new Race('Charizard', 'C', 255, 85, 85, true, Types.FIRE, Types.FLYING, 78, 84, 78, 109, 85, 100, 209)," calcext:value-type="string">
            <text:p>CHARIZARD: new Race('Charizard', 'C', 255, 85, 85, true, Types.FIRE, Types.FLYING, 78, 84, 78, 109, 85, 100, 209),</text:p>
          </table:table-cell>
          <table:table-cell table:style-name="ce7" table:formula="of:=IF([.T7]&lt;&gt;&quot;&quot;;CONCATENATE(&quot;Races.&quot;;[.B7];&quot;.setMainEvolution(&quot;;[.U7];&quot;, Races.&quot;;[.T7];&quot;); 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table:formula="of:=IF([.I8]=&quot;x&quot;;LEFT([.C8];1);LOWER(LEFT([.C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8];[Colors.$A$2:.$G$11];5)" office:value-type="float" office:value="85" calcext:value-type="float">
            <text:p>85</text:p>
          </table:table-cell>
          <table:table-cell table:formula="of:=VLOOKUP([.$E8];[Colors.$A$2:.$G$11];6)" office:value-type="float" office:value="85" calcext:value-type="float">
            <text:p>85</text:p>
          </table:table-cell>
          <table:table-cell table:formula="of:=VLOOKUP([.$E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ARTORTLE</text:p>
          </table:table-cell>
          <table:table-cell office:value-type="float" office:value="16" calcext:value-type="float">
            <text:p>16</text:p>
          </table:table-cell>
          <table:table-cell table:formula="of:=CONCATENATE([.B8];&quot;: new Race('&quot;;[.C8];&quot;', '&quot;;[.D8];&quot;', &quot;;[.F8];&quot;, &quot;;[.G8];&quot;, &quot;;[.H8])" office:value-type="string" office:string-value="SQUIRTLE: new Race('Squirtle', 's', 85, 85, 255" calcext:value-type="string">
            <text:p>SQUIRTLE: new Race('Squirtle', 's', 85, 85, 255</text:p>
          </table:table-cell>
          <table:table-cell table:formula="of:=CONCATENATE(&quot;, &quot;;[.J8];&quot;, Types.&quot;;[.K8]; IF([.L8]&lt;&gt;&quot;&quot;;CONCATENATE(&quot;, Types.&quot;;[.L8]);&quot;, null&quot;); &quot;, &quot;;[.M8];&quot;, &quot;;[.N8];&quot;, &quot;;[.O8];&quot;, &quot;;[.P8];&quot;, &quot;; [.Q8])" office:value-type="string" office:string-value=", true, Types.WATER, null, 44, 48, 65, 50, 64" calcext:value-type="string">
            <text:p>, true, Types.WATER, null, 44, 48, 65, 50, 64</text:p>
          </table:table-cell>
          <table:table-cell table:formula="of:=CONCATENATE(&quot;, &quot;;[.R8];&quot;, &quot;;[.S8];&quot;),&quot;)" office:value-type="string" office:string-value=", 43, 66)," calcext:value-type="string">
            <text:p>, 43, 66),</text:p>
          </table:table-cell>
          <table:table-cell table:style-name="ce5" table:formula="of:=COM.MICROSOFT.CONCAT([.V8:.X8])" office:value-type="string" office:string-value="SQUIRTLE: new Race('Squirtle', 's', 85, 85, 255, true, Types.WATER, null, 44, 48, 65, 50, 64, 43, 66)," calcext:value-type="string">
            <text:p>SQUIRTLE: new Race('Squirtle', 's', 85, 85, 255, true, Types.WATER, null, 44, 48, 65, 50, 64, 43, 66),</text:p>
          </table:table-cell>
          <table:table-cell table:style-name="ce7" table:formula="of:=IF([.T8]&lt;&gt;&quot;&quot;;CONCATENATE(&quot;Races.&quot;;[.B8];&quot;.setMainEvolution(&quot;;[.U8];&quot;, Races.&quot;;[.T8];&quot;); &quot;);&quot;&quot;)" office:value-type="string" office:string-value="Races.SQUIRTLE.setMainEvolution(16, Races.WARTORTLE); " calcext:value-type="string">
            <text:p>Races.SQUIRTLE.setMainEvolution(16, Races.WARTORTLE);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table:formula="of:=IF([.I9]=&quot;x&quot;;LEFT([.C9];1);LOWER(LEFT([.C9];1)))" office:value-type="string" office:string-value="w" calcext:value-type="string">
            <text:p>w</text:p>
          </table:table-cell>
          <table:table-cell office:value-type="string" calcext:value-type="string">
            <text:p>Blue</text:p>
          </table:table-cell>
          <table:table-cell table:formula="of:=VLOOKUP([.$E9];[Colors.$A$2:.$G$11];5)" office:value-type="float" office:value="85" calcext:value-type="float">
            <text:p>85</text:p>
          </table:table-cell>
          <table:table-cell table:formula="of:=VLOOKUP([.$E9];[Colors.$A$2:.$G$11];6)" office:value-type="float" office:value="85" calcext:value-type="float">
            <text:p>85</text:p>
          </table:table-cell>
          <table:table-cell table:formula="of:=VLOOKUP([.$E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LASTOISE</text:p>
          </table:table-cell>
          <table:table-cell office:value-type="float" office:value="36" calcext:value-type="float">
            <text:p>36</text:p>
          </table:table-cell>
          <table:table-cell table:formula="of:=CONCATENATE([.B9];&quot;: new Race('&quot;;[.C9];&quot;', '&quot;;[.D9];&quot;', &quot;;[.F9];&quot;, &quot;;[.G9];&quot;, &quot;;[.H9])" office:value-type="string" office:string-value="WARTORTLE: new Race('Wartortle', 'w', 85, 85, 255" calcext:value-type="string">
            <text:p>WARTORTLE: new Race('Wartortle', 'w', 85, 85, 255</text:p>
          </table:table-cell>
          <table:table-cell table:formula="of:=CONCATENATE(&quot;, &quot;;[.J9];&quot;, Types.&quot;;[.K9]; IF([.L9]&lt;&gt;&quot;&quot;;CONCATENATE(&quot;, Types.&quot;;[.L9]);&quot;, null&quot;); &quot;, &quot;;[.M9];&quot;, &quot;;[.N9];&quot;, &quot;;[.O9];&quot;, &quot;;[.P9];&quot;, &quot;; [.Q9])" office:value-type="string" office:string-value=", true, Types.WATER, null, 59, 63, 80, 65, 80" calcext:value-type="string">
            <text:p>, true, Types.WATER, null, 59, 63, 80, 65, 80</text:p>
          </table:table-cell>
          <table:table-cell table:formula="of:=CONCATENATE(&quot;, &quot;;[.R9];&quot;, &quot;;[.S9];&quot;),&quot;)" office:value-type="string" office:string-value=", 58, 143)," calcext:value-type="string">
            <text:p>, 58, 143),</text:p>
          </table:table-cell>
          <table:table-cell table:style-name="ce5" table:formula="of:=COM.MICROSOFT.CONCAT([.V9:.X9])" office:value-type="string" office:string-value="WARTORTLE: new Race('Wartortle', 'w', 85, 85, 255, true, Types.WATER, null, 59, 63, 80, 65, 80, 58, 143)," calcext:value-type="string">
            <text:p>WARTORTLE: new Race('Wartortle', 'w', 85, 85, 255, true, Types.WATER, null, 59, 63, 80, 65, 80, 58, 143),</text:p>
          </table:table-cell>
          <table:table-cell table:style-name="ce7" table:formula="of:=IF([.T9]&lt;&gt;&quot;&quot;;CONCATENATE(&quot;Races.&quot;;[.B9];&quot;.setMainEvolution(&quot;;[.U9];&quot;, Races.&quot;;[.T9];&quot;); &quot;);&quot;&quot;)" office:value-type="string" office:string-value="Races.WARTORTLE.setMainEvolution(36, Races.BLASTOISE); " calcext:value-type="string">
            <text:p>Races.WARTORTLE.setMainEvolution(36, Races.BLASTOISE);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table:formula="of:=IF([.I10]=&quot;x&quot;;LEFT([.C10];1);LOWER(LEFT([.C10];1)))" office:value-type="string" office:string-value="B" calcext:value-type="string">
            <text:p>B</text:p>
          </table:table-cell>
          <table:table-cell office:value-type="string" calcext:value-type="string">
            <text:p>Blue</text:p>
          </table:table-cell>
          <table:table-cell table:formula="of:=VLOOKUP([.$E10];[Colors.$A$2:.$G$11];5)" office:value-type="float" office:value="85" calcext:value-type="float">
            <text:p>85</text:p>
          </table:table-cell>
          <table:table-cell table:formula="of:=VLOOKUP([.$E10];[Colors.$A$2:.$G$11];6)" office:value-type="float" office:value="85" calcext:value-type="float">
            <text:p>85</text:p>
          </table:table-cell>
          <table:table-cell table:formula="of:=VLOOKUP([.$E10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WATER</text:p>
          </table:table-cell>
          <table:table-cell table:style-name="ce6"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table:formula="of:=CONCATENATE([.B10];&quot;: new Race('&quot;;[.C10];&quot;', '&quot;;[.D10];&quot;', &quot;;[.F10];&quot;, &quot;;[.G10];&quot;, &quot;;[.H10])" office:value-type="string" office:string-value="BLASTOISE: new Race('Blastoise', 'B', 85, 85, 255" calcext:value-type="string">
            <text:p>BLASTOISE: new Race('Blastoise', 'B', 85, 85, 255</text:p>
          </table:table-cell>
          <table:table-cell table:formula="of:=CONCATENATE(&quot;, &quot;;[.J10];&quot;, Types.&quot;;[.K10]; IF([.L10]&lt;&gt;&quot;&quot;;CONCATENATE(&quot;, Types.&quot;;[.L10]);&quot;, null&quot;); &quot;, &quot;;[.M10];&quot;, &quot;;[.N10];&quot;, &quot;;[.O10];&quot;, &quot;;[.P10];&quot;, &quot;; [.Q10])" office:value-type="string" office:string-value=", true, Types.WATER, null, 79, 83, 100, 85, 105" calcext:value-type="string">
            <text:p>, true, Types.WATER, null, 79, 83, 100, 85, 105</text:p>
          </table:table-cell>
          <table:table-cell table:formula="of:=CONCATENATE(&quot;, &quot;;[.R10];&quot;, &quot;;[.S10];&quot;),&quot;)" office:value-type="string" office:string-value=", 78, 210)," calcext:value-type="string">
            <text:p>, 78, 210),</text:p>
          </table:table-cell>
          <table:table-cell table:style-name="ce5" table:formula="of:=COM.MICROSOFT.CONCAT([.V10:.X10])" office:value-type="string" office:string-value="BLASTOISE: new Race('Blastoise', 'B', 85, 85, 255, true, Types.WATER, null, 79, 83, 100, 85, 105, 78, 210)," calcext:value-type="string">
            <text:p>BLASTOISE: new Race('Blastoise', 'B', 85, 85, 255, true, Types.WATER, null, 79, 83, 100, 85, 105, 78, 210),</text:p>
          </table:table-cell>
          <table:table-cell table:style-name="ce7" table:formula="of:=IF([.T10]&lt;&gt;&quot;&quot;;CONCATENATE(&quot;Races.&quot;;[.B10];&quot;.setMainEvolution(&quot;;[.U10];&quot;, Races.&quot;;[.T10];&quot;); 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table:formula="of:=IF([.I11]=&quot;x&quot;;LEFT([.C11];1);LOWER(LEFT([.C11];1)))" office:value-type="string" office:string-value="c" calcext:value-type="string">
            <text:p>c</text:p>
          </table:table-cell>
          <table:table-cell office:value-type="string" calcext:value-type="string">
            <text:p>Green</text:p>
          </table:table-cell>
          <table:table-cell table:formula="of:=VLOOKUP([.$E11];[Colors.$A$2:.$G$11];5)" office:value-type="float" office:value="85" calcext:value-type="float">
            <text:p>85</text:p>
          </table:table-cell>
          <table:table-cell table:formula="of:=VLOOKUP([.$E11];[Colors.$A$2:.$G$11];6)" office:value-type="float" office:value="255" calcext:value-type="float">
            <text:p>255</text:p>
          </table:table-cell>
          <table:table-cell table:formula="of:=VLOOKUP([.$E1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ETAPOD</text:p>
          </table:table-cell>
          <table:table-cell office:value-type="float" office:value="7" calcext:value-type="float">
            <text:p>7</text:p>
          </table:table-cell>
          <table:table-cell table:formula="of:=CONCATENATE([.B11];&quot;: new Race('&quot;;[.C11];&quot;', '&quot;;[.D11];&quot;', &quot;;[.F11];&quot;, &quot;;[.G11];&quot;, &quot;;[.H11])" office:value-type="string" office:string-value="CATERPIE: new Race('Caterpie', 'c', 85, 255, 85" calcext:value-type="string">
            <text:p>CATERPIE: new Race('Caterpie', 'c', 85, 255, 85</text:p>
          </table:table-cell>
          <table:table-cell table:formula="of:=CONCATENATE(&quot;, &quot;;[.J11];&quot;, Types.&quot;;[.K11]; IF([.L11]&lt;&gt;&quot;&quot;;CONCATENATE(&quot;, Types.&quot;;[.L11]);&quot;, null&quot;); &quot;, &quot;;[.M11];&quot;, &quot;;[.N11];&quot;, &quot;;[.O11];&quot;, &quot;;[.P11];&quot;, &quot;; [.Q11])" office:value-type="string" office:string-value=", false, Types.BUG, null, 45, 30, 35, 20, 20" calcext:value-type="string">
            <text:p>, false, Types.BUG, null, 45, 30, 35, 20, 20</text:p>
          </table:table-cell>
          <table:table-cell table:formula="of:=CONCATENATE(&quot;, &quot;;[.R11];&quot;, &quot;;[.S11];&quot;),&quot;)" office:value-type="string" office:string-value=", 45, 53)," calcext:value-type="string">
            <text:p>, 45, 53),</text:p>
          </table:table-cell>
          <table:table-cell table:style-name="ce5" table:formula="of:=COM.MICROSOFT.CONCAT([.V11:.X11])" office:value-type="string" office:string-value="CATERPIE: new Race('Caterpie', 'c', 85, 255, 85, false, Types.BUG, null, 45, 30, 35, 20, 20, 45, 53)," calcext:value-type="string">
            <text:p>CATERPIE: new Race('Caterpie', 'c', 85, 255, 85, false, Types.BUG, null, 45, 30, 35, 20, 20, 45, 53),</text:p>
          </table:table-cell>
          <table:table-cell table:style-name="ce7" table:formula="of:=IF([.T11]&lt;&gt;&quot;&quot;;CONCATENATE(&quot;Races.&quot;;[.B11];&quot;.setMainEvolution(&quot;;[.U11];&quot;, Races.&quot;;[.T11];&quot;); &quot;);&quot;&quot;)" office:value-type="string" office:string-value="Races.CATERPIE.setMainEvolution(7, Races.METAPOD); " calcext:value-type="string">
            <text:p>Races.CATERPIE.setMainEvolution(7, Races.METAPOD);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table:formula="of:=IF([.I12]=&quot;x&quot;;LEFT([.C12];1);LOWER(LEFT([.C12];1)))" office:value-type="string" office:string-value="m" calcext:value-type="string">
            <text:p>m</text:p>
          </table:table-cell>
          <table:table-cell office:value-type="string" calcext:value-type="string">
            <text:p>Green</text:p>
          </table:table-cell>
          <table:table-cell table:formula="of:=VLOOKUP([.$E12];[Colors.$A$2:.$G$11];5)" office:value-type="float" office:value="85" calcext:value-type="float">
            <text:p>85</text:p>
          </table:table-cell>
          <table:table-cell table:formula="of:=VLOOKUP([.$E12];[Colors.$A$2:.$G$11];6)" office:value-type="float" office:value="255" calcext:value-type="float">
            <text:p>255</text:p>
          </table:table-cell>
          <table:table-cell table:formula="of:=VLOOKUP([.$E12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UTERFREE</text:p>
          </table:table-cell>
          <table:table-cell office:value-type="float" office:value="10" calcext:value-type="float">
            <text:p>10</text:p>
          </table:table-cell>
          <table:table-cell table:formula="of:=CONCATENATE([.B12];&quot;: new Race('&quot;;[.C12];&quot;', '&quot;;[.D12];&quot;', &quot;;[.F12];&quot;, &quot;;[.G12];&quot;, &quot;;[.H12])" office:value-type="string" office:string-value="METAPOD: new Race('Metapod', 'm', 85, 255, 85" calcext:value-type="string">
            <text:p>METAPOD: new Race('Metapod', 'm', 85, 255, 85</text:p>
          </table:table-cell>
          <table:table-cell table:formula="of:=CONCATENATE(&quot;, &quot;;[.J12];&quot;, Types.&quot;;[.K12]; IF([.L12]&lt;&gt;&quot;&quot;;CONCATENATE(&quot;, Types.&quot;;[.L12]);&quot;, null&quot;); &quot;, &quot;;[.M12];&quot;, &quot;;[.N12];&quot;, &quot;;[.O12];&quot;, &quot;;[.P12];&quot;, &quot;; [.Q12])" office:value-type="string" office:string-value=", false, Types.BUG, null, 50, 20, 55, 25, 25" calcext:value-type="string">
            <text:p>, false, Types.BUG, null, 50, 20, 55, 25, 25</text:p>
          </table:table-cell>
          <table:table-cell table:formula="of:=CONCATENATE(&quot;, &quot;;[.R12];&quot;, &quot;;[.S12];&quot;),&quot;)" office:value-type="string" office:string-value=", 30, 72)," calcext:value-type="string">
            <text:p>, 30, 72),</text:p>
          </table:table-cell>
          <table:table-cell table:style-name="ce5" table:formula="of:=COM.MICROSOFT.CONCAT([.V12:.X12])" office:value-type="string" office:string-value="METAPOD: new Race('Metapod', 'm', 85, 255, 85, false, Types.BUG, null, 50, 20, 55, 25, 25, 30, 72)," calcext:value-type="string">
            <text:p>METAPOD: new Race('Metapod', 'm', 85, 255, 85, false, Types.BUG, null, 50, 20, 55, 25, 25, 30, 72),</text:p>
          </table:table-cell>
          <table:table-cell table:style-name="ce7" table:formula="of:=IF([.T12]&lt;&gt;&quot;&quot;;CONCATENATE(&quot;Races.&quot;;[.B12];&quot;.setMainEvolution(&quot;;[.U12];&quot;, Races.&quot;;[.T12];&quot;); &quot;);&quot;&quot;)" office:value-type="string" office:string-value="Races.METAPOD.setMainEvolution(10, Races.BUTERFREE); " calcext:value-type="string">
            <text:p>Races.METAPOD.setMainEvolution(10, Races.BUTERFREE);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ERFREE</text:p>
          </table:table-cell>
          <table:table-cell office:value-type="string" calcext:value-type="string">
            <text:p>Butterfree</text:p>
          </table:table-cell>
          <table:table-cell table:formula="of:=IF([.I13]=&quot;x&quot;;LEFT([.C13];1);LOWER(LEFT([.C13];1)))" office:value-type="string" office:string-value="b" calcext:value-type="string">
            <text:p>b</text:p>
          </table:table-cell>
          <table:table-cell office:value-type="string" calcext:value-type="string">
            <text:p>White</text:p>
          </table:table-cell>
          <table:table-cell table:formula="of:=VLOOKUP([.$E13];[Colors.$A$2:.$G$11];5)" office:value-type="float" office:value="255" calcext:value-type="float">
            <text:p>255</text:p>
          </table:table-cell>
          <table:table-cell table:formula="of:=VLOOKUP([.$E13];[Colors.$A$2:.$G$11];6)" office:value-type="float" office:value="255" calcext:value-type="float">
            <text:p>255</text:p>
          </table:table-cell>
          <table:table-cell table:formula="of:=VLOOKUP([.$E1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CONCATENATE([.B13];&quot;: new Race('&quot;;[.C13];&quot;', '&quot;;[.D13];&quot;', &quot;;[.F13];&quot;, &quot;;[.G13];&quot;, &quot;;[.H13])" office:value-type="string" office:string-value="BUTERFREE: new Race('Butterfree', 'b', 255, 255, 255" calcext:value-type="string">
            <text:p>BUTERFREE: new Race('Butterfree', 'b', 255, 255, 255</text:p>
          </table:table-cell>
          <table:table-cell table:formula="of:=CONCATENATE(&quot;, &quot;;[.J13];&quot;, Types.&quot;;[.K13]; IF([.L13]&lt;&gt;&quot;&quot;;CONCATENATE(&quot;, Types.&quot;;[.L13]);&quot;, null&quot;); &quot;, &quot;;[.M13];&quot;, &quot;;[.N13];&quot;, &quot;;[.O13];&quot;, &quot;;[.P13];&quot;, &quot;; [.Q13])" office:value-type="string" office:string-value=", false, Types.BUG, Types.FLYING, 60, 45, 50, 80, 80" calcext:value-type="string">
            <text:p>, false, Types.BUG, Types.FLYING, 60, 45, 50, 80, 80</text:p>
          </table:table-cell>
          <table:table-cell table:formula="of:=CONCATENATE(&quot;, &quot;;[.R13];&quot;, &quot;;[.S13];&quot;),&quot;)" office:value-type="string" office:string-value=", 70, 160)," calcext:value-type="string">
            <text:p>, 70, 160),</text:p>
          </table:table-cell>
          <table:table-cell table:style-name="ce5" table:formula="of:=COM.MICROSOFT.CONCAT([.V13:.X13])" office:value-type="string" office:string-value="BUTERFREE: new Race('Butterfree', 'b', 255, 255, 255, false, Types.BUG, Types.FLYING, 60, 45, 50, 80, 80, 70, 160)," calcext:value-type="string">
            <text:p>BUTERFREE: new Race('Butterfree', 'b', 255, 255, 255, false, Types.BUG, Types.FLYING, 60, 45, 50, 80, 80, 70, 160),</text:p>
          </table:table-cell>
          <table:table-cell table:style-name="ce7" table:formula="of:=IF([.T13]&lt;&gt;&quot;&quot;;CONCATENATE(&quot;Races.&quot;;[.B13];&quot;.setMainEvolution(&quot;;[.U13];&quot;, Races.&quot;;[.T13];&quot;); 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table:formula="of:=IF([.I14]=&quot;x&quot;;LEFT([.C14];1);LOWER(LEFT([.C14];1)))" office:value-type="string" office:string-value="w" calcext:value-type="string">
            <text:p>w</text:p>
          </table:table-cell>
          <table:table-cell office:value-type="string" calcext:value-type="string">
            <text:p>Brown</text:p>
          </table:table-cell>
          <table:table-cell table:formula="of:=VLOOKUP([.$E14];[Colors.$A$2:.$G$11];5)" office:value-type="float" office:value="170" calcext:value-type="float">
            <text:p>170</text:p>
          </table:table-cell>
          <table:table-cell table:formula="of:=VLOOKUP([.$E14];[Colors.$A$2:.$G$11];6)" office:value-type="float" office:value="85" calcext:value-type="float">
            <text:p>85</text:p>
          </table:table-cell>
          <table:table-cell table:formula="of:=VLOOKUP([.$E1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AKUNA</text:p>
          </table:table-cell>
          <table:table-cell office:value-type="float" office:value="7" calcext:value-type="float">
            <text:p>7</text:p>
          </table:table-cell>
          <table:table-cell table:formula="of:=CONCATENATE([.B14];&quot;: new Race('&quot;;[.C14];&quot;', '&quot;;[.D14];&quot;', &quot;;[.F14];&quot;, &quot;;[.G14];&quot;, &quot;;[.H14])" office:value-type="string" office:string-value="WEEDLE: new Race('Weedle', 'w', 170, 85, 0" calcext:value-type="string">
            <text:p>WEEDLE: new Race('Weedle', 'w', 170, 85, 0</text:p>
          </table:table-cell>
          <table:table-cell table:formula="of:=CONCATENATE(&quot;, &quot;;[.J14];&quot;, Types.&quot;;[.K14]; IF([.L14]&lt;&gt;&quot;&quot;;CONCATENATE(&quot;, Types.&quot;;[.L14]);&quot;, null&quot;); &quot;, &quot;;[.M14];&quot;, &quot;;[.N14];&quot;, &quot;;[.O14];&quot;, &quot;;[.P14];&quot;, &quot;; [.Q14])" office:value-type="string" office:string-value=", false, Types.BUG, Types.POISON, 40, 35, 30, 20, 20" calcext:value-type="string">
            <text:p>, false, Types.BUG, Types.POISON, 40, 35, 30, 20, 20</text:p>
          </table:table-cell>
          <table:table-cell table:formula="of:=CONCATENATE(&quot;, &quot;;[.R14];&quot;, &quot;;[.S14];&quot;),&quot;)" office:value-type="string" office:string-value=", 50, 52)," calcext:value-type="string">
            <text:p>, 50, 52),</text:p>
          </table:table-cell>
          <table:table-cell table:style-name="ce5" table:formula="of:=COM.MICROSOFT.CONCAT([.V14:.X14])" office:value-type="string" office:string-value="WEEDLE: new Race('Weedle', 'w', 170, 85, 0, false, Types.BUG, Types.POISON, 40, 35, 30, 20, 20, 50, 52)," calcext:value-type="string">
            <text:p>WEEDLE: new Race('Weedle', 'w', 170, 85, 0, false, Types.BUG, Types.POISON, 40, 35, 30, 20, 20, 50, 52),</text:p>
          </table:table-cell>
          <table:table-cell table:style-name="ce7" table:formula="of:=IF([.T14]&lt;&gt;&quot;&quot;;CONCATENATE(&quot;Races.&quot;;[.B14];&quot;.setMainEvolution(&quot;;[.U14];&quot;, Races.&quot;;[.T14];&quot;); &quot;);&quot;&quot;)" office:value-type="string" office:string-value="Races.WEEDLE.setMainEvolution(7, Races.KAKUNA); " calcext:value-type="string">
            <text:p>Races.WEEDLE.setMainEvolution(7, Races.KAKUNA);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table:formula="of:=IF([.I15]=&quot;x&quot;;LEFT([.C15];1);LOWER(LEFT([.C15];1)))" office:value-type="string" office:string-value="k" calcext:value-type="string">
            <text:p>k</text:p>
          </table:table-cell>
          <table:table-cell office:value-type="string" calcext:value-type="string">
            <text:p>Yellow</text:p>
          </table:table-cell>
          <table:table-cell table:formula="of:=VLOOKUP([.$E15];[Colors.$A$2:.$G$11];5)" office:value-type="float" office:value="255" calcext:value-type="float">
            <text:p>255</text:p>
          </table:table-cell>
          <table:table-cell table:formula="of:=VLOOKUP([.$E15];[Colors.$A$2:.$G$11];6)" office:value-type="float" office:value="255" calcext:value-type="float">
            <text:p>255</text:p>
          </table:table-cell>
          <table:table-cell table:formula="of:=VLOOKUP([.$E1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EDRILL</text:p>
          </table:table-cell>
          <table:table-cell office:value-type="float" office:value="10" calcext:value-type="float">
            <text:p>10</text:p>
          </table:table-cell>
          <table:table-cell table:formula="of:=CONCATENATE([.B15];&quot;: new Race('&quot;;[.C15];&quot;', '&quot;;[.D15];&quot;', &quot;;[.F15];&quot;, &quot;;[.G15];&quot;, &quot;;[.H15])" office:value-type="string" office:string-value="KAKUNA: new Race('Kakuna', 'k', 255, 255, 85" calcext:value-type="string">
            <text:p>KAKUNA: new Race('Kakuna', 'k', 255, 255, 85</text:p>
          </table:table-cell>
          <table:table-cell table:formula="of:=CONCATENATE(&quot;, &quot;;[.J15];&quot;, Types.&quot;;[.K15]; IF([.L15]&lt;&gt;&quot;&quot;;CONCATENATE(&quot;, Types.&quot;;[.L15]);&quot;, null&quot;); &quot;, &quot;;[.M15];&quot;, &quot;;[.N15];&quot;, &quot;;[.O15];&quot;, &quot;;[.P15];&quot;, &quot;; [.Q15])" office:value-type="string" office:string-value=", false, Types.BUG, Types.POISON, 45, 25, 50, 25, 25" calcext:value-type="string">
            <text:p>, false, Types.BUG, Types.POISON, 45, 25, 50, 25, 25</text:p>
          </table:table-cell>
          <table:table-cell table:formula="of:=CONCATENATE(&quot;, &quot;;[.R15];&quot;, &quot;;[.S15];&quot;),&quot;)" office:value-type="string" office:string-value=", 35, 71)," calcext:value-type="string">
            <text:p>, 35, 71),</text:p>
          </table:table-cell>
          <table:table-cell table:style-name="ce5" table:formula="of:=COM.MICROSOFT.CONCAT([.V15:.X15])" office:value-type="string" office:string-value="KAKUNA: new Race('Kakuna', 'k', 255, 255, 85, false, Types.BUG, Types.POISON, 45, 25, 50, 25, 25, 35, 71)," calcext:value-type="string">
            <text:p>KAKUNA: new Race('Kakuna', 'k', 255, 255, 85, false, Types.BUG, Types.POISON, 45, 25, 50, 25, 25, 35, 71),</text:p>
          </table:table-cell>
          <table:table-cell table:style-name="ce7" table:formula="of:=IF([.T15]&lt;&gt;&quot;&quot;;CONCATENATE(&quot;Races.&quot;;[.B15];&quot;.setMainEvolution(&quot;;[.U15];&quot;, Races.&quot;;[.T15];&quot;); &quot;);&quot;&quot;)" office:value-type="string" office:string-value="Races.KAKUNA.setMainEvolution(10, Races.BEEDRILL); " calcext:value-type="string">
            <text:p>Races.KAKUNA.setMainEvolution(10, Races.BEEDRILL);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table:formula="of:=IF([.I16]=&quot;x&quot;;LEFT([.C16];1);LOWER(LEFT([.C16];1)))" office:value-type="string" office:string-value="b" calcext:value-type="string">
            <text:p>b</text:p>
          </table:table-cell>
          <table:table-cell office:value-type="string" calcext:value-type="string">
            <text:p>Yellow</text:p>
          </table:table-cell>
          <table:table-cell table:formula="of:=VLOOKUP([.$E16];[Colors.$A$2:.$G$11];5)" office:value-type="float" office:value="255" calcext:value-type="float">
            <text:p>255</text:p>
          </table:table-cell>
          <table:table-cell table:formula="of:=VLOOKUP([.$E16];[Colors.$A$2:.$G$11];6)" office:value-type="float" office:value="255" calcext:value-type="float">
            <text:p>255</text:p>
          </table:table-cell>
          <table:table-cell table:formula="of:=VLOOKUP([.$E1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table:style-name="ce6"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CONCATENATE([.B16];&quot;: new Race('&quot;;[.C16];&quot;', '&quot;;[.D16];&quot;', &quot;;[.F16];&quot;, &quot;;[.G16];&quot;, &quot;;[.H16])" office:value-type="string" office:string-value="BEEDRILL: new Race('Beedrill', 'b', 255, 255, 85" calcext:value-type="string">
            <text:p>BEEDRILL: new Race('Beedrill', 'b', 255, 255, 85</text:p>
          </table:table-cell>
          <table:table-cell table:formula="of:=CONCATENATE(&quot;, &quot;;[.J16];&quot;, Types.&quot;;[.K16]; IF([.L16]&lt;&gt;&quot;&quot;;CONCATENATE(&quot;, Types.&quot;;[.L16]);&quot;, null&quot;); &quot;, &quot;;[.M16];&quot;, &quot;;[.N16];&quot;, &quot;;[.O16];&quot;, &quot;;[.P16];&quot;, &quot;; [.Q16])" office:value-type="string" office:string-value=", true, Types.BUG, Types.POISON, 65, 80, 40, 45, 80" calcext:value-type="string">
            <text:p>, true, Types.BUG, Types.POISON, 65, 80, 40, 45, 80</text:p>
          </table:table-cell>
          <table:table-cell table:formula="of:=CONCATENATE(&quot;, &quot;;[.R16];&quot;, &quot;;[.S16];&quot;),&quot;)" office:value-type="string" office:string-value=", 75, 159)," calcext:value-type="string">
            <text:p>, 75, 159),</text:p>
          </table:table-cell>
          <table:table-cell table:style-name="ce5" table:formula="of:=COM.MICROSOFT.CONCAT([.V16:.X16])" office:value-type="string" office:string-value="BEEDRILL: new Race('Beedrill', 'b', 255, 255, 85, true, Types.BUG, Types.POISON, 65, 80, 40, 45, 80, 75, 159)," calcext:value-type="string">
            <text:p>BEEDRILL: new Race('Beedrill', 'b', 255, 255, 85, true, Types.BUG, Types.POISON, 65, 80, 40, 45, 80, 75, 159),</text:p>
          </table:table-cell>
          <table:table-cell table:style-name="ce7" table:formula="of:=IF([.T16]&lt;&gt;&quot;&quot;;CONCATENATE(&quot;Races.&quot;;[.B16];&quot;.setMainEvolution(&quot;;[.U16];&quot;, Races.&quot;;[.T16];&quot;); 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table:formula="of:=IF([.I17]=&quot;x&quot;;LEFT([.C17];1);LOWER(LEFT([.C17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7];[Colors.$A$2:.$G$11];5)" office:value-type="float" office:value="170" calcext:value-type="float">
            <text:p>170</text:p>
          </table:table-cell>
          <table:table-cell table:formula="of:=VLOOKUP([.$E17];[Colors.$A$2:.$G$11];6)" office:value-type="float" office:value="85" calcext:value-type="float">
            <text:p>85</text:p>
          </table:table-cell>
          <table:table-cell table:formula="of:=VLOOKUP([.$E17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IDGEOTTO</text:p>
          </table:table-cell>
          <table:table-cell office:value-type="float" office:value="18" calcext:value-type="float">
            <text:p>18</text:p>
          </table:table-cell>
          <table:table-cell table:formula="of:=CONCATENATE([.B17];&quot;: new Race('&quot;;[.C17];&quot;', '&quot;;[.D17];&quot;', &quot;;[.F17];&quot;, &quot;;[.G17];&quot;, &quot;;[.H17])" office:value-type="string" office:string-value="PIDGEY: new Race('Pidgey', 'p', 170, 85, 0" calcext:value-type="string">
            <text:p>PIDGEY: new Race('Pidgey', 'p', 170, 85, 0</text:p>
          </table:table-cell>
          <table:table-cell table:formula="of:=CONCATENATE(&quot;, &quot;;[.J17];&quot;, Types.&quot;;[.K17]; IF([.L17]&lt;&gt;&quot;&quot;;CONCATENATE(&quot;, Types.&quot;;[.L17]);&quot;, null&quot;); &quot;, &quot;;[.M17];&quot;, &quot;;[.N17];&quot;, &quot;;[.O17];&quot;, &quot;;[.P17];&quot;, &quot;; [.Q17])" office:value-type="string" office:string-value=", false, Types.NORMAL, Types.FLYING, 40, 45, 40, 35, 35" calcext:value-type="string">
            <text:p>, false, Types.NORMAL, Types.FLYING, 40, 45, 40, 35, 35</text:p>
          </table:table-cell>
          <table:table-cell table:formula="of:=CONCATENATE(&quot;, &quot;;[.R17];&quot;, &quot;;[.S17];&quot;),&quot;)" office:value-type="string" office:string-value=", 56, 55)," calcext:value-type="string">
            <text:p>, 56, 55),</text:p>
          </table:table-cell>
          <table:table-cell table:style-name="ce5" table:formula="of:=COM.MICROSOFT.CONCAT([.V17:.X17])" office:value-type="string" office:string-value="PIDGEY: new Race('Pidgey', 'p', 170, 85, 0, false, Types.NORMAL, Types.FLYING, 40, 45, 40, 35, 35, 56, 55)," calcext:value-type="string">
            <text:p>PIDGEY: new Race('Pidgey', 'p', 170, 85, 0, false, Types.NORMAL, Types.FLYING, 40, 45, 40, 35, 35, 56, 55),</text:p>
          </table:table-cell>
          <table:table-cell table:style-name="ce7" table:formula="of:=IF([.T17]&lt;&gt;&quot;&quot;;CONCATENATE(&quot;Races.&quot;;[.B17];&quot;.setMainEvolution(&quot;;[.U17];&quot;, Races.&quot;;[.T17];&quot;); &quot;);&quot;&quot;)" office:value-type="string" office:string-value="Races.PIDGEY.setMainEvolution(18, Races.PIDGEOTTO); " calcext:value-type="string">
            <text:p>Races.PIDGEY.setMainEvolution(18, Races.PIDGEOTTO);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table:formula="of:=IF([.I18]=&quot;x&quot;;LEFT([.C18];1);LOWER(LEFT([.C1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8];[Colors.$A$2:.$G$11];5)" office:value-type="float" office:value="170" calcext:value-type="float">
            <text:p>170</text:p>
          </table:table-cell>
          <table:table-cell table:formula="of:=VLOOKUP([.$E18];[Colors.$A$2:.$G$11];6)" office:value-type="float" office:value="85" calcext:value-type="float">
            <text:p>85</text:p>
          </table:table-cell>
          <table:table-cell table:formula="of:=VLOOKUP([.$E1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IDGEOT</text:p>
          </table:table-cell>
          <table:table-cell office:value-type="float" office:value="36" calcext:value-type="float">
            <text:p>36</text:p>
          </table:table-cell>
          <table:table-cell table:formula="of:=CONCATENATE([.B18];&quot;: new Race('&quot;;[.C18];&quot;', '&quot;;[.D18];&quot;', &quot;;[.F18];&quot;, &quot;;[.G18];&quot;, &quot;;[.H18])" office:value-type="string" office:string-value="PIDGEOTTO: new Race('Pidgeotto', 'p', 170, 85, 0" calcext:value-type="string">
            <text:p>PIDGEOTTO: new Race('Pidgeotto', 'p', 170, 85, 0</text:p>
          </table:table-cell>
          <table:table-cell table:formula="of:=CONCATENATE(&quot;, &quot;;[.J18];&quot;, Types.&quot;;[.K18]; IF([.L18]&lt;&gt;&quot;&quot;;CONCATENATE(&quot;, Types.&quot;;[.L18]);&quot;, null&quot;); &quot;, &quot;;[.M18];&quot;, &quot;;[.N18];&quot;, &quot;;[.O18];&quot;, &quot;;[.P18];&quot;, &quot;; [.Q18])" office:value-type="string" office:string-value=", true, Types.NORMAL, Types.FLYING, 63, 60, 55, 50, 50" calcext:value-type="string">
            <text:p>, true, Types.NORMAL, Types.FLYING, 63, 60, 55, 50, 50</text:p>
          </table:table-cell>
          <table:table-cell table:formula="of:=CONCATENATE(&quot;, &quot;;[.R18];&quot;, &quot;;[.S18];&quot;),&quot;)" office:value-type="string" office:string-value=", 71, 113)," calcext:value-type="string">
            <text:p>, 71, 113),</text:p>
          </table:table-cell>
          <table:table-cell table:style-name="ce5" table:formula="of:=COM.MICROSOFT.CONCAT([.V18:.X18])" office:value-type="string" office:string-value="PIDGEOTTO: new Race('Pidgeotto', 'p', 170, 85, 0, true, Types.NORMAL, Types.FLYING, 63, 60, 55, 50, 50, 71, 113)," calcext:value-type="string">
            <text:p>PIDGEOTTO: new Race('Pidgeotto', 'p', 170, 85, 0, true, Types.NORMAL, Types.FLYING, 63, 60, 55, 50, 50, 71, 113),</text:p>
          </table:table-cell>
          <table:table-cell table:style-name="ce7" table:formula="of:=IF([.T18]&lt;&gt;&quot;&quot;;CONCATENATE(&quot;Races.&quot;;[.B18];&quot;.setMainEvolution(&quot;;[.U18];&quot;, Races.&quot;;[.T18];&quot;); &quot;);&quot;&quot;)" office:value-type="string" office:string-value="Races.PIDGEOTTO.setMainEvolution(36, Races.PIDGEOT); " calcext:value-type="string">
            <text:p>Races.PIDGEOTTO.setMainEvolution(36, Races.PIDGEOT);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table:formula="of:=IF([.I19]=&quot;x&quot;;LEFT([.C19];1);LOWER(LEFT([.C19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9];[Colors.$A$2:.$G$11];5)" office:value-type="float" office:value="170" calcext:value-type="float">
            <text:p>170</text:p>
          </table:table-cell>
          <table:table-cell table:formula="of:=VLOOKUP([.$E19];[Colors.$A$2:.$G$11];6)" office:value-type="float" office:value="85" calcext:value-type="float">
            <text:p>85</text:p>
          </table:table-cell>
          <table:table-cell table:formula="of:=VLOOKUP([.$E1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table:formula="of:=CONCATENATE([.B19];&quot;: new Race('&quot;;[.C19];&quot;', '&quot;;[.D19];&quot;', &quot;;[.F19];&quot;, &quot;;[.G19];&quot;, &quot;;[.H19])" office:value-type="string" office:string-value="PIDGEOT: new Race('Pidgeot', 'P', 170, 85, 0" calcext:value-type="string">
            <text:p>PIDGEOT: new Race('Pidgeot', 'P', 170, 85, 0</text:p>
          </table:table-cell>
          <table:table-cell table:formula="of:=CONCATENATE(&quot;, &quot;;[.J19];&quot;, Types.&quot;;[.K19]; IF([.L19]&lt;&gt;&quot;&quot;;CONCATENATE(&quot;, Types.&quot;;[.L19]);&quot;, null&quot;); &quot;, &quot;;[.M19];&quot;, &quot;;[.N19];&quot;, &quot;;[.O19];&quot;, &quot;;[.P19];&quot;, &quot;; [.Q19])" office:value-type="string" office:string-value=", true, Types.NORMAL, Types.FLYING, 83, 80, 75, 70, 70" calcext:value-type="string">
            <text:p>, true, Types.NORMAL, Types.FLYING, 83, 80, 75, 70, 70</text:p>
          </table:table-cell>
          <table:table-cell table:formula="of:=CONCATENATE(&quot;, &quot;;[.R19];&quot;, &quot;;[.S19];&quot;),&quot;)" office:value-type="string" office:string-value=", 91, 172)," calcext:value-type="string">
            <text:p>, 91, 172),</text:p>
          </table:table-cell>
          <table:table-cell table:style-name="ce5" table:formula="of:=COM.MICROSOFT.CONCAT([.V19:.X19])" office:value-type="string" office:string-value="PIDGEOT: new Race('Pidgeot', 'P', 170, 85, 0, true, Types.NORMAL, Types.FLYING, 83, 80, 75, 70, 70, 91, 172)," calcext:value-type="string">
            <text:p>PIDGEOT: new Race('Pidgeot', 'P', 170, 85, 0, true, Types.NORMAL, Types.FLYING, 83, 80, 75, 70, 70, 91, 172),</text:p>
          </table:table-cell>
          <table:table-cell table:style-name="ce7" table:formula="of:=IF([.T19]&lt;&gt;&quot;&quot;;CONCATENATE(&quot;Races.&quot;;[.B19];&quot;.setMainEvolution(&quot;;[.U19];&quot;, Races.&quot;;[.T19];&quot;); 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table:formula="of:=IF([.I20]=&quot;x&quot;;LEFT([.C20];1);LOWER(LEFT([.C20];1)))" office:value-type="string" office:string-value="r" calcext:value-type="string">
            <text:p>r</text:p>
          </table:table-cell>
          <table:table-cell office:value-type="string" calcext:value-type="string">
            <text:p>Purple</text:p>
          </table:table-cell>
          <table:table-cell table:formula="of:=VLOOKUP([.$E20];[Colors.$A$2:.$G$11];5)" office:value-type="float" office:value="170" calcext:value-type="float">
            <text:p>170</text:p>
          </table:table-cell>
          <table:table-cell table:formula="of:=VLOOKUP([.$E20];[Colors.$A$2:.$G$11];6)" office:value-type="float" office:value="0" calcext:value-type="float">
            <text:p>0</text:p>
          </table:table-cell>
          <table:table-cell table:formula="of:=VLOOKUP([.$E2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TICATE</text:p>
          </table:table-cell>
          <table:table-cell office:value-type="float" office:value="20" calcext:value-type="float">
            <text:p>20</text:p>
          </table:table-cell>
          <table:table-cell table:formula="of:=CONCATENATE([.B20];&quot;: new Race('&quot;;[.C20];&quot;', '&quot;;[.D20];&quot;', &quot;;[.F20];&quot;, &quot;;[.G20];&quot;, &quot;;[.H20])" office:value-type="string" office:string-value="RATTATA: new Race('Rattata', 'r', 170, 0, 170" calcext:value-type="string">
            <text:p>RATTATA: new Race('Rattata', 'r', 170, 0, 170</text:p>
          </table:table-cell>
          <table:table-cell table:formula="of:=CONCATENATE(&quot;, &quot;;[.J20];&quot;, Types.&quot;;[.K20]; IF([.L20]&lt;&gt;&quot;&quot;;CONCATENATE(&quot;, Types.&quot;;[.L20]);&quot;, null&quot;); &quot;, &quot;;[.M20];&quot;, &quot;;[.N20];&quot;, &quot;;[.O20];&quot;, &quot;;[.P20];&quot;, &quot;; [.Q20])" office:value-type="string" office:string-value=", true, Types.NORMAL, null, 30, 56, 35, 25, 35" calcext:value-type="string">
            <text:p>, true, Types.NORMAL, null, 30, 56, 35, 25, 35</text:p>
          </table:table-cell>
          <table:table-cell table:formula="of:=CONCATENATE(&quot;, &quot;;[.R20];&quot;, &quot;;[.S20];&quot;),&quot;)" office:value-type="string" office:string-value=", 72, 57)," calcext:value-type="string">
            <text:p>, 72, 57),</text:p>
          </table:table-cell>
          <table:table-cell table:style-name="ce5" table:formula="of:=COM.MICROSOFT.CONCAT([.V20:.X20])" office:value-type="string" office:string-value="RATTATA: new Race('Rattata', 'r', 170, 0, 170, true, Types.NORMAL, null, 30, 56, 35, 25, 35, 72, 57)," calcext:value-type="string">
            <text:p>RATTATA: new Race('Rattata', 'r', 170, 0, 170, true, Types.NORMAL, null, 30, 56, 35, 25, 35, 72, 57),</text:p>
          </table:table-cell>
          <table:table-cell table:style-name="ce7" table:formula="of:=IF([.T20]&lt;&gt;&quot;&quot;;CONCATENATE(&quot;Races.&quot;;[.B20];&quot;.setMainEvolution(&quot;;[.U20];&quot;, Races.&quot;;[.T20];&quot;); &quot;);&quot;&quot;)" office:value-type="string" office:string-value="Races.RATTATA.setMainEvolution(20, Races.RATICATE); " calcext:value-type="string">
            <text:p>Races.RATTATA.setMainEvolution(20, Races.RATICATE);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table:formula="of:=IF([.I21]=&quot;x&quot;;LEFT([.C21];1);LOWER(LEFT([.C21];1)))" office:value-type="string" office:string-value="R" calcext:value-type="string">
            <text:p>R</text:p>
          </table:table-cell>
          <table:table-cell office:value-type="string" calcext:value-type="string">
            <text:p>Brown</text:p>
          </table:table-cell>
          <table:table-cell table:formula="of:=VLOOKUP([.$E21];[Colors.$A$2:.$G$11];5)" office:value-type="float" office:value="170" calcext:value-type="float">
            <text:p>170</text:p>
          </table:table-cell>
          <table:table-cell table:formula="of:=VLOOKUP([.$E21];[Colors.$A$2:.$G$11];6)" office:value-type="float" office:value="85" calcext:value-type="float">
            <text:p>85</text:p>
          </table:table-cell>
          <table:table-cell table:formula="of:=VLOOKUP([.$E21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CONCATENATE([.B21];&quot;: new Race('&quot;;[.C21];&quot;', '&quot;;[.D21];&quot;', &quot;;[.F21];&quot;, &quot;;[.G21];&quot;, &quot;;[.H21])" office:value-type="string" office:string-value="RATICATE: new Race('Raticate', 'R', 170, 85, 0" calcext:value-type="string">
            <text:p>RATICATE: new Race('Raticate', 'R', 170, 85, 0</text:p>
          </table:table-cell>
          <table:table-cell table:formula="of:=CONCATENATE(&quot;, &quot;;[.J21];&quot;, Types.&quot;;[.K21]; IF([.L21]&lt;&gt;&quot;&quot;;CONCATENATE(&quot;, Types.&quot;;[.L21]);&quot;, null&quot;); &quot;, &quot;;[.M21];&quot;, &quot;;[.N21];&quot;, &quot;;[.O21];&quot;, &quot;;[.P21];&quot;, &quot;; [.Q21])" office:value-type="string" office:string-value=", true, Types.NORMAL, null, 55, 81, 60, 50, 70" calcext:value-type="string">
            <text:p>, true, Types.NORMAL, null, 55, 81, 60, 50, 70</text:p>
          </table:table-cell>
          <table:table-cell table:formula="of:=CONCATENATE(&quot;, &quot;;[.R21];&quot;, &quot;;[.S21];&quot;),&quot;)" office:value-type="string" office:string-value=", 97, 116)," calcext:value-type="string">
            <text:p>, 97, 116),</text:p>
          </table:table-cell>
          <table:table-cell table:style-name="ce5" table:formula="of:=COM.MICROSOFT.CONCAT([.V21:.X21])" office:value-type="string" office:string-value="RATICATE: new Race('Raticate', 'R', 170, 85, 0, true, Types.NORMAL, null, 55, 81, 60, 50, 70, 97, 116)," calcext:value-type="string">
            <text:p>RATICATE: new Race('Raticate', 'R', 170, 85, 0, true, Types.NORMAL, null, 55, 81, 60, 50, 70, 97, 116),</text:p>
          </table:table-cell>
          <table:table-cell table:style-name="ce7" table:formula="of:=IF([.T21]&lt;&gt;&quot;&quot;;CONCATENATE(&quot;Races.&quot;;[.B21];&quot;.setMainEvolution(&quot;;[.U21];&quot;, Races.&quot;;[.T21];&quot;); 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[.C22])" office:value-type="string" office:string-value="SPEAROW" calcext:value-type="string">
            <text:p>SPEAROW</text:p>
          </table:table-cell>
          <table:table-cell office:value-type="string" calcext:value-type="string">
            <text:p>Spearow</text:p>
          </table:table-cell>
          <table:table-cell table:formula="of:=IF([.I22]=&quot;x&quot;;LEFT([.C22];1);LOWER(LEFT([.C22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22];[Colors.$A$2:.$G$11];5)" office:value-type="float" office:value="170" calcext:value-type="float">
            <text:p>170</text:p>
          </table:table-cell>
          <table:table-cell table:formula="of:=VLOOKUP([.$E22];[Colors.$A$2:.$G$11];6)" office:value-type="float" office:value="85" calcext:value-type="float">
            <text:p>85</text:p>
          </table:table-cell>
          <table:table-cell table:formula="of:=VLOOKUP([.$E2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AROW</text:p>
          </table:table-cell>
          <table:table-cell office:value-type="float" office:value="20" calcext:value-type="float">
            <text:p>20</text:p>
          </table:table-cell>
          <table:table-cell table:formula="of:=CONCATENATE([.B22];&quot;: new Race('&quot;;[.C22];&quot;', '&quot;;[.D22];&quot;', &quot;;[.F22];&quot;, &quot;;[.G22];&quot;, &quot;;[.H22])" office:value-type="string" office:string-value="SPEAROW: new Race('Spearow', 's', 170, 85, 0" calcext:value-type="string">
            <text:p>SPEAROW: new Race('Spearow', 's', 170, 85, 0</text:p>
          </table:table-cell>
          <table:table-cell table:formula="of:=CONCATENATE(&quot;, &quot;;[.J22];&quot;, Types.&quot;;[.K22]; IF([.L22]&lt;&gt;&quot;&quot;;CONCATENATE(&quot;, Types.&quot;;[.L22]);&quot;, null&quot;); &quot;, &quot;;[.M22];&quot;, &quot;;[.N22];&quot;, &quot;;[.O22];&quot;, &quot;;[.P22];&quot;, &quot;; [.Q22])" office:value-type="string" office:string-value=", true, Types.NORMAL, Types.FLYING, 40, 60, 30, 31, 31" calcext:value-type="string">
            <text:p>, true, Types.NORMAL, Types.FLYING, 40, 60, 30, 31, 31</text:p>
          </table:table-cell>
          <table:table-cell table:formula="of:=CONCATENATE(&quot;, &quot;;[.R22];&quot;, &quot;;[.S22];&quot;),&quot;)" office:value-type="string" office:string-value=", 70, 58)," calcext:value-type="string">
            <text:p>, 70, 58),</text:p>
          </table:table-cell>
          <table:table-cell table:style-name="ce5" table:formula="of:=COM.MICROSOFT.CONCAT([.V22:.X22])" office:value-type="string" office:string-value="SPEAROW: new Race('Spearow', 's', 170, 85, 0, true, Types.NORMAL, Types.FLYING, 40, 60, 30, 31, 31, 70, 58)," calcext:value-type="string">
            <text:p>SPEAROW: new Race('Spearow', 's', 170, 85, 0, true, Types.NORMAL, Types.FLYING, 40, 60, 30, 31, 31, 70, 58),</text:p>
          </table:table-cell>
          <table:table-cell table:style-name="ce7" table:formula="of:=IF([.T22]&lt;&gt;&quot;&quot;;CONCATENATE(&quot;Races.&quot;;[.B22];&quot;.setMainEvolution(&quot;;[.U22];&quot;, Races.&quot;;[.T22];&quot;); &quot;);&quot;&quot;)" office:value-type="string" office:string-value="Races.SPEAROW.setMainEvolution(20, Races.FEAROW); " calcext:value-type="string">
            <text:p>Races.SPEAROW.setMainEvolution(20, Races.FEAROW);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[.C23])" office:value-type="string" office:string-value="FEAROW" calcext:value-type="string">
            <text:p>FEAROW</text:p>
          </table:table-cell>
          <table:table-cell office:value-type="string" calcext:value-type="string">
            <text:p>Fearow</text:p>
          </table:table-cell>
          <table:table-cell table:formula="of:=IF([.I23]=&quot;x&quot;;LEFT([.C23];1);LOWER(LEFT([.C23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23];[Colors.$A$2:.$G$11];5)" office:value-type="float" office:value="170" calcext:value-type="float">
            <text:p>170</text:p>
          </table:table-cell>
          <table:table-cell table:formula="of:=VLOOKUP([.$E23];[Colors.$A$2:.$G$11];6)" office:value-type="float" office:value="85" calcext:value-type="float">
            <text:p>85</text:p>
          </table:table-cell>
          <table:table-cell table:formula="of:=VLOOKUP([.$E23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formula="of:=CONCATENATE([.B23];&quot;: new Race('&quot;;[.C23];&quot;', '&quot;;[.D23];&quot;', &quot;;[.F23];&quot;, &quot;;[.G23];&quot;, &quot;;[.H23])" office:value-type="string" office:string-value="FEAROW: new Race('Fearow', 'F', 170, 85, 0" calcext:value-type="string">
            <text:p>FEAROW: new Race('Fearow', 'F', 170, 85, 0</text:p>
          </table:table-cell>
          <table:table-cell table:formula="of:=CONCATENATE(&quot;, &quot;;[.J23];&quot;, Types.&quot;;[.K23]; IF([.L23]&lt;&gt;&quot;&quot;;CONCATENATE(&quot;, Types.&quot;;[.L23]);&quot;, null&quot;); &quot;, &quot;;[.M23];&quot;, &quot;;[.N23];&quot;, &quot;;[.O23];&quot;, &quot;;[.P23];&quot;, &quot;; [.Q23])" office:value-type="string" office:string-value=", true, Types.NORMAL, Types.FLYING, 65, 90, 65, 61, 61" calcext:value-type="string">
            <text:p>, true, Types.NORMAL, Types.FLYING, 65, 90, 65, 61, 61</text:p>
          </table:table-cell>
          <table:table-cell table:formula="of:=CONCATENATE(&quot;, &quot;;[.R23];&quot;, &quot;;[.S23];&quot;),&quot;)" office:value-type="string" office:string-value=", 100, 162)," calcext:value-type="string">
            <text:p>, 100, 162),</text:p>
          </table:table-cell>
          <table:table-cell table:style-name="ce5" table:formula="of:=COM.MICROSOFT.CONCAT([.V23:.X23])" office:value-type="string" office:string-value="FEAROW: new Race('Fearow', 'F', 170, 85, 0, true, Types.NORMAL, Types.FLYING, 65, 90, 65, 61, 61, 100, 162)," calcext:value-type="string">
            <text:p>FEAROW: new Race('Fearow', 'F', 170, 85, 0, true, Types.NORMAL, Types.FLYING, 65, 90, 65, 61, 61, 100, 162),</text:p>
          </table:table-cell>
          <table:table-cell table:style-name="ce7" table:formula="of:=IF([.T23]&lt;&gt;&quot;&quot;;CONCATENATE(&quot;Races.&quot;;[.B23];&quot;.setMainEvolution(&quot;;[.U23];&quot;, Races.&quot;;[.T23];&quot;); 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[.C24])" office:value-type="string" office:string-value="EKANS" calcext:value-type="string">
            <text:p>EKANS</text:p>
          </table:table-cell>
          <table:table-cell office:value-type="string" calcext:value-type="string">
            <text:p>Ekans</text:p>
          </table:table-cell>
          <table:table-cell table:formula="of:=IF([.I24]=&quot;x&quot;;LEFT([.C24];1);LOWER(LEFT([.C24];1)))" office:value-type="string" office:string-value="e" calcext:value-type="string">
            <text:p>e</text:p>
          </table:table-cell>
          <table:table-cell office:value-type="string" calcext:value-type="string">
            <text:p>Purple</text:p>
          </table:table-cell>
          <table:table-cell table:formula="of:=VLOOKUP([.$E24];[Colors.$A$2:.$G$11];5)" office:value-type="float" office:value="170" calcext:value-type="float">
            <text:p>170</text:p>
          </table:table-cell>
          <table:table-cell table:formula="of:=VLOOKUP([.$E24];[Colors.$A$2:.$G$11];6)" office:value-type="float" office:value="0" calcext:value-type="float">
            <text:p>0</text:p>
          </table:table-cell>
          <table:table-cell table:formula="of:=VLOOKUP([.$E2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BOK</text:p>
          </table:table-cell>
          <table:table-cell office:value-type="float" office:value="22" calcext:value-type="float">
            <text:p>22</text:p>
          </table:table-cell>
          <table:table-cell table:formula="of:=CONCATENATE([.B24];&quot;: new Race('&quot;;[.C24];&quot;', '&quot;;[.D24];&quot;', &quot;;[.F24];&quot;, &quot;;[.G24];&quot;, &quot;;[.H24])" office:value-type="string" office:string-value="EKANS: new Race('Ekans', 'e', 170, 0, 170" calcext:value-type="string">
            <text:p>EKANS: new Race('Ekans', 'e', 170, 0, 170</text:p>
          </table:table-cell>
          <table:table-cell table:formula="of:=CONCATENATE(&quot;, &quot;;[.J24];&quot;, Types.&quot;;[.K24]; IF([.L24]&lt;&gt;&quot;&quot;;CONCATENATE(&quot;, Types.&quot;;[.L24]);&quot;, null&quot;); &quot;, &quot;;[.M24];&quot;, &quot;;[.N24];&quot;, &quot;;[.O24];&quot;, &quot;;[.P24];&quot;, &quot;; [.Q24])" office:value-type="string" office:string-value=", true, Types.POISON, null, 30, 60, 44, 40, 54" calcext:value-type="string">
            <text:p>, true, Types.POISON, null, 30, 60, 44, 40, 54</text:p>
          </table:table-cell>
          <table:table-cell table:formula="of:=CONCATENATE(&quot;, &quot;;[.R24];&quot;, &quot;;[.S24];&quot;),&quot;)" office:value-type="string" office:string-value=", 55, 62)," calcext:value-type="string">
            <text:p>, 55, 62),</text:p>
          </table:table-cell>
          <table:table-cell table:style-name="ce5" table:formula="of:=COM.MICROSOFT.CONCAT([.V24:.X24])" office:value-type="string" office:string-value="EKANS: new Race('Ekans', 'e', 170, 0, 170, true, Types.POISON, null, 30, 60, 44, 40, 54, 55, 62)," calcext:value-type="string">
            <text:p>EKANS: new Race('Ekans', 'e', 170, 0, 170, true, Types.POISON, null, 30, 60, 44, 40, 54, 55, 62),</text:p>
          </table:table-cell>
          <table:table-cell table:style-name="ce7" table:formula="of:=IF([.T24]&lt;&gt;&quot;&quot;;CONCATENATE(&quot;Races.&quot;;[.B24];&quot;.setMainEvolution(&quot;;[.U24];&quot;, Races.&quot;;[.T24];&quot;); &quot;);&quot;&quot;)" office:value-type="string" office:string-value="Races.EKANS.setMainEvolution(22, Races.ARBOK); " calcext:value-type="string">
            <text:p>Races.EKANS.setMainEvolution(22, Races.ARBOK);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[.C25])" office:value-type="string" office:string-value="ARBOK" calcext:value-type="string">
            <text:p>ARBOK</text:p>
          </table:table-cell>
          <table:table-cell office:value-type="string" calcext:value-type="string">
            <text:p>Arbok</text:p>
          </table:table-cell>
          <table:table-cell table:formula="of:=IF([.I25]=&quot;x&quot;;LEFT([.C25];1);LOWER(LEFT([.C25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25];[Colors.$A$2:.$G$11];5)" office:value-type="float" office:value="170" calcext:value-type="float">
            <text:p>170</text:p>
          </table:table-cell>
          <table:table-cell table:formula="of:=VLOOKUP([.$E25];[Colors.$A$2:.$G$11];6)" office:value-type="float" office:value="0" calcext:value-type="float">
            <text:p>0</text:p>
          </table:table-cell>
          <table:table-cell table:formula="of:=VLOOKUP([.$E25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formula="of:=CONCATENATE([.B25];&quot;: new Race('&quot;;[.C25];&quot;', '&quot;;[.D25];&quot;', &quot;;[.F25];&quot;, &quot;;[.G25];&quot;, &quot;;[.H25])" office:value-type="string" office:string-value="ARBOK: new Race('Arbok', 'a', 170, 0, 170" calcext:value-type="string">
            <text:p>ARBOK: new Race('Arbok', 'a', 170, 0, 170</text:p>
          </table:table-cell>
          <table:table-cell table:formula="of:=CONCATENATE(&quot;, &quot;;[.J25];&quot;, Types.&quot;;[.K25]; IF([.L25]&lt;&gt;&quot;&quot;;CONCATENATE(&quot;, Types.&quot;;[.L25]);&quot;, null&quot;); &quot;, &quot;;[.M25];&quot;, &quot;;[.N25];&quot;, &quot;;[.O25];&quot;, &quot;;[.P25];&quot;, &quot;; [.Q25])" office:value-type="string" office:string-value=", true, Types.POISON, null, 60, 85, 69, 65, 79" calcext:value-type="string">
            <text:p>, true, Types.POISON, null, 60, 85, 69, 65, 79</text:p>
          </table:table-cell>
          <table:table-cell table:formula="of:=CONCATENATE(&quot;, &quot;;[.R25];&quot;, &quot;;[.S25];&quot;),&quot;)" office:value-type="string" office:string-value=", 80, 147)," calcext:value-type="string">
            <text:p>, 80, 147),</text:p>
          </table:table-cell>
          <table:table-cell table:style-name="ce5" table:formula="of:=COM.MICROSOFT.CONCAT([.V25:.X25])" office:value-type="string" office:string-value="ARBOK: new Race('Arbok', 'a', 170, 0, 170, true, Types.POISON, null, 60, 85, 69, 65, 79, 80, 147)," calcext:value-type="string">
            <text:p>ARBOK: new Race('Arbok', 'a', 170, 0, 170, true, Types.POISON, null, 60, 85, 69, 65, 79, 80, 147),</text:p>
          </table:table-cell>
          <table:table-cell table:style-name="ce7" table:formula="of:=IF([.T25]&lt;&gt;&quot;&quot;;CONCATENATE(&quot;Races.&quot;;[.B25];&quot;.setMainEvolution(&quot;;[.U25];&quot;, Races.&quot;;[.T25];&quot;); 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[.C26])" office:value-type="string" office:string-value="PIKACHU" calcext:value-type="string">
            <text:p>PIKACHU</text:p>
          </table:table-cell>
          <table:table-cell office:value-type="string" calcext:value-type="string">
            <text:p>Pikachu</text:p>
          </table:table-cell>
          <table:table-cell table:formula="of:=IF([.I26]=&quot;x&quot;;LEFT([.C26];1);LOWER(LEFT([.C26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26];[Colors.$A$2:.$G$11];5)" office:value-type="float" office:value="255" calcext:value-type="float">
            <text:p>255</text:p>
          </table:table-cell>
          <table:table-cell table:formula="of:=VLOOKUP([.$E26];[Colors.$A$2:.$G$11];6)" office:value-type="float" office:value="255" calcext:value-type="float">
            <text:p>255</text:p>
          </table:table-cell>
          <table:table-cell table:formula="of:=VLOOKUP([.$E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CONCATENATE([.B26];&quot;: new Race('&quot;;[.C26];&quot;', '&quot;;[.D26];&quot;', &quot;;[.F26];&quot;, &quot;;[.G26];&quot;, &quot;;[.H26])" office:value-type="string" office:string-value="PIKACHU: new Race('Pikachu', 'p', 255, 255, 85" calcext:value-type="string">
            <text:p>PIKACHU: new Race('Pikachu', 'p', 255, 255, 85</text:p>
          </table:table-cell>
          <table:table-cell table:formula="of:=CONCATENATE(&quot;, &quot;;[.J26];&quot;, Types.&quot;;[.K26]; IF([.L26]&lt;&gt;&quot;&quot;;CONCATENATE(&quot;, Types.&quot;;[.L26]);&quot;, null&quot;); &quot;, &quot;;[.M26];&quot;, &quot;;[.N26];&quot;, &quot;;[.O26];&quot;, &quot;;[.P26];&quot;, &quot;; [.Q26])" office:value-type="string" office:string-value=", true, Types.ELECTRIC, null, 35, 55, 30, 50, 40" calcext:value-type="string">
            <text:p>, true, Types.ELECTRIC, null, 35, 55, 30, 50, 40</text:p>
          </table:table-cell>
          <table:table-cell table:formula="of:=CONCATENATE(&quot;, &quot;;[.R26];&quot;, &quot;;[.S26];&quot;),&quot;)" office:value-type="string" office:string-value=", 90, 82)," calcext:value-type="string">
            <text:p>, 90, 82),</text:p>
          </table:table-cell>
          <table:table-cell table:style-name="ce5" table:formula="of:=COM.MICROSOFT.CONCAT([.V26:.X26])" office:value-type="string" office:string-value="PIKACHU: new Race('Pikachu', 'p', 255, 255, 85, true, Types.ELECTRIC, null, 35, 55, 30, 50, 40, 90, 82)," calcext:value-type="string">
            <text:p>PIKACHU: new Race('Pikachu', 'p', 255, 255, 85, true, Types.ELECTRIC, null, 35, 55, 30, 50, 40, 90, 82),</text:p>
          </table:table-cell>
          <table:table-cell table:style-name="ce7" table:formula="of:=IF([.T26]&lt;&gt;&quot;&quot;;CONCATENATE(&quot;Races.&quot;;[.B26];&quot;.setMainEvolution(&quot;;[.U26];&quot;, Races.&quot;;[.T26];&quot;); 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[.C27])" office:value-type="string" office:string-value="RAICHU" calcext:value-type="string">
            <text:p>RAICHU</text:p>
          </table:table-cell>
          <table:table-cell office:value-type="string" calcext:value-type="string">
            <text:p>Raichu</text:p>
          </table:table-cell>
          <table:table-cell table:formula="of:=IF([.I27]=&quot;x&quot;;LEFT([.C27];1);LOWER(LEFT([.C27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27];[Colors.$A$2:.$G$11];5)" office:value-type="float" office:value="255" calcext:value-type="float">
            <text:p>255</text:p>
          </table:table-cell>
          <table:table-cell table:formula="of:=VLOOKUP([.$E27];[Colors.$A$2:.$G$11];6)" office:value-type="float" office:value="255" calcext:value-type="float">
            <text:p>255</text:p>
          </table:table-cell>
          <table:table-cell table:formula="of:=VLOOKUP([.$E2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formula="of:=CONCATENATE([.B27];&quot;: new Race('&quot;;[.C27];&quot;', '&quot;;[.D27];&quot;', &quot;;[.F27];&quot;, &quot;;[.G27];&quot;, &quot;;[.H27])" office:value-type="string" office:string-value="RAICHU: new Race('Raichu', 'R', 255, 255, 85" calcext:value-type="string">
            <text:p>RAICHU: new Race('Raichu', 'R', 255, 255, 85</text:p>
          </table:table-cell>
          <table:table-cell table:formula="of:=CONCATENATE(&quot;, &quot;;[.J27];&quot;, Types.&quot;;[.K27]; IF([.L27]&lt;&gt;&quot;&quot;;CONCATENATE(&quot;, Types.&quot;;[.L27]);&quot;, null&quot;); &quot;, &quot;;[.M27];&quot;, &quot;;[.N27];&quot;, &quot;;[.O27];&quot;, &quot;;[.P27];&quot;, &quot;; [.Q27])" office:value-type="string" office:string-value=", true, Types.ELECTRIC, null, 60, 90, 55, 90, 80" calcext:value-type="string">
            <text:p>, true, Types.ELECTRIC, null, 60, 90, 55, 90, 80</text:p>
          </table:table-cell>
          <table:table-cell table:formula="of:=CONCATENATE(&quot;, &quot;;[.R27];&quot;, &quot;;[.S27];&quot;),&quot;)" office:value-type="string" office:string-value=", 100, 122)," calcext:value-type="string">
            <text:p>, 100, 122),</text:p>
          </table:table-cell>
          <table:table-cell table:style-name="ce5" table:formula="of:=COM.MICROSOFT.CONCAT([.V27:.X27])" office:value-type="string" office:string-value="RAICHU: new Race('Raichu', 'R', 255, 255, 85, true, Types.ELECTRIC, null, 60, 90, 55, 90, 80, 100, 122)," calcext:value-type="string">
            <text:p>RAICHU: new Race('Raichu', 'R', 255, 255, 85, true, Types.ELECTRIC, null, 60, 90, 55, 90, 80, 100, 122),</text:p>
          </table:table-cell>
          <table:table-cell table:style-name="ce7" table:formula="of:=IF([.T27]&lt;&gt;&quot;&quot;;CONCATENATE(&quot;Races.&quot;;[.B27];&quot;.setMainEvolution(&quot;;[.U27];&quot;, Races.&quot;;[.T27];&quot;); 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[.C28])" office:value-type="string" office:string-value="SANDSHREW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table:formula="of:=IF([.I28]=&quot;x&quot;;LEFT([.C28];1);LOWER(LEFT([.C28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8];[Colors.$A$2:.$G$11];5)" office:value-type="float" office:value="255" calcext:value-type="float">
            <text:p>255</text:p>
          </table:table-cell>
          <table:table-cell table:formula="of:=VLOOKUP([.$E28];[Colors.$A$2:.$G$11];6)" office:value-type="float" office:value="255" calcext:value-type="float">
            <text:p>255</text:p>
          </table:table-cell>
          <table:table-cell table:formula="of:=VLOOKUP([.$E28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NDSLASH</text:p>
          </table:table-cell>
          <table:table-cell office:value-type="float" office:value="22" calcext:value-type="float">
            <text:p>22</text:p>
          </table:table-cell>
          <table:table-cell table:formula="of:=CONCATENATE([.B28];&quot;: new Race('&quot;;[.C28];&quot;', '&quot;;[.D28];&quot;', &quot;;[.F28];&quot;, &quot;;[.G28];&quot;, &quot;;[.H28])" office:value-type="string" office:string-value="SANDSHREW: new Race('Sandshrew', 's', 255, 255, 85" calcext:value-type="string">
            <text:p>SANDSHREW: new Race('Sandshrew', 's', 255, 255, 85</text:p>
          </table:table-cell>
          <table:table-cell table:formula="of:=CONCATENATE(&quot;, &quot;;[.J28];&quot;, Types.&quot;;[.K28]; IF([.L28]&lt;&gt;&quot;&quot;;CONCATENATE(&quot;, Types.&quot;;[.L28]);&quot;, null&quot;); &quot;, &quot;;[.M28];&quot;, &quot;;[.N28];&quot;, &quot;;[.O28];&quot;, &quot;;[.P28];&quot;, &quot;; [.Q28])" office:value-type="string" office:string-value=", true, Types.GROUND, null, 50, 75, 85, 20, 30" calcext:value-type="string">
            <text:p>, true, Types.GROUND, null, 50, 75, 85, 20, 30</text:p>
          </table:table-cell>
          <table:table-cell table:formula="of:=CONCATENATE(&quot;, &quot;;[.R28];&quot;, &quot;;[.S28];&quot;),&quot;)" office:value-type="string" office:string-value=", 40, 93)," calcext:value-type="string">
            <text:p>, 40, 93),</text:p>
          </table:table-cell>
          <table:table-cell table:style-name="ce5" table:formula="of:=COM.MICROSOFT.CONCAT([.V28:.X28])" office:value-type="string" office:string-value="SANDSHREW: new Race('Sandshrew', 's', 255, 255, 85, true, Types.GROUND, null, 50, 75, 85, 20, 30, 40, 93)," calcext:value-type="string">
            <text:p>SANDSHREW: new Race('Sandshrew', 's', 255, 255, 85, true, Types.GROUND, null, 50, 75, 85, 20, 30, 40, 93),</text:p>
          </table:table-cell>
          <table:table-cell table:style-name="ce7" table:formula="of:=IF([.T28]&lt;&gt;&quot;&quot;;CONCATENATE(&quot;Races.&quot;;[.B28];&quot;.setMainEvolution(&quot;;[.U28];&quot;, Races.&quot;;[.T28];&quot;); &quot;);&quot;&quot;)" office:value-type="string" office:string-value="Races.SANDSHREW.setMainEvolution(22, Races.SANDSLASH); " calcext:value-type="string">
            <text:p>Races.SANDSHREW.setMainEvolution(22, Races.SANDSLASH);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[.C29])" office:value-type="string" office:string-value="SANDSLASH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table:formula="of:=IF([.I29]=&quot;x&quot;;LEFT([.C29];1);LOWER(LEFT([.C29];1)))" office:value-type="string" office:string-value="S" calcext:value-type="string">
            <text:p>S</text:p>
          </table:table-cell>
          <table:table-cell office:value-type="string" calcext:value-type="string">
            <text:p>Yellow</text:p>
          </table:table-cell>
          <table:table-cell table:formula="of:=VLOOKUP([.$E29];[Colors.$A$2:.$G$11];5)" office:value-type="float" office:value="255" calcext:value-type="float">
            <text:p>255</text:p>
          </table:table-cell>
          <table:table-cell table:formula="of:=VLOOKUP([.$E29];[Colors.$A$2:.$G$11];6)" office:value-type="float" office:value="255" calcext:value-type="float">
            <text:p>255</text:p>
          </table:table-cell>
          <table:table-cell table:formula="of:=VLOOKUP([.$E2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table:formula="of:=CONCATENATE([.B29];&quot;: new Race('&quot;;[.C29];&quot;', '&quot;;[.D29];&quot;', &quot;;[.F29];&quot;, &quot;;[.G29];&quot;, &quot;;[.H29])" office:value-type="string" office:string-value="SANDSLASH: new Race('Sandslash', 'S', 255, 255, 85" calcext:value-type="string">
            <text:p>SANDSLASH: new Race('Sandslash', 'S', 255, 255, 85</text:p>
          </table:table-cell>
          <table:table-cell table:formula="of:=CONCATENATE(&quot;, &quot;;[.J29];&quot;, Types.&quot;;[.K29]; IF([.L29]&lt;&gt;&quot;&quot;;CONCATENATE(&quot;, Types.&quot;;[.L29]);&quot;, null&quot;); &quot;, &quot;;[.M29];&quot;, &quot;;[.N29];&quot;, &quot;;[.O29];&quot;, &quot;;[.P29];&quot;, &quot;; [.Q29])" office:value-type="string" office:string-value=", true, Types.GROUND, null, 75, 100, 110, 45, 55" calcext:value-type="string">
            <text:p>, true, Types.GROUND, null, 75, 100, 110, 45, 55</text:p>
          </table:table-cell>
          <table:table-cell table:formula="of:=CONCATENATE(&quot;, &quot;;[.R29];&quot;, &quot;;[.S29];&quot;),&quot;)" office:value-type="string" office:string-value=", 65, 163)," calcext:value-type="string">
            <text:p>, 65, 163),</text:p>
          </table:table-cell>
          <table:table-cell table:style-name="ce5" table:formula="of:=COM.MICROSOFT.CONCAT([.V29:.X29])" office:value-type="string" office:string-value="SANDSLASH: new Race('Sandslash', 'S', 255, 255, 85, true, Types.GROUND, null, 75, 100, 110, 45, 55, 65, 163)," calcext:value-type="string">
            <text:p>SANDSLASH: new Race('Sandslash', 'S', 255, 255, 85, true, Types.GROUND, null, 75, 100, 110, 45, 55, 65, 163),</text:p>
          </table:table-cell>
          <table:table-cell table:style-name="ce7" table:formula="of:=IF([.T29]&lt;&gt;&quot;&quot;;CONCATENATE(&quot;Races.&quot;;[.B29];&quot;.setMainEvolution(&quot;;[.U29];&quot;, Races.&quot;;[.T29];&quot;); 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_F</text:p>
          </table:table-cell>
          <table:table-cell office:value-type="string" calcext:value-type="string">
            <text:p>Nidoran♀</text:p>
          </table:table-cell>
          <table:table-cell table:formula="of:=IF([.I30]=&quot;x&quot;;LEFT([.C30];1);LOWER(LEFT([.C30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0];[Colors.$A$2:.$G$11];5)" office:value-type="float" office:value="85" calcext:value-type="float">
            <text:p>85</text:p>
          </table:table-cell>
          <table:table-cell table:formula="of:=VLOOKUP([.$E30];[Colors.$A$2:.$G$11];6)" office:value-type="float" office:value="85" calcext:value-type="float">
            <text:p>85</text:p>
          </table:table-cell>
          <table:table-cell table:formula="of:=VLOOKUP([.$E3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IDORINA</text:p>
          </table:table-cell>
          <table:table-cell office:value-type="float" office:value="16" calcext:value-type="float">
            <text:p>16</text:p>
          </table:table-cell>
          <table:table-cell table:formula="of:=CONCATENATE([.B30];&quot;: new Race('&quot;;[.C30];&quot;', '&quot;;[.D30];&quot;', &quot;;[.F30];&quot;, &quot;;[.G30];&quot;, &quot;;[.H30])" office:value-type="string" office:string-value="NIDORAN_F: new Race('Nidoran♀', 'n', 85, 85, 255" calcext:value-type="string">
            <text:p>NIDORAN_F: new Race('Nidoran♀', 'n', 85, 85, 255</text:p>
          </table:table-cell>
          <table:table-cell table:formula="of:=CONCATENATE(&quot;, &quot;;[.J30];&quot;, Types.&quot;;[.K30]; IF([.L30]&lt;&gt;&quot;&quot;;CONCATENATE(&quot;, Types.&quot;;[.L30]);&quot;, null&quot;); &quot;, &quot;;[.M30];&quot;, &quot;;[.N30];&quot;, &quot;;[.O30];&quot;, &quot;;[.P30];&quot;, &quot;; [.Q30])" office:value-type="string" office:string-value=", false, Types.POISON, null, 55, 47, 52, 40, 40" calcext:value-type="string">
            <text:p>, false, Types.POISON, null, 55, 47, 52, 40, 40</text:p>
          </table:table-cell>
          <table:table-cell table:formula="of:=CONCATENATE(&quot;, &quot;;[.R30];&quot;, &quot;;[.S30];&quot;),&quot;)" office:value-type="string" office:string-value=", 41, 59)," calcext:value-type="string">
            <text:p>, 41, 59),</text:p>
          </table:table-cell>
          <table:table-cell table:style-name="ce5" table:formula="of:=COM.MICROSOFT.CONCAT([.V30:.X30])" office:value-type="string" office:string-value="NIDORAN_F: new Race('Nidoran♀', 'n', 85, 85, 255, false, Types.POISON, null, 55, 47, 52, 40, 40, 41, 59)," calcext:value-type="string">
            <text:p>NIDORAN_F: new Race('Nidoran♀', 'n', 85, 85, 255, false, Types.POISON, null, 55, 47, 52, 40, 40, 41, 59),</text:p>
          </table:table-cell>
          <table:table-cell table:style-name="ce7" table:formula="of:=IF([.T30]&lt;&gt;&quot;&quot;;CONCATENATE(&quot;Races.&quot;;[.B30];&quot;.setMainEvolution(&quot;;[.U30];&quot;, Races.&quot;;[.T30];&quot;); &quot;);&quot;&quot;)" office:value-type="string" office:string-value="Races.NIDORAN_F.setMainEvolution(16, Races.NIDORINA); " calcext:value-type="string">
            <text:p>Races.NIDORAN_F.setMainEvolution(16, Races.NIDORINA);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[.C31])" office:value-type="string" office:string-value="NIDORINA" calcext:value-type="string">
            <text:p>NIDORINA</text:p>
          </table:table-cell>
          <table:table-cell office:value-type="string" calcext:value-type="string">
            <text:p>Nidorina</text:p>
          </table:table-cell>
          <table:table-cell table:formula="of:=IF([.I31]=&quot;x&quot;;LEFT([.C31];1);LOWER(LEFT([.C31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1];[Colors.$A$2:.$G$11];5)" office:value-type="float" office:value="85" calcext:value-type="float">
            <text:p>85</text:p>
          </table:table-cell>
          <table:table-cell table:formula="of:=VLOOKUP([.$E31];[Colors.$A$2:.$G$11];6)" office:value-type="float" office:value="85" calcext:value-type="float">
            <text:p>85</text:p>
          </table:table-cell>
          <table:table-cell table:formula="of:=VLOOKUP([.$E3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formula="of:=CONCATENATE([.B31];&quot;: new Race('&quot;;[.C31];&quot;', '&quot;;[.D31];&quot;', &quot;;[.F31];&quot;, &quot;;[.G31];&quot;, &quot;;[.H31])" office:value-type="string" office:string-value="NIDORINA: new Race('Nidorina', 'n', 85, 85, 255" calcext:value-type="string">
            <text:p>NIDORINA: new Race('Nidorina', 'n', 85, 85, 255</text:p>
          </table:table-cell>
          <table:table-cell table:formula="of:=CONCATENATE(&quot;, &quot;;[.J31];&quot;, Types.&quot;;[.K31]; IF([.L31]&lt;&gt;&quot;&quot;;CONCATENATE(&quot;, Types.&quot;;[.L31]);&quot;, null&quot;); &quot;, &quot;;[.M31];&quot;, &quot;;[.N31];&quot;, &quot;;[.O31];&quot;, &quot;;[.P31];&quot;, &quot;; [.Q31])" office:value-type="string" office:string-value=", true, Types.POISON, null, 70, 62, 67, 55, 55" calcext:value-type="string">
            <text:p>, true, Types.POISON, null, 70, 62, 67, 55, 55</text:p>
          </table:table-cell>
          <table:table-cell table:formula="of:=CONCATENATE(&quot;, &quot;;[.R31];&quot;, &quot;;[.S31];&quot;),&quot;)" office:value-type="string" office:string-value=", 56, 117)," calcext:value-type="string">
            <text:p>, 56, 117),</text:p>
          </table:table-cell>
          <table:table-cell table:style-name="ce5" table:formula="of:=COM.MICROSOFT.CONCAT([.V31:.X31])" office:value-type="string" office:string-value="NIDORINA: new Race('Nidorina', 'n', 85, 85, 255, true, Types.POISON, null, 70, 62, 67, 55, 55, 56, 117)," calcext:value-type="string">
            <text:p>NIDORINA: new Race('Nidorina', 'n', 85, 85, 255, true, Types.POISON, null, 70, 62, 67, 55, 55, 56, 117),</text:p>
          </table:table-cell>
          <table:table-cell table:style-name="ce7" table:formula="of:=IF([.T31]&lt;&gt;&quot;&quot;;CONCATENATE(&quot;Races.&quot;;[.B31];&quot;.setMainEvolution(&quot;;[.U31];&quot;, Races.&quot;;[.T31];&quot;); 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[.C32])" office:value-type="string" office:string-value="NIDOQUEEN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table:formula="of:=IF([.I32]=&quot;x&quot;;LEFT([.C32];1);LOWER(LEFT([.C32];1)))" office:value-type="string" office:string-value="N" calcext:value-type="string">
            <text:p>N</text:p>
          </table:table-cell>
          <table:table-cell office:value-type="string" calcext:value-type="string">
            <text:p>Blue</text:p>
          </table:table-cell>
          <table:table-cell table:formula="of:=VLOOKUP([.$E32];[Colors.$A$2:.$G$11];5)" office:value-type="float" office:value="85" calcext:value-type="float">
            <text:p>85</text:p>
          </table:table-cell>
          <table:table-cell table:formula="of:=VLOOKUP([.$E32];[Colors.$A$2:.$G$11];6)" office:value-type="float" office:value="85" calcext:value-type="float">
            <text:p>85</text:p>
          </table:table-cell>
          <table:table-cell table:formula="of:=VLOOKUP([.$E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table:formula="of:=CONCATENATE([.B32];&quot;: new Race('&quot;;[.C32];&quot;', '&quot;;[.D32];&quot;', &quot;;[.F32];&quot;, &quot;;[.G32];&quot;, &quot;;[.H32])" office:value-type="string" office:string-value="NIDOQUEEN: new Race('Nidoqueen', 'N', 85, 85, 255" calcext:value-type="string">
            <text:p>NIDOQUEEN: new Race('Nidoqueen', 'N', 85, 85, 255</text:p>
          </table:table-cell>
          <table:table-cell table:formula="of:=CONCATENATE(&quot;, &quot;;[.J32];&quot;, Types.&quot;;[.K32]; IF([.L32]&lt;&gt;&quot;&quot;;CONCATENATE(&quot;, Types.&quot;;[.L32]);&quot;, null&quot;); &quot;, &quot;;[.M32];&quot;, &quot;;[.N32];&quot;, &quot;;[.O32];&quot;, &quot;;[.P32];&quot;, &quot;; [.Q32])" office:value-type="string" office:string-value=", true, Types.POISON, Types.GROUND, 90, 82, 87, 75, 85" calcext:value-type="string">
            <text:p>, true, Types.POISON, Types.GROUND, 90, 82, 87, 75, 85</text:p>
          </table:table-cell>
          <table:table-cell table:formula="of:=CONCATENATE(&quot;, &quot;;[.R32];&quot;, &quot;;[.S32];&quot;),&quot;)" office:value-type="string" office:string-value=", 76, 194)," calcext:value-type="string">
            <text:p>, 76, 194),</text:p>
          </table:table-cell>
          <table:table-cell table:style-name="ce5" table:formula="of:=COM.MICROSOFT.CONCAT([.V32:.X32])" office:value-type="string" office:string-value="NIDOQUEEN: new Race('Nidoqueen', 'N', 85, 85, 255, true, Types.POISON, Types.GROUND, 90, 82, 87, 75, 85, 76, 194)," calcext:value-type="string">
            <text:p>NIDOQUEEN: new Race('Nidoqueen', 'N', 85, 85, 255, true, Types.POISON, Types.GROUND, 90, 82, 87, 75, 85, 76, 194),</text:p>
          </table:table-cell>
          <table:table-cell table:style-name="ce7" table:formula="of:=IF([.T32]&lt;&gt;&quot;&quot;;CONCATENATE(&quot;Races.&quot;;[.B32];&quot;.setMainEvolution(&quot;;[.U32];&quot;, Races.&quot;;[.T32];&quot;); 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_M</text:p>
          </table:table-cell>
          <table:table-cell office:value-type="string" calcext:value-type="string">
            <text:p>Nidoran♂</text:p>
          </table:table-cell>
          <table:table-cell table:formula="of:=IF([.I33]=&quot;x&quot;;LEFT([.C33];1);LOWER(LEFT([.C33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3];[Colors.$A$2:.$G$11];5)" office:value-type="float" office:value="170" calcext:value-type="float">
            <text:p>170</text:p>
          </table:table-cell>
          <table:table-cell table:formula="of:=VLOOKUP([.$E33];[Colors.$A$2:.$G$11];6)" office:value-type="float" office:value="0" calcext:value-type="float">
            <text:p>0</text:p>
          </table:table-cell>
          <table:table-cell table:formula="of:=VLOOKUP([.$E33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IDORINO</text:p>
          </table:table-cell>
          <table:table-cell office:value-type="float" office:value="16" calcext:value-type="float">
            <text:p>16</text:p>
          </table:table-cell>
          <table:table-cell table:formula="of:=CONCATENATE([.B33];&quot;: new Race('&quot;;[.C33];&quot;', '&quot;;[.D33];&quot;', &quot;;[.F33];&quot;, &quot;;[.G33];&quot;, &quot;;[.H33])" office:value-type="string" office:string-value="NIDORAN_M: new Race('Nidoran♂', 'n', 170, 0, 170" calcext:value-type="string">
            <text:p>NIDORAN_M: new Race('Nidoran♂', 'n', 170, 0, 170</text:p>
          </table:table-cell>
          <table:table-cell table:formula="of:=CONCATENATE(&quot;, &quot;;[.J33];&quot;, Types.&quot;;[.K33]; IF([.L33]&lt;&gt;&quot;&quot;;CONCATENATE(&quot;, Types.&quot;;[.L33]);&quot;, null&quot;); &quot;, &quot;;[.M33];&quot;, &quot;;[.N33];&quot;, &quot;;[.O33];&quot;, &quot;;[.P33];&quot;, &quot;; [.Q33])" office:value-type="string" office:string-value=", false, Types.POISON, null, 46, 57, 40, 40, 40" calcext:value-type="string">
            <text:p>, false, Types.POISON, null, 46, 57, 40, 40, 40</text:p>
          </table:table-cell>
          <table:table-cell table:formula="of:=CONCATENATE(&quot;, &quot;;[.R33];&quot;, &quot;;[.S33];&quot;),&quot;)" office:value-type="string" office:string-value=", 50, 60)," calcext:value-type="string">
            <text:p>, 50, 60),</text:p>
          </table:table-cell>
          <table:table-cell table:style-name="ce5" table:formula="of:=COM.MICROSOFT.CONCAT([.V33:.X33])" office:value-type="string" office:string-value="NIDORAN_M: new Race('Nidoran♂', 'n', 170, 0, 170, false, Types.POISON, null, 46, 57, 40, 40, 40, 50, 60)," calcext:value-type="string">
            <text:p>NIDORAN_M: new Race('Nidoran♂', 'n', 170, 0, 170, false, Types.POISON, null, 46, 57, 40, 40, 40, 50, 60),</text:p>
          </table:table-cell>
          <table:table-cell table:style-name="ce7" table:formula="of:=IF([.T33]&lt;&gt;&quot;&quot;;CONCATENATE(&quot;Races.&quot;;[.B33];&quot;.setMainEvolution(&quot;;[.U33];&quot;, Races.&quot;;[.T33];&quot;); &quot;);&quot;&quot;)" office:value-type="string" office:string-value="Races.NIDORAN_M.setMainEvolution(16, Races.NIDORINO); " calcext:value-type="string">
            <text:p>Races.NIDORAN_M.setMainEvolution(16, Races.NIDORINO);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[.C34])" office:value-type="string" office:string-value="NIDORINO" calcext:value-type="string">
            <text:p>NIDORINO</text:p>
          </table:table-cell>
          <table:table-cell office:value-type="string" calcext:value-type="string">
            <text:p>Nidorino</text:p>
          </table:table-cell>
          <table:table-cell table:formula="of:=IF([.I34]=&quot;x&quot;;LEFT([.C34];1);LOWER(LEFT([.C34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4];[Colors.$A$2:.$G$11];5)" office:value-type="float" office:value="170" calcext:value-type="float">
            <text:p>170</text:p>
          </table:table-cell>
          <table:table-cell table:formula="of:=VLOOKUP([.$E34];[Colors.$A$2:.$G$11];6)" office:value-type="float" office:value="0" calcext:value-type="float">
            <text:p>0</text:p>
          </table:table-cell>
          <table:table-cell table:formula="of:=VLOOKUP([.$E3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formula="of:=CONCATENATE([.B34];&quot;: new Race('&quot;;[.C34];&quot;', '&quot;;[.D34];&quot;', &quot;;[.F34];&quot;, &quot;;[.G34];&quot;, &quot;;[.H34])" office:value-type="string" office:string-value="NIDORINO: new Race('Nidorino', 'n', 170, 0, 170" calcext:value-type="string">
            <text:p>NIDORINO: new Race('Nidorino', 'n', 170, 0, 170</text:p>
          </table:table-cell>
          <table:table-cell table:formula="of:=CONCATENATE(&quot;, &quot;;[.J34];&quot;, Types.&quot;;[.K34]; IF([.L34]&lt;&gt;&quot;&quot;;CONCATENATE(&quot;, Types.&quot;;[.L34]);&quot;, null&quot;); &quot;, &quot;;[.M34];&quot;, &quot;;[.N34];&quot;, &quot;;[.O34];&quot;, &quot;;[.P34];&quot;, &quot;; [.Q34])" office:value-type="string" office:string-value=", true, Types.POISON, null, 61, 72, 57, 55, 55" calcext:value-type="string">
            <text:p>, true, Types.POISON, null, 61, 72, 57, 55, 55</text:p>
          </table:table-cell>
          <table:table-cell table:formula="of:=CONCATENATE(&quot;, &quot;;[.R34];&quot;, &quot;;[.S34];&quot;),&quot;)" office:value-type="string" office:string-value=", 65, 118)," calcext:value-type="string">
            <text:p>, 65, 118),</text:p>
          </table:table-cell>
          <table:table-cell table:style-name="ce5" table:formula="of:=COM.MICROSOFT.CONCAT([.V34:.X34])" office:value-type="string" office:string-value="NIDORINO: new Race('Nidorino', 'n', 170, 0, 170, true, Types.POISON, null, 61, 72, 57, 55, 55, 65, 118)," calcext:value-type="string">
            <text:p>NIDORINO: new Race('Nidorino', 'n', 170, 0, 170, true, Types.POISON, null, 61, 72, 57, 55, 55, 65, 118),</text:p>
          </table:table-cell>
          <table:table-cell table:style-name="ce7" table:formula="of:=IF([.T34]&lt;&gt;&quot;&quot;;CONCATENATE(&quot;Races.&quot;;[.B34];&quot;.setMainEvolution(&quot;;[.U34];&quot;, Races.&quot;;[.T34];&quot;); 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[.C35])" office:value-type="string" office:string-value="NIDOK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table:formula="of:=IF([.I35]=&quot;x&quot;;LEFT([.C35];1);LOWER(LEFT([.C35];1)))" office:value-type="string" office:string-value="N" calcext:value-type="string">
            <text:p>N</text:p>
          </table:table-cell>
          <table:table-cell office:value-type="string" calcext:value-type="string">
            <text:p>Purple</text:p>
          </table:table-cell>
          <table:table-cell table:formula="of:=VLOOKUP([.$E35];[Colors.$A$2:.$G$11];5)" office:value-type="float" office:value="170" calcext:value-type="float">
            <text:p>170</text:p>
          </table:table-cell>
          <table:table-cell table:formula="of:=VLOOKUP([.$E35];[Colors.$A$2:.$G$11];6)" office:value-type="float" office:value="0" calcext:value-type="float">
            <text:p>0</text:p>
          </table:table-cell>
          <table:table-cell table:formula="of:=VLOOKUP([.$E3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CONCATENATE([.B35];&quot;: new Race('&quot;;[.C35];&quot;', '&quot;;[.D35];&quot;', &quot;;[.F35];&quot;, &quot;;[.G35];&quot;, &quot;;[.H35])" office:value-type="string" office:string-value="NIDOKING: new Race('Nidoking', 'N', 170, 0, 170" calcext:value-type="string">
            <text:p>NIDOKING: new Race('Nidoking', 'N', 170, 0, 170</text:p>
          </table:table-cell>
          <table:table-cell table:formula="of:=CONCATENATE(&quot;, &quot;;[.J35];&quot;, Types.&quot;;[.K35]; IF([.L35]&lt;&gt;&quot;&quot;;CONCATENATE(&quot;, Types.&quot;;[.L35]);&quot;, null&quot;); &quot;, &quot;;[.M35];&quot;, &quot;;[.N35];&quot;, &quot;;[.O35];&quot;, &quot;;[.P35];&quot;, &quot;; [.Q35])" office:value-type="string" office:string-value=", true, Types.POISON, Types.GROUND, 81, 92, 77, 85, 75" calcext:value-type="string">
            <text:p>, true, Types.POISON, Types.GROUND, 81, 92, 77, 85, 75</text:p>
          </table:table-cell>
          <table:table-cell table:formula="of:=CONCATENATE(&quot;, &quot;;[.R35];&quot;, &quot;;[.S35];&quot;),&quot;)" office:value-type="string" office:string-value=", 85, 195)," calcext:value-type="string">
            <text:p>, 85, 195),</text:p>
          </table:table-cell>
          <table:table-cell table:style-name="ce5" table:formula="of:=COM.MICROSOFT.CONCAT([.V35:.X35])" office:value-type="string" office:string-value="NIDOKING: new Race('Nidoking', 'N', 170, 0, 170, true, Types.POISON, Types.GROUND, 81, 92, 77, 85, 75, 85, 195)," calcext:value-type="string">
            <text:p>NIDOKING: new Race('Nidoking', 'N', 170, 0, 170, true, Types.POISON, Types.GROUND, 81, 92, 77, 85, 75, 85, 195),</text:p>
          </table:table-cell>
          <table:table-cell table:style-name="ce7" table:formula="of:=IF([.T35]&lt;&gt;&quot;&quot;;CONCATENATE(&quot;Races.&quot;;[.B35];&quot;.setMainEvolution(&quot;;[.U35];&quot;, Races.&quot;;[.T35];&quot;); 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[.C36])" office:value-type="string" office:string-value="CLEFAIRY" calcext:value-type="string">
            <text:p>CLEFAIRY</text:p>
          </table:table-cell>
          <table:table-cell office:value-type="string" calcext:value-type="string">
            <text:p>Clefairy</text:p>
          </table:table-cell>
          <table:table-cell table:formula="of:=IF([.I36]=&quot;x&quot;;LEFT([.C36];1);LOWER(LEFT([.C36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6];[Colors.$A$2:.$G$11];5)" office:value-type="float" office:value="255" calcext:value-type="float">
            <text:p>255</text:p>
          </table:table-cell>
          <table:table-cell table:formula="of:=VLOOKUP([.$E36];[Colors.$A$2:.$G$11];6)" office:value-type="float" office:value="85" calcext:value-type="float">
            <text:p>85</text:p>
          </table:table-cell>
          <table:table-cell table:formula="of:=VLOOKUP([.$E36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[.B36];&quot;: new Race('&quot;;[.C36];&quot;', '&quot;;[.D36];&quot;', &quot;;[.F36];&quot;, &quot;;[.G36];&quot;, &quot;;[.H36])" office:value-type="string" office:string-value="CLEFAIRY: new Race('Clefairy', 'c', 255, 85, 255" calcext:value-type="string">
            <text:p>CLEFAIRY: new Race('Clefairy', 'c', 255, 85, 255</text:p>
          </table:table-cell>
          <table:table-cell table:formula="of:=CONCATENATE(&quot;, &quot;;[.J36];&quot;, Types.&quot;;[.K36]; IF([.L36]&lt;&gt;&quot;&quot;;CONCATENATE(&quot;, Types.&quot;;[.L36]);&quot;, null&quot;); &quot;, &quot;;[.M36];&quot;, &quot;;[.N36];&quot;, &quot;;[.O36];&quot;, &quot;;[.P36];&quot;, &quot;; [.Q36])" office:value-type="string" office:string-value=", false, Types.NORMAL, null, 70, 45, 48, 60, 65" calcext:value-type="string">
            <text:p>, false, Types.NORMAL, null, 70, 45, 48, 60, 65</text:p>
          </table:table-cell>
          <table:table-cell table:formula="of:=CONCATENATE(&quot;, &quot;;[.R36];&quot;, &quot;;[.S36];&quot;),&quot;)" office:value-type="string" office:string-value=", 35, 68)," calcext:value-type="string">
            <text:p>, 35, 68),</text:p>
          </table:table-cell>
          <table:table-cell table:style-name="ce5" table:formula="of:=COM.MICROSOFT.CONCAT([.V36:.X36])" office:value-type="string" office:string-value="CLEFAIRY: new Race('Clefairy', 'c', 255, 85, 255, false, Types.NORMAL, null, 70, 45, 48, 60, 65, 35, 68)," calcext:value-type="string">
            <text:p>CLEFAIRY: new Race('Clefairy', 'c', 255, 85, 255, false, Types.NORMAL, null, 70, 45, 48, 60, 65, 35, 68),</text:p>
          </table:table-cell>
          <table:table-cell table:style-name="ce7" table:formula="of:=IF([.T36]&lt;&gt;&quot;&quot;;CONCATENATE(&quot;Races.&quot;;[.B36];&quot;.setMainEvolution(&quot;;[.U36];&quot;, Races.&quot;;[.T36];&quot;); 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UPPER([.C37])" office:value-type="string" office:string-value="CLEFABLE" calcext:value-type="string">
            <text:p>CLEFABLE</text:p>
          </table:table-cell>
          <table:table-cell office:value-type="string" calcext:value-type="string">
            <text:p>Clefable</text:p>
          </table:table-cell>
          <table:table-cell table:formula="of:=IF([.I37]=&quot;x&quot;;LEFT([.C37];1);LOWER(LEFT([.C37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37];[Colors.$A$2:.$G$11];5)" office:value-type="float" office:value="255" calcext:value-type="float">
            <text:p>255</text:p>
          </table:table-cell>
          <table:table-cell table:formula="of:=VLOOKUP([.$E37];[Colors.$A$2:.$G$11];6)" office:value-type="float" office:value="85" calcext:value-type="float">
            <text:p>85</text:p>
          </table:table-cell>
          <table:table-cell table:formula="of:=VLOOKUP([.$E37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formula="of:=CONCATENATE([.B37];&quot;: new Race('&quot;;[.C37];&quot;', '&quot;;[.D37];&quot;', &quot;;[.F37];&quot;, &quot;;[.G37];&quot;, &quot;;[.H37])" office:value-type="string" office:string-value="CLEFABLE: new Race('Clefable', 'C', 255, 85, 255" calcext:value-type="string">
            <text:p>CLEFABLE: new Race('Clefable', 'C', 255, 85, 255</text:p>
          </table:table-cell>
          <table:table-cell table:formula="of:=CONCATENATE(&quot;, &quot;;[.J37];&quot;, Types.&quot;;[.K37]; IF([.L37]&lt;&gt;&quot;&quot;;CONCATENATE(&quot;, Types.&quot;;[.L37]);&quot;, null&quot;); &quot;, &quot;;[.M37];&quot;, &quot;;[.N37];&quot;, &quot;;[.O37];&quot;, &quot;;[.P37];&quot;, &quot;; [.Q37])" office:value-type="string" office:string-value=", false, Types.NORMAL, null, 95, 70, 73, 85, 90" calcext:value-type="string">
            <text:p>, false, Types.NORMAL, null, 95, 70, 73, 85, 90</text:p>
          </table:table-cell>
          <table:table-cell table:formula="of:=CONCATENATE(&quot;, &quot;;[.R37];&quot;, &quot;;[.S37];&quot;),&quot;)" office:value-type="string" office:string-value=", 60, 129)," calcext:value-type="string">
            <text:p>, 60, 129),</text:p>
          </table:table-cell>
          <table:table-cell table:style-name="ce5" table:formula="of:=COM.MICROSOFT.CONCAT([.V37:.X37])" office:value-type="string" office:string-value="CLEFABLE: new Race('Clefable', 'C', 255, 85, 255, false, Types.NORMAL, null, 95, 70, 73, 85, 90, 60, 129)," calcext:value-type="string">
            <text:p>CLEFABLE: new Race('Clefable', 'C', 255, 85, 255, false, Types.NORMAL, null, 95, 70, 73, 85, 90, 60, 129),</text:p>
          </table:table-cell>
          <table:table-cell table:style-name="ce7" table:formula="of:=IF([.T37]&lt;&gt;&quot;&quot;;CONCATENATE(&quot;Races.&quot;;[.B37];&quot;.setMainEvolution(&quot;;[.U37];&quot;, Races.&quot;;[.T37];&quot;); 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[.C38])" office:value-type="string" office:string-value="VULPIX" calcext:value-type="string">
            <text:p>VULPIX</text:p>
          </table:table-cell>
          <table:table-cell office:value-type="string" calcext:value-type="string">
            <text:p>Vulpix</text:p>
          </table:table-cell>
          <table:table-cell table:formula="of:=IF([.I38]=&quot;x&quot;;LEFT([.C38];1);LOWER(LEFT([.C38];1)))" office:value-type="string" office:string-value="v" calcext:value-type="string">
            <text:p>v</text:p>
          </table:table-cell>
          <table:table-cell office:value-type="string" calcext:value-type="string">
            <text:p>Brown</text:p>
          </table:table-cell>
          <table:table-cell table:formula="of:=VLOOKUP([.$E38];[Colors.$A$2:.$G$11];5)" office:value-type="float" office:value="170" calcext:value-type="float">
            <text:p>170</text:p>
          </table:table-cell>
          <table:table-cell table:formula="of:=VLOOKUP([.$E38];[Colors.$A$2:.$G$11];6)" office:value-type="float" office:value="85" calcext:value-type="float">
            <text:p>85</text:p>
          </table:table-cell>
          <table:table-cell table:formula="of:=VLOOKUP([.$E38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CONCATENATE([.B38];&quot;: new Race('&quot;;[.C38];&quot;', '&quot;;[.D38];&quot;', &quot;;[.F38];&quot;, &quot;;[.G38];&quot;, &quot;;[.H38])" office:value-type="string" office:string-value="VULPIX: new Race('Vulpix', 'v', 170, 85, 0" calcext:value-type="string">
            <text:p>VULPIX: new Race('Vulpix', 'v', 170, 85, 0</text:p>
          </table:table-cell>
          <table:table-cell table:formula="of:=CONCATENATE(&quot;, &quot;;[.J38];&quot;, Types.&quot;;[.K38]; IF([.L38]&lt;&gt;&quot;&quot;;CONCATENATE(&quot;, Types.&quot;;[.L38]);&quot;, null&quot;); &quot;, &quot;;[.M38];&quot;, &quot;;[.N38];&quot;, &quot;;[.O38];&quot;, &quot;;[.P38];&quot;, &quot;; [.Q38])" office:value-type="string" office:string-value=", false, Types.FIRE, null, 38, 41, 40, 50, 65" calcext:value-type="string">
            <text:p>, false, Types.FIRE, null, 38, 41, 40, 50, 65</text:p>
          </table:table-cell>
          <table:table-cell table:formula="of:=CONCATENATE(&quot;, &quot;;[.R38];&quot;, &quot;;[.S38];&quot;),&quot;)" office:value-type="string" office:string-value=", 65, 63)," calcext:value-type="string">
            <text:p>, 65, 63),</text:p>
          </table:table-cell>
          <table:table-cell table:style-name="ce5" table:formula="of:=COM.MICROSOFT.CONCAT([.V38:.X38])" office:value-type="string" office:string-value="VULPIX: new Race('Vulpix', 'v', 170, 85, 0, false, Types.FIRE, null, 38, 41, 40, 50, 65, 65, 63)," calcext:value-type="string">
            <text:p>VULPIX: new Race('Vulpix', 'v', 170, 85, 0, false, Types.FIRE, null, 38, 41, 40, 50, 65, 65, 63),</text:p>
          </table:table-cell>
          <table:table-cell table:style-name="ce7" table:formula="of:=IF([.T38]&lt;&gt;&quot;&quot;;CONCATENATE(&quot;Races.&quot;;[.B38];&quot;.setMainEvolution(&quot;;[.U38];&quot;, Races.&quot;;[.T38];&quot;); 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[.C39])" office:value-type="string" office:string-value="NINETALES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table:formula="of:=IF([.I39]=&quot;x&quot;;LEFT([.C39];1);LOWER(LEFT([.C39];1)))" office:value-type="string" office:string-value="N" calcext:value-type="string">
            <text:p>N</text:p>
          </table:table-cell>
          <table:table-cell office:value-type="string" calcext:value-type="string">
            <text:p>Yellow</text:p>
          </table:table-cell>
          <table:table-cell table:formula="of:=VLOOKUP([.$E39];[Colors.$A$2:.$G$11];5)" office:value-type="float" office:value="255" calcext:value-type="float">
            <text:p>255</text:p>
          </table:table-cell>
          <table:table-cell table:formula="of:=VLOOKUP([.$E39];[Colors.$A$2:.$G$11];6)" office:value-type="float" office:value="255" calcext:value-type="float">
            <text:p>255</text:p>
          </table:table-cell>
          <table:table-cell table:formula="of:=VLOOKUP([.$E3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CONCATENATE([.B39];&quot;: new Race('&quot;;[.C39];&quot;', '&quot;;[.D39];&quot;', &quot;;[.F39];&quot;, &quot;;[.G39];&quot;, &quot;;[.H39])" office:value-type="string" office:string-value="NINETALES: new Race('Ninetales', 'N', 255, 255, 85" calcext:value-type="string">
            <text:p>NINETALES: new Race('Ninetales', 'N', 255, 255, 85</text:p>
          </table:table-cell>
          <table:table-cell table:formula="of:=CONCATENATE(&quot;, &quot;;[.J39];&quot;, Types.&quot;;[.K39]; IF([.L39]&lt;&gt;&quot;&quot;;CONCATENATE(&quot;, Types.&quot;;[.L39]);&quot;, null&quot;); &quot;, &quot;;[.M39];&quot;, &quot;;[.N39];&quot;, &quot;;[.O39];&quot;, &quot;;[.P39];&quot;, &quot;; [.Q39])" office:value-type="string" office:string-value=", true, Types.FIRE, null, 73, 76, 75, 81, 100" calcext:value-type="string">
            <text:p>, true, Types.FIRE, null, 73, 76, 75, 81, 100</text:p>
          </table:table-cell>
          <table:table-cell table:formula="of:=CONCATENATE(&quot;, &quot;;[.R39];&quot;, &quot;;[.S39];&quot;),&quot;)" office:value-type="string" office:string-value=", 100, 178)," calcext:value-type="string">
            <text:p>, 100, 178),</text:p>
          </table:table-cell>
          <table:table-cell table:style-name="ce5" table:formula="of:=COM.MICROSOFT.CONCAT([.V39:.X39])" office:value-type="string" office:string-value="NINETALES: new Race('Ninetales', 'N', 255, 255, 85, true, Types.FIRE, null, 73, 76, 75, 81, 100, 100, 178)," calcext:value-type="string">
            <text:p>NINETALES: new Race('Ninetales', 'N', 255, 255, 85, true, Types.FIRE, null, 73, 76, 75, 81, 100, 100, 178),</text:p>
          </table:table-cell>
          <table:table-cell table:style-name="ce7" table:formula="of:=IF([.T39]&lt;&gt;&quot;&quot;;CONCATENATE(&quot;Races.&quot;;[.B39];&quot;.setMainEvolution(&quot;;[.U39];&quot;, Races.&quot;;[.T39];&quot;); 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[.C40])" office:value-type="string" office:string-value="JIGGLYPUFF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table:formula="of:=IF([.I40]=&quot;x&quot;;LEFT([.C40];1);LOWER(LEFT([.C40];1)))" office:value-type="string" office:string-value="j" calcext:value-type="string">
            <text:p>j</text:p>
          </table:table-cell>
          <table:table-cell office:value-type="string" calcext:value-type="string">
            <text:p>Pink</text:p>
          </table:table-cell>
          <table:table-cell table:formula="of:=VLOOKUP([.$E40];[Colors.$A$2:.$G$11];5)" office:value-type="float" office:value="255" calcext:value-type="float">
            <text:p>255</text:p>
          </table:table-cell>
          <table:table-cell table:formula="of:=VLOOKUP([.$E40];[Colors.$A$2:.$G$11];6)" office:value-type="float" office:value="85" calcext:value-type="float">
            <text:p>85</text:p>
          </table:table-cell>
          <table:table-cell table:formula="of:=VLOOKUP([.$E4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[.B40];&quot;: new Race('&quot;;[.C40];&quot;', '&quot;;[.D40];&quot;', &quot;;[.F40];&quot;, &quot;;[.G40];&quot;, &quot;;[.H40])" office:value-type="string" office:string-value="JIGGLYPUFF: new Race('Jigglypuff', 'j', 255, 85, 255" calcext:value-type="string">
            <text:p>JIGGLYPUFF: new Race('Jigglypuff', 'j', 255, 85, 255</text:p>
          </table:table-cell>
          <table:table-cell table:formula="of:=CONCATENATE(&quot;, &quot;;[.J40];&quot;, Types.&quot;;[.K40]; IF([.L40]&lt;&gt;&quot;&quot;;CONCATENATE(&quot;, Types.&quot;;[.L40]);&quot;, null&quot;); &quot;, &quot;;[.M40];&quot;, &quot;;[.N40];&quot;, &quot;;[.O40];&quot;, &quot;;[.P40];&quot;, &quot;; [.Q40])" office:value-type="string" office:string-value=", false, Types.NORMAL, null, 115, 45, 20, 45, 25" calcext:value-type="string">
            <text:p>, false, Types.NORMAL, null, 115, 45, 20, 45, 25</text:p>
          </table:table-cell>
          <table:table-cell table:formula="of:=CONCATENATE(&quot;, &quot;;[.R40];&quot;, &quot;;[.S40];&quot;),&quot;)" office:value-type="string" office:string-value=", 20, 76)," calcext:value-type="string">
            <text:p>, 20, 76),</text:p>
          </table:table-cell>
          <table:table-cell table:style-name="ce5" table:formula="of:=COM.MICROSOFT.CONCAT([.V40:.X40])" office:value-type="string" office:string-value="JIGGLYPUFF: new Race('Jigglypuff', 'j', 255, 85, 255, false, Types.NORMAL, null, 115, 45, 20, 45, 25, 20, 76)," calcext:value-type="string">
            <text:p>JIGGLYPUFF: new Race('Jigglypuff', 'j', 255, 85, 255, false, Types.NORMAL, null, 115, 45, 20, 45, 25, 20, 76),</text:p>
          </table:table-cell>
          <table:table-cell table:style-name="ce7" table:formula="of:=IF([.T40]&lt;&gt;&quot;&quot;;CONCATENATE(&quot;Races.&quot;;[.B40];&quot;.setMainEvolution(&quot;;[.U40];&quot;, Races.&quot;;[.T40];&quot;); 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[.C41])" office:value-type="string" office:string-value="WIGGLYTUFF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table:formula="of:=IF([.I41]=&quot;x&quot;;LEFT([.C41];1);LOWER(LEFT([.C41];1)))" office:value-type="string" office:string-value="w" calcext:value-type="string">
            <text:p>w</text:p>
          </table:table-cell>
          <table:table-cell office:value-type="string" calcext:value-type="string">
            <text:p>Pink</text:p>
          </table:table-cell>
          <table:table-cell table:formula="of:=VLOOKUP([.$E41];[Colors.$A$2:.$G$11];5)" office:value-type="float" office:value="255" calcext:value-type="float">
            <text:p>255</text:p>
          </table:table-cell>
          <table:table-cell table:formula="of:=VLOOKUP([.$E41];[Colors.$A$2:.$G$11];6)" office:value-type="float" office:value="85" calcext:value-type="float">
            <text:p>85</text:p>
          </table:table-cell>
          <table:table-cell table:formula="of:=VLOOKUP([.$E41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CONCATENATE([.B41];&quot;: new Race('&quot;;[.C41];&quot;', '&quot;;[.D41];&quot;', &quot;;[.F41];&quot;, &quot;;[.G41];&quot;, &quot;;[.H41])" office:value-type="string" office:string-value="WIGGLYTUFF: new Race('Wigglytuff', 'w', 255, 85, 255" calcext:value-type="string">
            <text:p>WIGGLYTUFF: new Race('Wigglytuff', 'w', 255, 85, 255</text:p>
          </table:table-cell>
          <table:table-cell table:formula="of:=CONCATENATE(&quot;, &quot;;[.J41];&quot;, Types.&quot;;[.K41]; IF([.L41]&lt;&gt;&quot;&quot;;CONCATENATE(&quot;, Types.&quot;;[.L41]);&quot;, null&quot;); &quot;, &quot;;[.M41];&quot;, &quot;;[.N41];&quot;, &quot;;[.O41];&quot;, &quot;;[.P41];&quot;, &quot;; [.Q41])" office:value-type="string" office:string-value=", true, Types.NORMAL, null, 140, 70, 45, 75, 50" calcext:value-type="string">
            <text:p>, true, Types.NORMAL, null, 140, 70, 45, 75, 50</text:p>
          </table:table-cell>
          <table:table-cell table:formula="of:=CONCATENATE(&quot;, &quot;;[.R41];&quot;, &quot;;[.S41];&quot;),&quot;)" office:value-type="string" office:string-value=", 45, 109)," calcext:value-type="string">
            <text:p>, 45, 109),</text:p>
          </table:table-cell>
          <table:table-cell table:style-name="ce5" table:formula="of:=COM.MICROSOFT.CONCAT([.V41:.X41])" office:value-type="string" office:string-value="WIGGLYTUFF: new Race('Wigglytuff', 'w', 255, 85, 255, true, Types.NORMAL, null, 140, 70, 45, 75, 50, 45, 109)," calcext:value-type="string">
            <text:p>WIGGLYTUFF: new Race('Wigglytuff', 'w', 255, 85, 255, true, Types.NORMAL, null, 140, 70, 45, 75, 50, 45, 109),</text:p>
          </table:table-cell>
          <table:table-cell table:style-name="ce7" table:formula="of:=IF([.T41]&lt;&gt;&quot;&quot;;CONCATENATE(&quot;Races.&quot;;[.B41];&quot;.setMainEvolution(&quot;;[.U41];&quot;, Races.&quot;;[.T41];&quot;); 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UPPER([.C42])" office:value-type="string" office:string-value="ZUBAT" calcext:value-type="string">
            <text:p>ZUBAT</text:p>
          </table:table-cell>
          <table:table-cell office:value-type="string" calcext:value-type="string">
            <text:p>Zubat</text:p>
          </table:table-cell>
          <table:table-cell table:formula="of:=IF([.I42]=&quot;x&quot;;LEFT([.C42];1);LOWER(LEFT([.C42];1)))" office:value-type="string" office:string-value="z" calcext:value-type="string">
            <text:p>z</text:p>
          </table:table-cell>
          <table:table-cell office:value-type="string" calcext:value-type="string">
            <text:p>Purple</text:p>
          </table:table-cell>
          <table:table-cell table:formula="of:=VLOOKUP([.$E42];[Colors.$A$2:.$G$11];5)" office:value-type="float" office:value="170" calcext:value-type="float">
            <text:p>170</text:p>
          </table:table-cell>
          <table:table-cell table:formula="of:=VLOOKUP([.$E42];[Colors.$A$2:.$G$11];6)" office:value-type="float" office:value="0" calcext:value-type="float">
            <text:p>0</text:p>
          </table:table-cell>
          <table:table-cell table:formula="of:=VLOOKUP([.$E42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LBAT</text:p>
          </table:table-cell>
          <table:table-cell office:value-type="float" office:value="22" calcext:value-type="float">
            <text:p>22</text:p>
          </table:table-cell>
          <table:table-cell table:formula="of:=CONCATENATE([.B42];&quot;: new Race('&quot;;[.C42];&quot;', '&quot;;[.D42];&quot;', &quot;;[.F42];&quot;, &quot;;[.G42];&quot;, &quot;;[.H42])" office:value-type="string" office:string-value="ZUBAT: new Race('Zubat', 'z', 170, 0, 170" calcext:value-type="string">
            <text:p>ZUBAT: new Race('Zubat', 'z', 170, 0, 170</text:p>
          </table:table-cell>
          <table:table-cell table:formula="of:=CONCATENATE(&quot;, &quot;;[.J42];&quot;, Types.&quot;;[.K42]; IF([.L42]&lt;&gt;&quot;&quot;;CONCATENATE(&quot;, Types.&quot;;[.L42]);&quot;, null&quot;); &quot;, &quot;;[.M42];&quot;, &quot;;[.N42];&quot;, &quot;;[.O42];&quot;, &quot;;[.P42];&quot;, &quot;; [.Q42])" office:value-type="string" office:string-value=", false, Types.POISON, Types.FLYING, 40, 45, 35, 30, 40" calcext:value-type="string">
            <text:p>, false, Types.POISON, Types.FLYING, 40, 45, 35, 30, 40</text:p>
          </table:table-cell>
          <table:table-cell table:formula="of:=CONCATENATE(&quot;, &quot;;[.R42];&quot;, &quot;;[.S42];&quot;),&quot;)" office:value-type="string" office:string-value=", 55, 54)," calcext:value-type="string">
            <text:p>, 55, 54),</text:p>
          </table:table-cell>
          <table:table-cell table:style-name="ce5" table:formula="of:=COM.MICROSOFT.CONCAT([.V42:.X42])" office:value-type="string" office:string-value="ZUBAT: new Race('Zubat', 'z', 170, 0, 170, false, Types.POISON, Types.FLYING, 40, 45, 35, 30, 40, 55, 54)," calcext:value-type="string">
            <text:p>ZUBAT: new Race('Zubat', 'z', 170, 0, 170, false, Types.POISON, Types.FLYING, 40, 45, 35, 30, 40, 55, 54),</text:p>
          </table:table-cell>
          <table:table-cell table:style-name="ce7" table:formula="of:=IF([.T42]&lt;&gt;&quot;&quot;;CONCATENATE(&quot;Races.&quot;;[.B42];&quot;.setMainEvolution(&quot;;[.U42];&quot;, Races.&quot;;[.T42];&quot;); &quot;);&quot;&quot;)" office:value-type="string" office:string-value="Races.ZUBAT.setMainEvolution(22, Races.GOLBAT); " calcext:value-type="string">
            <text:p>Races.ZUBAT.setMainEvolution(22, Races.GOLBAT);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[.C43])" office:value-type="string" office:string-value="GOLBAT" calcext:value-type="string">
            <text:p>GOLBAT</text:p>
          </table:table-cell>
          <table:table-cell office:value-type="string" calcext:value-type="string">
            <text:p>Golbat</text:p>
          </table:table-cell>
          <table:table-cell table:formula="of:=IF([.I43]=&quot;x&quot;;LEFT([.C43];1);LOWER(LEFT([.C4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43];[Colors.$A$2:.$G$11];5)" office:value-type="float" office:value="170" calcext:value-type="float">
            <text:p>170</text:p>
          </table:table-cell>
          <table:table-cell table:formula="of:=VLOOKUP([.$E43];[Colors.$A$2:.$G$11];6)" office:value-type="float" office:value="0" calcext:value-type="float">
            <text:p>0</text:p>
          </table:table-cell>
          <table:table-cell table:formula="of:=VLOOKUP([.$E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table:formula="of:=CONCATENATE([.B43];&quot;: new Race('&quot;;[.C43];&quot;', '&quot;;[.D43];&quot;', &quot;;[.F43];&quot;, &quot;;[.G43];&quot;, &quot;;[.H43])" office:value-type="string" office:string-value="GOLBAT: new Race('Golbat', 'G', 170, 0, 170" calcext:value-type="string">
            <text:p>GOLBAT: new Race('Golbat', 'G', 170, 0, 170</text:p>
          </table:table-cell>
          <table:table-cell table:formula="of:=CONCATENATE(&quot;, &quot;;[.J43];&quot;, Types.&quot;;[.K43]; IF([.L43]&lt;&gt;&quot;&quot;;CONCATENATE(&quot;, Types.&quot;;[.L43]);&quot;, null&quot;); &quot;, &quot;;[.M43];&quot;, &quot;;[.N43];&quot;, &quot;;[.O43];&quot;, &quot;;[.P43];&quot;, &quot;; [.Q43])" office:value-type="string" office:string-value=", true, Types.POISON, Types.FLYING, 75, 80, 70, 65, 75" calcext:value-type="string">
            <text:p>, true, Types.POISON, Types.FLYING, 75, 80, 70, 65, 75</text:p>
          </table:table-cell>
          <table:table-cell table:formula="of:=CONCATENATE(&quot;, &quot;;[.R43];&quot;, &quot;;[.S43];&quot;),&quot;)" office:value-type="string" office:string-value=", 90, 171)," calcext:value-type="string">
            <text:p>, 90, 171),</text:p>
          </table:table-cell>
          <table:table-cell table:style-name="ce5" table:formula="of:=COM.MICROSOFT.CONCAT([.V43:.X43])" office:value-type="string" office:string-value="GOLBAT: new Race('Golbat', 'G', 170, 0, 170, true, Types.POISON, Types.FLYING, 75, 80, 70, 65, 75, 90, 171)," calcext:value-type="string">
            <text:p>GOLBAT: new Race('Golbat', 'G', 170, 0, 170, true, Types.POISON, Types.FLYING, 75, 80, 70, 65, 75, 90, 171),</text:p>
          </table:table-cell>
          <table:table-cell table:style-name="ce7" table:formula="of:=IF([.T43]&lt;&gt;&quot;&quot;;CONCATENATE(&quot;Races.&quot;;[.B43];&quot;.setMainEvolution(&quot;;[.U43];&quot;, Races.&quot;;[.T43];&quot;); 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[.C44])" office:value-type="string" office:string-value="ODDISH" calcext:value-type="string">
            <text:p>ODDISH</text:p>
          </table:table-cell>
          <table:table-cell office:value-type="string" calcext:value-type="string">
            <text:p>Oddish</text:p>
          </table:table-cell>
          <table:table-cell table:formula="of:=IF([.I44]=&quot;x&quot;;LEFT([.C44];1);LOWER(LEFT([.C44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44];[Colors.$A$2:.$G$11];5)" office:value-type="float" office:value="85" calcext:value-type="float">
            <text:p>85</text:p>
          </table:table-cell>
          <table:table-cell table:formula="of:=VLOOKUP([.$E44];[Colors.$A$2:.$G$11];6)" office:value-type="float" office:value="85" calcext:value-type="float">
            <text:p>85</text:p>
          </table:table-cell>
          <table:table-cell table:formula="of:=VLOOKUP([.$E4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LOOM</text:p>
          </table:table-cell>
          <table:table-cell office:value-type="float" office:value="21" calcext:value-type="float">
            <text:p>21</text:p>
          </table:table-cell>
          <table:table-cell table:formula="of:=CONCATENATE([.B44];&quot;: new Race('&quot;;[.C44];&quot;', '&quot;;[.D44];&quot;', &quot;;[.F44];&quot;, &quot;;[.G44];&quot;, &quot;;[.H44])" office:value-type="string" office:string-value="ODDISH: new Race('Oddish', 'o', 85, 85, 255" calcext:value-type="string">
            <text:p>ODDISH: new Race('Oddish', 'o', 85, 85, 255</text:p>
          </table:table-cell>
          <table:table-cell table:formula="of:=CONCATENATE(&quot;, &quot;;[.J44];&quot;, Types.&quot;;[.K44]; IF([.L44]&lt;&gt;&quot;&quot;;CONCATENATE(&quot;, Types.&quot;;[.L44]);&quot;, null&quot;); &quot;, &quot;;[.M44];&quot;, &quot;;[.N44];&quot;, &quot;;[.O44];&quot;, &quot;;[.P44];&quot;, &quot;; [.Q44])" office:value-type="string" office:string-value=", false, Types.GRASS, Types.POISON, 45, 50, 55, 75, 65" calcext:value-type="string">
            <text:p>, false, Types.GRASS, Types.POISON, 45, 50, 55, 75, 65</text:p>
          </table:table-cell>
          <table:table-cell table:formula="of:=CONCATENATE(&quot;, &quot;;[.R44];&quot;, &quot;;[.S44];&quot;),&quot;)" office:value-type="string" office:string-value=", 30, 78)," calcext:value-type="string">
            <text:p>, 30, 78),</text:p>
          </table:table-cell>
          <table:table-cell table:style-name="ce5" table:formula="of:=COM.MICROSOFT.CONCAT([.V44:.X44])" office:value-type="string" office:string-value="ODDISH: new Race('Oddish', 'o', 85, 85, 255, false, Types.GRASS, Types.POISON, 45, 50, 55, 75, 65, 30, 78)," calcext:value-type="string">
            <text:p>ODDISH: new Race('Oddish', 'o', 85, 85, 255, false, Types.GRASS, Types.POISON, 45, 50, 55, 75, 65, 30, 78),</text:p>
          </table:table-cell>
          <table:table-cell table:style-name="ce7" table:formula="of:=IF([.T44]&lt;&gt;&quot;&quot;;CONCATENATE(&quot;Races.&quot;;[.B44];&quot;.setMainEvolution(&quot;;[.U44];&quot;, Races.&quot;;[.T44];&quot;); &quot;);&quot;&quot;)" office:value-type="string" office:string-value="Races.ODDISH.setMainEvolution(21, Races.GLOOM); " calcext:value-type="string">
            <text:p>Races.ODDISH.setMainEvolution(21, Races.GLOOM);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UPPER([.C45])" office:value-type="string" office:string-value="GLOOM" calcext:value-type="string">
            <text:p>GLOOM</text:p>
          </table:table-cell>
          <table:table-cell office:value-type="string" calcext:value-type="string">
            <text:p>Gloom</text:p>
          </table:table-cell>
          <table:table-cell table:formula="of:=IF([.I45]=&quot;x&quot;;LEFT([.C45];1);LOWER(LEFT([.C45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45];[Colors.$A$2:.$G$11];5)" office:value-type="float" office:value="85" calcext:value-type="float">
            <text:p>85</text:p>
          </table:table-cell>
          <table:table-cell table:formula="of:=VLOOKUP([.$E45];[Colors.$A$2:.$G$11];6)" office:value-type="float" office:value="85" calcext:value-type="float">
            <text:p>85</text:p>
          </table:table-cell>
          <table:table-cell table:formula="of:=VLOOKUP([.$E4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CONCATENATE([.B45];&quot;: new Race('&quot;;[.C45];&quot;', '&quot;;[.D45];&quot;', &quot;;[.F45];&quot;, &quot;;[.G45];&quot;, &quot;;[.H45])" office:value-type="string" office:string-value="GLOOM: new Race('Gloom', 'g', 85, 85, 255" calcext:value-type="string">
            <text:p>GLOOM: new Race('Gloom', 'g', 85, 85, 255</text:p>
          </table:table-cell>
          <table:table-cell table:formula="of:=CONCATENATE(&quot;, &quot;;[.J45];&quot;, Types.&quot;;[.K45]; IF([.L45]&lt;&gt;&quot;&quot;;CONCATENATE(&quot;, Types.&quot;;[.L45]);&quot;, null&quot;); &quot;, &quot;;[.M45];&quot;, &quot;;[.N45];&quot;, &quot;;[.O45];&quot;, &quot;;[.P45];&quot;, &quot;; [.Q45])" office:value-type="string" office:string-value=", false, Types.GRASS, Types.POISON, 60, 65, 70, 85, 75" calcext:value-type="string">
            <text:p>, false, Types.GRASS, Types.POISON, 60, 65, 70, 85, 75</text:p>
          </table:table-cell>
          <table:table-cell table:formula="of:=CONCATENATE(&quot;, &quot;;[.R45];&quot;, &quot;;[.S45];&quot;),&quot;)" office:value-type="string" office:string-value=", 40, 132)," calcext:value-type="string">
            <text:p>, 40, 132),</text:p>
          </table:table-cell>
          <table:table-cell table:style-name="ce5" table:formula="of:=COM.MICROSOFT.CONCAT([.V45:.X45])" office:value-type="string" office:string-value="GLOOM: new Race('Gloom', 'g', 85, 85, 255, false, Types.GRASS, Types.POISON, 60, 65, 70, 85, 75, 40, 132)," calcext:value-type="string">
            <text:p>GLOOM: new Race('Gloom', 'g', 85, 85, 255, false, Types.GRASS, Types.POISON, 60, 65, 70, 85, 75, 40, 132),</text:p>
          </table:table-cell>
          <table:table-cell table:style-name="ce7" table:formula="of:=IF([.T45]&lt;&gt;&quot;&quot;;CONCATENATE(&quot;Races.&quot;;[.B45];&quot;.setMainEvolution(&quot;;[.U45];&quot;, Races.&quot;;[.T45];&quot;); 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[.C46])" office:value-type="string" office:string-value="VILEPLUME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table:formula="of:=IF([.I46]=&quot;x&quot;;LEFT([.C46];1);LOWER(LEFT([.C46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46];[Colors.$A$2:.$G$11];5)" office:value-type="float" office:value="255" calcext:value-type="float">
            <text:p>255</text:p>
          </table:table-cell>
          <table:table-cell table:formula="of:=VLOOKUP([.$E46];[Colors.$A$2:.$G$11];6)" office:value-type="float" office:value="85" calcext:value-type="float">
            <text:p>85</text:p>
          </table:table-cell>
          <table:table-cell table:formula="of:=VLOOKUP([.$E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CONCATENATE([.B46];&quot;: new Race('&quot;;[.C46];&quot;', '&quot;;[.D46];&quot;', &quot;;[.F46];&quot;, &quot;;[.G46];&quot;, &quot;;[.H46])" office:value-type="string" office:string-value="VILEPLUME: new Race('Vileplume', 'V', 255, 85, 85" calcext:value-type="string">
            <text:p>VILEPLUME: new Race('Vileplume', 'V', 255, 85, 85</text:p>
          </table:table-cell>
          <table:table-cell table:formula="of:=CONCATENATE(&quot;, &quot;;[.J46];&quot;, Types.&quot;;[.K46]; IF([.L46]&lt;&gt;&quot;&quot;;CONCATENATE(&quot;, Types.&quot;;[.L46]);&quot;, null&quot;); &quot;, &quot;;[.M46];&quot;, &quot;;[.N46];&quot;, &quot;;[.O46];&quot;, &quot;;[.P46];&quot;, &quot;; [.Q46])" office:value-type="string" office:string-value=", false, Types.GRASS, Types.POISON, 75, 80, 85, 100, 90" calcext:value-type="string">
            <text:p>, false, Types.GRASS, Types.POISON, 75, 80, 85, 100, 90</text:p>
          </table:table-cell>
          <table:table-cell table:formula="of:=CONCATENATE(&quot;, &quot;;[.R46];&quot;, &quot;;[.S46];&quot;),&quot;)" office:value-type="string" office:string-value=", 50, 184)," calcext:value-type="string">
            <text:p>, 50, 184),</text:p>
          </table:table-cell>
          <table:table-cell table:style-name="ce5" table:formula="of:=COM.MICROSOFT.CONCAT([.V46:.X46])" office:value-type="string" office:string-value="VILEPLUME: new Race('Vileplume', 'V', 255, 85, 85, false, Types.GRASS, Types.POISON, 75, 80, 85, 100, 90, 50, 184)," calcext:value-type="string">
            <text:p>VILEPLUME: new Race('Vileplume', 'V', 255, 85, 85, false, Types.GRASS, Types.POISON, 75, 80, 85, 100, 90, 50, 184),</text:p>
          </table:table-cell>
          <table:table-cell table:style-name="ce7" table:formula="of:=IF([.T46]&lt;&gt;&quot;&quot;;CONCATENATE(&quot;Races.&quot;;[.B46];&quot;.setMainEvolution(&quot;;[.U46];&quot;, Races.&quot;;[.T46];&quot;); 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[.C47])" office:value-type="string" office:string-value="PARAS" calcext:value-type="string">
            <text:p>PARAS</text:p>
          </table:table-cell>
          <table:table-cell office:value-type="string" calcext:value-type="string">
            <text:p>Paras</text:p>
          </table:table-cell>
          <table:table-cell table:formula="of:=IF([.I47]=&quot;x&quot;;LEFT([.C47];1);LOWER(LEFT([.C47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7];[Colors.$A$2:.$G$11];5)" office:value-type="float" office:value="255" calcext:value-type="float">
            <text:p>255</text:p>
          </table:table-cell>
          <table:table-cell table:formula="of:=VLOOKUP([.$E47];[Colors.$A$2:.$G$11];6)" office:value-type="float" office:value="85" calcext:value-type="float">
            <text:p>85</text:p>
          </table:table-cell>
          <table:table-cell table:formula="of:=VLOOKUP([.$E4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SECT</text:p>
          </table:table-cell>
          <table:table-cell office:value-type="float" office:value="24" calcext:value-type="float">
            <text:p>24</text:p>
          </table:table-cell>
          <table:table-cell table:formula="of:=CONCATENATE([.B47];&quot;: new Race('&quot;;[.C47];&quot;', '&quot;;[.D47];&quot;', &quot;;[.F47];&quot;, &quot;;[.G47];&quot;, &quot;;[.H47])" office:value-type="string" office:string-value="PARAS: new Race('Paras', 'p', 255, 85, 85" calcext:value-type="string">
            <text:p>PARAS: new Race('Paras', 'p', 255, 85, 85</text:p>
          </table:table-cell>
          <table:table-cell table:formula="of:=CONCATENATE(&quot;, &quot;;[.J47];&quot;, Types.&quot;;[.K47]; IF([.L47]&lt;&gt;&quot;&quot;;CONCATENATE(&quot;, Types.&quot;;[.L47]);&quot;, null&quot;); &quot;, &quot;;[.M47];&quot;, &quot;;[.N47];&quot;, &quot;;[.O47];&quot;, &quot;;[.P47];&quot;, &quot;; [.Q47])" office:value-type="string" office:string-value=", false, Types.BUG, Types.GRASS, 35, 70, 55, 45, 55" calcext:value-type="string">
            <text:p>, false, Types.BUG, Types.GRASS, 35, 70, 55, 45, 55</text:p>
          </table:table-cell>
          <table:table-cell table:formula="of:=CONCATENATE(&quot;, &quot;;[.R47];&quot;, &quot;;[.S47];&quot;),&quot;)" office:value-type="string" office:string-value=", 25, 70)," calcext:value-type="string">
            <text:p>, 25, 70),</text:p>
          </table:table-cell>
          <table:table-cell table:style-name="ce5" table:formula="of:=COM.MICROSOFT.CONCAT([.V47:.X47])" office:value-type="string" office:string-value="PARAS: new Race('Paras', 'p', 255, 85, 85, false, Types.BUG, Types.GRASS, 35, 70, 55, 45, 55, 25, 70)," calcext:value-type="string">
            <text:p>PARAS: new Race('Paras', 'p', 255, 85, 85, false, Types.BUG, Types.GRASS, 35, 70, 55, 45, 55, 25, 70),</text:p>
          </table:table-cell>
          <table:table-cell table:style-name="ce7" table:formula="of:=IF([.T47]&lt;&gt;&quot;&quot;;CONCATENATE(&quot;Races.&quot;;[.B47];&quot;.setMainEvolution(&quot;;[.U47];&quot;, Races.&quot;;[.T47];&quot;); &quot;);&quot;&quot;)" office:value-type="string" office:string-value="Races.PARAS.setMainEvolution(24, Races.PARASECT); " calcext:value-type="string">
            <text:p>Races.PARAS.setMainEvolution(24, Races.PARASECT);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[.C48])" office:value-type="string" office:string-value="PARASECT" calcext:value-type="string">
            <text:p>PARASECT</text:p>
          </table:table-cell>
          <table:table-cell office:value-type="string" calcext:value-type="string">
            <text:p>Parasect</text:p>
          </table:table-cell>
          <table:table-cell table:formula="of:=IF([.I48]=&quot;x&quot;;LEFT([.C48];1);LOWER(LEFT([.C48];1)))" office:value-type="string" office:string-value="P" calcext:value-type="string">
            <text:p>P</text:p>
          </table:table-cell>
          <table:table-cell office:value-type="string" calcext:value-type="string">
            <text:p>Red</text:p>
          </table:table-cell>
          <table:table-cell table:formula="of:=VLOOKUP([.$E48];[Colors.$A$2:.$G$11];5)" office:value-type="float" office:value="255" calcext:value-type="float">
            <text:p>255</text:p>
          </table:table-cell>
          <table:table-cell table:formula="of:=VLOOKUP([.$E48];[Colors.$A$2:.$G$11];6)" office:value-type="float" office:value="85" calcext:value-type="float">
            <text:p>85</text:p>
          </table:table-cell>
          <table:table-cell table:formula="of:=VLOOKUP([.$E48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CONCATENATE([.B48];&quot;: new Race('&quot;;[.C48];&quot;', '&quot;;[.D48];&quot;', &quot;;[.F48];&quot;, &quot;;[.G48];&quot;, &quot;;[.H48])" office:value-type="string" office:string-value="PARASECT: new Race('Parasect', 'P', 255, 85, 85" calcext:value-type="string">
            <text:p>PARASECT: new Race('Parasect', 'P', 255, 85, 85</text:p>
          </table:table-cell>
          <table:table-cell table:formula="of:=CONCATENATE(&quot;, &quot;;[.J48];&quot;, Types.&quot;;[.K48]; IF([.L48]&lt;&gt;&quot;&quot;;CONCATENATE(&quot;, Types.&quot;;[.L48]);&quot;, null&quot;); &quot;, &quot;;[.M48];&quot;, &quot;;[.N48];&quot;, &quot;;[.O48];&quot;, &quot;;[.P48];&quot;, &quot;; [.Q48])" office:value-type="string" office:string-value=", true, Types.BUG, Types.GRASS, 60, 95, 80, 60, 80" calcext:value-type="string">
            <text:p>, true, Types.BUG, Types.GRASS, 60, 95, 80, 60, 80</text:p>
          </table:table-cell>
          <table:table-cell table:formula="of:=CONCATENATE(&quot;, &quot;;[.R48];&quot;, &quot;;[.S48];&quot;),&quot;)" office:value-type="string" office:string-value=", 30, 128)," calcext:value-type="string">
            <text:p>, 30, 128),</text:p>
          </table:table-cell>
          <table:table-cell table:style-name="ce5" table:formula="of:=COM.MICROSOFT.CONCAT([.V48:.X48])" office:value-type="string" office:string-value="PARASECT: new Race('Parasect', 'P', 255, 85, 85, true, Types.BUG, Types.GRASS, 60, 95, 80, 60, 80, 30, 128)," calcext:value-type="string">
            <text:p>PARASECT: new Race('Parasect', 'P', 255, 85, 85, true, Types.BUG, Types.GRASS, 60, 95, 80, 60, 80, 30, 128),</text:p>
          </table:table-cell>
          <table:table-cell table:style-name="ce7" table:formula="of:=IF([.T48]&lt;&gt;&quot;&quot;;CONCATENATE(&quot;Races.&quot;;[.B48];&quot;.setMainEvolution(&quot;;[.U48];&quot;, Races.&quot;;[.T48];&quot;); 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UPPER([.C49])" office:value-type="string" office:string-value="VENONAT" calcext:value-type="string">
            <text:p>VENONAT</text:p>
          </table:table-cell>
          <table:table-cell office:value-type="string" calcext:value-type="string">
            <text:p>Venonat</text:p>
          </table:table-cell>
          <table:table-cell table:formula="of:=IF([.I49]=&quot;x&quot;;LEFT([.C49];1);LOWER(LEFT([.C49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49];[Colors.$A$2:.$G$11];5)" office:value-type="float" office:value="170" calcext:value-type="float">
            <text:p>170</text:p>
          </table:table-cell>
          <table:table-cell table:formula="of:=VLOOKUP([.$E49];[Colors.$A$2:.$G$11];6)" office:value-type="float" office:value="0" calcext:value-type="float">
            <text:p>0</text:p>
          </table:table-cell>
          <table:table-cell table:formula="of:=VLOOKUP([.$E4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ENOMOTH</text:p>
          </table:table-cell>
          <table:table-cell office:value-type="float" office:value="31" calcext:value-type="float">
            <text:p>31</text:p>
          </table:table-cell>
          <table:table-cell table:formula="of:=CONCATENATE([.B49];&quot;: new Race('&quot;;[.C49];&quot;', '&quot;;[.D49];&quot;', &quot;;[.F49];&quot;, &quot;;[.G49];&quot;, &quot;;[.H49])" office:value-type="string" office:string-value="VENONAT: new Race('Venonat', 'v', 170, 0, 170" calcext:value-type="string">
            <text:p>VENONAT: new Race('Venonat', 'v', 170, 0, 170</text:p>
          </table:table-cell>
          <table:table-cell table:formula="of:=CONCATENATE(&quot;, &quot;;[.J49];&quot;, Types.&quot;;[.K49]; IF([.L49]&lt;&gt;&quot;&quot;;CONCATENATE(&quot;, Types.&quot;;[.L49]);&quot;, null&quot;); &quot;, &quot;;[.M49];&quot;, &quot;;[.N49];&quot;, &quot;;[.O49];&quot;, &quot;;[.P49];&quot;, &quot;; [.Q49])" office:value-type="string" office:string-value=", true, Types.BUG, Types.POISON, 60, 55, 50, 40, 55" calcext:value-type="string">
            <text:p>, true, Types.BUG, Types.POISON, 60, 55, 50, 40, 55</text:p>
          </table:table-cell>
          <table:table-cell table:formula="of:=CONCATENATE(&quot;, &quot;;[.R49];&quot;, &quot;;[.S49];&quot;),&quot;)" office:value-type="string" office:string-value=", 45, 75)," calcext:value-type="string">
            <text:p>, 45, 75),</text:p>
          </table:table-cell>
          <table:table-cell table:style-name="ce5" table:formula="of:=COM.MICROSOFT.CONCAT([.V49:.X49])" office:value-type="string" office:string-value="VENONAT: new Race('Venonat', 'v', 170, 0, 170, true, Types.BUG, Types.POISON, 60, 55, 50, 40, 55, 45, 75)," calcext:value-type="string">
            <text:p>VENONAT: new Race('Venonat', 'v', 170, 0, 170, true, Types.BUG, Types.POISON, 60, 55, 50, 40, 55, 45, 75),</text:p>
          </table:table-cell>
          <table:table-cell table:style-name="ce7" table:formula="of:=IF([.T49]&lt;&gt;&quot;&quot;;CONCATENATE(&quot;Races.&quot;;[.B49];&quot;.setMainEvolution(&quot;;[.U49];&quot;, Races.&quot;;[.T49];&quot;); &quot;);&quot;&quot;)" office:value-type="string" office:string-value="Races.VENONAT.setMainEvolution(31, Races.VENOMOTH); " calcext:value-type="string">
            <text:p>Races.VENONAT.setMainEvolution(31, Races.VENOMOTH);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[.C50])" office:value-type="string" office:string-value="VENOMOTH" calcext:value-type="string">
            <text:p>VENOMOTH</text:p>
          </table:table-cell>
          <table:table-cell office:value-type="string" calcext:value-type="string">
            <text:p>Venomoth</text:p>
          </table:table-cell>
          <table:table-cell table:formula="of:=IF([.I50]=&quot;x&quot;;LEFT([.C50];1);LOWER(LEFT([.C50];1)))" office:value-type="string" office:string-value="v" calcext:value-type="string">
            <text:p>v</text:p>
          </table:table-cell>
          <table:table-cell office:value-type="string" calcext:value-type="string">
            <text:p>Purple</text:p>
          </table:table-cell>
          <table:table-cell table:formula="of:=VLOOKUP([.$E50];[Colors.$A$2:.$G$11];5)" office:value-type="float" office:value="170" calcext:value-type="float">
            <text:p>170</text:p>
          </table:table-cell>
          <table:table-cell table:formula="of:=VLOOKUP([.$E50];[Colors.$A$2:.$G$11];6)" office:value-type="float" office:value="0" calcext:value-type="float">
            <text:p>0</text:p>
          </table:table-cell>
          <table:table-cell table:formula="of:=VLOOKUP([.$E5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formula="of:=CONCATENATE([.B50];&quot;: new Race('&quot;;[.C50];&quot;', '&quot;;[.D50];&quot;', &quot;;[.F50];&quot;, &quot;;[.G50];&quot;, &quot;;[.H50])" office:value-type="string" office:string-value="VENOMOTH: new Race('Venomoth', 'v', 170, 0, 170" calcext:value-type="string">
            <text:p>VENOMOTH: new Race('Venomoth', 'v', 170, 0, 170</text:p>
          </table:table-cell>
          <table:table-cell table:formula="of:=CONCATENATE(&quot;, &quot;;[.J50];&quot;, Types.&quot;;[.K50]; IF([.L50]&lt;&gt;&quot;&quot;;CONCATENATE(&quot;, Types.&quot;;[.L50]);&quot;, null&quot;); &quot;, &quot;;[.M50];&quot;, &quot;;[.N50];&quot;, &quot;;[.O50];&quot;, &quot;;[.P50];&quot;, &quot;; [.Q50])" office:value-type="string" office:string-value=", true, Types.BUG, Types.POISON, 70, 65, 60, 90, 75" calcext:value-type="string">
            <text:p>, true, Types.BUG, Types.POISON, 70, 65, 60, 90, 75</text:p>
          </table:table-cell>
          <table:table-cell table:formula="of:=CONCATENATE(&quot;, &quot;;[.R50];&quot;, &quot;;[.S50];&quot;),&quot;)" office:value-type="string" office:string-value=", 90, 138)," calcext:value-type="string">
            <text:p>, 90, 138),</text:p>
          </table:table-cell>
          <table:table-cell table:style-name="ce5" table:formula="of:=COM.MICROSOFT.CONCAT([.V50:.X50])" office:value-type="string" office:string-value="VENOMOTH: new Race('Venomoth', 'v', 170, 0, 170, true, Types.BUG, Types.POISON, 70, 65, 60, 90, 75, 90, 138)," calcext:value-type="string">
            <text:p>VENOMOTH: new Race('Venomoth', 'v', 170, 0, 170, true, Types.BUG, Types.POISON, 70, 65, 60, 90, 75, 90, 138),</text:p>
          </table:table-cell>
          <table:table-cell table:style-name="ce7" table:formula="of:=IF([.T50]&lt;&gt;&quot;&quot;;CONCATENATE(&quot;Races.&quot;;[.B50];&quot;.setMainEvolution(&quot;;[.U50];&quot;, Races.&quot;;[.T50];&quot;); 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[.C51])" office:value-type="string" office:string-value="DIGLETT" calcext:value-type="string">
            <text:p>DIGLETT</text:p>
          </table:table-cell>
          <table:table-cell office:value-type="string" calcext:value-type="string">
            <text:p>Diglett</text:p>
          </table:table-cell>
          <table:table-cell table:formula="of:=IF([.I51]=&quot;x&quot;;LEFT([.C51];1);LOWER(LEFT([.C51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1];[Colors.$A$2:.$G$11];5)" office:value-type="float" office:value="170" calcext:value-type="float">
            <text:p>170</text:p>
          </table:table-cell>
          <table:table-cell table:formula="of:=VLOOKUP([.$E51];[Colors.$A$2:.$G$11];6)" office:value-type="float" office:value="85" calcext:value-type="float">
            <text:p>85</text:p>
          </table:table-cell>
          <table:table-cell table:formula="of:=VLOOKUP([.$E5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UGTRIO</text:p>
          </table:table-cell>
          <table:table-cell office:value-type="float" office:value="26" calcext:value-type="float">
            <text:p>26</text:p>
          </table:table-cell>
          <table:table-cell table:formula="of:=CONCATENATE([.B51];&quot;: new Race('&quot;;[.C51];&quot;', '&quot;;[.D51];&quot;', &quot;;[.F51];&quot;, &quot;;[.G51];&quot;, &quot;;[.H51])" office:value-type="string" office:string-value="DIGLETT: new Race('Diglett', 'd', 170, 85, 0" calcext:value-type="string">
            <text:p>DIGLETT: new Race('Diglett', 'd', 170, 85, 0</text:p>
          </table:table-cell>
          <table:table-cell table:formula="of:=CONCATENATE(&quot;, &quot;;[.J51];&quot;, Types.&quot;;[.K51]; IF([.L51]&lt;&gt;&quot;&quot;;CONCATENATE(&quot;, Types.&quot;;[.L51]);&quot;, null&quot;); &quot;, &quot;;[.M51];&quot;, &quot;;[.N51];&quot;, &quot;;[.O51];&quot;, &quot;;[.P51];&quot;, &quot;; [.Q51])" office:value-type="string" office:string-value=", true, Types.GROUND, null, 10, 55, 25, 35, 45" calcext:value-type="string">
            <text:p>, true, Types.GROUND, null, 10, 55, 25, 35, 45</text:p>
          </table:table-cell>
          <table:table-cell table:formula="of:=CONCATENATE(&quot;, &quot;;[.R51];&quot;, &quot;;[.S51];&quot;),&quot;)" office:value-type="string" office:string-value=", 95, 81)," calcext:value-type="string">
            <text:p>, 95, 81),</text:p>
          </table:table-cell>
          <table:table-cell table:style-name="ce5" table:formula="of:=COM.MICROSOFT.CONCAT([.V51:.X51])" office:value-type="string" office:string-value="DIGLETT: new Race('Diglett', 'd', 170, 85, 0, true, Types.GROUND, null, 10, 55, 25, 35, 45, 95, 81)," calcext:value-type="string">
            <text:p>DIGLETT: new Race('Diglett', 'd', 170, 85, 0, true, Types.GROUND, null, 10, 55, 25, 35, 45, 95, 81),</text:p>
          </table:table-cell>
          <table:table-cell table:style-name="ce7" table:formula="of:=IF([.T51]&lt;&gt;&quot;&quot;;CONCATENATE(&quot;Races.&quot;;[.B51];&quot;.setMainEvolution(&quot;;[.U51];&quot;, Races.&quot;;[.T51];&quot;); &quot;);&quot;&quot;)" office:value-type="string" office:string-value="Races.DIGLETT.setMainEvolution(26, Races.DUGTRIO); " calcext:value-type="string">
            <text:p>Races.DIGLETT.setMainEvolution(26, Races.DUGTRIO);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[.C52])" office:value-type="string" office:string-value="DUGTRIO" calcext:value-type="string">
            <text:p>DUGTRIO</text:p>
          </table:table-cell>
          <table:table-cell office:value-type="string" calcext:value-type="string">
            <text:p>Dugtrio</text:p>
          </table:table-cell>
          <table:table-cell table:formula="of:=IF([.I52]=&quot;x&quot;;LEFT([.C52];1);LOWER(LEFT([.C52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52];[Colors.$A$2:.$G$11];5)" office:value-type="float" office:value="170" calcext:value-type="float">
            <text:p>170</text:p>
          </table:table-cell>
          <table:table-cell table:formula="of:=VLOOKUP([.$E52];[Colors.$A$2:.$G$11];6)" office:value-type="float" office:value="85" calcext:value-type="float">
            <text:p>85</text:p>
          </table:table-cell>
          <table:table-cell table:formula="of:=VLOOKUP([.$E52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table:formula="of:=CONCATENATE([.B52];&quot;: new Race('&quot;;[.C52];&quot;', '&quot;;[.D52];&quot;', &quot;;[.F52];&quot;, &quot;;[.G52];&quot;, &quot;;[.H52])" office:value-type="string" office:string-value="DUGTRIO: new Race('Dugtrio', 'd', 170, 85, 0" calcext:value-type="string">
            <text:p>DUGTRIO: new Race('Dugtrio', 'd', 170, 85, 0</text:p>
          </table:table-cell>
          <table:table-cell table:formula="of:=CONCATENATE(&quot;, &quot;;[.J52];&quot;, Types.&quot;;[.K52]; IF([.L52]&lt;&gt;&quot;&quot;;CONCATENATE(&quot;, Types.&quot;;[.L52]);&quot;, null&quot;); &quot;, &quot;;[.M52];&quot;, &quot;;[.N52];&quot;, &quot;;[.O52];&quot;, &quot;;[.P52];&quot;, &quot;; [.Q52])" office:value-type="string" office:string-value=", true, Types.GROUND, null, 35, 80, 50, 50, 70" calcext:value-type="string">
            <text:p>, true, Types.GROUND, null, 35, 80, 50, 50, 70</text:p>
          </table:table-cell>
          <table:table-cell table:formula="of:=CONCATENATE(&quot;, &quot;;[.R52];&quot;, &quot;;[.S52];&quot;),&quot;)" office:value-type="string" office:string-value=", 120, 153)," calcext:value-type="string">
            <text:p>, 120, 153),</text:p>
          </table:table-cell>
          <table:table-cell table:style-name="ce5" table:formula="of:=COM.MICROSOFT.CONCAT([.V52:.X52])" office:value-type="string" office:string-value="DUGTRIO: new Race('Dugtrio', 'd', 170, 85, 0, true, Types.GROUND, null, 35, 80, 50, 50, 70, 120, 153)," calcext:value-type="string">
            <text:p>DUGTRIO: new Race('Dugtrio', 'd', 170, 85, 0, true, Types.GROUND, null, 35, 80, 50, 50, 70, 120, 153),</text:p>
          </table:table-cell>
          <table:table-cell table:style-name="ce7" table:formula="of:=IF([.T52]&lt;&gt;&quot;&quot;;CONCATENATE(&quot;Races.&quot;;[.B52];&quot;.setMainEvolution(&quot;;[.U52];&quot;, Races.&quot;;[.T52];&quot;); 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[.C53])" office:value-type="string" office:string-value="MEOWTH" calcext:value-type="string">
            <text:p>MEOWTH</text:p>
          </table:table-cell>
          <table:table-cell office:value-type="string" calcext:value-type="string">
            <text:p>Meowth</text:p>
          </table:table-cell>
          <table:table-cell table:formula="of:=IF([.I53]=&quot;x&quot;;LEFT([.C53];1);LOWER(LEFT([.C53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53];[Colors.$A$2:.$G$11];5)" office:value-type="float" office:value="255" calcext:value-type="float">
            <text:p>255</text:p>
          </table:table-cell>
          <table:table-cell table:formula="of:=VLOOKUP([.$E53];[Colors.$A$2:.$G$11];6)" office:value-type="float" office:value="255" calcext:value-type="float">
            <text:p>255</text:p>
          </table:table-cell>
          <table:table-cell table:formula="of:=VLOOKUP([.$E53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ERSIAN</text:p>
          </table:table-cell>
          <table:table-cell office:value-type="float" office:value="28" calcext:value-type="float">
            <text:p>28</text:p>
          </table:table-cell>
          <table:table-cell table:formula="of:=CONCATENATE([.B53];&quot;: new Race('&quot;;[.C53];&quot;', '&quot;;[.D53];&quot;', &quot;;[.F53];&quot;, &quot;;[.G53];&quot;, &quot;;[.H53])" office:value-type="string" office:string-value="MEOWTH: new Race('Meowth', 'm', 255, 255, 85" calcext:value-type="string">
            <text:p>MEOWTH: new Race('Meowth', 'm', 255, 255, 85</text:p>
          </table:table-cell>
          <table:table-cell table:formula="of:=CONCATENATE(&quot;, &quot;;[.J53];&quot;, Types.&quot;;[.K53]; IF([.L53]&lt;&gt;&quot;&quot;;CONCATENATE(&quot;, Types.&quot;;[.L53]);&quot;, null&quot;); &quot;, &quot;;[.M53];&quot;, &quot;;[.N53];&quot;, &quot;;[.O53];&quot;, &quot;;[.P53];&quot;, &quot;; [.Q53])" office:value-type="string" office:string-value=", true, Types.NORMAL, null, 40, 45, 35, 40, 40" calcext:value-type="string">
            <text:p>, true, Types.NORMAL, null, 40, 45, 35, 40, 40</text:p>
          </table:table-cell>
          <table:table-cell table:formula="of:=CONCATENATE(&quot;, &quot;;[.R53];&quot;, &quot;;[.S53];&quot;),&quot;)" office:value-type="string" office:string-value=", 90, 69)," calcext:value-type="string">
            <text:p>, 90, 69),</text:p>
          </table:table-cell>
          <table:table-cell table:style-name="ce5" table:formula="of:=COM.MICROSOFT.CONCAT([.V53:.X53])" office:value-type="string" office:string-value="MEOWTH: new Race('Meowth', 'm', 255, 255, 85, true, Types.NORMAL, null, 40, 45, 35, 40, 40, 90, 69)," calcext:value-type="string">
            <text:p>MEOWTH: new Race('Meowth', 'm', 255, 255, 85, true, Types.NORMAL, null, 40, 45, 35, 40, 40, 90, 69),</text:p>
          </table:table-cell>
          <table:table-cell table:style-name="ce7" table:formula="of:=IF([.T53]&lt;&gt;&quot;&quot;;CONCATENATE(&quot;Races.&quot;;[.B53];&quot;.setMainEvolution(&quot;;[.U53];&quot;, Races.&quot;;[.T53];&quot;); &quot;);&quot;&quot;)" office:value-type="string" office:string-value="Races.MEOWTH.setMainEvolution(28, Races.PERSIAN); " calcext:value-type="string">
            <text:p>Races.MEOWTH.setMainEvolution(28, Races.PERSIAN);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[.C54])" office:value-type="string" office:string-value="PERSIAN" calcext:value-type="string">
            <text:p>PERSIAN</text:p>
          </table:table-cell>
          <table:table-cell office:value-type="string" calcext:value-type="string">
            <text:p>Persian</text:p>
          </table:table-cell>
          <table:table-cell table:formula="of:=IF([.I54]=&quot;x&quot;;LEFT([.C54];1);LOWER(LEFT([.C54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4];[Colors.$A$2:.$G$11];5)" office:value-type="float" office:value="255" calcext:value-type="float">
            <text:p>255</text:p>
          </table:table-cell>
          <table:table-cell table:formula="of:=VLOOKUP([.$E54];[Colors.$A$2:.$G$11];6)" office:value-type="float" office:value="255" calcext:value-type="float">
            <text:p>255</text:p>
          </table:table-cell>
          <table:table-cell table:formula="of:=VLOOKUP([.$E5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table:formula="of:=CONCATENATE([.B54];&quot;: new Race('&quot;;[.C54];&quot;', '&quot;;[.D54];&quot;', &quot;;[.F54];&quot;, &quot;;[.G54];&quot;, &quot;;[.H54])" office:value-type="string" office:string-value="PERSIAN: new Race('Persian', 'p', 255, 255, 85" calcext:value-type="string">
            <text:p>PERSIAN: new Race('Persian', 'p', 255, 255, 85</text:p>
          </table:table-cell>
          <table:table-cell table:formula="of:=CONCATENATE(&quot;, &quot;;[.J54];&quot;, Types.&quot;;[.K54]; IF([.L54]&lt;&gt;&quot;&quot;;CONCATENATE(&quot;, Types.&quot;;[.L54]);&quot;, null&quot;); &quot;, &quot;;[.M54];&quot;, &quot;;[.N54];&quot;, &quot;;[.O54];&quot;, &quot;;[.P54];&quot;, &quot;; [.Q54])" office:value-type="string" office:string-value=", true, Types.NORMAL, null, 65, 70, 60, 65, 65" calcext:value-type="string">
            <text:p>, true, Types.NORMAL, null, 65, 70, 60, 65, 65</text:p>
          </table:table-cell>
          <table:table-cell table:formula="of:=CONCATENATE(&quot;, &quot;;[.R54];&quot;, &quot;;[.S54];&quot;),&quot;)" office:value-type="string" office:string-value=", 115, 148)," calcext:value-type="string">
            <text:p>, 115, 148),</text:p>
          </table:table-cell>
          <table:table-cell table:style-name="ce5" table:formula="of:=COM.MICROSOFT.CONCAT([.V54:.X54])" office:value-type="string" office:string-value="PERSIAN: new Race('Persian', 'p', 255, 255, 85, true, Types.NORMAL, null, 65, 70, 60, 65, 65, 115, 148)," calcext:value-type="string">
            <text:p>PERSIAN: new Race('Persian', 'p', 255, 255, 85, true, Types.NORMAL, null, 65, 70, 60, 65, 65, 115, 148),</text:p>
          </table:table-cell>
          <table:table-cell table:style-name="ce7" table:formula="of:=IF([.T54]&lt;&gt;&quot;&quot;;CONCATENATE(&quot;Races.&quot;;[.B54];&quot;.setMainEvolution(&quot;;[.U54];&quot;, Races.&quot;;[.T54];&quot;); 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[.C55])" office:value-type="string" office:string-value="PSYDUCK" calcext:value-type="string">
            <text:p>PSYDUCK</text:p>
          </table:table-cell>
          <table:table-cell office:value-type="string" calcext:value-type="string">
            <text:p>Psyduck</text:p>
          </table:table-cell>
          <table:table-cell table:formula="of:=IF([.I55]=&quot;x&quot;;LEFT([.C55];1);LOWER(LEFT([.C55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55];[Colors.$A$2:.$G$11];5)" office:value-type="float" office:value="255" calcext:value-type="float">
            <text:p>255</text:p>
          </table:table-cell>
          <table:table-cell table:formula="of:=VLOOKUP([.$E55];[Colors.$A$2:.$G$11];6)" office:value-type="float" office:value="255" calcext:value-type="float">
            <text:p>255</text:p>
          </table:table-cell>
          <table:table-cell table:formula="of:=VLOOKUP([.$E5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LDUCK</text:p>
          </table:table-cell>
          <table:table-cell office:value-type="float" office:value="33" calcext:value-type="float">
            <text:p>33</text:p>
          </table:table-cell>
          <table:table-cell table:formula="of:=CONCATENATE([.B55];&quot;: new Race('&quot;;[.C55];&quot;', '&quot;;[.D55];&quot;', &quot;;[.F55];&quot;, &quot;;[.G55];&quot;, &quot;;[.H55])" office:value-type="string" office:string-value="PSYDUCK: new Race('Psyduck', 'p', 255, 255, 85" calcext:value-type="string">
            <text:p>PSYDUCK: new Race('Psyduck', 'p', 255, 255, 85</text:p>
          </table:table-cell>
          <table:table-cell table:formula="of:=CONCATENATE(&quot;, &quot;;[.J55];&quot;, Types.&quot;;[.K55]; IF([.L55]&lt;&gt;&quot;&quot;;CONCATENATE(&quot;, Types.&quot;;[.L55]);&quot;, null&quot;); &quot;, &quot;;[.M55];&quot;, &quot;;[.N55];&quot;, &quot;;[.O55];&quot;, &quot;;[.P55];&quot;, &quot;; [.Q55])" office:value-type="string" office:string-value=", false, Types.WATER, null, 50, 52, 48, 65, 50" calcext:value-type="string">
            <text:p>, false, Types.WATER, null, 50, 52, 48, 65, 50</text:p>
          </table:table-cell>
          <table:table-cell table:formula="of:=CONCATENATE(&quot;, &quot;;[.R55];&quot;, &quot;;[.S55];&quot;),&quot;)" office:value-type="string" office:string-value=", 55, 80)," calcext:value-type="string">
            <text:p>, 55, 80),</text:p>
          </table:table-cell>
          <table:table-cell table:style-name="ce5" table:formula="of:=COM.MICROSOFT.CONCAT([.V55:.X55])" office:value-type="string" office:string-value="PSYDUCK: new Race('Psyduck', 'p', 255, 255, 85, false, Types.WATER, null, 50, 52, 48, 65, 50, 55, 80)," calcext:value-type="string">
            <text:p>PSYDUCK: new Race('Psyduck', 'p', 255, 255, 85, false, Types.WATER, null, 50, 52, 48, 65, 50, 55, 80),</text:p>
          </table:table-cell>
          <table:table-cell table:style-name="ce7" table:formula="of:=IF([.T55]&lt;&gt;&quot;&quot;;CONCATENATE(&quot;Races.&quot;;[.B55];&quot;.setMainEvolution(&quot;;[.U55];&quot;, Races.&quot;;[.T55];&quot;); &quot;);&quot;&quot;)" office:value-type="string" office:string-value="Races.PSYDUCK.setMainEvolution(33, Races.GOLDUCK); " calcext:value-type="string">
            <text:p>Races.PSYDUCK.setMainEvolution(33, Races.GOLDUCK);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[.C56])" office:value-type="string" office:string-value="GOLDUCK" calcext:value-type="string">
            <text:p>GOLDUCK</text:p>
          </table:table-cell>
          <table:table-cell office:value-type="string" calcext:value-type="string">
            <text:p>Golduck</text:p>
          </table:table-cell>
          <table:table-cell table:formula="of:=IF([.I56]=&quot;x&quot;;LEFT([.C56];1);LOWER(LEFT([.C56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56];[Colors.$A$2:.$G$11];5)" office:value-type="float" office:value="85" calcext:value-type="float">
            <text:p>85</text:p>
          </table:table-cell>
          <table:table-cell table:formula="of:=VLOOKUP([.$E56];[Colors.$A$2:.$G$11];6)" office:value-type="float" office:value="85" calcext:value-type="float">
            <text:p>85</text:p>
          </table:table-cell>
          <table:table-cell table:formula="of:=VLOOKUP([.$E56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table:formula="of:=CONCATENATE([.B56];&quot;: new Race('&quot;;[.C56];&quot;', '&quot;;[.D56];&quot;', &quot;;[.F56];&quot;, &quot;;[.G56];&quot;, &quot;;[.H56])" office:value-type="string" office:string-value="GOLDUCK: new Race('Golduck', 'g', 85, 85, 255" calcext:value-type="string">
            <text:p>GOLDUCK: new Race('Golduck', 'g', 85, 85, 255</text:p>
          </table:table-cell>
          <table:table-cell table:formula="of:=CONCATENATE(&quot;, &quot;;[.J56];&quot;, Types.&quot;;[.K56]; IF([.L56]&lt;&gt;&quot;&quot;;CONCATENATE(&quot;, Types.&quot;;[.L56]);&quot;, null&quot;); &quot;, &quot;;[.M56];&quot;, &quot;;[.N56];&quot;, &quot;;[.O56];&quot;, &quot;;[.P56];&quot;, &quot;; [.Q56])" office:value-type="string" office:string-value=", true, Types.WATER, null, 80, 82, 78, 95, 80" calcext:value-type="string">
            <text:p>, true, Types.WATER, null, 80, 82, 78, 95, 80</text:p>
          </table:table-cell>
          <table:table-cell table:formula="of:=CONCATENATE(&quot;, &quot;;[.R56];&quot;, &quot;;[.S56];&quot;),&quot;)" office:value-type="string" office:string-value=", 85, 174)," calcext:value-type="string">
            <text:p>, 85, 174),</text:p>
          </table:table-cell>
          <table:table-cell table:style-name="ce5" table:formula="of:=COM.MICROSOFT.CONCAT([.V56:.X56])" office:value-type="string" office:string-value="GOLDUCK: new Race('Golduck', 'g', 85, 85, 255, true, Types.WATER, null, 80, 82, 78, 95, 80, 85, 174)," calcext:value-type="string">
            <text:p>GOLDUCK: new Race('Golduck', 'g', 85, 85, 255, true, Types.WATER, null, 80, 82, 78, 95, 80, 85, 174),</text:p>
          </table:table-cell>
          <table:table-cell table:style-name="ce7" table:formula="of:=IF([.T56]&lt;&gt;&quot;&quot;;CONCATENATE(&quot;Races.&quot;;[.B56];&quot;.setMainEvolution(&quot;;[.U56];&quot;, Races.&quot;;[.T56];&quot;); 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[.C57])" office:value-type="string" office:string-value="MANKEY" calcext:value-type="string">
            <text:p>MANKEY</text:p>
          </table:table-cell>
          <table:table-cell office:value-type="string" calcext:value-type="string">
            <text:p>Mankey</text:p>
          </table:table-cell>
          <table:table-cell table:formula="of:=IF([.I57]=&quot;x&quot;;LEFT([.C57];1);LOWER(LEFT([.C57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57];[Colors.$A$2:.$G$11];5)" office:value-type="float" office:value="170" calcext:value-type="float">
            <text:p>170</text:p>
          </table:table-cell>
          <table:table-cell table:formula="of:=VLOOKUP([.$E57];[Colors.$A$2:.$G$11];6)" office:value-type="float" office:value="85" calcext:value-type="float">
            <text:p>85</text:p>
          </table:table-cell>
          <table:table-cell table:formula="of:=VLOOKUP([.$E5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RIMEAPE</text:p>
          </table:table-cell>
          <table:table-cell office:value-type="float" office:value="28" calcext:value-type="float">
            <text:p>28</text:p>
          </table:table-cell>
          <table:table-cell table:formula="of:=CONCATENATE([.B57];&quot;: new Race('&quot;;[.C57];&quot;', '&quot;;[.D57];&quot;', &quot;;[.F57];&quot;, &quot;;[.G57];&quot;, &quot;;[.H57])" office:value-type="string" office:string-value="MANKEY: new Race('Mankey', 'm', 170, 85, 0" calcext:value-type="string">
            <text:p>MANKEY: new Race('Mankey', 'm', 170, 85, 0</text:p>
          </table:table-cell>
          <table:table-cell table:formula="of:=CONCATENATE(&quot;, &quot;;[.J57];&quot;, Types.&quot;;[.K57]; IF([.L57]&lt;&gt;&quot;&quot;;CONCATENATE(&quot;, Types.&quot;;[.L57]);&quot;, null&quot;); &quot;, &quot;;[.M57];&quot;, &quot;;[.N57];&quot;, &quot;;[.O57];&quot;, &quot;;[.P57];&quot;, &quot;; [.Q57])" office:value-type="string" office:string-value=", true, Types.FIGHTING, null, 40, 80, 35, 35, 45" calcext:value-type="string">
            <text:p>, true, Types.FIGHTING, null, 40, 80, 35, 35, 45</text:p>
          </table:table-cell>
          <table:table-cell table:formula="of:=CONCATENATE(&quot;, &quot;;[.R57];&quot;, &quot;;[.S57];&quot;),&quot;)" office:value-type="string" office:string-value=", 70, 74)," calcext:value-type="string">
            <text:p>, 70, 74),</text:p>
          </table:table-cell>
          <table:table-cell table:style-name="ce5" table:formula="of:=COM.MICROSOFT.CONCAT([.V57:.X57])" office:value-type="string" office:string-value="MANKEY: new Race('Mankey', 'm', 170, 85, 0, true, Types.FIGHTING, null, 40, 80, 35, 35, 45, 70, 74)," calcext:value-type="string">
            <text:p>MANKEY: new Race('Mankey', 'm', 170, 85, 0, true, Types.FIGHTING, null, 40, 80, 35, 35, 45, 70, 74),</text:p>
          </table:table-cell>
          <table:table-cell table:style-name="ce7" table:formula="of:=IF([.T57]&lt;&gt;&quot;&quot;;CONCATENATE(&quot;Races.&quot;;[.B57];&quot;.setMainEvolution(&quot;;[.U57];&quot;, Races.&quot;;[.T57];&quot;); &quot;);&quot;&quot;)" office:value-type="string" office:string-value="Races.MANKEY.setMainEvolution(28, Races.PRIMEAPE); " calcext:value-type="string">
            <text:p>Races.MANKEY.setMainEvolution(28, Races.PRIMEAPE);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[.C58])" office:value-type="string" office:string-value="PRIMEAPE" calcext:value-type="string">
            <text:p>PRIMEAPE</text:p>
          </table:table-cell>
          <table:table-cell office:value-type="string" calcext:value-type="string">
            <text:p>Primeape</text:p>
          </table:table-cell>
          <table:table-cell table:formula="of:=IF([.I58]=&quot;x&quot;;LEFT([.C58];1);LOWER(LEFT([.C5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58];[Colors.$A$2:.$G$11];5)" office:value-type="float" office:value="170" calcext:value-type="float">
            <text:p>170</text:p>
          </table:table-cell>
          <table:table-cell table:formula="of:=VLOOKUP([.$E58];[Colors.$A$2:.$G$11];6)" office:value-type="float" office:value="85" calcext:value-type="float">
            <text:p>85</text:p>
          </table:table-cell>
          <table:table-cell table:formula="of:=VLOOKUP([.$E5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formula="of:=CONCATENATE([.B58];&quot;: new Race('&quot;;[.C58];&quot;', '&quot;;[.D58];&quot;', &quot;;[.F58];&quot;, &quot;;[.G58];&quot;, &quot;;[.H58])" office:value-type="string" office:string-value="PRIMEAPE: new Race('Primeape', 'p', 170, 85, 0" calcext:value-type="string">
            <text:p>PRIMEAPE: new Race('Primeape', 'p', 170, 85, 0</text:p>
          </table:table-cell>
          <table:table-cell table:formula="of:=CONCATENATE(&quot;, &quot;;[.J58];&quot;, Types.&quot;;[.K58]; IF([.L58]&lt;&gt;&quot;&quot;;CONCATENATE(&quot;, Types.&quot;;[.L58]);&quot;, null&quot;); &quot;, &quot;;[.M58];&quot;, &quot;;[.N58];&quot;, &quot;;[.O58];&quot;, &quot;;[.P58];&quot;, &quot;; [.Q58])" office:value-type="string" office:string-value=", true, Types.FIGHTING, null, 65, 105, 60, 60, 70" calcext:value-type="string">
            <text:p>, true, Types.FIGHTING, null, 65, 105, 60, 60, 70</text:p>
          </table:table-cell>
          <table:table-cell table:formula="of:=CONCATENATE(&quot;, &quot;;[.R58];&quot;, &quot;;[.S58];&quot;),&quot;)" office:value-type="string" office:string-value=", 95, 149)," calcext:value-type="string">
            <text:p>, 95, 149),</text:p>
          </table:table-cell>
          <table:table-cell table:style-name="ce5" table:formula="of:=COM.MICROSOFT.CONCAT([.V58:.X58])" office:value-type="string" office:string-value="PRIMEAPE: new Race('Primeape', 'p', 170, 85, 0, true, Types.FIGHTING, null, 65, 105, 60, 60, 70, 95, 149)," calcext:value-type="string">
            <text:p>PRIMEAPE: new Race('Primeape', 'p', 170, 85, 0, true, Types.FIGHTING, null, 65, 105, 60, 60, 70, 95, 149),</text:p>
          </table:table-cell>
          <table:table-cell table:style-name="ce7" table:formula="of:=IF([.T58]&lt;&gt;&quot;&quot;;CONCATENATE(&quot;Races.&quot;;[.B58];&quot;.setMainEvolution(&quot;;[.U58];&quot;, Races.&quot;;[.T58];&quot;); 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[.C59])" office:value-type="string" office:string-value="GROWLITHE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table:formula="of:=IF([.I59]=&quot;x&quot;;LEFT([.C59];1);LOWER(LEFT([.C59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59];[Colors.$A$2:.$G$11];5)" office:value-type="float" office:value="170" calcext:value-type="float">
            <text:p>170</text:p>
          </table:table-cell>
          <table:table-cell table:formula="of:=VLOOKUP([.$E59];[Colors.$A$2:.$G$11];6)" office:value-type="float" office:value="85" calcext:value-type="float">
            <text:p>85</text:p>
          </table:table-cell>
          <table:table-cell table:formula="of:=VLOOKUP([.$E59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formula="of:=CONCATENATE([.B59];&quot;: new Race('&quot;;[.C59];&quot;', '&quot;;[.D59];&quot;', &quot;;[.F59];&quot;, &quot;;[.G59];&quot;, &quot;;[.H59])" office:value-type="string" office:string-value="GROWLITHE: new Race('Growlithe', 'g', 170, 85, 0" calcext:value-type="string">
            <text:p>GROWLITHE: new Race('Growlithe', 'g', 170, 85, 0</text:p>
          </table:table-cell>
          <table:table-cell table:formula="of:=CONCATENATE(&quot;, &quot;;[.J59];&quot;, Types.&quot;;[.K59]; IF([.L59]&lt;&gt;&quot;&quot;;CONCATENATE(&quot;, Types.&quot;;[.L59]);&quot;, null&quot;); &quot;, &quot;;[.M59];&quot;, &quot;;[.N59];&quot;, &quot;;[.O59];&quot;, &quot;;[.P59];&quot;, &quot;; [.Q59])" office:value-type="string" office:string-value=", true, Types.FIRE, null, 55, 70, 45, 70, 50" calcext:value-type="string">
            <text:p>, true, Types.FIRE, null, 55, 70, 45, 70, 50</text:p>
          </table:table-cell>
          <table:table-cell table:formula="of:=CONCATENATE(&quot;, &quot;;[.R59];&quot;, &quot;;[.S59];&quot;),&quot;)" office:value-type="string" office:string-value=", 60, 91)," calcext:value-type="string">
            <text:p>, 60, 91),</text:p>
          </table:table-cell>
          <table:table-cell table:style-name="ce5" table:formula="of:=COM.MICROSOFT.CONCAT([.V59:.X59])" office:value-type="string" office:string-value="GROWLITHE: new Race('Growlithe', 'g', 170, 85, 0, true, Types.FIRE, null, 55, 70, 45, 70, 50, 60, 91)," calcext:value-type="string">
            <text:p>GROWLITHE: new Race('Growlithe', 'g', 170, 85, 0, true, Types.FIRE, null, 55, 70, 45, 70, 50, 60, 91),</text:p>
          </table:table-cell>
          <table:table-cell table:style-name="ce7" table:formula="of:=IF([.T59]&lt;&gt;&quot;&quot;;CONCATENATE(&quot;Races.&quot;;[.B59];&quot;.setMainEvolution(&quot;;[.U59];&quot;, Races.&quot;;[.T59];&quot;); 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[.C60])" office:value-type="string" office:string-value="ARCANINE" calcext:value-type="string">
            <text:p>ARCANINE</text:p>
          </table:table-cell>
          <table:table-cell office:value-type="string" calcext:value-type="string">
            <text:p>Arcanine</text:p>
          </table:table-cell>
          <table:table-cell table:formula="of:=IF([.I60]=&quot;x&quot;;LEFT([.C60];1);LOWER(LEFT([.C60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0];[Colors.$A$2:.$G$11];5)" office:value-type="float" office:value="170" calcext:value-type="float">
            <text:p>170</text:p>
          </table:table-cell>
          <table:table-cell table:formula="of:=VLOOKUP([.$E60];[Colors.$A$2:.$G$11];6)" office:value-type="float" office:value="85" calcext:value-type="float">
            <text:p>85</text:p>
          </table:table-cell>
          <table:table-cell table:formula="of:=VLOOKUP([.$E6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table:formula="of:=CONCATENATE([.B60];&quot;: new Race('&quot;;[.C60];&quot;', '&quot;;[.D60];&quot;', &quot;;[.F60];&quot;, &quot;;[.G60];&quot;, &quot;;[.H60])" office:value-type="string" office:string-value="ARCANINE: new Race('Arcanine', 'A', 170, 85, 0" calcext:value-type="string">
            <text:p>ARCANINE: new Race('Arcanine', 'A', 170, 85, 0</text:p>
          </table:table-cell>
          <table:table-cell table:formula="of:=CONCATENATE(&quot;, &quot;;[.J60];&quot;, Types.&quot;;[.K60]; IF([.L60]&lt;&gt;&quot;&quot;;CONCATENATE(&quot;, Types.&quot;;[.L60]);&quot;, null&quot;); &quot;, &quot;;[.M60];&quot;, &quot;;[.N60];&quot;, &quot;;[.O60];&quot;, &quot;;[.P60];&quot;, &quot;; [.Q60])" office:value-type="string" office:string-value=", true, Types.FIRE, null, 90, 110, 80, 100, 80" calcext:value-type="string">
            <text:p>, true, Types.FIRE, null, 90, 110, 80, 100, 80</text:p>
          </table:table-cell>
          <table:table-cell table:formula="of:=CONCATENATE(&quot;, &quot;;[.R60];&quot;, &quot;;[.S60];&quot;),&quot;)" office:value-type="string" office:string-value=", 95, 213)," calcext:value-type="string">
            <text:p>, 95, 213),</text:p>
          </table:table-cell>
          <table:table-cell table:style-name="ce5" table:formula="of:=COM.MICROSOFT.CONCAT([.V60:.X60])" office:value-type="string" office:string-value="ARCANINE: new Race('Arcanine', 'A', 170, 85, 0, true, Types.FIRE, null, 90, 110, 80, 100, 80, 95, 213)," calcext:value-type="string">
            <text:p>ARCANINE: new Race('Arcanine', 'A', 170, 85, 0, true, Types.FIRE, null, 90, 110, 80, 100, 80, 95, 213),</text:p>
          </table:table-cell>
          <table:table-cell table:style-name="ce7" table:formula="of:=IF([.T60]&lt;&gt;&quot;&quot;;CONCATENATE(&quot;Races.&quot;;[.B60];&quot;.setMainEvolution(&quot;;[.U60];&quot;, Races.&quot;;[.T60];&quot;); 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[.C61])" office:value-type="string" office:string-value="POLIWAG" calcext:value-type="string">
            <text:p>POLIWAG</text:p>
          </table:table-cell>
          <table:table-cell office:value-type="string" calcext:value-type="string">
            <text:p>Poliwag</text:p>
          </table:table-cell>
          <table:table-cell table:formula="of:=IF([.I61]=&quot;x&quot;;LEFT([.C61];1);LOWER(LEFT([.C61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1];[Colors.$A$2:.$G$11];5)" office:value-type="float" office:value="85" calcext:value-type="float">
            <text:p>85</text:p>
          </table:table-cell>
          <table:table-cell table:formula="of:=VLOOKUP([.$E61];[Colors.$A$2:.$G$11];6)" office:value-type="float" office:value="85" calcext:value-type="float">
            <text:p>85</text:p>
          </table:table-cell>
          <table:table-cell table:formula="of:=VLOOKUP([.$E6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LIWHIRL</text:p>
          </table:table-cell>
          <table:table-cell office:value-type="float" office:value="25" calcext:value-type="float">
            <text:p>25</text:p>
          </table:table-cell>
          <table:table-cell table:formula="of:=CONCATENATE([.B61];&quot;: new Race('&quot;;[.C61];&quot;', '&quot;;[.D61];&quot;', &quot;;[.F61];&quot;, &quot;;[.G61];&quot;, &quot;;[.H61])" office:value-type="string" office:string-value="POLIWAG: new Race('Poliwag', 'p', 85, 85, 255" calcext:value-type="string">
            <text:p>POLIWAG: new Race('Poliwag', 'p', 85, 85, 255</text:p>
          </table:table-cell>
          <table:table-cell table:formula="of:=CONCATENATE(&quot;, &quot;;[.J61];&quot;, Types.&quot;;[.K61]; IF([.L61]&lt;&gt;&quot;&quot;;CONCATENATE(&quot;, Types.&quot;;[.L61]);&quot;, null&quot;); &quot;, &quot;;[.M61];&quot;, &quot;;[.N61];&quot;, &quot;;[.O61];&quot;, &quot;;[.P61];&quot;, &quot;; [.Q61])" office:value-type="string" office:string-value=", false, Types.WATER, null, 40, 50, 40, 40, 40" calcext:value-type="string">
            <text:p>, false, Types.WATER, null, 40, 50, 40, 40, 40</text:p>
          </table:table-cell>
          <table:table-cell table:formula="of:=CONCATENATE(&quot;, &quot;;[.R61];&quot;, &quot;;[.S61];&quot;),&quot;)" office:value-type="string" office:string-value=", 90, 77)," calcext:value-type="string">
            <text:p>, 90, 77),</text:p>
          </table:table-cell>
          <table:table-cell table:style-name="ce5" table:formula="of:=COM.MICROSOFT.CONCAT([.V61:.X61])" office:value-type="string" office:string-value="POLIWAG: new Race('Poliwag', 'p', 85, 85, 255, false, Types.WATER, null, 40, 50, 40, 40, 40, 90, 77)," calcext:value-type="string">
            <text:p>POLIWAG: new Race('Poliwag', 'p', 85, 85, 255, false, Types.WATER, null, 40, 50, 40, 40, 40, 90, 77),</text:p>
          </table:table-cell>
          <table:table-cell table:style-name="ce7" table:formula="of:=IF([.T61]&lt;&gt;&quot;&quot;;CONCATENATE(&quot;Races.&quot;;[.B61];&quot;.setMainEvolution(&quot;;[.U61];&quot;, Races.&quot;;[.T61];&quot;); &quot;);&quot;&quot;)" office:value-type="string" office:string-value="Races.POLIWAG.setMainEvolution(25, Races.POLIWHIRL); " calcext:value-type="string">
            <text:p>Races.POLIWAG.setMainEvolution(25, Races.POLIWHIRL);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[.C62])" office:value-type="string" office:string-value="POLIWHIRL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formula="of:=IF([.I62]=&quot;x&quot;;LEFT([.C62];1);LOWER(LEFT([.C62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2];[Colors.$A$2:.$G$11];5)" office:value-type="float" office:value="85" calcext:value-type="float">
            <text:p>85</text:p>
          </table:table-cell>
          <table:table-cell table:formula="of:=VLOOKUP([.$E62];[Colors.$A$2:.$G$11];6)" office:value-type="float" office:value="85" calcext:value-type="float">
            <text:p>85</text:p>
          </table:table-cell>
          <table:table-cell table:formula="of:=VLOOKUP([.$E6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CONCATENATE([.B62];&quot;: new Race('&quot;;[.C62];&quot;', '&quot;;[.D62];&quot;', &quot;;[.F62];&quot;, &quot;;[.G62];&quot;, &quot;;[.H62])" office:value-type="string" office:string-value="POLIWHIRL: new Race('Poliwhirl', 'p', 85, 85, 255" calcext:value-type="string">
            <text:p>POLIWHIRL: new Race('Poliwhirl', 'p', 85, 85, 255</text:p>
          </table:table-cell>
          <table:table-cell table:formula="of:=CONCATENATE(&quot;, &quot;;[.J62];&quot;, Types.&quot;;[.K62]; IF([.L62]&lt;&gt;&quot;&quot;;CONCATENATE(&quot;, Types.&quot;;[.L62]);&quot;, null&quot;); &quot;, &quot;;[.M62];&quot;, &quot;;[.N62];&quot;, &quot;;[.O62];&quot;, &quot;;[.P62];&quot;, &quot;; [.Q62])" office:value-type="string" office:string-value=", true, Types.WATER, null, 65, 65, 65, 50, 50" calcext:value-type="string">
            <text:p>, true, Types.WATER, null, 65, 65, 65, 50, 50</text:p>
          </table:table-cell>
          <table:table-cell table:formula="of:=CONCATENATE(&quot;, &quot;;[.R62];&quot;, &quot;;[.S62];&quot;),&quot;)" office:value-type="string" office:string-value=", 90, 131)," calcext:value-type="string">
            <text:p>, 90, 131),</text:p>
          </table:table-cell>
          <table:table-cell table:style-name="ce5" table:formula="of:=COM.MICROSOFT.CONCAT([.V62:.X62])" office:value-type="string" office:string-value="POLIWHIRL: new Race('Poliwhirl', 'p', 85, 85, 255, true, Types.WATER, null, 65, 65, 65, 50, 50, 90, 131)," calcext:value-type="string">
            <text:p>POLIWHIRL: new Race('Poliwhirl', 'p', 85, 85, 255, true, Types.WATER, null, 65, 65, 65, 50, 50, 90, 131),</text:p>
          </table:table-cell>
          <table:table-cell table:style-name="ce7" table:formula="of:=IF([.T62]&lt;&gt;&quot;&quot;;CONCATENATE(&quot;Races.&quot;;[.B62];&quot;.setMainEvolution(&quot;;[.U62];&quot;, Races.&quot;;[.T62];&quot;); 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[.C63])" office:value-type="string" office:string-value="POLIWRATH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table:formula="of:=IF([.I63]=&quot;x&quot;;LEFT([.C63];1);LOWER(LEFT([.C63];1)))" office:value-type="string" office:string-value="P" calcext:value-type="string">
            <text:p>P</text:p>
          </table:table-cell>
          <table:table-cell office:value-type="string" calcext:value-type="string">
            <text:p>Blue</text:p>
          </table:table-cell>
          <table:table-cell table:formula="of:=VLOOKUP([.$E63];[Colors.$A$2:.$G$11];5)" office:value-type="float" office:value="85" calcext:value-type="float">
            <text:p>85</text:p>
          </table:table-cell>
          <table:table-cell table:formula="of:=VLOOKUP([.$E63];[Colors.$A$2:.$G$11];6)" office:value-type="float" office:value="85" calcext:value-type="float">
            <text:p>85</text:p>
          </table:table-cell>
          <table:table-cell table:formula="of:=VLOOKUP([.$E63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formula="of:=CONCATENATE([.B63];&quot;: new Race('&quot;;[.C63];&quot;', '&quot;;[.D63];&quot;', &quot;;[.F63];&quot;, &quot;;[.G63];&quot;, &quot;;[.H63])" office:value-type="string" office:string-value="POLIWRATH: new Race('Poliwrath', 'P', 85, 85, 255" calcext:value-type="string">
            <text:p>POLIWRATH: new Race('Poliwrath', 'P', 85, 85, 255</text:p>
          </table:table-cell>
          <table:table-cell table:formula="of:=CONCATENATE(&quot;, &quot;;[.J63];&quot;, Types.&quot;;[.K63]; IF([.L63]&lt;&gt;&quot;&quot;;CONCATENATE(&quot;, Types.&quot;;[.L63]);&quot;, null&quot;); &quot;, &quot;;[.M63];&quot;, &quot;;[.N63];&quot;, &quot;;[.O63];&quot;, &quot;;[.P63];&quot;, &quot;; [.Q63])" office:value-type="string" office:string-value=", true, Types.WATER, Types.FIGHTING, 90, 85, 95, 70, 90" calcext:value-type="string">
            <text:p>, true, Types.WATER, Types.FIGHTING, 90, 85, 95, 70, 90</text:p>
          </table:table-cell>
          <table:table-cell table:formula="of:=CONCATENATE(&quot;, &quot;;[.R63];&quot;, &quot;;[.S63];&quot;),&quot;)" office:value-type="string" office:string-value=", 70, 185)," calcext:value-type="string">
            <text:p>, 70, 185),</text:p>
          </table:table-cell>
          <table:table-cell table:style-name="ce5" table:formula="of:=COM.MICROSOFT.CONCAT([.V63:.X63])" office:value-type="string" office:string-value="POLIWRATH: new Race('Poliwrath', 'P', 85, 85, 255, true, Types.WATER, Types.FIGHTING, 90, 85, 95, 70, 90, 70, 185)," calcext:value-type="string">
            <text:p>POLIWRATH: new Race('Poliwrath', 'P', 85, 85, 255, true, Types.WATER, Types.FIGHTING, 90, 85, 95, 70, 90, 70, 185),</text:p>
          </table:table-cell>
          <table:table-cell table:style-name="ce7" table:formula="of:=IF([.T63]&lt;&gt;&quot;&quot;;CONCATENATE(&quot;Races.&quot;;[.B63];&quot;.setMainEvolution(&quot;;[.U63];&quot;, Races.&quot;;[.T63];&quot;); 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[.C64])" office:value-type="string" office:string-value="ABRA" calcext:value-type="string">
            <text:p>ABRA</text:p>
          </table:table-cell>
          <table:table-cell office:value-type="string" calcext:value-type="string">
            <text:p>Abra</text:p>
          </table:table-cell>
          <table:table-cell table:formula="of:=IF([.I64]=&quot;x&quot;;LEFT([.C64];1);LOWER(LEFT([.C64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4];[Colors.$A$2:.$G$11];5)" office:value-type="float" office:value="170" calcext:value-type="float">
            <text:p>170</text:p>
          </table:table-cell>
          <table:table-cell table:formula="of:=VLOOKUP([.$E64];[Colors.$A$2:.$G$11];6)" office:value-type="float" office:value="85" calcext:value-type="float">
            <text:p>85</text:p>
          </table:table-cell>
          <table:table-cell table:formula="of:=VLOOKUP([.$E64];[Colors.$A$2:.$G$11];7)" office:value-type="float" office:value="0" calcext:value-type="float">
            <text:p>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KADABRA</text:p>
          </table:table-cell>
          <table:table-cell office:value-type="float" office:value="16" calcext:value-type="float">
            <text:p>16</text:p>
          </table:table-cell>
          <table:table-cell table:formula="of:=CONCATENATE([.B64];&quot;: new Race('&quot;;[.C64];&quot;', '&quot;;[.D64];&quot;', &quot;;[.F64];&quot;, &quot;;[.G64];&quot;, &quot;;[.H64])" office:value-type="string" office:string-value="ABRA: new Race('Abra', 'a', 170, 85, 0" calcext:value-type="string">
            <text:p>ABRA: new Race('Abra', 'a', 170, 85, 0</text:p>
          </table:table-cell>
          <table:table-cell table:formula="of:=CONCATENATE(&quot;, &quot;;[.J64];&quot;, Types.&quot;;[.K64]; IF([.L64]&lt;&gt;&quot;&quot;;CONCATENATE(&quot;, Types.&quot;;[.L64]);&quot;, null&quot;); &quot;, &quot;;[.M64];&quot;, &quot;;[.N64];&quot;, &quot;;[.O64];&quot;, &quot;;[.P64];&quot;, &quot;; [.Q64])" office:value-type="string" office:string-value=", false, Types.PSYCHIC, null, 25, 20, 15, 105, 55" calcext:value-type="string">
            <text:p>, false, Types.PSYCHIC, null, 25, 20, 15, 105, 55</text:p>
          </table:table-cell>
          <table:table-cell table:formula="of:=CONCATENATE(&quot;, &quot;;[.R64];&quot;, &quot;;[.S64];&quot;),&quot;)" office:value-type="string" office:string-value=", 90, 73)," calcext:value-type="string">
            <text:p>, 90, 73),</text:p>
          </table:table-cell>
          <table:table-cell table:style-name="ce5" table:formula="of:=COM.MICROSOFT.CONCAT([.V64:.X64])" office:value-type="string" office:string-value="ABRA: new Race('Abra', 'a', 170, 85, 0, false, Types.PSYCHIC, null, 25, 20, 15, 105, 55, 90, 73)," calcext:value-type="string">
            <text:p>ABRA: new Race('Abra', 'a', 170, 85, 0, false, Types.PSYCHIC, null, 25, 20, 15, 105, 55, 90, 73),</text:p>
          </table:table-cell>
          <table:table-cell table:style-name="ce7" table:formula="of:=IF([.T64]&lt;&gt;&quot;&quot;;CONCATENATE(&quot;Races.&quot;;[.B64];&quot;.setMainEvolution(&quot;;[.U64];&quot;, Races.&quot;;[.T64];&quot;); &quot;);&quot;&quot;)" office:value-type="string" office:string-value="Races.ABRA.setMainEvolution(16, Races.KADABRA); " calcext:value-type="string">
            <text:p>Races.ABRA.setMainEvolution(16, Races.KADABRA);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[.C65])" office:value-type="string" office:string-value="KADABRA" calcext:value-type="string">
            <text:p>KADABRA</text:p>
          </table:table-cell>
          <table:table-cell office:value-type="string" calcext:value-type="string">
            <text:p>Kadabra</text:p>
          </table:table-cell>
          <table:table-cell table:formula="of:=IF([.I65]=&quot;x&quot;;LEFT([.C65];1);LOWER(LEFT([.C65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65];[Colors.$A$2:.$G$11];5)" office:value-type="float" office:value="170" calcext:value-type="float">
            <text:p>170</text:p>
          </table:table-cell>
          <table:table-cell table:formula="of:=VLOOKUP([.$E65];[Colors.$A$2:.$G$11];6)" office:value-type="float" office:value="85" calcext:value-type="float">
            <text:p>85</text:p>
          </table:table-cell>
          <table:table-cell table:formula="of:=VLOOKUP([.$E6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table:formula="of:=CONCATENATE([.B65];&quot;: new Race('&quot;;[.C65];&quot;', '&quot;;[.D65];&quot;', &quot;;[.F65];&quot;, &quot;;[.G65];&quot;, &quot;;[.H65])" office:value-type="string" office:string-value="KADABRA: new Race('Kadabra', 'k', 170, 85, 0" calcext:value-type="string">
            <text:p>KADABRA: new Race('Kadabra', 'k', 170, 85, 0</text:p>
          </table:table-cell>
          <table:table-cell table:formula="of:=CONCATENATE(&quot;, &quot;;[.J65];&quot;, Types.&quot;;[.K65]; IF([.L65]&lt;&gt;&quot;&quot;;CONCATENATE(&quot;, Types.&quot;;[.L65]);&quot;, null&quot;); &quot;, &quot;;[.M65];&quot;, &quot;;[.N65];&quot;, &quot;;[.O65];&quot;, &quot;;[.P65];&quot;, &quot;; [.Q65])" office:value-type="string" office:string-value=", true, Types.PSYCHIC, null, 40, 35, 30, 120, 70" calcext:value-type="string">
            <text:p>, true, Types.PSYCHIC, null, 40, 35, 30, 120, 70</text:p>
          </table:table-cell>
          <table:table-cell table:formula="of:=CONCATENATE(&quot;, &quot;;[.R65];&quot;, &quot;;[.S65];&quot;),&quot;)" office:value-type="string" office:string-value=", 105, 145)," calcext:value-type="string">
            <text:p>, 105, 145),</text:p>
          </table:table-cell>
          <table:table-cell table:style-name="ce5" table:formula="of:=COM.MICROSOFT.CONCAT([.V65:.X65])" office:value-type="string" office:string-value="KADABRA: new Race('Kadabra', 'k', 170, 85, 0, true, Types.PSYCHIC, null, 40, 35, 30, 120, 70, 105, 145)," calcext:value-type="string">
            <text:p>KADABRA: new Race('Kadabra', 'k', 170, 85, 0, true, Types.PSYCHIC, null, 40, 35, 30, 120, 70, 105, 145),</text:p>
          </table:table-cell>
          <table:table-cell table:style-name="ce7" table:formula="of:=IF([.T65]&lt;&gt;&quot;&quot;;CONCATENATE(&quot;Races.&quot;;[.B65];&quot;.setMainEvolution(&quot;;[.U65];&quot;, Races.&quot;;[.T65];&quot;); 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[.C66])" office:value-type="string" office:string-value="ALAKAZAM" calcext:value-type="string">
            <text:p>ALAKAZAM</text:p>
          </table:table-cell>
          <table:table-cell office:value-type="string" calcext:value-type="string">
            <text:p>Alakazam</text:p>
          </table:table-cell>
          <table:table-cell table:formula="of:=IF([.I66]=&quot;x&quot;;LEFT([.C66];1);LOWER(LEFT([.C66];1)))" office:value-type="string" office:string-value="A" calcext:value-type="string">
            <text:p>A</text:p>
          </table:table-cell>
          <table:table-cell office:value-type="string" calcext:value-type="string">
            <text:p>Brown</text:p>
          </table:table-cell>
          <table:table-cell table:formula="of:=VLOOKUP([.$E66];[Colors.$A$2:.$G$11];5)" office:value-type="float" office:value="170" calcext:value-type="float">
            <text:p>170</text:p>
          </table:table-cell>
          <table:table-cell table:formula="of:=VLOOKUP([.$E66];[Colors.$A$2:.$G$11];6)" office:value-type="float" office:value="85" calcext:value-type="float">
            <text:p>85</text:p>
          </table:table-cell>
          <table:table-cell table:formula="of:=VLOOKUP([.$E6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table:formula="of:=CONCATENATE([.B66];&quot;: new Race('&quot;;[.C66];&quot;', '&quot;;[.D66];&quot;', &quot;;[.F66];&quot;, &quot;;[.G66];&quot;, &quot;;[.H66])" office:value-type="string" office:string-value="ALAKAZAM: new Race('Alakazam', 'A', 170, 85, 0" calcext:value-type="string">
            <text:p>ALAKAZAM: new Race('Alakazam', 'A', 170, 85, 0</text:p>
          </table:table-cell>
          <table:table-cell table:formula="of:=CONCATENATE(&quot;, &quot;;[.J66];&quot;, Types.&quot;;[.K66]; IF([.L66]&lt;&gt;&quot;&quot;;CONCATENATE(&quot;, Types.&quot;;[.L66]);&quot;, null&quot;); &quot;, &quot;;[.M66];&quot;, &quot;;[.N66];&quot;, &quot;;[.O66];&quot;, &quot;;[.P66];&quot;, &quot;; [.Q66])" office:value-type="string" office:string-value=", true, Types.PSYCHIC, null, 55, 50, 45, 135, 85" calcext:value-type="string">
            <text:p>, true, Types.PSYCHIC, null, 55, 50, 45, 135, 85</text:p>
          </table:table-cell>
          <table:table-cell table:formula="of:=CONCATENATE(&quot;, &quot;;[.R66];&quot;, &quot;;[.S66];&quot;),&quot;)" office:value-type="string" office:string-value=", 120, 186)," calcext:value-type="string">
            <text:p>, 120, 186),</text:p>
          </table:table-cell>
          <table:table-cell table:style-name="ce5" table:formula="of:=COM.MICROSOFT.CONCAT([.V66:.X66])" office:value-type="string" office:string-value="ALAKAZAM: new Race('Alakazam', 'A', 170, 85, 0, true, Types.PSYCHIC, null, 55, 50, 45, 135, 85, 120, 186)," calcext:value-type="string">
            <text:p>ALAKAZAM: new Race('Alakazam', 'A', 170, 85, 0, true, Types.PSYCHIC, null, 55, 50, 45, 135, 85, 120, 186),</text:p>
          </table:table-cell>
          <table:table-cell table:style-name="ce7" table:formula="of:=IF([.T66]&lt;&gt;&quot;&quot;;CONCATENATE(&quot;Races.&quot;;[.B66];&quot;.setMainEvolution(&quot;;[.U66];&quot;, Races.&quot;;[.T66];&quot;); 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[.C67])" office:value-type="string" office:string-value="MACHOP" calcext:value-type="string">
            <text:p>MACHOP</text:p>
          </table:table-cell>
          <table:table-cell office:value-type="string" calcext:value-type="string">
            <text:p>Machop</text:p>
          </table:table-cell>
          <table:table-cell table:formula="of:=IF([.I67]=&quot;x&quot;;LEFT([.C67];1);LOWER(LEFT([.C67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7];[Colors.$A$2:.$G$11];5)" office:value-type="float" office:value="170" calcext:value-type="float">
            <text:p>170</text:p>
          </table:table-cell>
          <table:table-cell table:formula="of:=VLOOKUP([.$E67];[Colors.$A$2:.$G$11];6)" office:value-type="float" office:value="170" calcext:value-type="float">
            <text:p>170</text:p>
          </table:table-cell>
          <table:table-cell table:formula="of:=VLOOKUP([.$E67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ACHOKE</text:p>
          </table:table-cell>
          <table:table-cell office:value-type="float" office:value="28" calcext:value-type="float">
            <text:p>28</text:p>
          </table:table-cell>
          <table:table-cell table:formula="of:=CONCATENATE([.B67];&quot;: new Race('&quot;;[.C67];&quot;', '&quot;;[.D67];&quot;', &quot;;[.F67];&quot;, &quot;;[.G67];&quot;, &quot;;[.H67])" office:value-type="string" office:string-value="MACHOP: new Race('Machop', 'm', 170, 170, 170" calcext:value-type="string">
            <text:p>MACHOP: new Race('Machop', 'm', 170, 170, 170</text:p>
          </table:table-cell>
          <table:table-cell table:formula="of:=CONCATENATE(&quot;, &quot;;[.J67];&quot;, Types.&quot;;[.K67]; IF([.L67]&lt;&gt;&quot;&quot;;CONCATENATE(&quot;, Types.&quot;;[.L67]);&quot;, null&quot;); &quot;, &quot;;[.M67];&quot;, &quot;;[.N67];&quot;, &quot;;[.O67];&quot;, &quot;;[.P67];&quot;, &quot;; [.Q67])" office:value-type="string" office:string-value=", true, Types.FIGHTING, null, 70, 80, 50, 35, 35" calcext:value-type="string">
            <text:p>, true, Types.FIGHTING, null, 70, 80, 50, 35, 35</text:p>
          </table:table-cell>
          <table:table-cell table:formula="of:=CONCATENATE(&quot;, &quot;;[.R67];&quot;, &quot;;[.S67];&quot;),&quot;)" office:value-type="string" office:string-value=", 35, 88)," calcext:value-type="string">
            <text:p>, 35, 88),</text:p>
          </table:table-cell>
          <table:table-cell table:style-name="ce5" table:formula="of:=COM.MICROSOFT.CONCAT([.V67:.X67])" office:value-type="string" office:string-value="MACHOP: new Race('Machop', 'm', 170, 170, 170, true, Types.FIGHTING, null, 70, 80, 50, 35, 35, 35, 88)," calcext:value-type="string">
            <text:p>MACHOP: new Race('Machop', 'm', 170, 170, 170, true, Types.FIGHTING, null, 70, 80, 50, 35, 35, 35, 88),</text:p>
          </table:table-cell>
          <table:table-cell table:style-name="ce7" table:formula="of:=IF([.T67]&lt;&gt;&quot;&quot;;CONCATENATE(&quot;Races.&quot;;[.B67];&quot;.setMainEvolution(&quot;;[.U67];&quot;, Races.&quot;;[.T67];&quot;); &quot;);&quot;&quot;)" office:value-type="string" office:string-value="Races.MACHOP.setMainEvolution(28, Races.MACHOKE); " calcext:value-type="string">
            <text:p>Races.MACHOP.setMainEvolution(28, Races.MACHOKE);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[.C68])" office:value-type="string" office:string-value="MACHOKE" calcext:value-type="string">
            <text:p>MACHOKE</text:p>
          </table:table-cell>
          <table:table-cell office:value-type="string" calcext:value-type="string">
            <text:p>Machoke</text:p>
          </table:table-cell>
          <table:table-cell table:formula="of:=IF([.I68]=&quot;x&quot;;LEFT([.C68];1);LOWER(LEFT([.C68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8];[Colors.$A$2:.$G$11];5)" office:value-type="float" office:value="170" calcext:value-type="float">
            <text:p>170</text:p>
          </table:table-cell>
          <table:table-cell table:formula="of:=VLOOKUP([.$E68];[Colors.$A$2:.$G$11];6)" office:value-type="float" office:value="170" calcext:value-type="float">
            <text:p>170</text:p>
          </table:table-cell>
          <table:table-cell table:formula="of:=VLOOKUP([.$E68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formula="of:=CONCATENATE([.B68];&quot;: new Race('&quot;;[.C68];&quot;', '&quot;;[.D68];&quot;', &quot;;[.F68];&quot;, &quot;;[.G68];&quot;, &quot;;[.H68])" office:value-type="string" office:string-value="MACHOKE: new Race('Machoke', 'm', 170, 170, 170" calcext:value-type="string">
            <text:p>MACHOKE: new Race('Machoke', 'm', 170, 170, 170</text:p>
          </table:table-cell>
          <table:table-cell table:formula="of:=CONCATENATE(&quot;, &quot;;[.J68];&quot;, Types.&quot;;[.K68]; IF([.L68]&lt;&gt;&quot;&quot;;CONCATENATE(&quot;, Types.&quot;;[.L68]);&quot;, null&quot;); &quot;, &quot;;[.M68];&quot;, &quot;;[.N68];&quot;, &quot;;[.O68];&quot;, &quot;;[.P68];&quot;, &quot;; [.Q68])" office:value-type="string" office:string-value=", true, Types.FIGHTING, null, 80, 100, 70, 50, 60" calcext:value-type="string">
            <text:p>, true, Types.FIGHTING, null, 80, 100, 70, 50, 60</text:p>
          </table:table-cell>
          <table:table-cell table:formula="of:=CONCATENATE(&quot;, &quot;;[.R68];&quot;, &quot;;[.S68];&quot;),&quot;)" office:value-type="string" office:string-value=", 45, 146)," calcext:value-type="string">
            <text:p>, 45, 146),</text:p>
          </table:table-cell>
          <table:table-cell table:style-name="ce5" table:formula="of:=COM.MICROSOFT.CONCAT([.V68:.X68])" office:value-type="string" office:string-value="MACHOKE: new Race('Machoke', 'm', 170, 170, 170, true, Types.FIGHTING, null, 80, 100, 70, 50, 60, 45, 146)," calcext:value-type="string">
            <text:p>MACHOKE: new Race('Machoke', 'm', 170, 170, 170, true, Types.FIGHTING, null, 80, 100, 70, 50, 60, 45, 146),</text:p>
          </table:table-cell>
          <table:table-cell table:style-name="ce7" table:formula="of:=IF([.T68]&lt;&gt;&quot;&quot;;CONCATENATE(&quot;Races.&quot;;[.B68];&quot;.setMainEvolution(&quot;;[.U68];&quot;, Races.&quot;;[.T68];&quot;); 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[.C69])" office:value-type="string" office:string-value="MACHAMP" calcext:value-type="string">
            <text:p>MACHAMP</text:p>
          </table:table-cell>
          <table:table-cell office:value-type="string" calcext:value-type="string">
            <text:p>Machamp</text:p>
          </table:table-cell>
          <table:table-cell table:formula="of:=IF([.I69]=&quot;x&quot;;LEFT([.C69];1);LOWER(LEFT([.C69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69];[Colors.$A$2:.$G$11];5)" office:value-type="float" office:value="170" calcext:value-type="float">
            <text:p>170</text:p>
          </table:table-cell>
          <table:table-cell table:formula="of:=VLOOKUP([.$E69];[Colors.$A$2:.$G$11];6)" office:value-type="float" office:value="170" calcext:value-type="float">
            <text:p>170</text:p>
          </table:table-cell>
          <table:table-cell table:formula="of:=VLOOKUP([.$E69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formula="of:=CONCATENATE([.B69];&quot;: new Race('&quot;;[.C69];&quot;', '&quot;;[.D69];&quot;', &quot;;[.F69];&quot;, &quot;;[.G69];&quot;, &quot;;[.H69])" office:value-type="string" office:string-value="MACHAMP: new Race('Machamp', 'M', 170, 170, 170" calcext:value-type="string">
            <text:p>MACHAMP: new Race('Machamp', 'M', 170, 170, 170</text:p>
          </table:table-cell>
          <table:table-cell table:formula="of:=CONCATENATE(&quot;, &quot;;[.J69];&quot;, Types.&quot;;[.K69]; IF([.L69]&lt;&gt;&quot;&quot;;CONCATENATE(&quot;, Types.&quot;;[.L69]);&quot;, null&quot;); &quot;, &quot;;[.M69];&quot;, &quot;;[.N69];&quot;, &quot;;[.O69];&quot;, &quot;;[.P69];&quot;, &quot;; [.Q69])" office:value-type="string" office:string-value=", true, Types.FIGHTING, null, 90, 130, 80, 65, 85" calcext:value-type="string">
            <text:p>, true, Types.FIGHTING, null, 90, 130, 80, 65, 85</text:p>
          </table:table-cell>
          <table:table-cell table:formula="of:=CONCATENATE(&quot;, &quot;;[.R69];&quot;, &quot;;[.S69];&quot;),&quot;)" office:value-type="string" office:string-value=", 55, 193)," calcext:value-type="string">
            <text:p>, 55, 193),</text:p>
          </table:table-cell>
          <table:table-cell table:style-name="ce5" table:formula="of:=COM.MICROSOFT.CONCAT([.V69:.X69])" office:value-type="string" office:string-value="MACHAMP: new Race('Machamp', 'M', 170, 170, 170, true, Types.FIGHTING, null, 90, 130, 80, 65, 85, 55, 193)," calcext:value-type="string">
            <text:p>MACHAMP: new Race('Machamp', 'M', 170, 170, 170, true, Types.FIGHTING, null, 90, 130, 80, 65, 85, 55, 193),</text:p>
          </table:table-cell>
          <table:table-cell table:style-name="ce7" table:formula="of:=IF([.T69]&lt;&gt;&quot;&quot;;CONCATENATE(&quot;Races.&quot;;[.B69];&quot;.setMainEvolution(&quot;;[.U69];&quot;, Races.&quot;;[.T69];&quot;); 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[.C70])" office:value-type="string" office:string-value="BELLSPROUT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table:formula="of:=IF([.I70]=&quot;x&quot;;LEFT([.C70];1);LOWER(LEFT([.C70];1)))" office:value-type="string" office:string-value="b" calcext:value-type="string">
            <text:p>b</text:p>
          </table:table-cell>
          <table:table-cell office:value-type="string" calcext:value-type="string">
            <text:p>Green</text:p>
          </table:table-cell>
          <table:table-cell table:formula="of:=VLOOKUP([.$E70];[Colors.$A$2:.$G$11];5)" office:value-type="float" office:value="85" calcext:value-type="float">
            <text:p>85</text:p>
          </table:table-cell>
          <table:table-cell table:formula="of:=VLOOKUP([.$E70];[Colors.$A$2:.$G$11];6)" office:value-type="float" office:value="255" calcext:value-type="float">
            <text:p>255</text:p>
          </table:table-cell>
          <table:table-cell table:formula="of:=VLOOKUP([.$E7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EEPINBELL</text:p>
          </table:table-cell>
          <table:table-cell office:value-type="float" office:value="21" calcext:value-type="float">
            <text:p>21</text:p>
          </table:table-cell>
          <table:table-cell table:formula="of:=CONCATENATE([.B70];&quot;: new Race('&quot;;[.C70];&quot;', '&quot;;[.D70];&quot;', &quot;;[.F70];&quot;, &quot;;[.G70];&quot;, &quot;;[.H70])" office:value-type="string" office:string-value="BELLSPROUT: new Race('Bellsprout', 'b', 85, 255, 85" calcext:value-type="string">
            <text:p>BELLSPROUT: new Race('Bellsprout', 'b', 85, 255, 85</text:p>
          </table:table-cell>
          <table:table-cell table:formula="of:=CONCATENATE(&quot;, &quot;;[.J70];&quot;, Types.&quot;;[.K70]; IF([.L70]&lt;&gt;&quot;&quot;;CONCATENATE(&quot;, Types.&quot;;[.L70]);&quot;, null&quot;); &quot;, &quot;;[.M70];&quot;, &quot;;[.N70];&quot;, &quot;;[.O70];&quot;, &quot;;[.P70];&quot;, &quot;; [.Q70])" office:value-type="string" office:string-value=", false, Types.GRASS, Types.POISON, 50, 75, 35, 70, 30" calcext:value-type="string">
            <text:p>, false, Types.GRASS, Types.POISON, 50, 75, 35, 70, 30</text:p>
          </table:table-cell>
          <table:table-cell table:formula="of:=CONCATENATE(&quot;, &quot;;[.R70];&quot;, &quot;;[.S70];&quot;),&quot;)" office:value-type="string" office:string-value=", 40, 84)," calcext:value-type="string">
            <text:p>, 40, 84),</text:p>
          </table:table-cell>
          <table:table-cell table:style-name="ce5" table:formula="of:=COM.MICROSOFT.CONCAT([.V70:.X70])" office:value-type="string" office:string-value="BELLSPROUT: new Race('Bellsprout', 'b', 85, 255, 85, false, Types.GRASS, Types.POISON, 50, 75, 35, 70, 30, 40, 84)," calcext:value-type="string">
            <text:p>BELLSPROUT: new Race('Bellsprout', 'b', 85, 255, 85, false, Types.GRASS, Types.POISON, 50, 75, 35, 70, 30, 40, 84),</text:p>
          </table:table-cell>
          <table:table-cell table:style-name="ce7" table:formula="of:=IF([.T70]&lt;&gt;&quot;&quot;;CONCATENATE(&quot;Races.&quot;;[.B70];&quot;.setMainEvolution(&quot;;[.U70];&quot;, Races.&quot;;[.T70];&quot;); &quot;);&quot;&quot;)" office:value-type="string" office:string-value="Races.BELLSPROUT.setMainEvolution(21, Races.WEEPINBELL); " calcext:value-type="string">
            <text:p>Races.BELLSPROUT.setMainEvolution(21, Races.WEEPINBELL);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[.C71])" office:value-type="string" office:string-value="WEEPINBELL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table:formula="of:=IF([.I71]=&quot;x&quot;;LEFT([.C71];1);LOWER(LEFT([.C71];1)))" office:value-type="string" office:string-value="w" calcext:value-type="string">
            <text:p>w</text:p>
          </table:table-cell>
          <table:table-cell office:value-type="string" calcext:value-type="string">
            <text:p>Green</text:p>
          </table:table-cell>
          <table:table-cell table:formula="of:=VLOOKUP([.$E71];[Colors.$A$2:.$G$11];5)" office:value-type="float" office:value="85" calcext:value-type="float">
            <text:p>85</text:p>
          </table:table-cell>
          <table:table-cell table:formula="of:=VLOOKUP([.$E71];[Colors.$A$2:.$G$11];6)" office:value-type="float" office:value="255" calcext:value-type="float">
            <text:p>255</text:p>
          </table:table-cell>
          <table:table-cell table:formula="of:=VLOOKUP([.$E71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CONCATENATE([.B71];&quot;: new Race('&quot;;[.C71];&quot;', '&quot;;[.D71];&quot;', &quot;;[.F71];&quot;, &quot;;[.G71];&quot;, &quot;;[.H71])" office:value-type="string" office:string-value="WEEPINBELL: new Race('Weepinbell', 'w', 85, 255, 85" calcext:value-type="string">
            <text:p>WEEPINBELL: new Race('Weepinbell', 'w', 85, 255, 85</text:p>
          </table:table-cell>
          <table:table-cell table:formula="of:=CONCATENATE(&quot;, &quot;;[.J71];&quot;, Types.&quot;;[.K71]; IF([.L71]&lt;&gt;&quot;&quot;;CONCATENATE(&quot;, Types.&quot;;[.L71]);&quot;, null&quot;); &quot;, &quot;;[.M71];&quot;, &quot;;[.N71];&quot;, &quot;;[.O71];&quot;, &quot;;[.P71];&quot;, &quot;; [.Q71])" office:value-type="string" office:string-value=", false, Types.GRASS, Types.POISON, 65, 90, 50, 85, 45" calcext:value-type="string">
            <text:p>, false, Types.GRASS, Types.POISON, 65, 90, 50, 85, 45</text:p>
          </table:table-cell>
          <table:table-cell table:formula="of:=CONCATENATE(&quot;, &quot;;[.R71];&quot;, &quot;;[.S71];&quot;),&quot;)" office:value-type="string" office:string-value=", 55, 151)," calcext:value-type="string">
            <text:p>, 55, 151),</text:p>
          </table:table-cell>
          <table:table-cell table:style-name="ce5" table:formula="of:=COM.MICROSOFT.CONCAT([.V71:.X71])" office:value-type="string" office:string-value="WEEPINBELL: new Race('Weepinbell', 'w', 85, 255, 85, false, Types.GRASS, Types.POISON, 65, 90, 50, 85, 45, 55, 151)," calcext:value-type="string">
            <text:p>WEEPINBELL: new Race('Weepinbell', 'w', 85, 255, 85, false, Types.GRASS, Types.POISON, 65, 90, 50, 85, 45, 55, 151),</text:p>
          </table:table-cell>
          <table:table-cell table:style-name="ce7" table:formula="of:=IF([.T71]&lt;&gt;&quot;&quot;;CONCATENATE(&quot;Races.&quot;;[.B71];&quot;.setMainEvolution(&quot;;[.U71];&quot;, Races.&quot;;[.T71];&quot;); 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[.C72])" office:value-type="string" office:string-value="VICTREEBEL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table:formula="of:=IF([.I72]=&quot;x&quot;;LEFT([.C72];1);LOWER(LEFT([.C72];1)))" office:value-type="string" office:string-value="V" calcext:value-type="string">
            <text:p>V</text:p>
          </table:table-cell>
          <table:table-cell office:value-type="string" calcext:value-type="string">
            <text:p>Green</text:p>
          </table:table-cell>
          <table:table-cell table:formula="of:=VLOOKUP([.$E72];[Colors.$A$2:.$G$11];5)" office:value-type="float" office:value="85" calcext:value-type="float">
            <text:p>85</text:p>
          </table:table-cell>
          <table:table-cell table:formula="of:=VLOOKUP([.$E72];[Colors.$A$2:.$G$11];6)" office:value-type="float" office:value="255" calcext:value-type="float">
            <text:p>255</text:p>
          </table:table-cell>
          <table:table-cell table:formula="of:=VLOOKUP([.$E7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table:formula="of:=CONCATENATE([.B72];&quot;: new Race('&quot;;[.C72];&quot;', '&quot;;[.D72];&quot;', &quot;;[.F72];&quot;, &quot;;[.G72];&quot;, &quot;;[.H72])" office:value-type="string" office:string-value="VICTREEBEL: new Race('Victreebel', 'V', 85, 255, 85" calcext:value-type="string">
            <text:p>VICTREEBEL: new Race('Victreebel', 'V', 85, 255, 85</text:p>
          </table:table-cell>
          <table:table-cell table:formula="of:=CONCATENATE(&quot;, &quot;;[.J72];&quot;, Types.&quot;;[.K72]; IF([.L72]&lt;&gt;&quot;&quot;;CONCATENATE(&quot;, Types.&quot;;[.L72]);&quot;, null&quot;); &quot;, &quot;;[.M72];&quot;, &quot;;[.N72];&quot;, &quot;;[.O72];&quot;, &quot;;[.P72];&quot;, &quot;; [.Q72])" office:value-type="string" office:string-value=", true, Types.GRASS, Types.POISON, 80, 105, 65, 100, 60" calcext:value-type="string">
            <text:p>, true, Types.GRASS, Types.POISON, 80, 105, 65, 100, 60</text:p>
          </table:table-cell>
          <table:table-cell table:formula="of:=CONCATENATE(&quot;, &quot;;[.R72];&quot;, &quot;;[.S72];&quot;),&quot;)" office:value-type="string" office:string-value=", 70, 191)," calcext:value-type="string">
            <text:p>, 70, 191),</text:p>
          </table:table-cell>
          <table:table-cell table:style-name="ce5" table:formula="of:=COM.MICROSOFT.CONCAT([.V72:.X72])" office:value-type="string" office:string-value="VICTREEBEL: new Race('Victreebel', 'V', 85, 255, 85, true, Types.GRASS, Types.POISON, 80, 105, 65, 100, 60, 70, 191)," calcext:value-type="string">
            <text:p>VICTREEBEL: new Race('Victreebel', 'V', 85, 255, 85, true, Types.GRASS, Types.POISON, 80, 105, 65, 100, 60, 70, 191),</text:p>
          </table:table-cell>
          <table:table-cell table:style-name="ce7" table:formula="of:=IF([.T72]&lt;&gt;&quot;&quot;;CONCATENATE(&quot;Races.&quot;;[.B72];&quot;.setMainEvolution(&quot;;[.U72];&quot;, Races.&quot;;[.T72];&quot;); 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[.C73])" office:value-type="string" office:string-value="TENTACOOL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formula="of:=IF([.I73]=&quot;x&quot;;LEFT([.C73];1);LOWER(LEFT([.C73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3];[Colors.$A$2:.$G$11];5)" office:value-type="float" office:value="85" calcext:value-type="float">
            <text:p>85</text:p>
          </table:table-cell>
          <table:table-cell table:formula="of:=VLOOKUP([.$E73];[Colors.$A$2:.$G$11];6)" office:value-type="float" office:value="85" calcext:value-type="float">
            <text:p>85</text:p>
          </table:table-cell>
          <table:table-cell table:formula="of:=VLOOKUP([.$E7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table:formula="of:=CONCATENATE([.B73];&quot;: new Race('&quot;;[.C73];&quot;', '&quot;;[.D73];&quot;', &quot;;[.F73];&quot;, &quot;;[.G73];&quot;, &quot;;[.H73])" office:value-type="string" office:string-value="TENTACOOL: new Race('Tentacool', 't', 85, 85, 255" calcext:value-type="string">
            <text:p>TENTACOOL: new Race('Tentacool', 't', 85, 85, 255</text:p>
          </table:table-cell>
          <table:table-cell table:formula="of:=CONCATENATE(&quot;, &quot;;[.J73];&quot;, Types.&quot;;[.K73]; IF([.L73]&lt;&gt;&quot;&quot;;CONCATENATE(&quot;, Types.&quot;;[.L73]);&quot;, null&quot;); &quot;, &quot;;[.M73];&quot;, &quot;;[.N73];&quot;, &quot;;[.O73];&quot;, &quot;;[.P73];&quot;, &quot;; [.Q73])" office:value-type="string" office:string-value=", true, Types.WATER, Types.POISON, 40, 40, 35, 50, 100" calcext:value-type="string">
            <text:p>, true, Types.WATER, Types.POISON, 40, 40, 35, 50, 100</text:p>
          </table:table-cell>
          <table:table-cell table:formula="of:=CONCATENATE(&quot;, &quot;;[.R73];&quot;, &quot;;[.S73];&quot;),&quot;)" office:value-type="string" office:string-value=", 70, 105)," calcext:value-type="string">
            <text:p>, 70, 105),</text:p>
          </table:table-cell>
          <table:table-cell table:style-name="ce5" table:formula="of:=COM.MICROSOFT.CONCAT([.V73:.X73])" office:value-type="string" office:string-value="TENTACOOL: new Race('Tentacool', 't', 85, 85, 255, true, Types.WATER, Types.POISON, 40, 40, 35, 50, 100, 70, 105)," calcext:value-type="string">
            <text:p>TENTACOOL: new Race('Tentacool', 't', 85, 85, 255, true, Types.WATER, Types.POISON, 40, 40, 35, 50, 100, 70, 105),</text:p>
          </table:table-cell>
          <table:table-cell table:style-name="ce7" table:formula="of:=IF([.T73]&lt;&gt;&quot;&quot;;CONCATENATE(&quot;Races.&quot;;[.B73];&quot;.setMainEvolution(&quot;;[.U73];&quot;, Races.&quot;;[.T73];&quot;); &quot;);&quot;&quot;)" office:value-type="string" office:string-value="Races.TENTACOOL.setMainEvolution(30, Races.TENTACRUEL); " calcext:value-type="string">
            <text:p>Races.TENTACOOL.setMainEvolution(30, Races.TENTACRUEL);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[.C74])" office:value-type="string" office:string-value="TENTACRUEL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table:formula="of:=IF([.I74]=&quot;x&quot;;LEFT([.C74];1);LOWER(LEFT([.C74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74];[Colors.$A$2:.$G$11];5)" office:value-type="float" office:value="85" calcext:value-type="float">
            <text:p>85</text:p>
          </table:table-cell>
          <table:table-cell table:formula="of:=VLOOKUP([.$E74];[Colors.$A$2:.$G$11];6)" office:value-type="float" office:value="85" calcext:value-type="float">
            <text:p>85</text:p>
          </table:table-cell>
          <table:table-cell table:formula="of:=VLOOKUP([.$E74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table:formula="of:=CONCATENATE([.B74];&quot;: new Race('&quot;;[.C74];&quot;', '&quot;;[.D74];&quot;', &quot;;[.F74];&quot;, &quot;;[.G74];&quot;, &quot;;[.H74])" office:value-type="string" office:string-value="TENTACRUEL: new Race('Tentacruel', 't', 85, 85, 255" calcext:value-type="string">
            <text:p>TENTACRUEL: new Race('Tentacruel', 't', 85, 85, 255</text:p>
          </table:table-cell>
          <table:table-cell table:formula="of:=CONCATENATE(&quot;, &quot;;[.J74];&quot;, Types.&quot;;[.K74]; IF([.L74]&lt;&gt;&quot;&quot;;CONCATENATE(&quot;, Types.&quot;;[.L74]);&quot;, null&quot;); &quot;, &quot;;[.M74];&quot;, &quot;;[.N74];&quot;, &quot;;[.O74];&quot;, &quot;;[.P74];&quot;, &quot;; [.Q74])" office:value-type="string" office:string-value=", true, Types.WATER, Types.POISON, 80, 70, 65, 80, 120" calcext:value-type="string">
            <text:p>, true, Types.WATER, Types.POISON, 80, 70, 65, 80, 120</text:p>
          </table:table-cell>
          <table:table-cell table:formula="of:=CONCATENATE(&quot;, &quot;;[.R74];&quot;, &quot;;[.S74];&quot;),&quot;)" office:value-type="string" office:string-value=", 100, 205)," calcext:value-type="string">
            <text:p>, 100, 205),</text:p>
          </table:table-cell>
          <table:table-cell table:style-name="ce5" table:formula="of:=COM.MICROSOFT.CONCAT([.V74:.X74])" office:value-type="string" office:string-value="TENTACRUEL: new Race('Tentacruel', 't', 85, 85, 255, true, Types.WATER, Types.POISON, 80, 70, 65, 80, 120, 100, 205)," calcext:value-type="string">
            <text:p>TENTACRUEL: new Race('Tentacruel', 't', 85, 85, 255, true, Types.WATER, Types.POISON, 80, 70, 65, 80, 120, 100, 205),</text:p>
          </table:table-cell>
          <table:table-cell table:style-name="ce7" table:formula="of:=IF([.T74]&lt;&gt;&quot;&quot;;CONCATENATE(&quot;Races.&quot;;[.B74];&quot;.setMainEvolution(&quot;;[.U74];&quot;, Races.&quot;;[.T74];&quot;); 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[.C75])" office:value-type="string" office:string-value="GEODUDE" calcext:value-type="string">
            <text:p>GEODUDE</text:p>
          </table:table-cell>
          <table:table-cell office:value-type="string" calcext:value-type="string">
            <text:p>Geodude</text:p>
          </table:table-cell>
          <table:table-cell table:formula="of:=IF([.I75]=&quot;x&quot;;LEFT([.C75];1);LOWER(LEFT([.C75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5];[Colors.$A$2:.$G$11];5)" office:value-type="float" office:value="170" calcext:value-type="float">
            <text:p>170</text:p>
          </table:table-cell>
          <table:table-cell table:formula="of:=VLOOKUP([.$E75];[Colors.$A$2:.$G$11];6)" office:value-type="float" office:value="85" calcext:value-type="float">
            <text:p>85</text:p>
          </table:table-cell>
          <table:table-cell table:formula="of:=VLOOKUP([.$E7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AVELER</text:p>
          </table:table-cell>
          <table:table-cell office:value-type="float" office:value="25" calcext:value-type="float">
            <text:p>25</text:p>
          </table:table-cell>
          <table:table-cell table:formula="of:=CONCATENATE([.B75];&quot;: new Race('&quot;;[.C75];&quot;', '&quot;;[.D75];&quot;', &quot;;[.F75];&quot;, &quot;;[.G75];&quot;, &quot;;[.H75])" office:value-type="string" office:string-value="GEODUDE: new Race('Geodude', 'g', 170, 85, 0" calcext:value-type="string">
            <text:p>GEODUDE: new Race('Geodude', 'g', 170, 85, 0</text:p>
          </table:table-cell>
          <table:table-cell table:formula="of:=CONCATENATE(&quot;, &quot;;[.J75];&quot;, Types.&quot;;[.K75]; IF([.L75]&lt;&gt;&quot;&quot;;CONCATENATE(&quot;, Types.&quot;;[.L75]);&quot;, null&quot;); &quot;, &quot;;[.M75];&quot;, &quot;;[.N75];&quot;, &quot;;[.O75];&quot;, &quot;;[.P75];&quot;, &quot;; [.Q75])" office:value-type="string" office:string-value=", true, Types.ROCK, Types.GROUND, 40, 80, 100, 30, 30" calcext:value-type="string">
            <text:p>, true, Types.ROCK, Types.GROUND, 40, 80, 100, 30, 30</text:p>
          </table:table-cell>
          <table:table-cell table:formula="of:=CONCATENATE(&quot;, &quot;;[.R75];&quot;, &quot;;[.S75];&quot;),&quot;)" office:value-type="string" office:string-value=", 20, 86)," calcext:value-type="string">
            <text:p>, 20, 86),</text:p>
          </table:table-cell>
          <table:table-cell table:style-name="ce5" table:formula="of:=COM.MICROSOFT.CONCAT([.V75:.X75])" office:value-type="string" office:string-value="GEODUDE: new Race('Geodude', 'g', 170, 85, 0, true, Types.ROCK, Types.GROUND, 40, 80, 100, 30, 30, 20, 86)," calcext:value-type="string">
            <text:p>GEODUDE: new Race('Geodude', 'g', 170, 85, 0, true, Types.ROCK, Types.GROUND, 40, 80, 100, 30, 30, 20, 86),</text:p>
          </table:table-cell>
          <table:table-cell table:style-name="ce7" table:formula="of:=IF([.T75]&lt;&gt;&quot;&quot;;CONCATENATE(&quot;Races.&quot;;[.B75];&quot;.setMainEvolution(&quot;;[.U75];&quot;, Races.&quot;;[.T75];&quot;); &quot;);&quot;&quot;)" office:value-type="string" office:string-value="Races.GEODUDE.setMainEvolution(25, Races.GRAVELER); " calcext:value-type="string">
            <text:p>Races.GEODUDE.setMainEvolution(25, Races.GRAVELER);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[.C76])" office:value-type="string" office:string-value="GRAVELER" calcext:value-type="string">
            <text:p>GRAVELER</text:p>
          </table:table-cell>
          <table:table-cell office:value-type="string" calcext:value-type="string">
            <text:p>Graveler</text:p>
          </table:table-cell>
          <table:table-cell table:formula="of:=IF([.I76]=&quot;x&quot;;LEFT([.C76];1);LOWER(LEFT([.C76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6];[Colors.$A$2:.$G$11];5)" office:value-type="float" office:value="170" calcext:value-type="float">
            <text:p>170</text:p>
          </table:table-cell>
          <table:table-cell table:formula="of:=VLOOKUP([.$E76];[Colors.$A$2:.$G$11];6)" office:value-type="float" office:value="85" calcext:value-type="float">
            <text:p>85</text:p>
          </table:table-cell>
          <table:table-cell table:formula="of:=VLOOKUP([.$E7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formula="of:=CONCATENATE([.B76];&quot;: new Race('&quot;;[.C76];&quot;', '&quot;;[.D76];&quot;', &quot;;[.F76];&quot;, &quot;;[.G76];&quot;, &quot;;[.H76])" office:value-type="string" office:string-value="GRAVELER: new Race('Graveler', 'G', 170, 85, 0" calcext:value-type="string">
            <text:p>GRAVELER: new Race('Graveler', 'G', 170, 85, 0</text:p>
          </table:table-cell>
          <table:table-cell table:formula="of:=CONCATENATE(&quot;, &quot;;[.J76];&quot;, Types.&quot;;[.K76]; IF([.L76]&lt;&gt;&quot;&quot;;CONCATENATE(&quot;, Types.&quot;;[.L76]);&quot;, null&quot;); &quot;, &quot;;[.M76];&quot;, &quot;;[.N76];&quot;, &quot;;[.O76];&quot;, &quot;;[.P76];&quot;, &quot;; [.Q76])" office:value-type="string" office:string-value=", true, Types.ROCK, Types.GROUND, 55, 95, 115, 45, 45" calcext:value-type="string">
            <text:p>, true, Types.ROCK, Types.GROUND, 55, 95, 115, 45, 45</text:p>
          </table:table-cell>
          <table:table-cell table:formula="of:=CONCATENATE(&quot;, &quot;;[.R76];&quot;, &quot;;[.S76];&quot;),&quot;)" office:value-type="string" office:string-value=", 35, 134)," calcext:value-type="string">
            <text:p>, 35, 134),</text:p>
          </table:table-cell>
          <table:table-cell table:style-name="ce5" table:formula="of:=COM.MICROSOFT.CONCAT([.V76:.X76])" office:value-type="string" office:string-value="GRAVELER: new Race('Graveler', 'G', 170, 85, 0, true, Types.ROCK, Types.GROUND, 55, 95, 115, 45, 45, 35, 134)," calcext:value-type="string">
            <text:p>GRAVELER: new Race('Graveler', 'G', 170, 85, 0, true, Types.ROCK, Types.GROUND, 55, 95, 115, 45, 45, 35, 134),</text:p>
          </table:table-cell>
          <table:table-cell table:style-name="ce7" table:formula="of:=IF([.T76]&lt;&gt;&quot;&quot;;CONCATENATE(&quot;Races.&quot;;[.B76];&quot;.setMainEvolution(&quot;;[.U76];&quot;, Races.&quot;;[.T76];&quot;); 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[.C77])" office:value-type="string" office:string-value="GOLEM" calcext:value-type="string">
            <text:p>GOLEM</text:p>
          </table:table-cell>
          <table:table-cell office:value-type="string" calcext:value-type="string">
            <text:p>Golem</text:p>
          </table:table-cell>
          <table:table-cell table:formula="of:=IF([.I77]=&quot;x&quot;;LEFT([.C77];1);LOWER(LEFT([.C77];1)))" office:value-type="string" office:string-value="G" calcext:value-type="string">
            <text:p>G</text:p>
          </table:table-cell>
          <table:table-cell office:value-type="string" calcext:value-type="string">
            <text:p>Brown</text:p>
          </table:table-cell>
          <table:table-cell table:formula="of:=VLOOKUP([.$E77];[Colors.$A$2:.$G$11];5)" office:value-type="float" office:value="170" calcext:value-type="float">
            <text:p>170</text:p>
          </table:table-cell>
          <table:table-cell table:formula="of:=VLOOKUP([.$E77];[Colors.$A$2:.$G$11];6)" office:value-type="float" office:value="85" calcext:value-type="float">
            <text:p>85</text:p>
          </table:table-cell>
          <table:table-cell table:formula="of:=VLOOKUP([.$E77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formula="of:=CONCATENATE([.B77];&quot;: new Race('&quot;;[.C77];&quot;', '&quot;;[.D77];&quot;', &quot;;[.F77];&quot;, &quot;;[.G77];&quot;, &quot;;[.H77])" office:value-type="string" office:string-value="GOLEM: new Race('Golem', 'G', 170, 85, 0" calcext:value-type="string">
            <text:p>GOLEM: new Race('Golem', 'G', 170, 85, 0</text:p>
          </table:table-cell>
          <table:table-cell table:formula="of:=CONCATENATE(&quot;, &quot;;[.J77];&quot;, Types.&quot;;[.K77]; IF([.L77]&lt;&gt;&quot;&quot;;CONCATENATE(&quot;, Types.&quot;;[.L77]);&quot;, null&quot;); &quot;, &quot;;[.M77];&quot;, &quot;;[.N77];&quot;, &quot;;[.O77];&quot;, &quot;;[.P77];&quot;, &quot;; [.Q77])" office:value-type="string" office:string-value=", true, Types.ROCK, Types.GROUND, 80, 110, 130, 55, 65" calcext:value-type="string">
            <text:p>, true, Types.ROCK, Types.GROUND, 80, 110, 130, 55, 65</text:p>
          </table:table-cell>
          <table:table-cell table:formula="of:=CONCATENATE(&quot;, &quot;;[.R77];&quot;, &quot;;[.S77];&quot;),&quot;)" office:value-type="string" office:string-value=", 45, 177)," calcext:value-type="string">
            <text:p>, 45, 177),</text:p>
          </table:table-cell>
          <table:table-cell table:style-name="ce5" table:formula="of:=COM.MICROSOFT.CONCAT([.V77:.X77])" office:value-type="string" office:string-value="GOLEM: new Race('Golem', 'G', 170, 85, 0, true, Types.ROCK, Types.GROUND, 80, 110, 130, 55, 65, 45, 177)," calcext:value-type="string">
            <text:p>GOLEM: new Race('Golem', 'G', 170, 85, 0, true, Types.ROCK, Types.GROUND, 80, 110, 130, 55, 65, 45, 177),</text:p>
          </table:table-cell>
          <table:table-cell table:style-name="ce7" table:formula="of:=IF([.T77]&lt;&gt;&quot;&quot;;CONCATENATE(&quot;Races.&quot;;[.B77];&quot;.setMainEvolution(&quot;;[.U77];&quot;, Races.&quot;;[.T77];&quot;); 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[.C78])" office:value-type="string" office:string-value="PONYTA" calcext:value-type="string">
            <text:p>PONYTA</text:p>
          </table:table-cell>
          <table:table-cell office:value-type="string" calcext:value-type="string">
            <text:p>Ponyta</text:p>
          </table:table-cell>
          <table:table-cell table:formula="of:=IF([.I78]=&quot;x&quot;;LEFT([.C78];1);LOWER(LEFT([.C78];1)))" office:value-type="string" office:string-value="p" calcext:value-type="string">
            <text:p>p</text:p>
          </table:table-cell>
          <table:table-cell office:value-type="string" calcext:value-type="string">
            <text:p>Yellow</text:p>
          </table:table-cell>
          <table:table-cell table:formula="of:=VLOOKUP([.$E78];[Colors.$A$2:.$G$11];5)" office:value-type="float" office:value="255" calcext:value-type="float">
            <text:p>255</text:p>
          </table:table-cell>
          <table:table-cell table:formula="of:=VLOOKUP([.$E78];[Colors.$A$2:.$G$11];6)" office:value-type="float" office:value="255" calcext:value-type="float">
            <text:p>255</text:p>
          </table:table-cell>
          <table:table-cell table:formula="of:=VLOOKUP([.$E7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PIDASH</text:p>
          </table:table-cell>
          <table:table-cell office:value-type="float" office:value="40" calcext:value-type="float">
            <text:p>40</text:p>
          </table:table-cell>
          <table:table-cell table:formula="of:=CONCATENATE([.B78];&quot;: new Race('&quot;;[.C78];&quot;', '&quot;;[.D78];&quot;', &quot;;[.F78];&quot;, &quot;;[.G78];&quot;, &quot;;[.H78])" office:value-type="string" office:string-value="PONYTA: new Race('Ponyta', 'p', 255, 255, 85" calcext:value-type="string">
            <text:p>PONYTA: new Race('Ponyta', 'p', 255, 255, 85</text:p>
          </table:table-cell>
          <table:table-cell table:formula="of:=CONCATENATE(&quot;, &quot;;[.J78];&quot;, Types.&quot;;[.K78]; IF([.L78]&lt;&gt;&quot;&quot;;CONCATENATE(&quot;, Types.&quot;;[.L78]);&quot;, null&quot;); &quot;, &quot;;[.M78];&quot;, &quot;;[.N78];&quot;, &quot;;[.O78];&quot;, &quot;;[.P78];&quot;, &quot;; [.Q78])" office:value-type="string" office:string-value=", false, Types.FIRE, null, 50, 85, 55, 65, 65" calcext:value-type="string">
            <text:p>, false, Types.FIRE, null, 50, 85, 55, 65, 65</text:p>
          </table:table-cell>
          <table:table-cell table:formula="of:=CONCATENATE(&quot;, &quot;;[.R78];&quot;, &quot;;[.S78];&quot;),&quot;)" office:value-type="string" office:string-value=", 90, 152)," calcext:value-type="string">
            <text:p>, 90, 152),</text:p>
          </table:table-cell>
          <table:table-cell table:style-name="ce5" table:formula="of:=COM.MICROSOFT.CONCAT([.V78:.X78])" office:value-type="string" office:string-value="PONYTA: new Race('Ponyta', 'p', 255, 255, 85, false, Types.FIRE, null, 50, 85, 55, 65, 65, 90, 152)," calcext:value-type="string">
            <text:p>PONYTA: new Race('Ponyta', 'p', 255, 255, 85, false, Types.FIRE, null, 50, 85, 55, 65, 65, 90, 152),</text:p>
          </table:table-cell>
          <table:table-cell table:style-name="ce7" table:formula="of:=IF([.T78]&lt;&gt;&quot;&quot;;CONCATENATE(&quot;Races.&quot;;[.B78];&quot;.setMainEvolution(&quot;;[.U78];&quot;, Races.&quot;;[.T78];&quot;); &quot;);&quot;&quot;)" office:value-type="string" office:string-value="Races.PONYTA.setMainEvolution(40, Races.RAPIDASH); " calcext:value-type="string">
            <text:p>Races.PONYTA.setMainEvolution(40, Races.RAPIDASH);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[.C79])" office:value-type="string" office:string-value="RAPIDASH" calcext:value-type="string">
            <text:p>RAPIDASH</text:p>
          </table:table-cell>
          <table:table-cell office:value-type="string" calcext:value-type="string">
            <text:p>Rapidash</text:p>
          </table:table-cell>
          <table:table-cell table:formula="of:=IF([.I79]=&quot;x&quot;;LEFT([.C79];1);LOWER(LEFT([.C79];1)))" office:value-type="string" office:string-value="R" calcext:value-type="string">
            <text:p>R</text:p>
          </table:table-cell>
          <table:table-cell office:value-type="string" calcext:value-type="string">
            <text:p>Yellow</text:p>
          </table:table-cell>
          <table:table-cell table:formula="of:=VLOOKUP([.$E79];[Colors.$A$2:.$G$11];5)" office:value-type="float" office:value="255" calcext:value-type="float">
            <text:p>255</text:p>
          </table:table-cell>
          <table:table-cell table:formula="of:=VLOOKUP([.$E79];[Colors.$A$2:.$G$11];6)" office:value-type="float" office:value="255" calcext:value-type="float">
            <text:p>255</text:p>
          </table:table-cell>
          <table:table-cell table:formula="of:=VLOOKUP([.$E79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table:formula="of:=CONCATENATE([.B79];&quot;: new Race('&quot;;[.C79];&quot;', '&quot;;[.D79];&quot;', &quot;;[.F79];&quot;, &quot;;[.G79];&quot;, &quot;;[.H79])" office:value-type="string" office:string-value="RAPIDASH: new Race('Rapidash', 'R', 255, 255, 85" calcext:value-type="string">
            <text:p>RAPIDASH: new Race('Rapidash', 'R', 255, 255, 85</text:p>
          </table:table-cell>
          <table:table-cell table:formula="of:=CONCATENATE(&quot;, &quot;;[.J79];&quot;, Types.&quot;;[.K79]; IF([.L79]&lt;&gt;&quot;&quot;;CONCATENATE(&quot;, Types.&quot;;[.L79]);&quot;, null&quot;); &quot;, &quot;;[.M79];&quot;, &quot;;[.N79];&quot;, &quot;;[.O79];&quot;, &quot;;[.P79];&quot;, &quot;; [.Q79])" office:value-type="string" office:string-value=", false, Types.FIRE, null, 65, 100, 70, 80, 80" calcext:value-type="string">
            <text:p>, false, Types.FIRE, null, 65, 100, 70, 80, 80</text:p>
          </table:table-cell>
          <table:table-cell table:formula="of:=CONCATENATE(&quot;, &quot;;[.R79];&quot;, &quot;;[.S79];&quot;),&quot;)" office:value-type="string" office:string-value=", 105, 192)," calcext:value-type="string">
            <text:p>, 105, 192),</text:p>
          </table:table-cell>
          <table:table-cell table:style-name="ce5" table:formula="of:=COM.MICROSOFT.CONCAT([.V79:.X79])" office:value-type="string" office:string-value="RAPIDASH: new Race('Rapidash', 'R', 255, 255, 85, false, Types.FIRE, null, 65, 100, 70, 80, 80, 105, 192)," calcext:value-type="string">
            <text:p>RAPIDASH: new Race('Rapidash', 'R', 255, 255, 85, false, Types.FIRE, null, 65, 100, 70, 80, 80, 105, 192),</text:p>
          </table:table-cell>
          <table:table-cell table:style-name="ce7" table:formula="of:=IF([.T79]&lt;&gt;&quot;&quot;;CONCATENATE(&quot;Races.&quot;;[.B79];&quot;.setMainEvolution(&quot;;[.U79];&quot;, Races.&quot;;[.T79];&quot;); 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[.C80])" office:value-type="string" office:string-value="SLOWPOKE" calcext:value-type="string">
            <text:p>SLOWPOKE</text:p>
          </table:table-cell>
          <table:table-cell office:value-type="string" calcext:value-type="string">
            <text:p>Slowpoke</text:p>
          </table:table-cell>
          <table:table-cell table:formula="of:=IF([.I80]=&quot;x&quot;;LEFT([.C80];1);LOWER(LEFT([.C80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0];[Colors.$A$2:.$G$11];5)" office:value-type="float" office:value="255" calcext:value-type="float">
            <text:p>255</text:p>
          </table:table-cell>
          <table:table-cell table:formula="of:=VLOOKUP([.$E80];[Colors.$A$2:.$G$11];6)" office:value-type="float" office:value="85" calcext:value-type="float">
            <text:p>85</text:p>
          </table:table-cell>
          <table:table-cell table:formula="of:=VLOOKUP([.$E80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OWBRO</text:p>
          </table:table-cell>
          <table:table-cell office:value-type="float" office:value="37" calcext:value-type="float">
            <text:p>37</text:p>
          </table:table-cell>
          <table:table-cell table:formula="of:=CONCATENATE([.B80];&quot;: new Race('&quot;;[.C80];&quot;', '&quot;;[.D80];&quot;', &quot;;[.F80];&quot;, &quot;;[.G80];&quot;, &quot;;[.H80])" office:value-type="string" office:string-value="SLOWPOKE: new Race('Slowpoke', 's', 255, 85, 255" calcext:value-type="string">
            <text:p>SLOWPOKE: new Race('Slowpoke', 's', 255, 85, 255</text:p>
          </table:table-cell>
          <table:table-cell table:formula="of:=CONCATENATE(&quot;, &quot;;[.J80];&quot;, Types.&quot;;[.K80]; IF([.L80]&lt;&gt;&quot;&quot;;CONCATENATE(&quot;, Types.&quot;;[.L80]);&quot;, null&quot;); &quot;, &quot;;[.M80];&quot;, &quot;;[.N80];&quot;, &quot;;[.O80];&quot;, &quot;;[.P80];&quot;, &quot;; [.Q80])" office:value-type="string" office:string-value=", false, Types.WATER, Types.PSYCHIC, 90, 65, 65, 40, 40" calcext:value-type="string">
            <text:p>, false, Types.WATER, Types.PSYCHIC, 90, 65, 65, 40, 40</text:p>
          </table:table-cell>
          <table:table-cell table:formula="of:=CONCATENATE(&quot;, &quot;;[.R80];&quot;, &quot;;[.S80];&quot;),&quot;)" office:value-type="string" office:string-value=", 15, 99)," calcext:value-type="string">
            <text:p>, 15, 99),</text:p>
          </table:table-cell>
          <table:table-cell table:style-name="ce5" table:formula="of:=COM.MICROSOFT.CONCAT([.V80:.X80])" office:value-type="string" office:string-value="SLOWPOKE: new Race('Slowpoke', 's', 255, 85, 255, false, Types.WATER, Types.PSYCHIC, 90, 65, 65, 40, 40, 15, 99)," calcext:value-type="string">
            <text:p>SLOWPOKE: new Race('Slowpoke', 's', 255, 85, 255, false, Types.WATER, Types.PSYCHIC, 90, 65, 65, 40, 40, 15, 99),</text:p>
          </table:table-cell>
          <table:table-cell table:style-name="ce7" table:formula="of:=IF([.T80]&lt;&gt;&quot;&quot;;CONCATENATE(&quot;Races.&quot;;[.B80];&quot;.setMainEvolution(&quot;;[.U80];&quot;, Races.&quot;;[.T80];&quot;); &quot;);&quot;&quot;)" office:value-type="string" office:string-value="Races.SLOWPOKE.setMainEvolution(37, Races.SLOWBRO); " calcext:value-type="string">
            <text:p>Races.SLOWPOKE.setMainEvolution(37, Races.SLOWBRO);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[.C81])" office:value-type="string" office:string-value="SLOWBRO" calcext:value-type="string">
            <text:p>SLOWBRO</text:p>
          </table:table-cell>
          <table:table-cell office:value-type="string" calcext:value-type="string">
            <text:p>Slowbro</text:p>
          </table:table-cell>
          <table:table-cell table:formula="of:=IF([.I81]=&quot;x&quot;;LEFT([.C81];1);LOWER(LEFT([.C81];1)))" office:value-type="string" office:string-value="s" calcext:value-type="string">
            <text:p>s</text:p>
          </table:table-cell>
          <table:table-cell office:value-type="string" calcext:value-type="string">
            <text:p>Pink</text:p>
          </table:table-cell>
          <table:table-cell table:formula="of:=VLOOKUP([.$E81];[Colors.$A$2:.$G$11];5)" office:value-type="float" office:value="255" calcext:value-type="float">
            <text:p>255</text:p>
          </table:table-cell>
          <table:table-cell table:formula="of:=VLOOKUP([.$E81];[Colors.$A$2:.$G$11];6)" office:value-type="float" office:value="85" calcext:value-type="float">
            <text:p>85</text:p>
          </table:table-cell>
          <table:table-cell table:formula="of:=VLOOKUP([.$E81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CONCATENATE([.B81];&quot;: new Race('&quot;;[.C81];&quot;', '&quot;;[.D81];&quot;', &quot;;[.F81];&quot;, &quot;;[.G81];&quot;, &quot;;[.H81])" office:value-type="string" office:string-value="SLOWBRO: new Race('Slowbro', 's', 255, 85, 255" calcext:value-type="string">
            <text:p>SLOWBRO: new Race('Slowbro', 's', 255, 85, 255</text:p>
          </table:table-cell>
          <table:table-cell table:formula="of:=CONCATENATE(&quot;, &quot;;[.J81];&quot;, Types.&quot;;[.K81]; IF([.L81]&lt;&gt;&quot;&quot;;CONCATENATE(&quot;, Types.&quot;;[.L81]);&quot;, null&quot;); &quot;, &quot;;[.M81];&quot;, &quot;;[.N81];&quot;, &quot;;[.O81];&quot;, &quot;;[.P81];&quot;, &quot;; [.Q81])" office:value-type="string" office:string-value=", false, Types.WATER, Types.PSYCHIC, 95, 75, 110, 100, 80" calcext:value-type="string">
            <text:p>, false, Types.WATER, Types.PSYCHIC, 95, 75, 110, 100, 80</text:p>
          </table:table-cell>
          <table:table-cell table:formula="of:=CONCATENATE(&quot;, &quot;;[.R81];&quot;, &quot;;[.S81];&quot;),&quot;)" office:value-type="string" office:string-value=", 30, 164)," calcext:value-type="string">
            <text:p>, 30, 164),</text:p>
          </table:table-cell>
          <table:table-cell table:style-name="ce5" table:formula="of:=COM.MICROSOFT.CONCAT([.V81:.X81])" office:value-type="string" office:string-value="SLOWBRO: new Race('Slowbro', 's', 255, 85, 255, false, Types.WATER, Types.PSYCHIC, 95, 75, 110, 100, 80, 30, 164)," calcext:value-type="string">
            <text:p>SLOWBRO: new Race('Slowbro', 's', 255, 85, 255, false, Types.WATER, Types.PSYCHIC, 95, 75, 110, 100, 80, 30, 164),</text:p>
          </table:table-cell>
          <table:table-cell table:style-name="ce7" table:formula="of:=IF([.T81]&lt;&gt;&quot;&quot;;CONCATENATE(&quot;Races.&quot;;[.B81];&quot;.setMainEvolution(&quot;;[.U81];&quot;, Races.&quot;;[.T81];&quot;); 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[.C82])" office:value-type="string" office:string-value="MAGNEMITE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table:formula="of:=IF([.I82]=&quot;x&quot;;LEFT([.C82];1);LOWER(LEFT([.C82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2];[Colors.$A$2:.$G$11];5)" office:value-type="float" office:value="170" calcext:value-type="float">
            <text:p>170</text:p>
          </table:table-cell>
          <table:table-cell table:formula="of:=VLOOKUP([.$E82];[Colors.$A$2:.$G$11];6)" office:value-type="float" office:value="170" calcext:value-type="float">
            <text:p>170</text:p>
          </table:table-cell>
          <table:table-cell table:formula="of:=VLOOKUP([.$E8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GNETON</text:p>
          </table:table-cell>
          <table:table-cell office:value-type="float" office:value="30" calcext:value-type="float">
            <text:p>30</text:p>
          </table:table-cell>
          <table:table-cell table:formula="of:=CONCATENATE([.B82];&quot;: new Race('&quot;;[.C82];&quot;', '&quot;;[.D82];&quot;', &quot;;[.F82];&quot;, &quot;;[.G82];&quot;, &quot;;[.H82])" office:value-type="string" office:string-value="MAGNEMITE: new Race('Magnemite', 'm', 170, 170, 170" calcext:value-type="string">
            <text:p>MAGNEMITE: new Race('Magnemite', 'm', 170, 170, 170</text:p>
          </table:table-cell>
          <table:table-cell table:formula="of:=CONCATENATE(&quot;, &quot;;[.J82];&quot;, Types.&quot;;[.K82]; IF([.L82]&lt;&gt;&quot;&quot;;CONCATENATE(&quot;, Types.&quot;;[.L82]);&quot;, null&quot;); &quot;, &quot;;[.M82];&quot;, &quot;;[.N82];&quot;, &quot;;[.O82];&quot;, &quot;;[.P82];&quot;, &quot;; [.Q82])" office:value-type="string" office:string-value=", true, Types.ELECTRIC, Types.STEEL, 25, 35, 70, 95, 55" calcext:value-type="string">
            <text:p>, true, Types.ELECTRIC, Types.STEEL, 25, 35, 70, 95, 55</text:p>
          </table:table-cell>
          <table:table-cell table:formula="of:=CONCATENATE(&quot;, &quot;;[.R82];&quot;, &quot;;[.S82];&quot;),&quot;)" office:value-type="string" office:string-value=", 45, 89)," calcext:value-type="string">
            <text:p>, 45, 89),</text:p>
          </table:table-cell>
          <table:table-cell table:style-name="ce5" table:formula="of:=COM.MICROSOFT.CONCAT([.V82:.X82])" office:value-type="string" office:string-value="MAGNEMITE: new Race('Magnemite', 'm', 170, 170, 170, true, Types.ELECTRIC, Types.STEEL, 25, 35, 70, 95, 55, 45, 89)," calcext:value-type="string">
            <text:p>MAGNEMITE: new Race('Magnemite', 'm', 170, 170, 170, true, Types.ELECTRIC, Types.STEEL, 25, 35, 70, 95, 55, 45, 89),</text:p>
          </table:table-cell>
          <table:table-cell table:style-name="ce7" table:formula="of:=IF([.T82]&lt;&gt;&quot;&quot;;CONCATENATE(&quot;Races.&quot;;[.B82];&quot;.setMainEvolution(&quot;;[.U82];&quot;, Races.&quot;;[.T82];&quot;); &quot;);&quot;&quot;)" office:value-type="string" office:string-value="Races.MAGNEMITE.setMainEvolution(30, Races.MAGNETON); " calcext:value-type="string">
            <text:p>Races.MAGNEMITE.setMainEvolution(30, Races.MAGNETON);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[.C83])" office:value-type="string" office:string-value="MAGNETON" calcext:value-type="string">
            <text:p>MAGNETON</text:p>
          </table:table-cell>
          <table:table-cell office:value-type="string" calcext:value-type="string">
            <text:p>Magneton</text:p>
          </table:table-cell>
          <table:table-cell table:formula="of:=IF([.I83]=&quot;x&quot;;LEFT([.C83];1);LOWER(LEFT([.C83];1)))" office:value-type="string" office:string-value="m" calcext:value-type="string">
            <text:p>m</text:p>
          </table:table-cell>
          <table:table-cell office:value-type="string" calcext:value-type="string">
            <text:p>Gray</text:p>
          </table:table-cell>
          <table:table-cell table:formula="of:=VLOOKUP([.$E83];[Colors.$A$2:.$G$11];5)" office:value-type="float" office:value="170" calcext:value-type="float">
            <text:p>170</text:p>
          </table:table-cell>
          <table:table-cell table:formula="of:=VLOOKUP([.$E83];[Colors.$A$2:.$G$11];6)" office:value-type="float" office:value="170" calcext:value-type="float">
            <text:p>170</text:p>
          </table:table-cell>
          <table:table-cell table:formula="of:=VLOOKUP([.$E8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table:formula="of:=CONCATENATE([.B83];&quot;: new Race('&quot;;[.C83];&quot;', '&quot;;[.D83];&quot;', &quot;;[.F83];&quot;, &quot;;[.G83];&quot;, &quot;;[.H83])" office:value-type="string" office:string-value="MAGNETON: new Race('Magneton', 'm', 170, 170, 170" calcext:value-type="string">
            <text:p>MAGNETON: new Race('Magneton', 'm', 170, 170, 170</text:p>
          </table:table-cell>
          <table:table-cell table:formula="of:=CONCATENATE(&quot;, &quot;;[.J83];&quot;, Types.&quot;;[.K83]; IF([.L83]&lt;&gt;&quot;&quot;;CONCATENATE(&quot;, Types.&quot;;[.L83]);&quot;, null&quot;); &quot;, &quot;;[.M83];&quot;, &quot;;[.N83];&quot;, &quot;;[.O83];&quot;, &quot;;[.P83];&quot;, &quot;; [.Q83])" office:value-type="string" office:string-value=", true, Types.ELECTRIC, Types.STEEL, 50, 60, 95, 120, 70" calcext:value-type="string">
            <text:p>, true, Types.ELECTRIC, Types.STEEL, 50, 60, 95, 120, 70</text:p>
          </table:table-cell>
          <table:table-cell table:formula="of:=CONCATENATE(&quot;, &quot;;[.R83];&quot;, &quot;;[.S83];&quot;),&quot;)" office:value-type="string" office:string-value=", 70, 161)," calcext:value-type="string">
            <text:p>, 70, 161),</text:p>
          </table:table-cell>
          <table:table-cell table:style-name="ce5" table:formula="of:=COM.MICROSOFT.CONCAT([.V83:.X83])" office:value-type="string" office:string-value="MAGNETON: new Race('Magneton', 'm', 170, 170, 170, true, Types.ELECTRIC, Types.STEEL, 50, 60, 95, 120, 70, 70, 161)," calcext:value-type="string">
            <text:p>MAGNETON: new Race('Magneton', 'm', 170, 170, 170, true, Types.ELECTRIC, Types.STEEL, 50, 60, 95, 120, 70, 70, 161),</text:p>
          </table:table-cell>
          <table:table-cell table:style-name="ce7" table:formula="of:=IF([.T83]&lt;&gt;&quot;&quot;;CONCATENATE(&quot;Races.&quot;;[.B83];&quot;.setMainEvolution(&quot;;[.U83];&quot;, Races.&quot;;[.T83];&quot;); 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\'d</text:p>
          </table:table-cell>
          <table:table-cell table:formula="of:=IF([.I84]=&quot;x&quot;;LEFT([.C84];1);LOWER(LEFT([.C84];1)))" office:value-type="string" office:string-value="f" calcext:value-type="string">
            <text:p>f</text:p>
          </table:table-cell>
          <table:table-cell office:value-type="string" calcext:value-type="string">
            <text:p>Brown</text:p>
          </table:table-cell>
          <table:table-cell table:formula="of:=VLOOKUP([.$E84];[Colors.$A$2:.$G$11];5)" office:value-type="float" office:value="170" calcext:value-type="float">
            <text:p>170</text:p>
          </table:table-cell>
          <table:table-cell table:formula="of:=VLOOKUP([.$E84];[Colors.$A$2:.$G$11];6)" office:value-type="float" office:value="85" calcext:value-type="float">
            <text:p>85</text:p>
          </table:table-cell>
          <table:table-cell table:formula="of:=VLOOKUP([.$E8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CONCATENATE([.B84];&quot;: new Race('&quot;;[.C84];&quot;', '&quot;;[.D84];&quot;', &quot;;[.F84];&quot;, &quot;;[.G84];&quot;, &quot;;[.H84])" office:value-type="string" office:string-value="FARFETCHD: new Race('Farfetch\'d', 'f', 170, 85, 0" calcext:value-type="string">
            <text:p>FARFETCHD: new Race('Farfetch\'d', 'f', 170, 85, 0</text:p>
          </table:table-cell>
          <table:table-cell table:formula="of:=CONCATENATE(&quot;, &quot;;[.J84];&quot;, Types.&quot;;[.K84]; IF([.L84]&lt;&gt;&quot;&quot;;CONCATENATE(&quot;, Types.&quot;;[.L84]);&quot;, null&quot;); &quot;, &quot;;[.M84];&quot;, &quot;;[.N84];&quot;, &quot;;[.O84];&quot;, &quot;;[.P84];&quot;, &quot;; [.Q84])" office:value-type="string" office:string-value=", true, Types.NORMAL, Types.FLYING, 52, 65, 55, 58, 62" calcext:value-type="string">
            <text:p>, true, Types.NORMAL, Types.FLYING, 52, 65, 55, 58, 62</text:p>
          </table:table-cell>
          <table:table-cell table:formula="of:=CONCATENATE(&quot;, &quot;;[.R84];&quot;, &quot;;[.S84];&quot;),&quot;)" office:value-type="string" office:string-value=", 60, 94)," calcext:value-type="string">
            <text:p>, 60, 94),</text:p>
          </table:table-cell>
          <table:table-cell table:style-name="ce5" table:formula="of:=COM.MICROSOFT.CONCAT([.V84:.X84])" office:value-type="string" office:string-value="FARFETCHD: new Race('Farfetch\'d', 'f', 170, 85, 0, true, Types.NORMAL, Types.FLYING, 52, 65, 55, 58, 62, 60, 94)," calcext:value-type="string">
            <text:p>FARFETCHD: new Race('Farfetch\'d', 'f', 170, 85, 0, true, Types.NORMAL, Types.FLYING, 52, 65, 55, 58, 62, 60, 94),</text:p>
          </table:table-cell>
          <table:table-cell table:style-name="ce7" table:formula="of:=IF([.T84]&lt;&gt;&quot;&quot;;CONCATENATE(&quot;Races.&quot;;[.B84];&quot;.setMainEvolution(&quot;;[.U84];&quot;, Races.&quot;;[.T84];&quot;); 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[.C85])" office:value-type="string" office:string-value="DODUO" calcext:value-type="string">
            <text:p>DODUO</text:p>
          </table:table-cell>
          <table:table-cell office:value-type="string" calcext:value-type="string">
            <text:p>Doduo</text:p>
          </table:table-cell>
          <table:table-cell table:formula="of:=IF([.I85]=&quot;x&quot;;LEFT([.C85];1);LOWER(LEFT([.C85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5];[Colors.$A$2:.$G$11];5)" office:value-type="float" office:value="170" calcext:value-type="float">
            <text:p>170</text:p>
          </table:table-cell>
          <table:table-cell table:formula="of:=VLOOKUP([.$E85];[Colors.$A$2:.$G$11];6)" office:value-type="float" office:value="85" calcext:value-type="float">
            <text:p>85</text:p>
          </table:table-cell>
          <table:table-cell table:formula="of:=VLOOKUP([.$E8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ODRIO</text:p>
          </table:table-cell>
          <table:table-cell office:value-type="float" office:value="31" calcext:value-type="float">
            <text:p>31</text:p>
          </table:table-cell>
          <table:table-cell table:formula="of:=CONCATENATE([.B85];&quot;: new Race('&quot;;[.C85];&quot;', '&quot;;[.D85];&quot;', &quot;;[.F85];&quot;, &quot;;[.G85];&quot;, &quot;;[.H85])" office:value-type="string" office:string-value="DODUO: new Race('Doduo', 'd', 170, 85, 0" calcext:value-type="string">
            <text:p>DODUO: new Race('Doduo', 'd', 170, 85, 0</text:p>
          </table:table-cell>
          <table:table-cell table:formula="of:=CONCATENATE(&quot;, &quot;;[.J85];&quot;, Types.&quot;;[.K85]; IF([.L85]&lt;&gt;&quot;&quot;;CONCATENATE(&quot;, Types.&quot;;[.L85]);&quot;, null&quot;); &quot;, &quot;;[.M85];&quot;, &quot;;[.N85];&quot;, &quot;;[.O85];&quot;, &quot;;[.P85];&quot;, &quot;; [.Q85])" office:value-type="string" office:string-value=", true, Types.NORMAL, Types.FLYING, 35, 85, 45, 35, 35" calcext:value-type="string">
            <text:p>, true, Types.NORMAL, Types.FLYING, 35, 85, 45, 35, 35</text:p>
          </table:table-cell>
          <table:table-cell table:formula="of:=CONCATENATE(&quot;, &quot;;[.R85];&quot;, &quot;;[.S85];&quot;),&quot;)" office:value-type="string" office:string-value=", 75, 96)," calcext:value-type="string">
            <text:p>, 75, 96),</text:p>
          </table:table-cell>
          <table:table-cell table:style-name="ce5" table:formula="of:=COM.MICROSOFT.CONCAT([.V85:.X85])" office:value-type="string" office:string-value="DODUO: new Race('Doduo', 'd', 170, 85, 0, true, Types.NORMAL, Types.FLYING, 35, 85, 45, 35, 35, 75, 96)," calcext:value-type="string">
            <text:p>DODUO: new Race('Doduo', 'd', 170, 85, 0, true, Types.NORMAL, Types.FLYING, 35, 85, 45, 35, 35, 75, 96),</text:p>
          </table:table-cell>
          <table:table-cell table:style-name="ce7" table:formula="of:=IF([.T85]&lt;&gt;&quot;&quot;;CONCATENATE(&quot;Races.&quot;;[.B85];&quot;.setMainEvolution(&quot;;[.U85];&quot;, Races.&quot;;[.T85];&quot;); &quot;);&quot;&quot;)" office:value-type="string" office:string-value="Races.DODUO.setMainEvolution(31, Races.DODRIO); " calcext:value-type="string">
            <text:p>Races.DODUO.setMainEvolution(31, Races.DODRIO);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[.C86])" office:value-type="string" office:string-value="DODRIO" calcext:value-type="string">
            <text:p>DODRIO</text:p>
          </table:table-cell>
          <table:table-cell office:value-type="string" calcext:value-type="string">
            <text:p>Dodrio</text:p>
          </table:table-cell>
          <table:table-cell table:formula="of:=IF([.I86]=&quot;x&quot;;LEFT([.C86];1);LOWER(LEFT([.C86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86];[Colors.$A$2:.$G$11];5)" office:value-type="float" office:value="170" calcext:value-type="float">
            <text:p>170</text:p>
          </table:table-cell>
          <table:table-cell table:formula="of:=VLOOKUP([.$E86];[Colors.$A$2:.$G$11];6)" office:value-type="float" office:value="85" calcext:value-type="float">
            <text:p>85</text:p>
          </table:table-cell>
          <table:table-cell table:formula="of:=VLOOKUP([.$E8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table:formula="of:=CONCATENATE([.B86];&quot;: new Race('&quot;;[.C86];&quot;', '&quot;;[.D86];&quot;', &quot;;[.F86];&quot;, &quot;;[.G86];&quot;, &quot;;[.H86])" office:value-type="string" office:string-value="DODRIO: new Race('Dodrio', 'd', 170, 85, 0" calcext:value-type="string">
            <text:p>DODRIO: new Race('Dodrio', 'd', 170, 85, 0</text:p>
          </table:table-cell>
          <table:table-cell table:formula="of:=CONCATENATE(&quot;, &quot;;[.J86];&quot;, Types.&quot;;[.K86]; IF([.L86]&lt;&gt;&quot;&quot;;CONCATENATE(&quot;, Types.&quot;;[.L86]);&quot;, null&quot;); &quot;, &quot;;[.M86];&quot;, &quot;;[.N86];&quot;, &quot;;[.O86];&quot;, &quot;;[.P86];&quot;, &quot;; [.Q86])" office:value-type="string" office:string-value=", true, Types.NORMAL, Types.FLYING, 60, 110, 70, 60, 60" calcext:value-type="string">
            <text:p>, true, Types.NORMAL, Types.FLYING, 60, 110, 70, 60, 60</text:p>
          </table:table-cell>
          <table:table-cell table:formula="of:=CONCATENATE(&quot;, &quot;;[.R86];&quot;, &quot;;[.S86];&quot;),&quot;)" office:value-type="string" office:string-value=", 100, 158)," calcext:value-type="string">
            <text:p>, 100, 158),</text:p>
          </table:table-cell>
          <table:table-cell table:style-name="ce5" table:formula="of:=COM.MICROSOFT.CONCAT([.V86:.X86])" office:value-type="string" office:string-value="DODRIO: new Race('Dodrio', 'd', 170, 85, 0, true, Types.NORMAL, Types.FLYING, 60, 110, 70, 60, 60, 100, 158)," calcext:value-type="string">
            <text:p>DODRIO: new Race('Dodrio', 'd', 170, 85, 0, true, Types.NORMAL, Types.FLYING, 60, 110, 70, 60, 60, 100, 158),</text:p>
          </table:table-cell>
          <table:table-cell table:style-name="ce7" table:formula="of:=IF([.T86]&lt;&gt;&quot;&quot;;CONCATENATE(&quot;Races.&quot;;[.B86];&quot;.setMainEvolution(&quot;;[.U86];&quot;, Races.&quot;;[.T86];&quot;); 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[.C87])" office:value-type="string" office:string-value="SEEL" calcext:value-type="string">
            <text:p>SEEL</text:p>
          </table:table-cell>
          <table:table-cell office:value-type="string" calcext:value-type="string">
            <text:p>Seel</text:p>
          </table:table-cell>
          <table:table-cell table:formula="of:=IF([.I87]=&quot;x&quot;;LEFT([.C87];1);LOWER(LEFT([.C87];1)))" office:value-type="string" office:string-value="s" calcext:value-type="string">
            <text:p>s</text:p>
          </table:table-cell>
          <table:table-cell office:value-type="string" calcext:value-type="string">
            <text:p>White</text:p>
          </table:table-cell>
          <table:table-cell table:formula="of:=VLOOKUP([.$E87];[Colors.$A$2:.$G$11];5)" office:value-type="float" office:value="255" calcext:value-type="float">
            <text:p>255</text:p>
          </table:table-cell>
          <table:table-cell table:formula="of:=VLOOKUP([.$E87];[Colors.$A$2:.$G$11];6)" office:value-type="float" office:value="255" calcext:value-type="float">
            <text:p>255</text:p>
          </table:table-cell>
          <table:table-cell table:formula="of:=VLOOKUP([.$E8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WGONG</text:p>
          </table:table-cell>
          <table:table-cell office:value-type="float" office:value="34" calcext:value-type="float">
            <text:p>34</text:p>
          </table:table-cell>
          <table:table-cell table:formula="of:=CONCATENATE([.B87];&quot;: new Race('&quot;;[.C87];&quot;', '&quot;;[.D87];&quot;', &quot;;[.F87];&quot;, &quot;;[.G87];&quot;, &quot;;[.H87])" office:value-type="string" office:string-value="SEEL: new Race('Seel', 's', 255, 255, 255" calcext:value-type="string">
            <text:p>SEEL: new Race('Seel', 's', 255, 255, 255</text:p>
          </table:table-cell>
          <table:table-cell table:formula="of:=CONCATENATE(&quot;, &quot;;[.J87];&quot;, Types.&quot;;[.K87]; IF([.L87]&lt;&gt;&quot;&quot;;CONCATENATE(&quot;, Types.&quot;;[.L87]);&quot;, null&quot;); &quot;, &quot;;[.M87];&quot;, &quot;;[.N87];&quot;, &quot;;[.O87];&quot;, &quot;;[.P87];&quot;, &quot;; [.Q87])" office:value-type="string" office:string-value=", false, Types.WATER, null, 65, 45, 55, 45, 70" calcext:value-type="string">
            <text:p>, false, Types.WATER, null, 65, 45, 55, 45, 70</text:p>
          </table:table-cell>
          <table:table-cell table:formula="of:=CONCATENATE(&quot;, &quot;;[.R87];&quot;, &quot;;[.S87];&quot;),&quot;)" office:value-type="string" office:string-value=", 45, 100)," calcext:value-type="string">
            <text:p>, 45, 100),</text:p>
          </table:table-cell>
          <table:table-cell table:style-name="ce5" table:formula="of:=COM.MICROSOFT.CONCAT([.V87:.X87])" office:value-type="string" office:string-value="SEEL: new Race('Seel', 's', 255, 255, 255, false, Types.WATER, null, 65, 45, 55, 45, 70, 45, 100)," calcext:value-type="string">
            <text:p>SEEL: new Race('Seel', 's', 255, 255, 255, false, Types.WATER, null, 65, 45, 55, 45, 70, 45, 100),</text:p>
          </table:table-cell>
          <table:table-cell table:style-name="ce7" table:formula="of:=IF([.T87]&lt;&gt;&quot;&quot;;CONCATENATE(&quot;Races.&quot;;[.B87];&quot;.setMainEvolution(&quot;;[.U87];&quot;, Races.&quot;;[.T87];&quot;); &quot;);&quot;&quot;)" office:value-type="string" office:string-value="Races.SEEL.setMainEvolution(34, Races.DEWGONG); " calcext:value-type="string">
            <text:p>Races.SEEL.setMainEvolution(34, Races.DEWGONG);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[.C88])" office:value-type="string" office:string-value="DEWGONG" calcext:value-type="string">
            <text:p>DEWGONG</text:p>
          </table:table-cell>
          <table:table-cell office:value-type="string" calcext:value-type="string">
            <text:p>Dewgong</text:p>
          </table:table-cell>
          <table:table-cell table:formula="of:=IF([.I88]=&quot;x&quot;;LEFT([.C88];1);LOWER(LEFT([.C88];1)))" office:value-type="string" office:string-value="d" calcext:value-type="string">
            <text:p>d</text:p>
          </table:table-cell>
          <table:table-cell office:value-type="string" calcext:value-type="string">
            <text:p>White</text:p>
          </table:table-cell>
          <table:table-cell table:formula="of:=VLOOKUP([.$E88];[Colors.$A$2:.$G$11];5)" office:value-type="float" office:value="255" calcext:value-type="float">
            <text:p>255</text:p>
          </table:table-cell>
          <table:table-cell table:formula="of:=VLOOKUP([.$E88];[Colors.$A$2:.$G$11];6)" office:value-type="float" office:value="255" calcext:value-type="float">
            <text:p>255</text:p>
          </table:table-cell>
          <table:table-cell table:formula="of:=VLOOKUP([.$E8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CONCATENATE([.B88];&quot;: new Race('&quot;;[.C88];&quot;', '&quot;;[.D88];&quot;', &quot;;[.F88];&quot;, &quot;;[.G88];&quot;, &quot;;[.H88])" office:value-type="string" office:string-value="DEWGONG: new Race('Dewgong', 'd', 255, 255, 255" calcext:value-type="string">
            <text:p>DEWGONG: new Race('Dewgong', 'd', 255, 255, 255</text:p>
          </table:table-cell>
          <table:table-cell table:formula="of:=CONCATENATE(&quot;, &quot;;[.J88];&quot;, Types.&quot;;[.K88]; IF([.L88]&lt;&gt;&quot;&quot;;CONCATENATE(&quot;, Types.&quot;;[.L88]);&quot;, null&quot;); &quot;, &quot;;[.M88];&quot;, &quot;;[.N88];&quot;, &quot;;[.O88];&quot;, &quot;;[.P88];&quot;, &quot;; [.Q88])" office:value-type="string" office:string-value=", true, Types.WATER, Types.ICE, 90, 70, 80, 70, 95" calcext:value-type="string">
            <text:p>, true, Types.WATER, Types.ICE, 90, 70, 80, 70, 95</text:p>
          </table:table-cell>
          <table:table-cell table:formula="of:=CONCATENATE(&quot;, &quot;;[.R88];&quot;, &quot;;[.S88];&quot;),&quot;)" office:value-type="string" office:string-value=", 70, 176)," calcext:value-type="string">
            <text:p>, 70, 176),</text:p>
          </table:table-cell>
          <table:table-cell table:style-name="ce5" table:formula="of:=COM.MICROSOFT.CONCAT([.V88:.X88])" office:value-type="string" office:string-value="DEWGONG: new Race('Dewgong', 'd', 255, 255, 255, true, Types.WATER, Types.ICE, 90, 70, 80, 70, 95, 70, 176)," calcext:value-type="string">
            <text:p>DEWGONG: new Race('Dewgong', 'd', 255, 255, 255, true, Types.WATER, Types.ICE, 90, 70, 80, 70, 95, 70, 176),</text:p>
          </table:table-cell>
          <table:table-cell table:style-name="ce7" table:formula="of:=IF([.T88]&lt;&gt;&quot;&quot;;CONCATENATE(&quot;Races.&quot;;[.B88];&quot;.setMainEvolution(&quot;;[.U88];&quot;, Races.&quot;;[.T88];&quot;); 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[.C89])" office:value-type="string" office:string-value="GRIMER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formula="of:=IF([.I89]=&quot;x&quot;;LEFT([.C89];1);LOWER(LEFT([.C89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89];[Colors.$A$2:.$G$11];5)" office:value-type="float" office:value="170" calcext:value-type="float">
            <text:p>170</text:p>
          </table:table-cell>
          <table:table-cell table:formula="of:=VLOOKUP([.$E89];[Colors.$A$2:.$G$11];6)" office:value-type="float" office:value="0" calcext:value-type="float">
            <text:p>0</text:p>
          </table:table-cell>
          <table:table-cell table:formula="of:=VLOOKUP([.$E89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K</text:p>
          </table:table-cell>
          <table:table-cell office:value-type="float" office:value="38" calcext:value-type="float">
            <text:p>38</text:p>
          </table:table-cell>
          <table:table-cell table:formula="of:=CONCATENATE([.B89];&quot;: new Race('&quot;;[.C89];&quot;', '&quot;;[.D89];&quot;', &quot;;[.F89];&quot;, &quot;;[.G89];&quot;, &quot;;[.H89])" office:value-type="string" office:string-value="GRIMER: new Race('Grimer', 'g', 170, 0, 170" calcext:value-type="string">
            <text:p>GRIMER: new Race('Grimer', 'g', 170, 0, 170</text:p>
          </table:table-cell>
          <table:table-cell table:formula="of:=CONCATENATE(&quot;, &quot;;[.J89];&quot;, Types.&quot;;[.K89]; IF([.L89]&lt;&gt;&quot;&quot;;CONCATENATE(&quot;, Types.&quot;;[.L89]);&quot;, null&quot;); &quot;, &quot;;[.M89];&quot;, &quot;;[.N89];&quot;, &quot;;[.O89];&quot;, &quot;;[.P89];&quot;, &quot;; [.Q89])" office:value-type="string" office:string-value=", true, Types.POISON, null, 80, 80, 50, 40, 50" calcext:value-type="string">
            <text:p>, true, Types.POISON, null, 80, 80, 50, 40, 50</text:p>
          </table:table-cell>
          <table:table-cell table:formula="of:=CONCATENATE(&quot;, &quot;;[.R89];&quot;, &quot;;[.S89];&quot;),&quot;)" office:value-type="string" office:string-value=", 25, 90)," calcext:value-type="string">
            <text:p>, 25, 90),</text:p>
          </table:table-cell>
          <table:table-cell table:style-name="ce5" table:formula="of:=COM.MICROSOFT.CONCAT([.V89:.X89])" office:value-type="string" office:string-value="GRIMER: new Race('Grimer', 'g', 170, 0, 170, true, Types.POISON, null, 80, 80, 50, 40, 50, 25, 90)," calcext:value-type="string">
            <text:p>GRIMER: new Race('Grimer', 'g', 170, 0, 170, true, Types.POISON, null, 80, 80, 50, 40, 50, 25, 90),</text:p>
          </table:table-cell>
          <table:table-cell table:style-name="ce7" table:formula="of:=IF([.T89]&lt;&gt;&quot;&quot;;CONCATENATE(&quot;Races.&quot;;[.B89];&quot;.setMainEvolution(&quot;;[.U89];&quot;, Races.&quot;;[.T89];&quot;); &quot;);&quot;&quot;)" office:value-type="string" office:string-value="Races.GRIMER.setMainEvolution(38, Races.MUK); " calcext:value-type="string">
            <text:p>Races.GRIMER.setMainEvolution(38, Races.MUK);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[.C90])" office:value-type="string" office:string-value="MUK" calcext:value-type="string">
            <text:p>MUK</text:p>
          </table:table-cell>
          <table:table-cell office:value-type="string" calcext:value-type="string">
            <text:p>Muk</text:p>
          </table:table-cell>
          <table:table-cell table:formula="of:=IF([.I90]=&quot;x&quot;;LEFT([.C90];1);LOWER(LEFT([.C90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90];[Colors.$A$2:.$G$11];5)" office:value-type="float" office:value="170" calcext:value-type="float">
            <text:p>170</text:p>
          </table:table-cell>
          <table:table-cell table:formula="of:=VLOOKUP([.$E90];[Colors.$A$2:.$G$11];6)" office:value-type="float" office:value="0" calcext:value-type="float">
            <text:p>0</text:p>
          </table:table-cell>
          <table:table-cell table:formula="of:=VLOOKUP([.$E9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CONCATENATE([.B90];&quot;: new Race('&quot;;[.C90];&quot;', '&quot;;[.D90];&quot;', &quot;;[.F90];&quot;, &quot;;[.G90];&quot;, &quot;;[.H90])" office:value-type="string" office:string-value="MUK: new Race('Muk', 'm', 170, 0, 170" calcext:value-type="string">
            <text:p>MUK: new Race('Muk', 'm', 170, 0, 170</text:p>
          </table:table-cell>
          <table:table-cell table:formula="of:=CONCATENATE(&quot;, &quot;;[.J90];&quot;, Types.&quot;;[.K90]; IF([.L90]&lt;&gt;&quot;&quot;;CONCATENATE(&quot;, Types.&quot;;[.L90]);&quot;, null&quot;); &quot;, &quot;;[.M90];&quot;, &quot;;[.N90];&quot;, &quot;;[.O90];&quot;, &quot;;[.P90];&quot;, &quot;; [.Q90])" office:value-type="string" office:string-value=", true, Types.POISON, null, 105, 105, 75, 65, 100" calcext:value-type="string">
            <text:p>, true, Types.POISON, null, 105, 105, 75, 65, 100</text:p>
          </table:table-cell>
          <table:table-cell table:formula="of:=CONCATENATE(&quot;, &quot;;[.R90];&quot;, &quot;;[.S90];&quot;),&quot;)" office:value-type="string" office:string-value=", 50, 157)," calcext:value-type="string">
            <text:p>, 50, 157),</text:p>
          </table:table-cell>
          <table:table-cell table:style-name="ce5" table:formula="of:=COM.MICROSOFT.CONCAT([.V90:.X90])" office:value-type="string" office:string-value="MUK: new Race('Muk', 'm', 170, 0, 170, true, Types.POISON, null, 105, 105, 75, 65, 100, 50, 157)," calcext:value-type="string">
            <text:p>MUK: new Race('Muk', 'm', 170, 0, 170, true, Types.POISON, null, 105, 105, 75, 65, 100, 50, 157),</text:p>
          </table:table-cell>
          <table:table-cell table:style-name="ce7" table:formula="of:=IF([.T90]&lt;&gt;&quot;&quot;;CONCATENATE(&quot;Races.&quot;;[.B90];&quot;.setMainEvolution(&quot;;[.U90];&quot;, Races.&quot;;[.T90];&quot;); 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[.C91])" office:value-type="string" office:string-value="SHELLDER" calcext:value-type="string">
            <text:p>SHELLDER</text:p>
          </table:table-cell>
          <table:table-cell office:value-type="string" calcext:value-type="string">
            <text:p>Shellder</text:p>
          </table:table-cell>
          <table:table-cell table:formula="of:=IF([.I91]=&quot;x&quot;;LEFT([.C91];1);LOWER(LEFT([.C91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91];[Colors.$A$2:.$G$11];5)" office:value-type="float" office:value="170" calcext:value-type="float">
            <text:p>170</text:p>
          </table:table-cell>
          <table:table-cell table:formula="of:=VLOOKUP([.$E91];[Colors.$A$2:.$G$11];6)" office:value-type="float" office:value="0" calcext:value-type="float">
            <text:p>0</text:p>
          </table:table-cell>
          <table:table-cell table:formula="of:=VLOOKUP([.$E91];[Colors.$A$2:.$G$11];7)" office:value-type="float" office:value="170" calcext:value-type="float">
            <text:p>17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formula="of:=CONCATENATE([.B91];&quot;: new Race('&quot;;[.C91];&quot;', '&quot;;[.D91];&quot;', &quot;;[.F91];&quot;, &quot;;[.G91];&quot;, &quot;;[.H91])" office:value-type="string" office:string-value="SHELLDER: new Race('Shellder', 's', 170, 0, 170" calcext:value-type="string">
            <text:p>SHELLDER: new Race('Shellder', 's', 170, 0, 170</text:p>
          </table:table-cell>
          <table:table-cell table:formula="of:=CONCATENATE(&quot;, &quot;;[.J91];&quot;, Types.&quot;;[.K91]; IF([.L91]&lt;&gt;&quot;&quot;;CONCATENATE(&quot;, Types.&quot;;[.L91]);&quot;, null&quot;); &quot;, &quot;;[.M91];&quot;, &quot;;[.N91];&quot;, &quot;;[.O91];&quot;, &quot;;[.P91];&quot;, &quot;; [.Q91])" office:value-type="string" office:string-value=", false, Types.WATER, null, 30, 65, 100, 45, 25" calcext:value-type="string">
            <text:p>, false, Types.WATER, null, 30, 65, 100, 45, 25</text:p>
          </table:table-cell>
          <table:table-cell table:formula="of:=CONCATENATE(&quot;, &quot;;[.R91];&quot;, &quot;;[.S91];&quot;),&quot;)" office:value-type="string" office:string-value=", 40, 97)," calcext:value-type="string">
            <text:p>, 40, 97),</text:p>
          </table:table-cell>
          <table:table-cell table:style-name="ce5" table:formula="of:=COM.MICROSOFT.CONCAT([.V91:.X91])" office:value-type="string" office:string-value="SHELLDER: new Race('Shellder', 's', 170, 0, 170, false, Types.WATER, null, 30, 65, 100, 45, 25, 40, 97)," calcext:value-type="string">
            <text:p>SHELLDER: new Race('Shellder', 's', 170, 0, 170, false, Types.WATER, null, 30, 65, 100, 45, 25, 40, 97),</text:p>
          </table:table-cell>
          <table:table-cell table:style-name="ce7" table:formula="of:=IF([.T91]&lt;&gt;&quot;&quot;;CONCATENATE(&quot;Races.&quot;;[.B91];&quot;.setMainEvolution(&quot;;[.U91];&quot;, Races.&quot;;[.T91];&quot;); 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[.C92])" office:value-type="string" office:string-value="CLOYSTER" calcext:value-type="string">
            <text:p>CLOYSTER</text:p>
          </table:table-cell>
          <table:table-cell office:value-type="string" calcext:value-type="string">
            <text:p>Cloyster</text:p>
          </table:table-cell>
          <table:table-cell table:formula="of:=IF([.I92]=&quot;x&quot;;LEFT([.C92];1);LOWER(LEFT([.C92];1)))" office:value-type="string" office:string-value="c" calcext:value-type="string">
            <text:p>c</text:p>
          </table:table-cell>
          <table:table-cell office:value-type="string" calcext:value-type="string">
            <text:p>Purple</text:p>
          </table:table-cell>
          <table:table-cell table:formula="of:=VLOOKUP([.$E92];[Colors.$A$2:.$G$11];5)" office:value-type="float" office:value="170" calcext:value-type="float">
            <text:p>170</text:p>
          </table:table-cell>
          <table:table-cell table:formula="of:=VLOOKUP([.$E92];[Colors.$A$2:.$G$11];6)" office:value-type="float" office:value="0" calcext:value-type="float">
            <text:p>0</text:p>
          </table:table-cell>
          <table:table-cell table:formula="of:=VLOOKUP([.$E9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table:formula="of:=CONCATENATE([.B92];&quot;: new Race('&quot;;[.C92];&quot;', '&quot;;[.D92];&quot;', &quot;;[.F92];&quot;, &quot;;[.G92];&quot;, &quot;;[.H92])" office:value-type="string" office:string-value="CLOYSTER: new Race('Cloyster', 'c', 170, 0, 170" calcext:value-type="string">
            <text:p>CLOYSTER: new Race('Cloyster', 'c', 170, 0, 170</text:p>
          </table:table-cell>
          <table:table-cell table:formula="of:=CONCATENATE(&quot;, &quot;;[.J92];&quot;, Types.&quot;;[.K92]; IF([.L92]&lt;&gt;&quot;&quot;;CONCATENATE(&quot;, Types.&quot;;[.L92]);&quot;, null&quot;); &quot;, &quot;;[.M92];&quot;, &quot;;[.N92];&quot;, &quot;;[.O92];&quot;, &quot;;[.P92];&quot;, &quot;; [.Q92])" office:value-type="string" office:string-value=", true, Types.WATER, Types.ICE, 50, 90, 180, 85, 45" calcext:value-type="string">
            <text:p>, true, Types.WATER, Types.ICE, 50, 90, 180, 85, 45</text:p>
          </table:table-cell>
          <table:table-cell table:formula="of:=CONCATENATE(&quot;, &quot;;[.R92];&quot;, &quot;;[.S92];&quot;),&quot;)" office:value-type="string" office:string-value=", 70, 203)," calcext:value-type="string">
            <text:p>, 70, 203),</text:p>
          </table:table-cell>
          <table:table-cell table:style-name="ce5" table:formula="of:=COM.MICROSOFT.CONCAT([.V92:.X92])" office:value-type="string" office:string-value="CLOYSTER: new Race('Cloyster', 'c', 170, 0, 170, true, Types.WATER, Types.ICE, 50, 90, 180, 85, 45, 70, 203)," calcext:value-type="string">
            <text:p>CLOYSTER: new Race('Cloyster', 'c', 170, 0, 170, true, Types.WATER, Types.ICE, 50, 90, 180, 85, 45, 70, 203),</text:p>
          </table:table-cell>
          <table:table-cell table:style-name="ce7" table:formula="of:=IF([.T92]&lt;&gt;&quot;&quot;;CONCATENATE(&quot;Races.&quot;;[.B92];&quot;.setMainEvolution(&quot;;[.U92];&quot;, Races.&quot;;[.T92];&quot;); 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[.C93])" office:value-type="string" office:string-value="GASTLY" calcext:value-type="string">
            <text:p>GASTLY</text:p>
          </table:table-cell>
          <table:table-cell office:value-type="string" calcext:value-type="string">
            <text:p>Gastly</text:p>
          </table:table-cell>
          <table:table-cell table:formula="of:=IF([.I93]=&quot;x&quot;;LEFT([.C93];1);LOWER(LEFT([.C93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3];[Colors.$A$2:.$G$11];5)" office:value-type="float" office:value="170" calcext:value-type="float">
            <text:p>170</text:p>
          </table:table-cell>
          <table:table-cell table:formula="of:=VLOOKUP([.$E93];[Colors.$A$2:.$G$11];6)" office:value-type="float" office:value="0" calcext:value-type="float">
            <text:p>0</text:p>
          </table:table-cell>
          <table:table-cell table:formula="of:=VLOOKUP([.$E9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UNTER</text:p>
          </table:table-cell>
          <table:table-cell office:value-type="float" office:value="25" calcext:value-type="float">
            <text:p>25</text:p>
          </table:table-cell>
          <table:table-cell table:formula="of:=CONCATENATE([.B93];&quot;: new Race('&quot;;[.C93];&quot;', '&quot;;[.D93];&quot;', &quot;;[.F93];&quot;, &quot;;[.G93];&quot;, &quot;;[.H93])" office:value-type="string" office:string-value="GASTLY: new Race('Gastly', 'g', 170, 0, 170" calcext:value-type="string">
            <text:p>GASTLY: new Race('Gastly', 'g', 170, 0, 170</text:p>
          </table:table-cell>
          <table:table-cell table:formula="of:=CONCATENATE(&quot;, &quot;;[.J93];&quot;, Types.&quot;;[.K93]; IF([.L93]&lt;&gt;&quot;&quot;;CONCATENATE(&quot;, Types.&quot;;[.L93]);&quot;, null&quot;); &quot;, &quot;;[.M93];&quot;, &quot;;[.N93];&quot;, &quot;;[.O93];&quot;, &quot;;[.P93];&quot;, &quot;; [.Q93])" office:value-type="string" office:string-value=", true, Types.GHOST, Types.POISON, 30, 35, 30, 100, 35" calcext:value-type="string">
            <text:p>, true, Types.GHOST, Types.POISON, 30, 35, 30, 100, 35</text:p>
          </table:table-cell>
          <table:table-cell table:formula="of:=CONCATENATE(&quot;, &quot;;[.R93];&quot;, &quot;;[.S93];&quot;),&quot;)" office:value-type="string" office:string-value=", 80, 95)," calcext:value-type="string">
            <text:p>, 80, 95),</text:p>
          </table:table-cell>
          <table:table-cell table:style-name="ce5" table:formula="of:=COM.MICROSOFT.CONCAT([.V93:.X93])" office:value-type="string" office:string-value="GASTLY: new Race('Gastly', 'g', 170, 0, 170, true, Types.GHOST, Types.POISON, 30, 35, 30, 100, 35, 80, 95)," calcext:value-type="string">
            <text:p>GASTLY: new Race('Gastly', 'g', 170, 0, 170, true, Types.GHOST, Types.POISON, 30, 35, 30, 100, 35, 80, 95),</text:p>
          </table:table-cell>
          <table:table-cell table:style-name="ce7" table:formula="of:=IF([.T93]&lt;&gt;&quot;&quot;;CONCATENATE(&quot;Races.&quot;;[.B93];&quot;.setMainEvolution(&quot;;[.U93];&quot;, Races.&quot;;[.T93];&quot;); &quot;);&quot;&quot;)" office:value-type="string" office:string-value="Races.GASTLY.setMainEvolution(25, Races.HAUNTER); " calcext:value-type="string">
            <text:p>Races.GASTLY.setMainEvolution(25, Races.HAUNTER);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[.C94])" office:value-type="string" office:string-value="HAUNTER" calcext:value-type="string">
            <text:p>HAUNTER</text:p>
          </table:table-cell>
          <table:table-cell office:value-type="string" calcext:value-type="string">
            <text:p>Haunter</text:p>
          </table:table-cell>
          <table:table-cell table:formula="of:=IF([.I94]=&quot;x&quot;;LEFT([.C94];1);LOWER(LEFT([.C94];1)))" office:value-type="string" office:string-value="h" calcext:value-type="string">
            <text:p>h</text:p>
          </table:table-cell>
          <table:table-cell office:value-type="string" calcext:value-type="string">
            <text:p>Purple</text:p>
          </table:table-cell>
          <table:table-cell table:formula="of:=VLOOKUP([.$E94];[Colors.$A$2:.$G$11];5)" office:value-type="float" office:value="170" calcext:value-type="float">
            <text:p>170</text:p>
          </table:table-cell>
          <table:table-cell table:formula="of:=VLOOKUP([.$E94];[Colors.$A$2:.$G$11];6)" office:value-type="float" office:value="0" calcext:value-type="float">
            <text:p>0</text:p>
          </table:table-cell>
          <table:table-cell table:formula="of:=VLOOKUP([.$E94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formula="of:=CONCATENATE([.B94];&quot;: new Race('&quot;;[.C94];&quot;', '&quot;;[.D94];&quot;', &quot;;[.F94];&quot;, &quot;;[.G94];&quot;, &quot;;[.H94])" office:value-type="string" office:string-value="HAUNTER: new Race('Haunter', 'h', 170, 0, 170" calcext:value-type="string">
            <text:p>HAUNTER: new Race('Haunter', 'h', 170, 0, 170</text:p>
          </table:table-cell>
          <table:table-cell table:formula="of:=CONCATENATE(&quot;, &quot;;[.J94];&quot;, Types.&quot;;[.K94]; IF([.L94]&lt;&gt;&quot;&quot;;CONCATENATE(&quot;, Types.&quot;;[.L94]);&quot;, null&quot;); &quot;, &quot;;[.M94];&quot;, &quot;;[.N94];&quot;, &quot;;[.O94];&quot;, &quot;;[.P94];&quot;, &quot;; [.Q94])" office:value-type="string" office:string-value=", true, Types.GHOST, Types.POISON, 45, 50, 45, 115, 55" calcext:value-type="string">
            <text:p>, true, Types.GHOST, Types.POISON, 45, 50, 45, 115, 55</text:p>
          </table:table-cell>
          <table:table-cell table:formula="of:=CONCATENATE(&quot;, &quot;;[.R94];&quot;, &quot;;[.S94];&quot;),&quot;)" office:value-type="string" office:string-value=", 95, 126)," calcext:value-type="string">
            <text:p>, 95, 126),</text:p>
          </table:table-cell>
          <table:table-cell table:style-name="ce5" table:formula="of:=COM.MICROSOFT.CONCAT([.V94:.X94])" office:value-type="string" office:string-value="HAUNTER: new Race('Haunter', 'h', 170, 0, 170, true, Types.GHOST, Types.POISON, 45, 50, 45, 115, 55, 95, 126)," calcext:value-type="string">
            <text:p>HAUNTER: new Race('Haunter', 'h', 170, 0, 170, true, Types.GHOST, Types.POISON, 45, 50, 45, 115, 55, 95, 126),</text:p>
          </table:table-cell>
          <table:table-cell table:style-name="ce7" table:formula="of:=IF([.T94]&lt;&gt;&quot;&quot;;CONCATENATE(&quot;Races.&quot;;[.B94];&quot;.setMainEvolution(&quot;;[.U94];&quot;, Races.&quot;;[.T94];&quot;); 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[.C95])" office:value-type="string" office:string-value="GENGAR" calcext:value-type="string">
            <text:p>GENGAR</text:p>
          </table:table-cell>
          <table:table-cell office:value-type="string" calcext:value-type="string">
            <text:p>Gengar</text:p>
          </table:table-cell>
          <table:table-cell table:formula="of:=IF([.I95]=&quot;x&quot;;LEFT([.C95];1);LOWER(LEFT([.C95];1)))" office:value-type="string" office:string-value="G" calcext:value-type="string">
            <text:p>G</text:p>
          </table:table-cell>
          <table:table-cell office:value-type="string" calcext:value-type="string">
            <text:p>Purple</text:p>
          </table:table-cell>
          <table:table-cell table:formula="of:=VLOOKUP([.$E95];[Colors.$A$2:.$G$11];5)" office:value-type="float" office:value="170" calcext:value-type="float">
            <text:p>170</text:p>
          </table:table-cell>
          <table:table-cell table:formula="of:=VLOOKUP([.$E95];[Colors.$A$2:.$G$11];6)" office:value-type="float" office:value="0" calcext:value-type="float">
            <text:p>0</text:p>
          </table:table-cell>
          <table:table-cell table:formula="of:=VLOOKUP([.$E95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CONCATENATE([.B95];&quot;: new Race('&quot;;[.C95];&quot;', '&quot;;[.D95];&quot;', &quot;;[.F95];&quot;, &quot;;[.G95];&quot;, &quot;;[.H95])" office:value-type="string" office:string-value="GENGAR: new Race('Gengar', 'G', 170, 0, 170" calcext:value-type="string">
            <text:p>GENGAR: new Race('Gengar', 'G', 170, 0, 170</text:p>
          </table:table-cell>
          <table:table-cell table:formula="of:=CONCATENATE(&quot;, &quot;;[.J95];&quot;, Types.&quot;;[.K95]; IF([.L95]&lt;&gt;&quot;&quot;;CONCATENATE(&quot;, Types.&quot;;[.L95]);&quot;, null&quot;); &quot;, &quot;;[.M95];&quot;, &quot;;[.N95];&quot;, &quot;;[.O95];&quot;, &quot;;[.P95];&quot;, &quot;; [.Q95])" office:value-type="string" office:string-value=", true, Types.GHOST, Types.POISON, 60, 65, 60, 130, 75" calcext:value-type="string">
            <text:p>, true, Types.GHOST, Types.POISON, 60, 65, 60, 130, 75</text:p>
          </table:table-cell>
          <table:table-cell table:formula="of:=CONCATENATE(&quot;, &quot;;[.R95];&quot;, &quot;;[.S95];&quot;),&quot;)" office:value-type="string" office:string-value=", 110, 190)," calcext:value-type="string">
            <text:p>, 110, 190),</text:p>
          </table:table-cell>
          <table:table-cell table:style-name="ce5" table:formula="of:=COM.MICROSOFT.CONCAT([.V95:.X95])" office:value-type="string" office:string-value="GENGAR: new Race('Gengar', 'G', 170, 0, 170, true, Types.GHOST, Types.POISON, 60, 65, 60, 130, 75, 110, 190)," calcext:value-type="string">
            <text:p>GENGAR: new Race('Gengar', 'G', 170, 0, 170, true, Types.GHOST, Types.POISON, 60, 65, 60, 130, 75, 110, 190),</text:p>
          </table:table-cell>
          <table:table-cell table:style-name="ce7" table:formula="of:=IF([.T95]&lt;&gt;&quot;&quot;;CONCATENATE(&quot;Races.&quot;;[.B95];&quot;.setMainEvolution(&quot;;[.U95];&quot;, Races.&quot;;[.T95];&quot;); 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[.C96])" office:value-type="string" office:string-value="ONIX" calcext:value-type="string">
            <text:p>ONIX</text:p>
          </table:table-cell>
          <table:table-cell office:value-type="string" calcext:value-type="string">
            <text:p>Onix</text:p>
          </table:table-cell>
          <table:table-cell table:formula="of:=IF([.I96]=&quot;x&quot;;LEFT([.C96];1);LOWER(LEFT([.C96];1)))" office:value-type="string" office:string-value="O" calcext:value-type="string">
            <text:p>O</text:p>
          </table:table-cell>
          <table:table-cell office:value-type="string" calcext:value-type="string">
            <text:p>Gray</text:p>
          </table:table-cell>
          <table:table-cell table:formula="of:=VLOOKUP([.$E96];[Colors.$A$2:.$G$11];5)" office:value-type="float" office:value="170" calcext:value-type="float">
            <text:p>170</text:p>
          </table:table-cell>
          <table:table-cell table:formula="of:=VLOOKUP([.$E96];[Colors.$A$2:.$G$11];6)" office:value-type="float" office:value="170" calcext:value-type="float">
            <text:p>170</text:p>
          </table:table-cell>
          <table:table-cell table:formula="of:=VLOOKUP([.$E96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formula="of:=CONCATENATE([.B96];&quot;: new Race('&quot;;[.C96];&quot;', '&quot;;[.D96];&quot;', &quot;;[.F96];&quot;, &quot;;[.G96];&quot;, &quot;;[.H96])" office:value-type="string" office:string-value="ONIX: new Race('Onix', 'O', 170, 170, 170" calcext:value-type="string">
            <text:p>ONIX: new Race('Onix', 'O', 170, 170, 170</text:p>
          </table:table-cell>
          <table:table-cell table:formula="of:=CONCATENATE(&quot;, &quot;;[.J96];&quot;, Types.&quot;;[.K96]; IF([.L96]&lt;&gt;&quot;&quot;;CONCATENATE(&quot;, Types.&quot;;[.L96]);&quot;, null&quot;); &quot;, &quot;;[.M96];&quot;, &quot;;[.N96];&quot;, &quot;;[.O96];&quot;, &quot;;[.P96];&quot;, &quot;; [.Q96])" office:value-type="string" office:string-value=", true, Types.ROCK, Types.GROUND, 35, 45, 160, 30, 45" calcext:value-type="string">
            <text:p>, true, Types.ROCK, Types.GROUND, 35, 45, 160, 30, 45</text:p>
          </table:table-cell>
          <table:table-cell table:formula="of:=CONCATENATE(&quot;, &quot;;[.R96];&quot;, &quot;;[.S96];&quot;),&quot;)" office:value-type="string" office:string-value=", 70, 108)," calcext:value-type="string">
            <text:p>, 70, 108),</text:p>
          </table:table-cell>
          <table:table-cell table:style-name="ce5" table:formula="of:=COM.MICROSOFT.CONCAT([.V96:.X96])" office:value-type="string" office:string-value="ONIX: new Race('Onix', 'O', 170, 170, 170, true, Types.ROCK, Types.GROUND, 35, 45, 160, 30, 45, 70, 108)," calcext:value-type="string">
            <text:p>ONIX: new Race('Onix', 'O', 170, 170, 170, true, Types.ROCK, Types.GROUND, 35, 45, 160, 30, 45, 70, 108),</text:p>
          </table:table-cell>
          <table:table-cell table:style-name="ce7" table:formula="of:=IF([.T96]&lt;&gt;&quot;&quot;;CONCATENATE(&quot;Races.&quot;;[.B96];&quot;.setMainEvolution(&quot;;[.U96];&quot;, Races.&quot;;[.T96];&quot;); 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[.C97])" office:value-type="string" office:string-value="DROWZEE" calcext:value-type="string">
            <text:p>DROWZEE</text:p>
          </table:table-cell>
          <table:table-cell office:value-type="string" calcext:value-type="string">
            <text:p>Drowzee</text:p>
          </table:table-cell>
          <table:table-cell table:formula="of:=IF([.I97]=&quot;x&quot;;LEFT([.C97];1);LOWER(LEFT([.C97];1)))" office:value-type="string" office:string-value="d" calcext:value-type="string">
            <text:p>d</text:p>
          </table:table-cell>
          <table:table-cell office:value-type="string" calcext:value-type="string">
            <text:p>Yellow</text:p>
          </table:table-cell>
          <table:table-cell table:formula="of:=VLOOKUP([.$E97];[Colors.$A$2:.$G$11];5)" office:value-type="float" office:value="255" calcext:value-type="float">
            <text:p>255</text:p>
          </table:table-cell>
          <table:table-cell table:formula="of:=VLOOKUP([.$E97];[Colors.$A$2:.$G$11];6)" office:value-type="float" office:value="255" calcext:value-type="float">
            <text:p>255</text:p>
          </table:table-cell>
          <table:table-cell table:formula="of:=VLOOKUP([.$E97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PNO</text:p>
          </table:table-cell>
          <table:table-cell office:value-type="float" office:value="26" calcext:value-type="float">
            <text:p>26</text:p>
          </table:table-cell>
          <table:table-cell table:formula="of:=CONCATENATE([.B97];&quot;: new Race('&quot;;[.C97];&quot;', '&quot;;[.D97];&quot;', &quot;;[.F97];&quot;, &quot;;[.G97];&quot;, &quot;;[.H97])" office:value-type="string" office:string-value="DROWZEE: new Race('Drowzee', 'd', 255, 255, 85" calcext:value-type="string">
            <text:p>DROWZEE: new Race('Drowzee', 'd', 255, 255, 85</text:p>
          </table:table-cell>
          <table:table-cell table:formula="of:=CONCATENATE(&quot;, &quot;;[.J97];&quot;, Types.&quot;;[.K97]; IF([.L97]&lt;&gt;&quot;&quot;;CONCATENATE(&quot;, Types.&quot;;[.L97]);&quot;, null&quot;); &quot;, &quot;;[.M97];&quot;, &quot;;[.N97];&quot;, &quot;;[.O97];&quot;, &quot;;[.P97];&quot;, &quot;; [.Q97])" office:value-type="string" office:string-value=", false, Types.PSYCHIC, null, 60, 48, 45, 43, 90" calcext:value-type="string">
            <text:p>, false, Types.PSYCHIC, null, 60, 48, 45, 43, 90</text:p>
          </table:table-cell>
          <table:table-cell table:formula="of:=CONCATENATE(&quot;, &quot;;[.R97];&quot;, &quot;;[.S97];&quot;),&quot;)" office:value-type="string" office:string-value=", 42, 102)," calcext:value-type="string">
            <text:p>, 42, 102),</text:p>
          </table:table-cell>
          <table:table-cell table:style-name="ce5" table:formula="of:=COM.MICROSOFT.CONCAT([.V97:.X97])" office:value-type="string" office:string-value="DROWZEE: new Race('Drowzee', 'd', 255, 255, 85, false, Types.PSYCHIC, null, 60, 48, 45, 43, 90, 42, 102)," calcext:value-type="string">
            <text:p>DROWZEE: new Race('Drowzee', 'd', 255, 255, 85, false, Types.PSYCHIC, null, 60, 48, 45, 43, 90, 42, 102),</text:p>
          </table:table-cell>
          <table:table-cell table:style-name="ce7" table:formula="of:=IF([.T97]&lt;&gt;&quot;&quot;;CONCATENATE(&quot;Races.&quot;;[.B97];&quot;.setMainEvolution(&quot;;[.U97];&quot;, Races.&quot;;[.T97];&quot;); &quot;);&quot;&quot;)" office:value-type="string" office:string-value="Races.DROWZEE.setMainEvolution(26, Races.HYPNO); " calcext:value-type="string">
            <text:p>Races.DROWZEE.setMainEvolution(26, Races.HYPNO);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[.C98])" office:value-type="string" office:string-value="HYPNO" calcext:value-type="string">
            <text:p>HYPNO</text:p>
          </table:table-cell>
          <table:table-cell office:value-type="string" calcext:value-type="string">
            <text:p>Hypno</text:p>
          </table:table-cell>
          <table:table-cell table:formula="of:=IF([.I98]=&quot;x&quot;;LEFT([.C98];1);LOWER(LEFT([.C98];1)))" office:value-type="string" office:string-value="h" calcext:value-type="string">
            <text:p>h</text:p>
          </table:table-cell>
          <table:table-cell office:value-type="string" calcext:value-type="string">
            <text:p>Yellow</text:p>
          </table:table-cell>
          <table:table-cell table:formula="of:=VLOOKUP([.$E98];[Colors.$A$2:.$G$11];5)" office:value-type="float" office:value="255" calcext:value-type="float">
            <text:p>255</text:p>
          </table:table-cell>
          <table:table-cell table:formula="of:=VLOOKUP([.$E98];[Colors.$A$2:.$G$11];6)" office:value-type="float" office:value="255" calcext:value-type="float">
            <text:p>255</text:p>
          </table:table-cell>
          <table:table-cell table:formula="of:=VLOOKUP([.$E98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table:formula="of:=CONCATENATE([.B98];&quot;: new Race('&quot;;[.C98];&quot;', '&quot;;[.D98];&quot;', &quot;;[.F98];&quot;, &quot;;[.G98];&quot;, &quot;;[.H98])" office:value-type="string" office:string-value="HYPNO: new Race('Hypno', 'h', 255, 255, 85" calcext:value-type="string">
            <text:p>HYPNO: new Race('Hypno', 'h', 255, 255, 85</text:p>
          </table:table-cell>
          <table:table-cell table:formula="of:=CONCATENATE(&quot;, &quot;;[.J98];&quot;, Types.&quot;;[.K98]; IF([.L98]&lt;&gt;&quot;&quot;;CONCATENATE(&quot;, Types.&quot;;[.L98]);&quot;, null&quot;); &quot;, &quot;;[.M98];&quot;, &quot;;[.N98];&quot;, &quot;;[.O98];&quot;, &quot;;[.P98];&quot;, &quot;; [.Q98])" office:value-type="string" office:string-value=", false, Types.PSYCHIC, null, 85, 73, 70, 73, 115" calcext:value-type="string">
            <text:p>, false, Types.PSYCHIC, null, 85, 73, 70, 73, 115</text:p>
          </table:table-cell>
          <table:table-cell table:formula="of:=CONCATENATE(&quot;, &quot;;[.R98];&quot;, &quot;;[.S98];&quot;),&quot;)" office:value-type="string" office:string-value=", 67, 165)," calcext:value-type="string">
            <text:p>, 67, 165),</text:p>
          </table:table-cell>
          <table:table-cell table:style-name="ce5" table:formula="of:=COM.MICROSOFT.CONCAT([.V98:.X98])" office:value-type="string" office:string-value="HYPNO: new Race('Hypno', 'h', 255, 255, 85, false, Types.PSYCHIC, null, 85, 73, 70, 73, 115, 67, 165)," calcext:value-type="string">
            <text:p>HYPNO: new Race('Hypno', 'h', 255, 255, 85, false, Types.PSYCHIC, null, 85, 73, 70, 73, 115, 67, 165),</text:p>
          </table:table-cell>
          <table:table-cell table:style-name="ce7" table:formula="of:=IF([.T98]&lt;&gt;&quot;&quot;;CONCATENATE(&quot;Races.&quot;;[.B98];&quot;.setMainEvolution(&quot;;[.U98];&quot;, Races.&quot;;[.T98];&quot;); 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[.C99])" office:value-type="string" office:string-value="KRABBY" calcext:value-type="string">
            <text:p>KRABBY</text:p>
          </table:table-cell>
          <table:table-cell office:value-type="string" calcext:value-type="string">
            <text:p>Krabby</text:p>
          </table:table-cell>
          <table:table-cell table:formula="of:=IF([.I99]=&quot;x&quot;;LEFT([.C99];1);LOWER(LEFT([.C99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99];[Colors.$A$2:.$G$11];5)" office:value-type="float" office:value="255" calcext:value-type="float">
            <text:p>255</text:p>
          </table:table-cell>
          <table:table-cell table:formula="of:=VLOOKUP([.$E99];[Colors.$A$2:.$G$11];6)" office:value-type="float" office:value="85" calcext:value-type="float">
            <text:p>85</text:p>
          </table:table-cell>
          <table:table-cell table:formula="of:=VLOOKUP([.$E9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table:formula="of:=CONCATENATE([.B99];&quot;: new Race('&quot;;[.C99];&quot;', '&quot;;[.D99];&quot;', &quot;;[.F99];&quot;, &quot;;[.G99];&quot;, &quot;;[.H99])" office:value-type="string" office:string-value="KRABBY: new Race('Krabby', 'k', 255, 85, 85" calcext:value-type="string">
            <text:p>KRABBY: new Race('Krabby', 'k', 255, 85, 85</text:p>
          </table:table-cell>
          <table:table-cell table:formula="of:=CONCATENATE(&quot;, &quot;;[.J99];&quot;, Types.&quot;;[.K99]; IF([.L99]&lt;&gt;&quot;&quot;;CONCATENATE(&quot;, Types.&quot;;[.L99]);&quot;, null&quot;); &quot;, &quot;;[.M99];&quot;, &quot;;[.N99];&quot;, &quot;;[.O99];&quot;, &quot;;[.P99];&quot;, &quot;; [.Q99])" office:value-type="string" office:string-value=", false, Types.WATER, null, 30, 105, 90, 25, 25" calcext:value-type="string">
            <text:p>, false, Types.WATER, null, 30, 105, 90, 25, 25</text:p>
          </table:table-cell>
          <table:table-cell table:formula="of:=CONCATENATE(&quot;, &quot;;[.R99];&quot;, &quot;;[.S99];&quot;),&quot;)" office:value-type="string" office:string-value=", 50, 115)," calcext:value-type="string">
            <text:p>, 50, 115),</text:p>
          </table:table-cell>
          <table:table-cell table:style-name="ce5" table:formula="of:=COM.MICROSOFT.CONCAT([.V99:.X99])" office:value-type="string" office:string-value="KRABBY: new Race('Krabby', 'k', 255, 85, 85, false, Types.WATER, null, 30, 105, 90, 25, 25, 50, 115)," calcext:value-type="string">
            <text:p>KRABBY: new Race('Krabby', 'k', 255, 85, 85, false, Types.WATER, null, 30, 105, 90, 25, 25, 50, 115),</text:p>
          </table:table-cell>
          <table:table-cell table:style-name="ce7" table:formula="of:=IF([.T99]&lt;&gt;&quot;&quot;;CONCATENATE(&quot;Races.&quot;;[.B99];&quot;.setMainEvolution(&quot;;[.U99];&quot;, Races.&quot;;[.T99];&quot;); &quot;);&quot;&quot;)" office:value-type="string" office:string-value="Races.KRABBY.setMainEvolution(28, Races.KINGLER); " calcext:value-type="string">
            <text:p>Races.KRABBY.setMainEvolution(28, Races.KINGLER);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UPPER([.C100])" office:value-type="string" office:string-value="KINGLER" calcext:value-type="string">
            <text:p>KINGLER</text:p>
          </table:table-cell>
          <table:table-cell office:value-type="string" calcext:value-type="string">
            <text:p>Kingler</text:p>
          </table:table-cell>
          <table:table-cell table:formula="of:=IF([.I100]=&quot;x&quot;;LEFT([.C100];1);LOWER(LEFT([.C100];1)))" office:value-type="string" office:string-value="K" calcext:value-type="string">
            <text:p>K</text:p>
          </table:table-cell>
          <table:table-cell office:value-type="string" calcext:value-type="string">
            <text:p>Red</text:p>
          </table:table-cell>
          <table:table-cell table:formula="of:=VLOOKUP([.$E100];[Colors.$A$2:.$G$11];5)" office:value-type="float" office:value="255" calcext:value-type="float">
            <text:p>255</text:p>
          </table:table-cell>
          <table:table-cell table:formula="of:=VLOOKUP([.$E100];[Colors.$A$2:.$G$11];6)" office:value-type="float" office:value="85" calcext:value-type="float">
            <text:p>85</text:p>
          </table:table-cell>
          <table:table-cell table:formula="of:=VLOOKUP([.$E10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CONCATENATE([.B100];&quot;: new Race('&quot;;[.C100];&quot;', '&quot;;[.D100];&quot;', &quot;;[.F100];&quot;, &quot;;[.G100];&quot;, &quot;;[.H100])" office:value-type="string" office:string-value="KINGLER: new Race('Kingler', 'K', 255, 85, 85" calcext:value-type="string">
            <text:p>KINGLER: new Race('Kingler', 'K', 255, 85, 85</text:p>
          </table:table-cell>
          <table:table-cell table:formula="of:=CONCATENATE(&quot;, &quot;;[.J100];&quot;, Types.&quot;;[.K100]; IF([.L100]&lt;&gt;&quot;&quot;;CONCATENATE(&quot;, Types.&quot;;[.L100]);&quot;, null&quot;); &quot;, &quot;;[.M100];&quot;, &quot;;[.N100];&quot;, &quot;;[.O100];&quot;, &quot;;[.P100];&quot;, &quot;; [.Q100])" office:value-type="string" office:string-value=", true, Types.WATER, null, 55, 130, 115, 50, 50" calcext:value-type="string">
            <text:p>, true, Types.WATER, null, 55, 130, 115, 50, 50</text:p>
          </table:table-cell>
          <table:table-cell table:formula="of:=CONCATENATE(&quot;, &quot;;[.R100];&quot;, &quot;;[.S100];&quot;),&quot;)" office:value-type="string" office:string-value=", 75, 206)," calcext:value-type="string">
            <text:p>, 75, 206),</text:p>
          </table:table-cell>
          <table:table-cell table:style-name="ce5" table:formula="of:=COM.MICROSOFT.CONCAT([.V100:.X100])" office:value-type="string" office:string-value="KINGLER: new Race('Kingler', 'K', 255, 85, 85, true, Types.WATER, null, 55, 130, 115, 50, 50, 75, 206)," calcext:value-type="string">
            <text:p>KINGLER: new Race('Kingler', 'K', 255, 85, 85, true, Types.WATER, null, 55, 130, 115, 50, 50, 75, 206),</text:p>
          </table:table-cell>
          <table:table-cell table:style-name="ce7" table:formula="of:=IF([.T100]&lt;&gt;&quot;&quot;;CONCATENATE(&quot;Races.&quot;;[.B100];&quot;.setMainEvolution(&quot;;[.U100];&quot;, Races.&quot;;[.T100];&quot;); 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[.C101])" office:value-type="string" office:string-value="VOLTORB" calcext:value-type="string">
            <text:p>VOLTORB</text:p>
          </table:table-cell>
          <table:table-cell office:value-type="string" calcext:value-type="string">
            <text:p>Voltorb</text:p>
          </table:table-cell>
          <table:table-cell table:formula="of:=IF([.I101]=&quot;x&quot;;LEFT([.C101];1);LOWER(LEFT([.C101];1)))" office:value-type="string" office:string-value="v" calcext:value-type="string">
            <text:p>v</text:p>
          </table:table-cell>
          <table:table-cell office:value-type="string" calcext:value-type="string">
            <text:p>Red</text:p>
          </table:table-cell>
          <table:table-cell table:formula="of:=VLOOKUP([.$E101];[Colors.$A$2:.$G$11];5)" office:value-type="float" office:value="255" calcext:value-type="float">
            <text:p>255</text:p>
          </table:table-cell>
          <table:table-cell table:formula="of:=VLOOKUP([.$E101];[Colors.$A$2:.$G$11];6)" office:value-type="float" office:value="85" calcext:value-type="float">
            <text:p>85</text:p>
          </table:table-cell>
          <table:table-cell table:formula="of:=VLOOKUP([.$E101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LECTRODE</text:p>
          </table:table-cell>
          <table:table-cell office:value-type="float" office:value="30" calcext:value-type="float">
            <text:p>30</text:p>
          </table:table-cell>
          <table:table-cell table:formula="of:=CONCATENATE([.B101];&quot;: new Race('&quot;;[.C101];&quot;', '&quot;;[.D101];&quot;', &quot;;[.F101];&quot;, &quot;;[.G101];&quot;, &quot;;[.H101])" office:value-type="string" office:string-value="VOLTORB: new Race('Voltorb', 'v', 255, 85, 85" calcext:value-type="string">
            <text:p>VOLTORB: new Race('Voltorb', 'v', 255, 85, 85</text:p>
          </table:table-cell>
          <table:table-cell table:formula="of:=CONCATENATE(&quot;, &quot;;[.J101];&quot;, Types.&quot;;[.K101]; IF([.L101]&lt;&gt;&quot;&quot;;CONCATENATE(&quot;, Types.&quot;;[.L101]);&quot;, null&quot;); &quot;, &quot;;[.M101];&quot;, &quot;;[.N101];&quot;, &quot;;[.O101];&quot;, &quot;;[.P101];&quot;, &quot;; [.Q101])" office:value-type="string" office:string-value=", true, Types.ELECTRIC, null, 40, 30, 50, 55, 55" calcext:value-type="string">
            <text:p>, true, Types.ELECTRIC, null, 40, 30, 50, 55, 55</text:p>
          </table:table-cell>
          <table:table-cell table:formula="of:=CONCATENATE(&quot;, &quot;;[.R101];&quot;, &quot;;[.S101];&quot;),&quot;)" office:value-type="string" office:string-value=", 100, 103)," calcext:value-type="string">
            <text:p>, 100, 103),</text:p>
          </table:table-cell>
          <table:table-cell table:style-name="ce5" table:formula="of:=COM.MICROSOFT.CONCAT([.V101:.X101])" office:value-type="string" office:string-value="VOLTORB: new Race('Voltorb', 'v', 255, 85, 85, true, Types.ELECTRIC, null, 40, 30, 50, 55, 55, 100, 103)," calcext:value-type="string">
            <text:p>VOLTORB: new Race('Voltorb', 'v', 255, 85, 85, true, Types.ELECTRIC, null, 40, 30, 50, 55, 55, 100, 103),</text:p>
          </table:table-cell>
          <table:table-cell table:style-name="ce7" table:formula="of:=IF([.T101]&lt;&gt;&quot;&quot;;CONCATENATE(&quot;Races.&quot;;[.B101];&quot;.setMainEvolution(&quot;;[.U101];&quot;, Races.&quot;;[.T101];&quot;); &quot;);&quot;&quot;)" office:value-type="string" office:string-value="Races.VOLTORB.setMainEvolution(30, Races.ELECTRODE); " calcext:value-type="string">
            <text:p>Races.VOLTORB.setMainEvolution(30, Races.ELECTRODE);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[.C102])" office:value-type="string" office:string-value="ELECTRODE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table:formula="of:=IF([.I102]=&quot;x&quot;;LEFT([.C102];1);LOWER(LEFT([.C102];1)))" office:value-type="string" office:string-value="E" calcext:value-type="string">
            <text:p>E</text:p>
          </table:table-cell>
          <table:table-cell office:value-type="string" calcext:value-type="string">
            <text:p>Red</text:p>
          </table:table-cell>
          <table:table-cell table:formula="of:=VLOOKUP([.$E102];[Colors.$A$2:.$G$11];5)" office:value-type="float" office:value="255" calcext:value-type="float">
            <text:p>255</text:p>
          </table:table-cell>
          <table:table-cell table:formula="of:=VLOOKUP([.$E102];[Colors.$A$2:.$G$11];6)" office:value-type="float" office:value="85" calcext:value-type="float">
            <text:p>85</text:p>
          </table:table-cell>
          <table:table-cell table:formula="of:=VLOOKUP([.$E102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CONCATENATE([.B102];&quot;: new Race('&quot;;[.C102];&quot;', '&quot;;[.D102];&quot;', &quot;;[.F102];&quot;, &quot;;[.G102];&quot;, &quot;;[.H102])" office:value-type="string" office:string-value="ELECTRODE: new Race('Electrode', 'E', 255, 85, 85" calcext:value-type="string">
            <text:p>ELECTRODE: new Race('Electrode', 'E', 255, 85, 85</text:p>
          </table:table-cell>
          <table:table-cell table:formula="of:=CONCATENATE(&quot;, &quot;;[.J102];&quot;, Types.&quot;;[.K102]; IF([.L102]&lt;&gt;&quot;&quot;;CONCATENATE(&quot;, Types.&quot;;[.L102]);&quot;, null&quot;); &quot;, &quot;;[.M102];&quot;, &quot;;[.N102];&quot;, &quot;;[.O102];&quot;, &quot;;[.P102];&quot;, &quot;; [.Q102])" office:value-type="string" office:string-value=", true, Types.ELECTRIC, null, 60, 50, 70, 80, 80" calcext:value-type="string">
            <text:p>, true, Types.ELECTRIC, null, 60, 50, 70, 80, 80</text:p>
          </table:table-cell>
          <table:table-cell table:formula="of:=CONCATENATE(&quot;, &quot;;[.R102];&quot;, &quot;;[.S102];&quot;),&quot;)" office:value-type="string" office:string-value=", 140, 150)," calcext:value-type="string">
            <text:p>, 140, 150),</text:p>
          </table:table-cell>
          <table:table-cell table:style-name="ce5" table:formula="of:=COM.MICROSOFT.CONCAT([.V102:.X102])" office:value-type="string" office:string-value="ELECTRODE: new Race('Electrode', 'E', 255, 85, 85, true, Types.ELECTRIC, null, 60, 50, 70, 80, 80, 140, 150)," calcext:value-type="string">
            <text:p>ELECTRODE: new Race('Electrode', 'E', 255, 85, 85, true, Types.ELECTRIC, null, 60, 50, 70, 80, 80, 140, 150),</text:p>
          </table:table-cell>
          <table:table-cell table:style-name="ce7" table:formula="of:=IF([.T102]&lt;&gt;&quot;&quot;;CONCATENATE(&quot;Races.&quot;;[.B102];&quot;.setMainEvolution(&quot;;[.U102];&quot;, Races.&quot;;[.T102];&quot;); 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[.C103])" office:value-type="string" office:string-value="EXEGGCUTE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table:formula="of:=IF([.I103]=&quot;x&quot;;LEFT([.C103];1);LOWER(LEFT([.C103];1)))" office:value-type="string" office:string-value="e" calcext:value-type="string">
            <text:p>e</text:p>
          </table:table-cell>
          <table:table-cell office:value-type="string" calcext:value-type="string">
            <text:p>Pink</text:p>
          </table:table-cell>
          <table:table-cell table:formula="of:=VLOOKUP([.$E103];[Colors.$A$2:.$G$11];5)" office:value-type="float" office:value="255" calcext:value-type="float">
            <text:p>255</text:p>
          </table:table-cell>
          <table:table-cell table:formula="of:=VLOOKUP([.$E103];[Colors.$A$2:.$G$11];6)" office:value-type="float" office:value="85" calcext:value-type="float">
            <text:p>85</text:p>
          </table:table-cell>
          <table:table-cell table:formula="of:=VLOOKUP([.$E103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formula="of:=CONCATENATE([.B103];&quot;: new Race('&quot;;[.C103];&quot;', '&quot;;[.D103];&quot;', &quot;;[.F103];&quot;, &quot;;[.G103];&quot;, &quot;;[.H103])" office:value-type="string" office:string-value="EXEGGCUTE: new Race('Exeggcute', 'e', 255, 85, 255" calcext:value-type="string">
            <text:p>EXEGGCUTE: new Race('Exeggcute', 'e', 255, 85, 255</text:p>
          </table:table-cell>
          <table:table-cell table:formula="of:=CONCATENATE(&quot;, &quot;;[.J103];&quot;, Types.&quot;;[.K103]; IF([.L103]&lt;&gt;&quot;&quot;;CONCATENATE(&quot;, Types.&quot;;[.L103]);&quot;, null&quot;); &quot;, &quot;;[.M103];&quot;, &quot;;[.N103];&quot;, &quot;;[.O103];&quot;, &quot;;[.P103];&quot;, &quot;; [.Q103])" office:value-type="string" office:string-value=", true, Types.GRASS, Types.PSYCHIC, 60, 40, 80, 60, 45" calcext:value-type="string">
            <text:p>, true, Types.GRASS, Types.PSYCHIC, 60, 40, 80, 60, 45</text:p>
          </table:table-cell>
          <table:table-cell table:formula="of:=CONCATENATE(&quot;, &quot;;[.R103];&quot;, &quot;;[.S103];&quot;),&quot;)" office:value-type="string" office:string-value=", 40, 98)," calcext:value-type="string">
            <text:p>, 40, 98),</text:p>
          </table:table-cell>
          <table:table-cell table:style-name="ce5" table:formula="of:=COM.MICROSOFT.CONCAT([.V103:.X103])" office:value-type="string" office:string-value="EXEGGCUTE: new Race('Exeggcute', 'e', 255, 85, 255, true, Types.GRASS, Types.PSYCHIC, 60, 40, 80, 60, 45, 40, 98)," calcext:value-type="string">
            <text:p>EXEGGCUTE: new Race('Exeggcute', 'e', 255, 85, 255, true, Types.GRASS, Types.PSYCHIC, 60, 40, 80, 60, 45, 40, 98),</text:p>
          </table:table-cell>
          <table:table-cell table:style-name="ce7" table:formula="of:=IF([.T103]&lt;&gt;&quot;&quot;;CONCATENATE(&quot;Races.&quot;;[.B103];&quot;.setMainEvolution(&quot;;[.U103];&quot;, Races.&quot;;[.T103];&quot;); 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[.C104])" office:value-type="string" office:string-value="EXEGGUTOR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formula="of:=IF([.I104]=&quot;x&quot;;LEFT([.C104];1);LOWER(LEFT([.C104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04];[Colors.$A$2:.$G$11];5)" office:value-type="float" office:value="255" calcext:value-type="float">
            <text:p>255</text:p>
          </table:table-cell>
          <table:table-cell table:formula="of:=VLOOKUP([.$E104];[Colors.$A$2:.$G$11];6)" office:value-type="float" office:value="255" calcext:value-type="float">
            <text:p>255</text:p>
          </table:table-cell>
          <table:table-cell table:formula="of:=VLOOKUP([.$E10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formula="of:=CONCATENATE([.B104];&quot;: new Race('&quot;;[.C104];&quot;', '&quot;;[.D104];&quot;', &quot;;[.F104];&quot;, &quot;;[.G104];&quot;, &quot;;[.H104])" office:value-type="string" office:string-value="EXEGGUTOR: new Race('Exeggutor', 'E', 255, 255, 85" calcext:value-type="string">
            <text:p>EXEGGUTOR: new Race('Exeggutor', 'E', 255, 255, 85</text:p>
          </table:table-cell>
          <table:table-cell table:formula="of:=CONCATENATE(&quot;, &quot;;[.J104];&quot;, Types.&quot;;[.K104]; IF([.L104]&lt;&gt;&quot;&quot;;CONCATENATE(&quot;, Types.&quot;;[.L104]);&quot;, null&quot;); &quot;, &quot;;[.M104];&quot;, &quot;;[.N104];&quot;, &quot;;[.O104];&quot;, &quot;;[.P104];&quot;, &quot;; [.Q104])" office:value-type="string" office:string-value=", true, Types.GRASS, Types.PSYCHIC, 95, 95, 85, 125, 65" calcext:value-type="string">
            <text:p>, true, Types.GRASS, Types.PSYCHIC, 95, 95, 85, 125, 65</text:p>
          </table:table-cell>
          <table:table-cell table:formula="of:=CONCATENATE(&quot;, &quot;;[.R104];&quot;, &quot;;[.S104];&quot;),&quot;)" office:value-type="string" office:string-value=", 55, 212)," calcext:value-type="string">
            <text:p>, 55, 212),</text:p>
          </table:table-cell>
          <table:table-cell table:style-name="ce5" table:formula="of:=COM.MICROSOFT.CONCAT([.V104:.X104])" office:value-type="string" office:string-value="EXEGGUTOR: new Race('Exeggutor', 'E', 255, 255, 85, true, Types.GRASS, Types.PSYCHIC, 95, 95, 85, 125, 65, 55, 212)," calcext:value-type="string">
            <text:p>EXEGGUTOR: new Race('Exeggutor', 'E', 255, 255, 85, true, Types.GRASS, Types.PSYCHIC, 95, 95, 85, 125, 65, 55, 212),</text:p>
          </table:table-cell>
          <table:table-cell table:style-name="ce7" table:formula="of:=IF([.T104]&lt;&gt;&quot;&quot;;CONCATENATE(&quot;Races.&quot;;[.B104];&quot;.setMainEvolution(&quot;;[.U104];&quot;, Races.&quot;;[.T104];&quot;); 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[.C105])" office:value-type="string" office:string-value="CUBONE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formula="of:=IF([.I105]=&quot;x&quot;;LEFT([.C105];1);LOWER(LEFT([.C105];1)))" office:value-type="string" office:string-value="c" calcext:value-type="string">
            <text:p>c</text:p>
          </table:table-cell>
          <table:table-cell office:value-type="string" calcext:value-type="string">
            <text:p>Brown</text:p>
          </table:table-cell>
          <table:table-cell table:formula="of:=VLOOKUP([.$E105];[Colors.$A$2:.$G$11];5)" office:value-type="float" office:value="170" calcext:value-type="float">
            <text:p>170</text:p>
          </table:table-cell>
          <table:table-cell table:formula="of:=VLOOKUP([.$E105];[Colors.$A$2:.$G$11];6)" office:value-type="float" office:value="85" calcext:value-type="float">
            <text:p>85</text:p>
          </table:table-cell>
          <table:table-cell table:formula="of:=VLOOKUP([.$E105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OWAK</text:p>
          </table:table-cell>
          <table:table-cell office:value-type="float" office:value="28" calcext:value-type="float">
            <text:p>28</text:p>
          </table:table-cell>
          <table:table-cell table:formula="of:=CONCATENATE([.B105];&quot;: new Race('&quot;;[.C105];&quot;', '&quot;;[.D105];&quot;', &quot;;[.F105];&quot;, &quot;;[.G105];&quot;, &quot;;[.H105])" office:value-type="string" office:string-value="CUBONE: new Race('Cubone', 'c', 170, 85, 0" calcext:value-type="string">
            <text:p>CUBONE: new Race('Cubone', 'c', 170, 85, 0</text:p>
          </table:table-cell>
          <table:table-cell table:formula="of:=CONCATENATE(&quot;, &quot;;[.J105];&quot;, Types.&quot;;[.K105]; IF([.L105]&lt;&gt;&quot;&quot;;CONCATENATE(&quot;, Types.&quot;;[.L105]);&quot;, null&quot;); &quot;, &quot;;[.M105];&quot;, &quot;;[.N105];&quot;, &quot;;[.O105];&quot;, &quot;;[.P105];&quot;, &quot;; [.Q105])" office:value-type="string" office:string-value=", true, Types.GROUND, null, 50, 50, 95, 40, 50" calcext:value-type="string">
            <text:p>, true, Types.GROUND, null, 50, 50, 95, 40, 50</text:p>
          </table:table-cell>
          <table:table-cell table:formula="of:=CONCATENATE(&quot;, &quot;;[.R105];&quot;, &quot;;[.S105];&quot;),&quot;)" office:value-type="string" office:string-value=", 35, 87)," calcext:value-type="string">
            <text:p>, 35, 87),</text:p>
          </table:table-cell>
          <table:table-cell table:style-name="ce5" table:formula="of:=COM.MICROSOFT.CONCAT([.V105:.X105])" office:value-type="string" office:string-value="CUBONE: new Race('Cubone', 'c', 170, 85, 0, true, Types.GROUND, null, 50, 50, 95, 40, 50, 35, 87)," calcext:value-type="string">
            <text:p>CUBONE: new Race('Cubone', 'c', 170, 85, 0, true, Types.GROUND, null, 50, 50, 95, 40, 50, 35, 87),</text:p>
          </table:table-cell>
          <table:table-cell table:style-name="ce7" table:formula="of:=IF([.T105]&lt;&gt;&quot;&quot;;CONCATENATE(&quot;Races.&quot;;[.B105];&quot;.setMainEvolution(&quot;;[.U105];&quot;, Races.&quot;;[.T105];&quot;); &quot;);&quot;&quot;)" office:value-type="string" office:string-value="Races.CUBONE.setMainEvolution(28, Races.MAROWAK); " calcext:value-type="string">
            <text:p>Races.CUBONE.setMainEvolution(28, Races.MAROWAK);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[.C106])" office:value-type="string" office:string-value="MAROWAK" calcext:value-type="string">
            <text:p>MAROWAK</text:p>
          </table:table-cell>
          <table:table-cell office:value-type="string" calcext:value-type="string">
            <text:p>Marowak</text:p>
          </table:table-cell>
          <table:table-cell table:formula="of:=IF([.I106]=&quot;x&quot;;LEFT([.C106];1);LOWER(LEFT([.C106];1)))" office:value-type="string" office:string-value="m" calcext:value-type="string">
            <text:p>m</text:p>
          </table:table-cell>
          <table:table-cell office:value-type="string" calcext:value-type="string">
            <text:p>Brown</text:p>
          </table:table-cell>
          <table:table-cell table:formula="of:=VLOOKUP([.$E106];[Colors.$A$2:.$G$11];5)" office:value-type="float" office:value="170" calcext:value-type="float">
            <text:p>170</text:p>
          </table:table-cell>
          <table:table-cell table:formula="of:=VLOOKUP([.$E106];[Colors.$A$2:.$G$11];6)" office:value-type="float" office:value="85" calcext:value-type="float">
            <text:p>85</text:p>
          </table:table-cell>
          <table:table-cell table:formula="of:=VLOOKUP([.$E106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CONCATENATE([.B106];&quot;: new Race('&quot;;[.C106];&quot;', '&quot;;[.D106];&quot;', &quot;;[.F106];&quot;, &quot;;[.G106];&quot;, &quot;;[.H106])" office:value-type="string" office:string-value="MAROWAK: new Race('Marowak', 'm', 170, 85, 0" calcext:value-type="string">
            <text:p>MAROWAK: new Race('Marowak', 'm', 170, 85, 0</text:p>
          </table:table-cell>
          <table:table-cell table:formula="of:=CONCATENATE(&quot;, &quot;;[.J106];&quot;, Types.&quot;;[.K106]; IF([.L106]&lt;&gt;&quot;&quot;;CONCATENATE(&quot;, Types.&quot;;[.L106]);&quot;, null&quot;); &quot;, &quot;;[.M106];&quot;, &quot;;[.N106];&quot;, &quot;;[.O106];&quot;, &quot;;[.P106];&quot;, &quot;; [.Q106])" office:value-type="string" office:string-value=", true, Types.GROUND, null, 60, 80, 110, 50, 80" calcext:value-type="string">
            <text:p>, true, Types.GROUND, null, 60, 80, 110, 50, 80</text:p>
          </table:table-cell>
          <table:table-cell table:formula="of:=CONCATENATE(&quot;, &quot;;[.R106];&quot;, &quot;;[.S106];&quot;),&quot;)" office:value-type="string" office:string-value=", 45, 124)," calcext:value-type="string">
            <text:p>, 45, 124),</text:p>
          </table:table-cell>
          <table:table-cell table:style-name="ce5" table:formula="of:=COM.MICROSOFT.CONCAT([.V106:.X106])" office:value-type="string" office:string-value="MAROWAK: new Race('Marowak', 'm', 170, 85, 0, true, Types.GROUND, null, 60, 80, 110, 50, 80, 45, 124)," calcext:value-type="string">
            <text:p>MAROWAK: new Race('Marowak', 'm', 170, 85, 0, true, Types.GROUND, null, 60, 80, 110, 50, 80, 45, 124),</text:p>
          </table:table-cell>
          <table:table-cell table:style-name="ce7" table:formula="of:=IF([.T106]&lt;&gt;&quot;&quot;;CONCATENATE(&quot;Races.&quot;;[.B106];&quot;.setMainEvolution(&quot;;[.U106];&quot;, Races.&quot;;[.T106];&quot;); 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[.C107])" office:value-type="string" office:string-value="HITMONLEE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table:formula="of:=IF([.I107]=&quot;x&quot;;LEFT([.C107];1);LOWER(LEFT([.C107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7];[Colors.$A$2:.$G$11];5)" office:value-type="float" office:value="170" calcext:value-type="float">
            <text:p>170</text:p>
          </table:table-cell>
          <table:table-cell table:formula="of:=VLOOKUP([.$E107];[Colors.$A$2:.$G$11];6)" office:value-type="float" office:value="85" calcext:value-type="float">
            <text:p>85</text:p>
          </table:table-cell>
          <table:table-cell table:formula="of:=VLOOKUP([.$E107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table:formula="of:=CONCATENATE([.B107];&quot;: new Race('&quot;;[.C107];&quot;', '&quot;;[.D107];&quot;', &quot;;[.F107];&quot;, &quot;;[.G107];&quot;, &quot;;[.H107])" office:value-type="string" office:string-value="HITMONLEE: new Race('Hitmonlee', 'h', 170, 85, 0" calcext:value-type="string">
            <text:p>HITMONLEE: new Race('Hitmonlee', 'h', 170, 85, 0</text:p>
          </table:table-cell>
          <table:table-cell table:formula="of:=CONCATENATE(&quot;, &quot;;[.J107];&quot;, Types.&quot;;[.K107]; IF([.L107]&lt;&gt;&quot;&quot;;CONCATENATE(&quot;, Types.&quot;;[.L107]);&quot;, null&quot;); &quot;, &quot;;[.M107];&quot;, &quot;;[.N107];&quot;, &quot;;[.O107];&quot;, &quot;;[.P107];&quot;, &quot;; [.Q107])" office:value-type="string" office:string-value=", true, Types.FIGHTING, null, 50, 120, 53, 35, 110" calcext:value-type="string">
            <text:p>, true, Types.FIGHTING, null, 50, 120, 53, 35, 110</text:p>
          </table:table-cell>
          <table:table-cell table:formula="of:=CONCATENATE(&quot;, &quot;;[.R107];&quot;, &quot;;[.S107];&quot;),&quot;)" office:value-type="string" office:string-value=", 87, 139)," calcext:value-type="string">
            <text:p>, 87, 139),</text:p>
          </table:table-cell>
          <table:table-cell table:style-name="ce5" table:formula="of:=COM.MICROSOFT.CONCAT([.V107:.X107])" office:value-type="string" office:string-value="HITMONLEE: new Race('Hitmonlee', 'h', 170, 85, 0, true, Types.FIGHTING, null, 50, 120, 53, 35, 110, 87, 139)," calcext:value-type="string">
            <text:p>HITMONLEE: new Race('Hitmonlee', 'h', 170, 85, 0, true, Types.FIGHTING, null, 50, 120, 53, 35, 110, 87, 139),</text:p>
          </table:table-cell>
          <table:table-cell table:style-name="ce7" table:formula="of:=IF([.T107]&lt;&gt;&quot;&quot;;CONCATENATE(&quot;Races.&quot;;[.B107];&quot;.setMainEvolution(&quot;;[.U107];&quot;, Races.&quot;;[.T107];&quot;); 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[.C108])" office:value-type="string" office:string-value="HITMONCHAN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table:formula="of:=IF([.I108]=&quot;x&quot;;LEFT([.C108];1);LOWER(LEFT([.C108];1)))" office:value-type="string" office:string-value="h" calcext:value-type="string">
            <text:p>h</text:p>
          </table:table-cell>
          <table:table-cell office:value-type="string" calcext:value-type="string">
            <text:p>Brown</text:p>
          </table:table-cell>
          <table:table-cell table:formula="of:=VLOOKUP([.$E108];[Colors.$A$2:.$G$11];5)" office:value-type="float" office:value="170" calcext:value-type="float">
            <text:p>170</text:p>
          </table:table-cell>
          <table:table-cell table:formula="of:=VLOOKUP([.$E108];[Colors.$A$2:.$G$11];6)" office:value-type="float" office:value="85" calcext:value-type="float">
            <text:p>85</text:p>
          </table:table-cell>
          <table:table-cell table:formula="of:=VLOOKUP([.$E10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CONCATENATE([.B108];&quot;: new Race('&quot;;[.C108];&quot;', '&quot;;[.D108];&quot;', &quot;;[.F108];&quot;, &quot;;[.G108];&quot;, &quot;;[.H108])" office:value-type="string" office:string-value="HITMONCHAN: new Race('Hitmonchan', 'h', 170, 85, 0" calcext:value-type="string">
            <text:p>HITMONCHAN: new Race('Hitmonchan', 'h', 170, 85, 0</text:p>
          </table:table-cell>
          <table:table-cell table:formula="of:=CONCATENATE(&quot;, &quot;;[.J108];&quot;, Types.&quot;;[.K108]; IF([.L108]&lt;&gt;&quot;&quot;;CONCATENATE(&quot;, Types.&quot;;[.L108]);&quot;, null&quot;); &quot;, &quot;;[.M108];&quot;, &quot;;[.N108];&quot;, &quot;;[.O108];&quot;, &quot;;[.P108];&quot;, &quot;; [.Q108])" office:value-type="string" office:string-value=", true, Types.FIGHTING, null, 50, 105, 79, 35, 110" calcext:value-type="string">
            <text:p>, true, Types.FIGHTING, null, 50, 105, 79, 35, 110</text:p>
          </table:table-cell>
          <table:table-cell table:formula="of:=CONCATENATE(&quot;, &quot;;[.R108];&quot;, &quot;;[.S108];&quot;),&quot;)" office:value-type="string" office:string-value=", 76, 140)," calcext:value-type="string">
            <text:p>, 76, 140),</text:p>
          </table:table-cell>
          <table:table-cell table:style-name="ce5" table:formula="of:=COM.MICROSOFT.CONCAT([.V108:.X108])" office:value-type="string" office:string-value="HITMONCHAN: new Race('Hitmonchan', 'h', 170, 85, 0, true, Types.FIGHTING, null, 50, 105, 79, 35, 110, 76, 140)," calcext:value-type="string">
            <text:p>HITMONCHAN: new Race('Hitmonchan', 'h', 170, 85, 0, true, Types.FIGHTING, null, 50, 105, 79, 35, 110, 76, 140),</text:p>
          </table:table-cell>
          <table:table-cell table:style-name="ce7" table:formula="of:=IF([.T108]&lt;&gt;&quot;&quot;;CONCATENATE(&quot;Races.&quot;;[.B108];&quot;.setMainEvolution(&quot;;[.U108];&quot;, Races.&quot;;[.T108];&quot;); 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[.C109])" office:value-type="string" office:string-value="LICKITU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table:formula="of:=IF([.I109]=&quot;x&quot;;LEFT([.C109];1);LOWER(LEFT([.C109];1)))" office:value-type="string" office:string-value="l" calcext:value-type="string">
            <text:p>l</text:p>
          </table:table-cell>
          <table:table-cell office:value-type="string" calcext:value-type="string">
            <text:p>Pink</text:p>
          </table:table-cell>
          <table:table-cell table:formula="of:=VLOOKUP([.$E109];[Colors.$A$2:.$G$11];5)" office:value-type="float" office:value="255" calcext:value-type="float">
            <text:p>255</text:p>
          </table:table-cell>
          <table:table-cell table:formula="of:=VLOOKUP([.$E109];[Colors.$A$2:.$G$11];6)" office:value-type="float" office:value="85" calcext:value-type="float">
            <text:p>85</text:p>
          </table:table-cell>
          <table:table-cell table:formula="of:=VLOOKUP([.$E10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CONCATENATE([.B109];&quot;: new Race('&quot;;[.C109];&quot;', '&quot;;[.D109];&quot;', &quot;;[.F109];&quot;, &quot;;[.G109];&quot;, &quot;;[.H109])" office:value-type="string" office:string-value="LICKITUNG: new Race('Lickitung', 'l', 255, 85, 255" calcext:value-type="string">
            <text:p>LICKITUNG: new Race('Lickitung', 'l', 255, 85, 255</text:p>
          </table:table-cell>
          <table:table-cell table:formula="of:=CONCATENATE(&quot;, &quot;;[.J109];&quot;, Types.&quot;;[.K109]; IF([.L109]&lt;&gt;&quot;&quot;;CONCATENATE(&quot;, Types.&quot;;[.L109]);&quot;, null&quot;); &quot;, &quot;;[.M109];&quot;, &quot;;[.N109];&quot;, &quot;;[.O109];&quot;, &quot;;[.P109];&quot;, &quot;; [.Q109])" office:value-type="string" office:string-value=", true, Types.NORMAL, null, 90, 55, 75, 60, 75" calcext:value-type="string">
            <text:p>, true, Types.NORMAL, null, 90, 55, 75, 60, 75</text:p>
          </table:table-cell>
          <table:table-cell table:formula="of:=CONCATENATE(&quot;, &quot;;[.R109];&quot;, &quot;;[.S109];&quot;),&quot;)" office:value-type="string" office:string-value=", 30, 127)," calcext:value-type="string">
            <text:p>, 30, 127),</text:p>
          </table:table-cell>
          <table:table-cell table:style-name="ce5" table:formula="of:=COM.MICROSOFT.CONCAT([.V109:.X109])" office:value-type="string" office:string-value="LICKITUNG: new Race('Lickitung', 'l', 255, 85, 255, true, Types.NORMAL, null, 90, 55, 75, 60, 75, 30, 127)," calcext:value-type="string">
            <text:p>LICKITUNG: new Race('Lickitung', 'l', 255, 85, 255, true, Types.NORMAL, null, 90, 55, 75, 60, 75, 30, 127),</text:p>
          </table:table-cell>
          <table:table-cell table:style-name="ce7" table:formula="of:=IF([.T109]&lt;&gt;&quot;&quot;;CONCATENATE(&quot;Races.&quot;;[.B109];&quot;.setMainEvolution(&quot;;[.U109];&quot;, Races.&quot;;[.T109];&quot;); 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[.C110])" office:value-type="string" office:string-value="KOFF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table:formula="of:=IF([.I110]=&quot;x&quot;;LEFT([.C110];1);LOWER(LEFT([.C110];1)))" office:value-type="string" office:string-value="k" calcext:value-type="string">
            <text:p>k</text:p>
          </table:table-cell>
          <table:table-cell office:value-type="string" calcext:value-type="string">
            <text:p>Purple</text:p>
          </table:table-cell>
          <table:table-cell table:formula="of:=VLOOKUP([.$E110];[Colors.$A$2:.$G$11];5)" office:value-type="float" office:value="170" calcext:value-type="float">
            <text:p>170</text:p>
          </table:table-cell>
          <table:table-cell table:formula="of:=VLOOKUP([.$E110];[Colors.$A$2:.$G$11];6)" office:value-type="float" office:value="0" calcext:value-type="float">
            <text:p>0</text:p>
          </table:table-cell>
          <table:table-cell table:formula="of:=VLOOKUP([.$E110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EEZING</text:p>
          </table:table-cell>
          <table:table-cell office:value-type="float" office:value="35" calcext:value-type="float">
            <text:p>35</text:p>
          </table:table-cell>
          <table:table-cell table:formula="of:=CONCATENATE([.B110];&quot;: new Race('&quot;;[.C110];&quot;', '&quot;;[.D110];&quot;', &quot;;[.F110];&quot;, &quot;;[.G110];&quot;, &quot;;[.H110])" office:value-type="string" office:string-value="KOFFING: new Race('Koffing', 'k', 170, 0, 170" calcext:value-type="string">
            <text:p>KOFFING: new Race('Koffing', 'k', 170, 0, 170</text:p>
          </table:table-cell>
          <table:table-cell table:formula="of:=CONCATENATE(&quot;, &quot;;[.J110];&quot;, Types.&quot;;[.K110]; IF([.L110]&lt;&gt;&quot;&quot;;CONCATENATE(&quot;, Types.&quot;;[.L110]);&quot;, null&quot;); &quot;, &quot;;[.M110];&quot;, &quot;;[.N110];&quot;, &quot;;[.O110];&quot;, &quot;;[.P110];&quot;, &quot;; [.Q110])" office:value-type="string" office:string-value=", true, Types.POISON, null, 40, 65, 95, 60, 45" calcext:value-type="string">
            <text:p>, true, Types.POISON, null, 40, 65, 95, 60, 45</text:p>
          </table:table-cell>
          <table:table-cell table:formula="of:=CONCATENATE(&quot;, &quot;;[.R110];&quot;, &quot;;[.S110];&quot;),&quot;)" office:value-type="string" office:string-value=", 35, 114)," calcext:value-type="string">
            <text:p>, 35, 114),</text:p>
          </table:table-cell>
          <table:table-cell table:style-name="ce5" table:formula="of:=COM.MICROSOFT.CONCAT([.V110:.X110])" office:value-type="string" office:string-value="KOFFING: new Race('Koffing', 'k', 170, 0, 170, true, Types.POISON, null, 40, 65, 95, 60, 45, 35, 114)," calcext:value-type="string">
            <text:p>KOFFING: new Race('Koffing', 'k', 170, 0, 170, true, Types.POISON, null, 40, 65, 95, 60, 45, 35, 114),</text:p>
          </table:table-cell>
          <table:table-cell table:style-name="ce7" table:formula="of:=IF([.T110]&lt;&gt;&quot;&quot;;CONCATENATE(&quot;Races.&quot;;[.B110];&quot;.setMainEvolution(&quot;;[.U110];&quot;, Races.&quot;;[.T110];&quot;); &quot;);&quot;&quot;)" office:value-type="string" office:string-value="Races.KOFFING.setMainEvolution(35, Races.WEEZING); " calcext:value-type="string">
            <text:p>Races.KOFFING.setMainEvolution(35, Races.WEEZING);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[.C111])" office:value-type="string" office:string-value="WEEZ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table:formula="of:=IF([.I111]=&quot;x&quot;;LEFT([.C111];1);LOWER(LEFT([.C111];1)))" office:value-type="string" office:string-value="w" calcext:value-type="string">
            <text:p>w</text:p>
          </table:table-cell>
          <table:table-cell office:value-type="string" calcext:value-type="string">
            <text:p>Purple</text:p>
          </table:table-cell>
          <table:table-cell table:formula="of:=VLOOKUP([.$E111];[Colors.$A$2:.$G$11];5)" office:value-type="float" office:value="170" calcext:value-type="float">
            <text:p>170</text:p>
          </table:table-cell>
          <table:table-cell table:formula="of:=VLOOKUP([.$E111];[Colors.$A$2:.$G$11];6)" office:value-type="float" office:value="0" calcext:value-type="float">
            <text:p>0</text:p>
          </table:table-cell>
          <table:table-cell table:formula="of:=VLOOKUP([.$E111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table:formula="of:=CONCATENATE([.B111];&quot;: new Race('&quot;;[.C111];&quot;', '&quot;;[.D111];&quot;', &quot;;[.F111];&quot;, &quot;;[.G111];&quot;, &quot;;[.H111])" office:value-type="string" office:string-value="WEEZING: new Race('Weezing', 'w', 170, 0, 170" calcext:value-type="string">
            <text:p>WEEZING: new Race('Weezing', 'w', 170, 0, 170</text:p>
          </table:table-cell>
          <table:table-cell table:formula="of:=CONCATENATE(&quot;, &quot;;[.J111];&quot;, Types.&quot;;[.K111]; IF([.L111]&lt;&gt;&quot;&quot;;CONCATENATE(&quot;, Types.&quot;;[.L111]);&quot;, null&quot;); &quot;, &quot;;[.M111];&quot;, &quot;;[.N111];&quot;, &quot;;[.O111];&quot;, &quot;;[.P111];&quot;, &quot;; [.Q111])" office:value-type="string" office:string-value=", true, Types.POISON, null, 65, 90, 120, 85, 70" calcext:value-type="string">
            <text:p>, true, Types.POISON, null, 65, 90, 120, 85, 70</text:p>
          </table:table-cell>
          <table:table-cell table:formula="of:=CONCATENATE(&quot;, &quot;;[.R111];&quot;, &quot;;[.S111];&quot;),&quot;)" office:value-type="string" office:string-value=", 60, 173)," calcext:value-type="string">
            <text:p>, 60, 173),</text:p>
          </table:table-cell>
          <table:table-cell table:style-name="ce5" table:formula="of:=COM.MICROSOFT.CONCAT([.V111:.X111])" office:value-type="string" office:string-value="WEEZING: new Race('Weezing', 'w', 170, 0, 170, true, Types.POISON, null, 65, 90, 120, 85, 70, 60, 173)," calcext:value-type="string">
            <text:p>WEEZING: new Race('Weezing', 'w', 170, 0, 170, true, Types.POISON, null, 65, 90, 120, 85, 70, 60, 173),</text:p>
          </table:table-cell>
          <table:table-cell table:style-name="ce7" table:formula="of:=IF([.T111]&lt;&gt;&quot;&quot;;CONCATENATE(&quot;Races.&quot;;[.B111];&quot;.setMainEvolution(&quot;;[.U111];&quot;, Races.&quot;;[.T111];&quot;); 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[.C112])" office:value-type="string" office:string-value="RHYHORN" calcext:value-type="string">
            <text:p>RHYHORN</text:p>
          </table:table-cell>
          <table:table-cell office:value-type="string" calcext:value-type="string">
            <text:p>Rhyhorn</text:p>
          </table:table-cell>
          <table:table-cell table:formula="of:=IF([.I112]=&quot;x&quot;;LEFT([.C112];1);LOWER(LEFT([.C112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2];[Colors.$A$2:.$G$11];5)" office:value-type="float" office:value="170" calcext:value-type="float">
            <text:p>170</text:p>
          </table:table-cell>
          <table:table-cell table:formula="of:=VLOOKUP([.$E112];[Colors.$A$2:.$G$11];6)" office:value-type="float" office:value="170" calcext:value-type="float">
            <text:p>170</text:p>
          </table:table-cell>
          <table:table-cell table:formula="of:=VLOOKUP([.$E112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HYDON</text:p>
          </table:table-cell>
          <table:table-cell office:value-type="float" office:value="42" calcext:value-type="float">
            <text:p>42</text:p>
          </table:table-cell>
          <table:table-cell table:formula="of:=CONCATENATE([.B112];&quot;: new Race('&quot;;[.C112];&quot;', '&quot;;[.D112];&quot;', &quot;;[.F112];&quot;, &quot;;[.G112];&quot;, &quot;;[.H112])" office:value-type="string" office:string-value="RHYHORN: new Race('Rhyhorn', 'R', 170, 170, 170" calcext:value-type="string">
            <text:p>RHYHORN: new Race('Rhyhorn', 'R', 170, 170, 170</text:p>
          </table:table-cell>
          <table:table-cell table:formula="of:=CONCATENATE(&quot;, &quot;;[.J112];&quot;, Types.&quot;;[.K112]; IF([.L112]&lt;&gt;&quot;&quot;;CONCATENATE(&quot;, Types.&quot;;[.L112]);&quot;, null&quot;); &quot;, &quot;;[.M112];&quot;, &quot;;[.N112];&quot;, &quot;;[.O112];&quot;, &quot;;[.P112];&quot;, &quot;; [.Q112])" office:value-type="string" office:string-value=", true, Types.GROUND, Types.ROCK, 80, 85, 95, 30, 30" calcext:value-type="string">
            <text:p>, true, Types.GROUND, Types.ROCK, 80, 85, 95, 30, 30</text:p>
          </table:table-cell>
          <table:table-cell table:formula="of:=CONCATENATE(&quot;, &quot;;[.R112];&quot;, &quot;;[.S112];&quot;),&quot;)" office:value-type="string" office:string-value=", 25, 135)," calcext:value-type="string">
            <text:p>, 25, 135),</text:p>
          </table:table-cell>
          <table:table-cell table:style-name="ce5" table:formula="of:=COM.MICROSOFT.CONCAT([.V112:.X112])" office:value-type="string" office:string-value="RHYHORN: new Race('Rhyhorn', 'R', 170, 170, 170, true, Types.GROUND, Types.ROCK, 80, 85, 95, 30, 30, 25, 135)," calcext:value-type="string">
            <text:p>RHYHORN: new Race('Rhyhorn', 'R', 170, 170, 170, true, Types.GROUND, Types.ROCK, 80, 85, 95, 30, 30, 25, 135),</text:p>
          </table:table-cell>
          <table:table-cell table:style-name="ce7" table:formula="of:=IF([.T112]&lt;&gt;&quot;&quot;;CONCATENATE(&quot;Races.&quot;;[.B112];&quot;.setMainEvolution(&quot;;[.U112];&quot;, Races.&quot;;[.T112];&quot;); &quot;);&quot;&quot;)" office:value-type="string" office:string-value="Races.RHYHORN.setMainEvolution(42, Races.RHYDON); " calcext:value-type="string">
            <text:p>Races.RHYHORN.setMainEvolution(42, Races.RHYDON);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[.C113])" office:value-type="string" office:string-value="RHYDON" calcext:value-type="string">
            <text:p>RHYDON</text:p>
          </table:table-cell>
          <table:table-cell office:value-type="string" calcext:value-type="string">
            <text:p>Rhydon</text:p>
          </table:table-cell>
          <table:table-cell table:formula="of:=IF([.I113]=&quot;x&quot;;LEFT([.C113];1);LOWER(LEFT([.C113];1)))" office:value-type="string" office:string-value="R" calcext:value-type="string">
            <text:p>R</text:p>
          </table:table-cell>
          <table:table-cell office:value-type="string" calcext:value-type="string">
            <text:p>Gray</text:p>
          </table:table-cell>
          <table:table-cell table:formula="of:=VLOOKUP([.$E113];[Colors.$A$2:.$G$11];5)" office:value-type="float" office:value="170" calcext:value-type="float">
            <text:p>170</text:p>
          </table:table-cell>
          <table:table-cell table:formula="of:=VLOOKUP([.$E113];[Colors.$A$2:.$G$11];6)" office:value-type="float" office:value="170" calcext:value-type="float">
            <text:p>170</text:p>
          </table:table-cell>
          <table:table-cell table:formula="of:=VLOOKUP([.$E11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formula="of:=CONCATENATE([.B113];&quot;: new Race('&quot;;[.C113];&quot;', '&quot;;[.D113];&quot;', &quot;;[.F113];&quot;, &quot;;[.G113];&quot;, &quot;;[.H113])" office:value-type="string" office:string-value="RHYDON: new Race('Rhydon', 'R', 170, 170, 170" calcext:value-type="string">
            <text:p>RHYDON: new Race('Rhydon', 'R', 170, 170, 170</text:p>
          </table:table-cell>
          <table:table-cell table:formula="of:=CONCATENATE(&quot;, &quot;;[.J113];&quot;, Types.&quot;;[.K113]; IF([.L113]&lt;&gt;&quot;&quot;;CONCATENATE(&quot;, Types.&quot;;[.L113]);&quot;, null&quot;); &quot;, &quot;;[.M113];&quot;, &quot;;[.N113];&quot;, &quot;;[.O113];&quot;, &quot;;[.P113];&quot;, &quot;; [.Q113])" office:value-type="string" office:string-value=", true, Types.GROUND, Types.ROCK, 105, 130, 120, 45, 45" calcext:value-type="string">
            <text:p>, true, Types.GROUND, Types.ROCK, 105, 130, 120, 45, 45</text:p>
          </table:table-cell>
          <table:table-cell table:formula="of:=CONCATENATE(&quot;, &quot;;[.R113];&quot;, &quot;;[.S113];&quot;),&quot;)" office:value-type="string" office:string-value=", 40, 204)," calcext:value-type="string">
            <text:p>, 40, 204),</text:p>
          </table:table-cell>
          <table:table-cell table:style-name="ce5" table:formula="of:=COM.MICROSOFT.CONCAT([.V113:.X113])" office:value-type="string" office:string-value="RHYDON: new Race('Rhydon', 'R', 170, 170, 170, true, Types.GROUND, Types.ROCK, 105, 130, 120, 45, 45, 40, 204)," calcext:value-type="string">
            <text:p>RHYDON: new Race('Rhydon', 'R', 170, 170, 170, true, Types.GROUND, Types.ROCK, 105, 130, 120, 45, 45, 40, 204),</text:p>
          </table:table-cell>
          <table:table-cell table:style-name="ce7" table:formula="of:=IF([.T113]&lt;&gt;&quot;&quot;;CONCATENATE(&quot;Races.&quot;;[.B113];&quot;.setMainEvolution(&quot;;[.U113];&quot;, Races.&quot;;[.T113];&quot;); 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[.C114])" office:value-type="string" office:string-value="CHANSEY" calcext:value-type="string">
            <text:p>CHANSEY</text:p>
          </table:table-cell>
          <table:table-cell office:value-type="string" calcext:value-type="string">
            <text:p>Chansey</text:p>
          </table:table-cell>
          <table:table-cell table:formula="of:=IF([.I114]=&quot;x&quot;;LEFT([.C114];1);LOWER(LEFT([.C114];1)))" office:value-type="string" office:string-value="c" calcext:value-type="string">
            <text:p>c</text:p>
          </table:table-cell>
          <table:table-cell office:value-type="string" calcext:value-type="string">
            <text:p>Pink</text:p>
          </table:table-cell>
          <table:table-cell table:formula="of:=VLOOKUP([.$E114];[Colors.$A$2:.$G$11];5)" office:value-type="float" office:value="255" calcext:value-type="float">
            <text:p>255</text:p>
          </table:table-cell>
          <table:table-cell table:formula="of:=VLOOKUP([.$E114];[Colors.$A$2:.$G$11];6)" office:value-type="float" office:value="85" calcext:value-type="float">
            <text:p>85</text:p>
          </table:table-cell>
          <table:table-cell table:formula="of:=VLOOKUP([.$E114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table:formula="of:=CONCATENATE([.B114];&quot;: new Race('&quot;;[.C114];&quot;', '&quot;;[.D114];&quot;', &quot;;[.F114];&quot;, &quot;;[.G114];&quot;, &quot;;[.H114])" office:value-type="string" office:string-value="CHANSEY: new Race('Chansey', 'c', 255, 85, 255" calcext:value-type="string">
            <text:p>CHANSEY: new Race('Chansey', 'c', 255, 85, 255</text:p>
          </table:table-cell>
          <table:table-cell table:formula="of:=CONCATENATE(&quot;, &quot;;[.J114];&quot;, Types.&quot;;[.K114]; IF([.L114]&lt;&gt;&quot;&quot;;CONCATENATE(&quot;, Types.&quot;;[.L114]);&quot;, null&quot;); &quot;, &quot;;[.M114];&quot;, &quot;;[.N114];&quot;, &quot;;[.O114];&quot;, &quot;;[.P114];&quot;, &quot;; [.Q114])" office:value-type="string" office:string-value=", false, Types.NORMAL, null, 250, 5, 5, 35, 105" calcext:value-type="string">
            <text:p>, false, Types.NORMAL, null, 250, 5, 5, 35, 105</text:p>
          </table:table-cell>
          <table:table-cell table:formula="of:=CONCATENATE(&quot;, &quot;;[.R114];&quot;, &quot;;[.S114];&quot;),&quot;)" office:value-type="string" office:string-value=", 50, 255)," calcext:value-type="string">
            <text:p>, 50, 255),</text:p>
          </table:table-cell>
          <table:table-cell table:style-name="ce5" table:formula="of:=COM.MICROSOFT.CONCAT([.V114:.X114])" office:value-type="string" office:string-value="CHANSEY: new Race('Chansey', 'c', 255, 85, 255, false, Types.NORMAL, null, 250, 5, 5, 35, 105, 50, 255)," calcext:value-type="string">
            <text:p>CHANSEY: new Race('Chansey', 'c', 255, 85, 255, false, Types.NORMAL, null, 250, 5, 5, 35, 105, 50, 255),</text:p>
          </table:table-cell>
          <table:table-cell table:style-name="ce7" table:formula="of:=IF([.T114]&lt;&gt;&quot;&quot;;CONCATENATE(&quot;Races.&quot;;[.B114];&quot;.setMainEvolution(&quot;;[.U114];&quot;, Races.&quot;;[.T114];&quot;); 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[.C115])" office:value-type="string" office:string-value="TANGELA" calcext:value-type="string">
            <text:p>TANGELA</text:p>
          </table:table-cell>
          <table:table-cell office:value-type="string" calcext:value-type="string">
            <text:p>Tangela</text:p>
          </table:table-cell>
          <table:table-cell table:formula="of:=IF([.I115]=&quot;x&quot;;LEFT([.C115];1);LOWER(LEFT([.C115];1)))" office:value-type="string" office:string-value="t" calcext:value-type="string">
            <text:p>t</text:p>
          </table:table-cell>
          <table:table-cell office:value-type="string" calcext:value-type="string">
            <text:p>Blue</text:p>
          </table:table-cell>
          <table:table-cell table:formula="of:=VLOOKUP([.$E115];[Colors.$A$2:.$G$11];5)" office:value-type="float" office:value="85" calcext:value-type="float">
            <text:p>85</text:p>
          </table:table-cell>
          <table:table-cell table:formula="of:=VLOOKUP([.$E115];[Colors.$A$2:.$G$11];6)" office:value-type="float" office:value="85" calcext:value-type="float">
            <text:p>85</text:p>
          </table:table-cell>
          <table:table-cell table:formula="of:=VLOOKUP([.$E115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CONCATENATE([.B115];&quot;: new Race('&quot;;[.C115];&quot;', '&quot;;[.D115];&quot;', &quot;;[.F115];&quot;, &quot;;[.G115];&quot;, &quot;;[.H115])" office:value-type="string" office:string-value="TANGELA: new Race('Tangela', 't', 85, 85, 255" calcext:value-type="string">
            <text:p>TANGELA: new Race('Tangela', 't', 85, 85, 255</text:p>
          </table:table-cell>
          <table:table-cell table:formula="of:=CONCATENATE(&quot;, &quot;;[.J115];&quot;, Types.&quot;;[.K115]; IF([.L115]&lt;&gt;&quot;&quot;;CONCATENATE(&quot;, Types.&quot;;[.L115]);&quot;, null&quot;); &quot;, &quot;;[.M115];&quot;, &quot;;[.N115];&quot;, &quot;;[.O115];&quot;, &quot;;[.P115];&quot;, &quot;; [.Q115])" office:value-type="string" office:string-value=", false, Types.GRASS, null, 65, 55, 115, 100, 40" calcext:value-type="string">
            <text:p>, false, Types.GRASS, null, 65, 55, 115, 100, 40</text:p>
          </table:table-cell>
          <table:table-cell table:formula="of:=CONCATENATE(&quot;, &quot;;[.R115];&quot;, &quot;;[.S115];&quot;),&quot;)" office:value-type="string" office:string-value=", 60, 166)," calcext:value-type="string">
            <text:p>, 60, 166),</text:p>
          </table:table-cell>
          <table:table-cell table:style-name="ce5" table:formula="of:=COM.MICROSOFT.CONCAT([.V115:.X115])" office:value-type="string" office:string-value="TANGELA: new Race('Tangela', 't', 85, 85, 255, false, Types.GRASS, null, 65, 55, 115, 100, 40, 60, 166)," calcext:value-type="string">
            <text:p>TANGELA: new Race('Tangela', 't', 85, 85, 255, false, Types.GRASS, null, 65, 55, 115, 100, 40, 60, 166),</text:p>
          </table:table-cell>
          <table:table-cell table:style-name="ce7" table:formula="of:=IF([.T115]&lt;&gt;&quot;&quot;;CONCATENATE(&quot;Races.&quot;;[.B115];&quot;.setMainEvolution(&quot;;[.U115];&quot;, Races.&quot;;[.T115];&quot;); 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[.C116])" office:value-type="string" office:string-value="KANGASKHAN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table:formula="of:=IF([.I116]=&quot;x&quot;;LEFT([.C116];1);LOWER(LEFT([.C116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16];[Colors.$A$2:.$G$11];5)" office:value-type="float" office:value="170" calcext:value-type="float">
            <text:p>170</text:p>
          </table:table-cell>
          <table:table-cell table:formula="of:=VLOOKUP([.$E116];[Colors.$A$2:.$G$11];6)" office:value-type="float" office:value="85" calcext:value-type="float">
            <text:p>85</text:p>
          </table:table-cell>
          <table:table-cell table:formula="of:=VLOOKUP([.$E116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table:formula="of:=CONCATENATE([.B116];&quot;: new Race('&quot;;[.C116];&quot;', '&quot;;[.D116];&quot;', &quot;;[.F116];&quot;, &quot;;[.G116];&quot;, &quot;;[.H116])" office:value-type="string" office:string-value="KANGASKHAN: new Race('Kangaskhan', 'K', 170, 85, 0" calcext:value-type="string">
            <text:p>KANGASKHAN: new Race('Kangaskhan', 'K', 170, 85, 0</text:p>
          </table:table-cell>
          <table:table-cell table:formula="of:=CONCATENATE(&quot;, &quot;;[.J116];&quot;, Types.&quot;;[.K116]; IF([.L116]&lt;&gt;&quot;&quot;;CONCATENATE(&quot;, Types.&quot;;[.L116]);&quot;, null&quot;); &quot;, &quot;;[.M116];&quot;, &quot;;[.N116];&quot;, &quot;;[.O116];&quot;, &quot;;[.P116];&quot;, &quot;; [.Q116])" office:value-type="string" office:string-value=", true, Types.NORMAL, null, 105, 95, 80, 40, 80" calcext:value-type="string">
            <text:p>, true, Types.NORMAL, null, 105, 95, 80, 40, 80</text:p>
          </table:table-cell>
          <table:table-cell table:formula="of:=CONCATENATE(&quot;, &quot;;[.R116];&quot;, &quot;;[.S116];&quot;),&quot;)" office:value-type="string" office:string-value=", 90, 175)," calcext:value-type="string">
            <text:p>, 90, 175),</text:p>
          </table:table-cell>
          <table:table-cell table:style-name="ce5" table:formula="of:=COM.MICROSOFT.CONCAT([.V116:.X116])" office:value-type="string" office:string-value="KANGASKHAN: new Race('Kangaskhan', 'K', 170, 85, 0, true, Types.NORMAL, null, 105, 95, 80, 40, 80, 90, 175)," calcext:value-type="string">
            <text:p>KANGASKHAN: new Race('Kangaskhan', 'K', 170, 85, 0, true, Types.NORMAL, null, 105, 95, 80, 40, 80, 90, 175),</text:p>
          </table:table-cell>
          <table:table-cell table:style-name="ce7" table:formula="of:=IF([.T116]&lt;&gt;&quot;&quot;;CONCATENATE(&quot;Races.&quot;;[.B116];&quot;.setMainEvolution(&quot;;[.U116];&quot;, Races.&quot;;[.T116];&quot;); 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[.C117])" office:value-type="string" office:string-value="HORSEA" calcext:value-type="string">
            <text:p>HORSEA</text:p>
          </table:table-cell>
          <table:table-cell office:value-type="string" calcext:value-type="string">
            <text:p>Horsea</text:p>
          </table:table-cell>
          <table:table-cell table:formula="of:=IF([.I117]=&quot;x&quot;;LEFT([.C117];1);LOWER(LEFT([.C117];1)))" office:value-type="string" office:string-value="h" calcext:value-type="string">
            <text:p>h</text:p>
          </table:table-cell>
          <table:table-cell office:value-type="string" calcext:value-type="string">
            <text:p>Blue</text:p>
          </table:table-cell>
          <table:table-cell table:formula="of:=VLOOKUP([.$E117];[Colors.$A$2:.$G$11];5)" office:value-type="float" office:value="85" calcext:value-type="float">
            <text:p>85</text:p>
          </table:table-cell>
          <table:table-cell table:formula="of:=VLOOKUP([.$E117];[Colors.$A$2:.$G$11];6)" office:value-type="float" office:value="85" calcext:value-type="float">
            <text:p>85</text:p>
          </table:table-cell>
          <table:table-cell table:formula="of:=VLOOKUP([.$E117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ADRA</text:p>
          </table:table-cell>
          <table:table-cell office:value-type="float" office:value="32" calcext:value-type="float">
            <text:p>32</text:p>
          </table:table-cell>
          <table:table-cell table:formula="of:=CONCATENATE([.B117];&quot;: new Race('&quot;;[.C117];&quot;', '&quot;;[.D117];&quot;', &quot;;[.F117];&quot;, &quot;;[.G117];&quot;, &quot;;[.H117])" office:value-type="string" office:string-value="HORSEA: new Race('Horsea', 'h', 85, 85, 255" calcext:value-type="string">
            <text:p>HORSEA: new Race('Horsea', 'h', 85, 85, 255</text:p>
          </table:table-cell>
          <table:table-cell table:formula="of:=CONCATENATE(&quot;, &quot;;[.J117];&quot;, Types.&quot;;[.K117]; IF([.L117]&lt;&gt;&quot;&quot;;CONCATENATE(&quot;, Types.&quot;;[.L117]);&quot;, null&quot;); &quot;, &quot;;[.M117];&quot;, &quot;;[.N117];&quot;, &quot;;[.O117];&quot;, &quot;;[.P117];&quot;, &quot;; [.Q117])" office:value-type="string" office:string-value=", false, Types.WATER, null, 30, 40, 70, 70, 25" calcext:value-type="string">
            <text:p>, false, Types.WATER, null, 30, 40, 70, 70, 25</text:p>
          </table:table-cell>
          <table:table-cell table:formula="of:=CONCATENATE(&quot;, &quot;;[.R117];&quot;, &quot;;[.S117];&quot;),&quot;)" office:value-type="string" office:string-value=", 60, 83)," calcext:value-type="string">
            <text:p>, 60, 83),</text:p>
          </table:table-cell>
          <table:table-cell table:style-name="ce5" table:formula="of:=COM.MICROSOFT.CONCAT([.V117:.X117])" office:value-type="string" office:string-value="HORSEA: new Race('Horsea', 'h', 85, 85, 255, false, Types.WATER, null, 30, 40, 70, 70, 25, 60, 83)," calcext:value-type="string">
            <text:p>HORSEA: new Race('Horsea', 'h', 85, 85, 255, false, Types.WATER, null, 30, 40, 70, 70, 25, 60, 83),</text:p>
          </table:table-cell>
          <table:table-cell table:style-name="ce7" table:formula="of:=IF([.T117]&lt;&gt;&quot;&quot;;CONCATENATE(&quot;Races.&quot;;[.B117];&quot;.setMainEvolution(&quot;;[.U117];&quot;, Races.&quot;;[.T117];&quot;); &quot;);&quot;&quot;)" office:value-type="string" office:string-value="Races.HORSEA.setMainEvolution(32, Races.SEADRA); " calcext:value-type="string">
            <text:p>Races.HORSEA.setMainEvolution(32, Races.SEADRA);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[.C118])" office:value-type="string" office:string-value="SEADRA" calcext:value-type="string">
            <text:p>SEADRA</text:p>
          </table:table-cell>
          <table:table-cell office:value-type="string" calcext:value-type="string">
            <text:p>Seadra</text:p>
          </table:table-cell>
          <table:table-cell table:formula="of:=IF([.I118]=&quot;x&quot;;LEFT([.C118];1);LOWER(LEFT([.C118];1)))" office:value-type="string" office:string-value="s" calcext:value-type="string">
            <text:p>s</text:p>
          </table:table-cell>
          <table:table-cell office:value-type="string" calcext:value-type="string">
            <text:p>Blue</text:p>
          </table:table-cell>
          <table:table-cell table:formula="of:=VLOOKUP([.$E118];[Colors.$A$2:.$G$11];5)" office:value-type="float" office:value="85" calcext:value-type="float">
            <text:p>85</text:p>
          </table:table-cell>
          <table:table-cell table:formula="of:=VLOOKUP([.$E118];[Colors.$A$2:.$G$11];6)" office:value-type="float" office:value="85" calcext:value-type="float">
            <text:p>85</text:p>
          </table:table-cell>
          <table:table-cell table:formula="of:=VLOOKUP([.$E11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table:formula="of:=CONCATENATE([.B118];&quot;: new Race('&quot;;[.C118];&quot;', '&quot;;[.D118];&quot;', &quot;;[.F118];&quot;, &quot;;[.G118];&quot;, &quot;;[.H118])" office:value-type="string" office:string-value="SEADRA: new Race('Seadra', 's', 85, 85, 255" calcext:value-type="string">
            <text:p>SEADRA: new Race('Seadra', 's', 85, 85, 255</text:p>
          </table:table-cell>
          <table:table-cell table:formula="of:=CONCATENATE(&quot;, &quot;;[.J118];&quot;, Types.&quot;;[.K118]; IF([.L118]&lt;&gt;&quot;&quot;;CONCATENATE(&quot;, Types.&quot;;[.L118]);&quot;, null&quot;); &quot;, &quot;;[.M118];&quot;, &quot;;[.N118];&quot;, &quot;;[.O118];&quot;, &quot;;[.P118];&quot;, &quot;; [.Q118])" office:value-type="string" office:string-value=", true, Types.WATER, null, 55, 65, 95, 95, 45" calcext:value-type="string">
            <text:p>, true, Types.WATER, null, 55, 65, 95, 95, 45</text:p>
          </table:table-cell>
          <table:table-cell table:formula="of:=CONCATENATE(&quot;, &quot;;[.R118];&quot;, &quot;;[.S118];&quot;),&quot;)" office:value-type="string" office:string-value=", 85, 155)," calcext:value-type="string">
            <text:p>, 85, 155),</text:p>
          </table:table-cell>
          <table:table-cell table:style-name="ce5" table:formula="of:=COM.MICROSOFT.CONCAT([.V118:.X118])" office:value-type="string" office:string-value="SEADRA: new Race('Seadra', 's', 85, 85, 255, true, Types.WATER, null, 55, 65, 95, 95, 45, 85, 155)," calcext:value-type="string">
            <text:p>SEADRA: new Race('Seadra', 's', 85, 85, 255, true, Types.WATER, null, 55, 65, 95, 95, 45, 85, 155),</text:p>
          </table:table-cell>
          <table:table-cell table:style-name="ce7" table:formula="of:=IF([.T118]&lt;&gt;&quot;&quot;;CONCATENATE(&quot;Races.&quot;;[.B118];&quot;.setMainEvolution(&quot;;[.U118];&quot;, Races.&quot;;[.T118];&quot;); 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[.C119])" office:value-type="string" office:string-value="GOLDEEN" calcext:value-type="string">
            <text:p>GOLDEEN</text:p>
          </table:table-cell>
          <table:table-cell office:value-type="string" calcext:value-type="string">
            <text:p>Goldeen</text:p>
          </table:table-cell>
          <table:table-cell table:formula="of:=IF([.I119]=&quot;x&quot;;LEFT([.C119];1);LOWER(LEFT([.C119];1)))" office:value-type="string" office:string-value="g" calcext:value-type="string">
            <text:p>g</text:p>
          </table:table-cell>
          <table:table-cell office:value-type="string" calcext:value-type="string">
            <text:p>Red</text:p>
          </table:table-cell>
          <table:table-cell table:formula="of:=VLOOKUP([.$E119];[Colors.$A$2:.$G$11];5)" office:value-type="float" office:value="255" calcext:value-type="float">
            <text:p>255</text:p>
          </table:table-cell>
          <table:table-cell table:formula="of:=VLOOKUP([.$E119];[Colors.$A$2:.$G$11];6)" office:value-type="float" office:value="85" calcext:value-type="float">
            <text:p>85</text:p>
          </table:table-cell>
          <table:table-cell table:formula="of:=VLOOKUP([.$E119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EAKING</text:p>
          </table:table-cell>
          <table:table-cell office:value-type="float" office:value="33" calcext:value-type="float">
            <text:p>33</text:p>
          </table:table-cell>
          <table:table-cell table:formula="of:=CONCATENATE([.B119];&quot;: new Race('&quot;;[.C119];&quot;', '&quot;;[.D119];&quot;', &quot;;[.F119];&quot;, &quot;;[.G119];&quot;, &quot;;[.H119])" office:value-type="string" office:string-value="GOLDEEN: new Race('Goldeen', 'g', 255, 85, 85" calcext:value-type="string">
            <text:p>GOLDEEN: new Race('Goldeen', 'g', 255, 85, 85</text:p>
          </table:table-cell>
          <table:table-cell table:formula="of:=CONCATENATE(&quot;, &quot;;[.J119];&quot;, Types.&quot;;[.K119]; IF([.L119]&lt;&gt;&quot;&quot;;CONCATENATE(&quot;, Types.&quot;;[.L119]);&quot;, null&quot;); &quot;, &quot;;[.M119];&quot;, &quot;;[.N119];&quot;, &quot;;[.O119];&quot;, &quot;;[.P119];&quot;, &quot;; [.Q119])" office:value-type="string" office:string-value=", false, Types.WATER, null, 45, 67, 60, 35, 50" calcext:value-type="string">
            <text:p>, false, Types.WATER, null, 45, 67, 60, 35, 50</text:p>
          </table:table-cell>
          <table:table-cell table:formula="of:=CONCATENATE(&quot;, &quot;;[.R119];&quot;, &quot;;[.S119];&quot;),&quot;)" office:value-type="string" office:string-value=", 63, 111)," calcext:value-type="string">
            <text:p>, 63, 111),</text:p>
          </table:table-cell>
          <table:table-cell table:style-name="ce5" table:formula="of:=COM.MICROSOFT.CONCAT([.V119:.X119])" office:value-type="string" office:string-value="GOLDEEN: new Race('Goldeen', 'g', 255, 85, 85, false, Types.WATER, null, 45, 67, 60, 35, 50, 63, 111)," calcext:value-type="string">
            <text:p>GOLDEEN: new Race('Goldeen', 'g', 255, 85, 85, false, Types.WATER, null, 45, 67, 60, 35, 50, 63, 111),</text:p>
          </table:table-cell>
          <table:table-cell table:style-name="ce7" table:formula="of:=IF([.T119]&lt;&gt;&quot;&quot;;CONCATENATE(&quot;Races.&quot;;[.B119];&quot;.setMainEvolution(&quot;;[.U119];&quot;, Races.&quot;;[.T119];&quot;); &quot;);&quot;&quot;)" office:value-type="string" office:string-value="Races.GOLDEEN.setMainEvolution(33, Races.SEAKING); " calcext:value-type="string">
            <text:p>Races.GOLDEEN.setMainEvolution(33, Races.SEAKING);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[.C120])" office:value-type="string" office:string-value="SEAK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table:formula="of:=IF([.I120]=&quot;x&quot;;LEFT([.C120];1);LOWER(LEFT([.C120];1)))" office:value-type="string" office:string-value="S" calcext:value-type="string">
            <text:p>S</text:p>
          </table:table-cell>
          <table:table-cell office:value-type="string" calcext:value-type="string">
            <text:p>Red</text:p>
          </table:table-cell>
          <table:table-cell table:formula="of:=VLOOKUP([.$E120];[Colors.$A$2:.$G$11];5)" office:value-type="float" office:value="255" calcext:value-type="float">
            <text:p>255</text:p>
          </table:table-cell>
          <table:table-cell table:formula="of:=VLOOKUP([.$E120];[Colors.$A$2:.$G$11];6)" office:value-type="float" office:value="85" calcext:value-type="float">
            <text:p>85</text:p>
          </table:table-cell>
          <table:table-cell table:formula="of:=VLOOKUP([.$E120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CONCATENATE([.B120];&quot;: new Race('&quot;;[.C120];&quot;', '&quot;;[.D120];&quot;', &quot;;[.F120];&quot;, &quot;;[.G120];&quot;, &quot;;[.H120])" office:value-type="string" office:string-value="SEAKING: new Race('Seaking', 'S', 255, 85, 85" calcext:value-type="string">
            <text:p>SEAKING: new Race('Seaking', 'S', 255, 85, 85</text:p>
          </table:table-cell>
          <table:table-cell table:formula="of:=CONCATENATE(&quot;, &quot;;[.J120];&quot;, Types.&quot;;[.K120]; IF([.L120]&lt;&gt;&quot;&quot;;CONCATENATE(&quot;, Types.&quot;;[.L120]);&quot;, null&quot;); &quot;, &quot;;[.M120];&quot;, &quot;;[.N120];&quot;, &quot;;[.O120];&quot;, &quot;;[.P120];&quot;, &quot;; [.Q120])" office:value-type="string" office:string-value=", true, Types.WATER, null, 80, 92, 65, 65, 80" calcext:value-type="string">
            <text:p>, true, Types.WATER, null, 80, 92, 65, 65, 80</text:p>
          </table:table-cell>
          <table:table-cell table:formula="of:=CONCATENATE(&quot;, &quot;;[.R120];&quot;, &quot;;[.S120];&quot;),&quot;)" office:value-type="string" office:string-value=", 68, 170)," calcext:value-type="string">
            <text:p>, 68, 170),</text:p>
          </table:table-cell>
          <table:table-cell table:style-name="ce5" table:formula="of:=COM.MICROSOFT.CONCAT([.V120:.X120])" office:value-type="string" office:string-value="SEAKING: new Race('Seaking', 'S', 255, 85, 85, true, Types.WATER, null, 80, 92, 65, 65, 80, 68, 170)," calcext:value-type="string">
            <text:p>SEAKING: new Race('Seaking', 'S', 255, 85, 85, true, Types.WATER, null, 80, 92, 65, 65, 80, 68, 170),</text:p>
          </table:table-cell>
          <table:table-cell table:style-name="ce7" table:formula="of:=IF([.T120]&lt;&gt;&quot;&quot;;CONCATENATE(&quot;Races.&quot;;[.B120];&quot;.setMainEvolution(&quot;;[.U120];&quot;, Races.&quot;;[.T120];&quot;); 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[.C121])" office:value-type="string" office:string-value="STARYU" calcext:value-type="string">
            <text:p>STARYU</text:p>
          </table:table-cell>
          <table:table-cell office:value-type="string" calcext:value-type="string">
            <text:p>Staryu</text:p>
          </table:table-cell>
          <table:table-cell table:formula="of:=IF([.I121]=&quot;x&quot;;LEFT([.C121];1);LOWER(LEFT([.C121];1)))" office:value-type="string" office:string-value="s" calcext:value-type="string">
            <text:p>s</text:p>
          </table:table-cell>
          <table:table-cell office:value-type="string" calcext:value-type="string">
            <text:p>Brown</text:p>
          </table:table-cell>
          <table:table-cell table:formula="of:=VLOOKUP([.$E121];[Colors.$A$2:.$G$11];5)" office:value-type="float" office:value="170" calcext:value-type="float">
            <text:p>170</text:p>
          </table:table-cell>
          <table:table-cell table:formula="of:=VLOOKUP([.$E121];[Colors.$A$2:.$G$11];6)" office:value-type="float" office:value="85" calcext:value-type="float">
            <text:p>85</text:p>
          </table:table-cell>
          <table:table-cell table:formula="of:=VLOOKUP([.$E12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table:formula="of:=CONCATENATE([.B121];&quot;: new Race('&quot;;[.C121];&quot;', '&quot;;[.D121];&quot;', &quot;;[.F121];&quot;, &quot;;[.G121];&quot;, &quot;;[.H121])" office:value-type="string" office:string-value="STARYU: new Race('Staryu', 's', 170, 85, 0" calcext:value-type="string">
            <text:p>STARYU: new Race('Staryu', 's', 170, 85, 0</text:p>
          </table:table-cell>
          <table:table-cell table:formula="of:=CONCATENATE(&quot;, &quot;;[.J121];&quot;, Types.&quot;;[.K121]; IF([.L121]&lt;&gt;&quot;&quot;;CONCATENATE(&quot;, Types.&quot;;[.L121]);&quot;, null&quot;); &quot;, &quot;;[.M121];&quot;, &quot;;[.N121];&quot;, &quot;;[.O121];&quot;, &quot;;[.P121];&quot;, &quot;; [.Q121])" office:value-type="string" office:string-value=", true, Types.WATER, null, 30, 45, 55, 70, 55" calcext:value-type="string">
            <text:p>, true, Types.WATER, null, 30, 45, 55, 70, 55</text:p>
          </table:table-cell>
          <table:table-cell table:formula="of:=CONCATENATE(&quot;, &quot;;[.R121];&quot;, &quot;;[.S121];&quot;),&quot;)" office:value-type="string" office:string-value=", 85, 106)," calcext:value-type="string">
            <text:p>, 85, 106),</text:p>
          </table:table-cell>
          <table:table-cell table:style-name="ce5" table:formula="of:=COM.MICROSOFT.CONCAT([.V121:.X121])" office:value-type="string" office:string-value="STARYU: new Race('Staryu', 's', 170, 85, 0, true, Types.WATER, null, 30, 45, 55, 70, 55, 85, 106)," calcext:value-type="string">
            <text:p>STARYU: new Race('Staryu', 's', 170, 85, 0, true, Types.WATER, null, 30, 45, 55, 70, 55, 85, 106),</text:p>
          </table:table-cell>
          <table:table-cell table:style-name="ce7" table:formula="of:=IF([.T121]&lt;&gt;&quot;&quot;;CONCATENATE(&quot;Races.&quot;;[.B121];&quot;.setMainEvolution(&quot;;[.U121];&quot;, Races.&quot;;[.T121];&quot;); 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[.C122])" office:value-type="string" office:string-value="STARMIE" calcext:value-type="string">
            <text:p>STARMIE</text:p>
          </table:table-cell>
          <table:table-cell office:value-type="string" calcext:value-type="string">
            <text:p>Starmie</text:p>
          </table:table-cell>
          <table:table-cell table:formula="of:=IF([.I122]=&quot;x&quot;;LEFT([.C122];1);LOWER(LEFT([.C122];1)))" office:value-type="string" office:string-value="s" calcext:value-type="string">
            <text:p>s</text:p>
          </table:table-cell>
          <table:table-cell office:value-type="string" calcext:value-type="string">
            <text:p>Purple</text:p>
          </table:table-cell>
          <table:table-cell table:formula="of:=VLOOKUP([.$E122];[Colors.$A$2:.$G$11];5)" office:value-type="float" office:value="170" calcext:value-type="float">
            <text:p>170</text:p>
          </table:table-cell>
          <table:table-cell table:formula="of:=VLOOKUP([.$E122];[Colors.$A$2:.$G$11];6)" office:value-type="float" office:value="0" calcext:value-type="float">
            <text:p>0</text:p>
          </table:table-cell>
          <table:table-cell table:formula="of:=VLOOKUP([.$E122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table:formula="of:=CONCATENATE([.B122];&quot;: new Race('&quot;;[.C122];&quot;', '&quot;;[.D122];&quot;', &quot;;[.F122];&quot;, &quot;;[.G122];&quot;, &quot;;[.H122])" office:value-type="string" office:string-value="STARMIE: new Race('Starmie', 's', 170, 0, 170" calcext:value-type="string">
            <text:p>STARMIE: new Race('Starmie', 's', 170, 0, 170</text:p>
          </table:table-cell>
          <table:table-cell table:formula="of:=CONCATENATE(&quot;, &quot;;[.J122];&quot;, Types.&quot;;[.K122]; IF([.L122]&lt;&gt;&quot;&quot;;CONCATENATE(&quot;, Types.&quot;;[.L122]);&quot;, null&quot;); &quot;, &quot;;[.M122];&quot;, &quot;;[.N122];&quot;, &quot;;[.O122];&quot;, &quot;;[.P122];&quot;, &quot;; [.Q122])" office:value-type="string" office:string-value=", true, Types.WATER, Types.PSYCHIC, 60, 75, 85, 100, 85" calcext:value-type="string">
            <text:p>, true, Types.WATER, Types.PSYCHIC, 60, 75, 85, 100, 85</text:p>
          </table:table-cell>
          <table:table-cell table:formula="of:=CONCATENATE(&quot;, &quot;;[.R122];&quot;, &quot;;[.S122];&quot;),&quot;)" office:value-type="string" office:string-value=", 115, 207)," calcext:value-type="string">
            <text:p>, 115, 207),</text:p>
          </table:table-cell>
          <table:table-cell table:style-name="ce5" table:formula="of:=COM.MICROSOFT.CONCAT([.V122:.X122])" office:value-type="string" office:string-value="STARMIE: new Race('Starmie', 's', 170, 0, 170, true, Types.WATER, Types.PSYCHIC, 60, 75, 85, 100, 85, 115, 207)," calcext:value-type="string">
            <text:p>STARMIE: new Race('Starmie', 's', 170, 0, 170, true, Types.WATER, Types.PSYCHIC, 60, 75, 85, 100, 85, 115, 207),</text:p>
          </table:table-cell>
          <table:table-cell table:style-name="ce7" table:formula="of:=IF([.T122]&lt;&gt;&quot;&quot;;CONCATENATE(&quot;Races.&quot;;[.B122];&quot;.setMainEvolution(&quot;;[.U122];&quot;, Races.&quot;;[.T122];&quot;); 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_MIME</text:p>
          </table:table-cell>
          <table:table-cell office:value-type="string" calcext:value-type="string">
            <text:p>Mr. Mime</text:p>
          </table:table-cell>
          <table:table-cell table:formula="of:=IF([.I123]=&quot;x&quot;;LEFT([.C123];1);LOWER(LEFT([.C123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23];[Colors.$A$2:.$G$11];5)" office:value-type="float" office:value="255" calcext:value-type="float">
            <text:p>255</text:p>
          </table:table-cell>
          <table:table-cell table:formula="of:=VLOOKUP([.$E123];[Colors.$A$2:.$G$11];6)" office:value-type="float" office:value="85" calcext:value-type="float">
            <text:p>85</text:p>
          </table:table-cell>
          <table:table-cell table:formula="of:=VLOOKUP([.$E123];[Colors.$A$2:.$G$11];7)" office:value-type="float" office:value="255" calcext:value-type="float">
            <text:p>25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CONCATENATE([.B123];&quot;: new Race('&quot;;[.C123];&quot;', '&quot;;[.D123];&quot;', &quot;;[.F123];&quot;, &quot;;[.G123];&quot;, &quot;;[.H123])" office:value-type="string" office:string-value="MR_MIME: new Race('Mr. Mime', 'm', 255, 85, 255" calcext:value-type="string">
            <text:p>MR_MIME: new Race('Mr. Mime', 'm', 255, 85, 255</text:p>
          </table:table-cell>
          <table:table-cell table:formula="of:=CONCATENATE(&quot;, &quot;;[.J123];&quot;, Types.&quot;;[.K123]; IF([.L123]&lt;&gt;&quot;&quot;;CONCATENATE(&quot;, Types.&quot;;[.L123]);&quot;, null&quot;); &quot;, &quot;;[.M123];&quot;, &quot;;[.N123];&quot;, &quot;;[.O123];&quot;, &quot;;[.P123];&quot;, &quot;; [.Q123])" office:value-type="string" office:string-value=", false, Types.PSYCHIC, null, 40, 45, 65, 100, 120" calcext:value-type="string">
            <text:p>, false, Types.PSYCHIC, null, 40, 45, 65, 100, 120</text:p>
          </table:table-cell>
          <table:table-cell table:formula="of:=CONCATENATE(&quot;, &quot;;[.R123];&quot;, &quot;;[.S123];&quot;),&quot;)" office:value-type="string" office:string-value=", 90, 136)," calcext:value-type="string">
            <text:p>, 90, 136),</text:p>
          </table:table-cell>
          <table:table-cell table:style-name="ce5" table:formula="of:=COM.MICROSOFT.CONCAT([.V123:.X123])" office:value-type="string" office:string-value="MR_MIME: new Race('Mr. Mime', 'm', 255, 85, 255, false, Types.PSYCHIC, null, 40, 45, 65, 100, 120, 90, 136)," calcext:value-type="string">
            <text:p>MR_MIME: new Race('Mr. Mime', 'm', 255, 85, 255, false, Types.PSYCHIC, null, 40, 45, 65, 100, 120, 90, 136),</text:p>
          </table:table-cell>
          <table:table-cell table:style-name="ce7" table:formula="of:=IF([.T123]&lt;&gt;&quot;&quot;;CONCATENATE(&quot;Races.&quot;;[.B123];&quot;.setMainEvolution(&quot;;[.U123];&quot;, Races.&quot;;[.T123];&quot;); 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[.C124])" office:value-type="string" office:string-value="SCYTHER" calcext:value-type="string">
            <text:p>SCYTHER</text:p>
          </table:table-cell>
          <table:table-cell office:value-type="string" calcext:value-type="string">
            <text:p>Scyther</text:p>
          </table:table-cell>
          <table:table-cell table:formula="of:=IF([.I124]=&quot;x&quot;;LEFT([.C124];1);LOWER(LEFT([.C124];1)))" office:value-type="string" office:string-value="s" calcext:value-type="string">
            <text:p>s</text:p>
          </table:table-cell>
          <table:table-cell office:value-type="string" calcext:value-type="string">
            <text:p>Green</text:p>
          </table:table-cell>
          <table:table-cell table:formula="of:=VLOOKUP([.$E124];[Colors.$A$2:.$G$11];5)" office:value-type="float" office:value="85" calcext:value-type="float">
            <text:p>85</text:p>
          </table:table-cell>
          <table:table-cell table:formula="of:=VLOOKUP([.$E124];[Colors.$A$2:.$G$11];6)" office:value-type="float" office:value="255" calcext:value-type="float">
            <text:p>255</text:p>
          </table:table-cell>
          <table:table-cell table:formula="of:=VLOOKUP([.$E124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formula="of:=CONCATENATE([.B124];&quot;: new Race('&quot;;[.C124];&quot;', '&quot;;[.D124];&quot;', &quot;;[.F124];&quot;, &quot;;[.G124];&quot;, &quot;;[.H124])" office:value-type="string" office:string-value="SCYTHER: new Race('Scyther', 's', 85, 255, 85" calcext:value-type="string">
            <text:p>SCYTHER: new Race('Scyther', 's', 85, 255, 85</text:p>
          </table:table-cell>
          <table:table-cell table:formula="of:=CONCATENATE(&quot;, &quot;;[.J124];&quot;, Types.&quot;;[.K124]; IF([.L124]&lt;&gt;&quot;&quot;;CONCATENATE(&quot;, Types.&quot;;[.L124]);&quot;, null&quot;); &quot;, &quot;;[.M124];&quot;, &quot;;[.N124];&quot;, &quot;;[.O124];&quot;, &quot;;[.P124];&quot;, &quot;; [.Q124])" office:value-type="string" office:string-value=", true, Types.BUG, Types.FLYING, 70, 110, 80, 55, 80" calcext:value-type="string">
            <text:p>, true, Types.BUG, Types.FLYING, 70, 110, 80, 55, 80</text:p>
          </table:table-cell>
          <table:table-cell table:formula="of:=CONCATENATE(&quot;, &quot;;[.R124];&quot;, &quot;;[.S124];&quot;),&quot;)" office:value-type="string" office:string-value=", 105, 187)," calcext:value-type="string">
            <text:p>, 105, 187),</text:p>
          </table:table-cell>
          <table:table-cell table:style-name="ce5" table:formula="of:=COM.MICROSOFT.CONCAT([.V124:.X124])" office:value-type="string" office:string-value="SCYTHER: new Race('Scyther', 's', 85, 255, 85, true, Types.BUG, Types.FLYING, 70, 110, 80, 55, 80, 105, 187)," calcext:value-type="string">
            <text:p>SCYTHER: new Race('Scyther', 's', 85, 255, 85, true, Types.BUG, Types.FLYING, 70, 110, 80, 55, 80, 105, 187),</text:p>
          </table:table-cell>
          <table:table-cell table:style-name="ce7" table:formula="of:=IF([.T124]&lt;&gt;&quot;&quot;;CONCATENATE(&quot;Races.&quot;;[.B124];&quot;.setMainEvolution(&quot;;[.U124];&quot;, Races.&quot;;[.T124];&quot;); 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[.C125])" office:value-type="string" office:string-value="JYNX" calcext:value-type="string">
            <text:p>JYNX</text:p>
          </table:table-cell>
          <table:table-cell office:value-type="string" calcext:value-type="string">
            <text:p>Jynx</text:p>
          </table:table-cell>
          <table:table-cell table:formula="of:=IF([.I125]=&quot;x&quot;;LEFT([.C125];1);LOWER(LEFT([.C125];1)))" office:value-type="string" office:string-value="j" calcext:value-type="string">
            <text:p>j</text:p>
          </table:table-cell>
          <table:table-cell office:value-type="string" calcext:value-type="string">
            <text:p>Red</text:p>
          </table:table-cell>
          <table:table-cell table:formula="of:=VLOOKUP([.$E125];[Colors.$A$2:.$G$11];5)" office:value-type="float" office:value="255" calcext:value-type="float">
            <text:p>255</text:p>
          </table:table-cell>
          <table:table-cell table:formula="of:=VLOOKUP([.$E125];[Colors.$A$2:.$G$11];6)" office:value-type="float" office:value="85" calcext:value-type="float">
            <text:p>85</text:p>
          </table:table-cell>
          <table:table-cell table:formula="of:=VLOOKUP([.$E125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formula="of:=CONCATENATE([.B125];&quot;: new Race('&quot;;[.C125];&quot;', '&quot;;[.D125];&quot;', &quot;;[.F125];&quot;, &quot;;[.G125];&quot;, &quot;;[.H125])" office:value-type="string" office:string-value="JYNX: new Race('Jynx', 'j', 255, 85, 85" calcext:value-type="string">
            <text:p>JYNX: new Race('Jynx', 'j', 255, 85, 85</text:p>
          </table:table-cell>
          <table:table-cell table:formula="of:=CONCATENATE(&quot;, &quot;;[.J125];&quot;, Types.&quot;;[.K125]; IF([.L125]&lt;&gt;&quot;&quot;;CONCATENATE(&quot;, Types.&quot;;[.L125]);&quot;, null&quot;); &quot;, &quot;;[.M125];&quot;, &quot;;[.N125];&quot;, &quot;;[.O125];&quot;, &quot;;[.P125];&quot;, &quot;; [.Q125])" office:value-type="string" office:string-value=", false, Types.ICE, Types.PSYCHIC, 65, 50, 35, 115, 95" calcext:value-type="string">
            <text:p>, false, Types.ICE, Types.PSYCHIC, 65, 50, 35, 115, 95</text:p>
          </table:table-cell>
          <table:table-cell table:formula="of:=CONCATENATE(&quot;, &quot;;[.R125];&quot;, &quot;;[.S125];&quot;),&quot;)" office:value-type="string" office:string-value=", 95, 137)," calcext:value-type="string">
            <text:p>, 95, 137),</text:p>
          </table:table-cell>
          <table:table-cell table:style-name="ce5" table:formula="of:=COM.MICROSOFT.CONCAT([.V125:.X125])" office:value-type="string" office:string-value="JYNX: new Race('Jynx', 'j', 255, 85, 85, false, Types.ICE, Types.PSYCHIC, 65, 50, 35, 115, 95, 95, 137)," calcext:value-type="string">
            <text:p>JYNX: new Race('Jynx', 'j', 255, 85, 85, false, Types.ICE, Types.PSYCHIC, 65, 50, 35, 115, 95, 95, 137),</text:p>
          </table:table-cell>
          <table:table-cell table:style-name="ce7" table:formula="of:=IF([.T125]&lt;&gt;&quot;&quot;;CONCATENATE(&quot;Races.&quot;;[.B125];&quot;.setMainEvolution(&quot;;[.U125];&quot;, Races.&quot;;[.T125];&quot;); 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[.C126])" office:value-type="string" office:string-value="ELECTABUZZ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table:formula="of:=IF([.I126]=&quot;x&quot;;LEFT([.C126];1);LOWER(LEFT([.C126];1)))" office:value-type="string" office:string-value="e" calcext:value-type="string">
            <text:p>e</text:p>
          </table:table-cell>
          <table:table-cell office:value-type="string" calcext:value-type="string">
            <text:p>Yellow</text:p>
          </table:table-cell>
          <table:table-cell table:formula="of:=VLOOKUP([.$E126];[Colors.$A$2:.$G$11];5)" office:value-type="float" office:value="255" calcext:value-type="float">
            <text:p>255</text:p>
          </table:table-cell>
          <table:table-cell table:formula="of:=VLOOKUP([.$E126];[Colors.$A$2:.$G$11];6)" office:value-type="float" office:value="255" calcext:value-type="float">
            <text:p>255</text:p>
          </table:table-cell>
          <table:table-cell table:formula="of:=VLOOKUP([.$E12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table:formula="of:=CONCATENATE([.B126];&quot;: new Race('&quot;;[.C126];&quot;', '&quot;;[.D126];&quot;', &quot;;[.F126];&quot;, &quot;;[.G126];&quot;, &quot;;[.H126])" office:value-type="string" office:string-value="ELECTABUZZ: new Race('Electabuzz', 'e', 255, 255, 85" calcext:value-type="string">
            <text:p>ELECTABUZZ: new Race('Electabuzz', 'e', 255, 255, 85</text:p>
          </table:table-cell>
          <table:table-cell table:formula="of:=CONCATENATE(&quot;, &quot;;[.J126];&quot;, Types.&quot;;[.K126]; IF([.L126]&lt;&gt;&quot;&quot;;CONCATENATE(&quot;, Types.&quot;;[.L126]);&quot;, null&quot;); &quot;, &quot;;[.M126];&quot;, &quot;;[.N126];&quot;, &quot;;[.O126];&quot;, &quot;;[.P126];&quot;, &quot;; [.Q126])" office:value-type="string" office:string-value=", true, Types.ELECTRIC, null, 65, 83, 57, 95, 85" calcext:value-type="string">
            <text:p>, true, Types.ELECTRIC, null, 65, 83, 57, 95, 85</text:p>
          </table:table-cell>
          <table:table-cell table:formula="of:=CONCATENATE(&quot;, &quot;;[.R126];&quot;, &quot;;[.S126];&quot;),&quot;)" office:value-type="string" office:string-value=", 105, 156)," calcext:value-type="string">
            <text:p>, 105, 156),</text:p>
          </table:table-cell>
          <table:table-cell table:style-name="ce5" table:formula="of:=COM.MICROSOFT.CONCAT([.V126:.X126])" office:value-type="string" office:string-value="ELECTABUZZ: new Race('Electabuzz', 'e', 255, 255, 85, true, Types.ELECTRIC, null, 65, 83, 57, 95, 85, 105, 156)," calcext:value-type="string">
            <text:p>ELECTABUZZ: new Race('Electabuzz', 'e', 255, 255, 85, true, Types.ELECTRIC, null, 65, 83, 57, 95, 85, 105, 156),</text:p>
          </table:table-cell>
          <table:table-cell table:style-name="ce7" table:formula="of:=IF([.T126]&lt;&gt;&quot;&quot;;CONCATENATE(&quot;Races.&quot;;[.B126];&quot;.setMainEvolution(&quot;;[.U126];&quot;, Races.&quot;;[.T126];&quot;); 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[.C127])" office:value-type="string" office:string-value="MAGMAR" calcext:value-type="string">
            <text:p>MAGMAR</text:p>
          </table:table-cell>
          <table:table-cell office:value-type="string" calcext:value-type="string">
            <text:p>Magmar</text:p>
          </table:table-cell>
          <table:table-cell table:formula="of:=IF([.I127]=&quot;x&quot;;LEFT([.C127];1);LOWER(LEFT([.C127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27];[Colors.$A$2:.$G$11];5)" office:value-type="float" office:value="255" calcext:value-type="float">
            <text:p>255</text:p>
          </table:table-cell>
          <table:table-cell table:formula="of:=VLOOKUP([.$E127];[Colors.$A$2:.$G$11];6)" office:value-type="float" office:value="85" calcext:value-type="float">
            <text:p>85</text:p>
          </table:table-cell>
          <table:table-cell table:formula="of:=VLOOKUP([.$E12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table:formula="of:=CONCATENATE([.B127];&quot;: new Race('&quot;;[.C127];&quot;', '&quot;;[.D127];&quot;', &quot;;[.F127];&quot;, &quot;;[.G127];&quot;, &quot;;[.H127])" office:value-type="string" office:string-value="MAGMAR: new Race('Magmar', 'm', 255, 85, 85" calcext:value-type="string">
            <text:p>MAGMAR: new Race('Magmar', 'm', 255, 85, 85</text:p>
          </table:table-cell>
          <table:table-cell table:formula="of:=CONCATENATE(&quot;, &quot;;[.J127];&quot;, Types.&quot;;[.K127]; IF([.L127]&lt;&gt;&quot;&quot;;CONCATENATE(&quot;, Types.&quot;;[.L127]);&quot;, null&quot;); &quot;, &quot;;[.M127];&quot;, &quot;;[.N127];&quot;, &quot;;[.O127];&quot;, &quot;;[.P127];&quot;, &quot;; [.Q127])" office:value-type="string" office:string-value=", true, Types.FIRE, null, 65, 95, 57, 100, 85" calcext:value-type="string">
            <text:p>, true, Types.FIRE, null, 65, 95, 57, 100, 85</text:p>
          </table:table-cell>
          <table:table-cell table:formula="of:=CONCATENATE(&quot;, &quot;;[.R127];&quot;, &quot;;[.S127];&quot;),&quot;)" office:value-type="string" office:string-value=", 93, 167)," calcext:value-type="string">
            <text:p>, 93, 167),</text:p>
          </table:table-cell>
          <table:table-cell table:style-name="ce5" table:formula="of:=COM.MICROSOFT.CONCAT([.V127:.X127])" office:value-type="string" office:string-value="MAGMAR: new Race('Magmar', 'm', 255, 85, 85, true, Types.FIRE, null, 65, 95, 57, 100, 85, 93, 167)," calcext:value-type="string">
            <text:p>MAGMAR: new Race('Magmar', 'm', 255, 85, 85, true, Types.FIRE, null, 65, 95, 57, 100, 85, 93, 167),</text:p>
          </table:table-cell>
          <table:table-cell table:style-name="ce7" table:formula="of:=IF([.T127]&lt;&gt;&quot;&quot;;CONCATENATE(&quot;Races.&quot;;[.B127];&quot;.setMainEvolution(&quot;;[.U127];&quot;, Races.&quot;;[.T127];&quot;); 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[.C128])" office:value-type="string" office:string-value="PINSIR" calcext:value-type="string">
            <text:p>PINSIR</text:p>
          </table:table-cell>
          <table:table-cell office:value-type="string" calcext:value-type="string">
            <text:p>Pinsir</text:p>
          </table:table-cell>
          <table:table-cell table:formula="of:=IF([.I128]=&quot;x&quot;;LEFT([.C128];1);LOWER(LEFT([.C128];1)))" office:value-type="string" office:string-value="p" calcext:value-type="string">
            <text:p>p</text:p>
          </table:table-cell>
          <table:table-cell office:value-type="string" calcext:value-type="string">
            <text:p>Brown</text:p>
          </table:table-cell>
          <table:table-cell table:formula="of:=VLOOKUP([.$E128];[Colors.$A$2:.$G$11];5)" office:value-type="float" office:value="170" calcext:value-type="float">
            <text:p>170</text:p>
          </table:table-cell>
          <table:table-cell table:formula="of:=VLOOKUP([.$E128];[Colors.$A$2:.$G$11];6)" office:value-type="float" office:value="85" calcext:value-type="float">
            <text:p>85</text:p>
          </table:table-cell>
          <table:table-cell table:formula="of:=VLOOKUP([.$E128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CONCATENATE([.B128];&quot;: new Race('&quot;;[.C128];&quot;', '&quot;;[.D128];&quot;', &quot;;[.F128];&quot;, &quot;;[.G128];&quot;, &quot;;[.H128])" office:value-type="string" office:string-value="PINSIR: new Race('Pinsir', 'p', 170, 85, 0" calcext:value-type="string">
            <text:p>PINSIR: new Race('Pinsir', 'p', 170, 85, 0</text:p>
          </table:table-cell>
          <table:table-cell table:formula="of:=CONCATENATE(&quot;, &quot;;[.J128];&quot;, Types.&quot;;[.K128]; IF([.L128]&lt;&gt;&quot;&quot;;CONCATENATE(&quot;, Types.&quot;;[.L128]);&quot;, null&quot;); &quot;, &quot;;[.M128];&quot;, &quot;;[.N128];&quot;, &quot;;[.O128];&quot;, &quot;;[.P128];&quot;, &quot;; [.Q128])" office:value-type="string" office:string-value=", true, Types.BUG, null, 65, 125, 100, 55, 70" calcext:value-type="string">
            <text:p>, true, Types.BUG, null, 65, 125, 100, 55, 70</text:p>
          </table:table-cell>
          <table:table-cell table:formula="of:=CONCATENATE(&quot;, &quot;;[.R128];&quot;, &quot;;[.S128];&quot;),&quot;)" office:value-type="string" office:string-value=", 85, 200)," calcext:value-type="string">
            <text:p>, 85, 200),</text:p>
          </table:table-cell>
          <table:table-cell table:style-name="ce5" table:formula="of:=COM.MICROSOFT.CONCAT([.V128:.X128])" office:value-type="string" office:string-value="PINSIR: new Race('Pinsir', 'p', 170, 85, 0, true, Types.BUG, null, 65, 125, 100, 55, 70, 85, 200)," calcext:value-type="string">
            <text:p>PINSIR: new Race('Pinsir', 'p', 170, 85, 0, true, Types.BUG, null, 65, 125, 100, 55, 70, 85, 200),</text:p>
          </table:table-cell>
          <table:table-cell table:style-name="ce7" table:formula="of:=IF([.T128]&lt;&gt;&quot;&quot;;CONCATENATE(&quot;Races.&quot;;[.B128];&quot;.setMainEvolution(&quot;;[.U128];&quot;, Races.&quot;;[.T128];&quot;); 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[.C129])" office:value-type="string" office:string-value="TAUROS" calcext:value-type="string">
            <text:p>TAUROS</text:p>
          </table:table-cell>
          <table:table-cell office:value-type="string" calcext:value-type="string">
            <text:p>Tauros</text:p>
          </table:table-cell>
          <table:table-cell table:formula="of:=IF([.I129]=&quot;x&quot;;LEFT([.C129];1);LOWER(LEFT([.C129];1)))" office:value-type="string" office:string-value="T" calcext:value-type="string">
            <text:p>T</text:p>
          </table:table-cell>
          <table:table-cell office:value-type="string" calcext:value-type="string">
            <text:p>Brown</text:p>
          </table:table-cell>
          <table:table-cell table:formula="of:=VLOOKUP([.$E129];[Colors.$A$2:.$G$11];5)" office:value-type="float" office:value="170" calcext:value-type="float">
            <text:p>170</text:p>
          </table:table-cell>
          <table:table-cell table:formula="of:=VLOOKUP([.$E129];[Colors.$A$2:.$G$11];6)" office:value-type="float" office:value="85" calcext:value-type="float">
            <text:p>85</text:p>
          </table:table-cell>
          <table:table-cell table:formula="of:=VLOOKUP([.$E129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CONCATENATE([.B129];&quot;: new Race('&quot;;[.C129];&quot;', '&quot;;[.D129];&quot;', &quot;;[.F129];&quot;, &quot;;[.G129];&quot;, &quot;;[.H129])" office:value-type="string" office:string-value="TAUROS: new Race('Tauros', 'T', 170, 85, 0" calcext:value-type="string">
            <text:p>TAUROS: new Race('Tauros', 'T', 170, 85, 0</text:p>
          </table:table-cell>
          <table:table-cell table:formula="of:=CONCATENATE(&quot;, &quot;;[.J129];&quot;, Types.&quot;;[.K129]; IF([.L129]&lt;&gt;&quot;&quot;;CONCATENATE(&quot;, Types.&quot;;[.L129]);&quot;, null&quot;); &quot;, &quot;;[.M129];&quot;, &quot;;[.N129];&quot;, &quot;;[.O129];&quot;, &quot;;[.P129];&quot;, &quot;; [.Q129])" office:value-type="string" office:string-value=", true, Types.NORMAL, null, 75, 100, 95, 40, 70" calcext:value-type="string">
            <text:p>, true, Types.NORMAL, null, 75, 100, 95, 40, 70</text:p>
          </table:table-cell>
          <table:table-cell table:formula="of:=CONCATENATE(&quot;, &quot;;[.R129];&quot;, &quot;;[.S129];&quot;),&quot;)" office:value-type="string" office:string-value=", 110, 211)," calcext:value-type="string">
            <text:p>, 110, 211),</text:p>
          </table:table-cell>
          <table:table-cell table:style-name="ce5" table:formula="of:=COM.MICROSOFT.CONCAT([.V129:.X129])" office:value-type="string" office:string-value="TAUROS: new Race('Tauros', 'T', 170, 85, 0, true, Types.NORMAL, null, 75, 100, 95, 40, 70, 110, 211)," calcext:value-type="string">
            <text:p>TAUROS: new Race('Tauros', 'T', 170, 85, 0, true, Types.NORMAL, null, 75, 100, 95, 40, 70, 110, 211),</text:p>
          </table:table-cell>
          <table:table-cell table:style-name="ce7" table:formula="of:=IF([.T129]&lt;&gt;&quot;&quot;;CONCATENATE(&quot;Races.&quot;;[.B129];&quot;.setMainEvolution(&quot;;[.U129];&quot;, Races.&quot;;[.T129];&quot;); 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[.C130])" office:value-type="string" office:string-value="MAGIKARP" calcext:value-type="string">
            <text:p>MAGIKARP</text:p>
          </table:table-cell>
          <table:table-cell office:value-type="string" calcext:value-type="string">
            <text:p>Magikarp</text:p>
          </table:table-cell>
          <table:table-cell table:formula="of:=IF([.I130]=&quot;x&quot;;LEFT([.C130];1);LOWER(LEFT([.C130];1)))" office:value-type="string" office:string-value="m" calcext:value-type="string">
            <text:p>m</text:p>
          </table:table-cell>
          <table:table-cell office:value-type="string" calcext:value-type="string">
            <text:p>Red</text:p>
          </table:table-cell>
          <table:table-cell table:formula="of:=VLOOKUP([.$E130];[Colors.$A$2:.$G$11];5)" office:value-type="float" office:value="255" calcext:value-type="float">
            <text:p>255</text:p>
          </table:table-cell>
          <table:table-cell table:formula="of:=VLOOKUP([.$E130];[Colors.$A$2:.$G$11];6)" office:value-type="float" office:value="85" calcext:value-type="float">
            <text:p>85</text:p>
          </table:table-cell>
          <table:table-cell table:formula="of:=VLOOKUP([.$E130];[Colors.$A$2:.$G$11];7)" office:value-type="float" office:value="85" calcext:value-type="float">
            <text:p>8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YARADOS</text:p>
          </table:table-cell>
          <table:table-cell office:value-type="float" office:value="20" calcext:value-type="float">
            <text:p>20</text:p>
          </table:table-cell>
          <table:table-cell table:formula="of:=CONCATENATE([.B130];&quot;: new Race('&quot;;[.C130];&quot;', '&quot;;[.D130];&quot;', &quot;;[.F130];&quot;, &quot;;[.G130];&quot;, &quot;;[.H130])" office:value-type="string" office:string-value="MAGIKARP: new Race('Magikarp', 'm', 255, 85, 85" calcext:value-type="string">
            <text:p>MAGIKARP: new Race('Magikarp', 'm', 255, 85, 85</text:p>
          </table:table-cell>
          <table:table-cell table:formula="of:=CONCATENATE(&quot;, &quot;;[.J130];&quot;, Types.&quot;;[.K130]; IF([.L130]&lt;&gt;&quot;&quot;;CONCATENATE(&quot;, Types.&quot;;[.L130]);&quot;, null&quot;); &quot;, &quot;;[.M130];&quot;, &quot;;[.N130];&quot;, &quot;;[.O130];&quot;, &quot;;[.P130];&quot;, &quot;; [.Q130])" office:value-type="string" office:string-value=", false, Types.WATER, null, 20, 10, 55, 15, 20" calcext:value-type="string">
            <text:p>, false, Types.WATER, null, 20, 10, 55, 15, 20</text:p>
          </table:table-cell>
          <table:table-cell table:formula="of:=CONCATENATE(&quot;, &quot;;[.R130];&quot;, &quot;;[.S130];&quot;),&quot;)" office:value-type="string" office:string-value=", 80, 20)," calcext:value-type="string">
            <text:p>, 80, 20),</text:p>
          </table:table-cell>
          <table:table-cell table:style-name="ce5" table:formula="of:=COM.MICROSOFT.CONCAT([.V130:.X130])" office:value-type="string" office:string-value="MAGIKARP: new Race('Magikarp', 'm', 255, 85, 85, false, Types.WATER, null, 20, 10, 55, 15, 20, 80, 20)," calcext:value-type="string">
            <text:p>MAGIKARP: new Race('Magikarp', 'm', 255, 85, 85, false, Types.WATER, null, 20, 10, 55, 15, 20, 80, 20),</text:p>
          </table:table-cell>
          <table:table-cell table:style-name="ce7" table:formula="of:=IF([.T130]&lt;&gt;&quot;&quot;;CONCATENATE(&quot;Races.&quot;;[.B130];&quot;.setMainEvolution(&quot;;[.U130];&quot;, Races.&quot;;[.T130];&quot;); &quot;);&quot;&quot;)" office:value-type="string" office:string-value="Races.MAGIKARP.setMainEvolution(20, Races.GYARADOS); " calcext:value-type="string">
            <text:p>Races.MAGIKARP.setMainEvolution(20, Races.GYARADOS);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[.C131])" office:value-type="string" office:string-value="GYARADOS" calcext:value-type="string">
            <text:p>GYARADOS</text:p>
          </table:table-cell>
          <table:table-cell office:value-type="string" calcext:value-type="string">
            <text:p>Gyarados</text:p>
          </table:table-cell>
          <table:table-cell table:formula="of:=IF([.I131]=&quot;x&quot;;LEFT([.C131];1);LOWER(LEFT([.C131];1)))" office:value-type="string" office:string-value="G" calcext:value-type="string">
            <text:p>G</text:p>
          </table:table-cell>
          <table:table-cell office:value-type="string" calcext:value-type="string">
            <text:p>Blue</text:p>
          </table:table-cell>
          <table:table-cell table:formula="of:=VLOOKUP([.$E131];[Colors.$A$2:.$G$11];5)" office:value-type="float" office:value="85" calcext:value-type="float">
            <text:p>85</text:p>
          </table:table-cell>
          <table:table-cell table:formula="of:=VLOOKUP([.$E131];[Colors.$A$2:.$G$11];6)" office:value-type="float" office:value="85" calcext:value-type="float">
            <text:p>85</text:p>
          </table:table-cell>
          <table:table-cell table:formula="of:=VLOOKUP([.$E131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formula="of:=CONCATENATE([.B131];&quot;: new Race('&quot;;[.C131];&quot;', '&quot;;[.D131];&quot;', &quot;;[.F131];&quot;, &quot;;[.G131];&quot;, &quot;;[.H131])" office:value-type="string" office:string-value="GYARADOS: new Race('Gyarados', 'G', 85, 85, 255" calcext:value-type="string">
            <text:p>GYARADOS: new Race('Gyarados', 'G', 85, 85, 255</text:p>
          </table:table-cell>
          <table:table-cell table:formula="of:=CONCATENATE(&quot;, &quot;;[.J131];&quot;, Types.&quot;;[.K131]; IF([.L131]&lt;&gt;&quot;&quot;;CONCATENATE(&quot;, Types.&quot;;[.L131]);&quot;, null&quot;); &quot;, &quot;;[.M131];&quot;, &quot;;[.N131];&quot;, &quot;;[.O131];&quot;, &quot;;[.P131];&quot;, &quot;; [.Q131])" office:value-type="string" office:string-value=", true, Types.WATER, Types.FLYING, 95, 125, 79, 60, 100" calcext:value-type="string">
            <text:p>, true, Types.WATER, Types.FLYING, 95, 125, 79, 60, 100</text:p>
          </table:table-cell>
          <table:table-cell table:formula="of:=CONCATENATE(&quot;, &quot;;[.R131];&quot;, &quot;;[.S131];&quot;),&quot;)" office:value-type="string" office:string-value=", 81, 214)," calcext:value-type="string">
            <text:p>, 81, 214),</text:p>
          </table:table-cell>
          <table:table-cell table:style-name="ce5" table:formula="of:=COM.MICROSOFT.CONCAT([.V131:.X131])" office:value-type="string" office:string-value="GYARADOS: new Race('Gyarados', 'G', 85, 85, 255, true, Types.WATER, Types.FLYING, 95, 125, 79, 60, 100, 81, 214)," calcext:value-type="string">
            <text:p>GYARADOS: new Race('Gyarados', 'G', 85, 85, 255, true, Types.WATER, Types.FLYING, 95, 125, 79, 60, 100, 81, 214),</text:p>
          </table:table-cell>
          <table:table-cell table:style-name="ce7" table:formula="of:=IF([.T131]&lt;&gt;&quot;&quot;;CONCATENATE(&quot;Races.&quot;;[.B131];&quot;.setMainEvolution(&quot;;[.U131];&quot;, Races.&quot;;[.T131];&quot;); 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[.C132])" office:value-type="string" office:string-value="LAPRAS" calcext:value-type="string">
            <text:p>LAPRAS</text:p>
          </table:table-cell>
          <table:table-cell office:value-type="string" calcext:value-type="string">
            <text:p>Lapras</text:p>
          </table:table-cell>
          <table:table-cell table:formula="of:=IF([.I132]=&quot;x&quot;;LEFT([.C132];1);LOWER(LEFT([.C132];1)))" office:value-type="string" office:string-value="L" calcext:value-type="string">
            <text:p>L</text:p>
          </table:table-cell>
          <table:table-cell office:value-type="string" calcext:value-type="string">
            <text:p>Blue</text:p>
          </table:table-cell>
          <table:table-cell table:formula="of:=VLOOKUP([.$E132];[Colors.$A$2:.$G$11];5)" office:value-type="float" office:value="85" calcext:value-type="float">
            <text:p>85</text:p>
          </table:table-cell>
          <table:table-cell table:formula="of:=VLOOKUP([.$E132];[Colors.$A$2:.$G$11];6)" office:value-type="float" office:value="85" calcext:value-type="float">
            <text:p>85</text:p>
          </table:table-cell>
          <table:table-cell table:formula="of:=VLOOKUP([.$E132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table:formula="of:=CONCATENATE([.B132];&quot;: new Race('&quot;;[.C132];&quot;', '&quot;;[.D132];&quot;', &quot;;[.F132];&quot;, &quot;;[.G132];&quot;, &quot;;[.H132])" office:value-type="string" office:string-value="LAPRAS: new Race('Lapras', 'L', 85, 85, 255" calcext:value-type="string">
            <text:p>LAPRAS: new Race('Lapras', 'L', 85, 85, 255</text:p>
          </table:table-cell>
          <table:table-cell table:formula="of:=CONCATENATE(&quot;, &quot;;[.J132];&quot;, Types.&quot;;[.K132]; IF([.L132]&lt;&gt;&quot;&quot;;CONCATENATE(&quot;, Types.&quot;;[.L132]);&quot;, null&quot;); &quot;, &quot;;[.M132];&quot;, &quot;;[.N132];&quot;, &quot;;[.O132];&quot;, &quot;;[.P132];&quot;, &quot;; [.Q132])" office:value-type="string" office:string-value=", true, Types.WATER, Types.ICE, 130, 85, 80, 85, 95" calcext:value-type="string">
            <text:p>, true, Types.WATER, Types.ICE, 130, 85, 80, 85, 95</text:p>
          </table:table-cell>
          <table:table-cell table:formula="of:=CONCATENATE(&quot;, &quot;;[.R132];&quot;, &quot;;[.S132];&quot;),&quot;)" office:value-type="string" office:string-value=", 60, 219)," calcext:value-type="string">
            <text:p>, 60, 219),</text:p>
          </table:table-cell>
          <table:table-cell table:style-name="ce5" table:formula="of:=COM.MICROSOFT.CONCAT([.V132:.X132])" office:value-type="string" office:string-value="LAPRAS: new Race('Lapras', 'L', 85, 85, 255, true, Types.WATER, Types.ICE, 130, 85, 80, 85, 95, 60, 219)," calcext:value-type="string">
            <text:p>LAPRAS: new Race('Lapras', 'L', 85, 85, 255, true, Types.WATER, Types.ICE, 130, 85, 80, 85, 95, 60, 219),</text:p>
          </table:table-cell>
          <table:table-cell table:style-name="ce7" table:formula="of:=IF([.T132]&lt;&gt;&quot;&quot;;CONCATENATE(&quot;Races.&quot;;[.B132];&quot;.setMainEvolution(&quot;;[.U132];&quot;, Races.&quot;;[.T132];&quot;); 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[.C133])" office:value-type="string" office:string-value="DITTO" calcext:value-type="string">
            <text:p>DITTO</text:p>
          </table:table-cell>
          <table:table-cell office:value-type="string" calcext:value-type="string">
            <text:p>Ditto</text:p>
          </table:table-cell>
          <table:table-cell table:formula="of:=IF([.I133]=&quot;x&quot;;LEFT([.C133];1);LOWER(LEFT([.C133];1)))" office:value-type="string" office:string-value="d" calcext:value-type="string">
            <text:p>d</text:p>
          </table:table-cell>
          <table:table-cell office:value-type="string" calcext:value-type="string">
            <text:p>Purple</text:p>
          </table:table-cell>
          <table:table-cell table:formula="of:=VLOOKUP([.$E133];[Colors.$A$2:.$G$11];5)" office:value-type="float" office:value="170" calcext:value-type="float">
            <text:p>170</text:p>
          </table:table-cell>
          <table:table-cell table:formula="of:=VLOOKUP([.$E133];[Colors.$A$2:.$G$11];6)" office:value-type="float" office:value="0" calcext:value-type="float">
            <text:p>0</text:p>
          </table:table-cell>
          <table:table-cell table:formula="of:=VLOOKUP([.$E133];[Colors.$A$2:.$G$11];7)" office:value-type="float" office:value="170" calcext:value-type="float">
            <text:p>17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CONCATENATE([.B133];&quot;: new Race('&quot;;[.C133];&quot;', '&quot;;[.D133];&quot;', &quot;;[.F133];&quot;, &quot;;[.G133];&quot;, &quot;;[.H133])" office:value-type="string" office:string-value="DITTO: new Race('Ditto', 'd', 170, 0, 170" calcext:value-type="string">
            <text:p>DITTO: new Race('Ditto', 'd', 170, 0, 170</text:p>
          </table:table-cell>
          <table:table-cell table:formula="of:=CONCATENATE(&quot;, &quot;;[.J133];&quot;, Types.&quot;;[.K133]; IF([.L133]&lt;&gt;&quot;&quot;;CONCATENATE(&quot;, Types.&quot;;[.L133]);&quot;, null&quot;); &quot;, &quot;;[.M133];&quot;, &quot;;[.N133];&quot;, &quot;;[.O133];&quot;, &quot;;[.P133];&quot;, &quot;; [.Q133])" office:value-type="string" office:string-value=", true, Types.NORMAL, null, 48, 48, 48, 48, 48" calcext:value-type="string">
            <text:p>, true, Types.NORMAL, null, 48, 48, 48, 48, 48</text:p>
          </table:table-cell>
          <table:table-cell table:formula="of:=CONCATENATE(&quot;, &quot;;[.R133];&quot;, &quot;;[.S133];&quot;),&quot;)" office:value-type="string" office:string-value=", 48, 61)," calcext:value-type="string">
            <text:p>, 48, 61),</text:p>
          </table:table-cell>
          <table:table-cell table:style-name="ce5" table:formula="of:=COM.MICROSOFT.CONCAT([.V133:.X133])" office:value-type="string" office:string-value="DITTO: new Race('Ditto', 'd', 170, 0, 170, true, Types.NORMAL, null, 48, 48, 48, 48, 48, 48, 61)," calcext:value-type="string">
            <text:p>DITTO: new Race('Ditto', 'd', 170, 0, 170, true, Types.NORMAL, null, 48, 48, 48, 48, 48, 48, 61),</text:p>
          </table:table-cell>
          <table:table-cell table:style-name="ce7" table:formula="of:=IF([.T133]&lt;&gt;&quot;&quot;;CONCATENATE(&quot;Races.&quot;;[.B133];&quot;.setMainEvolution(&quot;;[.U133];&quot;, Races.&quot;;[.T133];&quot;); 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[.C134])" office:value-type="string" office:string-value="EEVEE" calcext:value-type="string">
            <text:p>EEVEE</text:p>
          </table:table-cell>
          <table:table-cell office:value-type="string" calcext:value-type="string">
            <text:p>Eevee</text:p>
          </table:table-cell>
          <table:table-cell table:formula="of:=IF([.I134]=&quot;x&quot;;LEFT([.C134];1);LOWER(LEFT([.C134];1)))" office:value-type="string" office:string-value="e" calcext:value-type="string">
            <text:p>e</text:p>
          </table:table-cell>
          <table:table-cell office:value-type="string" calcext:value-type="string">
            <text:p>Brown</text:p>
          </table:table-cell>
          <table:table-cell table:formula="of:=VLOOKUP([.$E134];[Colors.$A$2:.$G$11];5)" office:value-type="float" office:value="170" calcext:value-type="float">
            <text:p>170</text:p>
          </table:table-cell>
          <table:table-cell table:formula="of:=VLOOKUP([.$E134];[Colors.$A$2:.$G$11];6)" office:value-type="float" office:value="85" calcext:value-type="float">
            <text:p>85</text:p>
          </table:table-cell>
          <table:table-cell table:formula="of:=VLOOKUP([.$E134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formula="of:=CONCATENATE([.B134];&quot;: new Race('&quot;;[.C134];&quot;', '&quot;;[.D134];&quot;', &quot;;[.F134];&quot;, &quot;;[.G134];&quot;, &quot;;[.H134])" office:value-type="string" office:string-value="EEVEE: new Race('Eevee', 'e', 170, 85, 0" calcext:value-type="string">
            <text:p>EEVEE: new Race('Eevee', 'e', 170, 85, 0</text:p>
          </table:table-cell>
          <table:table-cell table:formula="of:=CONCATENATE(&quot;, &quot;;[.J134];&quot;, Types.&quot;;[.K134]; IF([.L134]&lt;&gt;&quot;&quot;;CONCATENATE(&quot;, Types.&quot;;[.L134]);&quot;, null&quot;); &quot;, &quot;;[.M134];&quot;, &quot;;[.N134];&quot;, &quot;;[.O134];&quot;, &quot;;[.P134];&quot;, &quot;; [.Q134])" office:value-type="string" office:string-value=", true, Types.NORMAL, null, 55, 55, 50, 45, 65" calcext:value-type="string">
            <text:p>, true, Types.NORMAL, null, 55, 55, 50, 45, 65</text:p>
          </table:table-cell>
          <table:table-cell table:formula="of:=CONCATENATE(&quot;, &quot;;[.R134];&quot;, &quot;;[.S134];&quot;),&quot;)" office:value-type="string" office:string-value=", 55, 92)," calcext:value-type="string">
            <text:p>, 55, 92),</text:p>
          </table:table-cell>
          <table:table-cell table:style-name="ce5" table:formula="of:=COM.MICROSOFT.CONCAT([.V134:.X134])" office:value-type="string" office:string-value="EEVEE: new Race('Eevee', 'e', 170, 85, 0, true, Types.NORMAL, null, 55, 55, 50, 45, 65, 55, 92)," calcext:value-type="string">
            <text:p>EEVEE: new Race('Eevee', 'e', 170, 85, 0, true, Types.NORMAL, null, 55, 55, 50, 45, 65, 55, 92),</text:p>
          </table:table-cell>
          <table:table-cell table:style-name="ce7" table:formula="of:=IF([.T134]&lt;&gt;&quot;&quot;;CONCATENATE(&quot;Races.&quot;;[.B134];&quot;.setMainEvolution(&quot;;[.U134];&quot;, Races.&quot;;[.T134];&quot;); 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[.C135])" office:value-type="string" office:string-value="VAPOREON" calcext:value-type="string">
            <text:p>VAPOREON</text:p>
          </table:table-cell>
          <table:table-cell office:value-type="string" calcext:value-type="string">
            <text:p>Vaporeon</text:p>
          </table:table-cell>
          <table:table-cell table:formula="of:=IF([.I135]=&quot;x&quot;;LEFT([.C135];1);LOWER(LEFT([.C135];1)))" office:value-type="string" office:string-value="v" calcext:value-type="string">
            <text:p>v</text:p>
          </table:table-cell>
          <table:table-cell office:value-type="string" calcext:value-type="string">
            <text:p>Blue</text:p>
          </table:table-cell>
          <table:table-cell table:formula="of:=VLOOKUP([.$E135];[Colors.$A$2:.$G$11];5)" office:value-type="float" office:value="85" calcext:value-type="float">
            <text:p>85</text:p>
          </table:table-cell>
          <table:table-cell table:formula="of:=VLOOKUP([.$E135];[Colors.$A$2:.$G$11];6)" office:value-type="float" office:value="85" calcext:value-type="float">
            <text:p>85</text:p>
          </table:table-cell>
          <table:table-cell table:formula="of:=VLOOKUP([.$E135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formula="of:=CONCATENATE([.B135];&quot;: new Race('&quot;;[.C135];&quot;', '&quot;;[.D135];&quot;', &quot;;[.F135];&quot;, &quot;;[.G135];&quot;, &quot;;[.H135])" office:value-type="string" office:string-value="VAPOREON: new Race('Vaporeon', 'v', 85, 85, 255" calcext:value-type="string">
            <text:p>VAPOREON: new Race('Vaporeon', 'v', 85, 85, 255</text:p>
          </table:table-cell>
          <table:table-cell table:formula="of:=CONCATENATE(&quot;, &quot;;[.J135];&quot;, Types.&quot;;[.K135]; IF([.L135]&lt;&gt;&quot;&quot;;CONCATENATE(&quot;, Types.&quot;;[.L135]);&quot;, null&quot;); &quot;, &quot;;[.M135];&quot;, &quot;;[.N135];&quot;, &quot;;[.O135];&quot;, &quot;;[.P135];&quot;, &quot;; [.Q135])" office:value-type="string" office:string-value=", true, Types.WATER, null, 130, 65, 60, 110, 95" calcext:value-type="string">
            <text:p>, true, Types.WATER, null, 130, 65, 60, 110, 95</text:p>
          </table:table-cell>
          <table:table-cell table:formula="of:=CONCATENATE(&quot;, &quot;;[.R135];&quot;, &quot;;[.S135];&quot;),&quot;)" office:value-type="string" office:string-value=", 65, 196)," calcext:value-type="string">
            <text:p>, 65, 196),</text:p>
          </table:table-cell>
          <table:table-cell table:style-name="ce5" table:formula="of:=COM.MICROSOFT.CONCAT([.V135:.X135])" office:value-type="string" office:string-value="VAPOREON: new Race('Vaporeon', 'v', 85, 85, 255, true, Types.WATER, null, 130, 65, 60, 110, 95, 65, 196)," calcext:value-type="string">
            <text:p>VAPOREON: new Race('Vaporeon', 'v', 85, 85, 255, true, Types.WATER, null, 130, 65, 60, 110, 95, 65, 196),</text:p>
          </table:table-cell>
          <table:table-cell table:style-name="ce7" table:formula="of:=IF([.T135]&lt;&gt;&quot;&quot;;CONCATENATE(&quot;Races.&quot;;[.B135];&quot;.setMainEvolution(&quot;;[.U135];&quot;, Races.&quot;;[.T135];&quot;); 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[.C136])" office:value-type="string" office:string-value="JOLTEON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formula="of:=IF([.I136]=&quot;x&quot;;LEFT([.C136];1);LOWER(LEFT([.C136];1)))" office:value-type="string" office:string-value="j" calcext:value-type="string">
            <text:p>j</text:p>
          </table:table-cell>
          <table:table-cell office:value-type="string" calcext:value-type="string">
            <text:p>Yellow</text:p>
          </table:table-cell>
          <table:table-cell table:formula="of:=VLOOKUP([.$E136];[Colors.$A$2:.$G$11];5)" office:value-type="float" office:value="255" calcext:value-type="float">
            <text:p>255</text:p>
          </table:table-cell>
          <table:table-cell table:formula="of:=VLOOKUP([.$E136];[Colors.$A$2:.$G$11];6)" office:value-type="float" office:value="255" calcext:value-type="float">
            <text:p>255</text:p>
          </table:table-cell>
          <table:table-cell table:formula="of:=VLOOKUP([.$E136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table:formula="of:=CONCATENATE([.B136];&quot;: new Race('&quot;;[.C136];&quot;', '&quot;;[.D136];&quot;', &quot;;[.F136];&quot;, &quot;;[.G136];&quot;, &quot;;[.H136])" office:value-type="string" office:string-value="JOLTEON: new Race('Jolteon', 'j', 255, 255, 85" calcext:value-type="string">
            <text:p>JOLTEON: new Race('Jolteon', 'j', 255, 255, 85</text:p>
          </table:table-cell>
          <table:table-cell table:formula="of:=CONCATENATE(&quot;, &quot;;[.J136];&quot;, Types.&quot;;[.K136]; IF([.L136]&lt;&gt;&quot;&quot;;CONCATENATE(&quot;, Types.&quot;;[.L136]);&quot;, null&quot;); &quot;, &quot;;[.M136];&quot;, &quot;;[.N136];&quot;, &quot;;[.O136];&quot;, &quot;;[.P136];&quot;, &quot;; [.Q136])" office:value-type="string" office:string-value=", true, Types.ELECTRIC, null, 65, 65, 60, 110, 95" calcext:value-type="string">
            <text:p>, true, Types.ELECTRIC, null, 65, 65, 60, 110, 95</text:p>
          </table:table-cell>
          <table:table-cell table:formula="of:=CONCATENATE(&quot;, &quot;;[.R136];&quot;, &quot;;[.S136];&quot;),&quot;)" office:value-type="string" office:string-value=", 130, 197)," calcext:value-type="string">
            <text:p>, 130, 197),</text:p>
          </table:table-cell>
          <table:table-cell table:style-name="ce5" table:formula="of:=COM.MICROSOFT.CONCAT([.V136:.X136])" office:value-type="string" office:string-value="JOLTEON: new Race('Jolteon', 'j', 255, 255, 85, true, Types.ELECTRIC, null, 65, 65, 60, 110, 95, 130, 197)," calcext:value-type="string">
            <text:p>JOLTEON: new Race('Jolteon', 'j', 255, 255, 85, true, Types.ELECTRIC, null, 65, 65, 60, 110, 95, 130, 197),</text:p>
          </table:table-cell>
          <table:table-cell table:style-name="ce7" table:formula="of:=IF([.T136]&lt;&gt;&quot;&quot;;CONCATENATE(&quot;Races.&quot;;[.B136];&quot;.setMainEvolution(&quot;;[.U136];&quot;, Races.&quot;;[.T136];&quot;); 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[.C137])" office:value-type="string" office:string-value="FLAREON" calcext:value-type="string">
            <text:p>FLAREON</text:p>
          </table:table-cell>
          <table:table-cell office:value-type="string" calcext:value-type="string">
            <text:p>Flareon</text:p>
          </table:table-cell>
          <table:table-cell table:formula="of:=IF([.I137]=&quot;x&quot;;LEFT([.C137];1);LOWER(LEFT([.C137];1)))" office:value-type="string" office:string-value="f" calcext:value-type="string">
            <text:p>f</text:p>
          </table:table-cell>
          <table:table-cell office:value-type="string" calcext:value-type="string">
            <text:p>Red</text:p>
          </table:table-cell>
          <table:table-cell table:formula="of:=VLOOKUP([.$E137];[Colors.$A$2:.$G$11];5)" office:value-type="float" office:value="255" calcext:value-type="float">
            <text:p>255</text:p>
          </table:table-cell>
          <table:table-cell table:formula="of:=VLOOKUP([.$E137];[Colors.$A$2:.$G$11];6)" office:value-type="float" office:value="85" calcext:value-type="float">
            <text:p>85</text:p>
          </table:table-cell>
          <table:table-cell table:formula="of:=VLOOKUP([.$E137];[Colors.$A$2:.$G$11];7)" office:value-type="float" office:value="85" calcext:value-type="float">
            <text:p>8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formula="of:=CONCATENATE([.B137];&quot;: new Race('&quot;;[.C137];&quot;', '&quot;;[.D137];&quot;', &quot;;[.F137];&quot;, &quot;;[.G137];&quot;, &quot;;[.H137])" office:value-type="string" office:string-value="FLAREON: new Race('Flareon', 'f', 255, 85, 85" calcext:value-type="string">
            <text:p>FLAREON: new Race('Flareon', 'f', 255, 85, 85</text:p>
          </table:table-cell>
          <table:table-cell table:formula="of:=CONCATENATE(&quot;, &quot;;[.J137];&quot;, Types.&quot;;[.K137]; IF([.L137]&lt;&gt;&quot;&quot;;CONCATENATE(&quot;, Types.&quot;;[.L137]);&quot;, null&quot;); &quot;, &quot;;[.M137];&quot;, &quot;;[.N137];&quot;, &quot;;[.O137];&quot;, &quot;;[.P137];&quot;, &quot;; [.Q137])" office:value-type="string" office:string-value=", true, Types.FIRE, null, 65, 130, 60, 95, 110" calcext:value-type="string">
            <text:p>, true, Types.FIRE, null, 65, 130, 60, 95, 110</text:p>
          </table:table-cell>
          <table:table-cell table:formula="of:=CONCATENATE(&quot;, &quot;;[.R137];&quot;, &quot;;[.S137];&quot;),&quot;)" office:value-type="string" office:string-value=", 65, 198)," calcext:value-type="string">
            <text:p>, 65, 198),</text:p>
          </table:table-cell>
          <table:table-cell table:style-name="ce5" table:formula="of:=COM.MICROSOFT.CONCAT([.V137:.X137])" office:value-type="string" office:string-value="FLAREON: new Race('Flareon', 'f', 255, 85, 85, true, Types.FIRE, null, 65, 130, 60, 95, 110, 65, 198)," calcext:value-type="string">
            <text:p>FLAREON: new Race('Flareon', 'f', 255, 85, 85, true, Types.FIRE, null, 65, 130, 60, 95, 110, 65, 198),</text:p>
          </table:table-cell>
          <table:table-cell table:style-name="ce7" table:formula="of:=IF([.T137]&lt;&gt;&quot;&quot;;CONCATENATE(&quot;Races.&quot;;[.B137];&quot;.setMainEvolution(&quot;;[.U137];&quot;, Races.&quot;;[.T137];&quot;); 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[.C138])" office:value-type="string" office:string-value="PORYGON" calcext:value-type="string">
            <text:p>PORYGON</text:p>
          </table:table-cell>
          <table:table-cell office:value-type="string" calcext:value-type="string">
            <text:p>Porygon</text:p>
          </table:table-cell>
          <table:table-cell table:formula="of:=IF([.I138]=&quot;x&quot;;LEFT([.C138];1);LOWER(LEFT([.C138];1)))" office:value-type="string" office:string-value="p" calcext:value-type="string">
            <text:p>p</text:p>
          </table:table-cell>
          <table:table-cell office:value-type="string" calcext:value-type="string">
            <text:p>Pink</text:p>
          </table:table-cell>
          <table:table-cell table:formula="of:=VLOOKUP([.$E138];[Colors.$A$2:.$G$11];5)" office:value-type="float" office:value="255" calcext:value-type="float">
            <text:p>255</text:p>
          </table:table-cell>
          <table:table-cell table:formula="of:=VLOOKUP([.$E138];[Colors.$A$2:.$G$11];6)" office:value-type="float" office:value="85" calcext:value-type="float">
            <text:p>85</text:p>
          </table:table-cell>
          <table:table-cell table:formula="of:=VLOOKUP([.$E13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CONCATENATE([.B138];&quot;: new Race('&quot;;[.C138];&quot;', '&quot;;[.D138];&quot;', &quot;;[.F138];&quot;, &quot;;[.G138];&quot;, &quot;;[.H138])" office:value-type="string" office:string-value="PORYGON: new Race('Porygon', 'p', 255, 85, 255" calcext:value-type="string">
            <text:p>PORYGON: new Race('Porygon', 'p', 255, 85, 255</text:p>
          </table:table-cell>
          <table:table-cell table:formula="of:=CONCATENATE(&quot;, &quot;;[.J138];&quot;, Types.&quot;;[.K138]; IF([.L138]&lt;&gt;&quot;&quot;;CONCATENATE(&quot;, Types.&quot;;[.L138]);&quot;, null&quot;); &quot;, &quot;;[.M138];&quot;, &quot;;[.N138];&quot;, &quot;;[.O138];&quot;, &quot;;[.P138];&quot;, &quot;; [.Q138])" office:value-type="string" office:string-value=", true, Types.NORMAL, null, 65, 60, 70, 85, 75" calcext:value-type="string">
            <text:p>, true, Types.NORMAL, null, 65, 60, 70, 85, 75</text:p>
          </table:table-cell>
          <table:table-cell table:formula="of:=CONCATENATE(&quot;, &quot;;[.R138];&quot;, &quot;;[.S138];&quot;),&quot;)" office:value-type="string" office:string-value=", 40, 130)," calcext:value-type="string">
            <text:p>, 40, 130),</text:p>
          </table:table-cell>
          <table:table-cell table:style-name="ce5" table:formula="of:=COM.MICROSOFT.CONCAT([.V138:.X138])" office:value-type="string" office:string-value="PORYGON: new Race('Porygon', 'p', 255, 85, 255, true, Types.NORMAL, null, 65, 60, 70, 85, 75, 40, 130)," calcext:value-type="string">
            <text:p>PORYGON: new Race('Porygon', 'p', 255, 85, 255, true, Types.NORMAL, null, 65, 60, 70, 85, 75, 40, 130),</text:p>
          </table:table-cell>
          <table:table-cell table:style-name="ce7" table:formula="of:=IF([.T138]&lt;&gt;&quot;&quot;;CONCATENATE(&quot;Races.&quot;;[.B138];&quot;.setMainEvolution(&quot;;[.U138];&quot;, Races.&quot;;[.T138];&quot;); 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[.C139])" office:value-type="string" office:string-value="OMANYTE" calcext:value-type="string">
            <text:p>OMANYTE</text:p>
          </table:table-cell>
          <table:table-cell office:value-type="string" calcext:value-type="string">
            <text:p>Omanyte</text:p>
          </table:table-cell>
          <table:table-cell table:formula="of:=IF([.I139]=&quot;x&quot;;LEFT([.C139];1);LOWER(LEFT([.C139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39];[Colors.$A$2:.$G$11];5)" office:value-type="float" office:value="85" calcext:value-type="float">
            <text:p>85</text:p>
          </table:table-cell>
          <table:table-cell table:formula="of:=VLOOKUP([.$E139];[Colors.$A$2:.$G$11];6)" office:value-type="float" office:value="85" calcext:value-type="float">
            <text:p>85</text:p>
          </table:table-cell>
          <table:table-cell table:formula="of:=VLOOKUP([.$E13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MASTAR</text:p>
          </table:table-cell>
          <table:table-cell office:value-type="float" office:value="40" calcext:value-type="float">
            <text:p>40</text:p>
          </table:table-cell>
          <table:table-cell table:formula="of:=CONCATENATE([.B139];&quot;: new Race('&quot;;[.C139];&quot;', '&quot;;[.D139];&quot;', &quot;;[.F139];&quot;, &quot;;[.G139];&quot;, &quot;;[.H139])" office:value-type="string" office:string-value="OMANYTE: new Race('Omanyte', 'o', 85, 85, 255" calcext:value-type="string">
            <text:p>OMANYTE: new Race('Omanyte', 'o', 85, 85, 255</text:p>
          </table:table-cell>
          <table:table-cell table:formula="of:=CONCATENATE(&quot;, &quot;;[.J139];&quot;, Types.&quot;;[.K139]; IF([.L139]&lt;&gt;&quot;&quot;;CONCATENATE(&quot;, Types.&quot;;[.L139]);&quot;, null&quot;); &quot;, &quot;;[.M139];&quot;, &quot;;[.N139];&quot;, &quot;;[.O139];&quot;, &quot;;[.P139];&quot;, &quot;; [.Q139])" office:value-type="string" office:string-value=", true, Types.ROCK, Types.WATER, 35, 40, 100, 90, 55" calcext:value-type="string">
            <text:p>, true, Types.ROCK, Types.WATER, 35, 40, 100, 90, 55</text:p>
          </table:table-cell>
          <table:table-cell table:formula="of:=CONCATENATE(&quot;, &quot;;[.R139];&quot;, &quot;;[.S139];&quot;),&quot;)" office:value-type="string" office:string-value=", 35, 120)," calcext:value-type="string">
            <text:p>, 35, 120),</text:p>
          </table:table-cell>
          <table:table-cell table:style-name="ce5" table:formula="of:=COM.MICROSOFT.CONCAT([.V139:.X139])" office:value-type="string" office:string-value="OMANYTE: new Race('Omanyte', 'o', 85, 85, 255, true, Types.ROCK, Types.WATER, 35, 40, 100, 90, 55, 35, 120)," calcext:value-type="string">
            <text:p>OMANYTE: new Race('Omanyte', 'o', 85, 85, 255, true, Types.ROCK, Types.WATER, 35, 40, 100, 90, 55, 35, 120),</text:p>
          </table:table-cell>
          <table:table-cell table:style-name="ce7" table:formula="of:=IF([.T139]&lt;&gt;&quot;&quot;;CONCATENATE(&quot;Races.&quot;;[.B139];&quot;.setMainEvolution(&quot;;[.U139];&quot;, Races.&quot;;[.T139];&quot;); &quot;);&quot;&quot;)" office:value-type="string" office:string-value="Races.OMANYTE.setMainEvolution(40, Races.OMASTAR); " calcext:value-type="string">
            <text:p>Races.OMANYTE.setMainEvolution(40, Races.OMASTAR);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[.C140])" office:value-type="string" office:string-value="OMASTAR" calcext:value-type="string">
            <text:p>OMASTAR</text:p>
          </table:table-cell>
          <table:table-cell office:value-type="string" calcext:value-type="string">
            <text:p>Omastar</text:p>
          </table:table-cell>
          <table:table-cell table:formula="of:=IF([.I140]=&quot;x&quot;;LEFT([.C140];1);LOWER(LEFT([.C140];1)))" office:value-type="string" office:string-value="o" calcext:value-type="string">
            <text:p>o</text:p>
          </table:table-cell>
          <table:table-cell office:value-type="string" calcext:value-type="string">
            <text:p>Blue</text:p>
          </table:table-cell>
          <table:table-cell table:formula="of:=VLOOKUP([.$E140];[Colors.$A$2:.$G$11];5)" office:value-type="float" office:value="85" calcext:value-type="float">
            <text:p>85</text:p>
          </table:table-cell>
          <table:table-cell table:formula="of:=VLOOKUP([.$E140];[Colors.$A$2:.$G$11];6)" office:value-type="float" office:value="85" calcext:value-type="float">
            <text:p>85</text:p>
          </table:table-cell>
          <table:table-cell table:formula="of:=VLOOKUP([.$E140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table:formula="of:=CONCATENATE([.B140];&quot;: new Race('&quot;;[.C140];&quot;', '&quot;;[.D140];&quot;', &quot;;[.F140];&quot;, &quot;;[.G140];&quot;, &quot;;[.H140])" office:value-type="string" office:string-value="OMASTAR: new Race('Omastar', 'o', 85, 85, 255" calcext:value-type="string">
            <text:p>OMASTAR: new Race('Omastar', 'o', 85, 85, 255</text:p>
          </table:table-cell>
          <table:table-cell table:formula="of:=CONCATENATE(&quot;, &quot;;[.J140];&quot;, Types.&quot;;[.K140]; IF([.L140]&lt;&gt;&quot;&quot;;CONCATENATE(&quot;, Types.&quot;;[.L140]);&quot;, null&quot;); &quot;, &quot;;[.M140];&quot;, &quot;;[.N140];&quot;, &quot;;[.O140];&quot;, &quot;;[.P140];&quot;, &quot;; [.Q140])" office:value-type="string" office:string-value=", true, Types.ROCK, Types.WATER, 70, 60, 125, 115, 70" calcext:value-type="string">
            <text:p>, true, Types.ROCK, Types.WATER, 70, 60, 125, 115, 70</text:p>
          </table:table-cell>
          <table:table-cell table:formula="of:=CONCATENATE(&quot;, &quot;;[.R140];&quot;, &quot;;[.S140];&quot;),&quot;)" office:value-type="string" office:string-value=", 55, 199)," calcext:value-type="string">
            <text:p>, 55, 199),</text:p>
          </table:table-cell>
          <table:table-cell table:style-name="ce5" table:formula="of:=COM.MICROSOFT.CONCAT([.V140:.X140])" office:value-type="string" office:string-value="OMASTAR: new Race('Omastar', 'o', 85, 85, 255, true, Types.ROCK, Types.WATER, 70, 60, 125, 115, 70, 55, 199)," calcext:value-type="string">
            <text:p>OMASTAR: new Race('Omastar', 'o', 85, 85, 255, true, Types.ROCK, Types.WATER, 70, 60, 125, 115, 70, 55, 199),</text:p>
          </table:table-cell>
          <table:table-cell table:style-name="ce7" table:formula="of:=IF([.T140]&lt;&gt;&quot;&quot;;CONCATENATE(&quot;Races.&quot;;[.B140];&quot;.setMainEvolution(&quot;;[.U140];&quot;, Races.&quot;;[.T140];&quot;); 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[.C141])" office:value-type="string" office:string-value="KABUTO" calcext:value-type="string">
            <text:p>KABUTO</text:p>
          </table:table-cell>
          <table:table-cell office:value-type="string" calcext:value-type="string">
            <text:p>Kabuto</text:p>
          </table:table-cell>
          <table:table-cell table:formula="of:=IF([.I141]=&quot;x&quot;;LEFT([.C141];1);LOWER(LEFT([.C141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1];[Colors.$A$2:.$G$11];5)" office:value-type="float" office:value="170" calcext:value-type="float">
            <text:p>170</text:p>
          </table:table-cell>
          <table:table-cell table:formula="of:=VLOOKUP([.$E141];[Colors.$A$2:.$G$11];6)" office:value-type="float" office:value="85" calcext:value-type="float">
            <text:p>85</text:p>
          </table:table-cell>
          <table:table-cell table:formula="of:=VLOOKUP([.$E141];[Colors.$A$2:.$G$11];7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ABUTOPS</text:p>
          </table:table-cell>
          <table:table-cell office:value-type="float" office:value="40" calcext:value-type="float">
            <text:p>40</text:p>
          </table:table-cell>
          <table:table-cell table:formula="of:=CONCATENATE([.B141];&quot;: new Race('&quot;;[.C141];&quot;', '&quot;;[.D141];&quot;', &quot;;[.F141];&quot;, &quot;;[.G141];&quot;, &quot;;[.H141])" office:value-type="string" office:string-value="KABUTO: new Race('Kabuto', 'k', 170, 85, 0" calcext:value-type="string">
            <text:p>KABUTO: new Race('Kabuto', 'k', 170, 85, 0</text:p>
          </table:table-cell>
          <table:table-cell table:formula="of:=CONCATENATE(&quot;, &quot;;[.J141];&quot;, Types.&quot;;[.K141]; IF([.L141]&lt;&gt;&quot;&quot;;CONCATENATE(&quot;, Types.&quot;;[.L141]);&quot;, null&quot;); &quot;, &quot;;[.M141];&quot;, &quot;;[.N141];&quot;, &quot;;[.O141];&quot;, &quot;;[.P141];&quot;, &quot;; [.Q141])" office:value-type="string" office:string-value=", true, Types.ROCK, Types.WATER, 30, 80, 90, 55, 45" calcext:value-type="string">
            <text:p>, true, Types.ROCK, Types.WATER, 30, 80, 90, 55, 45</text:p>
          </table:table-cell>
          <table:table-cell table:formula="of:=CONCATENATE(&quot;, &quot;;[.R141];&quot;, &quot;;[.S141];&quot;),&quot;)" office:value-type="string" office:string-value=", 55, 119)," calcext:value-type="string">
            <text:p>, 55, 119),</text:p>
          </table:table-cell>
          <table:table-cell table:style-name="ce5" table:formula="of:=COM.MICROSOFT.CONCAT([.V141:.X141])" office:value-type="string" office:string-value="KABUTO: new Race('Kabuto', 'k', 170, 85, 0, true, Types.ROCK, Types.WATER, 30, 80, 90, 55, 45, 55, 119)," calcext:value-type="string">
            <text:p>KABUTO: new Race('Kabuto', 'k', 170, 85, 0, true, Types.ROCK, Types.WATER, 30, 80, 90, 55, 45, 55, 119),</text:p>
          </table:table-cell>
          <table:table-cell table:style-name="ce7" table:formula="of:=IF([.T141]&lt;&gt;&quot;&quot;;CONCATENATE(&quot;Races.&quot;;[.B141];&quot;.setMainEvolution(&quot;;[.U141];&quot;, Races.&quot;;[.T141];&quot;); &quot;);&quot;&quot;)" office:value-type="string" office:string-value="Races.KABUTO.setMainEvolution(40, Races.KABUTOPS); " calcext:value-type="string">
            <text:p>Races.KABUTO.setMainEvolution(40, Races.KABUTOPS);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[.C142])" office:value-type="string" office:string-value="KABUTOPS" calcext:value-type="string">
            <text:p>KABUTOPS</text:p>
          </table:table-cell>
          <table:table-cell office:value-type="string" calcext:value-type="string">
            <text:p>Kabutops</text:p>
          </table:table-cell>
          <table:table-cell table:formula="of:=IF([.I142]=&quot;x&quot;;LEFT([.C142];1);LOWER(LEFT([.C142];1)))" office:value-type="string" office:string-value="K" calcext:value-type="string">
            <text:p>K</text:p>
          </table:table-cell>
          <table:table-cell office:value-type="string" calcext:value-type="string">
            <text:p>Brown</text:p>
          </table:table-cell>
          <table:table-cell table:formula="of:=VLOOKUP([.$E142];[Colors.$A$2:.$G$11];5)" office:value-type="float" office:value="170" calcext:value-type="float">
            <text:p>170</text:p>
          </table:table-cell>
          <table:table-cell table:formula="of:=VLOOKUP([.$E142];[Colors.$A$2:.$G$11];6)" office:value-type="float" office:value="85" calcext:value-type="float">
            <text:p>85</text:p>
          </table:table-cell>
          <table:table-cell table:formula="of:=VLOOKUP([.$E142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formula="of:=CONCATENATE([.B142];&quot;: new Race('&quot;;[.C142];&quot;', '&quot;;[.D142];&quot;', &quot;;[.F142];&quot;, &quot;;[.G142];&quot;, &quot;;[.H142])" office:value-type="string" office:string-value="KABUTOPS: new Race('Kabutops', 'K', 170, 85, 0" calcext:value-type="string">
            <text:p>KABUTOPS: new Race('Kabutops', 'K', 170, 85, 0</text:p>
          </table:table-cell>
          <table:table-cell table:formula="of:=CONCATENATE(&quot;, &quot;;[.J142];&quot;, Types.&quot;;[.K142]; IF([.L142]&lt;&gt;&quot;&quot;;CONCATENATE(&quot;, Types.&quot;;[.L142]);&quot;, null&quot;); &quot;, &quot;;[.M142];&quot;, &quot;;[.N142];&quot;, &quot;;[.O142];&quot;, &quot;;[.P142];&quot;, &quot;; [.Q142])" office:value-type="string" office:string-value=", true, Types.ROCK, Types.WATER, 60, 115, 105, 65, 70" calcext:value-type="string">
            <text:p>, true, Types.ROCK, Types.WATER, 60, 115, 105, 65, 70</text:p>
          </table:table-cell>
          <table:table-cell table:formula="of:=CONCATENATE(&quot;, &quot;;[.R142];&quot;, &quot;;[.S142];&quot;),&quot;)" office:value-type="string" office:string-value=", 80, 201)," calcext:value-type="string">
            <text:p>, 80, 201),</text:p>
          </table:table-cell>
          <table:table-cell table:style-name="ce5" table:formula="of:=COM.MICROSOFT.CONCAT([.V142:.X142])" office:value-type="string" office:string-value="KABUTOPS: new Race('Kabutops', 'K', 170, 85, 0, true, Types.ROCK, Types.WATER, 60, 115, 105, 65, 70, 80, 201)," calcext:value-type="string">
            <text:p>KABUTOPS: new Race('Kabutops', 'K', 170, 85, 0, true, Types.ROCK, Types.WATER, 60, 115, 105, 65, 70, 80, 201),</text:p>
          </table:table-cell>
          <table:table-cell table:style-name="ce7" table:formula="of:=IF([.T142]&lt;&gt;&quot;&quot;;CONCATENATE(&quot;Races.&quot;;[.B142];&quot;.setMainEvolution(&quot;;[.U142];&quot;, Races.&quot;;[.T142];&quot;); 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[.C143])" office:value-type="string" office:string-value="AERODACTYL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table:formula="of:=IF([.I143]=&quot;x&quot;;LEFT([.C143];1);LOWER(LEFT([.C143];1)))" office:value-type="string" office:string-value="A" calcext:value-type="string">
            <text:p>A</text:p>
          </table:table-cell>
          <table:table-cell office:value-type="string" calcext:value-type="string">
            <text:p>Purple</text:p>
          </table:table-cell>
          <table:table-cell table:formula="of:=VLOOKUP([.$E143];[Colors.$A$2:.$G$11];5)" office:value-type="float" office:value="170" calcext:value-type="float">
            <text:p>170</text:p>
          </table:table-cell>
          <table:table-cell table:formula="of:=VLOOKUP([.$E143];[Colors.$A$2:.$G$11];6)" office:value-type="float" office:value="0" calcext:value-type="float">
            <text:p>0</text:p>
          </table:table-cell>
          <table:table-cell table:formula="of:=VLOOKUP([.$E143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table:formula="of:=CONCATENATE([.B143];&quot;: new Race('&quot;;[.C143];&quot;', '&quot;;[.D143];&quot;', &quot;;[.F143];&quot;, &quot;;[.G143];&quot;, &quot;;[.H143])" office:value-type="string" office:string-value="AERODACTYL: new Race('Aerodactyl', 'A', 170, 0, 170" calcext:value-type="string">
            <text:p>AERODACTYL: new Race('Aerodactyl', 'A', 170, 0, 170</text:p>
          </table:table-cell>
          <table:table-cell table:formula="of:=CONCATENATE(&quot;, &quot;;[.J143];&quot;, Types.&quot;;[.K143]; IF([.L143]&lt;&gt;&quot;&quot;;CONCATENATE(&quot;, Types.&quot;;[.L143]);&quot;, null&quot;); &quot;, &quot;;[.M143];&quot;, &quot;;[.N143];&quot;, &quot;;[.O143];&quot;, &quot;;[.P143];&quot;, &quot;; [.Q143])" office:value-type="string" office:string-value=", true, Types.ROCK, Types.FLYING, 80, 105, 65, 60, 75" calcext:value-type="string">
            <text:p>, true, Types.ROCK, Types.FLYING, 80, 105, 65, 60, 75</text:p>
          </table:table-cell>
          <table:table-cell table:formula="of:=CONCATENATE(&quot;, &quot;;[.R143];&quot;, &quot;;[.S143];&quot;),&quot;)" office:value-type="string" office:string-value=", 130, 202)," calcext:value-type="string">
            <text:p>, 130, 202),</text:p>
          </table:table-cell>
          <table:table-cell table:style-name="ce5" table:formula="of:=COM.MICROSOFT.CONCAT([.V143:.X143])" office:value-type="string" office:string-value="AERODACTYL: new Race('Aerodactyl', 'A', 170, 0, 170, true, Types.ROCK, Types.FLYING, 80, 105, 65, 60, 75, 130, 202)," calcext:value-type="string">
            <text:p>AERODACTYL: new Race('Aerodactyl', 'A', 170, 0, 170, true, Types.ROCK, Types.FLYING, 80, 105, 65, 60, 75, 130, 202),</text:p>
          </table:table-cell>
          <table:table-cell table:style-name="ce7" table:formula="of:=IF([.T143]&lt;&gt;&quot;&quot;;CONCATENATE(&quot;Races.&quot;;[.B143];&quot;.setMainEvolution(&quot;;[.U143];&quot;, Races.&quot;;[.T143];&quot;); 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[.C144])" office:value-type="string" office:string-value="SNORLAX" calcext:value-type="string">
            <text:p>SNORLAX</text:p>
          </table:table-cell>
          <table:table-cell office:value-type="string" calcext:value-type="string">
            <text:p>Snorlax</text:p>
          </table:table-cell>
          <table:table-cell table:formula="of:=IF([.I144]=&quot;x&quot;;LEFT([.C144];1);LOWER(LEFT([.C144];1)))" office:value-type="string" office:string-value="S" calcext:value-type="string">
            <text:p>S</text:p>
          </table:table-cell>
          <table:table-cell office:value-type="string" calcext:value-type="string">
            <text:p>Black</text:p>
          </table:table-cell>
          <table:table-cell table:formula="of:=VLOOKUP([.$E144];[Colors.$A$2:.$G$11];5)" office:value-type="float" office:value="85" calcext:value-type="float">
            <text:p>85</text:p>
          </table:table-cell>
          <table:table-cell table:formula="of:=VLOOKUP([.$E144];[Colors.$A$2:.$G$11];6)" office:value-type="float" office:value="85" calcext:value-type="float">
            <text:p>85</text:p>
          </table:table-cell>
          <table:table-cell table:formula="of:=VLOOKUP([.$E144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table:formula="of:=CONCATENATE([.B144];&quot;: new Race('&quot;;[.C144];&quot;', '&quot;;[.D144];&quot;', &quot;;[.F144];&quot;, &quot;;[.G144];&quot;, &quot;;[.H144])" office:value-type="string" office:string-value="SNORLAX: new Race('Snorlax', 'S', 85, 85, 85" calcext:value-type="string">
            <text:p>SNORLAX: new Race('Snorlax', 'S', 85, 85, 85</text:p>
          </table:table-cell>
          <table:table-cell table:formula="of:=CONCATENATE(&quot;, &quot;;[.J144];&quot;, Types.&quot;;[.K144]; IF([.L144]&lt;&gt;&quot;&quot;;CONCATENATE(&quot;, Types.&quot;;[.L144]);&quot;, null&quot;); &quot;, &quot;;[.M144];&quot;, &quot;;[.N144];&quot;, &quot;;[.O144];&quot;, &quot;;[.P144];&quot;, &quot;; [.Q144])" office:value-type="string" office:string-value=", false, Types.NORMAL, null, 160, 110, 65, 65, 110" calcext:value-type="string">
            <text:p>, false, Types.NORMAL, null, 160, 110, 65, 65, 110</text:p>
          </table:table-cell>
          <table:table-cell table:formula="of:=CONCATENATE(&quot;, &quot;;[.R144];&quot;, &quot;;[.S144];&quot;),&quot;)" office:value-type="string" office:string-value=", 30, 154)," calcext:value-type="string">
            <text:p>, 30, 154),</text:p>
          </table:table-cell>
          <table:table-cell table:style-name="ce5" table:formula="of:=COM.MICROSOFT.CONCAT([.V144:.X144])" office:value-type="string" office:string-value="SNORLAX: new Race('Snorlax', 'S', 85, 85, 85, false, Types.NORMAL, null, 160, 110, 65, 65, 110, 30, 154)," calcext:value-type="string">
            <text:p>SNORLAX: new Race('Snorlax', 'S', 85, 85, 85, false, Types.NORMAL, null, 160, 110, 65, 65, 110, 30, 154),</text:p>
          </table:table-cell>
          <table:table-cell table:style-name="ce7" table:formula="of:=IF([.T144]&lt;&gt;&quot;&quot;;CONCATENATE(&quot;Races.&quot;;[.B144];&quot;.setMainEvolution(&quot;;[.U144];&quot;, Races.&quot;;[.T144];&quot;); 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[.C145])" office:value-type="string" office:string-value="ARTICUNO" calcext:value-type="string">
            <text:p>ARTICUNO</text:p>
          </table:table-cell>
          <table:table-cell office:value-type="string" calcext:value-type="string">
            <text:p>Articuno</text:p>
          </table:table-cell>
          <table:table-cell table:formula="of:=IF([.I145]=&quot;x&quot;;LEFT([.C145];1);LOWER(LEFT([.C145];1)))" office:value-type="string" office:string-value="A" calcext:value-type="string">
            <text:p>A</text:p>
          </table:table-cell>
          <table:table-cell office:value-type="string" calcext:value-type="string">
            <text:p>Blue</text:p>
          </table:table-cell>
          <table:table-cell table:formula="of:=VLOOKUP([.$E145];[Colors.$A$2:.$G$11];5)" office:value-type="float" office:value="85" calcext:value-type="float">
            <text:p>85</text:p>
          </table:table-cell>
          <table:table-cell table:formula="of:=VLOOKUP([.$E145];[Colors.$A$2:.$G$11];6)" office:value-type="float" office:value="85" calcext:value-type="float">
            <text:p>85</text:p>
          </table:table-cell>
          <table:table-cell table:formula="of:=VLOOKUP([.$E145];[Colors.$A$2:.$G$11];7)" office:value-type="float" office:value="255" calcext:value-type="float">
            <text:p>25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table:formula="of:=CONCATENATE([.B145];&quot;: new Race('&quot;;[.C145];&quot;', '&quot;;[.D145];&quot;', &quot;;[.F145];&quot;, &quot;;[.G145];&quot;, &quot;;[.H145])" office:value-type="string" office:string-value="ARTICUNO: new Race('Articuno', 'A', 85, 85, 255" calcext:value-type="string">
            <text:p>ARTICUNO: new Race('Articuno', 'A', 85, 85, 255</text:p>
          </table:table-cell>
          <table:table-cell table:formula="of:=CONCATENATE(&quot;, &quot;;[.J145];&quot;, Types.&quot;;[.K145]; IF([.L145]&lt;&gt;&quot;&quot;;CONCATENATE(&quot;, Types.&quot;;[.L145]);&quot;, null&quot;); &quot;, &quot;;[.M145];&quot;, &quot;;[.N145];&quot;, &quot;;[.O145];&quot;, &quot;;[.P145];&quot;, &quot;; [.Q145])" office:value-type="string" office:string-value=", true, Types.ICE, Types.FLYING, 90, 85, 100, 95, 125" calcext:value-type="string">
            <text:p>, true, Types.ICE, Types.FLYING, 90, 85, 100, 95, 125</text:p>
          </table:table-cell>
          <table:table-cell table:formula="of:=CONCATENATE(&quot;, &quot;;[.R145];&quot;, &quot;;[.S145];&quot;),&quot;)" office:value-type="string" office:string-value=", 85, 215)," calcext:value-type="string">
            <text:p>, 85, 215),</text:p>
          </table:table-cell>
          <table:table-cell table:style-name="ce5" table:formula="of:=COM.MICROSOFT.CONCAT([.V145:.X145])" office:value-type="string" office:string-value="ARTICUNO: new Race('Articuno', 'A', 85, 85, 255, true, Types.ICE, Types.FLYING, 90, 85, 100, 95, 125, 85, 215)," calcext:value-type="string">
            <text:p>ARTICUNO: new Race('Articuno', 'A', 85, 85, 255, true, Types.ICE, Types.FLYING, 90, 85, 100, 95, 125, 85, 215),</text:p>
          </table:table-cell>
          <table:table-cell table:style-name="ce7" table:formula="of:=IF([.T145]&lt;&gt;&quot;&quot;;CONCATENATE(&quot;Races.&quot;;[.B145];&quot;.setMainEvolution(&quot;;[.U145];&quot;, Races.&quot;;[.T145];&quot;); 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[.C146])" office:value-type="string" office:string-value="ZAPDOS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formula="of:=IF([.I146]=&quot;x&quot;;LEFT([.C146];1);LOWER(LEFT([.C146];1)))" office:value-type="string" office:string-value="Z" calcext:value-type="string">
            <text:p>Z</text:p>
          </table:table-cell>
          <table:table-cell office:value-type="string" calcext:value-type="string">
            <text:p>Yellow</text:p>
          </table:table-cell>
          <table:table-cell table:formula="of:=VLOOKUP([.$E146];[Colors.$A$2:.$G$11];5)" office:value-type="float" office:value="255" calcext:value-type="float">
            <text:p>255</text:p>
          </table:table-cell>
          <table:table-cell table:formula="of:=VLOOKUP([.$E146];[Colors.$A$2:.$G$11];6)" office:value-type="float" office:value="255" calcext:value-type="float">
            <text:p>255</text:p>
          </table:table-cell>
          <table:table-cell table:formula="of:=VLOOKUP([.$E146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table:formula="of:=CONCATENATE([.B146];&quot;: new Race('&quot;;[.C146];&quot;', '&quot;;[.D146];&quot;', &quot;;[.F146];&quot;, &quot;;[.G146];&quot;, &quot;;[.H146])" office:value-type="string" office:string-value="ZAPDOS: new Race('Zapdos', 'Z', 255, 255, 85" calcext:value-type="string">
            <text:p>ZAPDOS: new Race('Zapdos', 'Z', 255, 255, 85</text:p>
          </table:table-cell>
          <table:table-cell table:formula="of:=CONCATENATE(&quot;, &quot;;[.J146];&quot;, Types.&quot;;[.K146]; IF([.L146]&lt;&gt;&quot;&quot;;CONCATENATE(&quot;, Types.&quot;;[.L146]);&quot;, null&quot;); &quot;, &quot;;[.M146];&quot;, &quot;;[.N146];&quot;, &quot;;[.O146];&quot;, &quot;;[.P146];&quot;, &quot;; [.Q146])" office:value-type="string" office:string-value=", true, Types.ELECTRIC, Types.FLYING, 90, 90, 85, 125, 90" calcext:value-type="string">
            <text:p>, true, Types.ELECTRIC, Types.FLYING, 90, 90, 85, 125, 90</text:p>
          </table:table-cell>
          <table:table-cell table:formula="of:=CONCATENATE(&quot;, &quot;;[.R146];&quot;, &quot;;[.S146];&quot;),&quot;)" office:value-type="string" office:string-value=", 100, 216)," calcext:value-type="string">
            <text:p>, 100, 216),</text:p>
          </table:table-cell>
          <table:table-cell table:style-name="ce5" table:formula="of:=COM.MICROSOFT.CONCAT([.V146:.X146])" office:value-type="string" office:string-value="ZAPDOS: new Race('Zapdos', 'Z', 255, 255, 85, true, Types.ELECTRIC, Types.FLYING, 90, 90, 85, 125, 90, 100, 216)," calcext:value-type="string">
            <text:p>ZAPDOS: new Race('Zapdos', 'Z', 255, 255, 85, true, Types.ELECTRIC, Types.FLYING, 90, 90, 85, 125, 90, 100, 216),</text:p>
          </table:table-cell>
          <table:table-cell table:style-name="ce7" table:formula="of:=IF([.T146]&lt;&gt;&quot;&quot;;CONCATENATE(&quot;Races.&quot;;[.B146];&quot;.setMainEvolution(&quot;;[.U146];&quot;, Races.&quot;;[.T146];&quot;); 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[.C147])" office:value-type="string" office:string-value="MOLTRES" calcext:value-type="string">
            <text:p>MOLTRES</text:p>
          </table:table-cell>
          <table:table-cell office:value-type="string" calcext:value-type="string">
            <text:p>Moltres</text:p>
          </table:table-cell>
          <table:table-cell table:formula="of:=IF([.I147]=&quot;x&quot;;LEFT([.C147];1);LOWER(LEFT([.C147];1)))" office:value-type="string" office:string-value="M" calcext:value-type="string">
            <text:p>M</text:p>
          </table:table-cell>
          <table:table-cell office:value-type="string" calcext:value-type="string">
            <text:p>Yellow</text:p>
          </table:table-cell>
          <table:table-cell table:formula="of:=VLOOKUP([.$E147];[Colors.$A$2:.$G$11];5)" office:value-type="float" office:value="255" calcext:value-type="float">
            <text:p>255</text:p>
          </table:table-cell>
          <table:table-cell table:formula="of:=VLOOKUP([.$E147];[Colors.$A$2:.$G$11];6)" office:value-type="float" office:value="255" calcext:value-type="float">
            <text:p>255</text:p>
          </table:table-cell>
          <table:table-cell table:formula="of:=VLOOKUP([.$E147];[Colors.$A$2:.$G$11];7)" office:value-type="float" office:value="85" calcext:value-type="float">
            <text:p>85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formula="of:=CONCATENATE([.B147];&quot;: new Race('&quot;;[.C147];&quot;', '&quot;;[.D147];&quot;', &quot;;[.F147];&quot;, &quot;;[.G147];&quot;, &quot;;[.H147])" office:value-type="string" office:string-value="MOLTRES: new Race('Moltres', 'M', 255, 255, 85" calcext:value-type="string">
            <text:p>MOLTRES: new Race('Moltres', 'M', 255, 255, 85</text:p>
          </table:table-cell>
          <table:table-cell table:formula="of:=CONCATENATE(&quot;, &quot;;[.J147];&quot;, Types.&quot;;[.K147]; IF([.L147]&lt;&gt;&quot;&quot;;CONCATENATE(&quot;, Types.&quot;;[.L147]);&quot;, null&quot;); &quot;, &quot;;[.M147];&quot;, &quot;;[.N147];&quot;, &quot;;[.O147];&quot;, &quot;;[.P147];&quot;, &quot;; [.Q147])" office:value-type="string" office:string-value=", true, Types.FIRE, Types.FLYING, 90, 100, 90, 125, 85" calcext:value-type="string">
            <text:p>, true, Types.FIRE, Types.FLYING, 90, 100, 90, 125, 85</text:p>
          </table:table-cell>
          <table:table-cell table:formula="of:=CONCATENATE(&quot;, &quot;;[.R147];&quot;, &quot;;[.S147];&quot;),&quot;)" office:value-type="string" office:string-value=", 90, 217)," calcext:value-type="string">
            <text:p>, 90, 217),</text:p>
          </table:table-cell>
          <table:table-cell table:style-name="ce5" table:formula="of:=COM.MICROSOFT.CONCAT([.V147:.X147])" office:value-type="string" office:string-value="MOLTRES: new Race('Moltres', 'M', 255, 255, 85, true, Types.FIRE, Types.FLYING, 90, 100, 90, 125, 85, 90, 217)," calcext:value-type="string">
            <text:p>MOLTRES: new Race('Moltres', 'M', 255, 255, 85, true, Types.FIRE, Types.FLYING, 90, 100, 90, 125, 85, 90, 217),</text:p>
          </table:table-cell>
          <table:table-cell table:style-name="ce7" table:formula="of:=IF([.T147]&lt;&gt;&quot;&quot;;CONCATENATE(&quot;Races.&quot;;[.B147];&quot;.setMainEvolution(&quot;;[.U147];&quot;, Races.&quot;;[.T147];&quot;); 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[.C148])" office:value-type="string" office:string-value="DRATINI" calcext:value-type="string">
            <text:p>DRATINI</text:p>
          </table:table-cell>
          <table:table-cell office:value-type="string" calcext:value-type="string">
            <text:p>Dratini</text:p>
          </table:table-cell>
          <table:table-cell table:formula="of:=IF([.I148]=&quot;x&quot;;LEFT([.C148];1);LOWER(LEFT([.C148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8];[Colors.$A$2:.$G$11];5)" office:value-type="float" office:value="85" calcext:value-type="float">
            <text:p>85</text:p>
          </table:table-cell>
          <table:table-cell table:formula="of:=VLOOKUP([.$E148];[Colors.$A$2:.$G$11];6)" office:value-type="float" office:value="85" calcext:value-type="float">
            <text:p>85</text:p>
          </table:table-cell>
          <table:table-cell table:formula="of:=VLOOKUP([.$E148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AIR</text:p>
          </table:table-cell>
          <table:table-cell office:value-type="float" office:value="30" calcext:value-type="float">
            <text:p>30</text:p>
          </table:table-cell>
          <table:table-cell table:formula="of:=CONCATENATE([.B148];&quot;: new Race('&quot;;[.C148];&quot;', '&quot;;[.D148];&quot;', &quot;;[.F148];&quot;, &quot;;[.G148];&quot;, &quot;;[.H148])" office:value-type="string" office:string-value="DRATINI: new Race('Dratini', 'd', 85, 85, 255" calcext:value-type="string">
            <text:p>DRATINI: new Race('Dratini', 'd', 85, 85, 255</text:p>
          </table:table-cell>
          <table:table-cell table:formula="of:=CONCATENATE(&quot;, &quot;;[.J148];&quot;, Types.&quot;;[.K148]; IF([.L148]&lt;&gt;&quot;&quot;;CONCATENATE(&quot;, Types.&quot;;[.L148]);&quot;, null&quot;); &quot;, &quot;;[.M148];&quot;, &quot;;[.N148];&quot;, &quot;;[.O148];&quot;, &quot;;[.P148];&quot;, &quot;; [.Q148])" office:value-type="string" office:string-value=", true, Types.DRAGON, null, 41, 64, 45, 50, 50" calcext:value-type="string">
            <text:p>, true, Types.DRAGON, null, 41, 64, 45, 50, 50</text:p>
          </table:table-cell>
          <table:table-cell table:formula="of:=CONCATENATE(&quot;, &quot;;[.R148];&quot;, &quot;;[.S148];&quot;),&quot;)" office:value-type="string" office:string-value=", 50, 67)," calcext:value-type="string">
            <text:p>, 50, 67),</text:p>
          </table:table-cell>
          <table:table-cell table:style-name="ce5" table:formula="of:=COM.MICROSOFT.CONCAT([.V148:.X148])" office:value-type="string" office:string-value="DRATINI: new Race('Dratini', 'd', 85, 85, 255, true, Types.DRAGON, null, 41, 64, 45, 50, 50, 50, 67)," calcext:value-type="string">
            <text:p>DRATINI: new Race('Dratini', 'd', 85, 85, 255, true, Types.DRAGON, null, 41, 64, 45, 50, 50, 50, 67),</text:p>
          </table:table-cell>
          <table:table-cell table:style-name="ce7" table:formula="of:=IF([.T148]&lt;&gt;&quot;&quot;;CONCATENATE(&quot;Races.&quot;;[.B148];&quot;.setMainEvolution(&quot;;[.U148];&quot;, Races.&quot;;[.T148];&quot;); &quot;);&quot;&quot;)" office:value-type="string" office:string-value="Races.DRATINI.setMainEvolution(30, Races.DRAGONAIR); " calcext:value-type="string">
            <text:p>Races.DRATINI.setMainEvolution(30, Races.DRAGONAIR);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[.C149])" office:value-type="string" office:string-value="DRAGONAIR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table:formula="of:=IF([.I149]=&quot;x&quot;;LEFT([.C149];1);LOWER(LEFT([.C149];1)))" office:value-type="string" office:string-value="d" calcext:value-type="string">
            <text:p>d</text:p>
          </table:table-cell>
          <table:table-cell office:value-type="string" calcext:value-type="string">
            <text:p>Blue</text:p>
          </table:table-cell>
          <table:table-cell table:formula="of:=VLOOKUP([.$E149];[Colors.$A$2:.$G$11];5)" office:value-type="float" office:value="85" calcext:value-type="float">
            <text:p>85</text:p>
          </table:table-cell>
          <table:table-cell table:formula="of:=VLOOKUP([.$E149];[Colors.$A$2:.$G$11];6)" office:value-type="float" office:value="85" calcext:value-type="float">
            <text:p>85</text:p>
          </table:table-cell>
          <table:table-cell table:formula="of:=VLOOKUP([.$E149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AGONITE</text:p>
          </table:table-cell>
          <table:table-cell office:value-type="float" office:value="55" calcext:value-type="float">
            <text:p>55</text:p>
          </table:table-cell>
          <table:table-cell table:formula="of:=CONCATENATE([.B149];&quot;: new Race('&quot;;[.C149];&quot;', '&quot;;[.D149];&quot;', &quot;;[.F149];&quot;, &quot;;[.G149];&quot;, &quot;;[.H149])" office:value-type="string" office:string-value="DRAGONAIR: new Race('Dragonair', 'd', 85, 85, 255" calcext:value-type="string">
            <text:p>DRAGONAIR: new Race('Dragonair', 'd', 85, 85, 255</text:p>
          </table:table-cell>
          <table:table-cell table:formula="of:=CONCATENATE(&quot;, &quot;;[.J149];&quot;, Types.&quot;;[.K149]; IF([.L149]&lt;&gt;&quot;&quot;;CONCATENATE(&quot;, Types.&quot;;[.L149]);&quot;, null&quot;); &quot;, &quot;;[.M149];&quot;, &quot;;[.N149];&quot;, &quot;;[.O149];&quot;, &quot;;[.P149];&quot;, &quot;; [.Q149])" office:value-type="string" office:string-value=", true, Types.DRAGON, null, 61, 84, 65, 70, 70" calcext:value-type="string">
            <text:p>, true, Types.DRAGON, null, 61, 84, 65, 70, 70</text:p>
          </table:table-cell>
          <table:table-cell table:formula="of:=CONCATENATE(&quot;, &quot;;[.R149];&quot;, &quot;;[.S149];&quot;),&quot;)" office:value-type="string" office:string-value=", 70, 144)," calcext:value-type="string">
            <text:p>, 70, 144),</text:p>
          </table:table-cell>
          <table:table-cell table:style-name="ce5" table:formula="of:=COM.MICROSOFT.CONCAT([.V149:.X149])" office:value-type="string" office:string-value="DRAGONAIR: new Race('Dragonair', 'd', 85, 85, 255, true, Types.DRAGON, null, 61, 84, 65, 70, 70, 70, 144)," calcext:value-type="string">
            <text:p>DRAGONAIR: new Race('Dragonair', 'd', 85, 85, 255, true, Types.DRAGON, null, 61, 84, 65, 70, 70, 70, 144),</text:p>
          </table:table-cell>
          <table:table-cell table:style-name="ce7" table:formula="of:=IF([.T149]&lt;&gt;&quot;&quot;;CONCATENATE(&quot;Races.&quot;;[.B149];&quot;.setMainEvolution(&quot;;[.U149];&quot;, Races.&quot;;[.T149];&quot;); &quot;);&quot;&quot;)" office:value-type="string" office:string-value="Races.DRAGONAIR.setMainEvolution(55, Races.DRAGONITE); " calcext:value-type="string">
            <text:p>Races.DRAGONAIR.setMainEvolution(55, Races.DRAGONITE);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[.C150])" office:value-type="string" office:string-value="DRAGONITE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table:formula="of:=IF([.I150]=&quot;x&quot;;LEFT([.C150];1);LOWER(LEFT([.C150];1)))" office:value-type="string" office:string-value="D" calcext:value-type="string">
            <text:p>D</text:p>
          </table:table-cell>
          <table:table-cell office:value-type="string" calcext:value-type="string">
            <text:p>Brown</text:p>
          </table:table-cell>
          <table:table-cell table:formula="of:=VLOOKUP([.$E150];[Colors.$A$2:.$G$11];5)" office:value-type="float" office:value="170" calcext:value-type="float">
            <text:p>170</text:p>
          </table:table-cell>
          <table:table-cell table:formula="of:=VLOOKUP([.$E150];[Colors.$A$2:.$G$11];6)" office:value-type="float" office:value="85" calcext:value-type="float">
            <text:p>85</text:p>
          </table:table-cell>
          <table:table-cell table:formula="of:=VLOOKUP([.$E150];[Colors.$A$2:.$G$11];7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formula="of:=CONCATENATE([.B150];&quot;: new Race('&quot;;[.C150];&quot;', '&quot;;[.D150];&quot;', &quot;;[.F150];&quot;, &quot;;[.G150];&quot;, &quot;;[.H150])" office:value-type="string" office:string-value="DRAGONITE: new Race('Dragonite', 'D', 170, 85, 0" calcext:value-type="string">
            <text:p>DRAGONITE: new Race('Dragonite', 'D', 170, 85, 0</text:p>
          </table:table-cell>
          <table:table-cell table:formula="of:=CONCATENATE(&quot;, &quot;;[.J150];&quot;, Types.&quot;;[.K150]; IF([.L150]&lt;&gt;&quot;&quot;;CONCATENATE(&quot;, Types.&quot;;[.L150]);&quot;, null&quot;); &quot;, &quot;;[.M150];&quot;, &quot;;[.N150];&quot;, &quot;;[.O150];&quot;, &quot;;[.P150];&quot;, &quot;; [.Q150])" office:value-type="string" office:string-value=", true, Types.DRAGON, Types.FLYING, 91, 134, 95, 100, 100" calcext:value-type="string">
            <text:p>, true, Types.DRAGON, Types.FLYING, 91, 134, 95, 100, 100</text:p>
          </table:table-cell>
          <table:table-cell table:formula="of:=CONCATENATE(&quot;, &quot;;[.R150];&quot;, &quot;;[.S150];&quot;),&quot;)" office:value-type="string" office:string-value=", 80, 218)," calcext:value-type="string">
            <text:p>, 80, 218),</text:p>
          </table:table-cell>
          <table:table-cell table:style-name="ce5" table:formula="of:=COM.MICROSOFT.CONCAT([.V150:.X150])" office:value-type="string" office:string-value="DRAGONITE: new Race('Dragonite', 'D', 170, 85, 0, true, Types.DRAGON, Types.FLYING, 91, 134, 95, 100, 100, 80, 218)," calcext:value-type="string">
            <text:p>DRAGONITE: new Race('Dragonite', 'D', 170, 85, 0, true, Types.DRAGON, Types.FLYING, 91, 134, 95, 100, 100, 80, 218),</text:p>
          </table:table-cell>
          <table:table-cell table:style-name="ce7" table:formula="of:=IF([.T150]&lt;&gt;&quot;&quot;;CONCATENATE(&quot;Races.&quot;;[.B150];&quot;.setMainEvolution(&quot;;[.U150];&quot;, Races.&quot;;[.T150];&quot;); 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[.C151])" office:value-type="string" office:string-value="MEWTWO" calcext:value-type="string">
            <text:p>MEWTWO</text:p>
          </table:table-cell>
          <table:table-cell office:value-type="string" calcext:value-type="string">
            <text:p>Mewtwo</text:p>
          </table:table-cell>
          <table:table-cell table:formula="of:=IF([.I151]=&quot;x&quot;;LEFT([.C151];1);LOWER(LEFT([.C151];1)))" office:value-type="string" office:string-value="M" calcext:value-type="string">
            <text:p>M</text:p>
          </table:table-cell>
          <table:table-cell office:value-type="string" calcext:value-type="string">
            <text:p>Purple</text:p>
          </table:table-cell>
          <table:table-cell table:formula="of:=VLOOKUP([.$E151];[Colors.$A$2:.$G$11];5)" office:value-type="float" office:value="170" calcext:value-type="float">
            <text:p>170</text:p>
          </table:table-cell>
          <table:table-cell table:formula="of:=VLOOKUP([.$E151];[Colors.$A$2:.$G$11];6)" office:value-type="float" office:value="0" calcext:value-type="float">
            <text:p>0</text:p>
          </table:table-cell>
          <table:table-cell table:formula="of:=VLOOKUP([.$E151];[Colors.$A$2:.$G$11];7)" office:value-type="float" office:value="170" calcext:value-type="float">
            <text:p>170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table:formula="of:=CONCATENATE([.B151];&quot;: new Race('&quot;;[.C151];&quot;', '&quot;;[.D151];&quot;', &quot;;[.F151];&quot;, &quot;;[.G151];&quot;, &quot;;[.H151])" office:value-type="string" office:string-value="MEWTWO: new Race('Mewtwo', 'M', 170, 0, 170" calcext:value-type="string">
            <text:p>MEWTWO: new Race('Mewtwo', 'M', 170, 0, 170</text:p>
          </table:table-cell>
          <table:table-cell table:formula="of:=CONCATENATE(&quot;, &quot;;[.J151];&quot;, Types.&quot;;[.K151]; IF([.L151]&lt;&gt;&quot;&quot;;CONCATENATE(&quot;, Types.&quot;;[.L151]);&quot;, null&quot;); &quot;, &quot;;[.M151];&quot;, &quot;;[.N151];&quot;, &quot;;[.O151];&quot;, &quot;;[.P151];&quot;, &quot;; [.Q151])" office:value-type="string" office:string-value=", true, Types.PSYCHIC, null, 106, 110, 90, 154, 90" calcext:value-type="string">
            <text:p>, true, Types.PSYCHIC, null, 106, 110, 90, 154, 90</text:p>
          </table:table-cell>
          <table:table-cell table:formula="of:=CONCATENATE(&quot;, &quot;;[.R151];&quot;, &quot;;[.S151];&quot;),&quot;)" office:value-type="string" office:string-value=", 130, 220)," calcext:value-type="string">
            <text:p>, 130, 220),</text:p>
          </table:table-cell>
          <table:table-cell table:style-name="ce5" table:formula="of:=COM.MICROSOFT.CONCAT([.V151:.X151])" office:value-type="string" office:string-value="MEWTWO: new Race('Mewtwo', 'M', 170, 0, 170, true, Types.PSYCHIC, null, 106, 110, 90, 154, 90, 130, 220)," calcext:value-type="string">
            <text:p>MEWTWO: new Race('Mewtwo', 'M', 170, 0, 170, true, Types.PSYCHIC, null, 106, 110, 90, 154, 90, 130, 220),</text:p>
          </table:table-cell>
          <table:table-cell table:style-name="ce7" table:formula="of:=IF([.T151]&lt;&gt;&quot;&quot;;CONCATENATE(&quot;Races.&quot;;[.B151];&quot;.setMainEvolution(&quot;;[.U151];&quot;, Races.&quot;;[.T151];&quot;); 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[.C152])" office:value-type="string" office:string-value="MEW" calcext:value-type="string">
            <text:p>MEW</text:p>
          </table:table-cell>
          <table:table-cell office:value-type="string" calcext:value-type="string">
            <text:p>Mew</text:p>
          </table:table-cell>
          <table:table-cell table:formula="of:=IF([.I152]=&quot;x&quot;;LEFT([.C152];1);LOWER(LEFT([.C152];1)))" office:value-type="string" office:string-value="m" calcext:value-type="string">
            <text:p>m</text:p>
          </table:table-cell>
          <table:table-cell office:value-type="string" calcext:value-type="string">
            <text:p>Pink</text:p>
          </table:table-cell>
          <table:table-cell table:formula="of:=VLOOKUP([.$E152];[Colors.$A$2:.$G$11];5)" office:value-type="float" office:value="255" calcext:value-type="float">
            <text:p>255</text:p>
          </table:table-cell>
          <table:table-cell table:formula="of:=VLOOKUP([.$E152];[Colors.$A$2:.$G$11];6)" office:value-type="float" office:value="85" calcext:value-type="float">
            <text:p>85</text:p>
          </table:table-cell>
          <table:table-cell table:formula="of:=VLOOKUP([.$E152];[Colors.$A$2:.$G$11];7)" office:value-type="float" office:value="255" calcext:value-type="float">
            <text:p>255</text:p>
          </table:table-cell>
          <table:table-cell/>
          <table:table-cell table:style-name="ce6" office:value-type="string" calcext:value-type="string">
            <text:p>tru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CONCATENATE([.B152];&quot;: new Race('&quot;;[.C152];&quot;', '&quot;;[.D152];&quot;', &quot;;[.F152];&quot;, &quot;;[.G152];&quot;, &quot;;[.H152])" office:value-type="string" office:string-value="MEW: new Race('Mew', 'm', 255, 85, 255" calcext:value-type="string">
            <text:p>MEW: new Race('Mew', 'm', 255, 85, 255</text:p>
          </table:table-cell>
          <table:table-cell table:formula="of:=CONCATENATE(&quot;, &quot;;[.J152];&quot;, Types.&quot;;[.K152]; IF([.L152]&lt;&gt;&quot;&quot;;CONCATENATE(&quot;, Types.&quot;;[.L152]);&quot;, null&quot;); &quot;, &quot;;[.M152];&quot;, &quot;;[.N152];&quot;, &quot;;[.O152];&quot;, &quot;;[.P152];&quot;, &quot;; [.Q152])" office:value-type="string" office:string-value=", true, Types.PSYCHIC, null, 100, 100, 100, 100, 100" calcext:value-type="string">
            <text:p>, true, Types.PSYCHIC, null, 100, 100, 100, 100, 100</text:p>
          </table:table-cell>
          <table:table-cell table:formula="of:=CONCATENATE(&quot;, &quot;;[.R152];&quot;, &quot;;[.S152];&quot;),&quot;)" office:value-type="string" office:string-value=", 100, 64)," calcext:value-type="string">
            <text:p>, 100, 64),</text:p>
          </table:table-cell>
          <table:table-cell table:style-name="ce5" table:formula="of:=COM.MICROSOFT.CONCAT([.V152:.X152])" office:value-type="string" office:string-value="MEW: new Race('Mew', 'm', 255, 85, 255, true, Types.PSYCHIC, null, 100, 100, 100, 100, 100, 100, 64)," calcext:value-type="string">
            <text:p>MEW: new Race('Mew', 'm', 255, 85, 255, true, Types.PSYCHIC, null, 100, 100, 100, 100, 100, 100, 64),</text:p>
          </table:table-cell>
          <table:table-cell table:style-name="ce7" table:formula="of:=IF([.T152]&lt;&gt;&quot;&quot;;CONCATENATE(&quot;Races.&quot;;[.B152];&quot;.setMainEvolution(&quot;;[.U152];&quot;, Races.&quot;;[.T152];&quot;); &quot;);&quot;&quot;)">
            <text:p/>
          </table:table-cell>
        </table:table-row>
        <table:table-row table:style-name="ro1" table:number-rows-repeated="10484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ove Params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am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bsorbHP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HP of caused damage absorb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fterHi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to be inflicted after multiple hit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lwaysHi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gardless of evasio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Monster will start the attack from a given range, but will get to melee dist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ildUp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to execute the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bur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burn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onfus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confus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critBoo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reased chance of scoring a critical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amageOnMi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mage taken if move misses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dropCoi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auses coins to fall when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evel == level of the attacker, number == damage to caus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ixedDamage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ag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ptional, number of turns during which monster has flag specified by setFla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linch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making the enemy flinch for a tur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free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freez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hide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during which monster is either flying or digg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s of reducing “lowerStat” sta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lowerSta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 to be reduced by lowerChanc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imes the move is execut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onHi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ffect when monster is hit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aralyze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aralyzing the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poisonChan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hance of poisoning an enemy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i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Proportion of damage caused to self when attacking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coverTurn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urns required ot act again after mov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require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us required on enemy for move to be used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etFl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ts a flag for the monster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ecial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sywave: 50 to 150% of users level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stance affected by move (includes enemies and friends)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suicid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es (faints?) after using the mo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revents the enemy from moving or performing an attack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undergroundBon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ultiplier for damage if hits underground enemies</text:p>
          </table:table-cell>
        </table:table-row>
      </table:table>
      <table:table table:name="Pokemon Skills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8"/>
        <table:table-column table:style-name="co17" table:default-cell-style-name="ce9"/>
        <table:table-column table:style-name="co18" table:default-cell-style-name="ce9"/>
        <table:table-column table:style-name="co19" table:default-cell-style-name="ce10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ll</text:p>
          </table:table-cell>
          <table:table-cell office:value-type="string" calcext:value-type="string">
            <text:p>level</text:p>
          </table:table-cell>
          <table:table-cell table:style-name="Default"/>
          <table:table-cell table:style-name="Default" office:value-type="string" calcext:value-type="string">
            <text:p>Original 1</text:p>
          </table:table-cell>
          <table:table-cell table:style-name="Default" office:value-type="string" calcext:value-type="string">
            <text:p>Original 2</text:p>
          </table:table-cell>
          <table:table-cell table:style-name="Default" office:value-type="string" calcext:value-type="string">
            <text:p>ver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2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];&quot;.skills.push({skill: Skills.&quot;;[.C2];&quot;, level: &quot;;[.D2];&quot;});&quot;)" office:value-type="string" office:string-value="Races.BULBASAUR.skills.push({skill: Skills.TACKLE, level: 1});" calcext:value-type="string">
            <text:p>Races.BULBASAUR.skills.push({skill: Skills.TACKLE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Tackle (Normal)</text:p>
          </table:table-cell>
          <table:table-cell table:formula="of:=VLOOKUP([.C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3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];&quot;.skills.push({skill: Skills.&quot;;[.C3];&quot;, level: &quot;;[.D3];&quot;});&quot;)" office:value-type="string" office:string-value="Races.BULBASAUR.skills.push({skill: Skills.GROWL, level: 1});" calcext:value-type="string">
            <text:p>Races.BULBASAUR.skills.push({skill: Skills.GROWL, level: 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 - Growl (Normal)</text:p>
          </table:table-cell>
          <table:table-cell table:formula="of:=VLOOKUP([.C3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4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LEECH_SEED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4];&quot;.skills.push({skill: Skills.&quot;;[.C4];&quot;, level: &quot;;[.D4];&quot;});&quot;)" office:value-type="string" office:string-value="Races.BULBASAUR.skills.push({skill: Skills.LEECH_SEED, level: 7});" calcext:value-type="string">
            <text:p>Races.BULBASAUR.skills.push({skill: Skills.LEECH_SEED, level: 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7 - Leech Seed (Grass)</text:p>
          </table:table-cell>
          <table:table-cell table:formula="of:=VLOOKUP([.C4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5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5];&quot;.skills.push({skill: Skills.&quot;;[.C5];&quot;, level: &quot;;[.D5];&quot;});&quot;)" office:value-type="string" office:string-value="Races.BULBASAUR.skills.push({skill: Skills.VINE_WHIP, level: 13});" calcext:value-type="string">
            <text:p>Races.BULBASAUR.skills.push({skill: Skills.VINE_WHIP, level: 13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5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6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POISON_POWDER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];&quot;.skills.push({skill: Skills.&quot;;[.C6];&quot;, level: &quot;;[.D6];&quot;});&quot;)" office:value-type="string" office:string-value="Races.BULBASAUR.skills.push({skill: Skills.POISON_POWDER, level: 20});" calcext:value-type="string">
            <text:p>Races.BULBASAUR.skills.push({skill: Skills.POISON_POWDER, level: 20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0 - Poison Powder (Poison)</text:p>
          </table:table-cell>
          <table:table-cell table:formula="of:=VLOOKUP([.C6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7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RAZOR_LEAF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7];&quot;.skills.push({skill: Skills.&quot;;[.C7];&quot;, level: &quot;;[.D7];&quot;});&quot;)" office:value-type="string" office:string-value="Races.BULBASAUR.skills.push({skill: Skills.RAZOR_LEAF, level: 27});" calcext:value-type="string">
            <text:p>Races.BULBASAUR.skills.push({skill: Skills.RAZOR_LEAF, level: 27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27 - Razor Leaf (Grass)</text:p>
          </table:table-cell>
          <table:table-cell table:formula="of:=VLOOKUP([.C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8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GROWT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8];&quot;.skills.push({skill: Skills.&quot;;[.C8];&quot;, level: &quot;;[.D8];&quot;});&quot;)" office:value-type="string" office:string-value="Races.BULBASAUR.skills.push({skill: Skills.GROWTH, level: 34});" calcext:value-type="string">
            <text:p>Races.BULBASAUR.skills.push({skill: Skills.GROWTH, level: 34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34 - Growth (Normal)</text:p>
          </table:table-cell>
          <table:table-cell table:formula="of:=VLOOKUP([.C8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9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LEEP_POWD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];&quot;.skills.push({skill: Skills.&quot;;[.C9];&quot;, level: &quot;;[.D9];&quot;});&quot;)" office:value-type="string" office:string-value="Races.BULBASAUR.skills.push({skill: Skills.SLEEP_POWDER, level: 41});" calcext:value-type="string">
            <text:p>Races.BULBASAUR.skills.push({skill: Skills.SLEEP_POWDER, level: 41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1 - Sleep Powder (Grass)</text:p>
          </table:table-cell>
          <table:table-cell table:formula="of:=VLOOKUP([.C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VLOOKUP([.A10];[Pokemon.$A$2:.$B$152];2)" office:value-type="string" office:string-value="BULBASAUR" calcext:value-type="string">
            <text:p>BULBASAUR</text:p>
          </table:table-cell>
          <table:table-cell office:value-type="string" calcext:value-type="string">
            <text:p>SOLAR_BEAM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0];&quot;.skills.push({skill: Skills.&quot;;[.C10];&quot;, level: &quot;;[.D10];&quot;});&quot;)" office:value-type="string" office:string-value="Races.BULBASAUR.skills.push({skill: Skills.SOLAR_BEAM, level: 48});" calcext:value-type="string">
            <text:p>Races.BULBASAUR.skills.push({skill: Skills.SOLAR_BEAM, level: 48});</text:p>
          </table:table-cell>
          <table:table-cell office:value-type="string" calcext:value-type="string">
            <text:p>#001: Bulbasaur (Grass - Poison)</text:p>
          </table:table-cell>
          <table:table-cell office:value-type="string" calcext:value-type="string">
            <text:p>Level 48 - Solar Beam (Grass)</text:p>
          </table:table-cell>
          <table:table-cell table:formula="of:=VLOOKUP([.C1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1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VINE_WHI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1];&quot;.skills.push({skill: Skills.&quot;;[.C11];&quot;, level: &quot;;[.D11];&quot;});&quot;)" office:value-type="string" office:string-value="Races.IVYSAUR.skills.push({skill: Skills.VINE_WHIP, level: 13});" calcext:value-type="string">
            <text:p>Races.IVYSAUR.skills.push({skill: Skills.VINE_WHIP, level: 13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13 - Vine Whip (Grass)</text:p>
          </table:table-cell>
          <table:table-cell table:formula="of:=VLOOKUP([.C11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2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POISON_POWDER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12];&quot;.skills.push({skill: Skills.&quot;;[.C12];&quot;, level: &quot;;[.D12];&quot;});&quot;)" office:value-type="string" office:string-value="Races.IVYSAUR.skills.push({skill: Skills.POISON_POWDER, level: 22});" calcext:value-type="string">
            <text:p>Races.IVYSAUR.skills.push({skill: Skills.POISON_POWDER, level: 22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22 - Poison Powder (Poison)</text:p>
          </table:table-cell>
          <table:table-cell table:formula="of:=VLOOKUP([.C12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3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RAZOR_LEAF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13];&quot;.skills.push({skill: Skills.&quot;;[.C13];&quot;, level: &quot;;[.D13];&quot;});&quot;)" office:value-type="string" office:string-value="Races.IVYSAUR.skills.push({skill: Skills.RAZOR_LEAF, level: 30});" calcext:value-type="string">
            <text:p>Races.IVYSAUR.skills.push({skill: Skills.RAZOR_LEAF, level: 30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0 - Razor Leaf (Grass)</text:p>
          </table:table-cell>
          <table:table-cell table:formula="of:=VLOOKUP([.C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4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GROWT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4];&quot;.skills.push({skill: Skills.&quot;;[.C14];&quot;, level: &quot;;[.D14];&quot;});&quot;)" office:value-type="string" office:string-value="Races.IVYSAUR.skills.push({skill: Skills.GROWTH, level: 38});" calcext:value-type="string">
            <text:p>Races.IVYSAUR.skills.push({skill: Skills.GROWTH, level: 38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38 - Growth (Normal)</text:p>
          </table:table-cell>
          <table:table-cell table:formula="of:=VLOOKUP([.C14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5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LEEP_POWD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15];&quot;.skills.push({skill: Skills.&quot;;[.C15];&quot;, level: &quot;;[.D15];&quot;});&quot;)" office:value-type="string" office:string-value="Races.IVYSAUR.skills.push({skill: Skills.SLEEP_POWDER, level: 46});" calcext:value-type="string">
            <text:p>Races.IVYSAUR.skills.push({skill: Skills.SLEEP_POWDER, level: 46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46 - Sleep Powder (Grass)</text:p>
          </table:table-cell>
          <table:table-cell table:formula="of:=VLOOKUP([.C15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VLOOKUP([.A16];[Pokemon.$A$2:.$B$152];2)" office:value-type="string" office:string-value="IVYSAUR" calcext:value-type="string">
            <text:p>IVYSAUR</text:p>
          </table:table-cell>
          <table:table-cell office:value-type="string" calcext:value-type="string">
            <text:p>SOLA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16];&quot;.skills.push({skill: Skills.&quot;;[.C16];&quot;, level: &quot;;[.D16];&quot;});&quot;)" office:value-type="string" office:string-value="Races.IVYSAUR.skills.push({skill: Skills.SOLAR_BEAM, level: 54});" calcext:value-type="string">
            <text:p>Races.IVYSAUR.skills.push({skill: Skills.SOLAR_BEAM, level: 54});</text:p>
          </table:table-cell>
          <table:table-cell office:value-type="string" calcext:value-type="string">
            <text:p>#002: Ivysaur (Grass - Poison)</text:p>
          </table:table-cell>
          <table:table-cell office:value-type="string" calcext:value-type="string">
            <text:p>Level 54 - Solar Beam (Grass)</text:p>
          </table:table-cell>
          <table:table-cell table:formula="of:=VLOOKUP([.C16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7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GROWT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7];&quot;.skills.push({skill: Skills.&quot;;[.C17];&quot;, level: &quot;;[.D17];&quot;});&quot;)" office:value-type="string" office:string-value="Races.VENUSAUR.skills.push({skill: Skills.GROWTH, level: 43});" calcext:value-type="string">
            <text:p>Races.VENUSAUR.skills.push({skill: Skills.GROWTH, level: 43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43 - Growth (Normal)</text:p>
          </table:table-cell>
          <table:table-cell table:formula="of:=VLOOKUP([.C1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8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LEEP_POWD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18];&quot;.skills.push({skill: Skills.&quot;;[.C18];&quot;, level: &quot;;[.D18];&quot;});&quot;)" office:value-type="string" office:string-value="Races.VENUSAUR.skills.push({skill: Skills.SLEEP_POWDER, level: 55});" calcext:value-type="string">
            <text:p>Races.VENUSAUR.skills.push({skill: Skills.SLEEP_POWDER, level: 5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55 - Sleep Powder (Grass)</text:p>
          </table:table-cell>
          <table:table-cell table:formula="of:=VLOOKUP([.C18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VLOOKUP([.A19];[Pokemon.$A$2:.$B$152];2)" office:value-type="string" office:string-value="VENUSAUR" calcext:value-type="string">
            <text:p>VENUSAUR</text:p>
          </table:table-cell>
          <table:table-cell office:value-type="string" calcext:value-type="string">
            <text:p>SOLAR_BEAM</text:p>
          </table:table-cell>
          <table:table-cell office:value-type="float" office:value="65" calcext:value-type="float">
            <text:p>65</text:p>
          </table:table-cell>
          <table:table-cell table:formula="of:=CONCATENATE(&quot;Races.&quot;;[.B19];&quot;.skills.push({skill: Skills.&quot;;[.C19];&quot;, level: &quot;;[.D19];&quot;});&quot;)" office:value-type="string" office:string-value="Races.VENUSAUR.skills.push({skill: Skills.SOLAR_BEAM, level: 65});" calcext:value-type="string">
            <text:p>Races.VENUSAUR.skills.push({skill: Skills.SOLAR_BEAM, level: 65});</text:p>
          </table:table-cell>
          <table:table-cell office:value-type="string" calcext:value-type="string">
            <text:p>#003: Venusaur (Grass - Poison)</text:p>
          </table:table-cell>
          <table:table-cell office:value-type="string" calcext:value-type="string">
            <text:p>Level 65 - Solar Beam (Grass)</text:p>
          </table:table-cell>
          <table:table-cell table:formula="of:=VLOOKUP([.C19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0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];&quot;.skills.push({skill: Skills.&quot;;[.C20];&quot;, level: &quot;;[.D20];&quot;});&quot;)" office:value-type="string" office:string-value="Races.CHARMANDER.skills.push({skill: Skills.SCRATCH, level: 1});" calcext:value-type="string">
            <text:p>Races.CHARMANDER.skills.push({skill: Skills.SCRATCH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Scratch (Normal)</text:p>
          </table:table-cell>
          <table:table-cell table:formula="of:=VLOOKUP([.C20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1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];&quot;.skills.push({skill: Skills.&quot;;[.C21];&quot;, level: &quot;;[.D21];&quot;});&quot;)" office:value-type="string" office:string-value="Races.CHARMANDER.skills.push({skill: Skills.GROWL, level: 1});" calcext:value-type="string">
            <text:p>Races.CHARMANDER.skills.push({skill: Skills.GROWL, level: 1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 - Growl (Normal)</text:p>
          </table:table-cell>
          <table:table-cell table:formula="of:=VLOOKUP([.C2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2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EMB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22];&quot;.skills.push({skill: Skills.&quot;;[.C22];&quot;, level: &quot;;[.D22];&quot;});&quot;)" office:value-type="string" office:string-value="Races.CHARMANDER.skills.push({skill: Skills.EMBER, level: 9});" calcext:value-type="string">
            <text:p>Races.CHARMANDER.skills.push({skill: Skills.EMBER, level: 9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9 - Ember (Fire)</text:p>
          </table:table-cell>
          <table:table-cell table:formula="of:=VLOOKUP([.C2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3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3];&quot;.skills.push({skill: Skills.&quot;;[.C23];&quot;, level: &quot;;[.D23];&quot;});&quot;)" office:value-type="string" office:string-value="Races.CHARMANDER.skills.push({skill: Skills.LEER, level: 15});" calcext:value-type="string">
            <text:p>Races.CHARMANDER.skills.push({skill: Skills.LEER, level: 15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15 - Leer (Normal)</text:p>
          </table:table-cell>
          <table:table-cell table:formula="of:=VLOOKUP([.C2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4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RAG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24];&quot;.skills.push({skill: Skills.&quot;;[.C24];&quot;, level: &quot;;[.D24];&quot;});&quot;)" office:value-type="string" office:string-value="Races.CHARMANDER.skills.push({skill: Skills.RAGE, level: 22});" calcext:value-type="string">
            <text:p>Races.CHARMANDER.skills.push({skill: Skills.RAGE, level: 22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22 - Rage (Normal)</text:p>
          </table:table-cell>
          <table:table-cell table:formula="of:=VLOOKUP([.C24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5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SLASH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5];&quot;.skills.push({skill: Skills.&quot;;[.C25];&quot;, level: &quot;;[.D25];&quot;});&quot;)" office:value-type="string" office:string-value="Races.CHARMANDER.skills.push({skill: Skills.SLASH, level: 30});" calcext:value-type="string">
            <text:p>Races.CHARMANDER.skills.push({skill: Skills.SLASH, level: 30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0 - Slash (Normal)</text:p>
          </table:table-cell>
          <table:table-cell table:formula="of:=VLOOKUP([.C2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6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LAMETHROW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6];&quot;.skills.push({skill: Skills.&quot;;[.C26];&quot;, level: &quot;;[.D26];&quot;});&quot;)" office:value-type="string" office:string-value="Races.CHARMANDER.skills.push({skill: Skills.FLAMETHROWER, level: 38});" calcext:value-type="string">
            <text:p>Races.CHARMANDER.skills.push({skill: Skills.FLAMETHROWER, level: 38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38 - Flamethrower (Fire)</text:p>
          </table:table-cell>
          <table:table-cell table:formula="of:=VLOOKUP([.C26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VLOOKUP([.A27];[Pokemon.$A$2:.$B$152];2)" office:value-type="string" office:string-value="CHARMANDER" calcext:value-type="string">
            <text:p>CHARMANDER</text:p>
          </table:table-cell>
          <table:table-cell office:value-type="string" calcext:value-type="string">
            <text:p>FIRE_SPI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7];&quot;.skills.push({skill: Skills.&quot;;[.C27];&quot;, level: &quot;;[.D27];&quot;});&quot;)" office:value-type="string" office:string-value="Races.CHARMANDER.skills.push({skill: Skills.FIRE_SPIN, level: 46});" calcext:value-type="string">
            <text:p>Races.CHARMANDER.skills.push({skill: Skills.FIRE_SPIN, level: 46});</text:p>
          </table:table-cell>
          <table:table-cell office:value-type="string" calcext:value-type="string">
            <text:p>#004: Charmander (Fire)</text:p>
          </table:table-cell>
          <table:table-cell office:value-type="string" calcext:value-type="string">
            <text:p>Level 46 - Fire Spin (Fire)</text:p>
          </table:table-cell>
          <table:table-cell table:formula="of:=VLOOKUP([.C27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8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LE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8];&quot;.skills.push({skill: Skills.&quot;;[.C28];&quot;, level: &quot;;[.D28];&quot;});&quot;)" office:value-type="string" office:string-value="Races.CHARMELEON.skills.push({skill: Skills.LEER, level: 15});" calcext:value-type="string">
            <text:p>Races.CHARMELEON.skills.push({skill: Skills.LEER, level: 15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15 - Leer (Normal)</text:p>
          </table:table-cell>
          <table:table-cell table:formula="of:=VLOOKUP([.C2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29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RAG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9];&quot;.skills.push({skill: Skills.&quot;;[.C29];&quot;, level: &quot;;[.D29];&quot;});&quot;)" office:value-type="string" office:string-value="Races.CHARMELEON.skills.push({skill: Skills.RAGE, level: 24});" calcext:value-type="string">
            <text:p>Races.CHARMELEON.skills.push({skill: Skills.RAGE, level: 24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24 - Rage (Normal)</text:p>
          </table:table-cell>
          <table:table-cell table:formula="of:=VLOOKUP([.C2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0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SLAS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0];&quot;.skills.push({skill: Skills.&quot;;[.C30];&quot;, level: &quot;;[.D30];&quot;});&quot;)" office:value-type="string" office:string-value="Races.CHARMELEON.skills.push({skill: Skills.SLASH, level: 33});" calcext:value-type="string">
            <text:p>Races.CHARMELEON.skills.push({skill: Skills.SLASH, level: 33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33 - Slash (Normal)</text:p>
          </table:table-cell>
          <table:table-cell table:formula="of:=VLOOKUP([.C30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1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LAMETHROW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];&quot;.skills.push({skill: Skills.&quot;;[.C31];&quot;, level: &quot;;[.D31];&quot;});&quot;)" office:value-type="string" office:string-value="Races.CHARMELEON.skills.push({skill: Skills.FLAMETHROWER, level: 42});" calcext:value-type="string">
            <text:p>Races.CHARMELEON.skills.push({skill: Skills.FLAMETHROWER, level: 42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42 - Flamethrower (Fire)</text:p>
          </table:table-cell>
          <table:table-cell table:formula="of:=VLOOKUP([.C31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VLOOKUP([.A32];[Pokemon.$A$2:.$B$152];2)" office:value-type="string" office:string-value="CHARMELEON" calcext:value-type="string">
            <text:p>CHARMELEON</text:p>
          </table:table-cell>
          <table:table-cell office:value-type="string" calcext:value-type="string">
            <text:p>FIRE_SPIN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2];&quot;.skills.push({skill: Skills.&quot;;[.C32];&quot;, level: &quot;;[.D32];&quot;});&quot;)" office:value-type="string" office:string-value="Races.CHARMELEON.skills.push({skill: Skills.FIRE_SPIN, level: 56});" calcext:value-type="string">
            <text:p>Races.CHARMELEON.skills.push({skill: Skills.FIRE_SPIN, level: 56});</text:p>
          </table:table-cell>
          <table:table-cell office:value-type="string" calcext:value-type="string">
            <text:p>#005: Charmeleon (Fire)</text:p>
          </table:table-cell>
          <table:table-cell office:value-type="string" calcext:value-type="string">
            <text:p>Level 56 - Fire Spin (Fire)</text:p>
          </table:table-cell>
          <table:table-cell table:formula="of:=VLOOKUP([.C32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3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SLAS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];&quot;.skills.push({skill: Skills.&quot;;[.C33];&quot;, level: &quot;;[.D33];&quot;});&quot;)" office:value-type="string" office:string-value="Races.CHARIZARD.skills.push({skill: Skills.SLASH, level: 36});" calcext:value-type="string">
            <text:p>Races.CHARIZARD.skills.push({skill: Skills.SLASH, level: 3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36 - Slash (Normal)</text:p>
          </table:table-cell>
          <table:table-cell table:formula="of:=VLOOKUP([.C33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4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LAMETHROW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4];&quot;.skills.push({skill: Skills.&quot;;[.C34];&quot;, level: &quot;;[.D34];&quot;});&quot;)" office:value-type="string" office:string-value="Races.CHARIZARD.skills.push({skill: Skills.FLAMETHROWER, level: 46});" calcext:value-type="string">
            <text:p>Races.CHARIZARD.skills.push({skill: Skills.FLAMETHROWER, level: 46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46 - Flamethrower (Fire)</text:p>
          </table:table-cell>
          <table:table-cell table:formula="of:=VLOOKUP([.C34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VLOOKUP([.A35];[Pokemon.$A$2:.$B$152];2)" office:value-type="string" office:string-value="CHARIZARD" calcext:value-type="string">
            <text:p>CHARIZARD</text:p>
          </table:table-cell>
          <table:table-cell office:value-type="string" calcext:value-type="string">
            <text:p>FIRE_SPI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];&quot;.skills.push({skill: Skills.&quot;;[.C35];&quot;, level: &quot;;[.D35];&quot;});&quot;)" office:value-type="string" office:string-value="Races.CHARIZARD.skills.push({skill: Skills.FIRE_SPIN, level: 55});" calcext:value-type="string">
            <text:p>Races.CHARIZARD.skills.push({skill: Skills.FIRE_SPIN, level: 55});</text:p>
          </table:table-cell>
          <table:table-cell office:value-type="string" calcext:value-type="string">
            <text:p>#006: Charizard (Fire - Flying)</text:p>
          </table:table-cell>
          <table:table-cell office:value-type="string" calcext:value-type="string">
            <text:p>Level 55 - Fire Spin (Fire)</text:p>
          </table:table-cell>
          <table:table-cell table:formula="of:=VLOOKUP([.C35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6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];&quot;.skills.push({skill: Skills.&quot;;[.C36];&quot;, level: &quot;;[.D36];&quot;});&quot;)" office:value-type="string" office:string-value="Races.SQUIRTLE.skills.push({skill: Skills.TACKLE, level: 1});" calcext:value-type="string">
            <text:p>Races.SQUIRTLE.skills.push({skill: Skills.TACKLE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ckle (Normal)</text:p>
          </table:table-cell>
          <table:table-cell table:formula="of:=VLOOKUP([.C36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7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];&quot;.skills.push({skill: Skills.&quot;;[.C37];&quot;, level: &quot;;[.D37];&quot;});&quot;)" office:value-type="string" office:string-value="Races.SQUIRTLE.skills.push({skill: Skills.TAIL_WHIP, level: 1});" calcext:value-type="string">
            <text:p>Races.SQUIRTLE.skills.push({skill: Skills.TAIL_WHIP, level: 1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 - Tail Whip (Normal)</text:p>
          </table:table-cell>
          <table:table-cell table:formula="of:=VLOOKUP([.C3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8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UBBLE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38];&quot;.skills.push({skill: Skills.&quot;;[.C38];&quot;, level: &quot;;[.D38];&quot;});&quot;)" office:value-type="string" office:string-value="Races.SQUIRTLE.skills.push({skill: Skills.BUBBLE, level: 8});" calcext:value-type="string">
            <text:p>Races.SQUIRTLE.skills.push({skill: Skills.BUBBLE, level: 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8 - Bubble (Water)</text:p>
          </table:table-cell>
          <table:table-cell table:formula="of:=VLOOKUP([.C38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39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9];&quot;.skills.push({skill: Skills.&quot;;[.C39];&quot;, level: &quot;;[.D39];&quot;});&quot;)" office:value-type="string" office:string-value="Races.SQUIRTLE.skills.push({skill: Skills.WATER_GUN, level: 15});" calcext:value-type="string">
            <text:p>Races.SQUIRTLE.skills.push({skill: Skills.WATER_GUN, level: 1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3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0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BIT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0];&quot;.skills.push({skill: Skills.&quot;;[.C40];&quot;, level: &quot;;[.D40];&quot;});&quot;)" office:value-type="string" office:string-value="Races.SQUIRTLE.skills.push({skill: Skills.BITE, level: 22});" calcext:value-type="string">
            <text:p>Races.SQUIRTLE.skills.push({skill: Skills.BITE, level: 2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2 - Bite (Normal)</text:p>
          </table:table-cell>
          <table:table-cell table:formula="of:=VLOOKUP([.C40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1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WITHDRAW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1];&quot;.skills.push({skill: Skills.&quot;;[.C41];&quot;, level: &quot;;[.D41];&quot;});&quot;)" office:value-type="string" office:string-value="Races.SQUIRTLE.skills.push({skill: Skills.WITHDRAW, level: 28});" calcext:value-type="string">
            <text:p>Races.SQUIRTLE.skills.push({skill: Skills.WITHDRAW, level: 28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28 - Withdraw (Water)</text:p>
          </table:table-cell>
          <table:table-cell table:formula="of:=VLOOKUP([.C4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2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SKULL_B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];&quot;.skills.push({skill: Skills.&quot;;[.C42];&quot;, level: &quot;;[.D42];&quot;});&quot;)" office:value-type="string" office:string-value="Races.SQUIRTLE.skills.push({skill: Skills.SKULL_BASH, level: 35});" calcext:value-type="string">
            <text:p>Races.SQUIRTLE.skills.push({skill: Skills.SKULL_BASH, level: 35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35 - Skull Bash (Normal)</text:p>
          </table:table-cell>
          <table:table-cell table:formula="of:=VLOOKUP([.C42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VLOOKUP([.A43];[Pokemon.$A$2:.$B$152];2)" office:value-type="string" office:string-value="SQUIRTLE" calcext:value-type="string">
            <text:p>SQUIRTLE</text:p>
          </table:table-cell>
          <table:table-cell office:value-type="string" calcext:value-type="string">
            <text:p>HYDRO_PUMP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3];&quot;.skills.push({skill: Skills.&quot;;[.C43];&quot;, level: &quot;;[.D43];&quot;});&quot;)" office:value-type="string" office:string-value="Races.SQUIRTLE.skills.push({skill: Skills.HYDRO_PUMP, level: 42});" calcext:value-type="string">
            <text:p>Races.SQUIRTLE.skills.push({skill: Skills.HYDRO_PUMP, level: 42});</text:p>
          </table:table-cell>
          <table:table-cell office:value-type="string" calcext:value-type="string">
            <text:p>#007: Squirtle (Water)</text:p>
          </table:table-cell>
          <table:table-cell office:value-type="string" calcext:value-type="string">
            <text:p>Level 42 - Hydro Pump (Water)</text:p>
          </table:table-cell>
          <table:table-cell table:formula="of:=VLOOKUP([.C4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4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ATER_GUN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4];&quot;.skills.push({skill: Skills.&quot;;[.C44];&quot;, level: &quot;;[.D44];&quot;});&quot;)" office:value-type="string" office:string-value="Races.WARTORTLE.skills.push({skill: Skills.WATER_GUN, level: 15});" calcext:value-type="string">
            <text:p>Races.WARTORTLE.skills.push({skill: Skills.WATER_GUN, level: 15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15 - Water Gun (Water)</text:p>
          </table:table-cell>
          <table:table-cell table:formula="of:=VLOOKUP([.C44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5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5];&quot;.skills.push({skill: Skills.&quot;;[.C45];&quot;, level: &quot;;[.D45];&quot;});&quot;)" office:value-type="string" office:string-value="Races.WARTORTLE.skills.push({skill: Skills.BITE, level: 24});" calcext:value-type="string">
            <text:p>Races.WARTORTLE.skills.push({skill: Skills.BITE, level: 24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24 - Bite (Normal)</text:p>
          </table:table-cell>
          <table:table-cell table:formula="of:=VLOOKUP([.C4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6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6];&quot;.skills.push({skill: Skills.&quot;;[.C46];&quot;, level: &quot;;[.D46];&quot;});&quot;)" office:value-type="string" office:string-value="Races.WARTORTLE.skills.push({skill: Skills.WITHDRAW, level: 31});" calcext:value-type="string">
            <text:p>Races.WARTORTLE.skills.push({skill: Skills.WITHDRAW, level: 31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1 - Withdraw (Water)</text:p>
          </table:table-cell>
          <table:table-cell table:formula="of:=VLOOKUP([.C46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7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SKULL_B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7];&quot;.skills.push({skill: Skills.&quot;;[.C47];&quot;, level: &quot;;[.D47];&quot;});&quot;)" office:value-type="string" office:string-value="Races.WARTORTLE.skills.push({skill: Skills.SKULL_BASH, level: 39});" calcext:value-type="string">
            <text:p>Races.WARTORTLE.skills.push({skill: Skills.SKULL_BASH, level: 39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39 - Skull Bash (Normal)</text:p>
          </table:table-cell>
          <table:table-cell table:formula="of:=VLOOKUP([.C47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VLOOKUP([.A48];[Pokemon.$A$2:.$B$152];2)" office:value-type="string" office:string-value="WARTORTLE" calcext:value-type="string">
            <text:p>WARTORTLE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48];&quot;.skills.push({skill: Skills.&quot;;[.C48];&quot;, level: &quot;;[.D48];&quot;});&quot;)" office:value-type="string" office:string-value="Races.WARTORTLE.skills.push({skill: Skills.HYDRO_PUMP, level: 47});" calcext:value-type="string">
            <text:p>Races.WARTORTLE.skills.push({skill: Skills.HYDRO_PUMP, level: 47});</text:p>
          </table:table-cell>
          <table:table-cell office:value-type="string" calcext:value-type="string">
            <text:p>#008: Wartortle (Water)</text:p>
          </table:table-cell>
          <table:table-cell office:value-type="string" calcext:value-type="string">
            <text:p>Level 47 - Hydro Pump (Water)</text:p>
          </table:table-cell>
          <table:table-cell table:formula="of:=VLOOKUP([.C4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49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BIT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9];&quot;.skills.push({skill: Skills.&quot;;[.C49];&quot;, level: &quot;;[.D49];&quot;});&quot;)" office:value-type="string" office:string-value="Races.BLASTOISE.skills.push({skill: Skills.BITE, level: 24});" calcext:value-type="string">
            <text:p>Races.BLASTOISE.skills.push({skill: Skills.BITE, level: 24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24 - Bite (Normal)</text:p>
          </table:table-cell>
          <table:table-cell table:formula="of:=VLOOKUP([.C49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0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WITHDRAW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];&quot;.skills.push({skill: Skills.&quot;;[.C50];&quot;, level: &quot;;[.D50];&quot;});&quot;)" office:value-type="string" office:string-value="Races.BLASTOISE.skills.push({skill: Skills.WITHDRAW, level: 31});" calcext:value-type="string">
            <text:p>Races.BLASTOISE.skills.push({skill: Skills.WITHDRAW, level: 31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31 - Withdraw (Water)</text:p>
          </table:table-cell>
          <table:table-cell table:formula="of:=VLOOKUP([.C50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1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SKULL_BAS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1];&quot;.skills.push({skill: Skills.&quot;;[.C51];&quot;, level: &quot;;[.D51];&quot;});&quot;)" office:value-type="string" office:string-value="Races.BLASTOISE.skills.push({skill: Skills.SKULL_BASH, level: 42});" calcext:value-type="string">
            <text:p>Races.BLASTOISE.skills.push({skill: Skills.SKULL_BASH, level: 4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42 - Skull Bash (Normal)</text:p>
          </table:table-cell>
          <table:table-cell table:formula="of:=VLOOKUP([.C51];[Skills.$A$2:.$B$166];2;0)" office:value-type="string" office:string-value="Skull Bash" calcext:value-type="string">
            <text:p>Skull Bas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VLOOKUP([.A52];[Pokemon.$A$2:.$B$152];2)" office:value-type="string" office:string-value="BLASTOISE" calcext:value-type="string">
            <text:p>BLASTOISE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2];&quot;.skills.push({skill: Skills.&quot;;[.C52];&quot;, level: &quot;;[.D52];&quot;});&quot;)" office:value-type="string" office:string-value="Races.BLASTOISE.skills.push({skill: Skills.HYDRO_PUMP, level: 52});" calcext:value-type="string">
            <text:p>Races.BLASTOISE.skills.push({skill: Skills.HYDRO_PUMP, level: 52});</text:p>
          </table:table-cell>
          <table:table-cell office:value-type="string" calcext:value-type="string">
            <text:p>#009: Blastoise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3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];&quot;.skills.push({skill: Skills.&quot;;[.C53];&quot;, level: &quot;;[.D53];&quot;});&quot;)" office:value-type="string" office:string-value="Races.CATERPIE.skills.push({skill: Skills.TACKLE, level: 1});" calcext:value-type="string">
            <text:p>Races.CATERPIE.skills.push({skill: Skills.TACKLE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Tackle (Normal)</text:p>
          </table:table-cell>
          <table:table-cell table:formula="of:=VLOOKUP([.C53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VLOOKUP([.A54];[Pokemon.$A$2:.$B$152];2)" office:value-type="string" office:string-value="CATERPIE" calcext:value-type="string">
            <text:p>CATERPI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];&quot;.skills.push({skill: Skills.&quot;;[.C54];&quot;, level: &quot;;[.D54];&quot;});&quot;)" office:value-type="string" office:string-value="Races.CATERPIE.skills.push({skill: Skills.STRING_SHOT, level: 1});" calcext:value-type="string">
            <text:p>Races.CATERPIE.skills.push({skill: Skills.STRING_SHOT, level: 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 - String Shot (Bug)</text:p>
          </table:table-cell>
          <table:table-cell table:formula="of:=VLOOKUP([.C5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VLOOKUP([.A55];[Pokemon.$A$2:.$B$152];2)" office:value-type="string" office:string-value="METAPOD" calcext:value-type="string">
            <text:p>METAPOD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];&quot;.skills.push({skill: Skills.&quot;;[.C55];&quot;, level: &quot;;[.D55];&quot;});&quot;)" office:value-type="string" office:string-value="Races.METAPOD.skills.push({skill: Skills.HARDEN, level: 1});" calcext:value-type="string">
            <text:p>Races.METAPOD.skills.push({skill: Skills.HARDEN, level: 1});</text:p>
          </table:table-cell>
          <table:table-cell office:value-type="string" calcext:value-type="string">
            <text:p>#011: Metapod (Bug)</text:p>
          </table:table-cell>
          <table:table-cell office:value-type="string" calcext:value-type="string">
            <text:p>Level 1 - Harden (Normal)</text:p>
          </table:table-cell>
          <table:table-cell table:formula="of:=VLOOKUP([.C5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6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CONFUSION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56];&quot;.skills.push({skill: Skills.&quot;;[.C56];&quot;, level: &quot;;[.D56];&quot;});&quot;)" office:value-type="string" office:string-value="Races.BUTERFREE.skills.push({skill: Skills.CONFUSION, level: 12});" calcext:value-type="string">
            <text:p>Races.BUTERFREE.skills.push({skill: Skills.CONFUSION, level: 1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2 - Confusion (Psychic)</text:p>
          </table:table-cell>
          <table:table-cell table:formula="of:=VLOOKUP([.C5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7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7];&quot;.skills.push({skill: Skills.&quot;;[.C57];&quot;, level: &quot;;[.D57];&quot;});&quot;)" office:value-type="string" office:string-value="Races.BUTERFREE.skills.push({skill: Skills.POISON_POWDER, level: 15});" calcext:value-type="string">
            <text:p>Races.BUTERFREE.skills.push({skill: Skills.POISON_POWDER, level: 15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5 - Poison Powder (Poison)</text:p>
          </table:table-cell>
          <table:table-cell table:formula="of:=VLOOKUP([.C5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8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TUN_SPORE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58];&quot;.skills.push({skill: Skills.&quot;;[.C58];&quot;, level: &quot;;[.D58];&quot;});&quot;)" office:value-type="string" office:string-value="Races.BUTERFREE.skills.push({skill: Skills.STUN_SPORE, level: 16});" calcext:value-type="string">
            <text:p>Races.BUTERFREE.skills.push({skill: Skills.STUN_SPORE, level: 1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6 - Stun Spore (Grass)</text:p>
          </table:table-cell>
          <table:table-cell table:formula="of:=VLOOKUP([.C5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59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LEEP_POWD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9];&quot;.skills.push({skill: Skills.&quot;;[.C59];&quot;, level: &quot;;[.D59];&quot;});&quot;)" office:value-type="string" office:string-value="Races.BUTERFREE.skills.push({skill: Skills.SLEEP_POWDER, level: 17});" calcext:value-type="string">
            <text:p>Races.BUTERFREE.skills.push({skill: Skills.SLEEP_POWDER, level: 17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17 - Sleep Powder (Grass)</text:p>
          </table:table-cell>
          <table:table-cell table:formula="of:=VLOOKUP([.C5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0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SUPERSONIC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0];&quot;.skills.push({skill: Skills.&quot;;[.C60];&quot;, level: &quot;;[.D60];&quot;});&quot;)" office:value-type="string" office:string-value="Races.BUTERFREE.skills.push({skill: Skills.SUPERSONIC, level: 21});" calcext:value-type="string">
            <text:p>Races.BUTERFREE.skills.push({skill: Skills.SUPERSONIC, level: 21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1 - Supersonic (Normal)</text:p>
          </table:table-cell>
          <table:table-cell table:formula="of:=VLOOKUP([.C6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1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WHIRLWIN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61];&quot;.skills.push({skill: Skills.&quot;;[.C61];&quot;, level: &quot;;[.D61];&quot;});&quot;)" office:value-type="string" office:string-value="Races.BUTERFREE.skills.push({skill: Skills.WHIRLWIND, level: 26});" calcext:value-type="string">
            <text:p>Races.BUTERFREE.skills.push({skill: Skills.WHIRLWIND, level: 26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26 - Whirlwind (Normal)</text:p>
          </table:table-cell>
          <table:table-cell table:formula="of:=VLOOKUP([.C61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VLOOKUP([.A62];[Pokemon.$A$2:.$B$152];2)" office:value-type="string" office:string-value="BUTERFREE" calcext:value-type="string">
            <text:p>BUTERFREE</text:p>
          </table:table-cell>
          <table:table-cell office:value-type="string" calcext:value-type="string">
            <text:p>PSYBEAM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];&quot;.skills.push({skill: Skills.&quot;;[.C62];&quot;, level: &quot;;[.D62];&quot;});&quot;)" office:value-type="string" office:string-value="Races.BUTERFREE.skills.push({skill: Skills.PSYBEAM, level: 32});" calcext:value-type="string">
            <text:p>Races.BUTERFREE.skills.push({skill: Skills.PSYBEAM, level: 32});</text:p>
          </table:table-cell>
          <table:table-cell office:value-type="string" calcext:value-type="string">
            <text:p>#010: Caterpie (Bug)</text:p>
          </table:table-cell>
          <table:table-cell office:value-type="string" calcext:value-type="string">
            <text:p>Level 32 - Psybeam (Psychic)</text:p>
          </table:table-cell>
          <table:table-cell table:formula="of:=VLOOKUP([.C6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3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POISON_ST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];&quot;.skills.push({skill: Skills.&quot;;[.C63];&quot;, level: &quot;;[.D63];&quot;});&quot;)" office:value-type="string" office:string-value="Races.WEEDLE.skills.push({skill: Skills.POISON_STING, level: 1});" calcext:value-type="string">
            <text:p>Races.WEEDLE.skills.push({skill: Skills.POISON_STING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Poison Sting (Poison)</text:p>
          </table:table-cell>
          <table:table-cell table:formula="of:=VLOOKUP([.C63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VLOOKUP([.A64];[Pokemon.$A$2:.$B$152];2)" office:value-type="string" office:string-value="WEEDLE" calcext:value-type="string">
            <text:p>WEEDLE</text:p>
          </table:table-cell>
          <table:table-cell office:value-type="string" calcext:value-type="string">
            <text:p>STRING_SHO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];&quot;.skills.push({skill: Skills.&quot;;[.C64];&quot;, level: &quot;;[.D64];&quot;});&quot;)" office:value-type="string" office:string-value="Races.WEEDLE.skills.push({skill: Skills.STRING_SHOT, level: 1});" calcext:value-type="string">
            <text:p>Races.WEEDLE.skills.push({skill: Skills.STRING_SHOT, level: 1});</text:p>
          </table:table-cell>
          <table:table-cell office:value-type="string" calcext:value-type="string">
            <text:p>#013: Weedle (Bug - Poison)</text:p>
          </table:table-cell>
          <table:table-cell office:value-type="string" calcext:value-type="string">
            <text:p>Level 1 - String Shot (Bug)</text:p>
          </table:table-cell>
          <table:table-cell table:formula="of:=VLOOKUP([.C64];[Skills.$A$2:.$B$166];2;0)" office:value-type="string" office:string-value="String Shot" calcext:value-type="string">
            <text:p>String Sh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VLOOKUP([.A65];[Pokemon.$A$2:.$B$152];2)" office:value-type="string" office:string-value="KAKUNA" calcext:value-type="string">
            <text:p>KAKUNA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5];&quot;.skills.push({skill: Skills.&quot;;[.C65];&quot;, level: &quot;;[.D65];&quot;});&quot;)" office:value-type="string" office:string-value="Races.KAKUNA.skills.push({skill: Skills.HARDEN, level: 1});" calcext:value-type="string">
            <text:p>Races.KAKUNA.skills.push({skill: Skills.HARDEN, level: 1});</text:p>
          </table:table-cell>
          <table:table-cell office:value-type="string" calcext:value-type="string">
            <text:p>#014: Kakuna (Bug - Poison)</text:p>
          </table:table-cell>
          <table:table-cell office:value-type="string" calcext:value-type="string">
            <text:p>Level 1 - Harden (Normal)</text:p>
          </table:table-cell>
          <table:table-cell table:formula="of:=VLOOKUP([.C6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6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URY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66];&quot;.skills.push({skill: Skills.&quot;;[.C66];&quot;, level: &quot;;[.D66];&quot;});&quot;)" office:value-type="string" office:string-value="Races.BEEDRILL.skills.push({skill: Skills.FURY_ATTACK, level: 12});" calcext:value-type="string">
            <text:p>Races.BEEDRILL.skills.push({skill: Skills.FURY_ATTACK, level: 12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2 - Fury Attack (Normal)</text:p>
          </table:table-cell>
          <table:table-cell table:formula="of:=VLOOKUP([.C66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7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FOCUS_ENERGY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7];&quot;.skills.push({skill: Skills.&quot;;[.C67];&quot;, level: &quot;;[.D67];&quot;});&quot;)" office:value-type="string" office:string-value="Races.BEEDRILL.skills.push({skill: Skills.FOCUS_ENERGY, level: 16});" calcext:value-type="string">
            <text:p>Races.BEEDRILL.skills.push({skill: Skills.FOCUS_ENERGY, level: 16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16 - Focus Energy (Normal)</text:p>
          </table:table-cell>
          <table:table-cell table:formula="of:=VLOOKUP([.C6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8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TWINEED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8];&quot;.skills.push({skill: Skills.&quot;;[.C68];&quot;, level: &quot;;[.D68];&quot;});&quot;)" office:value-type="string" office:string-value="Races.BEEDRILL.skills.push({skill: Skills.TWINEEDLE, level: 20});" calcext:value-type="string">
            <text:p>Races.BEEDRILL.skills.push({skill: Skills.TWINEEDLE, level: 2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0 - Twineedle (Bug)</text:p>
          </table:table-cell>
          <table:table-cell table:formula="of:=VLOOKUP([.C68];[Skills.$A$2:.$B$166];2;0)" office:value-type="string" office:string-value="Twineedle" calcext:value-type="string">
            <text:p>Twineed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69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9];&quot;.skills.push({skill: Skills.&quot;;[.C69];&quot;, level: &quot;;[.D69];&quot;});&quot;)" office:value-type="string" office:string-value="Races.BEEDRILL.skills.push({skill: Skills.RAGE, level: 25});" calcext:value-type="string">
            <text:p>Races.BEEDRILL.skills.push({skill: Skills.RAGE, level: 2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25 - Rage (Normal)</text:p>
          </table:table-cell>
          <table:table-cell table:formula="of:=VLOOKUP([.C6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0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PIN_MISSIL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0];&quot;.skills.push({skill: Skills.&quot;;[.C70];&quot;, level: &quot;;[.D70];&quot;});&quot;)" office:value-type="string" office:string-value="Races.BEEDRILL.skills.push({skill: Skills.PIN_MISSILE, level: 30});" calcext:value-type="string">
            <text:p>Races.BEEDRILL.skills.push({skill: Skills.PIN_MISSILE, level: 30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0 - Pin Missile (Bug)</text:p>
          </table:table-cell>
          <table:table-cell table:formula="of:=VLOOKUP([.C70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VLOOKUP([.A71];[Pokemon.$A$2:.$B$152];2)" office:value-type="string" office:string-value="BEEDRILL" calcext:value-type="string">
            <text:p>BEEDRILL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1];&quot;.skills.push({skill: Skills.&quot;;[.C71];&quot;, level: &quot;;[.D71];&quot;});&quot;)" office:value-type="string" office:string-value="Races.BEEDRILL.skills.push({skill: Skills.AGILITY, level: 35});" calcext:value-type="string">
            <text:p>Races.BEEDRILL.skills.push({skill: Skills.AGILITY, level: 35});</text:p>
          </table:table-cell>
          <table:table-cell office:value-type="string" calcext:value-type="string">
            <text:p>#015: Beedrill (Bug - Poison)</text:p>
          </table:table-cell>
          <table:table-cell office:value-type="string" calcext:value-type="string">
            <text:p>Level 35 - Agility (Psychic)</text:p>
          </table:table-cell>
          <table:table-cell table:formula="of:=VLOOKUP([.C7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2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GU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];&quot;.skills.push({skill: Skills.&quot;;[.C72];&quot;, level: &quot;;[.D72];&quot;});&quot;)" office:value-type="string" office:string-value="Races.PIDGEY.skills.push({skill: Skills.GUST, level: 1});" calcext:value-type="string">
            <text:p>Races.PIDGEY.skills.push({skill: Skills.GUST, level: 1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 - Gust (Normal)</text:p>
          </table:table-cell>
          <table:table-cell table:formula="of:=VLOOKUP([.C72];[Skills.$A$2:.$B$166];2;0)" office:value-type="string" office:string-value="Gust" calcext:value-type="string">
            <text:p>Gu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3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SAND_ATTACK</text:p>
          </table:table-cell>
          <table:table-cell office:value-type="float" office:value="5" calcext:value-type="float">
            <text:p>5</text:p>
          </table:table-cell>
          <table:table-cell table:formula="of:=CONCATENATE(&quot;Races.&quot;;[.B73];&quot;.skills.push({skill: Skills.&quot;;[.C73];&quot;, level: &quot;;[.D73];&quot;});&quot;)" office:value-type="string" office:string-value="Races.PIDGEY.skills.push({skill: Skills.SAND_ATTACK, level: 5});" calcext:value-type="string">
            <text:p>Races.PIDGEY.skills.push({skill: Skills.SAND_ATTACK, level: 5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5 - Sand Attack (Normal)</text:p>
          </table:table-cell>
          <table:table-cell table:formula="of:=VLOOKUP([.C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4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QUICK_ATTACK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74];&quot;.skills.push({skill: Skills.&quot;;[.C74];&quot;, level: &quot;;[.D74];&quot;});&quot;)" office:value-type="string" office:string-value="Races.PIDGEY.skills.push({skill: Skills.QUICK_ATTACK, level: 12});" calcext:value-type="string">
            <text:p>Races.PIDGEY.skills.push({skill: Skills.QUICK_ATTACK, level: 12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2 - Quick Attack (Normal)</text:p>
          </table:table-cell>
          <table:table-cell table:formula="of:=VLOOKUP([.C74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5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HIRLWIND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75];&quot;.skills.push({skill: Skills.&quot;;[.C75];&quot;, level: &quot;;[.D75];&quot;});&quot;)" office:value-type="string" office:string-value="Races.PIDGEY.skills.push({skill: Skills.WHIRLWIND, level: 19});" calcext:value-type="string">
            <text:p>Races.PIDGEY.skills.push({skill: Skills.WHIRLWIND, level: 19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19 - Whirlwind (Normal)</text:p>
          </table:table-cell>
          <table:table-cell table:formula="of:=VLOOKUP([.C75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6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76];&quot;.skills.push({skill: Skills.&quot;;[.C76];&quot;, level: &quot;;[.D76];&quot;});&quot;)" office:value-type="string" office:string-value="Races.PIDGEY.skills.push({skill: Skills.WING_ATTACK, level: 28});" calcext:value-type="string">
            <text:p>Races.PIDGEY.skills.push({skill: Skills.WING_ATTACK, level: 28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7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7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77];&quot;.skills.push({skill: Skills.&quot;;[.C77];&quot;, level: &quot;;[.D77];&quot;});&quot;)" office:value-type="string" office:string-value="Races.PIDGEY.skills.push({skill: Skills.AGILITY, level: 36});" calcext:value-type="string">
            <text:p>Races.PIDGEY.skills.push({skill: Skills.AGILITY, level: 36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VLOOKUP([.A78];[Pokemon.$A$2:.$B$152];2)" office:value-type="string" office:string-value="PIDGEY" calcext:value-type="string">
            <text:p>PIDGEY</text:p>
          </table:table-cell>
          <table:table-cell office:value-type="string" calcext:value-type="string">
            <text:p>MIRROR_MOV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78];&quot;.skills.push({skill: Skills.&quot;;[.C78];&quot;, level: &quot;;[.D78];&quot;});&quot;)" office:value-type="string" office:string-value="Races.PIDGEY.skills.push({skill: Skills.MIRROR_MOVE, level: 44});" calcext:value-type="string">
            <text:p>Races.PIDGEY.skills.push({skill: Skills.MIRROR_MOVE, level: 44});</text:p>
          </table:table-cell>
          <table:table-cell office:value-type="string" calcext:value-type="string">
            <text:p>#016: Pidgey (Normal - Flying)</text:p>
          </table:table-cell>
          <table:table-cell office:value-type="string" calcext:value-type="string">
            <text:p>Level 44 - Mirror Move (Flying)</text:p>
          </table:table-cell>
          <table:table-cell table:formula="of:=VLOOKUP([.C7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79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HIRLWIND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79];&quot;.skills.push({skill: Skills.&quot;;[.C79];&quot;, level: &quot;;[.D79];&quot;});&quot;)" office:value-type="string" office:string-value="Races.PIDGEOTTO.skills.push({skill: Skills.WHIRLWIND, level: 21});" calcext:value-type="string">
            <text:p>Races.PIDGEOTTO.skills.push({skill: Skills.WHIRLWIND, level: 2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21 - Whirlwind (Normal)</text:p>
          </table:table-cell>
          <table:table-cell table:formula="of:=VLOOKUP([.C79];[Skills.$A$2:.$B$166];2;0)" office:value-type="string" office:string-value="Whirlwind" calcext:value-type="string">
            <text:p>Whirlwi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0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WING_ATTA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80];&quot;.skills.push({skill: Skills.&quot;;[.C80];&quot;, level: &quot;;[.D80];&quot;});&quot;)" office:value-type="string" office:string-value="Races.PIDGEOTTO.skills.push({skill: Skills.WING_ATTACK, level: 31});" calcext:value-type="string">
            <text:p>Races.PIDGEOTTO.skills.push({skill: Skills.WING_ATTACK, level: 31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31 - Wing Attack (Flying)</text:p>
          </table:table-cell>
          <table:table-cell table:formula="of:=VLOOKUP([.C80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1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AGILITY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81];&quot;.skills.push({skill: Skills.&quot;;[.C81];&quot;, level: &quot;;[.D81];&quot;});&quot;)" office:value-type="string" office:string-value="Races.PIDGEOTTO.skills.push({skill: Skills.AGILITY, level: 40});" calcext:value-type="string">
            <text:p>Races.PIDGEOTTO.skills.push({skill: Skills.AGILITY, level: 40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0 - Agility (Psychic)</text:p>
          </table:table-cell>
          <table:table-cell table:formula="of:=VLOOKUP([.C81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VLOOKUP([.A82];[Pokemon.$A$2:.$B$152];2)" office:value-type="string" office:string-value="PIDGEOTTO" calcext:value-type="string">
            <text:p>PIDGEOTTO</text:p>
          </table:table-cell>
          <table:table-cell office:value-type="string" calcext:value-type="string">
            <text:p>MIRROR_MOV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82];&quot;.skills.push({skill: Skills.&quot;;[.C82];&quot;, level: &quot;;[.D82];&quot;});&quot;)" office:value-type="string" office:string-value="Races.PIDGEOTTO.skills.push({skill: Skills.MIRROR_MOVE, level: 49});" calcext:value-type="string">
            <text:p>Races.PIDGEOTTO.skills.push({skill: Skills.MIRROR_MOVE, level: 49});</text:p>
          </table:table-cell>
          <table:table-cell office:value-type="string" calcext:value-type="string">
            <text:p>#017: Pidgeotto (Normal - Flying)</text:p>
          </table:table-cell>
          <table:table-cell office:value-type="string" calcext:value-type="string">
            <text:p>Level 49 - Mirror Move (Flying)</text:p>
          </table:table-cell>
          <table:table-cell table:formula="of:=VLOOKUP([.C82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3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83];&quot;.skills.push({skill: Skills.&quot;;[.C83];&quot;, level: &quot;;[.D83];&quot;});&quot;)" office:value-type="string" office:string-value="Races.PIDGEOT.skills.push({skill: Skills.AGILITY, level: 44});" calcext:value-type="string">
            <text:p>Races.PIDGEOT.skills.push({skill: Skills.AGILITY, level: 4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8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VLOOKUP([.A84];[Pokemon.$A$2:.$B$152];2)" office:value-type="string" office:string-value="PIDGEOT" calcext:value-type="string">
            <text:p>PIDGEOT</text:p>
          </table:table-cell>
          <table:table-cell office:value-type="string" calcext:value-type="string">
            <text:p>MIRROR_MOV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84];&quot;.skills.push({skill: Skills.&quot;;[.C84];&quot;, level: &quot;;[.D84];&quot;});&quot;)" office:value-type="string" office:string-value="Races.PIDGEOT.skills.push({skill: Skills.MIRROR_MOVE, level: 54});" calcext:value-type="string">
            <text:p>Races.PIDGEOT.skills.push({skill: Skills.MIRROR_MOVE, level: 54});</text:p>
          </table:table-cell>
          <table:table-cell office:value-type="string" calcext:value-type="string">
            <text:p>#018: Pidgeot (Normal - Flying)</text:p>
          </table:table-cell>
          <table:table-cell office:value-type="string" calcext:value-type="string">
            <text:p>Level 54 - Mirror Move (Flying)</text:p>
          </table:table-cell>
          <table:table-cell table:formula="of:=VLOOKUP([.C84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5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5];&quot;.skills.push({skill: Skills.&quot;;[.C85];&quot;, level: &quot;;[.D85];&quot;});&quot;)" office:value-type="string" office:string-value="Races.RATTATA.skills.push({skill: Skills.TACKLE, level: 1});" calcext:value-type="string">
            <text:p>Races.RATTATA.skills.push({skill: Skills.TACKLE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ckle (Normal)</text:p>
          </table:table-cell>
          <table:table-cell table:formula="of:=VLOOKUP([.C8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6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86];&quot;.skills.push({skill: Skills.&quot;;[.C86];&quot;, level: &quot;;[.D86];&quot;});&quot;)" office:value-type="string" office:string-value="Races.RATTATA.skills.push({skill: Skills.TAIL_WHIP, level: 1});" calcext:value-type="string">
            <text:p>Races.RATTATA.skills.push({skill: Skills.TAIL_WHIP, level: 1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 - Tail Whip (Normal)</text:p>
          </table:table-cell>
          <table:table-cell table:formula="of:=VLOOKUP([.C8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7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QUICK_ATTACK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87];&quot;.skills.push({skill: Skills.&quot;;[.C87];&quot;, level: &quot;;[.D87];&quot;});&quot;)" office:value-type="string" office:string-value="Races.RATTATA.skills.push({skill: Skills.QUICK_ATTACK, level: 7});" calcext:value-type="string">
            <text:p>Races.RATTATA.skills.push({skill: Skills.QUICK_ATTACK, level: 7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7 - Quick Attack (Normal)</text:p>
          </table:table-cell>
          <table:table-cell table:formula="of:=VLOOKUP([.C8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8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88];&quot;.skills.push({skill: Skills.&quot;;[.C88];&quot;, level: &quot;;[.D88];&quot;});&quot;)" office:value-type="string" office:string-value="Races.RATTATA.skills.push({skill: Skills.HYPER_FANG, level: 14});" calcext:value-type="string">
            <text:p>Races.RATTATA.skills.push({skill: Skills.HYPER_FANG, level: 1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88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89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89];&quot;.skills.push({skill: Skills.&quot;;[.C89];&quot;, level: &quot;;[.D89];&quot;});&quot;)" office:value-type="string" office:string-value="Races.RATTATA.skills.push({skill: Skills.FOCUS_ENERGY, level: 23});" calcext:value-type="string">
            <text:p>Races.RATTATA.skills.push({skill: Skills.FOCUS_ENERGY, level: 23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23 - Focus Energy (Normal)</text:p>
          </table:table-cell>
          <table:table-cell table:formula="of:=VLOOKUP([.C89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VLOOKUP([.A90];[Pokemon.$A$2:.$B$152];2)" office:value-type="string" office:string-value="RATTATA" calcext:value-type="string">
            <text:p>RATTATA</text:p>
          </table:table-cell>
          <table:table-cell office:value-type="string" calcext:value-type="string">
            <text:p>SUPER_FANG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90];&quot;.skills.push({skill: Skills.&quot;;[.C90];&quot;, level: &quot;;[.D90];&quot;});&quot;)" office:value-type="string" office:string-value="Races.RATTATA.skills.push({skill: Skills.SUPER_FANG, level: 34});" calcext:value-type="string">
            <text:p>Races.RATTATA.skills.push({skill: Skills.SUPER_FANG, level: 34});</text:p>
          </table:table-cell>
          <table:table-cell office:value-type="string" calcext:value-type="string">
            <text:p>#019: Rattata (Normal)</text:p>
          </table:table-cell>
          <table:table-cell office:value-type="string" calcext:value-type="string">
            <text:p>Level 34 - Super Fang (Normal)</text:p>
          </table:table-cell>
          <table:table-cell table:formula="of:=VLOOKUP([.C90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1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HYPER_FA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91];&quot;.skills.push({skill: Skills.&quot;;[.C91];&quot;, level: &quot;;[.D91];&quot;});&quot;)" office:value-type="string" office:string-value="Races.RATICATE.skills.push({skill: Skills.HYPER_FANG, level: 14});" calcext:value-type="string">
            <text:p>Races.RATICATE.skills.push({skill: Skills.HYPER_FANG, level: 14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14 - Hyper Fang (Normal)</text:p>
          </table:table-cell>
          <table:table-cell table:formula="of:=VLOOKUP([.C91];[Skills.$A$2:.$B$166];2;0)" office:value-type="string" office:string-value="Hyper Fang" calcext:value-type="string">
            <text:p>Hyper Fa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2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92];&quot;.skills.push({skill: Skills.&quot;;[.C92];&quot;, level: &quot;;[.D92];&quot;});&quot;)" office:value-type="string" office:string-value="Races.RATICATE.skills.push({skill: Skills.FOCUS_ENERGY, level: 27});" calcext:value-type="string">
            <text:p>Races.RATICATE.skills.push({skill: Skills.FOCUS_ENERGY, level: 27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27 - Focus Energy (Normal)</text:p>
          </table:table-cell>
          <table:table-cell table:formula="of:=VLOOKUP([.C92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VLOOKUP([.A93];[Pokemon.$A$2:.$B$152];2)" office:value-type="string" office:string-value="RATICATE" calcext:value-type="string">
            <text:p>RATICATE</text:p>
          </table:table-cell>
          <table:table-cell office:value-type="string" calcext:value-type="string">
            <text:p>SUPER_FANG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93];&quot;.skills.push({skill: Skills.&quot;;[.C93];&quot;, level: &quot;;[.D93];&quot;});&quot;)" office:value-type="string" office:string-value="Races.RATICATE.skills.push({skill: Skills.SUPER_FANG, level: 41});" calcext:value-type="string">
            <text:p>Races.RATICATE.skills.push({skill: Skills.SUPER_FANG, level: 41});</text:p>
          </table:table-cell>
          <table:table-cell office:value-type="string" calcext:value-type="string">
            <text:p>#020: Raticate (Normal)</text:p>
          </table:table-cell>
          <table:table-cell office:value-type="string" calcext:value-type="string">
            <text:p>Level 41 - Super Fang (Normal)</text:p>
          </table:table-cell>
          <table:table-cell table:formula="of:=VLOOKUP([.C93];[Skills.$A$2:.$B$166];2;0)" office:value-type="string" office:string-value="Super Fang" calcext:value-type="string">
            <text:p>Super Fa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4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4];&quot;.skills.push({skill: Skills.&quot;;[.C94];&quot;, level: &quot;;[.D94];&quot;});&quot;)" office:value-type="string" office:string-value="Races.SPEAROW.skills.push({skill: Skills.PECK, level: 1});" calcext:value-type="string">
            <text:p>Races.SPEAROW.skills.push({skill: Skills.PECK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94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5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95];&quot;.skills.push({skill: Skills.&quot;;[.C95];&quot;, level: &quot;;[.D95];&quot;});&quot;)" office:value-type="string" office:string-value="Races.SPEAROW.skills.push({skill: Skills.GROWL, level: 1});" calcext:value-type="string">
            <text:p>Races.SPEAROW.skills.push({skill: Skills.GROWL, level: 1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 - Growl (Normal)</text:p>
          </table:table-cell>
          <table:table-cell table:formula="of:=VLOOKUP([.C9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6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LEER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96];&quot;.skills.push({skill: Skills.&quot;;[.C96];&quot;, level: &quot;;[.D96];&quot;});&quot;)" office:value-type="string" office:string-value="Races.SPEAROW.skills.push({skill: Skills.LEER, level: 9});" calcext:value-type="string">
            <text:p>Races.SPEAROW.skills.push({skill: Skills.LEER, level: 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9 - Leer (Normal)</text:p>
          </table:table-cell>
          <table:table-cell table:formula="of:=VLOOKUP([.C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7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97];&quot;.skills.push({skill: Skills.&quot;;[.C97];&quot;, level: &quot;;[.D97];&quot;});&quot;)" office:value-type="string" office:string-value="Races.SPEAROW.skills.push({skill: Skills.FURY_ATTACK, level: 15});" calcext:value-type="string">
            <text:p>Races.SPEAROW.skills.push({skill: Skills.FURY_ATTACK, level: 15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9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8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MIRROR_MOVE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98];&quot;.skills.push({skill: Skills.&quot;;[.C98];&quot;, level: &quot;;[.D98];&quot;});&quot;)" office:value-type="string" office:string-value="Races.SPEAROW.skills.push({skill: Skills.MIRROR_MOVE, level: 22});" calcext:value-type="string">
            <text:p>Races.SPEAROW.skills.push({skill: Skills.MIRROR_MOVE, level: 22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2 - Mirror Move (Flying)</text:p>
          </table:table-cell>
          <table:table-cell table:formula="of:=VLOOKUP([.C98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99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DRILL_PE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99];&quot;.skills.push({skill: Skills.&quot;;[.C99];&quot;, level: &quot;;[.D99];&quot;});&quot;)" office:value-type="string" office:string-value="Races.SPEAROW.skills.push({skill: Skills.DRILL_PECK, level: 29});" calcext:value-type="string">
            <text:p>Races.SPEAROW.skills.push({skill: Skills.DRILL_PECK, level: 29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29 - Drill Peck (Flying)</text:p>
          </table:table-cell>
          <table:table-cell table:formula="of:=VLOOKUP([.C99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VLOOKUP([.A100];[Pokemon.$A$2:.$B$152];2)" office:value-type="string" office:string-value="SPEAROW" calcext:value-type="string">
            <text:p>SPEAROW</text:p>
          </table:table-cell>
          <table:table-cell office:value-type="string" calcext:value-type="string">
            <text:p>AGILIT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00];&quot;.skills.push({skill: Skills.&quot;;[.C100];&quot;, level: &quot;;[.D100];&quot;});&quot;)" office:value-type="string" office:string-value="Races.SPEAROW.skills.push({skill: Skills.AGILITY, level: 36});" calcext:value-type="string">
            <text:p>Races.SPEAROW.skills.push({skill: Skills.AGILITY, level: 36});</text:p>
          </table:table-cell>
          <table:table-cell office:value-type="string" calcext:value-type="string">
            <text:p>#021: Spearow (Normal - Flying)</text:p>
          </table:table-cell>
          <table:table-cell office:value-type="string" calcext:value-type="string">
            <text:p>Level 36 - Agility (Psychic)</text:p>
          </table:table-cell>
          <table:table-cell table:formula="of:=VLOOKUP([.C10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1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MIRROR_MOV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101];&quot;.skills.push({skill: Skills.&quot;;[.C101];&quot;, level: &quot;;[.D101];&quot;});&quot;)" office:value-type="string" office:string-value="Races.FEAROW.skills.push({skill: Skills.MIRROR_MOVE, level: 25});" calcext:value-type="string">
            <text:p>Races.FEAROW.skills.push({skill: Skills.MIRROR_MOVE, level: 25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25 - Mirror Move (Flying)</text:p>
          </table:table-cell>
          <table:table-cell table:formula="of:=VLOOKUP([.C101];[Skills.$A$2:.$B$166];2;0)" office:value-type="string" office:string-value="Mirror Move" calcext:value-type="string">
            <text:p>Mirror Mov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2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DRILL_PE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02];&quot;.skills.push({skill: Skills.&quot;;[.C102];&quot;, level: &quot;;[.D102];&quot;});&quot;)" office:value-type="string" office:string-value="Races.FEAROW.skills.push({skill: Skills.DRILL_PECK, level: 34});" calcext:value-type="string">
            <text:p>Races.FEAROW.skills.push({skill: Skills.DRILL_PECK, level: 34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34 - Drill Peck (Flying)</text:p>
          </table:table-cell>
          <table:table-cell table:formula="of:=VLOOKUP([.C10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VLOOKUP([.A103];[Pokemon.$A$2:.$B$152];2)" office:value-type="string" office:string-value="FEAROW" calcext:value-type="string">
            <text:p>FEAROW</text:p>
          </table:table-cell>
          <table:table-cell office:value-type="string" calcext:value-type="string">
            <text:p>AGILIT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03];&quot;.skills.push({skill: Skills.&quot;;[.C103];&quot;, level: &quot;;[.D103];&quot;});&quot;)" office:value-type="string" office:string-value="Races.FEAROW.skills.push({skill: Skills.AGILITY, level: 43});" calcext:value-type="string">
            <text:p>Races.FEAROW.skills.push({skill: Skills.AGILITY, level: 43});</text:p>
          </table:table-cell>
          <table:table-cell office:value-type="string" calcext:value-type="string">
            <text:p>#022: Fearow (Normal - Flying)</text:p>
          </table:table-cell>
          <table:table-cell office:value-type="string" calcext:value-type="string">
            <text:p>Level 43 - Agility (Psychic)</text:p>
          </table:table-cell>
          <table:table-cell table:formula="of:=VLOOKUP([.C10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4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4];&quot;.skills.push({skill: Skills.&quot;;[.C104];&quot;, level: &quot;;[.D104];&quot;});&quot;)" office:value-type="string" office:string-value="Races.EKANS.skills.push({skill: Skills.WRAP, level: 1});" calcext:value-type="string">
            <text:p>Races.EKANS.skills.push({skill: Skills.WRAP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Wrap (Normal)</text:p>
          </table:table-cell>
          <table:table-cell table:formula="of:=VLOOKUP([.C104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5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05];&quot;.skills.push({skill: Skills.&quot;;[.C105];&quot;, level: &quot;;[.D105];&quot;});&quot;)" office:value-type="string" office:string-value="Races.EKANS.skills.push({skill: Skills.LEER, level: 1});" calcext:value-type="string">
            <text:p>Races.EKANS.skills.push({skill: Skills.LEER, level: 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 - Leer (Normal)</text:p>
          </table:table-cell>
          <table:table-cell table:formula="of:=VLOOKUP([.C10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6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POISON_STING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06];&quot;.skills.push({skill: Skills.&quot;;[.C106];&quot;, level: &quot;;[.D106];&quot;});&quot;)" office:value-type="string" office:string-value="Races.EKANS.skills.push({skill: Skills.POISON_STING, level: 10});" calcext:value-type="string">
            <text:p>Races.EKANS.skills.push({skill: Skills.POISON_STING, level: 10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0 - Poison Sting (Poison)</text:p>
          </table:table-cell>
          <table:table-cell table:formula="of:=VLOOKUP([.C106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7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07];&quot;.skills.push({skill: Skills.&quot;;[.C107];&quot;, level: &quot;;[.D107];&quot;});&quot;)" office:value-type="string" office:string-value="Races.EKANS.skills.push({skill: Skills.BITE, level: 17});" calcext:value-type="string">
            <text:p>Races.EKANS.skills.push({skill: Skills.BITE, level: 17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17 - Bite (Normal)</text:p>
          </table:table-cell>
          <table:table-cell table:formula="of:=VLOOKUP([.C107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8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GLAR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08];&quot;.skills.push({skill: Skills.&quot;;[.C108];&quot;, level: &quot;;[.D108];&quot;});&quot;)" office:value-type="string" office:string-value="Races.EKANS.skills.push({skill: Skills.GLARE, level: 24});" calcext:value-type="string">
            <text:p>Races.EKANS.skills.push({skill: Skills.GLARE, level: 24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24 - Glare (Normal)</text:p>
          </table:table-cell>
          <table:table-cell table:formula="of:=VLOOKUP([.C108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09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SCREE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09];&quot;.skills.push({skill: Skills.&quot;;[.C109];&quot;, level: &quot;;[.D109];&quot;});&quot;)" office:value-type="string" office:string-value="Races.EKANS.skills.push({skill: Skills.SCREECH, level: 31});" calcext:value-type="string">
            <text:p>Races.EKANS.skills.push({skill: Skills.SCREECH, level: 31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1 - Screech (Normal)</text:p>
          </table:table-cell>
          <table:table-cell table:formula="of:=VLOOKUP([.C10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VLOOKUP([.A110];[Pokemon.$A$2:.$B$152];2)" office:value-type="string" office:string-value="EKANS" calcext:value-type="string">
            <text:p>EKANS</text:p>
          </table:table-cell>
          <table:table-cell office:value-type="string" calcext:value-type="string">
            <text:p>ACID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10];&quot;.skills.push({skill: Skills.&quot;;[.C110];&quot;, level: &quot;;[.D110];&quot;});&quot;)" office:value-type="string" office:string-value="Races.EKANS.skills.push({skill: Skills.ACID, level: 38});" calcext:value-type="string">
            <text:p>Races.EKANS.skills.push({skill: Skills.ACID, level: 38});</text:p>
          </table:table-cell>
          <table:table-cell office:value-type="string" calcext:value-type="string">
            <text:p>#023: Ekans (Poison)</text:p>
          </table:table-cell>
          <table:table-cell office:value-type="string" calcext:value-type="string">
            <text:p>Level 38 - Acid (Poison)</text:p>
          </table:table-cell>
          <table:table-cell table:formula="of:=VLOOKUP([.C110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1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BIT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11];&quot;.skills.push({skill: Skills.&quot;;[.C111];&quot;, level: &quot;;[.D111];&quot;});&quot;)" office:value-type="string" office:string-value="Races.ARBOK.skills.push({skill: Skills.BITE, level: 17});" calcext:value-type="string">
            <text:p>Races.ARBOK.skills.push({skill: Skills.BITE, level: 1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17 - Bite (Normal)</text:p>
          </table:table-cell>
          <table:table-cell table:formula="of:=VLOOKUP([.C11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2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GLA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12];&quot;.skills.push({skill: Skills.&quot;;[.C112];&quot;, level: &quot;;[.D112];&quot;});&quot;)" office:value-type="string" office:string-value="Races.ARBOK.skills.push({skill: Skills.GLARE, level: 27});" calcext:value-type="string">
            <text:p>Races.ARBOK.skills.push({skill: Skills.GLARE, level: 2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27 - Glare (Normal)</text:p>
          </table:table-cell>
          <table:table-cell table:formula="of:=VLOOKUP([.C112];[Skills.$A$2:.$B$166];2;0)" office:value-type="string" office:string-value="Glare" calcext:value-type="string">
            <text:p>Gla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3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SCREE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13];&quot;.skills.push({skill: Skills.&quot;;[.C113];&quot;, level: &quot;;[.D113];&quot;});&quot;)" office:value-type="string" office:string-value="Races.ARBOK.skills.push({skill: Skills.SCREECH, level: 36});" calcext:value-type="string">
            <text:p>Races.ARBOK.skills.push({skill: Skills.SCREECH, level: 36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36 - Screech (Normal)</text:p>
          </table:table-cell>
          <table:table-cell table:formula="of:=VLOOKUP([.C113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VLOOKUP([.A114];[Pokemon.$A$2:.$B$152];2)" office:value-type="string" office:string-value="ARBOK" calcext:value-type="string">
            <text:p>ARBOK</text:p>
          </table:table-cell>
          <table:table-cell office:value-type="string" calcext:value-type="string">
            <text:p>ACI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14];&quot;.skills.push({skill: Skills.&quot;;[.C114];&quot;, level: &quot;;[.D114];&quot;});&quot;)" office:value-type="string" office:string-value="Races.ARBOK.skills.push({skill: Skills.ACID, level: 47});" calcext:value-type="string">
            <text:p>Races.ARBOK.skills.push({skill: Skills.ACID, level: 47});</text:p>
          </table:table-cell>
          <table:table-cell office:value-type="string" calcext:value-type="string">
            <text:p>#024: Arbok (Poison)</text:p>
          </table:table-cell>
          <table:table-cell office:value-type="string" calcext:value-type="string">
            <text:p>Level 47 - Acid (Poison)</text:p>
          </table:table-cell>
          <table:table-cell table:formula="of:=VLOOKUP([.C114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5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5];&quot;.skills.push({skill: Skills.&quot;;[.C115];&quot;, level: &quot;;[.D115];&quot;});&quot;)" office:value-type="string" office:string-value="Races.PIKACHU.skills.push({skill: Skills.THUNDER_SHOCK, level: 1});" calcext:value-type="string">
            <text:p>Races.PIKACHU.skills.push({skill: Skills.THUNDER_SHOCK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Thundershock (Electric)</text:p>
          </table:table-cell>
          <table:table-cell table:formula="of:=VLOOKUP([.C115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6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16];&quot;.skills.push({skill: Skills.&quot;;[.C116];&quot;, level: &quot;;[.D116];&quot;});&quot;)" office:value-type="string" office:string-value="Races.PIKACHU.skills.push({skill: Skills.GROWL, level: 1});" calcext:value-type="string">
            <text:p>Races.PIKACHU.skills.push({skill: Skills.GROWL, level: 1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 - Growl (Normal)</text:p>
          </table:table-cell>
          <table:table-cell table:formula="of:=VLOOKUP([.C11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7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_WAVE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17];&quot;.skills.push({skill: Skills.&quot;;[.C117];&quot;, level: &quot;;[.D117];&quot;});&quot;)" office:value-type="string" office:string-value="Races.PIKACHU.skills.push({skill: Skills.THUNDER_WAVE, level: 9});" calcext:value-type="string">
            <text:p>Races.PIKACHU.skills.push({skill: Skills.THUNDER_WAVE, level: 9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9 - Thunder Wave (Electric)</text:p>
          </table:table-cell>
          <table:table-cell table:formula="of:=VLOOKUP([.C117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8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18];&quot;.skills.push({skill: Skills.&quot;;[.C118];&quot;, level: &quot;;[.D118];&quot;});&quot;)" office:value-type="string" office:string-value="Races.PIKACHU.skills.push({skill: Skills.QUICK_ATTACK, level: 16});" calcext:value-type="string">
            <text:p>Races.PIKACHU.skills.push({skill: Skills.QUICK_ATTACK, level: 1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16 - Quick Attack (Normal)</text:p>
          </table:table-cell>
          <table:table-cell table:formula="of:=VLOOKUP([.C118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19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SWIFT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119];&quot;.skills.push({skill: Skills.&quot;;[.C119];&quot;, level: &quot;;[.D119];&quot;});&quot;)" office:value-type="string" office:string-value="Races.PIKACHU.skills.push({skill: Skills.SWIFT, level: 26});" calcext:value-type="string">
            <text:p>Races.PIKACHU.skills.push({skill: Skills.SWIFT, level: 26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26 - Swift (Normal)</text:p>
          </table:table-cell>
          <table:table-cell table:formula="of:=VLOOKUP([.C11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0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AGILIT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120];&quot;.skills.push({skill: Skills.&quot;;[.C120];&quot;, level: &quot;;[.D120];&quot;});&quot;)" office:value-type="string" office:string-value="Races.PIKACHU.skills.push({skill: Skills.AGILITY, level: 33});" calcext:value-type="string">
            <text:p>Races.PIKACHU.skills.push({skill: Skills.AGILITY, level: 3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33 - Agility (Psychic)</text:p>
          </table:table-cell>
          <table:table-cell table:formula="of:=VLOOKUP([.C12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VLOOKUP([.A121];[Pokemon.$A$2:.$B$152];2)" office:value-type="string" office:string-value="PIKACHU" calcext:value-type="string">
            <text:p>PIKACHU</text:p>
          </table:table-cell>
          <table:table-cell office:value-type="string" calcext:value-type="string">
            <text:p>THUN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21];&quot;.skills.push({skill: Skills.&quot;;[.C121];&quot;, level: &quot;;[.D121];&quot;});&quot;)" office:value-type="string" office:string-value="Races.PIKACHU.skills.push({skill: Skills.THUNDER, level: 43});" calcext:value-type="string">
            <text:p>Races.PIKACHU.skills.push({skill: Skills.THUNDER, level: 43});</text:p>
          </table:table-cell>
          <table:table-cell office:value-type="string" calcext:value-type="string">
            <text:p>#025: Pikachu (Electric)</text:p>
          </table:table-cell>
          <table:table-cell office:value-type="string" calcext:value-type="string">
            <text:p>Level 43 - Thunder (Electric)</text:p>
          </table:table-cell>
          <table:table-cell table:formula="of:=VLOOKUP([.C121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2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22];&quot;.skills.push({skill: Skills.&quot;;[.C122];&quot;, level: &quot;;[.D122];&quot;});&quot;)" office:value-type="string" office:string-value="Races.SANDSHREW.skills.push({skill: Skills.SCRATCH, level: 1});" calcext:value-type="string">
            <text:p>Races.SANDSHREW.skills.push({skill: Skills.SCRATCH, level: 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 - Scratch (Normal)</text:p>
          </table:table-cell>
          <table:table-cell table:formula="of:=VLOOKUP([.C122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3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AND_ATTACK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23];&quot;.skills.push({skill: Skills.&quot;;[.C123];&quot;, level: &quot;;[.D123];&quot;});&quot;)" office:value-type="string" office:string-value="Races.SANDSHREW.skills.push({skill: Skills.SAND_ATTACK, level: 10});" calcext:value-type="string">
            <text:p>Races.SANDSHREW.skills.push({skill: Skills.SAND_ATTACK, level: 10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0 - Sand Attack (Normal)</text:p>
          </table:table-cell>
          <table:table-cell table:formula="of:=VLOOKUP([.C12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4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LASH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124];&quot;.skills.push({skill: Skills.&quot;;[.C124];&quot;, level: &quot;;[.D124];&quot;});&quot;)" office:value-type="string" office:string-value="Races.SANDSHREW.skills.push({skill: Skills.SLASH, level: 17});" calcext:value-type="string">
            <text:p>Races.SANDSHREW.skills.push({skill: Skills.SLASH, level: 17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17 - Slash (Normal)</text:p>
          </table:table-cell>
          <table:table-cell table:formula="of:=VLOOKUP([.C12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5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POISON_ST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25];&quot;.skills.push({skill: Skills.&quot;;[.C125];&quot;, level: &quot;;[.D125];&quot;});&quot;)" office:value-type="string" office:string-value="Races.SANDSHREW.skills.push({skill: Skills.POISON_STING, level: 24});" calcext:value-type="string">
            <text:p>Races.SANDSHREW.skills.push({skill: Skills.POISON_STING, level: 24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24 - Poison Sting (Poison)</text:p>
          </table:table-cell>
          <table:table-cell table:formula="of:=VLOOKUP([.C125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6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SWIFT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26];&quot;.skills.push({skill: Skills.&quot;;[.C126];&quot;, level: &quot;;[.D126];&quot;});&quot;)" office:value-type="string" office:string-value="Races.SANDSHREW.skills.push({skill: Skills.SWIFT, level: 31});" calcext:value-type="string">
            <text:p>Races.SANDSHREW.skills.push({skill: Skills.SWIFT, level: 31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1 - Swift (Normal)</text:p>
          </table:table-cell>
          <table:table-cell table:formula="of:=VLOOKUP([.C126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VLOOKUP([.A127];[Pokemon.$A$2:.$B$152];2)" office:value-type="string" office:string-value="SANDSHREW" calcext:value-type="string">
            <text:p>SANDSHREW</text:p>
          </table:table-cell>
          <table:table-cell office:value-type="string" calcext:value-type="string">
            <text:p>FURY_SWIPES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127];&quot;.skills.push({skill: Skills.&quot;;[.C127];&quot;, level: &quot;;[.D127];&quot;});&quot;)" office:value-type="string" office:string-value="Races.SANDSHREW.skills.push({skill: Skills.FURY_SWIPES, level: 38});" calcext:value-type="string">
            <text:p>Races.SANDSHREW.skills.push({skill: Skills.FURY_SWIPES, level: 38});</text:p>
          </table:table-cell>
          <table:table-cell office:value-type="string" calcext:value-type="string">
            <text:p>#027: Sandshrew (Ground)</text:p>
          </table:table-cell>
          <table:table-cell office:value-type="string" calcext:value-type="string">
            <text:p>Level 38 - Fury Swipes (Normal)</text:p>
          </table:table-cell>
          <table:table-cell table:formula="of:=VLOOKUP([.C12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8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POISON_STING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128];&quot;.skills.push({skill: Skills.&quot;;[.C128];&quot;, level: &quot;;[.D128];&quot;});&quot;)" office:value-type="string" office:string-value="Races.SANDSLASH.skills.push({skill: Skills.POISON_STING, level: 27});" calcext:value-type="string">
            <text:p>Races.SANDSLASH.skills.push({skill: Skills.POISON_STING, level: 2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27 - Poison Sting (Poison)</text:p>
          </table:table-cell>
          <table:table-cell table:formula="of:=VLOOKUP([.C128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29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29];&quot;.skills.push({skill: Skills.&quot;;[.C129];&quot;, level: &quot;;[.D129];&quot;});&quot;)" office:value-type="string" office:string-value="Races.SANDSLASH.skills.push({skill: Skills.SWIFT, level: 36});" calcext:value-type="string">
            <text:p>Races.SANDSLASH.skills.push({skill: Skills.SWIFT, level: 36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36 - Swift (Normal)</text:p>
          </table:table-cell>
          <table:table-cell table:formula="of:=VLOOKUP([.C129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VLOOKUP([.A130];[Pokemon.$A$2:.$B$152];2)" office:value-type="string" office:string-value="SANDSLASH" calcext:value-type="string">
            <text:p>SANDSLASH</text:p>
          </table:table-cell>
          <table:table-cell office:value-type="string" calcext:value-type="string">
            <text:p>FURY_SWIPES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130];&quot;.skills.push({skill: Skills.&quot;;[.C130];&quot;, level: &quot;;[.D130];&quot;});&quot;)" office:value-type="string" office:string-value="Races.SANDSLASH.skills.push({skill: Skills.FURY_SWIPES, level: 47});" calcext:value-type="string">
            <text:p>Races.SANDSLASH.skills.push({skill: Skills.FURY_SWIPES, level: 47});</text:p>
          </table:table-cell>
          <table:table-cell office:value-type="string" calcext:value-type="string">
            <text:p>#028: Sandslash (Ground)</text:p>
          </table:table-cell>
          <table:table-cell office:value-type="string" calcext:value-type="string">
            <text:p>Level 47 - Fury Swipes (Normal)</text:p>
          </table:table-cell>
          <table:table-cell table:formula="of:=VLOOKUP([.C130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1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1];&quot;.skills.push({skill: Skills.&quot;;[.C131];&quot;, level: &quot;;[.D131];&quot;});&quot;)" office:value-type="string" office:string-value="Races.NIDORAN_F.skills.push({skill: Skills.GROWL, level: 1});" calcext:value-type="string">
            <text:p>Races.NIDORAN_F.skills.push({skill: Skills.GROWL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Growl (Normal)</text:p>
          </table:table-cell>
          <table:table-cell table:formula="of:=VLOOKUP([.C1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2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32];&quot;.skills.push({skill: Skills.&quot;;[.C132];&quot;, level: &quot;;[.D132];&quot;});&quot;)" office:value-type="string" office:string-value="Races.NIDORAN_F.skills.push({skill: Skills.TACKLE, level: 1});" calcext:value-type="string">
            <text:p>Races.NIDORAN_F.skills.push({skill: Skills.TACKLE, level: 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3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3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SCRATCH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33];&quot;.skills.push({skill: Skills.&quot;;[.C133];&quot;, level: &quot;;[.D133];&quot;});&quot;)" office:value-type="string" office:string-value="Races.NIDORAN_F.skills.push({skill: Skills.SCRATCH, level: 8});" calcext:value-type="string">
            <text:p>Races.NIDORAN_F.skills.push({skill: Skills.SCRATCH, level: 8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8 - Scratch (Normal)</text:p>
          </table:table-cell>
          <table:table-cell table:formula="of:=VLOOKUP([.C133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4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4];&quot;.skills.push({skill: Skills.&quot;;[.C134];&quot;, level: &quot;;[.D134];&quot;});&quot;)" office:value-type="string" office:string-value="Races.NIDORAN_F.skills.push({skill: Skills.POISON_STING, level: 14});" calcext:value-type="string">
            <text:p>Races.NIDORAN_F.skills.push({skill: Skills.POISON_STING, level: 14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5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TAIL_WHI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35];&quot;.skills.push({skill: Skills.&quot;;[.C135];&quot;, level: &quot;;[.D135];&quot;});&quot;)" office:value-type="string" office:string-value="Races.NIDORAN_F.skills.push({skill: Skills.TAIL_WHIP, level: 21});" calcext:value-type="string">
            <text:p>Races.NIDORAN_F.skills.push({skill: Skills.TAIL_WHIP, level: 21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1 - Tail Whip (Normal)</text:p>
          </table:table-cell>
          <table:table-cell table:formula="of:=VLOOKUP([.C13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6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BITE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36];&quot;.skills.push({skill: Skills.&quot;;[.C136];&quot;, level: &quot;;[.D136];&quot;});&quot;)" office:value-type="string" office:string-value="Races.NIDORAN_F.skills.push({skill: Skills.BITE, level: 29});" calcext:value-type="string">
            <text:p>Races.NIDORAN_F.skills.push({skill: Skills.BITE, level: 29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29 - Bite (Normal)</text:p>
          </table:table-cell>
          <table:table-cell table:formula="of:=VLOOKUP([.C136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7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FURY_SWIPES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37];&quot;.skills.push({skill: Skills.&quot;;[.C137];&quot;, level: &quot;;[.D137];&quot;});&quot;)" office:value-type="string" office:string-value="Races.NIDORAN_F.skills.push({skill: Skills.FURY_SWIPES, level: 36});" calcext:value-type="string">
            <text:p>Races.NIDORAN_F.skills.push({skill: Skills.FURY_SWIPES, level: 36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36 - Fury Swipes (Normal)</text:p>
          </table:table-cell>
          <table:table-cell table:formula="of:=VLOOKUP([.C137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VLOOKUP([.A138];[Pokemon.$A$2:.$B$152];2)" office:value-type="string" office:string-value="NIDORAN_F" calcext:value-type="string">
            <text:p>NIDORAN_F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38];&quot;.skills.push({skill: Skills.&quot;;[.C138];&quot;, level: &quot;;[.D138];&quot;});&quot;)" office:value-type="string" office:string-value="Races.NIDORAN_F.skills.push({skill: Skills.DOUBLE_KICK, level: 43});" calcext:value-type="string">
            <text:p>Races.NIDORAN_F.skills.push({skill: Skills.DOUBLE_KICK, level: 43});</text:p>
          </table:table-cell>
          <table:table-cell office:value-type="string" calcext:value-type="string">
            <text:p>#029: Nidoran Fe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38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39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39];&quot;.skills.push({skill: Skills.&quot;;[.C139];&quot;, level: &quot;;[.D139];&quot;});&quot;)" office:value-type="string" office:string-value="Races.NIDORINA.skills.push({skill: Skills.POISON_STING, level: 14});" calcext:value-type="string">
            <text:p>Races.NIDORINA.skills.push({skill: Skills.POISON_STING, level: 14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3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0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TAIL_WHI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0];&quot;.skills.push({skill: Skills.&quot;;[.C140];&quot;, level: &quot;;[.D140];&quot;});&quot;)" office:value-type="string" office:string-value="Races.NIDORINA.skills.push({skill: Skills.TAIL_WHIP, level: 23});" calcext:value-type="string">
            <text:p>Races.NIDORINA.skills.push({skill: Skills.TAIL_WHIP, level: 23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23 - Tail Whip (Normal)</text:p>
          </table:table-cell>
          <table:table-cell table:formula="of:=VLOOKUP([.C140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1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BIT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41];&quot;.skills.push({skill: Skills.&quot;;[.C141];&quot;, level: &quot;;[.D141];&quot;});&quot;)" office:value-type="string" office:string-value="Races.NIDORINA.skills.push({skill: Skills.BITE, level: 32});" calcext:value-type="string">
            <text:p>Races.NIDORINA.skills.push({skill: Skills.BITE, level: 32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32 - Bite (Normal)</text:p>
          </table:table-cell>
          <table:table-cell table:formula="of:=VLOOKUP([.C141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2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FURY_SWIPES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42];&quot;.skills.push({skill: Skills.&quot;;[.C142];&quot;, level: &quot;;[.D142];&quot;});&quot;)" office:value-type="string" office:string-value="Races.NIDORINA.skills.push({skill: Skills.FURY_SWIPES, level: 41});" calcext:value-type="string">
            <text:p>Races.NIDORINA.skills.push({skill: Skills.FURY_SWIPES, level: 41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41 - Fury Swipes (Normal)</text:p>
          </table:table-cell>
          <table:table-cell table:formula="of:=VLOOKUP([.C14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VLOOKUP([.A143];[Pokemon.$A$2:.$B$152];2)" office:value-type="string" office:string-value="NIDORINA" calcext:value-type="string">
            <text:p>NIDORINA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43];&quot;.skills.push({skill: Skills.&quot;;[.C143];&quot;, level: &quot;;[.D143];&quot;});&quot;)" office:value-type="string" office:string-value="Races.NIDORINA.skills.push({skill: Skills.DOUBLE_KICK, level: 50});" calcext:value-type="string">
            <text:p>Races.NIDORINA.skills.push({skill: Skills.DOUBLE_KICK, level: 50});</text:p>
          </table:table-cell>
          <table:table-cell office:value-type="string" calcext:value-type="string">
            <text:p>#030: Nidorina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4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4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4];&quot;.skills.push({skill: Skills.&quot;;[.C144];&quot;, level: &quot;;[.D144];&quot;});&quot;)" office:value-type="string" office:string-value="Races.NIDOQUEEN.skills.push({skill: Skills.POISON_STING, level: 14});" calcext:value-type="string">
            <text:p>Races.NIDOQUEEN.skills.push({skill: Skills.POISON_STING, level: 14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14 - Poison Sting (Poison)</text:p>
          </table:table-cell>
          <table:table-cell table:formula="of:=VLOOKUP([.C144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VLOOKUP([.A145];[Pokemon.$A$2:.$B$152];2)" office:value-type="string" office:string-value="NIDOQUEEN" calcext:value-type="string">
            <text:p>NIDOQUEEN</text:p>
          </table:table-cell>
          <table:table-cell office:value-type="string" calcext:value-type="string">
            <text:p>BODY_SL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45];&quot;.skills.push({skill: Skills.&quot;;[.C145];&quot;, level: &quot;;[.D145];&quot;});&quot;)" office:value-type="string" office:string-value="Races.NIDOQUEEN.skills.push({skill: Skills.BODY_SLAM, level: 23});" calcext:value-type="string">
            <text:p>Races.NIDOQUEEN.skills.push({skill: Skills.BODY_SLAM, level: 23});</text:p>
          </table:table-cell>
          <table:table-cell office:value-type="string" calcext:value-type="string">
            <text:p>#031: Nidoqueen (Poison - Ground)</text:p>
          </table:table-cell>
          <table:table-cell office:value-type="string" calcext:value-type="string">
            <text:p>Level 23 - Body Slam (Normal)</text:p>
          </table:table-cell>
          <table:table-cell table:formula="of:=VLOOKUP([.C145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6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6];&quot;.skills.push({skill: Skills.&quot;;[.C146];&quot;, level: &quot;;[.D146];&quot;});&quot;)" office:value-type="string" office:string-value="Races.NIDORAN_M.skills.push({skill: Skills.LEER, level: 1});" calcext:value-type="string">
            <text:p>Races.NIDORAN_M.skills.push({skill: Skills.LEER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Leer (Normal)</text:p>
          </table:table-cell>
          <table:table-cell table:formula="of:=VLOOKUP([.C1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7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47];&quot;.skills.push({skill: Skills.&quot;;[.C147];&quot;, level: &quot;;[.D147];&quot;});&quot;)" office:value-type="string" office:string-value="Races.NIDORAN_M.skills.push({skill: Skills.TACKLE, level: 1});" calcext:value-type="string">
            <text:p>Races.NIDORAN_M.skills.push({skill: Skills.TACKLE, level: 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 - Tackle (Normal)</text:p>
          </table:table-cell>
          <table:table-cell table:formula="of:=VLOOKUP([.C14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8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ATTACK</text:p>
          </table:table-cell>
          <table:table-cell office:value-type="float" office:value="8" calcext:value-type="float">
            <text:p>8</text:p>
          </table:table-cell>
          <table:table-cell table:formula="of:=CONCATENATE(&quot;Races.&quot;;[.B148];&quot;.skills.push({skill: Skills.&quot;;[.C148];&quot;, level: &quot;;[.D148];&quot;});&quot;)" office:value-type="string" office:string-value="Races.NIDORAN_M.skills.push({skill: Skills.HORN_ATTACK, level: 8});" calcext:value-type="string">
            <text:p>Races.NIDORAN_M.skills.push({skill: Skills.HORN_ATTACK, level: 8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8 - Horn Attack (Normal)</text:p>
          </table:table-cell>
          <table:table-cell table:formula="of:=VLOOKUP([.C14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49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POISON_STING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49];&quot;.skills.push({skill: Skills.&quot;;[.C149];&quot;, level: &quot;;[.D149];&quot;});&quot;)" office:value-type="string" office:string-value="Races.NIDORAN_M.skills.push({skill: Skills.POISON_STING, level: 14});" calcext:value-type="string">
            <text:p>Races.NIDORAN_M.skills.push({skill: Skills.POISON_STING, level: 14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14 - Poison Sting (Poison)</text:p>
          </table:table-cell>
          <table:table-cell table:formula="of:=VLOOKUP([.C149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0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OCUS_ENERG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50];&quot;.skills.push({skill: Skills.&quot;;[.C150];&quot;, level: &quot;;[.D150];&quot;});&quot;)" office:value-type="string" office:string-value="Races.NIDORAN_M.skills.push({skill: Skills.FOCUS_ENERGY, level: 21});" calcext:value-type="string">
            <text:p>Races.NIDORAN_M.skills.push({skill: Skills.FOCUS_ENERGY, level: 21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1 - Focus Energy (Normal)</text:p>
          </table:table-cell>
          <table:table-cell table:formula="of:=VLOOKUP([.C15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1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FURY_ATTACK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51];&quot;.skills.push({skill: Skills.&quot;;[.C151];&quot;, level: &quot;;[.D151];&quot;});&quot;)" office:value-type="string" office:string-value="Races.NIDORAN_M.skills.push({skill: Skills.FURY_ATTACK, level: 29});" calcext:value-type="string">
            <text:p>Races.NIDORAN_M.skills.push({skill: Skills.FURY_ATTACK, level: 29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29 - Fury Attack (Normal)</text:p>
          </table:table-cell>
          <table:table-cell table:formula="of:=VLOOKUP([.C15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2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HORN_DRILL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52];&quot;.skills.push({skill: Skills.&quot;;[.C152];&quot;, level: &quot;;[.D152];&quot;});&quot;)" office:value-type="string" office:string-value="Races.NIDORAN_M.skills.push({skill: Skills.HORN_DRILL, level: 36});" calcext:value-type="string">
            <text:p>Races.NIDORAN_M.skills.push({skill: Skills.HORN_DRILL, level: 36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36 - Horn Drill (Normal)</text:p>
          </table:table-cell>
          <table:table-cell table:formula="of:=VLOOKUP([.C152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VLOOKUP([.A153];[Pokemon.$A$2:.$B$152];2)" office:value-type="string" office:string-value="NIDORAN_M" calcext:value-type="string">
            <text:p>NIDORAN_M</text:p>
          </table:table-cell>
          <table:table-cell office:value-type="string" calcext:value-type="string">
            <text:p>DOUBLE_KICK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53];&quot;.skills.push({skill: Skills.&quot;;[.C153];&quot;, level: &quot;;[.D153];&quot;});&quot;)" office:value-type="string" office:string-value="Races.NIDORAN_M.skills.push({skill: Skills.DOUBLE_KICK, level: 43});" calcext:value-type="string">
            <text:p>Races.NIDORAN_M.skills.push({skill: Skills.DOUBLE_KICK, level: 43});</text:p>
          </table:table-cell>
          <table:table-cell office:value-type="string" calcext:value-type="string">
            <text:p>#032: Nidoran Male (Poison)</text:p>
          </table:table-cell>
          <table:table-cell office:value-type="string" calcext:value-type="string">
            <text:p>Level 43 - Double Kick (Fighting)</text:p>
          </table:table-cell>
          <table:table-cell table:formula="of:=VLOOKUP([.C153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4];&quot;.skills.push({skill: Skills.&quot;;[.C154];&quot;, level: &quot;;[.D154];&quot;});&quot;)" office:value-type="string" office:string-value="Races.NIDORINO.skills.push({skill: Skills.POUND, level: 1});" calcext:value-type="string">
            <text:p>Races.NIDORINO.skills.push({skill: Skills.POUND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Pound (Normal)</text:p>
          </table:table-cell>
          <table:table-cell table:formula="of:=VLOOKUP([.C15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55];&quot;.skills.push({skill: Skills.&quot;;[.C155];&quot;, level: &quot;;[.D155];&quot;});&quot;)" office:value-type="string" office:string-value="Races.NIDORINO.skills.push({skill: Skills.GROWL, level: 1});" calcext:value-type="string">
            <text:p>Races.NIDORINO.skills.push({skill: Skills.GROWL, level: 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 - Growl (Normal)</text:p>
          </table:table-cell>
          <table:table-cell table:formula="of:=VLOOKUP([.C155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6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56];&quot;.skills.push({skill: Skills.&quot;;[.C156];&quot;, level: &quot;;[.D156];&quot;});&quot;)" office:value-type="string" office:string-value="Races.NIDORINO.skills.push({skill: Skills.SING, level: 13});" calcext:value-type="string">
            <text:p>Races.NIDORINO.skills.push({skill: Skills.SING, level: 1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3 - Sing (Normal)</text:p>
          </table:table-cell>
          <table:table-cell table:formula="of:=VLOOKUP([.C156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7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57];&quot;.skills.push({skill: Skills.&quot;;[.C157];&quot;, level: &quot;;[.D157];&quot;});&quot;)" office:value-type="string" office:string-value="Races.NIDORINO.skills.push({skill: Skills.DOUBLE_SLAP, level: 18});" calcext:value-type="string">
            <text:p>Races.NIDORINO.skills.push({skill: Skills.DOUBLE_SLAP, level: 1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18 - Doubleslap (Normal)</text:p>
          </table:table-cell>
          <table:table-cell table:formula="of:=VLOOKUP([.C15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8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OCUS_ENERGY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58];&quot;.skills.push({skill: Skills.&quot;;[.C158];&quot;, level: &quot;;[.D158];&quot;});&quot;)" office:value-type="string" office:string-value="Races.NIDORINO.skills.push({skill: Skills.FOCUS_ENERGY, level: 23});" calcext:value-type="string">
            <text:p>Races.NIDORINO.skills.push({skill: Skills.FOCUS_ENERGY, level: 23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3 - Focus Energy (Normal)</text:p>
          </table:table-cell>
          <table:table-cell table:formula="of:=VLOOKUP([.C1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59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59];&quot;.skills.push({skill: Skills.&quot;;[.C159];&quot;, level: &quot;;[.D159];&quot;});&quot;)" office:value-type="string" office:string-value="Races.NIDORINO.skills.push({skill: Skills.MINIMIZE, level: 24});" calcext:value-type="string">
            <text:p>Races.NIDORINO.skills.push({skill: Skills.MINIMIZE, level: 24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24 - Minimize (Normal)</text:p>
          </table:table-cell>
          <table:table-cell table:formula="of:=VLOOKUP([.C159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0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60];&quot;.skills.push({skill: Skills.&quot;;[.C160];&quot;, level: &quot;;[.D160];&quot;});&quot;)" office:value-type="string" office:string-value="Races.NIDORINO.skills.push({skill: Skills.METRONOME, level: 31});" calcext:value-type="string">
            <text:p>Races.NIDORINO.skills.push({skill: Skills.METRONOME, level: 3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1 - Metronome (Normal)</text:p>
          </table:table-cell>
          <table:table-cell table:formula="of:=VLOOKUP([.C160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1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FURY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61];&quot;.skills.push({skill: Skills.&quot;;[.C161];&quot;, level: &quot;;[.D161];&quot;});&quot;)" office:value-type="string" office:string-value="Races.NIDORINO.skills.push({skill: Skills.FURY_ATTACK, level: 32});" calcext:value-type="string">
            <text:p>Races.NIDORINO.skills.push({skill: Skills.FURY_ATTACK, level: 32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2 - Fury Attack (Normal)</text:p>
          </table:table-cell>
          <table:table-cell table:formula="of:=VLOOKUP([.C1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2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62];&quot;.skills.push({skill: Skills.&quot;;[.C162];&quot;, level: &quot;;[.D162];&quot;});&quot;)" office:value-type="string" office:string-value="Races.NIDORINO.skills.push({skill: Skills.DEFENSE_CURL, level: 39});" calcext:value-type="string">
            <text:p>Races.NIDORINO.skills.push({skill: Skills.DEFENSE_CURL, level: 39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39 - Defense Curl (Normal)</text:p>
          </table:table-cell>
          <table:table-cell table:formula="of:=VLOOKUP([.C16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3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HORN_DRILL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163];&quot;.skills.push({skill: Skills.&quot;;[.C163];&quot;, level: &quot;;[.D163];&quot;});&quot;)" office:value-type="string" office:string-value="Races.NIDORINO.skills.push({skill: Skills.HORN_DRILL, level: 41});" calcext:value-type="string">
            <text:p>Races.NIDORINO.skills.push({skill: Skills.HORN_DRILL, level: 41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1 - Horn Drill (Normal)</text:p>
          </table:table-cell>
          <table:table-cell table:formula="of:=VLOOKUP([.C1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4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64];&quot;.skills.push({skill: Skills.&quot;;[.C164];&quot;, level: &quot;;[.D164];&quot;});&quot;)" office:value-type="string" office:string-value="Races.NIDORINO.skills.push({skill: Skills.LIGHT_SCREEN, level: 48});" calcext:value-type="string">
            <text:p>Races.NIDORINO.skills.push({skill: Skills.LIGHT_SCREEN, level: 48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48 - Light Screen (Psychic)</text:p>
          </table:table-cell>
          <table:table-cell table:formula="of:=VLOOKUP([.C16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VLOOKUP([.A165];[Pokemon.$A$2:.$B$152];2)" office:value-type="string" office:string-value="NIDORINO" calcext:value-type="string">
            <text:p>NIDORINO</text:p>
          </table:table-cell>
          <table:table-cell office:value-type="string" calcext:value-type="string">
            <text:p>DOUBLE_KICK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165];&quot;.skills.push({skill: Skills.&quot;;[.C165];&quot;, level: &quot;;[.D165];&quot;});&quot;)" office:value-type="string" office:string-value="Races.NIDORINO.skills.push({skill: Skills.DOUBLE_KICK, level: 50});" calcext:value-type="string">
            <text:p>Races.NIDORINO.skills.push({skill: Skills.DOUBLE_KICK, level: 50});</text:p>
          </table:table-cell>
          <table:table-cell office:value-type="string" calcext:value-type="string">
            <text:p>#033: Nidorino (Poison)</text:p>
          </table:table-cell>
          <table:table-cell office:value-type="string" calcext:value-type="string">
            <text:p>Level 50 - Double Kick (Fighting)</text:p>
          </table:table-cell>
          <table:table-cell table:formula="of:=VLOOKUP([.C165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VLOOKUP([.A166];[Pokemon.$A$2:.$B$152];2)" office:value-type="string" office:string-value="NIDOKING" calcext:value-type="string">
            <text:p>NIDOKING</text:p>
          </table:table-cell>
          <table:table-cell office:value-type="string" calcext:value-type="string">
            <text:p>THRASH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166];&quot;.skills.push({skill: Skills.&quot;;[.C166];&quot;, level: &quot;;[.D166];&quot;});&quot;)" office:value-type="string" office:string-value="Races.NIDOKING.skills.push({skill: Skills.THRASH, level: 23});" calcext:value-type="string">
            <text:p>Races.NIDOKING.skills.push({skill: Skills.THRASH, level: 23});</text:p>
          </table:table-cell>
          <table:table-cell office:value-type="string" calcext:value-type="string">
            <text:p>#034: Nidoking (Poison - Ground)</text:p>
          </table:table-cell>
          <table:table-cell office:value-type="string" calcext:value-type="string">
            <text:p>Level 23 - Thrash (Normal)</text:p>
          </table:table-cell>
          <table:table-cell table:formula="of:=VLOOKUP([.C166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7];&quot;.skills.push({skill: Skills.&quot;;[.C167];&quot;, level: &quot;;[.D167];&quot;});&quot;)" office:value-type="string" office:string-value="Races.CLEFAIRY.skills.push({skill: Skills.POUND, level: 1});" calcext:value-type="string">
            <text:p>Races.CLEFAIRY.skills.push({skill: Skills.POUND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68];&quot;.skills.push({skill: Skills.&quot;;[.C168];&quot;, level: &quot;;[.D168];&quot;});&quot;)" office:value-type="string" office:string-value="Races.CLEFAIRY.skills.push({skill: Skills.GROWL, level: 1});" calcext:value-type="string">
            <text:p>Races.CLEFAIRY.skills.push({skill: Skills.GROWL, level: 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SING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169];&quot;.skills.push({skill: Skills.&quot;;[.C169];&quot;, level: &quot;;[.D169];&quot;});&quot;)" office:value-type="string" office:string-value="Races.CLEFAIRY.skills.push({skill: Skills.SING, level: 13});" calcext:value-type="string">
            <text:p>Races.CLEFAIRY.skills.push({skill: Skills.SING, level: 13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OUBLE_SLAP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170];&quot;.skills.push({skill: Skills.&quot;;[.C170];&quot;, level: &quot;;[.D170];&quot;});&quot;)" office:value-type="string" office:string-value="Races.CLEFAIRY.skills.push({skill: Skills.DOUBLE_SLAP, level: 18});" calcext:value-type="string">
            <text:p>Races.CLEFAIRY.skills.push({skill: Skills.DOUBLE_SLAP, level: 18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INIMIZE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71];&quot;.skills.push({skill: Skills.&quot;;[.C171];&quot;, level: &quot;;[.D171];&quot;});&quot;)" office:value-type="string" office:string-value="Races.CLEFAIRY.skills.push({skill: Skills.MINIMIZE, level: 24});" calcext:value-type="string">
            <text:p>Races.CLEFAIRY.skills.push({skill: Skills.MINIMIZE, level: 24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METRONOM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172];&quot;.skills.push({skill: Skills.&quot;;[.C172];&quot;, level: &quot;;[.D172];&quot;});&quot;)" office:value-type="string" office:string-value="Races.CLEFAIRY.skills.push({skill: Skills.METRONOME, level: 31});" calcext:value-type="string">
            <text:p>Races.CLEFAIRY.skills.push({skill: Skills.METRONOME, level: 31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DEFENSE_CUR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73];&quot;.skills.push({skill: Skills.&quot;;[.C173];&quot;, level: &quot;;[.D173];&quot;});&quot;)" office:value-type="string" office:string-value="Races.CLEFAIRY.skills.push({skill: Skills.DEFENSE_CURL, level: 39});" calcext:value-type="string">
            <text:p>Races.CLEFAIRY.skills.push({skill: Skills.DEFENSE_CURL, level: 39});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174];&quot;.skills.push({skill: Skills.&quot;;[.C174];&quot;, level: &quot;;[.D174];&quot;});&quot;)" office:value-type="string" office:string-value="Races.CLEFAIRY.skills.push({skill: Skills.LIGHT_SCREEN, level: 48});" calcext:value-type="string">
            <text:p>Races.CLEFAIRY.skills.push({skill: Skills.LIGHT_SCREEN, level: 48});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5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5];&quot;.skills.push({skill: Skills.&quot;;[.C175];&quot;, level: &quot;;[.D175];&quot;});&quot;)" office:value-type="string" office:string-value="Races.VULPIX.skills.push({skill: Skills.EMBER, level: 1});" calcext:value-type="string">
            <text:p>Races.VULPIX.skills.push({skill: Skills.EMBER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Ember (Fire)</text:p>
          </table:table-cell>
          <table:table-cell table:formula="of:=VLOOKUP([.C17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6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76];&quot;.skills.push({skill: Skills.&quot;;[.C176];&quot;, level: &quot;;[.D176];&quot;});&quot;)" office:value-type="string" office:string-value="Races.VULPIX.skills.push({skill: Skills.TAIL_WHIP, level: 1});" calcext:value-type="string">
            <text:p>Races.VULPIX.skills.push({skill: Skills.TAIL_WHIP, level: 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 - Tail Whip (Normal)</text:p>
          </table:table-cell>
          <table:table-cell table:formula="of:=VLOOKUP([.C17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7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QUICK_ATTACK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177];&quot;.skills.push({skill: Skills.&quot;;[.C177];&quot;, level: &quot;;[.D177];&quot;});&quot;)" office:value-type="string" office:string-value="Races.VULPIX.skills.push({skill: Skills.QUICK_ATTACK, level: 16});" calcext:value-type="string">
            <text:p>Races.VULPIX.skills.push({skill: Skills.QUICK_ATTACK, level: 16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16 - Quick Attack (Normal)</text:p>
          </table:table-cell>
          <table:table-cell table:formula="of:=VLOOKUP([.C177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8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ROAR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78];&quot;.skills.push({skill: Skills.&quot;;[.C178];&quot;, level: &quot;;[.D178];&quot;});&quot;)" office:value-type="string" office:string-value="Races.VULPIX.skills.push({skill: Skills.ROAR, level: 21});" calcext:value-type="string">
            <text:p>Races.VULPIX.skills.push({skill: Skills.ROAR, level: 21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1 - Roar (Normal)</text:p>
          </table:table-cell>
          <table:table-cell table:formula="of:=VLOOKUP([.C178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79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CONFUSE_RAY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79];&quot;.skills.push({skill: Skills.&quot;;[.C179];&quot;, level: &quot;;[.D179];&quot;});&quot;)" office:value-type="string" office:string-value="Races.VULPIX.skills.push({skill: Skills.CONFUSE_RAY, level: 28});" calcext:value-type="string">
            <text:p>Races.VULPIX.skills.push({skill: Skills.CONFUSE_RAY, level: 28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28 - Confuse Ray (Ghost)</text:p>
          </table:table-cell>
          <table:table-cell table:formula="of:=VLOOKUP([.C17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0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LAMETHROW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180];&quot;.skills.push({skill: Skills.&quot;;[.C180];&quot;, level: &quot;;[.D180];&quot;});&quot;)" office:value-type="string" office:string-value="Races.VULPIX.skills.push({skill: Skills.FLAMETHROWER, level: 35});" calcext:value-type="string">
            <text:p>Races.VULPIX.skills.push({skill: Skills.FLAMETHROWER, level: 35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35 - Flamethrower (Fire)</text:p>
          </table:table-cell>
          <table:table-cell table:formula="of:=VLOOKUP([.C180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VLOOKUP([.A181];[Pokemon.$A$2:.$B$152];2)" office:value-type="string" office:string-value="VULPIX" calcext:value-type="string">
            <text:p>VULPIX</text:p>
          </table:table-cell>
          <table:table-cell office:value-type="string" calcext:value-type="string">
            <text:p>FIRE_SPI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181];&quot;.skills.push({skill: Skills.&quot;;[.C181];&quot;, level: &quot;;[.D181];&quot;});&quot;)" office:value-type="string" office:string-value="Races.VULPIX.skills.push({skill: Skills.FIRE_SPIN, level: 42});" calcext:value-type="string">
            <text:p>Races.VULPIX.skills.push({skill: Skills.FIRE_SPIN, level: 42});</text:p>
          </table:table-cell>
          <table:table-cell office:value-type="string" calcext:value-type="string">
            <text:p>#037: Vulpix (Fire)</text:p>
          </table:table-cell>
          <table:table-cell office:value-type="string" calcext:value-type="string">
            <text:p>Level 42 - Fire Spin (Fire)</text:p>
          </table:table-cell>
          <table:table-cell table:formula="of:=VLOOKUP([.C181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2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SIN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82];&quot;.skills.push({skill: Skills.&quot;;[.C182];&quot;, level: &quot;;[.D182];&quot;});&quot;)" office:value-type="string" office:string-value="Races.JIGGLYPUFF.skills.push({skill: Skills.SING, level: 1});" calcext:value-type="string">
            <text:p>Races.JIGGLYPUFF.skills.push({skill: Skills.SING, level: 1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 - Sing (Normal)</text:p>
          </table:table-cell>
          <table:table-cell table:formula="of:=VLOOKUP([.C18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3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POUND</text:p>
          </table:table-cell>
          <table:table-cell office:value-type="float" office:value="9" calcext:value-type="float">
            <text:p>9</text:p>
          </table:table-cell>
          <table:table-cell table:formula="of:=CONCATENATE(&quot;Races.&quot;;[.B183];&quot;.skills.push({skill: Skills.&quot;;[.C183];&quot;, level: &quot;;[.D183];&quot;});&quot;)" office:value-type="string" office:string-value="Races.JIGGLYPUFF.skills.push({skill: Skills.POUND, level: 9});" calcext:value-type="string">
            <text:p>Races.JIGGLYPUFF.skills.push({skill: Skills.POUND, level: 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9 - Pound (Normal)</text:p>
          </table:table-cell>
          <table:table-cell table:formula="of:=VLOOKUP([.C183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4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ISABLE</text:p>
          </table:table-cell>
          <table:table-cell office:value-type="float" office:value="14" calcext:value-type="float">
            <text:p>14</text:p>
          </table:table-cell>
          <table:table-cell table:formula="of:=CONCATENATE(&quot;Races.&quot;;[.B184];&quot;.skills.push({skill: Skills.&quot;;[.C184];&quot;, level: &quot;;[.D184];&quot;});&quot;)" office:value-type="string" office:string-value="Races.JIGGLYPUFF.skills.push({skill: Skills.DISABLE, level: 14});" calcext:value-type="string">
            <text:p>Races.JIGGLYPUFF.skills.push({skill: Skills.DISABLE, level: 1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4 - Disable (Normal)</text:p>
          </table:table-cell>
          <table:table-cell table:formula="of:=VLOOKUP([.C1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5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EFENSE_CURL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185];&quot;.skills.push({skill: Skills.&quot;;[.C185];&quot;, level: &quot;;[.D185];&quot;});&quot;)" office:value-type="string" office:string-value="Races.JIGGLYPUFF.skills.push({skill: Skills.DEFENSE_CURL, level: 19});" calcext:value-type="string">
            <text:p>Races.JIGGLYPUFF.skills.push({skill: Skills.DEFENSE_CURL, level: 1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19 - Defense Curl (Normal)</text:p>
          </table:table-cell>
          <table:table-cell table:formula="of:=VLOOKUP([.C185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6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SLAP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186];&quot;.skills.push({skill: Skills.&quot;;[.C186];&quot;, level: &quot;;[.D186];&quot;});&quot;)" office:value-type="string" office:string-value="Races.JIGGLYPUFF.skills.push({skill: Skills.DOUBLE_SLAP, level: 24});" calcext:value-type="string">
            <text:p>Races.JIGGLYPUFF.skills.push({skill: Skills.DOUBLE_SLAP, level: 2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4 - Doubleslap (Normal)</text:p>
          </table:table-cell>
          <table:table-cell table:formula="of:=VLOOKUP([.C186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7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REST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187];&quot;.skills.push({skill: Skills.&quot;;[.C187];&quot;, level: &quot;;[.D187];&quot;});&quot;)" office:value-type="string" office:string-value="Races.JIGGLYPUFF.skills.push({skill: Skills.REST, level: 29});" calcext:value-type="string">
            <text:p>Races.JIGGLYPUFF.skills.push({skill: Skills.REST, level: 2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29 - Rest (Psychic)</text:p>
          </table:table-cell>
          <table:table-cell table:formula="of:=VLOOKUP([.C187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8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BODY_SLAM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188];&quot;.skills.push({skill: Skills.&quot;;[.C188];&quot;, level: &quot;;[.D188];&quot;});&quot;)" office:value-type="string" office:string-value="Races.JIGGLYPUFF.skills.push({skill: Skills.BODY_SLAM, level: 34});" calcext:value-type="string">
            <text:p>Races.JIGGLYPUFF.skills.push({skill: Skills.BODY_SLAM, level: 34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4 - Body Slam (Normal)</text:p>
          </table:table-cell>
          <table:table-cell table:formula="of:=VLOOKUP([.C18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VLOOKUP([.A189];[Pokemon.$A$2:.$B$152];2)" office:value-type="string" office:string-value="JIGGLYPUFF" calcext:value-type="string">
            <text:p>JIGGLYPUFF</text:p>
          </table:table-cell>
          <table:table-cell office:value-type="string" calcext:value-type="string">
            <text:p>DOUBLE_ED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189];&quot;.skills.push({skill: Skills.&quot;;[.C189];&quot;, level: &quot;;[.D189];&quot;});&quot;)" office:value-type="string" office:string-value="Races.JIGGLYPUFF.skills.push({skill: Skills.DOUBLE_EDGE, level: 39});" calcext:value-type="string">
            <text:p>Races.JIGGLYPUFF.skills.push({skill: Skills.DOUBLE_EDGE, level: 39});</text:p>
          </table:table-cell>
          <table:table-cell office:value-type="string" calcext:value-type="string">
            <text:p>#039: Jigglypuff (Normal)</text:p>
          </table:table-cell>
          <table:table-cell office:value-type="string" calcext:value-type="string">
            <text:p>Level 39 - Double-Edge (Normal)</text:p>
          </table:table-cell>
          <table:table-cell table:formula="of:=VLOOKUP([.C189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0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LEECH_LIF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0];&quot;.skills.push({skill: Skills.&quot;;[.C190];&quot;, level: &quot;;[.D190];&quot;});&quot;)" office:value-type="string" office:string-value="Races.ZUBAT.skills.push({skill: Skills.LEECH_LIFE, level: 1});" calcext:value-type="string">
            <text:p>Races.ZUBAT.skills.push({skill: Skills.LEECH_LIFE, level: 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 - Leech Life (Bug)</text:p>
          </table:table-cell>
          <table:table-cell table:formula="of:=VLOOKUP([.C19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1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SUPERSONIC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191];&quot;.skills.push({skill: Skills.&quot;;[.C191];&quot;, level: &quot;;[.D191];&quot;});&quot;)" office:value-type="string" office:string-value="Races.ZUBAT.skills.push({skill: Skills.SUPERSONIC, level: 10});" calcext:value-type="string">
            <text:p>Races.ZUBAT.skills.push({skill: Skills.SUPERSONIC, level: 10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0 - Supersonic (Normal)</text:p>
          </table:table-cell>
          <table:table-cell table:formula="of:=VLOOKUP([.C191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2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BIT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2];&quot;.skills.push({skill: Skills.&quot;;[.C192];&quot;, level: &quot;;[.D192];&quot;});&quot;)" office:value-type="string" office:string-value="Races.ZUBAT.skills.push({skill: Skills.BITE, level: 15});" calcext:value-type="string">
            <text:p>Races.ZUBAT.skills.push({skill: Skills.BITE, level: 15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15 - Bite (Normal)</text:p>
          </table:table-cell>
          <table:table-cell table:formula="of:=VLOOKUP([.C192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3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CONFUSE_RAY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193];&quot;.skills.push({skill: Skills.&quot;;[.C193];&quot;, level: &quot;;[.D193];&quot;});&quot;)" office:value-type="string" office:string-value="Races.ZUBAT.skills.push({skill: Skills.CONFUSE_RAY, level: 21});" calcext:value-type="string">
            <text:p>Races.ZUBAT.skills.push({skill: Skills.CONFUSE_RAY, level: 21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1 - Confuse Ray (Ghost)</text:p>
          </table:table-cell>
          <table:table-cell table:formula="of:=VLOOKUP([.C193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4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WING_ATTACK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194];&quot;.skills.push({skill: Skills.&quot;;[.C194];&quot;, level: &quot;;[.D194];&quot;});&quot;)" office:value-type="string" office:string-value="Races.ZUBAT.skills.push({skill: Skills.WING_ATTACK, level: 28});" calcext:value-type="string">
            <text:p>Races.ZUBAT.skills.push({skill: Skills.WING_ATTACK, level: 28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28 - Wing Attack (Flying)</text:p>
          </table:table-cell>
          <table:table-cell table:formula="of:=VLOOKUP([.C194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VLOOKUP([.A195];[Pokemon.$A$2:.$B$152];2)" office:value-type="string" office:string-value="ZUBAT" calcext:value-type="string">
            <text:p>ZUBAT</text:p>
          </table:table-cell>
          <table:table-cell office:value-type="string" calcext:value-type="string">
            <text:p>HAZ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195];&quot;.skills.push({skill: Skills.&quot;;[.C195];&quot;, level: &quot;;[.D195];&quot;});&quot;)" office:value-type="string" office:string-value="Races.ZUBAT.skills.push({skill: Skills.HAZE, level: 36});" calcext:value-type="string">
            <text:p>Races.ZUBAT.skills.push({skill: Skills.HAZE, level: 36});</text:p>
          </table:table-cell>
          <table:table-cell office:value-type="string" calcext:value-type="string">
            <text:p>#041: Zubat (Poison - Flying)</text:p>
          </table:table-cell>
          <table:table-cell office:value-type="string" calcext:value-type="string">
            <text:p>Level 36 - Haze (Ice)</text:p>
          </table:table-cell>
          <table:table-cell table:formula="of:=VLOOKUP([.C195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6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WING_ATTACK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196];&quot;.skills.push({skill: Skills.&quot;;[.C196];&quot;, level: &quot;;[.D196];&quot;});&quot;)" office:value-type="string" office:string-value="Races.GOLBAT.skills.push({skill: Skills.WING_ATTACK, level: 32});" calcext:value-type="string">
            <text:p>Races.GOLBAT.skills.push({skill: Skills.WING_ATTACK, level: 32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32 - Wing Attack (Flying)</text:p>
          </table:table-cell>
          <table:table-cell table:formula="of:=VLOOKUP([.C196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VLOOKUP([.A197];[Pokemon.$A$2:.$B$152];2)" office:value-type="string" office:string-value="GOLBAT" calcext:value-type="string">
            <text:p>GOLBAT</text:p>
          </table:table-cell>
          <table:table-cell office:value-type="string" calcext:value-type="string">
            <text:p>HAZ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197];&quot;.skills.push({skill: Skills.&quot;;[.C197];&quot;, level: &quot;;[.D197];&quot;});&quot;)" office:value-type="string" office:string-value="Races.GOLBAT.skills.push({skill: Skills.HAZE, level: 43});" calcext:value-type="string">
            <text:p>Races.GOLBAT.skills.push({skill: Skills.HAZE, level: 43});</text:p>
          </table:table-cell>
          <table:table-cell office:value-type="string" calcext:value-type="string">
            <text:p>#042: Golbat (Poison - Flying)</text:p>
          </table:table-cell>
          <table:table-cell office:value-type="string" calcext:value-type="string">
            <text:p>Level 43 - Haze (Ice)</text:p>
          </table:table-cell>
          <table:table-cell table:formula="of:=VLOOKUP([.C197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8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BSOR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198];&quot;.skills.push({skill: Skills.&quot;;[.C198];&quot;, level: &quot;;[.D198];&quot;});&quot;)" office:value-type="string" office:string-value="Races.ODDISH.skills.push({skill: Skills.ABSORB, level: 1});" calcext:value-type="string">
            <text:p>Races.ODDISH.skills.push({skill: Skills.ABSORB, level: 1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 - Absorb (Grass)</text:p>
          </table:table-cell>
          <table:table-cell table:formula="of:=VLOOKUP([.C198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199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199];&quot;.skills.push({skill: Skills.&quot;;[.C199];&quot;, level: &quot;;[.D199];&quot;});&quot;)" office:value-type="string" office:string-value="Races.ODDISH.skills.push({skill: Skills.POISON_POWDER, level: 15});" calcext:value-type="string">
            <text:p>Races.ODDISH.skills.push({skill: Skills.POISON_POWDER, level: 15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19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0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TUN_SPORE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00];&quot;.skills.push({skill: Skills.&quot;;[.C200];&quot;, level: &quot;;[.D200];&quot;});&quot;)" office:value-type="string" office:string-value="Races.ODDISH.skills.push({skill: Skills.STUN_SPORE, level: 17});" calcext:value-type="string">
            <text:p>Races.ODDISH.skills.push({skill: Skills.STUN_SPORE, level: 17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7 - Stun Spore (Grass)</text:p>
          </table:table-cell>
          <table:table-cell table:formula="of:=VLOOKUP([.C200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1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LEEP_POWDER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01];&quot;.skills.push({skill: Skills.&quot;;[.C201];&quot;, level: &quot;;[.D201];&quot;});&quot;)" office:value-type="string" office:string-value="Races.ODDISH.skills.push({skill: Skills.SLEEP_POWDER, level: 19});" calcext:value-type="string">
            <text:p>Races.ODDISH.skills.push({skill: Skills.SLEEP_POWDER, level: 19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19 - Sleep Powder (Grass)</text:p>
          </table:table-cell>
          <table:table-cell table:formula="of:=VLOOKUP([.C20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2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ACID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02];&quot;.skills.push({skill: Skills.&quot;;[.C202];&quot;, level: &quot;;[.D202];&quot;});&quot;)" office:value-type="string" office:string-value="Races.ODDISH.skills.push({skill: Skills.ACID, level: 24});" calcext:value-type="string">
            <text:p>Races.ODDISH.skills.push({skill: Skills.ACID, level: 24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24 - Acid (Poison)</text:p>
          </table:table-cell>
          <table:table-cell table:formula="of:=VLOOKUP([.C20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3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PETAL_DANC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03];&quot;.skills.push({skill: Skills.&quot;;[.C203];&quot;, level: &quot;;[.D203];&quot;});&quot;)" office:value-type="string" office:string-value="Races.ODDISH.skills.push({skill: Skills.PETAL_DANCE, level: 33});" calcext:value-type="string">
            <text:p>Races.ODDISH.skills.push({skill: Skills.PETAL_DANCE, level: 33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33 - Petal Dance (Grass)</text:p>
          </table:table-cell>
          <table:table-cell table:formula="of:=VLOOKUP([.C203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VLOOKUP([.A204];[Pokemon.$A$2:.$B$152];2)" office:value-type="string" office:string-value="ODDISH" calcext:value-type="string">
            <text:p>ODDISH</text:p>
          </table:table-cell>
          <table:table-cell office:value-type="string" calcext:value-type="string">
            <text:p>SOLAR_BEAM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04];&quot;.skills.push({skill: Skills.&quot;;[.C204];&quot;, level: &quot;;[.D204];&quot;});&quot;)" office:value-type="string" office:string-value="Races.ODDISH.skills.push({skill: Skills.SOLAR_BEAM, level: 46});" calcext:value-type="string">
            <text:p>Races.ODDISH.skills.push({skill: Skills.SOLAR_BEAM, level: 46});</text:p>
          </table:table-cell>
          <table:table-cell office:value-type="string" calcext:value-type="string">
            <text:p>#043: Oddish (Grass - Poison)</text:p>
          </table:table-cell>
          <table:table-cell office:value-type="string" calcext:value-type="string">
            <text:p>Level 46 - Solar Beam (Grass)</text:p>
          </table:table-cell>
          <table:table-cell table:formula="of:=VLOOKUP([.C204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5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ACI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05];&quot;.skills.push({skill: Skills.&quot;;[.C205];&quot;, level: &quot;;[.D205];&quot;});&quot;)" office:value-type="string" office:string-value="Races.GLOOM.skills.push({skill: Skills.ACID, level: 28});" calcext:value-type="string">
            <text:p>Races.GLOOM.skills.push({skill: Skills.ACID, level: 2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28 - Acid (Poison)</text:p>
          </table:table-cell>
          <table:table-cell table:formula="of:=VLOOKUP([.C205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6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PETAL_DANC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06];&quot;.skills.push({skill: Skills.&quot;;[.C206];&quot;, level: &quot;;[.D206];&quot;});&quot;)" office:value-type="string" office:string-value="Races.GLOOM.skills.push({skill: Skills.PETAL_DANCE, level: 38});" calcext:value-type="string">
            <text:p>Races.GLOOM.skills.push({skill: Skills.PETAL_DANCE, level: 38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38 - Petal Dance (Grass)</text:p>
          </table:table-cell>
          <table:table-cell table:formula="of:=VLOOKUP([.C206];[Skills.$A$2:.$B$166];2;0)" office:value-type="string" office:string-value="Petal Dance" calcext:value-type="string">
            <text:p>Petal Danc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VLOOKUP([.A207];[Pokemon.$A$2:.$B$152];2)" office:value-type="string" office:string-value="GLOOM" calcext:value-type="string">
            <text:p>GLOOM</text:p>
          </table:table-cell>
          <table:table-cell office:value-type="string" calcext:value-type="string">
            <text:p>SOLA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07];&quot;.skills.push({skill: Skills.&quot;;[.C207];&quot;, level: &quot;;[.D207];&quot;});&quot;)" office:value-type="string" office:string-value="Races.GLOOM.skills.push({skill: Skills.SOLAR_BEAM, level: 52});" calcext:value-type="string">
            <text:p>Races.GLOOM.skills.push({skill: Skills.SOLAR_BEAM, level: 52});</text:p>
          </table:table-cell>
          <table:table-cell office:value-type="string" calcext:value-type="string">
            <text:p>#044: Gloom (Grass - Poison)</text:p>
          </table:table-cell>
          <table:table-cell office:value-type="string" calcext:value-type="string">
            <text:p>Level 52 - Solar Beam (Grass)</text:p>
          </table:table-cell>
          <table:table-cell table:formula="of:=VLOOKUP([.C207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8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08];&quot;.skills.push({skill: Skills.&quot;;[.C208];&quot;, level: &quot;;[.D208];&quot;});&quot;)" office:value-type="string" office:string-value="Races.PARAS.skills.push({skill: Skills.SCRATCH, level: 1});" calcext:value-type="string">
            <text:p>Races.PARAS.skills.push({skill: Skills.SCRATCH, level: 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 - Scratch (Normal)</text:p>
          </table:table-cell>
          <table:table-cell table:formula="of:=VLOOKUP([.C20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09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TUN_SPORE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209];&quot;.skills.push({skill: Skills.&quot;;[.C209];&quot;, level: &quot;;[.D209];&quot;});&quot;)" office:value-type="string" office:string-value="Races.PARAS.skills.push({skill: Skills.STUN_SPORE, level: 13});" calcext:value-type="string">
            <text:p>Races.PARAS.skills.push({skill: Skills.STUN_SPORE, level: 13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13 - Stun Spore (Grass)</text:p>
          </table:table-cell>
          <table:table-cell table:formula="of:=VLOOKUP([.C209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0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LEECH_LIF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10];&quot;.skills.push({skill: Skills.&quot;;[.C210];&quot;, level: &quot;;[.D210];&quot;});&quot;)" office:value-type="string" office:string-value="Races.PARAS.skills.push({skill: Skills.LEECH_LIFE, level: 20});" calcext:value-type="string">
            <text:p>Races.PARAS.skills.push({skill: Skills.LEECH_LIFE, level: 20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0 - Leech Life (Bug)</text:p>
          </table:table-cell>
          <table:table-cell table:formula="of:=VLOOKUP([.C21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1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POR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11];&quot;.skills.push({skill: Skills.&quot;;[.C211];&quot;, level: &quot;;[.D211];&quot;});&quot;)" office:value-type="string" office:string-value="Races.PARAS.skills.push({skill: Skills.SPORE, level: 27});" calcext:value-type="string">
            <text:p>Races.PARAS.skills.push({skill: Skills.SPORE, level: 27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27 - Spore (Grass)</text:p>
          </table:table-cell>
          <table:table-cell table:formula="of:=VLOOKUP([.C211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2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SLASH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212];&quot;.skills.push({skill: Skills.&quot;;[.C212];&quot;, level: &quot;;[.D212];&quot;});&quot;)" office:value-type="string" office:string-value="Races.PARAS.skills.push({skill: Skills.SLASH, level: 34});" calcext:value-type="string">
            <text:p>Races.PARAS.skills.push({skill: Skills.SLASH, level: 34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34 - Slash (Normal)</text:p>
          </table:table-cell>
          <table:table-cell table:formula="of:=VLOOKUP([.C21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VLOOKUP([.A213];[Pokemon.$A$2:.$B$152];2)" office:value-type="string" office:string-value="PARAS" calcext:value-type="string">
            <text:p>PARAS</text:p>
          </table:table-cell>
          <table:table-cell office:value-type="string" calcext:value-type="string">
            <text:p>GROWT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13];&quot;.skills.push({skill: Skills.&quot;;[.C213];&quot;, level: &quot;;[.D213];&quot;});&quot;)" office:value-type="string" office:string-value="Races.PARAS.skills.push({skill: Skills.GROWTH, level: 41});" calcext:value-type="string">
            <text:p>Races.PARAS.skills.push({skill: Skills.GROWTH, level: 41});</text:p>
          </table:table-cell>
          <table:table-cell office:value-type="string" calcext:value-type="string">
            <text:p>#046: Paras (Bug - Grass)</text:p>
          </table:table-cell>
          <table:table-cell office:value-type="string" calcext:value-type="string">
            <text:p>Level 41 - Growth (Normal)</text:p>
          </table:table-cell>
          <table:table-cell table:formula="of:=VLOOKUP([.C213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4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14];&quot;.skills.push({skill: Skills.&quot;;[.C214];&quot;, level: &quot;;[.D214];&quot;});&quot;)" office:value-type="string" office:string-value="Races.PARASECT.skills.push({skill: Skills.SPORE, level: 30});" calcext:value-type="string">
            <text:p>Races.PARASECT.skills.push({skill: Skills.SPORE, level: 30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0 - Spore (Grass)</text:p>
          </table:table-cell>
          <table:table-cell table:formula="of:=VLOOKUP([.C214];[Skills.$A$2:.$B$166];2;0)" office:value-type="string" office:string-value="Spore" calcext:value-type="string">
            <text:p>Spor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5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15];&quot;.skills.push({skill: Skills.&quot;;[.C215];&quot;, level: &quot;;[.D215];&quot;});&quot;)" office:value-type="string" office:string-value="Races.PARASECT.skills.push({skill: Skills.SLASH, level: 39});" calcext:value-type="string">
            <text:p>Races.PARASECT.skills.push({skill: Skills.SLASH, level: 39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39 - Slash (Normal)</text:p>
          </table:table-cell>
          <table:table-cell table:formula="of:=VLOOKUP([.C2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VLOOKUP([.A216];[Pokemon.$A$2:.$B$152];2)" office:value-type="string" office:string-value="PARASECT" calcext:value-type="string">
            <text:p>PARASECT</text:p>
          </table:table-cell>
          <table:table-cell office:value-type="string" calcext:value-type="string">
            <text:p>GROWT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16];&quot;.skills.push({skill: Skills.&quot;;[.C216];&quot;, level: &quot;;[.D216];&quot;});&quot;)" office:value-type="string" office:string-value="Races.PARASECT.skills.push({skill: Skills.GROWTH, level: 48});" calcext:value-type="string">
            <text:p>Races.PARASECT.skills.push({skill: Skills.GROWTH, level: 48});</text:p>
          </table:table-cell>
          <table:table-cell office:value-type="string" calcext:value-type="string">
            <text:p>#047: Parasect (Bug - Grass)</text:p>
          </table:table-cell>
          <table:table-cell office:value-type="string" calcext:value-type="string">
            <text:p>Level 48 - Growth (Normal)</text:p>
          </table:table-cell>
          <table:table-cell table:formula="of:=VLOOKUP([.C216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7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7];&quot;.skills.push({skill: Skills.&quot;;[.C217];&quot;, level: &quot;;[.D217];&quot;});&quot;)" office:value-type="string" office:string-value="Races.VENONAT.skills.push({skill: Skills.TACKLE, level: 1});" calcext:value-type="string">
            <text:p>Races.VENONAT.skills.push({skill: Skills.TACK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Tackle (Normal)</text:p>
          </table:table-cell>
          <table:table-cell table:formula="of:=VLOOKUP([.C2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8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18];&quot;.skills.push({skill: Skills.&quot;;[.C218];&quot;, level: &quot;;[.D218];&quot;});&quot;)" office:value-type="string" office:string-value="Races.VENONAT.skills.push({skill: Skills.DISABLE, level: 1});" calcext:value-type="string">
            <text:p>Races.VENONAT.skills.push({skill: Skills.DISABLE, level: 1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1 - Disable (Normal)</text:p>
          </table:table-cell>
          <table:table-cell table:formula="of:=VLOOKUP([.C218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19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OISON_POWD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19];&quot;.skills.push({skill: Skills.&quot;;[.C219];&quot;, level: &quot;;[.D219];&quot;});&quot;)" office:value-type="string" office:string-value="Races.VENONAT.skills.push({skill: Skills.POISON_POWDER, level: 24});" calcext:value-type="string">
            <text:p>Races.VENONAT.skills.push({skill: Skills.POISON_POWDER, level: 24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4 - Poison Powder (Poison)</text:p>
          </table:table-cell>
          <table:table-cell table:formula="of:=VLOOKUP([.C21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0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LEECH_LIFE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20];&quot;.skills.push({skill: Skills.&quot;;[.C220];&quot;, level: &quot;;[.D220];&quot;});&quot;)" office:value-type="string" office:string-value="Races.VENONAT.skills.push({skill: Skills.LEECH_LIFE, level: 27});" calcext:value-type="string">
            <text:p>Races.VENONAT.skills.push({skill: Skills.LEECH_LIFE, level: 27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27 - Leech Life (Bug)</text:p>
          </table:table-cell>
          <table:table-cell table:formula="of:=VLOOKUP([.C220];[Skills.$A$2:.$B$166];2;0)" office:value-type="string" office:string-value="Leech Life" calcext:value-type="string">
            <text:p>Leech Lif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1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TUN_SPOR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21];&quot;.skills.push({skill: Skills.&quot;;[.C221];&quot;, level: &quot;;[.D221];&quot;});&quot;)" office:value-type="string" office:string-value="Races.VENONAT.skills.push({skill: Skills.STUN_SPORE, level: 30});" calcext:value-type="string">
            <text:p>Races.VENONAT.skills.push({skill: Skills.STUN_SPORE, level: 30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0 - Stun Spore (Grass)</text:p>
          </table:table-cell>
          <table:table-cell table:formula="of:=VLOOKUP([.C22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2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22];&quot;.skills.push({skill: Skills.&quot;;[.C222];&quot;, level: &quot;;[.D222];&quot;});&quot;)" office:value-type="string" office:string-value="Races.VENONAT.skills.push({skill: Skills.PSYBEAM, level: 35});" calcext:value-type="string">
            <text:p>Races.VENONAT.skills.push({skill: Skills.PSYBEAM, level: 35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5 - Psybeam (Psychic)</text:p>
          </table:table-cell>
          <table:table-cell table:formula="of:=VLOOKUP([.C22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3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SLEEP_POWD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3];&quot;.skills.push({skill: Skills.&quot;;[.C223];&quot;, level: &quot;;[.D223];&quot;});&quot;)" office:value-type="string" office:string-value="Races.VENONAT.skills.push({skill: Skills.SLEEP_POWDER, level: 38});" calcext:value-type="string">
            <text:p>Races.VENONAT.skills.push({skill: Skills.SLEEP_POWDER, level: 38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38 - Sleep Powder (Grass)</text:p>
          </table:table-cell>
          <table:table-cell table:formula="of:=VLOOKUP([.C223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VLOOKUP([.A224];[Pokemon.$A$2:.$B$152];2)" office:value-type="string" office:string-value="VENONAT" calcext:value-type="string">
            <text:p>VENONAT</text:p>
          </table:table-cell>
          <table:table-cell office:value-type="string" calcext:value-type="string">
            <text:p>PSYCHIC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4];&quot;.skills.push({skill: Skills.&quot;;[.C224];&quot;, level: &quot;;[.D224];&quot;});&quot;)" office:value-type="string" office:string-value="Races.VENONAT.skills.push({skill: Skills.PSYCHIC, level: 43});" calcext:value-type="string">
            <text:p>Races.VENONAT.skills.push({skill: Skills.PSYCHIC, level: 43});</text:p>
          </table:table-cell>
          <table:table-cell office:value-type="string" calcext:value-type="string">
            <text:p>#048: Venonat (Bug - Poison)</text:p>
          </table:table-cell>
          <table:table-cell office:value-type="string" calcext:value-type="string">
            <text:p>Level 43 - Psychic (Psychic)</text:p>
          </table:table-cell>
          <table:table-cell table:formula="of:=VLOOKUP([.C224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5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25];&quot;.skills.push({skill: Skills.&quot;;[.C225];&quot;, level: &quot;;[.D225];&quot;});&quot;)" office:value-type="string" office:string-value="Races.VENOMOTH.skills.push({skill: Skills.PSYBEAM, level: 38});" calcext:value-type="string">
            <text:p>Races.VENOMOTH.skills.push({skill: Skills.PSYBEAM, level: 38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38 - Psybeam (Psychic)</text:p>
          </table:table-cell>
          <table:table-cell table:formula="of:=VLOOKUP([.C22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6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SLEEP_POWDER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26];&quot;.skills.push({skill: Skills.&quot;;[.C226];&quot;, level: &quot;;[.D226];&quot;});&quot;)" office:value-type="string" office:string-value="Races.VENOMOTH.skills.push({skill: Skills.SLEEP_POWDER, level: 43});" calcext:value-type="string">
            <text:p>Races.VENOMOTH.skills.push({skill: Skills.SLEEP_POWDER, level: 43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43 - Sleep Powder (Grass)</text:p>
          </table:table-cell>
          <table:table-cell table:formula="of:=VLOOKUP([.C226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VLOOKUP([.A227];[Pokemon.$A$2:.$B$152];2)" office:value-type="string" office:string-value="VENOMOTH" calcext:value-type="string">
            <text:p>VENOMOTH</text:p>
          </table:table-cell>
          <table:table-cell office:value-type="string" calcext:value-type="string">
            <text:p>PSYCHIC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27];&quot;.skills.push({skill: Skills.&quot;;[.C227];&quot;, level: &quot;;[.D227];&quot;});&quot;)" office:value-type="string" office:string-value="Races.VENOMOTH.skills.push({skill: Skills.PSYCHIC, level: 50});" calcext:value-type="string">
            <text:p>Races.VENOMOTH.skills.push({skill: Skills.PSYCHIC, level: 50});</text:p>
          </table:table-cell>
          <table:table-cell office:value-type="string" calcext:value-type="string">
            <text:p>#049: Venomoth (Bug - Poison)</text:p>
          </table:table-cell>
          <table:table-cell office:value-type="string" calcext:value-type="string">
            <text:p>Level 50 - Psychic (Psychic)</text:p>
          </table:table-cell>
          <table:table-cell table:formula="of:=VLOOKUP([.C22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8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28];&quot;.skills.push({skill: Skills.&quot;;[.C228];&quot;, level: &quot;;[.D228];&quot;});&quot;)" office:value-type="string" office:string-value="Races.DIGLETT.skills.push({skill: Skills.SCRATCH, level: 1});" calcext:value-type="string">
            <text:p>Races.DIGLETT.skills.push({skill: Skills.SCRATCH, level: 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 - Scratch (Normal)</text:p>
          </table:table-cell>
          <table:table-cell table:formula="of:=VLOOKUP([.C228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29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GROWL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29];&quot;.skills.push({skill: Skills.&quot;;[.C229];&quot;, level: &quot;;[.D229];&quot;});&quot;)" office:value-type="string" office:string-value="Races.DIGLETT.skills.push({skill: Skills.GROWL, level: 15});" calcext:value-type="string">
            <text:p>Races.DIGLETT.skills.push({skill: Skills.GROWL, level: 15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5 - Growl (Normal)</text:p>
          </table:table-cell>
          <table:table-cell table:formula="of:=VLOOKUP([.C2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0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DIG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30];&quot;.skills.push({skill: Skills.&quot;;[.C230];&quot;, level: &quot;;[.D230];&quot;});&quot;)" office:value-type="string" office:string-value="Races.DIGLETT.skills.push({skill: Skills.DIG, level: 19});" calcext:value-type="string">
            <text:p>Races.DIGLETT.skills.push({skill: Skills.DIG, level: 19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19 - Dig (Ground)</text:p>
          </table:table-cell>
          <table:table-cell table:formula="of:=VLOOKUP([.C230];[Skills.$A$2:.$B$166];2;0)" office:value-type="string" office:string-value="Dig" calcext:value-type="string">
            <text:p>Di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1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AND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31];&quot;.skills.push({skill: Skills.&quot;;[.C231];&quot;, level: &quot;;[.D231];&quot;});&quot;)" office:value-type="string" office:string-value="Races.DIGLETT.skills.push({skill: Skills.SAND_ATTACK, level: 24});" calcext:value-type="string">
            <text:p>Races.DIGLETT.skills.push({skill: Skills.SAND_ATTACK, level: 24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24 - Sand Attack (Normal)</text:p>
          </table:table-cell>
          <table:table-cell table:formula="of:=VLOOKUP([.C231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2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SLAS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32];&quot;.skills.push({skill: Skills.&quot;;[.C232];&quot;, level: &quot;;[.D232];&quot;});&quot;)" office:value-type="string" office:string-value="Races.DIGLETT.skills.push({skill: Skills.SLASH, level: 31});" calcext:value-type="string">
            <text:p>Races.DIGLETT.skills.push({skill: Skills.SLASH, level: 31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31 - Slash (Normal)</text:p>
          </table:table-cell>
          <table:table-cell table:formula="of:=VLOOKUP([.C23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VLOOKUP([.A233];[Pokemon.$A$2:.$B$152];2)" office:value-type="string" office:string-value="DIGLETT" calcext:value-type="string">
            <text:p>DIGLETT</text:p>
          </table:table-cell>
          <table:table-cell office:value-type="string" calcext:value-type="string">
            <text:p>EARTHQUAK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233];&quot;.skills.push({skill: Skills.&quot;;[.C233];&quot;, level: &quot;;[.D233];&quot;});&quot;)" office:value-type="string" office:string-value="Races.DIGLETT.skills.push({skill: Skills.EARTHQUAKE, level: 40});" calcext:value-type="string">
            <text:p>Races.DIGLETT.skills.push({skill: Skills.EARTHQUAKE, level: 40});</text:p>
          </table:table-cell>
          <table:table-cell office:value-type="string" calcext:value-type="string">
            <text:p>#050: Diglett (Ground)</text:p>
          </table:table-cell>
          <table:table-cell office:value-type="string" calcext:value-type="string">
            <text:p>Level 40 - Earthquake (Ground)</text:p>
          </table:table-cell>
          <table:table-cell table:formula="of:=VLOOKUP([.C233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4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SLASH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234];&quot;.skills.push({skill: Skills.&quot;;[.C234];&quot;, level: &quot;;[.D234];&quot;});&quot;)" office:value-type="string" office:string-value="Races.DUGTRIO.skills.push({skill: Skills.SLASH, level: 35});" calcext:value-type="string">
            <text:p>Races.DUGTRIO.skills.push({skill: Skills.SLASH, level: 35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35 - Slash (Normal)</text:p>
          </table:table-cell>
          <table:table-cell table:formula="of:=VLOOKUP([.C23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VLOOKUP([.A235];[Pokemon.$A$2:.$B$152];2)" office:value-type="string" office:string-value="DUGTRIO" calcext:value-type="string">
            <text:p>DUGTRIO</text:p>
          </table:table-cell>
          <table:table-cell office:value-type="string" calcext:value-type="string">
            <text:p>EARTHQUAK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235];&quot;.skills.push({skill: Skills.&quot;;[.C235];&quot;, level: &quot;;[.D235];&quot;});&quot;)" office:value-type="string" office:string-value="Races.DUGTRIO.skills.push({skill: Skills.EARTHQUAKE, level: 47});" calcext:value-type="string">
            <text:p>Races.DUGTRIO.skills.push({skill: Skills.EARTHQUAKE, level: 47});</text:p>
          </table:table-cell>
          <table:table-cell office:value-type="string" calcext:value-type="string">
            <text:p>#051: Dugtrio (Ground)</text:p>
          </table:table-cell>
          <table:table-cell office:value-type="string" calcext:value-type="string">
            <text:p>Level 47 - Earthquake (Ground)</text:p>
          </table:table-cell>
          <table:table-cell table:formula="of:=VLOOKUP([.C235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6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6];&quot;.skills.push({skill: Skills.&quot;;[.C236];&quot;, level: &quot;;[.D236];&quot;});&quot;)" office:value-type="string" office:string-value="Races.MEOWTH.skills.push({skill: Skills.SCRATCH, level: 1});" calcext:value-type="string">
            <text:p>Races.MEOWTH.skills.push({skill: Skills.SCRATCH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Scratch (Normal)</text:p>
          </table:table-cell>
          <table:table-cell table:formula="of:=VLOOKUP([.C236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7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37];&quot;.skills.push({skill: Skills.&quot;;[.C237];&quot;, level: &quot;;[.D237];&quot;});&quot;)" office:value-type="string" office:string-value="Races.MEOWTH.skills.push({skill: Skills.GROWL, level: 1});" calcext:value-type="string">
            <text:p>Races.MEOWTH.skills.push({skill: Skills.GROWL, level: 1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 - Growl (Normal)</text:p>
          </table:table-cell>
          <table:table-cell table:formula="of:=VLOOKUP([.C23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8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238];&quot;.skills.push({skill: Skills.&quot;;[.C238];&quot;, level: &quot;;[.D238];&quot;});&quot;)" office:value-type="string" office:string-value="Races.MEOWTH.skills.push({skill: Skills.BITE, level: 12});" calcext:value-type="string">
            <text:p>Races.MEOWTH.skills.push({skill: Skills.BITE, level: 12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2 - Bite (Normal)</text:p>
          </table:table-cell>
          <table:table-cell table:formula="of:=VLOOKUP([.C23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39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PAY_DAY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239];&quot;.skills.push({skill: Skills.&quot;;[.C239];&quot;, level: &quot;;[.D239];&quot;});&quot;)" office:value-type="string" office:string-value="Races.MEOWTH.skills.push({skill: Skills.PAY_DAY, level: 17});" calcext:value-type="string">
            <text:p>Races.MEOWTH.skills.push({skill: Skills.PAY_DAY, level: 17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17 - Pay Day (Normal)</text:p>
          </table:table-cell>
          <table:table-cell table:formula="of:=VLOOKUP([.C239];[Skills.$A$2:.$B$166];2;0)" office:value-type="string" office:string-value="Pay Day" calcext:value-type="string">
            <text:p>Pay Da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0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CREECH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240];&quot;.skills.push({skill: Skills.&quot;;[.C240];&quot;, level: &quot;;[.D240];&quot;});&quot;)" office:value-type="string" office:string-value="Races.MEOWTH.skills.push({skill: Skills.SCREECH, level: 24});" calcext:value-type="string">
            <text:p>Races.MEOWTH.skills.push({skill: Skills.SCREECH, level: 2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24 - Screech (Normal)</text:p>
          </table:table-cell>
          <table:table-cell table:formula="of:=VLOOKUP([.C240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1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FURY_SWIPE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41];&quot;.skills.push({skill: Skills.&quot;;[.C241];&quot;, level: &quot;;[.D241];&quot;});&quot;)" office:value-type="string" office:string-value="Races.MEOWTH.skills.push({skill: Skills.FURY_SWIPES, level: 33});" calcext:value-type="string">
            <text:p>Races.MEOWTH.skills.push({skill: Skills.FURY_SWIPES, level: 33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33 - Fury Swipes (Normal)</text:p>
          </table:table-cell>
          <table:table-cell table:formula="of:=VLOOKUP([.C241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VLOOKUP([.A242];[Pokemon.$A$2:.$B$152];2)" office:value-type="string" office:string-value="MEOWTH" calcext:value-type="string">
            <text:p>MEOWTH</text:p>
          </table:table-cell>
          <table:table-cell office:value-type="string" calcext:value-type="string">
            <text:p>SLASH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242];&quot;.skills.push({skill: Skills.&quot;;[.C242];&quot;, level: &quot;;[.D242];&quot;});&quot;)" office:value-type="string" office:string-value="Races.MEOWTH.skills.push({skill: Skills.SLASH, level: 44});" calcext:value-type="string">
            <text:p>Races.MEOWTH.skills.push({skill: Skills.SLASH, level: 44});</text:p>
          </table:table-cell>
          <table:table-cell office:value-type="string" calcext:value-type="string">
            <text:p>#052: Meowth (Normal)</text:p>
          </table:table-cell>
          <table:table-cell office:value-type="string" calcext:value-type="string">
            <text:p>Level 44 - Slash (Normal)</text:p>
          </table:table-cell>
          <table:table-cell table:formula="of:=VLOOKUP([.C242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3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FURY_SWIPE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43];&quot;.skills.push({skill: Skills.&quot;;[.C243];&quot;, level: &quot;;[.D243];&quot;});&quot;)" office:value-type="string" office:string-value="Races.PERSIAN.skills.push({skill: Skills.FURY_SWIPES, level: 37});" calcext:value-type="string">
            <text:p>Races.PERSIAN.skills.push({skill: Skills.FURY_SWIPES, level: 37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37 - Fury Swipes (Normal)</text:p>
          </table:table-cell>
          <table:table-cell table:formula="of:=VLOOKUP([.C243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VLOOKUP([.A244];[Pokemon.$A$2:.$B$152];2)" office:value-type="string" office:string-value="PERSIAN" calcext:value-type="string">
            <text:p>PERSIAN</text:p>
          </table:table-cell>
          <table:table-cell office:value-type="string" calcext:value-type="string">
            <text:p>SLASH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244];&quot;.skills.push({skill: Skills.&quot;;[.C244];&quot;, level: &quot;;[.D244];&quot;});&quot;)" office:value-type="string" office:string-value="Races.PERSIAN.skills.push({skill: Skills.SLASH, level: 51});" calcext:value-type="string">
            <text:p>Races.PERSIAN.skills.push({skill: Skills.SLASH, level: 51});</text:p>
          </table:table-cell>
          <table:table-cell office:value-type="string" calcext:value-type="string">
            <text:p>#053: Persian (Normal)</text:p>
          </table:table-cell>
          <table:table-cell office:value-type="string" calcext:value-type="string">
            <text:p>Level 51 - Slash (Normal)</text:p>
          </table:table-cell>
          <table:table-cell table:formula="of:=VLOOKUP([.C244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5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45];&quot;.skills.push({skill: Skills.&quot;;[.C245];&quot;, level: &quot;;[.D245];&quot;});&quot;)" office:value-type="string" office:string-value="Races.PSYDUCK.skills.push({skill: Skills.SCRATCH, level: 1});" calcext:value-type="string">
            <text:p>Races.PSYDUCK.skills.push({skill: Skills.SCRATCH, level: 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1 - Scratch (Normal)</text:p>
          </table:table-cell>
          <table:table-cell table:formula="of:=VLOOKUP([.C245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6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246];&quot;.skills.push({skill: Skills.&quot;;[.C246];&quot;, level: &quot;;[.D246];&quot;});&quot;)" office:value-type="string" office:string-value="Races.PSYDUCK.skills.push({skill: Skills.TAIL_WHIP, level: 28});" calcext:value-type="string">
            <text:p>Races.PSYDUCK.skills.push({skill: Skills.TAIL_WHIP, level: 28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28 - Tail Whip (Normal)</text:p>
          </table:table-cell>
          <table:table-cell table:formula="of:=VLOOKUP([.C246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7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DISABL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47];&quot;.skills.push({skill: Skills.&quot;;[.C247];&quot;, level: &quot;;[.D247];&quot;});&quot;)" office:value-type="string" office:string-value="Races.PSYDUCK.skills.push({skill: Skills.DISABLE, level: 31});" calcext:value-type="string">
            <text:p>Races.PSYDUCK.skills.push({skill: Skills.DISABLE, level: 31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1 - Disable (Normal)</text:p>
          </table:table-cell>
          <table:table-cell table:formula="of:=VLOOKUP([.C247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8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CONFU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248];&quot;.skills.push({skill: Skills.&quot;;[.C248];&quot;, level: &quot;;[.D248];&quot;});&quot;)" office:value-type="string" office:string-value="Races.PSYDUCK.skills.push({skill: Skills.CONFUSION, level: 36});" calcext:value-type="string">
            <text:p>Races.PSYDUCK.skills.push({skill: Skills.CONFUSION, level: 36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36 - Confusion (Psychic)</text:p>
          </table:table-cell>
          <table:table-cell table:formula="of:=VLOOKUP([.C248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49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FURY_SWIPES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249];&quot;.skills.push({skill: Skills.&quot;;[.C249];&quot;, level: &quot;;[.D249];&quot;});&quot;)" office:value-type="string" office:string-value="Races.PSYDUCK.skills.push({skill: Skills.FURY_SWIPES, level: 43});" calcext:value-type="string">
            <text:p>Races.PSYDUCK.skills.push({skill: Skills.FURY_SWIPES, level: 43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43 - Fury Swipes (Normal)</text:p>
          </table:table-cell>
          <table:table-cell table:formula="of:=VLOOKUP([.C249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VLOOKUP([.A250];[Pokemon.$A$2:.$B$152];2)" office:value-type="string" office:string-value="PSYDUCK" calcext:value-type="string">
            <text:p>PSYDUCK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250];&quot;.skills.push({skill: Skills.&quot;;[.C250];&quot;, level: &quot;;[.D250];&quot;});&quot;)" office:value-type="string" office:string-value="Races.PSYDUCK.skills.push({skill: Skills.HYDRO_PUMP, level: 52});" calcext:value-type="string">
            <text:p>Races.PSYDUCK.skills.push({skill: Skills.HYDRO_PUMP, level: 52});</text:p>
          </table:table-cell>
          <table:table-cell office:value-type="string" calcext:value-type="string">
            <text:p>#054: Psyduck (Water)</text:p>
          </table:table-cell>
          <table:table-cell office:value-type="string" calcext:value-type="string">
            <text:p>Level 52 - Hydro Pump (Water)</text:p>
          </table:table-cell>
          <table:table-cell table:formula="of:=VLOOKUP([.C25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1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CONFUSIO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51];&quot;.skills.push({skill: Skills.&quot;;[.C251];&quot;, level: &quot;;[.D251];&quot;});&quot;)" office:value-type="string" office:string-value="Races.GOLDUCK.skills.push({skill: Skills.CONFUSION, level: 39});" calcext:value-type="string">
            <text:p>Races.GOLDUCK.skills.push({skill: Skills.CONFUSION, level: 3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39 - Confusion (Psychic)</text:p>
          </table:table-cell>
          <table:table-cell table:formula="of:=VLOOKUP([.C25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2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FURY_SWIPES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252];&quot;.skills.push({skill: Skills.&quot;;[.C252];&quot;, level: &quot;;[.D252];&quot;});&quot;)" office:value-type="string" office:string-value="Races.GOLDUCK.skills.push({skill: Skills.FURY_SWIPES, level: 48});" calcext:value-type="string">
            <text:p>Races.GOLDUCK.skills.push({skill: Skills.FURY_SWIPES, level: 48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48 - Fury Swipes (Normal)</text:p>
          </table:table-cell>
          <table:table-cell table:formula="of:=VLOOKUP([.C252];[Skills.$A$2:.$B$166];2;0)" office:value-type="string" office:string-value="Fury Swipes" calcext:value-type="string">
            <text:p>Fury Swip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VLOOKUP([.A253];[Pokemon.$A$2:.$B$152];2)" office:value-type="string" office:string-value="GOLDUCK" calcext:value-type="string">
            <text:p>GOLDUCK</text:p>
          </table:table-cell>
          <table:table-cell office:value-type="string" calcext:value-type="string">
            <text:p>HYDRO_PUMP</text:p>
          </table:table-cell>
          <table:table-cell office:value-type="float" office:value="59" calcext:value-type="float">
            <text:p>59</text:p>
          </table:table-cell>
          <table:table-cell table:formula="of:=CONCATENATE(&quot;Races.&quot;;[.B253];&quot;.skills.push({skill: Skills.&quot;;[.C253];&quot;, level: &quot;;[.D253];&quot;});&quot;)" office:value-type="string" office:string-value="Races.GOLDUCK.skills.push({skill: Skills.HYDRO_PUMP, level: 59});" calcext:value-type="string">
            <text:p>Races.GOLDUCK.skills.push({skill: Skills.HYDRO_PUMP, level: 59});</text:p>
          </table:table-cell>
          <table:table-cell office:value-type="string" calcext:value-type="string">
            <text:p>#055: Golduck (Water)</text:p>
          </table:table-cell>
          <table:table-cell office:value-type="string" calcext:value-type="string">
            <text:p>Level 59 - Hydro Pump (Water)</text:p>
          </table:table-cell>
          <table:table-cell table:formula="of:=VLOOKUP([.C25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4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4];&quot;.skills.push({skill: Skills.&quot;;[.C254];&quot;, level: &quot;;[.D254];&quot;});&quot;)" office:value-type="string" office:string-value="Races.MANKEY.skills.push({skill: Skills.SCRATCH, level: 1});" calcext:value-type="string">
            <text:p>Races.MANKEY.skills.push({skill: Skills.SCRATCH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Scratch (Normal)</text:p>
          </table:table-cell>
          <table:table-cell table:formula="of:=VLOOKUP([.C25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5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55];&quot;.skills.push({skill: Skills.&quot;;[.C255];&quot;, level: &quot;;[.D255];&quot;});&quot;)" office:value-type="string" office:string-value="Races.MANKEY.skills.push({skill: Skills.LEER, level: 1});" calcext:value-type="string">
            <text:p>Races.MANKEY.skills.push({skill: Skills.LEER, level: 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 - Leer (Normal)</text:p>
          </table:table-cell>
          <table:table-cell table:formula="of:=VLOOKUP([.C25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6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KARATE_CHOP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256];&quot;.skills.push({skill: Skills.&quot;;[.C256];&quot;, level: &quot;;[.D256];&quot;});&quot;)" office:value-type="string" office:string-value="Races.MANKEY.skills.push({skill: Skills.KARATE_CHOP, level: 15});" calcext:value-type="string">
            <text:p>Races.MANKEY.skills.push({skill: Skills.KARATE_CHOP, level: 15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15 - Karate Chop (Normal)</text:p>
          </table:table-cell>
          <table:table-cell table:formula="of:=VLOOKUP([.C256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7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URY_ATTACK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257];&quot;.skills.push({skill: Skills.&quot;;[.C257];&quot;, level: &quot;;[.D257];&quot;});&quot;)" office:value-type="string" office:string-value="Races.MANKEY.skills.push({skill: Skills.FURY_ATTACK, level: 21});" calcext:value-type="string">
            <text:p>Races.MANKEY.skills.push({skill: Skills.FURY_ATTACK, level: 21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1 - Fury Attack (Normal)</text:p>
          </table:table-cell>
          <table:table-cell table:formula="of:=VLOOKUP([.C257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8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FOCUS_ENERGY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58];&quot;.skills.push({skill: Skills.&quot;;[.C258];&quot;, level: &quot;;[.D258];&quot;});&quot;)" office:value-type="string" office:string-value="Races.MANKEY.skills.push({skill: Skills.FOCUS_ENERGY, level: 27});" calcext:value-type="string">
            <text:p>Races.MANKEY.skills.push({skill: Skills.FOCUS_ENERGY, level: 27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27 - Focus Energy (Normal)</text:p>
          </table:table-cell>
          <table:table-cell table:formula="of:=VLOOKUP([.C25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59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SEISMIC_TOS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59];&quot;.skills.push({skill: Skills.&quot;;[.C259];&quot;, level: &quot;;[.D259];&quot;});&quot;)" office:value-type="string" office:string-value="Races.MANKEY.skills.push({skill: Skills.SEISMIC_TOSS, level: 33});" calcext:value-type="string">
            <text:p>Races.MANKEY.skills.push({skill: Skills.SEISMIC_TOSS, level: 33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3 - Seismic Toss (Fighting)</text:p>
          </table:table-cell>
          <table:table-cell table:formula="of:=VLOOKUP([.C259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VLOOKUP([.A260];[Pokemon.$A$2:.$B$152];2)" office:value-type="string" office:string-value="MANKEY" calcext:value-type="string">
            <text:p>MANKEY</text:p>
          </table:table-cell>
          <table:table-cell office:value-type="string" calcext:value-type="string">
            <text:p>THR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0];&quot;.skills.push({skill: Skills.&quot;;[.C260];&quot;, level: &quot;;[.D260];&quot;});&quot;)" office:value-type="string" office:string-value="Races.MANKEY.skills.push({skill: Skills.THRASH, level: 39});" calcext:value-type="string">
            <text:p>Races.MANKEY.skills.push({skill: Skills.THRASH, level: 39});</text:p>
          </table:table-cell>
          <table:table-cell office:value-type="string" calcext:value-type="string">
            <text:p>#056: Mankey (Fighting)</text:p>
          </table:table-cell>
          <table:table-cell office:value-type="string" calcext:value-type="string">
            <text:p>Level 39 - Thrash (Normal)</text:p>
          </table:table-cell>
          <table:table-cell table:formula="of:=VLOOKUP([.C260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1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SEISMIC_TOSS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261];&quot;.skills.push({skill: Skills.&quot;;[.C261];&quot;, level: &quot;;[.D261];&quot;});&quot;)" office:value-type="string" office:string-value="Races.PRIMEAPE.skills.push({skill: Skills.SEISMIC_TOSS, level: 37});" calcext:value-type="string">
            <text:p>Races.PRIMEAPE.skills.push({skill: Skills.SEISMIC_TOSS, level: 37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37 - Seismic Toss (Fighting)</text:p>
          </table:table-cell>
          <table:table-cell table:formula="of:=VLOOKUP([.C26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VLOOKUP([.A262];[Pokemon.$A$2:.$B$152];2)" office:value-type="string" office:string-value="PRIMEAPE" calcext:value-type="string">
            <text:p>PRIMEAPE</text:p>
          </table:table-cell>
          <table:table-cell office:value-type="string" calcext:value-type="string">
            <text:p>THRAS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62];&quot;.skills.push({skill: Skills.&quot;;[.C262];&quot;, level: &quot;;[.D262];&quot;});&quot;)" office:value-type="string" office:string-value="Races.PRIMEAPE.skills.push({skill: Skills.THRASH, level: 46});" calcext:value-type="string">
            <text:p>Races.PRIMEAPE.skills.push({skill: Skills.THRASH, level: 46});</text:p>
          </table:table-cell>
          <table:table-cell office:value-type="string" calcext:value-type="string">
            <text:p>#057: Primeape (Fighting)</text:p>
          </table:table-cell>
          <table:table-cell office:value-type="string" calcext:value-type="string">
            <text:p>Level 46 - Thrash (Normal)</text:p>
          </table:table-cell>
          <table:table-cell table:formula="of:=VLOOKUP([.C262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3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BI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3];&quot;.skills.push({skill: Skills.&quot;;[.C263];&quot;, level: &quot;;[.D263];&quot;});&quot;)" office:value-type="string" office:string-value="Races.GROWLITHE.skills.push({skill: Skills.BITE, level: 1});" calcext:value-type="string">
            <text:p>Races.GROWLITHE.skills.push({skill: Skills.BITE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Bite (Normal)</text:p>
          </table:table-cell>
          <table:table-cell table:formula="of:=VLOOKUP([.C26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4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ROA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64];&quot;.skills.push({skill: Skills.&quot;;[.C264];&quot;, level: &quot;;[.D264];&quot;});&quot;)" office:value-type="string" office:string-value="Races.GROWLITHE.skills.push({skill: Skills.ROAR, level: 1});" calcext:value-type="string">
            <text:p>Races.GROWLITHE.skills.push({skill: Skills.ROAR, level: 1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 - Roar (Normal)</text:p>
          </table:table-cell>
          <table:table-cell table:formula="of:=VLOOKUP([.C264];[Skills.$A$2:.$B$166];2;0)" office:value-type="string" office:string-value="Roar" calcext:value-type="string">
            <text:p>Roa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5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EMB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265];&quot;.skills.push({skill: Skills.&quot;;[.C265];&quot;, level: &quot;;[.D265];&quot;});&quot;)" office:value-type="string" office:string-value="Races.GROWLITHE.skills.push({skill: Skills.EMBER, level: 18});" calcext:value-type="string">
            <text:p>Races.GROWLITHE.skills.push({skill: Skills.EMBER, level: 18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18 - Ember (Fire)</text:p>
          </table:table-cell>
          <table:table-cell table:formula="of:=VLOOKUP([.C265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6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LEER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266];&quot;.skills.push({skill: Skills.&quot;;[.C266];&quot;, level: &quot;;[.D266];&quot;});&quot;)" office:value-type="string" office:string-value="Races.GROWLITHE.skills.push({skill: Skills.LEER, level: 23});" calcext:value-type="string">
            <text:p>Races.GROWLITHE.skills.push({skill: Skills.LEER, level: 23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23 - Leer (Normal)</text:p>
          </table:table-cell>
          <table:table-cell table:formula="of:=VLOOKUP([.C26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7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TAKE_DOW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267];&quot;.skills.push({skill: Skills.&quot;;[.C267];&quot;, level: &quot;;[.D267];&quot;});&quot;)" office:value-type="string" office:string-value="Races.GROWLITHE.skills.push({skill: Skills.TAKE_DOWN, level: 30});" calcext:value-type="string">
            <text:p>Races.GROWLITHE.skills.push({skill: Skills.TAKE_DOWN, level: 3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0 - Take Down (Normal)</text:p>
          </table:table-cell>
          <table:table-cell table:formula="of:=VLOOKUP([.C26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8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AGILIT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68];&quot;.skills.push({skill: Skills.&quot;;[.C268];&quot;, level: &quot;;[.D268];&quot;});&quot;)" office:value-type="string" office:string-value="Races.GROWLITHE.skills.push({skill: Skills.AGILITY, level: 39});" calcext:value-type="string">
            <text:p>Races.GROWLITHE.skills.push({skill: Skills.AGILITY, level: 39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39 - Agility (Psychic)</text:p>
          </table:table-cell>
          <table:table-cell table:formula="of:=VLOOKUP([.C26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VLOOKUP([.A269];[Pokemon.$A$2:.$B$152];2)" office:value-type="string" office:string-value="GROWLITHE" calcext:value-type="string">
            <text:p>GROWLITHE</text:p>
          </table:table-cell>
          <table:table-cell office:value-type="string" calcext:value-type="string">
            <text:p>FLAMETHROW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269];&quot;.skills.push({skill: Skills.&quot;;[.C269];&quot;, level: &quot;;[.D269];&quot;});&quot;)" office:value-type="string" office:string-value="Races.GROWLITHE.skills.push({skill: Skills.FLAMETHROWER, level: 50});" calcext:value-type="string">
            <text:p>Races.GROWLITHE.skills.push({skill: Skills.FLAMETHROWER, level: 50});</text:p>
          </table:table-cell>
          <table:table-cell office:value-type="string" calcext:value-type="string">
            <text:p>#058: Growlithe (Fire)</text:p>
          </table:table-cell>
          <table:table-cell office:value-type="string" calcext:value-type="string">
            <text:p>Level 50 - Flamethrower (Fire)</text:p>
          </table:table-cell>
          <table:table-cell table:formula="of:=VLOOKUP([.C26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0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70];&quot;.skills.push({skill: Skills.&quot;;[.C270];&quot;, level: &quot;;[.D270];&quot;});&quot;)" office:value-type="string" office:string-value="Races.POLIWAG.skills.push({skill: Skills.BUBBLE, level: 1});" calcext:value-type="string">
            <text:p>Races.POLIWAG.skills.push({skill: Skills.BUBBLE, level: 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 - Bubble (Water)</text:p>
          </table:table-cell>
          <table:table-cell table:formula="of:=VLOOKUP([.C270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1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PNOSIS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271];&quot;.skills.push({skill: Skills.&quot;;[.C271];&quot;, level: &quot;;[.D271];&quot;});&quot;)" office:value-type="string" office:string-value="Races.POLIWAG.skills.push({skill: Skills.HYPNOSIS, level: 16});" calcext:value-type="string">
            <text:p>Races.POLIWAG.skills.push({skill: Skills.HYPNOSIS, level: 16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6 - Hypnosis (Psychic)</text:p>
          </table:table-cell>
          <table:table-cell table:formula="of:=VLOOKUP([.C27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2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WATER_GU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272];&quot;.skills.push({skill: Skills.&quot;;[.C272];&quot;, level: &quot;;[.D272];&quot;});&quot;)" office:value-type="string" office:string-value="Races.POLIWAG.skills.push({skill: Skills.WATER_GUN, level: 19});" calcext:value-type="string">
            <text:p>Races.POLIWAG.skills.push({skill: Skills.WATER_GUN, level: 19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19 - Water Gun (Water)</text:p>
          </table:table-cell>
          <table:table-cell table:formula="of:=VLOOKUP([.C27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3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DOUBLE_SLAP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73];&quot;.skills.push({skill: Skills.&quot;;[.C273];&quot;, level: &quot;;[.D273];&quot;});&quot;)" office:value-type="string" office:string-value="Races.POLIWAG.skills.push({skill: Skills.DOUBLE_SLAP, level: 25});" calcext:value-type="string">
            <text:p>Races.POLIWAG.skills.push({skill: Skills.DOUBLE_SLAP, level: 2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25 - Doubleslap (Normal)</text:p>
          </table:table-cell>
          <table:table-cell table:formula="of:=VLOOKUP([.C273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4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BODY_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74];&quot;.skills.push({skill: Skills.&quot;;[.C274];&quot;, level: &quot;;[.D274];&quot;});&quot;)" office:value-type="string" office:string-value="Races.POLIWAG.skills.push({skill: Skills.BODY_SLAM, level: 31});" calcext:value-type="string">
            <text:p>Races.POLIWAG.skills.push({skill: Skills.BODY_SLAM, level: 31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1 - Body Slam (Normal)</text:p>
          </table:table-cell>
          <table:table-cell table:formula="of:=VLOOKUP([.C27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5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AMNESIA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75];&quot;.skills.push({skill: Skills.&quot;;[.C275];&quot;, level: &quot;;[.D275];&quot;});&quot;)" office:value-type="string" office:string-value="Races.POLIWAG.skills.push({skill: Skills.AMNESIA, level: 38});" calcext:value-type="string">
            <text:p>Races.POLIWAG.skills.push({skill: Skills.AMNESIA, level: 38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38 - Amnesia (Psychic)</text:p>
          </table:table-cell>
          <table:table-cell table:formula="of:=VLOOKUP([.C275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VLOOKUP([.A276];[Pokemon.$A$2:.$B$152];2)" office:value-type="string" office:string-value="POLIWAG" calcext:value-type="string">
            <text:p>POLIWAG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276];&quot;.skills.push({skill: Skills.&quot;;[.C276];&quot;, level: &quot;;[.D276];&quot;});&quot;)" office:value-type="string" office:string-value="Races.POLIWAG.skills.push({skill: Skills.HYDRO_PUMP, level: 45});" calcext:value-type="string">
            <text:p>Races.POLIWAG.skills.push({skill: Skills.HYDRO_PUMP, level: 45});</text:p>
          </table:table-cell>
          <table:table-cell office:value-type="string" calcext:value-type="string">
            <text:p>#060: Poliwag (Water)</text:p>
          </table:table-cell>
          <table:table-cell office:value-type="string" calcext:value-type="string">
            <text:p>Level 45 - Hydro Pump (Water)</text:p>
          </table:table-cell>
          <table:table-cell table:formula="of:=VLOOKUP([.C27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7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DOUBLE_SLAP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277];&quot;.skills.push({skill: Skills.&quot;;[.C277];&quot;, level: &quot;;[.D277];&quot;});&quot;)" office:value-type="string" office:string-value="Races.POLIWHIRL.skills.push({skill: Skills.DOUBLE_SLAP, level: 26});" calcext:value-type="string">
            <text:p>Races.POLIWHIRL.skills.push({skill: Skills.DOUBLE_SLAP, level: 26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26 - Doubleslap (Normal)</text:p>
          </table:table-cell>
          <table:table-cell table:formula="of:=VLOOKUP([.C27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8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BODY_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278];&quot;.skills.push({skill: Skills.&quot;;[.C278];&quot;, level: &quot;;[.D278];&quot;});&quot;)" office:value-type="string" office:string-value="Races.POLIWHIRL.skills.push({skill: Skills.BODY_SLAM, level: 33});" calcext:value-type="string">
            <text:p>Races.POLIWHIRL.skills.push({skill: Skills.BODY_SLAM, level: 33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33 - Body Slam (Normal)</text:p>
          </table:table-cell>
          <table:table-cell table:formula="of:=VLOOKUP([.C278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79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AMNESIA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279];&quot;.skills.push({skill: Skills.&quot;;[.C279];&quot;, level: &quot;;[.D279];&quot;});&quot;)" office:value-type="string" office:string-value="Races.POLIWHIRL.skills.push({skill: Skills.AMNESIA, level: 41});" calcext:value-type="string">
            <text:p>Races.POLIWHIRL.skills.push({skill: Skills.AMNESIA, level: 41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1 - Amnesia (Psychic)</text:p>
          </table:table-cell>
          <table:table-cell table:formula="of:=VLOOKUP([.C27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VLOOKUP([.A280];[Pokemon.$A$2:.$B$152];2)" office:value-type="string" office:string-value="POLIWHIRL" calcext:value-type="string">
            <text:p>POLIWHIRL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280];&quot;.skills.push({skill: Skills.&quot;;[.C280];&quot;, level: &quot;;[.D280];&quot;});&quot;)" office:value-type="string" office:string-value="Races.POLIWHIRL.skills.push({skill: Skills.HYDRO_PUMP, level: 49});" calcext:value-type="string">
            <text:p>Races.POLIWHIRL.skills.push({skill: Skills.HYDRO_PUMP, level: 49});</text:p>
          </table:table-cell>
          <table:table-cell office:value-type="string" calcext:value-type="string">
            <text:p>#061: Poliwhirl (Water)</text:p>
          </table:table-cell>
          <table:table-cell office:value-type="string" calcext:value-type="string">
            <text:p>Level 49 - Hydro Pump (Water)</text:p>
          </table:table-cell>
          <table:table-cell table:formula="of:=VLOOKUP([.C28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VLOOKUP([.A281];[Pokemon.$A$2:.$B$152];2)" office:value-type="string" office:string-value="ABRA" calcext:value-type="string">
            <text:p>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1];&quot;.skills.push({skill: Skills.&quot;;[.C281];&quot;, level: &quot;;[.D281];&quot;});&quot;)" office:value-type="string" office:string-value="Races.ABRA.skills.push({skill: Skills.TELEPORT, level: 1});" calcext:value-type="string">
            <text:p>Races.ABRA.skills.push({skill: Skills.TELEPORT, level: 1});</text:p>
          </table:table-cell>
          <table:table-cell office:value-type="string" calcext:value-type="string">
            <text:p>#063: 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1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2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2];&quot;.skills.push({skill: Skills.&quot;;[.C282];&quot;, level: &quot;;[.D282];&quot;});&quot;)" office:value-type="string" office:string-value="Races.KADABRA.skills.push({skill: Skills.TELEPORT, level: 1});" calcext:value-type="string">
            <text:p>Races.KADABRA.skills.push({skill: Skills.TELEPORT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Teleport (Psychic)</text:p>
          </table:table-cell>
          <table:table-cell table:formula="of:=VLOOKUP([.C282];[Skills.$A$2:.$B$166];2;0)" office:value-type="string" office:string-value="Teleport" calcext:value-type="string">
            <text:p>Telepor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3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83];&quot;.skills.push({skill: Skills.&quot;;[.C283];&quot;, level: &quot;;[.D283];&quot;});&quot;)" office:value-type="string" office:string-value="Races.KADABRA.skills.push({skill: Skills.CONFUSION, level: 1});" calcext:value-type="string">
            <text:p>Races.KADABRA.skills.push({skill: Skills.CONFUSION, level: 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1 - Confusuon (Psychic)</text:p>
          </table:table-cell>
          <table:table-cell table:formula="of:=VLOOKUP([.C28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4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4];&quot;.skills.push({skill: Skills.&quot;;[.C284];&quot;, level: &quot;;[.D284];&quot;});&quot;)" office:value-type="string" office:string-value="Races.KADABRA.skills.push({skill: Skills.DISABLE, level: 20});" calcext:value-type="string">
            <text:p>Races.KADABRA.skills.push({skill: Skills.DISABLE, level: 20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5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85];&quot;.skills.push({skill: Skills.&quot;;[.C285];&quot;, level: &quot;;[.D285];&quot;});&quot;)" office:value-type="string" office:string-value="Races.KADABRA.skills.push({skill: Skills.PSYBEAM, level: 27});" calcext:value-type="string">
            <text:p>Races.KADABRA.skills.push({skill: Skills.PSYBEAM, level: 27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85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6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86];&quot;.skills.push({skill: Skills.&quot;;[.C286];&quot;, level: &quot;;[.D286];&quot;});&quot;)" office:value-type="string" office:string-value="Races.KADABRA.skills.push({skill: Skills.RECOVER, level: 31});" calcext:value-type="string">
            <text:p>Races.KADABRA.skills.push({skill: Skills.RECOVER, level: 31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8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7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87];&quot;.skills.push({skill: Skills.&quot;;[.C287];&quot;, level: &quot;;[.D287];&quot;});&quot;)" office:value-type="string" office:string-value="Races.KADABRA.skills.push({skill: Skills.PSYCHIC, level: 38});" calcext:value-type="string">
            <text:p>Races.KADABRA.skills.push({skill: Skills.PSYCHIC, level: 38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87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VLOOKUP([.A288];[Pokemon.$A$2:.$B$152];2)" office:value-type="string" office:string-value="KADABRA" calcext:value-type="string">
            <text:p>KADABRA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88];&quot;.skills.push({skill: Skills.&quot;;[.C288];&quot;, level: &quot;;[.D288];&quot;});&quot;)" office:value-type="string" office:string-value="Races.KADABRA.skills.push({skill: Skills.REFLECT, level: 42});" calcext:value-type="string">
            <text:p>Races.KADABRA.skills.push({skill: Skills.REFLECT, level: 42});</text:p>
          </table:table-cell>
          <table:table-cell office:value-type="string" calcext:value-type="string">
            <text:p>#064: Kadabra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88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89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DISABL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89];&quot;.skills.push({skill: Skills.&quot;;[.C289];&quot;, level: &quot;;[.D289];&quot;});&quot;)" office:value-type="string" office:string-value="Races.ALAKAZAM.skills.push({skill: Skills.DISABLE, level: 20});" calcext:value-type="string">
            <text:p>Races.ALAKAZAM.skills.push({skill: Skills.DISABLE, level: 20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0 - Disable (Normal)</text:p>
          </table:table-cell>
          <table:table-cell table:formula="of:=VLOOKUP([.C289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0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290];&quot;.skills.push({skill: Skills.&quot;;[.C290];&quot;, level: &quot;;[.D290];&quot;});&quot;)" office:value-type="string" office:string-value="Races.ALAKAZAM.skills.push({skill: Skills.PSYBEAM, level: 27});" calcext:value-type="string">
            <text:p>Races.ALAKAZAM.skills.push({skill: Skills.PSYBEAM, level: 27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27 - Psybeam (Psychic)</text:p>
          </table:table-cell>
          <table:table-cell table:formula="of:=VLOOKUP([.C290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1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COV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291];&quot;.skills.push({skill: Skills.&quot;;[.C291];&quot;, level: &quot;;[.D291];&quot;});&quot;)" office:value-type="string" office:string-value="Races.ALAKAZAM.skills.push({skill: Skills.RECOVER, level: 31});" calcext:value-type="string">
            <text:p>Races.ALAKAZAM.skills.push({skill: Skills.RECOVER, level: 31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1 - Recover (Normal)</text:p>
          </table:table-cell>
          <table:table-cell table:formula="of:=VLOOKUP([.C29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2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PSYCHIC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292];&quot;.skills.push({skill: Skills.&quot;;[.C292];&quot;, level: &quot;;[.D292];&quot;});&quot;)" office:value-type="string" office:string-value="Races.ALAKAZAM.skills.push({skill: Skills.PSYCHIC, level: 38});" calcext:value-type="string">
            <text:p>Races.ALAKAZAM.skills.push({skill: Skills.PSYCHIC, level: 38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38 - Psychic (Psychic)</text:p>
          </table:table-cell>
          <table:table-cell table:formula="of:=VLOOKUP([.C292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VLOOKUP([.A293];[Pokemon.$A$2:.$B$152];2)" office:value-type="string" office:string-value="ALAKAZAM" calcext:value-type="string">
            <text:p>ALAKAZAM</text:p>
          </table:table-cell>
          <table:table-cell office:value-type="string" calcext:value-type="string">
            <text:p>REFLECT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293];&quot;.skills.push({skill: Skills.&quot;;[.C293];&quot;, level: &quot;;[.D293];&quot;});&quot;)" office:value-type="string" office:string-value="Races.ALAKAZAM.skills.push({skill: Skills.REFLECT, level: 42});" calcext:value-type="string">
            <text:p>Races.ALAKAZAM.skills.push({skill: Skills.REFLECT, level: 42});</text:p>
          </table:table-cell>
          <table:table-cell office:value-type="string" calcext:value-type="string">
            <text:p>#065: Alakazam (Psychic)</text:p>
          </table:table-cell>
          <table:table-cell office:value-type="string" calcext:value-type="string">
            <text:p>Level 42 - Reflect (Psychic)</text:p>
          </table:table-cell>
          <table:table-cell table:formula="of:=VLOOKUP([.C293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4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KARATE_CHO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294];&quot;.skills.push({skill: Skills.&quot;;[.C294];&quot;, level: &quot;;[.D294];&quot;});&quot;)" office:value-type="string" office:string-value="Races.MACHOP.skills.push({skill: Skills.KARATE_CHOP, level: 1});" calcext:value-type="string">
            <text:p>Races.MACHOP.skills.push({skill: Skills.KARATE_CHOP, level: 1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1 - Karate Chop (Normal)</text:p>
          </table:table-cell>
          <table:table-cell table:formula="of:=VLOOKUP([.C294];[Skills.$A$2:.$B$166];2;0)" office:value-type="string" office:string-value="Karate Chop" calcext:value-type="string">
            <text:p>Karate Ch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5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OW_KICK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295];&quot;.skills.push({skill: Skills.&quot;;[.C295];&quot;, level: &quot;;[.D295];&quot;});&quot;)" office:value-type="string" office:string-value="Races.MACHOP.skills.push({skill: Skills.LOW_KICK, level: 20});" calcext:value-type="string">
            <text:p>Races.MACHOP.skills.push({skill: Skills.LOW_KICK, level: 20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0 - Low Kick (Fighting)</text:p>
          </table:table-cell>
          <table:table-cell table:formula="of:=VLOOKUP([.C295];[Skills.$A$2:.$B$166];2;0)" office:value-type="string" office:string-value="Low Kick" calcext:value-type="string">
            <text:p>Low Kick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6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296];&quot;.skills.push({skill: Skills.&quot;;[.C296];&quot;, level: &quot;;[.D296];&quot;});&quot;)" office:value-type="string" office:string-value="Races.MACHOP.skills.push({skill: Skills.LEER, level: 25});" calcext:value-type="string">
            <text:p>Races.MACHOP.skills.push({skill: Skills.LEER, level: 25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25 - Leer (Normal)</text:p>
          </table:table-cell>
          <table:table-cell table:formula="of:=VLOOKUP([.C29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7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FOCUS_ENERGY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297];&quot;.skills.push({skill: Skills.&quot;;[.C297];&quot;, level: &quot;;[.D297];&quot;});&quot;)" office:value-type="string" office:string-value="Races.MACHOP.skills.push({skill: Skills.FOCUS_ENERGY, level: 32});" calcext:value-type="string">
            <text:p>Races.MACHOP.skills.push({skill: Skills.FOCUS_ENERGY, level: 32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2 - Focus Energy (Normal)</text:p>
          </table:table-cell>
          <table:table-cell table:formula="of:=VLOOKUP([.C297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8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EISMIC_TOSS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298];&quot;.skills.push({skill: Skills.&quot;;[.C298];&quot;, level: &quot;;[.D298];&quot;});&quot;)" office:value-type="string" office:string-value="Races.MACHOP.skills.push({skill: Skills.SEISMIC_TOSS, level: 39});" calcext:value-type="string">
            <text:p>Races.MACHOP.skills.push({skill: Skills.SEISMIC_TOSS, level: 39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39 - Seismic Toss (Fighting)</text:p>
          </table:table-cell>
          <table:table-cell table:formula="of:=VLOOKUP([.C298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VLOOKUP([.A299];[Pokemon.$A$2:.$B$152];2)" office:value-type="string" office:string-value="MACHOP" calcext:value-type="string">
            <text:p>MACHOP</text:p>
          </table:table-cell>
          <table:table-cell office:value-type="string" calcext:value-type="string">
            <text:p>SUBMISSI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299];&quot;.skills.push({skill: Skills.&quot;;[.C299];&quot;, level: &quot;;[.D299];&quot;});&quot;)" office:value-type="string" office:string-value="Races.MACHOP.skills.push({skill: Skills.SUBMISSION, level: 46});" calcext:value-type="string">
            <text:p>Races.MACHOP.skills.push({skill: Skills.SUBMISSION, level: 46});</text:p>
          </table:table-cell>
          <table:table-cell office:value-type="string" calcext:value-type="string">
            <text:p>#066: Machop (Fighting)</text:p>
          </table:table-cell>
          <table:table-cell office:value-type="string" calcext:value-type="string">
            <text:p>Level 46 - Submission (Fighting)</text:p>
          </table:table-cell>
          <table:table-cell table:formula="of:=VLOOKUP([.C299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0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0];&quot;.skills.push({skill: Skills.&quot;;[.C300];&quot;, level: &quot;;[.D300];&quot;});&quot;)" office:value-type="string" office:string-value="Races.MACHOKE.skills.push({skill: Skills.FOCUS_ENERGY, level: 36});" calcext:value-type="string">
            <text:p>Races.MACHOKE.skills.push({skill: Skills.FOCUS_ENERGY, level: 36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1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1];&quot;.skills.push({skill: Skills.&quot;;[.C301];&quot;, level: &quot;;[.D301];&quot;});&quot;)" office:value-type="string" office:string-value="Races.MACHOKE.skills.push({skill: Skills.SEISMIC_TOSS, level: 44});" calcext:value-type="string">
            <text:p>Races.MACHOKE.skills.push({skill: Skills.SEISMIC_TOSS, level: 44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VLOOKUP([.A302];[Pokemon.$A$2:.$B$152];2)" office:value-type="string" office:string-value="MACHOKE" calcext:value-type="string">
            <text:p>MACHOKE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2];&quot;.skills.push({skill: Skills.&quot;;[.C302];&quot;, level: &quot;;[.D302];&quot;});&quot;)" office:value-type="string" office:string-value="Races.MACHOKE.skills.push({skill: Skills.SUBMISSION, level: 52});" calcext:value-type="string">
            <text:p>Races.MACHOKE.skills.push({skill: Skills.SUBMISSION, level: 52});</text:p>
          </table:table-cell>
          <table:table-cell office:value-type="string" calcext:value-type="string">
            <text:p>#067: Machoke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2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3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03];&quot;.skills.push({skill: Skills.&quot;;[.C303];&quot;, level: &quot;;[.D303];&quot;});&quot;)" office:value-type="string" office:string-value="Races.MACHAMP.skills.push({skill: Skills.FOCUS_ENERGY, level: 36});" calcext:value-type="string">
            <text:p>Races.MACHAMP.skills.push({skill: Skills.FOCUS_ENERGY, level: 36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36 - Focus Energy (Normal)</text:p>
          </table:table-cell>
          <table:table-cell table:formula="of:=VLOOKUP([.C30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4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EISMIC_TOSS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04];&quot;.skills.push({skill: Skills.&quot;;[.C304];&quot;, level: &quot;;[.D304];&quot;});&quot;)" office:value-type="string" office:string-value="Races.MACHAMP.skills.push({skill: Skills.SEISMIC_TOSS, level: 44});" calcext:value-type="string">
            <text:p>Races.MACHAMP.skills.push({skill: Skills.SEISMIC_TOSS, level: 44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44 - Seismic Toss (Fighting)</text:p>
          </table:table-cell>
          <table:table-cell table:formula="of:=VLOOKUP([.C304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VLOOKUP([.A305];[Pokemon.$A$2:.$B$152];2)" office:value-type="string" office:string-value="MACHAMP" calcext:value-type="string">
            <text:p>MACHAMP</text:p>
          </table:table-cell>
          <table:table-cell office:value-type="string" calcext:value-type="string">
            <text:p>SUBMISSION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305];&quot;.skills.push({skill: Skills.&quot;;[.C305];&quot;, level: &quot;;[.D305];&quot;});&quot;)" office:value-type="string" office:string-value="Races.MACHAMP.skills.push({skill: Skills.SUBMISSION, level: 52});" calcext:value-type="string">
            <text:p>Races.MACHAMP.skills.push({skill: Skills.SUBMISSION, level: 52});</text:p>
          </table:table-cell>
          <table:table-cell office:value-type="string" calcext:value-type="string">
            <text:p>#068: Machamp (Fighting)</text:p>
          </table:table-cell>
          <table:table-cell office:value-type="string" calcext:value-type="string">
            <text:p>Level 52 - Submission (Fighting)</text:p>
          </table:table-cell>
          <table:table-cell table:formula="of:=VLOOKUP([.C305];[Skills.$A$2:.$B$166];2;0)" office:value-type="string" office:string-value="Submission" calcext:value-type="string">
            <text:p>Submissio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6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VINE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6];&quot;.skills.push({skill: Skills.&quot;;[.C306];&quot;, level: &quot;;[.D306];&quot;});&quot;)" office:value-type="string" office:string-value="Races.BELLSPROUT.skills.push({skill: Skills.VINE_WHIP, level: 1});" calcext:value-type="string">
            <text:p>Races.BELLSPROUT.skills.push({skill: Skills.VINE_WHIP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Vine Whip (Grass)</text:p>
          </table:table-cell>
          <table:table-cell table:formula="of:=VLOOKUP([.C306];[Skills.$A$2:.$B$166];2;0)" office:value-type="string" office:string-value="Vine Whip" calcext:value-type="string">
            <text:p>Vine Whi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7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07];&quot;.skills.push({skill: Skills.&quot;;[.C307];&quot;, level: &quot;;[.D307];&quot;});&quot;)" office:value-type="string" office:string-value="Races.BELLSPROUT.skills.push({skill: Skills.GROWTH, level: 1});" calcext:value-type="string">
            <text:p>Races.BELLSPROUT.skills.push({skill: Skills.GROWTH, level: 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 - Growth (Normal)</text:p>
          </table:table-cell>
          <table:table-cell table:formula="of:=VLOOKUP([.C307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8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08];&quot;.skills.push({skill: Skills.&quot;;[.C308];&quot;, level: &quot;;[.D308];&quot;});&quot;)" office:value-type="string" office:string-value="Races.BELLSPROUT.skills.push({skill: Skills.WRAP, level: 13});" calcext:value-type="string">
            <text:p>Races.BELLSPROUT.skills.push({skill: Skills.WRAP, level: 1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3 - Wrap (Normal)</text:p>
          </table:table-cell>
          <table:table-cell table:formula="of:=VLOOKUP([.C30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09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POISON_POWDER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09];&quot;.skills.push({skill: Skills.&quot;;[.C309];&quot;, level: &quot;;[.D309];&quot;});&quot;)" office:value-type="string" office:string-value="Races.BELLSPROUT.skills.push({skill: Skills.POISON_POWDER, level: 15});" calcext:value-type="string">
            <text:p>Races.BELLSPROUT.skills.push({skill: Skills.POISON_POWDER, level: 15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5 - Poison Powder (Poison)</text:p>
          </table:table-cell>
          <table:table-cell table:formula="of:=VLOOKUP([.C30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0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EEP_POWDER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10];&quot;.skills.push({skill: Skills.&quot;;[.C310];&quot;, level: &quot;;[.D310];&quot;});&quot;)" office:value-type="string" office:string-value="Races.BELLSPROUT.skills.push({skill: Skills.SLEEP_POWDER, level: 18});" calcext:value-type="string">
            <text:p>Races.BELLSPROUT.skills.push({skill: Skills.SLEEP_POWDER, level: 18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18 - Sleep Powder (Grass)</text:p>
          </table:table-cell>
          <table:table-cell table:formula="of:=VLOOKUP([.C310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1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TUN_SPORE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11];&quot;.skills.push({skill: Skills.&quot;;[.C311];&quot;, level: &quot;;[.D311];&quot;});&quot;)" office:value-type="string" office:string-value="Races.BELLSPROUT.skills.push({skill: Skills.STUN_SPORE, level: 21});" calcext:value-type="string">
            <text:p>Races.BELLSPROUT.skills.push({skill: Skills.STUN_SPORE, level: 21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1 - Stun Spore (Grass)</text:p>
          </table:table-cell>
          <table:table-cell table:formula="of:=VLOOKUP([.C311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2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ACID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12];&quot;.skills.push({skill: Skills.&quot;;[.C312];&quot;, level: &quot;;[.D312];&quot;});&quot;)" office:value-type="string" office:string-value="Races.BELLSPROUT.skills.push({skill: Skills.ACID, level: 26});" calcext:value-type="string">
            <text:p>Races.BELLSPROUT.skills.push({skill: Skills.ACID, level: 26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26 - Acid (Poison)</text:p>
          </table:table-cell>
          <table:table-cell table:formula="of:=VLOOKUP([.C312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3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RAZOR_LEAF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13];&quot;.skills.push({skill: Skills.&quot;;[.C313];&quot;, level: &quot;;[.D313];&quot;});&quot;)" office:value-type="string" office:string-value="Races.BELLSPROUT.skills.push({skill: Skills.RAZOR_LEAF, level: 33});" calcext:value-type="string">
            <text:p>Races.BELLSPROUT.skills.push({skill: Skills.RAZOR_LEAF, level: 33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33 - Razor Leaf (Grass)</text:p>
          </table:table-cell>
          <table:table-cell table:formula="of:=VLOOKUP([.C313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VLOOKUP([.A314];[Pokemon.$A$2:.$B$152];2)" office:value-type="string" office:string-value="BELLSPROUT" calcext:value-type="string">
            <text:p>BELLSPROUT</text:p>
          </table:table-cell>
          <table:table-cell office:value-type="string" calcext:value-type="string">
            <text:p>SL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314];&quot;.skills.push({skill: Skills.&quot;;[.C314];&quot;, level: &quot;;[.D314];&quot;});&quot;)" office:value-type="string" office:string-value="Races.BELLSPROUT.skills.push({skill: Skills.SLAM, level: 42});" calcext:value-type="string">
            <text:p>Races.BELLSPROUT.skills.push({skill: Skills.SLAM, level: 42});</text:p>
          </table:table-cell>
          <table:table-cell office:value-type="string" calcext:value-type="string">
            <text:p>#069: Bellsprout (Grass - Poison)</text:p>
          </table:table-cell>
          <table:table-cell office:value-type="string" calcext:value-type="string">
            <text:p>Level 42 - Slam (Normal)</text:p>
          </table:table-cell>
          <table:table-cell table:formula="of:=VLOOKUP([.C31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5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TUN_SPOR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15];&quot;.skills.push({skill: Skills.&quot;;[.C315];&quot;, level: &quot;;[.D315];&quot;});&quot;)" office:value-type="string" office:string-value="Races.WEEPINBELL.skills.push({skill: Skills.STUN_SPORE, level: 23});" calcext:value-type="string">
            <text:p>Races.WEEPINBELL.skills.push({skill: Skills.STUN_SPORE, level: 23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3 - Stun Spore (Grass)</text:p>
          </table:table-cell>
          <table:table-cell table:formula="of:=VLOOKUP([.C315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6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ACID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16];&quot;.skills.push({skill: Skills.&quot;;[.C316];&quot;, level: &quot;;[.D316];&quot;});&quot;)" office:value-type="string" office:string-value="Races.WEEPINBELL.skills.push({skill: Skills.ACID, level: 29});" calcext:value-type="string">
            <text:p>Races.WEEPINBELL.skills.push({skill: Skills.ACID, level: 2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29 - Acid (Poison)</text:p>
          </table:table-cell>
          <table:table-cell table:formula="of:=VLOOKUP([.C316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7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RAZOR_LEAF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17];&quot;.skills.push({skill: Skills.&quot;;[.C317];&quot;, level: &quot;;[.D317];&quot;});&quot;)" office:value-type="string" office:string-value="Races.WEEPINBELL.skills.push({skill: Skills.RAZOR_LEAF, level: 38});" calcext:value-type="string">
            <text:p>Races.WEEPINBELL.skills.push({skill: Skills.RAZOR_LEAF, level: 38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38 - Razor Leaf (Grass)</text:p>
          </table:table-cell>
          <table:table-cell table:formula="of:=VLOOKUP([.C317];[Skills.$A$2:.$B$166];2;0)" office:value-type="string" office:string-value="Razor Leaf" calcext:value-type="string">
            <text:p>Razor Leaf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VLOOKUP([.A318];[Pokemon.$A$2:.$B$152];2)" office:value-type="string" office:string-value="WEEPINBELL" calcext:value-type="string">
            <text:p>WEEPINBELL</text:p>
          </table:table-cell>
          <table:table-cell office:value-type="string" calcext:value-type="string">
            <text:p>SLAM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318];&quot;.skills.push({skill: Skills.&quot;;[.C318];&quot;, level: &quot;;[.D318];&quot;});&quot;)" office:value-type="string" office:string-value="Races.WEEPINBELL.skills.push({skill: Skills.SLAM, level: 49});" calcext:value-type="string">
            <text:p>Races.WEEPINBELL.skills.push({skill: Skills.SLAM, level: 49});</text:p>
          </table:table-cell>
          <table:table-cell office:value-type="string" calcext:value-type="string">
            <text:p>#070: Weepinbell (Grass - Poison)</text:p>
          </table:table-cell>
          <table:table-cell office:value-type="string" calcext:value-type="string">
            <text:p>Level 49 - Slam (Normal)</text:p>
          </table:table-cell>
          <table:table-cell table:formula="of:=VLOOKUP([.C318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19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ACI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19];&quot;.skills.push({skill: Skills.&quot;;[.C319];&quot;, level: &quot;;[.D319];&quot;});&quot;)" office:value-type="string" office:string-value="Races.TENTACOOL.skills.push({skill: Skills.ACID, level: 1});" calcext:value-type="string">
            <text:p>Races.TENTACOOL.skills.push({skill: Skills.ACID, level: 1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 - Acid (Poison)</text:p>
          </table:table-cell>
          <table:table-cell table:formula="of:=VLOOKUP([.C319];[Skills.$A$2:.$B$166];2;0)" office:value-type="string" office:string-value="Acid" calcext:value-type="string">
            <text:p>Aci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0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UPERSONIC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20];&quot;.skills.push({skill: Skills.&quot;;[.C320];&quot;, level: &quot;;[.D320];&quot;});&quot;)" office:value-type="string" office:string-value="Races.TENTACOOL.skills.push({skill: Skills.SUPERSONIC, level: 7});" calcext:value-type="string">
            <text:p>Races.TENTACOOL.skills.push({skill: Skills.SUPERSONIC, level: 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7 - Supersonic (Normal)</text:p>
          </table:table-cell>
          <table:table-cell table:formula="of:=VLOOKUP([.C320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1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RAP</text:p>
          </table:table-cell>
          <table:table-cell office:value-type="float" office:value="13" calcext:value-type="float">
            <text:p>13</text:p>
          </table:table-cell>
          <table:table-cell table:formula="of:=CONCATENATE(&quot;Races.&quot;;[.B321];&quot;.skills.push({skill: Skills.&quot;;[.C321];&quot;, level: &quot;;[.D321];&quot;});&quot;)" office:value-type="string" office:string-value="Races.TENTACOOL.skills.push({skill: Skills.WRAP, level: 13});" calcext:value-type="string">
            <text:p>Races.TENTACOOL.skills.push({skill: Skills.WRAP, level: 1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3 - Wrap (Normal)</text:p>
          </table:table-cell>
          <table:table-cell table:formula="of:=VLOOKUP([.C321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2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POISON_STING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22];&quot;.skills.push({skill: Skills.&quot;;[.C322];&quot;, level: &quot;;[.D322];&quot;});&quot;)" office:value-type="string" office:string-value="Races.TENTACOOL.skills.push({skill: Skills.POISON_STING, level: 18});" calcext:value-type="string">
            <text:p>Races.TENTACOOL.skills.push({skill: Skills.POISON_STING, level: 1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18 - Poison Sting (Poison)</text:p>
          </table:table-cell>
          <table:table-cell table:formula="of:=VLOOKUP([.C322];[Skills.$A$2:.$B$166];2;0)" office:value-type="string" office:string-value="Poison Sting" calcext:value-type="string">
            <text:p>Poison St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3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WATER_GU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23];&quot;.skills.push({skill: Skills.&quot;;[.C323];&quot;, level: &quot;;[.D323];&quot;});&quot;)" office:value-type="string" office:string-value="Races.TENTACOOL.skills.push({skill: Skills.WATER_GUN, level: 22});" calcext:value-type="string">
            <text:p>Races.TENTACOOL.skills.push({skill: Skills.WATER_GUN, level: 22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2 - Water Gun (Water)</text:p>
          </table:table-cell>
          <table:table-cell table:formula="of:=VLOOKUP([.C323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4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CONSTRICT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24];&quot;.skills.push({skill: Skills.&quot;;[.C324];&quot;, level: &quot;;[.D324];&quot;});&quot;)" office:value-type="string" office:string-value="Races.TENTACOOL.skills.push({skill: Skills.CONSTRICT, level: 27});" calcext:value-type="string">
            <text:p>Races.TENTACOOL.skills.push({skill: Skills.CONSTRICT, level: 27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27 - Constrict (Normal)</text:p>
          </table:table-cell>
          <table:table-cell table:formula="of:=VLOOKUP([.C32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5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BARRIER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25];&quot;.skills.push({skill: Skills.&quot;;[.C325];&quot;, level: &quot;;[.D325];&quot;});&quot;)" office:value-type="string" office:string-value="Races.TENTACOOL.skills.push({skill: Skills.BARRIER, level: 33});" calcext:value-type="string">
            <text:p>Races.TENTACOOL.skills.push({skill: Skills.BARRIER, level: 33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33 - Barrier (Psychic)</text:p>
          </table:table-cell>
          <table:table-cell table:formula="of:=VLOOKUP([.C325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6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SCREECH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26];&quot;.skills.push({skill: Skills.&quot;;[.C326];&quot;, level: &quot;;[.D326];&quot;});&quot;)" office:value-type="string" office:string-value="Races.TENTACOOL.skills.push({skill: Skills.SCREECH, level: 40});" calcext:value-type="string">
            <text:p>Races.TENTACOOL.skills.push({skill: Skills.SCREECH, level: 40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0 - Screech (Normal)</text:p>
          </table:table-cell>
          <table:table-cell table:formula="of:=VLOOKUP([.C32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VLOOKUP([.A327];[Pokemon.$A$2:.$B$152];2)" office:value-type="string" office:string-value="TENTACOOL" calcext:value-type="string">
            <text:p>TENTACOOL</text:p>
          </table:table-cell>
          <table:table-cell office:value-type="string" calcext:value-type="string">
            <text:p>HYDRO_PUMP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27];&quot;.skills.push({skill: Skills.&quot;;[.C327];&quot;, level: &quot;;[.D327];&quot;});&quot;)" office:value-type="string" office:string-value="Races.TENTACOOL.skills.push({skill: Skills.HYDRO_PUMP, level: 48});" calcext:value-type="string">
            <text:p>Races.TENTACOOL.skills.push({skill: Skills.HYDRO_PUMP, level: 48});</text:p>
          </table:table-cell>
          <table:table-cell office:value-type="string" calcext:value-type="string">
            <text:p>#072: Tentacool (Water - Poison)</text:p>
          </table:table-cell>
          <table:table-cell office:value-type="string" calcext:value-type="string">
            <text:p>Level 48 - Hydro Pump (Water)</text:p>
          </table:table-cell>
          <table:table-cell table:formula="of:=VLOOKUP([.C32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8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BARRI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28];&quot;.skills.push({skill: Skills.&quot;;[.C328];&quot;, level: &quot;;[.D328];&quot;});&quot;)" office:value-type="string" office:string-value="Races.TENTACRUEL.skills.push({skill: Skills.BARRIER, level: 35});" calcext:value-type="string">
            <text:p>Races.TENTACRUEL.skills.push({skill: Skills.BARRIER, level: 35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35 - Barrier (Psychic)</text:p>
          </table:table-cell>
          <table:table-cell table:formula="of:=VLOOKUP([.C328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29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SCREE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29];&quot;.skills.push({skill: Skills.&quot;;[.C329];&quot;, level: &quot;;[.D329];&quot;});&quot;)" office:value-type="string" office:string-value="Races.TENTACRUEL.skills.push({skill: Skills.SCREECH, level: 43});" calcext:value-type="string">
            <text:p>Races.TENTACRUEL.skills.push({skill: Skills.SCREECH, level: 43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43 - Screech (Normal)</text:p>
          </table:table-cell>
          <table:table-cell table:formula="of:=VLOOKUP([.C32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VLOOKUP([.A330];[Pokemon.$A$2:.$B$152];2)" office:value-type="string" office:string-value="TENTACRUEL" calcext:value-type="string">
            <text:p>TENTACRUEL</text:p>
          </table:table-cell>
          <table:table-cell office:value-type="string" calcext:value-type="string">
            <text:p>HYDRO_PUMP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30];&quot;.skills.push({skill: Skills.&quot;;[.C330];&quot;, level: &quot;;[.D330];&quot;});&quot;)" office:value-type="string" office:string-value="Races.TENTACRUEL.skills.push({skill: Skills.HYDRO_PUMP, level: 50});" calcext:value-type="string">
            <text:p>Races.TENTACRUEL.skills.push({skill: Skills.HYDRO_PUMP, level: 50});</text:p>
          </table:table-cell>
          <table:table-cell office:value-type="string" calcext:value-type="string">
            <text:p>#073: Tentacruel (Water - Poison)</text:p>
          </table:table-cell>
          <table:table-cell office:value-type="string" calcext:value-type="string">
            <text:p>Level 50 - Hydro Pump (Water)</text:p>
          </table:table-cell>
          <table:table-cell table:formula="of:=VLOOKUP([.C330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1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31];&quot;.skills.push({skill: Skills.&quot;;[.C331];&quot;, level: &quot;;[.D331];&quot;});&quot;)" office:value-type="string" office:string-value="Races.GEODUDE.skills.push({skill: Skills.TACKLE, level: 1});" calcext:value-type="string">
            <text:p>Races.GEODUDE.skills.push({skill: Skills.TACKLE, level: 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331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2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DEFENSE_CURL</text:p>
          </table:table-cell>
          <table:table-cell office:value-type="float" office:value="11" calcext:value-type="float">
            <text:p>11</text:p>
          </table:table-cell>
          <table:table-cell table:formula="of:=CONCATENATE(&quot;Races.&quot;;[.B332];&quot;.skills.push({skill: Skills.&quot;;[.C332];&quot;, level: &quot;;[.D332];&quot;});&quot;)" office:value-type="string" office:string-value="Races.GEODUDE.skills.push({skill: Skills.DEFENSE_CURL, level: 11});" calcext:value-type="string">
            <text:p>Races.GEODUDE.skills.push({skill: Skills.DEFENSE_CURL, level: 1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1 - Defense Curl (Normal)</text:p>
          </table:table-cell>
          <table:table-cell table:formula="of:=VLOOKUP([.C33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3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ROCK_THROW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333];&quot;.skills.push({skill: Skills.&quot;;[.C333];&quot;, level: &quot;;[.D333];&quot;});&quot;)" office:value-type="string" office:string-value="Races.GEODUDE.skills.push({skill: Skills.ROCK_THROW, level: 16});" calcext:value-type="string">
            <text:p>Races.GEODUDE.skills.push({skill: Skills.ROCK_THROW, level: 1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16 - Rock Throw (Rock)</text:p>
          </table:table-cell>
          <table:table-cell table:formula="of:=VLOOKUP([.C333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4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SELF_DESTRUCT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34];&quot;.skills.push({skill: Skills.&quot;;[.C334];&quot;, level: &quot;;[.D334];&quot;});&quot;)" office:value-type="string" office:string-value="Races.GEODUDE.skills.push({skill: Skills.SELF_DESTRUCT, level: 21});" calcext:value-type="string">
            <text:p>Races.GEODUDE.skills.push({skill: Skills.SELF_DESTRUCT, level: 2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1 - Self Destruct (Normal)</text:p>
          </table:table-cell>
          <table:table-cell table:formula="of:=VLOOKUP([.C334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5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HARDEN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335];&quot;.skills.push({skill: Skills.&quot;;[.C335];&quot;, level: &quot;;[.D335];&quot;});&quot;)" office:value-type="string" office:string-value="Races.GEODUDE.skills.push({skill: Skills.HARDEN, level: 26});" calcext:value-type="string">
            <text:p>Races.GEODUDE.skills.push({skill: Skills.HARDEN, level: 2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26 - Harden (Normal)</text:p>
          </table:table-cell>
          <table:table-cell table:formula="of:=VLOOKUP([.C33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6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ARTHQUAKE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36];&quot;.skills.push({skill: Skills.&quot;;[.C336];&quot;, level: &quot;;[.D336];&quot;});&quot;)" office:value-type="string" office:string-value="Races.GEODUDE.skills.push({skill: Skills.EARTHQUAKE, level: 31});" calcext:value-type="string">
            <text:p>Races.GEODUDE.skills.push({skill: Skills.EARTHQUAKE, level: 31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1 - Earthquake (Ground)</text:p>
          </table:table-cell>
          <table:table-cell table:formula="of:=VLOOKUP([.C336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VLOOKUP([.A337];[Pokemon.$A$2:.$B$152];2)" office:value-type="string" office:string-value="GEODUDE" calcext:value-type="string">
            <text:p>GEODUDE</text:p>
          </table:table-cell>
          <table:table-cell office:value-type="string" calcext:value-type="string">
            <text:p>EXPLOSION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7];&quot;.skills.push({skill: Skills.&quot;;[.C337];&quot;, level: &quot;;[.D337];&quot;});&quot;)" office:value-type="string" office:string-value="Races.GEODUDE.skills.push({skill: Skills.EXPLOSION, level: 36});" calcext:value-type="string">
            <text:p>Races.GEODUDE.skills.push({skill: Skills.EXPLOSION, level: 36});</text:p>
          </table:table-cell>
          <table:table-cell office:value-type="string" calcext:value-type="string">
            <text:p>#074: Geodude (Rock - Ground)</text:p>
          </table:table-cell>
          <table:table-cell office:value-type="string" calcext:value-type="string">
            <text:p>Level 36 - Explosion (Normal)</text:p>
          </table:table-cell>
          <table:table-cell table:formula="of:=VLOOKUP([.C337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8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38];&quot;.skills.push({skill: Skills.&quot;;[.C338];&quot;, level: &quot;;[.D338];&quot;});&quot;)" office:value-type="string" office:string-value="Races.GRAVELER.skills.push({skill: Skills.HARDEN, level: 29});" calcext:value-type="string">
            <text:p>Races.GRAVELER.skills.push({skill: Skills.HARDEN, level: 29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38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39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39];&quot;.skills.push({skill: Skills.&quot;;[.C339];&quot;, level: &quot;;[.D339];&quot;});&quot;)" office:value-type="string" office:string-value="Races.GRAVELER.skills.push({skill: Skills.EARTHQUAKE, level: 36});" calcext:value-type="string">
            <text:p>Races.GRAVELER.skills.push({skill: Skills.EARTHQUAKE, level: 36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39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VLOOKUP([.A340];[Pokemon.$A$2:.$B$152];2)" office:value-type="string" office:string-value="GRAVELER" calcext:value-type="string">
            <text:p>GRAVELER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0];&quot;.skills.push({skill: Skills.&quot;;[.C340];&quot;, level: &quot;;[.D340];&quot;});&quot;)" office:value-type="string" office:string-value="Races.GRAVELER.skills.push({skill: Skills.EXPLOSION, level: 43});" calcext:value-type="string">
            <text:p>Races.GRAVELER.skills.push({skill: Skills.EXPLOSION, level: 43});</text:p>
          </table:table-cell>
          <table:table-cell office:value-type="string" calcext:value-type="string">
            <text:p>#075: Graveler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0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1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HARD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41];&quot;.skills.push({skill: Skills.&quot;;[.C341];&quot;, level: &quot;;[.D341];&quot;});&quot;)" office:value-type="string" office:string-value="Races.GOLEM.skills.push({skill: Skills.HARDEN, level: 29});" calcext:value-type="string">
            <text:p>Races.GOLEM.skills.push({skill: Skills.HARDEN, level: 29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29 - Harden (Normal)</text:p>
          </table:table-cell>
          <table:table-cell table:formula="of:=VLOOKUP([.C34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2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ARTHQUAK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42];&quot;.skills.push({skill: Skills.&quot;;[.C342];&quot;, level: &quot;;[.D342];&quot;});&quot;)" office:value-type="string" office:string-value="Races.GOLEM.skills.push({skill: Skills.EARTHQUAKE, level: 36});" calcext:value-type="string">
            <text:p>Races.GOLEM.skills.push({skill: Skills.EARTHQUAKE, level: 36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36 - Earthquake (Ground)</text:p>
          </table:table-cell>
          <table:table-cell table:formula="of:=VLOOKUP([.C342];[Skills.$A$2:.$B$166];2;0)" office:value-type="string" office:string-value="Earthquake" calcext:value-type="string">
            <text:p>Earthquak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VLOOKUP([.A343];[Pokemon.$A$2:.$B$152];2)" office:value-type="string" office:string-value="GOLEM" calcext:value-type="string">
            <text:p>GOLEM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3];&quot;.skills.push({skill: Skills.&quot;;[.C343];&quot;, level: &quot;;[.D343];&quot;});&quot;)" office:value-type="string" office:string-value="Races.GOLEM.skills.push({skill: Skills.EXPLOSION, level: 43});" calcext:value-type="string">
            <text:p>Races.GOLEM.skills.push({skill: Skills.EXPLOSION, level: 43});</text:p>
          </table:table-cell>
          <table:table-cell office:value-type="string" calcext:value-type="string">
            <text:p>#076: Golem (Rock - Ground)</text:p>
          </table:table-cell>
          <table:table-cell office:value-type="string" calcext:value-type="string">
            <text:p>Level 43 - Explosion (Normal)</text:p>
          </table:table-cell>
          <table:table-cell table:formula="of:=VLOOKUP([.C34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4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44];&quot;.skills.push({skill: Skills.&quot;;[.C344];&quot;, level: &quot;;[.D344];&quot;});&quot;)" office:value-type="string" office:string-value="Races.PONYTA.skills.push({skill: Skills.EMBER, level: 1});" calcext:value-type="string">
            <text:p>Races.PONYTA.skills.push({skill: Skills.EMBER, level: 1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1 - Ember (Fire)</text:p>
          </table:table-cell>
          <table:table-cell table:formula="of:=VLOOKUP([.C344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5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IL_WHI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45];&quot;.skills.push({skill: Skills.&quot;;[.C345];&quot;, level: &quot;;[.D345];&quot;});&quot;)" office:value-type="string" office:string-value="Races.PONYTA.skills.push({skill: Skills.TAIL_WHIP, level: 30});" calcext:value-type="string">
            <text:p>Races.PONYTA.skills.push({skill: Skills.TAIL_WHIP, level: 30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0 - Tail Whip (Normal)</text:p>
          </table:table-cell>
          <table:table-cell table:formula="of:=VLOOKUP([.C3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6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STOMP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346];&quot;.skills.push({skill: Skills.&quot;;[.C346];&quot;, level: &quot;;[.D346];&quot;});&quot;)" office:value-type="string" office:string-value="Races.PONYTA.skills.push({skill: Skills.STOMP, level: 32});" calcext:value-type="string">
            <text:p>Races.PONYTA.skills.push({skill: Skills.STOMP, level: 32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2 - Stomp (Normal)</text:p>
          </table:table-cell>
          <table:table-cell table:formula="of:=VLOOKUP([.C346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7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GROWL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47];&quot;.skills.push({skill: Skills.&quot;;[.C347];&quot;, level: &quot;;[.D347];&quot;});&quot;)" office:value-type="string" office:string-value="Races.PONYTA.skills.push({skill: Skills.GROWL, level: 35});" calcext:value-type="string">
            <text:p>Races.PONYTA.skills.push({skill: Skills.GROWL, level: 35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5 - Growl (Normal)</text:p>
          </table:table-cell>
          <table:table-cell table:formula="of:=VLOOKUP([.C347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8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FIRE_SPI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48];&quot;.skills.push({skill: Skills.&quot;;[.C348];&quot;, level: &quot;;[.D348];&quot;});&quot;)" office:value-type="string" office:string-value="Races.PONYTA.skills.push({skill: Skills.FIRE_SPIN, level: 39});" calcext:value-type="string">
            <text:p>Races.PONYTA.skills.push({skill: Skills.FIRE_SPIN, level: 39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39 - Fire Spin (Fire)</text:p>
          </table:table-cell>
          <table:table-cell table:formula="of:=VLOOKUP([.C348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49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TAKE_DOW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349];&quot;.skills.push({skill: Skills.&quot;;[.C349];&quot;, level: &quot;;[.D349];&quot;});&quot;)" office:value-type="string" office:string-value="Races.PONYTA.skills.push({skill: Skills.TAKE_DOWN, level: 43});" calcext:value-type="string">
            <text:p>Races.PONYTA.skills.push({skill: Skills.TAKE_DOWN, level: 43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3 - Take Down (Normal)</text:p>
          </table:table-cell>
          <table:table-cell table:formula="of:=VLOOKUP([.C349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VLOOKUP([.A350];[Pokemon.$A$2:.$B$152];2)" office:value-type="string" office:string-value="PONYTA" calcext:value-type="string">
            <text:p>PONYTA</text:p>
          </table:table-cell>
          <table:table-cell office:value-type="string" calcext:value-type="string">
            <text:p>AGILITY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0];&quot;.skills.push({skill: Skills.&quot;;[.C350];&quot;, level: &quot;;[.D350];&quot;});&quot;)" office:value-type="string" office:string-value="Races.PONYTA.skills.push({skill: Skills.AGILITY, level: 48});" calcext:value-type="string">
            <text:p>Races.PONYTA.skills.push({skill: Skills.AGILITY, level: 48});</text:p>
          </table:table-cell>
          <table:table-cell office:value-type="string" calcext:value-type="string">
            <text:p>#077: Ponyta (Fire)</text:p>
          </table:table-cell>
          <table:table-cell office:value-type="string" calcext:value-type="string">
            <text:p>Level 48 - Agility (Psychic)</text:p>
          </table:table-cell>
          <table:table-cell table:formula="of:=VLOOKUP([.C350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1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TAKE_DOWN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51];&quot;.skills.push({skill: Skills.&quot;;[.C351];&quot;, level: &quot;;[.D351];&quot;});&quot;)" office:value-type="string" office:string-value="Races.RAPIDASH.skills.push({skill: Skills.TAKE_DOWN, level: 47});" calcext:value-type="string">
            <text:p>Races.RAPIDASH.skills.push({skill: Skills.TAKE_DOWN, level: 47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47 - Take Down (Normal)</text:p>
          </table:table-cell>
          <table:table-cell table:formula="of:=VLOOKUP([.C351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VLOOKUP([.A352];[Pokemon.$A$2:.$B$152];2)" office:value-type="string" office:string-value="RAPIDASH" calcext:value-type="string">
            <text:p>RAPIDASH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52];&quot;.skills.push({skill: Skills.&quot;;[.C352];&quot;, level: &quot;;[.D352];&quot;});&quot;)" office:value-type="string" office:string-value="Races.RAPIDASH.skills.push({skill: Skills.AGILITY, level: 55});" calcext:value-type="string">
            <text:p>Races.RAPIDASH.skills.push({skill: Skills.AGILITY, level: 55});</text:p>
          </table:table-cell>
          <table:table-cell office:value-type="string" calcext:value-type="string">
            <text:p>#078: Rapidash (Fire)</text:p>
          </table:table-cell>
          <table:table-cell office:value-type="string" calcext:value-type="string">
            <text:p>Level 55 - Agility (Psychic)</text:p>
          </table:table-cell>
          <table:table-cell table:formula="of:=VLOOKUP([.C35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3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53];&quot;.skills.push({skill: Skills.&quot;;[.C353];&quot;, level: &quot;;[.D353];&quot;});&quot;)" office:value-type="string" office:string-value="Races.SLOWPOKE.skills.push({skill: Skills.CONFUSION, level: 1});" calcext:value-type="string">
            <text:p>Races.SLOWPOKE.skills.push({skill: Skills.CONFUSION, level: 1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 - Confusion (Psychic)</text:p>
          </table:table-cell>
          <table:table-cell table:formula="of:=VLOOKUP([.C353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4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DISABLE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354];&quot;.skills.push({skill: Skills.&quot;;[.C354];&quot;, level: &quot;;[.D354];&quot;});&quot;)" office:value-type="string" office:string-value="Races.SLOWPOKE.skills.push({skill: Skills.DISABLE, level: 18});" calcext:value-type="string">
            <text:p>Races.SLOWPOKE.skills.push({skill: Skills.DISABLE, level: 1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18 - Disable (Normal)</text:p>
          </table:table-cell>
          <table:table-cell table:formula="of:=VLOOKUP([.C354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5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HEADBUT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355];&quot;.skills.push({skill: Skills.&quot;;[.C355];&quot;, level: &quot;;[.D355];&quot;});&quot;)" office:value-type="string" office:string-value="Races.SLOWPOKE.skills.push({skill: Skills.HEADBUTT, level: 22});" calcext:value-type="string">
            <text:p>Races.SLOWPOKE.skills.push({skill: Skills.HEADBUTT, level: 22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2 - Head Butt (Normal)</text:p>
          </table:table-cell>
          <table:table-cell table:formula="of:=VLOOKUP([.C355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6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GROWL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356];&quot;.skills.push({skill: Skills.&quot;;[.C356];&quot;, level: &quot;;[.D356];&quot;});&quot;)" office:value-type="string" office:string-value="Races.SLOWPOKE.skills.push({skill: Skills.GROWL, level: 27});" calcext:value-type="string">
            <text:p>Races.SLOWPOKE.skills.push({skill: Skills.GROWL, level: 27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27 - Growl (Normal)</text:p>
          </table:table-cell>
          <table:table-cell table:formula="of:=VLOOKUP([.C356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7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WATER_GUN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357];&quot;.skills.push({skill: Skills.&quot;;[.C357];&quot;, level: &quot;;[.D357];&quot;});&quot;)" office:value-type="string" office:string-value="Races.SLOWPOKE.skills.push({skill: Skills.WATER_GUN, level: 33});" calcext:value-type="string">
            <text:p>Races.SLOWPOKE.skills.push({skill: Skills.WATER_GUN, level: 33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33 - Water Gun (Water)</text:p>
          </table:table-cell>
          <table:table-cell table:formula="of:=VLOOKUP([.C357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8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AMNESIA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58];&quot;.skills.push({skill: Skills.&quot;;[.C358];&quot;, level: &quot;;[.D358];&quot;});&quot;)" office:value-type="string" office:string-value="Races.SLOWPOKE.skills.push({skill: Skills.AMNESIA, level: 40});" calcext:value-type="string">
            <text:p>Races.SLOWPOKE.skills.push({skill: Skills.AMNESIA, level: 40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0 - Amnesia (Psychic)</text:p>
          </table:table-cell>
          <table:table-cell table:formula="of:=VLOOKUP([.C35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VLOOKUP([.A359];[Pokemon.$A$2:.$B$152];2)" office:value-type="string" office:string-value="SLOWPOKE" calcext:value-type="string">
            <text:p>SLOWPOKE</text:p>
          </table:table-cell>
          <table:table-cell office:value-type="string" calcext:value-type="string">
            <text:p>PSYCHIC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359];&quot;.skills.push({skill: Skills.&quot;;[.C359];&quot;, level: &quot;;[.D359];&quot;});&quot;)" office:value-type="string" office:string-value="Races.SLOWPOKE.skills.push({skill: Skills.PSYCHIC, level: 48});" calcext:value-type="string">
            <text:p>Races.SLOWPOKE.skills.push({skill: Skills.PSYCHIC, level: 48});</text:p>
          </table:table-cell>
          <table:table-cell office:value-type="string" calcext:value-type="string">
            <text:p>#079: Slowpoke (Water - Psychic)</text:p>
          </table:table-cell>
          <table:table-cell office:value-type="string" calcext:value-type="string">
            <text:p>Level 48 - Psychic (Psychic)</text:p>
          </table:table-cell>
          <table:table-cell table:formula="of:=VLOOKUP([.C359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0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AMNESIA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60];&quot;.skills.push({skill: Skills.&quot;;[.C360];&quot;, level: &quot;;[.D360];&quot;});&quot;)" office:value-type="string" office:string-value="Races.SLOWBRO.skills.push({skill: Skills.AMNESIA, level: 44});" calcext:value-type="string">
            <text:p>Races.SLOWBRO.skills.push({skill: Skills.AMNESIA, level: 44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44 - Amnesia (Psychic)</text:p>
          </table:table-cell>
          <table:table-cell table:formula="of:=VLOOKUP([.C360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VLOOKUP([.A361];[Pokemon.$A$2:.$B$152];2)" office:value-type="string" office:string-value="SLOWBRO" calcext:value-type="string">
            <text:p>SLOWBRO</text:p>
          </table:table-cell>
          <table:table-cell office:value-type="string" calcext:value-type="string">
            <text:p>PSYCHIC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361];&quot;.skills.push({skill: Skills.&quot;;[.C361];&quot;, level: &quot;;[.D361];&quot;});&quot;)" office:value-type="string" office:string-value="Races.SLOWBRO.skills.push({skill: Skills.PSYCHIC, level: 55});" calcext:value-type="string">
            <text:p>Races.SLOWBRO.skills.push({skill: Skills.PSYCHIC, level: 55});</text:p>
          </table:table-cell>
          <table:table-cell office:value-type="string" calcext:value-type="string">
            <text:p>#080: Slowbro (Water - Psychic)</text:p>
          </table:table-cell>
          <table:table-cell office:value-type="string" calcext:value-type="string">
            <text:p>Level 55 - Psychic (Psychic)</text:p>
          </table:table-cell>
          <table:table-cell table:formula="of:=VLOOKUP([.C361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2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62];&quot;.skills.push({skill: Skills.&quot;;[.C362];&quot;, level: &quot;;[.D362];&quot;});&quot;)" office:value-type="string" office:string-value="Races.MAGNEMITE.skills.push({skill: Skills.TACKLE, level: 1});" calcext:value-type="string">
            <text:p>Races.MAGNEMITE.skills.push({skill: Skills.TACKLE, level: 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1 - Tackle (Normal)</text:p>
          </table:table-cell>
          <table:table-cell table:formula="of:=VLOOKUP([.C362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3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ONIC_BOOM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363];&quot;.skills.push({skill: Skills.&quot;;[.C363];&quot;, level: &quot;;[.D363];&quot;});&quot;)" office:value-type="string" office:string-value="Races.MAGNEMITE.skills.push({skill: Skills.SONIC_BOOM, level: 21});" calcext:value-type="string">
            <text:p>Races.MAGNEMITE.skills.push({skill: Skills.SONIC_BOOM, level: 2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1 - Sonic Boom (Normal)</text:p>
          </table:table-cell>
          <table:table-cell table:formula="of:=VLOOKUP([.C363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4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SHOCK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364];&quot;.skills.push({skill: Skills.&quot;;[.C364];&quot;, level: &quot;;[.D364];&quot;});&quot;)" office:value-type="string" office:string-value="Races.MAGNEMITE.skills.push({skill: Skills.THUNDER_SHOCK, level: 25});" calcext:value-type="string">
            <text:p>Races.MAGNEMITE.skills.push({skill: Skills.THUNDER_SHOCK, level: 2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5 - Thundershock (Electric)</text:p>
          </table:table-cell>
          <table:table-cell table:formula="of:=VLOOKUP([.C36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5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UPERSONIC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365];&quot;.skills.push({skill: Skills.&quot;;[.C365];&quot;, level: &quot;;[.D365];&quot;});&quot;)" office:value-type="string" office:string-value="Races.MAGNEMITE.skills.push({skill: Skills.SUPERSONIC, level: 29});" calcext:value-type="string">
            <text:p>Races.MAGNEMITE.skills.push({skill: Skills.SUPERSONIC, level: 29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29 - Supersonic (Normal)</text:p>
          </table:table-cell>
          <table:table-cell table:formula="of:=VLOOKUP([.C365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6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THUNDER_WAV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66];&quot;.skills.push({skill: Skills.&quot;;[.C366];&quot;, level: &quot;;[.D366];&quot;});&quot;)" office:value-type="string" office:string-value="Races.MAGNEMITE.skills.push({skill: Skills.THUNDER_WAVE, level: 35});" calcext:value-type="string">
            <text:p>Races.MAGNEMITE.skills.push({skill: Skills.THUNDER_WAVE, level: 35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35 - Thunder Wave (Electric)</text:p>
          </table:table-cell>
          <table:table-cell table:formula="of:=VLOOKUP([.C36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7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WIFT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367];&quot;.skills.push({skill: Skills.&quot;;[.C367];&quot;, level: &quot;;[.D367];&quot;});&quot;)" office:value-type="string" office:string-value="Races.MAGNEMITE.skills.push({skill: Skills.SWIFT, level: 41});" calcext:value-type="string">
            <text:p>Races.MAGNEMITE.skills.push({skill: Skills.SWIFT, level: 41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1 - Swift (Normal)</text:p>
          </table:table-cell>
          <table:table-cell table:formula="of:=VLOOKUP([.C367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VLOOKUP([.A368];[Pokemon.$A$2:.$B$152];2)" office:value-type="string" office:string-value="MAGNEMITE" calcext:value-type="string">
            <text:p>MAGNEMITE</text:p>
          </table:table-cell>
          <table:table-cell office:value-type="string" calcext:value-type="string">
            <text:p>SCREECH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368];&quot;.skills.push({skill: Skills.&quot;;[.C368];&quot;, level: &quot;;[.D368];&quot;});&quot;)" office:value-type="string" office:string-value="Races.MAGNEMITE.skills.push({skill: Skills.SCREECH, level: 47});" calcext:value-type="string">
            <text:p>Races.MAGNEMITE.skills.push({skill: Skills.SCREECH, level: 47});</text:p>
          </table:table-cell>
          <table:table-cell office:value-type="string" calcext:value-type="string">
            <text:p>#081: Magnemite (Electric)</text:p>
          </table:table-cell>
          <table:table-cell office:value-type="string" calcext:value-type="string">
            <text:p>Level 47 - Screech (Normal)</text:p>
          </table:table-cell>
          <table:table-cell table:formula="of:=VLOOKUP([.C36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69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THUNDER_WAV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369];&quot;.skills.push({skill: Skills.&quot;;[.C369];&quot;, level: &quot;;[.D369];&quot;});&quot;)" office:value-type="string" office:string-value="Races.MAGNETON.skills.push({skill: Skills.THUNDER_WAVE, level: 38});" calcext:value-type="string">
            <text:p>Races.MAGNETON.skills.push({skill: Skills.THUNDER_WAVE, level: 38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38 - Thunder Wave (Electric)</text:p>
          </table:table-cell>
          <table:table-cell table:formula="of:=VLOOKUP([.C369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0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WIFT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370];&quot;.skills.push({skill: Skills.&quot;;[.C370];&quot;, level: &quot;;[.D370];&quot;});&quot;)" office:value-type="string" office:string-value="Races.MAGNETON.skills.push({skill: Skills.SWIFT, level: 46});" calcext:value-type="string">
            <text:p>Races.MAGNETON.skills.push({skill: Skills.SWIFT, level: 46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46 - Swift (Normal)</text:p>
          </table:table-cell>
          <table:table-cell table:formula="of:=VLOOKUP([.C37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VLOOKUP([.A371];[Pokemon.$A$2:.$B$152];2)" office:value-type="string" office:string-value="MAGNETON" calcext:value-type="string">
            <text:p>MAGNETON</text:p>
          </table:table-cell>
          <table:table-cell office:value-type="string" calcext:value-type="string">
            <text:p>SCREECH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371];&quot;.skills.push({skill: Skills.&quot;;[.C371];&quot;, level: &quot;;[.D371];&quot;});&quot;)" office:value-type="string" office:string-value="Races.MAGNETON.skills.push({skill: Skills.SCREECH, level: 54});" calcext:value-type="string">
            <text:p>Races.MAGNETON.skills.push({skill: Skills.SCREECH, level: 54});</text:p>
          </table:table-cell>
          <table:table-cell office:value-type="string" calcext:value-type="string">
            <text:p>#082: Magneton (Electric)</text:p>
          </table:table-cell>
          <table:table-cell office:value-type="string" calcext:value-type="string">
            <text:p>Level 54 - Screech (Normal)</text:p>
          </table:table-cell>
          <table:table-cell table:formula="of:=VLOOKUP([.C371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2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2];&quot;.skills.push({skill: Skills.&quot;;[.C372];&quot;, level: &quot;;[.D372];&quot;});&quot;)" office:value-type="string" office:string-value="Races.FARFETCHD.skills.push({skill: Skills.PECK, level: 1});" calcext:value-type="string">
            <text:p>Races.FARFETCHD.skills.push({skill: Skills.PE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2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3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3];&quot;.skills.push({skill: Skills.&quot;;[.C373];&quot;, level: &quot;;[.D373];&quot;});&quot;)" office:value-type="string" office:string-value="Races.FARFETCHD.skills.push({skill: Skills.SAND_ATTACK, level: 1});" calcext:value-type="string">
            <text:p>Races.FARFETCHD.skills.push({skill: Skills.SAND_ATTACK, level: 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 - Sand Attack (Normal)</text:p>
          </table:table-cell>
          <table:table-cell table:formula="of:=VLOOKUP([.C373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4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LEER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374];&quot;.skills.push({skill: Skills.&quot;;[.C374];&quot;, level: &quot;;[.D374];&quot;});&quot;)" office:value-type="string" office:string-value="Races.FARFETCHD.skills.push({skill: Skills.LEER, level: 7});" calcext:value-type="string">
            <text:p>Races.FARFETCHD.skills.push({skill: Skills.LEER, level: 7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7 - Leer (Normal)</text:p>
          </table:table-cell>
          <table:table-cell table:formula="of:=VLOOKUP([.C37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5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FURY_ATTACK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375];&quot;.skills.push({skill: Skills.&quot;;[.C375];&quot;, level: &quot;;[.D375];&quot;});&quot;)" office:value-type="string" office:string-value="Races.FARFETCHD.skills.push({skill: Skills.FURY_ATTACK, level: 15});" calcext:value-type="string">
            <text:p>Races.FARFETCHD.skills.push({skill: Skills.FURY_ATTACK, level: 15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15 - Fury Attack (Normal)</text:p>
          </table:table-cell>
          <table:table-cell table:formula="of:=VLOOKUP([.C375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6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WORDS_DANCE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376];&quot;.skills.push({skill: Skills.&quot;;[.C376];&quot;, level: &quot;;[.D376];&quot;});&quot;)" office:value-type="string" office:string-value="Races.FARFETCHD.skills.push({skill: Skills.SWORDS_DANCE, level: 23});" calcext:value-type="string">
            <text:p>Races.FARFETCHD.skills.push({skill: Skills.SWORDS_DANCE, level: 23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23 - Swords Dance (Normal)</text:p>
          </table:table-cell>
          <table:table-cell table:formula="of:=VLOOKUP([.C37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7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AGILIT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377];&quot;.skills.push({skill: Skills.&quot;;[.C377];&quot;, level: &quot;;[.D377];&quot;});&quot;)" office:value-type="string" office:string-value="Races.FARFETCHD.skills.push({skill: Skills.AGILITY, level: 31});" calcext:value-type="string">
            <text:p>Races.FARFETCHD.skills.push({skill: Skills.AGILITY, level: 31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1 - Agility (Psychic)</text:p>
          </table:table-cell>
          <table:table-cell table:formula="of:=VLOOKUP([.C37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VLOOKUP([.A378];[Pokemon.$A$2:.$B$152];2)" office:value-type="string" office:string-value="FARFETCHD" calcext:value-type="string">
            <text:p>FARFETCHD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78];&quot;.skills.push({skill: Skills.&quot;;[.C378];&quot;, level: &quot;;[.D378];&quot;});&quot;)" office:value-type="string" office:string-value="Races.FARFETCHD.skills.push({skill: Skills.SLASH, level: 39});" calcext:value-type="string">
            <text:p>Races.FARFETCHD.skills.push({skill: Skills.SLASH, level: 39});</text:p>
          </table:table-cell>
          <table:table-cell office:value-type="string" calcext:value-type="string">
            <text:p>#083: Farfetch'd (Normal - Flying)</text:p>
          </table:table-cell>
          <table:table-cell office:value-type="string" calcext:value-type="string">
            <text:p>Level 39 - Slash (Normal)</text:p>
          </table:table-cell>
          <table:table-cell table:formula="of:=VLOOKUP([.C378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79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79];&quot;.skills.push({skill: Skills.&quot;;[.C379];&quot;, level: &quot;;[.D379];&quot;});&quot;)" office:value-type="string" office:string-value="Races.DODUO.skills.push({skill: Skills.PECK, level: 1});" calcext:value-type="string">
            <text:p>Races.DODUO.skills.push({skill: Skills.PECK, level: 1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1 - Peck (Flying)</text:p>
          </table:table-cell>
          <table:table-cell table:formula="of:=VLOOKUP([.C379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0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GROWL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380];&quot;.skills.push({skill: Skills.&quot;;[.C380];&quot;, level: &quot;;[.D380];&quot;});&quot;)" office:value-type="string" office:string-value="Races.DODUO.skills.push({skill: Skills.GROWL, level: 20});" calcext:value-type="string">
            <text:p>Races.DODUO.skills.push({skill: Skills.GROWL, level: 2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0 - Growl (Normal)</text:p>
          </table:table-cell>
          <table:table-cell table:formula="of:=VLOOKUP([.C38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1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FURY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381];&quot;.skills.push({skill: Skills.&quot;;[.C381];&quot;, level: &quot;;[.D381];&quot;});&quot;)" office:value-type="string" office:string-value="Races.DODUO.skills.push({skill: Skills.FURY_ATTACK, level: 24});" calcext:value-type="string">
            <text:p>Races.DODUO.skills.push({skill: Skills.FURY_ATTACK, level: 2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24 - Fury Attack (Normal)</text:p>
          </table:table-cell>
          <table:table-cell table:formula="of:=VLOOKUP([.C38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2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DRILL_PE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82];&quot;.skills.push({skill: Skills.&quot;;[.C382];&quot;, level: &quot;;[.D382];&quot;});&quot;)" office:value-type="string" office:string-value="Races.DODUO.skills.push({skill: Skills.DRILL_PECK, level: 30});" calcext:value-type="string">
            <text:p>Races.DODUO.skills.push({skill: Skills.DRILL_PECK, level: 3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0 - Drill Peck (Flying)</text:p>
          </table:table-cell>
          <table:table-cell table:formula="of:=VLOOKUP([.C382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3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RAG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383];&quot;.skills.push({skill: Skills.&quot;;[.C383];&quot;, level: &quot;;[.D383];&quot;});&quot;)" office:value-type="string" office:string-value="Races.DODUO.skills.push({skill: Skills.RAGE, level: 36});" calcext:value-type="string">
            <text:p>Races.DODUO.skills.push({skill: Skills.RAGE, level: 36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36 - Rage (Normal)</text:p>
          </table:table-cell>
          <table:table-cell table:formula="of:=VLOOKUP([.C3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4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TRI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84];&quot;.skills.push({skill: Skills.&quot;;[.C384];&quot;, level: &quot;;[.D384];&quot;});&quot;)" office:value-type="string" office:string-value="Races.DODUO.skills.push({skill: Skills.TRI_ATTACK, level: 40});" calcext:value-type="string">
            <text:p>Races.DODUO.skills.push({skill: Skills.TRI_ATTACK, level: 40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0 - Tri Attack (Normal)</text:p>
          </table:table-cell>
          <table:table-cell table:formula="of:=VLOOKUP([.C384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VLOOKUP([.A385];[Pokemon.$A$2:.$B$152];2)" office:value-type="string" office:string-value="DODUO" calcext:value-type="string">
            <text:p>DODUO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85];&quot;.skills.push({skill: Skills.&quot;;[.C385];&quot;, level: &quot;;[.D385];&quot;});&quot;)" office:value-type="string" office:string-value="Races.DODUO.skills.push({skill: Skills.AGILITY, level: 44});" calcext:value-type="string">
            <text:p>Races.DODUO.skills.push({skill: Skills.AGILITY, level: 44});</text:p>
          </table:table-cell>
          <table:table-cell office:value-type="string" calcext:value-type="string">
            <text:p>#084: Doduo (Normal - Flying)</text:p>
          </table:table-cell>
          <table:table-cell office:value-type="string" calcext:value-type="string">
            <text:p>Level 44 - Agility (Psychic)</text:p>
          </table:table-cell>
          <table:table-cell table:formula="of:=VLOOKUP([.C38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6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RAG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386];&quot;.skills.push({skill: Skills.&quot;;[.C386];&quot;, level: &quot;;[.D386];&quot;});&quot;)" office:value-type="string" office:string-value="Races.DODRIO.skills.push({skill: Skills.RAGE, level: 39});" calcext:value-type="string">
            <text:p>Races.DODRIO.skills.push({skill: Skills.RAGE, level: 39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39 - Rage (Normal)</text:p>
          </table:table-cell>
          <table:table-cell table:formula="of:=VLOOKUP([.C386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7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TRI_ATTACK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87];&quot;.skills.push({skill: Skills.&quot;;[.C387];&quot;, level: &quot;;[.D387];&quot;});&quot;)" office:value-type="string" office:string-value="Races.DODRIO.skills.push({skill: Skills.TRI_ATTACK, level: 45});" calcext:value-type="string">
            <text:p>Races.DODRIO.skills.push({skill: Skills.TRI_ATTACK, level: 45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45 - Tri Attack (Normal)</text:p>
          </table:table-cell>
          <table:table-cell table:formula="of:=VLOOKUP([.C387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VLOOKUP([.A388];[Pokemon.$A$2:.$B$152];2)" office:value-type="string" office:string-value="DODRIO" calcext:value-type="string">
            <text:p>DODRIO</text:p>
          </table:table-cell>
          <table:table-cell office:value-type="string" calcext:value-type="string">
            <text:p>AGILITY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388];&quot;.skills.push({skill: Skills.&quot;;[.C388];&quot;, level: &quot;;[.D388];&quot;});&quot;)" office:value-type="string" office:string-value="Races.DODRIO.skills.push({skill: Skills.AGILITY, level: 51});" calcext:value-type="string">
            <text:p>Races.DODRIO.skills.push({skill: Skills.AGILITY, level: 51});</text:p>
          </table:table-cell>
          <table:table-cell office:value-type="string" calcext:value-type="string">
            <text:p>#085: Dodrio (Normal - Flying)</text:p>
          </table:table-cell>
          <table:table-cell office:value-type="string" calcext:value-type="string">
            <text:p>Level 51 - Agility (Psychic)</text:p>
          </table:table-cell>
          <table:table-cell table:formula="of:=VLOOKUP([.C3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89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89];&quot;.skills.push({skill: Skills.&quot;;[.C389];&quot;, level: &quot;;[.D389];&quot;});&quot;)" office:value-type="string" office:string-value="Races.SEEL.skills.push({skill: Skills.HEADBUTT, level: 1});" calcext:value-type="string">
            <text:p>Races.SEEL.skills.push({skill: Skills.HEADBUTT, level: 1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1 - Head Butt (Normal)</text:p>
          </table:table-cell>
          <table:table-cell table:formula="of:=VLOOKUP([.C389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0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390];&quot;.skills.push({skill: Skills.&quot;;[.C390];&quot;, level: &quot;;[.D390];&quot;});&quot;)" office:value-type="string" office:string-value="Races.SEEL.skills.push({skill: Skills.GROWL, level: 30});" calcext:value-type="string">
            <text:p>Races.SEEL.skills.push({skill: Skills.GROWL, level: 3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0 - Growl (Normal)</text:p>
          </table:table-cell>
          <table:table-cell table:formula="of:=VLOOKUP([.C390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1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1];&quot;.skills.push({skill: Skills.&quot;;[.C391];&quot;, level: &quot;;[.D391];&quot;});&quot;)" office:value-type="string" office:string-value="Races.SEEL.skills.push({skill: Skills.AURORA_BEAM, level: 35});" calcext:value-type="string">
            <text:p>Races.SEEL.skills.push({skill: Skills.AURORA_BEAM, level: 3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35 - Aurora Beam (Ice)</text:p>
          </table:table-cell>
          <table:table-cell table:formula="of:=VLOOKUP([.C391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2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RES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392];&quot;.skills.push({skill: Skills.&quot;;[.C392];&quot;, level: &quot;;[.D392];&quot;});&quot;)" office:value-type="string" office:string-value="Races.SEEL.skills.push({skill: Skills.REST, level: 40});" calcext:value-type="string">
            <text:p>Races.SEEL.skills.push({skill: Skills.REST, level: 4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0 - Rest (Psychic)</text:p>
          </table:table-cell>
          <table:table-cell table:formula="of:=VLOOKUP([.C392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3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393];&quot;.skills.push({skill: Skills.&quot;;[.C393];&quot;, level: &quot;;[.D393];&quot;});&quot;)" office:value-type="string" office:string-value="Races.SEEL.skills.push({skill: Skills.TAKE_DOWN, level: 45});" calcext:value-type="string">
            <text:p>Races.SEEL.skills.push({skill: Skills.TAKE_DOWN, level: 45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45 - Take Down (Normal)</text:p>
          </table:table-cell>
          <table:table-cell table:formula="of:=VLOOKUP([.C393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VLOOKUP([.A394];[Pokemon.$A$2:.$B$152];2)" office:value-type="string" office:string-value="SEEL" calcext:value-type="string">
            <text:p>SEEL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4];&quot;.skills.push({skill: Skills.&quot;;[.C394];&quot;, level: &quot;;[.D394];&quot;});&quot;)" office:value-type="string" office:string-value="Races.SEEL.skills.push({skill: Skills.ICE_BEAM, level: 50});" calcext:value-type="string">
            <text:p>Races.SEEL.skills.push({skill: Skills.ICE_BEAM, level: 50});</text:p>
          </table:table-cell>
          <table:table-cell office:value-type="string" calcext:value-type="string">
            <text:p>#086: Seel (Water)</text:p>
          </table:table-cell>
          <table:table-cell office:value-type="string" calcext:value-type="string">
            <text:p>Level 50 - Ice Beam (Ice)</text:p>
          </table:table-cell>
          <table:table-cell table:formula="of:=VLOOKUP([.C394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5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AURORA_BE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395];&quot;.skills.push({skill: Skills.&quot;;[.C395];&quot;, level: &quot;;[.D395];&quot;});&quot;)" office:value-type="string" office:string-value="Races.DEWGONG.skills.push({skill: Skills.AURORA_BEAM, level: 35});" calcext:value-type="string">
            <text:p>Races.DEWGONG.skills.push({skill: Skills.AURORA_BEAM, level: 35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35 - Aurora Beam (Ice)</text:p>
          </table:table-cell>
          <table:table-cell table:formula="of:=VLOOKUP([.C395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6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REST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396];&quot;.skills.push({skill: Skills.&quot;;[.C396];&quot;, level: &quot;;[.D396];&quot;});&quot;)" office:value-type="string" office:string-value="Races.DEWGONG.skills.push({skill: Skills.REST, level: 44});" calcext:value-type="string">
            <text:p>Races.DEWGONG.skills.push({skill: Skills.REST, level: 44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44 - Rest (Psychic)</text:p>
          </table:table-cell>
          <table:table-cell table:formula="of:=VLOOKUP([.C396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7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TAKE_DOW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397];&quot;.skills.push({skill: Skills.&quot;;[.C397];&quot;, level: &quot;;[.D397];&quot;});&quot;)" office:value-type="string" office:string-value="Races.DEWGONG.skills.push({skill: Skills.TAKE_DOWN, level: 50});" calcext:value-type="string">
            <text:p>Races.DEWGONG.skills.push({skill: Skills.TAKE_DOWN, level: 50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0 - Take Down (Normal)</text:p>
          </table:table-cell>
          <table:table-cell table:formula="of:=VLOOKUP([.C397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VLOOKUP([.A398];[Pokemon.$A$2:.$B$152];2)" office:value-type="string" office:string-value="DEWGONG" calcext:value-type="string">
            <text:p>DEWGONG</text:p>
          </table:table-cell>
          <table:table-cell office:value-type="string" calcext:value-type="string">
            <text:p>ICE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398];&quot;.skills.push({skill: Skills.&quot;;[.C398];&quot;, level: &quot;;[.D398];&quot;});&quot;)" office:value-type="string" office:string-value="Races.DEWGONG.skills.push({skill: Skills.ICE_BEAM, level: 56});" calcext:value-type="string">
            <text:p>Races.DEWGONG.skills.push({skill: Skills.ICE_BEAM, level: 56});</text:p>
          </table:table-cell>
          <table:table-cell office:value-type="string" calcext:value-type="string">
            <text:p>#087: Dewgong (Water - Ice)</text:p>
          </table:table-cell>
          <table:table-cell office:value-type="string" calcext:value-type="string">
            <text:p>Level 56 - Ice Beam (Ice)</text:p>
          </table:table-cell>
          <table:table-cell table:formula="of:=VLOOKUP([.C398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399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399];&quot;.skills.push({skill: Skills.&quot;;[.C399];&quot;, level: &quot;;[.D399];&quot;});&quot;)" office:value-type="string" office:string-value="Races.GRIMER.skills.push({skill: Skills.POUND, level: 1});" calcext:value-type="string">
            <text:p>Races.GRIMER.skills.push({skill: Skills.POUND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Pound (Normal)</text:p>
          </table:table-cell>
          <table:table-cell table:formula="of:=VLOOKUP([.C39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0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00];&quot;.skills.push({skill: Skills.&quot;;[.C400];&quot;, level: &quot;;[.D400];&quot;});&quot;)" office:value-type="string" office:string-value="Races.GRIMER.skills.push({skill: Skills.DISABLE, level: 1});" calcext:value-type="string">
            <text:p>Races.GRIMER.skills.push({skill: Skills.DISABLE, level: 1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1 - Disable (Normal)</text:p>
          </table:table-cell>
          <table:table-cell table:formula="of:=VLOOKUP([.C400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1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POISON_GAS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01];&quot;.skills.push({skill: Skills.&quot;;[.C401];&quot;, level: &quot;;[.D401];&quot;});&quot;)" office:value-type="string" office:string-value="Races.GRIMER.skills.push({skill: Skills.POISON_GAS, level: 30});" calcext:value-type="string">
            <text:p>Races.GRIMER.skills.push({skill: Skills.POISON_GAS, level: 30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0 - Poison Gas (Poison)</text:p>
          </table:table-cell>
          <table:table-cell table:formula="of:=VLOOKUP([.C401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2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MINIMIZE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02];&quot;.skills.push({skill: Skills.&quot;;[.C402];&quot;, level: &quot;;[.D402];&quot;});&quot;)" office:value-type="string" office:string-value="Races.GRIMER.skills.push({skill: Skills.MINIMIZE, level: 33});" calcext:value-type="string">
            <text:p>Races.GRIMER.skills.push({skill: Skills.MINIMIZE, level: 33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3 - Minimize (Normal)</text:p>
          </table:table-cell>
          <table:table-cell table:formula="of:=VLOOKUP([.C402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3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LUDG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03];&quot;.skills.push({skill: Skills.&quot;;[.C403];&quot;, level: &quot;;[.D403];&quot;});&quot;)" office:value-type="string" office:string-value="Races.GRIMER.skills.push({skill: Skills.SLUDGE, level: 37});" calcext:value-type="string">
            <text:p>Races.GRIMER.skills.push({skill: Skills.SLUDGE, level: 37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37 - Sludge (Poison)</text:p>
          </table:table-cell>
          <table:table-cell table:formula="of:=VLOOKUP([.C403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4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HARD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04];&quot;.skills.push({skill: Skills.&quot;;[.C404];&quot;, level: &quot;;[.D404];&quot;});&quot;)" office:value-type="string" office:string-value="Races.GRIMER.skills.push({skill: Skills.HARDEN, level: 42});" calcext:value-type="string">
            <text:p>Races.GRIMER.skills.push({skill: Skills.HARDEN, level: 42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2 - Harden (Normal)</text:p>
          </table:table-cell>
          <table:table-cell table:formula="of:=VLOOKUP([.C40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5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SCREE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05];&quot;.skills.push({skill: Skills.&quot;;[.C405];&quot;, level: &quot;;[.D405];&quot;});&quot;)" office:value-type="string" office:string-value="Races.GRIMER.skills.push({skill: Skills.SCREECH, level: 48});" calcext:value-type="string">
            <text:p>Races.GRIMER.skills.push({skill: Skills.SCREECH, level: 48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48 - Screech (Normal)</text:p>
          </table:table-cell>
          <table:table-cell table:formula="of:=VLOOKUP([.C405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VLOOKUP([.A406];[Pokemon.$A$2:.$B$152];2)" office:value-type="string" office:string-value="GRIMER" calcext:value-type="string">
            <text:p>GRIMER</text:p>
          </table:table-cell>
          <table:table-cell office:value-type="string" calcext:value-type="string">
            <text:p>ACID_ARMO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06];&quot;.skills.push({skill: Skills.&quot;;[.C406];&quot;, level: &quot;;[.D406];&quot;});&quot;)" office:value-type="string" office:string-value="Races.GRIMER.skills.push({skill: Skills.ACID_ARMOR, level: 55});" calcext:value-type="string">
            <text:p>Races.GRIMER.skills.push({skill: Skills.ACID_ARMOR, level: 55});</text:p>
          </table:table-cell>
          <table:table-cell office:value-type="string" calcext:value-type="string">
            <text:p>#088: Grimer (Poison)</text:p>
          </table:table-cell>
          <table:table-cell office:value-type="string" calcext:value-type="string">
            <text:p>Level 55 - Acid Armor (Poison)</text:p>
          </table:table-cell>
          <table:table-cell table:formula="of:=VLOOKUP([.C406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7];[Pokemon.$A$2:.$B$152];2)" office:value-type="string" office:string-value="MUK" calcext:value-type="string">
            <text:p>MUK</text:p>
          </table:table-cell>
          <table:table-cell office:value-type="string" calcext:value-type="string">
            <text:p>HARDE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407];&quot;.skills.push({skill: Skills.&quot;;[.C407];&quot;, level: &quot;;[.D407];&quot;});&quot;)" office:value-type="string" office:string-value="Races.MUK.skills.push({skill: Skills.HARDEN, level: 45});" calcext:value-type="string">
            <text:p>Races.MUK.skills.push({skill: Skills.HARDEN, level: 45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45 - Harden (Normal)</text:p>
          </table:table-cell>
          <table:table-cell table:formula="of:=VLOOKUP([.C407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8];[Pokemon.$A$2:.$B$152];2)" office:value-type="string" office:string-value="MUK" calcext:value-type="string">
            <text:p>MUK</text:p>
          </table:table-cell>
          <table:table-cell office:value-type="string" calcext:value-type="string">
            <text:p>SCREECH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08];&quot;.skills.push({skill: Skills.&quot;;[.C408];&quot;, level: &quot;;[.D408];&quot;});&quot;)" office:value-type="string" office:string-value="Races.MUK.skills.push({skill: Skills.SCREECH, level: 53});" calcext:value-type="string">
            <text:p>Races.MUK.skills.push({skill: Skills.SCREECH, level: 53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53 - Screech (Normal)</text:p>
          </table:table-cell>
          <table:table-cell table:formula="of:=VLOOKUP([.C40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VLOOKUP([.A409];[Pokemon.$A$2:.$B$152];2)" office:value-type="string" office:string-value="MUK" calcext:value-type="string">
            <text:p>MUK</text:p>
          </table:table-cell>
          <table:table-cell office:value-type="string" calcext:value-type="string">
            <text:p>ACID_ARMOR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409];&quot;.skills.push({skill: Skills.&quot;;[.C409];&quot;, level: &quot;;[.D409];&quot;});&quot;)" office:value-type="string" office:string-value="Races.MUK.skills.push({skill: Skills.ACID_ARMOR, level: 60});" calcext:value-type="string">
            <text:p>Races.MUK.skills.push({skill: Skills.ACID_ARMOR, level: 60});</text:p>
          </table:table-cell>
          <table:table-cell office:value-type="string" calcext:value-type="string">
            <text:p>#089: Muk (Poison)</text:p>
          </table:table-cell>
          <table:table-cell office:value-type="string" calcext:value-type="string">
            <text:p>Level 60 - Acid Armor (Poison)</text:p>
          </table:table-cell>
          <table:table-cell table:formula="of:=VLOOKUP([.C40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0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0];&quot;.skills.push({skill: Skills.&quot;;[.C410];&quot;, level: &quot;;[.D410];&quot;});&quot;)" office:value-type="string" office:string-value="Races.SHELLDER.skills.push({skill: Skills.TACKLE, level: 1});" calcext:value-type="string">
            <text:p>Races.SHELLDER.skills.push({skill: Skills.TACKLE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Tackle (Normal)</text:p>
          </table:table-cell>
          <table:table-cell table:formula="of:=VLOOKUP([.C410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1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1];&quot;.skills.push({skill: Skills.&quot;;[.C411];&quot;, level: &quot;;[.D411];&quot;});&quot;)" office:value-type="string" office:string-value="Races.SHELLDER.skills.push({skill: Skills.WITHDRAW, level: 1});" calcext:value-type="string">
            <text:p>Races.SHELLDER.skills.push({skill: Skills.WITHDRAW, level: 1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 - Withdraw (Water)</text:p>
          </table:table-cell>
          <table:table-cell table:formula="of:=VLOOKUP([.C411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2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SUPERSONIC</text:p>
          </table:table-cell>
          <table:table-cell office:value-type="float" office:value="18" calcext:value-type="float">
            <text:p>18</text:p>
          </table:table-cell>
          <table:table-cell table:formula="of:=CONCATENATE(&quot;Races.&quot;;[.B412];&quot;.skills.push({skill: Skills.&quot;;[.C412];&quot;, level: &quot;;[.D412];&quot;});&quot;)" office:value-type="string" office:string-value="Races.SHELLDER.skills.push({skill: Skills.SUPERSONIC, level: 18});" calcext:value-type="string">
            <text:p>Races.SHELLDER.skills.push({skill: Skills.SUPERSONIC, level: 18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18 - Supersonic (Normal)</text:p>
          </table:table-cell>
          <table:table-cell table:formula="of:=VLOOKUP([.C412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3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CLAM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413];&quot;.skills.push({skill: Skills.&quot;;[.C413];&quot;, level: &quot;;[.D413];&quot;});&quot;)" office:value-type="string" office:string-value="Races.SHELLDER.skills.push({skill: Skills.CLAMP, level: 23});" calcext:value-type="string">
            <text:p>Races.SHELLDER.skills.push({skill: Skills.CLAMP, level: 23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23 - Clamp (Water)</text:p>
          </table:table-cell>
          <table:table-cell table:formula="of:=VLOOKUP([.C413];[Skills.$A$2:.$B$166];2;0)" office:value-type="string" office:string-value="Clamp" calcext:value-type="string">
            <text:p>Clam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4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AURORA_BE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14];&quot;.skills.push({skill: Skills.&quot;;[.C414];&quot;, level: &quot;;[.D414];&quot;});&quot;)" office:value-type="string" office:string-value="Races.SHELLDER.skills.push({skill: Skills.AURORA_BEAM, level: 30});" calcext:value-type="string">
            <text:p>Races.SHELLDER.skills.push({skill: Skills.AURORA_BEAM, level: 3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0 - Aurora Beam (Ice)</text:p>
          </table:table-cell>
          <table:table-cell table:formula="of:=VLOOKUP([.C414];[Skills.$A$2:.$B$166];2;0)" office:value-type="string" office:string-value="Aurora Beam" calcext:value-type="string">
            <text:p>Aurora Bea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5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415];&quot;.skills.push({skill: Skills.&quot;;[.C415];&quot;, level: &quot;;[.D415];&quot;});&quot;)" office:value-type="string" office:string-value="Races.SHELLDER.skills.push({skill: Skills.LEER, level: 39});" calcext:value-type="string">
            <text:p>Races.SHELLDER.skills.push({skill: Skills.LEER, level: 39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39 - Leer (Normal)</text:p>
          </table:table-cell>
          <table:table-cell table:formula="of:=VLOOKUP([.C41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VLOOKUP([.A416];[Pokemon.$A$2:.$B$152];2)" office:value-type="string" office:string-value="SHELLDER" calcext:value-type="string">
            <text:p>SHELLDER</text:p>
          </table:table-cell>
          <table:table-cell office:value-type="string" calcext:value-type="string">
            <text:p>ICE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6];&quot;.skills.push({skill: Skills.&quot;;[.C416];&quot;, level: &quot;;[.D416];&quot;});&quot;)" office:value-type="string" office:string-value="Races.SHELLDER.skills.push({skill: Skills.ICE_BEAM, level: 50});" calcext:value-type="string">
            <text:p>Races.SHELLDER.skills.push({skill: Skills.ICE_BEAM, level: 50});</text:p>
          </table:table-cell>
          <table:table-cell office:value-type="string" calcext:value-type="string">
            <text:p>#090: Shellder (Water)</text:p>
          </table:table-cell>
          <table:table-cell office:value-type="string" calcext:value-type="string">
            <text:p>Level 50 - Ice Beam (Ice)</text:p>
          </table:table-cell>
          <table:table-cell table:formula="of:=VLOOKUP([.C41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VLOOKUP([.A417];[Pokemon.$A$2:.$B$152];2)" office:value-type="string" office:string-value="CLOYSTER" calcext:value-type="string">
            <text:p>CLOYSTER</text:p>
          </table:table-cell>
          <table:table-cell office:value-type="string" calcext:value-type="string">
            <text:p>SPIKE_CANN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17];&quot;.skills.push({skill: Skills.&quot;;[.C417];&quot;, level: &quot;;[.D417];&quot;});&quot;)" office:value-type="string" office:string-value="Races.CLOYSTER.skills.push({skill: Skills.SPIKE_CANNON, level: 50});" calcext:value-type="string">
            <text:p>Races.CLOYSTER.skills.push({skill: Skills.SPIKE_CANNON, level: 50});</text:p>
          </table:table-cell>
          <table:table-cell office:value-type="string" calcext:value-type="string">
            <text:p>#091: Cloyster (Water - Ice)</text:p>
          </table:table-cell>
          <table:table-cell office:value-type="string" calcext:value-type="string">
            <text:p>Level 50 - Spike Cannon (Normal)</text:p>
          </table:table-cell>
          <table:table-cell table:formula="of:=VLOOKUP([.C417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8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L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8];&quot;.skills.push({skill: Skills.&quot;;[.C418];&quot;, level: &quot;;[.D418];&quot;});&quot;)" office:value-type="string" office:string-value="Races.GASTLY.skills.push({skill: Skills.LICK, level: 1});" calcext:value-type="string">
            <text:p>Races.GASTLY.skills.push({skill: Skills.LICK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Lick (Ghost)</text:p>
          </table:table-cell>
          <table:table-cell table:formula="of:=VLOOKUP([.C418];[Skills.$A$2:.$B$166];2;0)" office:value-type="string" office:string-value="Lick" calcext:value-type="string">
            <text:p>Li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19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CONFUSE_RA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19];&quot;.skills.push({skill: Skills.&quot;;[.C419];&quot;, level: &quot;;[.D419];&quot;});&quot;)" office:value-type="string" office:string-value="Races.GASTLY.skills.push({skill: Skills.CONFUSE_RAY, level: 1});" calcext:value-type="string">
            <text:p>Races.GASTLY.skills.push({skill: Skills.CONFUSE_RAY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Confuse Ray (Ghost)</text:p>
          </table:table-cell>
          <table:table-cell table:formula="of:=VLOOKUP([.C419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0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NIGHT_SHAD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0];&quot;.skills.push({skill: Skills.&quot;;[.C420];&quot;, level: &quot;;[.D420];&quot;});&quot;)" office:value-type="string" office:string-value="Races.GASTLY.skills.push({skill: Skills.NIGHT_SHADE, level: 1});" calcext:value-type="string">
            <text:p>Races.GASTLY.skills.push({skill: Skills.NIGHT_SHADE, level: 1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1 - Night Shade (Ghost)</text:p>
          </table:table-cell>
          <table:table-cell table:formula="of:=VLOOKUP([.C420];[Skills.$A$2:.$B$166];2;0)" office:value-type="string" office:string-value="Night Shade" calcext:value-type="string">
            <text:p>Night Shad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1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HYPNOSIS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421];&quot;.skills.push({skill: Skills.&quot;;[.C421];&quot;, level: &quot;;[.D421];&quot;});&quot;)" office:value-type="string" office:string-value="Races.GASTLY.skills.push({skill: Skills.HYPNOSIS, level: 27});" calcext:value-type="string">
            <text:p>Races.GASTLY.skills.push({skill: Skills.HYPNOSIS, level: 27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27 - Hypnosis (Psychic)</text:p>
          </table:table-cell>
          <table:table-cell table:formula="of:=VLOOKUP([.C421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VLOOKUP([.A422];[Pokemon.$A$2:.$B$152];2)" office:value-type="string" office:string-value="GASTLY" calcext:value-type="string">
            <text:p>GASTLY</text:p>
          </table:table-cell>
          <table:table-cell office:value-type="string" calcext:value-type="string">
            <text:p>DREAM_EAT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22];&quot;.skills.push({skill: Skills.&quot;;[.C422];&quot;, level: &quot;;[.D422];&quot;});&quot;)" office:value-type="string" office:string-value="Races.GASTLY.skills.push({skill: Skills.DREAM_EATER, level: 35});" calcext:value-type="string">
            <text:p>Races.GASTLY.skills.push({skill: Skills.DREAM_EATER, level: 35});</text:p>
          </table:table-cell>
          <table:table-cell office:value-type="string" calcext:value-type="string">
            <text:p>#092: Gastly (Ghost - Poison)</text:p>
          </table:table-cell>
          <table:table-cell office:value-type="string" calcext:value-type="string">
            <text:p>Level 35 - Dream Eater (Psychic)</text:p>
          </table:table-cell>
          <table:table-cell table:formula="of:=VLOOKUP([.C422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3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3];&quot;.skills.push({skill: Skills.&quot;;[.C423];&quot;, level: &quot;;[.D423];&quot;});&quot;)" office:value-type="string" office:string-value="Races.HAUNTER.skills.push({skill: Skills.HYPNOSIS, level: 29});" calcext:value-type="string">
            <text:p>Races.HAUNTER.skills.push({skill: Skills.HYPNOSIS, level: 29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3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VLOOKUP([.A424];[Pokemon.$A$2:.$B$152];2)" office:value-type="string" office:string-value="HAUNTER" calcext:value-type="string">
            <text:p>HAUNTE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4];&quot;.skills.push({skill: Skills.&quot;;[.C424];&quot;, level: &quot;;[.D424];&quot;});&quot;)" office:value-type="string" office:string-value="Races.HAUNTER.skills.push({skill: Skills.DREAM_EATER, level: 38});" calcext:value-type="string">
            <text:p>Races.HAUNTER.skills.push({skill: Skills.DREAM_EATER, level: 38});</text:p>
          </table:table-cell>
          <table:table-cell office:value-type="string" calcext:value-type="string">
            <text:p>#093: Haunte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4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5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HYPNOSI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25];&quot;.skills.push({skill: Skills.&quot;;[.C425];&quot;, level: &quot;;[.D425];&quot;});&quot;)" office:value-type="string" office:string-value="Races.GENGAR.skills.push({skill: Skills.HYPNOSIS, level: 29});" calcext:value-type="string">
            <text:p>Races.GENGAR.skills.push({skill: Skills.HYPNOSIS, level: 29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29 - Hypnosis (Psychic)</text:p>
          </table:table-cell>
          <table:table-cell table:formula="of:=VLOOKUP([.C42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VLOOKUP([.A426];[Pokemon.$A$2:.$B$152];2)" office:value-type="string" office:string-value="GENGAR" calcext:value-type="string">
            <text:p>GENGAR</text:p>
          </table:table-cell>
          <table:table-cell office:value-type="string" calcext:value-type="string">
            <text:p>DREAM_EATER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26];&quot;.skills.push({skill: Skills.&quot;;[.C426];&quot;, level: &quot;;[.D426];&quot;});&quot;)" office:value-type="string" office:string-value="Races.GENGAR.skills.push({skill: Skills.DREAM_EATER, level: 38});" calcext:value-type="string">
            <text:p>Races.GENGAR.skills.push({skill: Skills.DREAM_EATER, level: 38});</text:p>
          </table:table-cell>
          <table:table-cell office:value-type="string" calcext:value-type="string">
            <text:p>#094: Gengar (Ghost - Poison)</text:p>
          </table:table-cell>
          <table:table-cell office:value-type="string" calcext:value-type="string">
            <text:p>Level 38 - Dream Eater (Psychic)</text:p>
          </table:table-cell>
          <table:table-cell table:formula="of:=VLOOKUP([.C426];[Skills.$A$2:.$B$166];2;0)" office:value-type="string" office:string-value="Dream Eater" calcext:value-type="string">
            <text:p>Dream Eat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7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7];&quot;.skills.push({skill: Skills.&quot;;[.C427];&quot;, level: &quot;;[.D427];&quot;});&quot;)" office:value-type="string" office:string-value="Races.ONIX.skills.push({skill: Skills.TACKLE, level: 1});" calcext:value-type="string">
            <text:p>Races.ONIX.skills.push({skill: Skills.TACKLE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Tackle (Normal)</text:p>
          </table:table-cell>
          <table:table-cell table:formula="of:=VLOOKUP([.C42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8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28];&quot;.skills.push({skill: Skills.&quot;;[.C428];&quot;, level: &quot;;[.D428];&quot;});&quot;)" office:value-type="string" office:string-value="Races.ONIX.skills.push({skill: Skills.SCREECH, level: 1});" calcext:value-type="string">
            <text:p>Races.ONIX.skills.push({skill: Skills.SCREECH, level: 1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 - Screech (Normal)</text:p>
          </table:table-cell>
          <table:table-cell table:formula="of:=VLOOKUP([.C428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29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BIND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429];&quot;.skills.push({skill: Skills.&quot;;[.C429];&quot;, level: &quot;;[.D429];&quot;});&quot;)" office:value-type="string" office:string-value="Races.ONIX.skills.push({skill: Skills.BIND, level: 15});" calcext:value-type="string">
            <text:p>Races.ONIX.skills.push({skill: Skills.BIND, level: 1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5 - Bind (Normal)</text:p>
          </table:table-cell>
          <table:table-cell table:formula="of:=VLOOKUP([.C429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0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OCK_THROW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430];&quot;.skills.push({skill: Skills.&quot;;[.C430];&quot;, level: &quot;;[.D430];&quot;});&quot;)" office:value-type="string" office:string-value="Races.ONIX.skills.push({skill: Skills.ROCK_THROW, level: 19});" calcext:value-type="string">
            <text:p>Races.ONIX.skills.push({skill: Skills.ROCK_THROW, level: 19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19 - Rock Throw (Rock)</text:p>
          </table:table-cell>
          <table:table-cell table:formula="of:=VLOOKUP([.C430];[Skills.$A$2:.$B$166];2;0)" office:value-type="string" office:string-value="Rock Throw" calcext:value-type="string">
            <text:p>Rock Thro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1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31];&quot;.skills.push({skill: Skills.&quot;;[.C431];&quot;, level: &quot;;[.D431];&quot;});&quot;)" office:value-type="string" office:string-value="Races.ONIX.skills.push({skill: Skills.RAGE, level: 25});" calcext:value-type="string">
            <text:p>Races.ONIX.skills.push({skill: Skills.RAGE, level: 25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25 - Rage (Normal)</text:p>
          </table:table-cell>
          <table:table-cell table:formula="of:=VLOOKUP([.C43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2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SLAM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32];&quot;.skills.push({skill: Skills.&quot;;[.C432];&quot;, level: &quot;;[.D432];&quot;});&quot;)" office:value-type="string" office:string-value="Races.ONIX.skills.push({skill: Skills.SLAM, level: 33});" calcext:value-type="string">
            <text:p>Races.ONIX.skills.push({skill: Skills.SLAM, level: 3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33 - Slam (Normal)</text:p>
          </table:table-cell>
          <table:table-cell table:formula="of:=VLOOKUP([.C432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VLOOKUP([.A433];[Pokemon.$A$2:.$B$152];2)" office:value-type="string" office:string-value="ONIX" calcext:value-type="string">
            <text:p>ONIX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33];&quot;.skills.push({skill: Skills.&quot;;[.C433];&quot;, level: &quot;;[.D433];&quot;});&quot;)" office:value-type="string" office:string-value="Races.ONIX.skills.push({skill: Skills.HARDEN, level: 43});" calcext:value-type="string">
            <text:p>Races.ONIX.skills.push({skill: Skills.HARDEN, level: 43});</text:p>
          </table:table-cell>
          <table:table-cell office:value-type="string" calcext:value-type="string">
            <text:p>#095: Onix (Rock - Ground)</text:p>
          </table:table-cell>
          <table:table-cell office:value-type="string" calcext:value-type="string">
            <text:p>Level 43 - Harden (Normal)</text:p>
          </table:table-cell>
          <table:table-cell table:formula="of:=VLOOKUP([.C433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4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4];&quot;.skills.push({skill: Skills.&quot;;[.C434];&quot;, level: &quot;;[.D434];&quot;});&quot;)" office:value-type="string" office:string-value="Races.DROWZEE.skills.push({skill: Skills.POUND, level: 1});" calcext:value-type="string">
            <text:p>Races.DROWZEE.skills.push({skill: Skills.POUND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Pound (Normal)</text:p>
          </table:table-cell>
          <table:table-cell table:formula="of:=VLOOKUP([.C434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5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35];&quot;.skills.push({skill: Skills.&quot;;[.C435];&quot;, level: &quot;;[.D435];&quot;});&quot;)" office:value-type="string" office:string-value="Races.DROWZEE.skills.push({skill: Skills.HYPNOSIS, level: 1});" calcext:value-type="string">
            <text:p>Races.DROWZEE.skills.push({skill: Skills.HYPNOSIS, level: 1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 - Hypnosis (Psychic)</text:p>
          </table:table-cell>
          <table:table-cell table:formula="of:=VLOOKUP([.C43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6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DISABLE</text:p>
          </table:table-cell>
          <table:table-cell office:value-type="float" office:value="12" calcext:value-type="float">
            <text:p>12</text:p>
          </table:table-cell>
          <table:table-cell table:formula="of:=CONCATENATE(&quot;Races.&quot;;[.B436];&quot;.skills.push({skill: Skills.&quot;;[.C436];&quot;, level: &quot;;[.D436];&quot;});&quot;)" office:value-type="string" office:string-value="Races.DROWZEE.skills.push({skill: Skills.DISABLE, level: 12});" calcext:value-type="string">
            <text:p>Races.DROWZEE.skills.push({skill: Skills.DISABLE, level: 1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2 - Disable (Normal)</text:p>
          </table:table-cell>
          <table:table-cell table:formula="of:=VLOOKUP([.C436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7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CONFUSIO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37];&quot;.skills.push({skill: Skills.&quot;;[.C437];&quot;, level: &quot;;[.D437];&quot;});&quot;)" office:value-type="string" office:string-value="Races.DROWZEE.skills.push({skill: Skills.CONFUSION, level: 17});" calcext:value-type="string">
            <text:p>Races.DROWZEE.skills.push({skill: Skills.CONFUSION, level: 1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17 - Confusion (Psychic)</text:p>
          </table:table-cell>
          <table:table-cell table:formula="of:=VLOOKUP([.C437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8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HEADBUTT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438];&quot;.skills.push({skill: Skills.&quot;;[.C438];&quot;, level: &quot;;[.D438];&quot;});&quot;)" office:value-type="string" office:string-value="Races.DROWZEE.skills.push({skill: Skills.HEADBUTT, level: 24});" calcext:value-type="string">
            <text:p>Races.DROWZEE.skills.push({skill: Skills.HEADBUTT, level: 24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4 - Head Butt (Normal)</text:p>
          </table:table-cell>
          <table:table-cell table:formula="of:=VLOOKUP([.C43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39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OISON_GAS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39];&quot;.skills.push({skill: Skills.&quot;;[.C439];&quot;, level: &quot;;[.D439];&quot;});&quot;)" office:value-type="string" office:string-value="Races.DROWZEE.skills.push({skill: Skills.POISON_GAS, level: 29});" calcext:value-type="string">
            <text:p>Races.DROWZEE.skills.push({skill: Skills.POISON_GAS, level: 29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29 - Poison Gas (Poison)</text:p>
          </table:table-cell>
          <table:table-cell table:formula="of:=VLOOKUP([.C439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0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PSYCHIC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40];&quot;.skills.push({skill: Skills.&quot;;[.C440];&quot;, level: &quot;;[.D440];&quot;});&quot;)" office:value-type="string" office:string-value="Races.DROWZEE.skills.push({skill: Skills.PSYCHIC, level: 32});" calcext:value-type="string">
            <text:p>Races.DROWZEE.skills.push({skill: Skills.PSYCHIC, level: 32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2 - Psychic (Psychic)</text:p>
          </table:table-cell>
          <table:table-cell table:formula="of:=VLOOKUP([.C440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VLOOKUP([.A441];[Pokemon.$A$2:.$B$152];2)" office:value-type="string" office:string-value="DROWZEE" calcext:value-type="string">
            <text:p>DROWZEE</text:p>
          </table:table-cell>
          <table:table-cell office:value-type="string" calcext:value-type="string">
            <text:p>MEDITA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1];&quot;.skills.push({skill: Skills.&quot;;[.C441];&quot;, level: &quot;;[.D441];&quot;});&quot;)" office:value-type="string" office:string-value="Races.DROWZEE.skills.push({skill: Skills.MEDITATE, level: 37});" calcext:value-type="string">
            <text:p>Races.DROWZEE.skills.push({skill: Skills.MEDITATE, level: 37});</text:p>
          </table:table-cell>
          <table:table-cell office:value-type="string" calcext:value-type="string">
            <text:p>#096: Drowzee (Psychic)</text:p>
          </table:table-cell>
          <table:table-cell office:value-type="string" calcext:value-type="string">
            <text:p>Level 37 - Meditate (Psychic)</text:p>
          </table:table-cell>
          <table:table-cell table:formula="of:=VLOOKUP([.C441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2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OISON_GAS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42];&quot;.skills.push({skill: Skills.&quot;;[.C442];&quot;, level: &quot;;[.D442];&quot;});&quot;)" office:value-type="string" office:string-value="Races.HYPNO.skills.push({skill: Skills.POISON_GAS, level: 33});" calcext:value-type="string">
            <text:p>Races.HYPNO.skills.push({skill: Skills.POISON_GAS, level: 3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3 - Poison Gas (Poison)</text:p>
          </table:table-cell>
          <table:table-cell table:formula="of:=VLOOKUP([.C442];[Skills.$A$2:.$B$166];2;0)" office:value-type="string" office:string-value="Poison Gas" calcext:value-type="string">
            <text:p>Poison Ga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3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PSYCHIC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43];&quot;.skills.push({skill: Skills.&quot;;[.C443];&quot;, level: &quot;;[.D443];&quot;});&quot;)" office:value-type="string" office:string-value="Races.HYPNO.skills.push({skill: Skills.PSYCHIC, level: 37});" calcext:value-type="string">
            <text:p>Races.HYPNO.skills.push({skill: Skills.PSYCHIC, level: 37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37 - Psychic (Psychic)</text:p>
          </table:table-cell>
          <table:table-cell table:formula="of:=VLOOKUP([.C443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VLOOKUP([.A444];[Pokemon.$A$2:.$B$152];2)" office:value-type="string" office:string-value="HYPNO" calcext:value-type="string">
            <text:p>HYPNO</text:p>
          </table:table-cell>
          <table:table-cell office:value-type="string" calcext:value-type="string">
            <text:p>MEDITATE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44];&quot;.skills.push({skill: Skills.&quot;;[.C444];&quot;, level: &quot;;[.D444];&quot;});&quot;)" office:value-type="string" office:string-value="Races.HYPNO.skills.push({skill: Skills.MEDITATE, level: 43});" calcext:value-type="string">
            <text:p>Races.HYPNO.skills.push({skill: Skills.MEDITATE, level: 43});</text:p>
          </table:table-cell>
          <table:table-cell office:value-type="string" calcext:value-type="string">
            <text:p>#097: Hypno (Psychic)</text:p>
          </table:table-cell>
          <table:table-cell office:value-type="string" calcext:value-type="string">
            <text:p>Level 43 - Meditate (Psychic)</text:p>
          </table:table-cell>
          <table:table-cell table:formula="of:=VLOOKUP([.C44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5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5];&quot;.skills.push({skill: Skills.&quot;;[.C445];&quot;, level: &quot;;[.D445];&quot;});&quot;)" office:value-type="string" office:string-value="Races.KRABBY.skills.push({skill: Skills.BUBBLE, level: 1});" calcext:value-type="string">
            <text:p>Races.KRABBY.skills.push({skill: Skills.BUBBLE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Bubble (Water)</text:p>
          </table:table-cell>
          <table:table-cell table:formula="of:=VLOOKUP([.C445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6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46];&quot;.skills.push({skill: Skills.&quot;;[.C446];&quot;, level: &quot;;[.D446];&quot;});&quot;)" office:value-type="string" office:string-value="Races.KRABBY.skills.push({skill: Skills.LEER, level: 1});" calcext:value-type="string">
            <text:p>Races.KRABBY.skills.push({skill: Skills.LEER, level: 1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1 - Leer (Normal)</text:p>
          </table:table-cell>
          <table:table-cell table:formula="of:=VLOOKUP([.C446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7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VICE_GRIP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447];&quot;.skills.push({skill: Skills.&quot;;[.C447];&quot;, level: &quot;;[.D447];&quot;});&quot;)" office:value-type="string" office:string-value="Races.KRABBY.skills.push({skill: Skills.VICE_GRIP, level: 20});" calcext:value-type="string">
            <text:p>Races.KRABBY.skills.push({skill: Skills.VICE_GRIP, level: 2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0 - Vice Grip (Normal)</text:p>
          </table:table-cell>
          <table:table-cell table:formula="of:=VLOOKUP([.C447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8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GUILLOTIN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48];&quot;.skills.push({skill: Skills.&quot;;[.C448];&quot;, level: &quot;;[.D448];&quot;});&quot;)" office:value-type="string" office:string-value="Races.KRABBY.skills.push({skill: Skills.GUILLOTINE, level: 25});" calcext:value-type="string">
            <text:p>Races.KRABBY.skills.push({skill: Skills.GUILLOTINE, level: 2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25 - Guillotine (Normal)</text:p>
          </table:table-cell>
          <table:table-cell table:formula="of:=VLOOKUP([.C448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49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449];&quot;.skills.push({skill: Skills.&quot;;[.C449];&quot;, level: &quot;;[.D449];&quot;});&quot;)" office:value-type="string" office:string-value="Races.KRABBY.skills.push({skill: Skills.STOMP, level: 30});" calcext:value-type="string">
            <text:p>Races.KRABBY.skills.push({skill: Skills.STOMP, level: 3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0 - Stomp (Normal)</text:p>
          </table:table-cell>
          <table:table-cell table:formula="of:=VLOOKUP([.C449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0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CRABHAMM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450];&quot;.skills.push({skill: Skills.&quot;;[.C450];&quot;, level: &quot;;[.D450];&quot;});&quot;)" office:value-type="string" office:string-value="Races.KRABBY.skills.push({skill: Skills.CRABHAMMER, level: 35});" calcext:value-type="string">
            <text:p>Races.KRABBY.skills.push({skill: Skills.CRABHAMMER, level: 35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35 - Crab Hammer (Water)</text:p>
          </table:table-cell>
          <table:table-cell table:formula="of:=VLOOKUP([.C450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VLOOKUP([.A451];[Pokemon.$A$2:.$B$152];2)" office:value-type="string" office:string-value="KRABBY" calcext:value-type="string">
            <text:p>KRABBY</text:p>
          </table:table-cell>
          <table:table-cell office:value-type="string" calcext:value-type="string">
            <text:p>HARDEN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51];&quot;.skills.push({skill: Skills.&quot;;[.C451];&quot;, level: &quot;;[.D451];&quot;});&quot;)" office:value-type="string" office:string-value="Races.KRABBY.skills.push({skill: Skills.HARDEN, level: 40});" calcext:value-type="string">
            <text:p>Races.KRABBY.skills.push({skill: Skills.HARDEN, level: 40});</text:p>
          </table:table-cell>
          <table:table-cell office:value-type="string" calcext:value-type="string">
            <text:p>#098: Krabby (Water)</text:p>
          </table:table-cell>
          <table:table-cell office:value-type="string" calcext:value-type="string">
            <text:p>Level 40 - Harden (Normal)</text:p>
          </table:table-cell>
          <table:table-cell table:formula="of:=VLOOKUP([.C451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2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STOMP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452];&quot;.skills.push({skill: Skills.&quot;;[.C452];&quot;, level: &quot;;[.D452];&quot;});&quot;)" office:value-type="string" office:string-value="Races.KINGLER.skills.push({skill: Skills.STOMP, level: 34});" calcext:value-type="string">
            <text:p>Races.KINGLER.skills.push({skill: Skills.STOMP, level: 34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34 - Stomp (Normal)</text:p>
          </table:table-cell>
          <table:table-cell table:formula="of:=VLOOKUP([.C45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3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CRABHAMM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53];&quot;.skills.push({skill: Skills.&quot;;[.C453];&quot;, level: &quot;;[.D453];&quot;});&quot;)" office:value-type="string" office:string-value="Races.KINGLER.skills.push({skill: Skills.CRABHAMMER, level: 42});" calcext:value-type="string">
            <text:p>Races.KINGLER.skills.push({skill: Skills.CRABHAMMER, level: 42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2 - Crab Hammer (Water)</text:p>
          </table:table-cell>
          <table:table-cell table:formula="of:=VLOOKUP([.C453];[Skills.$A$2:.$B$166];2;0)" office:value-type="string" office:string-value="Crabhammer" calcext:value-type="string">
            <text:p>Crabhammer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VLOOKUP([.A454];[Pokemon.$A$2:.$B$152];2)" office:value-type="string" office:string-value="KINGLER" calcext:value-type="string">
            <text:p>KINGLER</text:p>
          </table:table-cell>
          <table:table-cell office:value-type="string" calcext:value-type="string">
            <text:p>HARD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454];&quot;.skills.push({skill: Skills.&quot;;[.C454];&quot;, level: &quot;;[.D454];&quot;});&quot;)" office:value-type="string" office:string-value="Races.KINGLER.skills.push({skill: Skills.HARDEN, level: 49});" calcext:value-type="string">
            <text:p>Races.KINGLER.skills.push({skill: Skills.HARDEN, level: 49});</text:p>
          </table:table-cell>
          <table:table-cell office:value-type="string" calcext:value-type="string">
            <text:p>#099: Kingler (Water)</text:p>
          </table:table-cell>
          <table:table-cell office:value-type="string" calcext:value-type="string">
            <text:p>Level 49 - Harden (Normal)</text:p>
          </table:table-cell>
          <table:table-cell table:formula="of:=VLOOKUP([.C45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5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5];&quot;.skills.push({skill: Skills.&quot;;[.C455];&quot;, level: &quot;;[.D455];&quot;});&quot;)" office:value-type="string" office:string-value="Races.VOLTORB.skills.push({skill: Skills.TACKLE, level: 1});" calcext:value-type="string">
            <text:p>Races.VOLTORB.skills.push({skill: Skills.TACKLE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Tackle (Normal)</text:p>
          </table:table-cell>
          <table:table-cell table:formula="of:=VLOOKUP([.C45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6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CREE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56];&quot;.skills.push({skill: Skills.&quot;;[.C456];&quot;, level: &quot;;[.D456];&quot;});&quot;)" office:value-type="string" office:string-value="Races.VOLTORB.skills.push({skill: Skills.SCREECH, level: 1});" calcext:value-type="string">
            <text:p>Races.VOLTORB.skills.push({skill: Skills.SCREECH, level: 1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 - Screech (Normal)</text:p>
          </table:table-cell>
          <table:table-cell table:formula="of:=VLOOKUP([.C456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7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ONIC_BOOM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457];&quot;.skills.push({skill: Skills.&quot;;[.C457];&quot;, level: &quot;;[.D457];&quot;});&quot;)" office:value-type="string" office:string-value="Races.VOLTORB.skills.push({skill: Skills.SONIC_BOOM, level: 17});" calcext:value-type="string">
            <text:p>Races.VOLTORB.skills.push({skill: Skills.SONIC_BOOM, level: 17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17 - Sonic Boom (Normal)</text:p>
          </table:table-cell>
          <table:table-cell table:formula="of:=VLOOKUP([.C457];[Skills.$A$2:.$B$166];2;0)" office:value-type="string" office:string-value="Sonic Boom" calcext:value-type="string">
            <text:p>Sonic Bo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8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ELF_DESTRUCT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458];&quot;.skills.push({skill: Skills.&quot;;[.C458];&quot;, level: &quot;;[.D458];&quot;});&quot;)" office:value-type="string" office:string-value="Races.VOLTORB.skills.push({skill: Skills.SELF_DESTRUCT, level: 22});" calcext:value-type="string">
            <text:p>Races.VOLTORB.skills.push({skill: Skills.SELF_DESTRUCT, level: 22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2 - Self Destruct (Normal)</text:p>
          </table:table-cell>
          <table:table-cell table:formula="of:=VLOOKUP([.C458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59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LIGHT_SCREEN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459];&quot;.skills.push({skill: Skills.&quot;;[.C459];&quot;, level: &quot;;[.D459];&quot;});&quot;)" office:value-type="string" office:string-value="Races.VOLTORB.skills.push({skill: Skills.LIGHT_SCREEN, level: 29});" calcext:value-type="string">
            <text:p>Races.VOLTORB.skills.push({skill: Skills.LIGHT_SCREEN, level: 29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29 - Light Screen (Psychic)</text:p>
          </table:table-cell>
          <table:table-cell table:formula="of:=VLOOKUP([.C459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0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SWIFT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460];&quot;.skills.push({skill: Skills.&quot;;[.C460];&quot;, level: &quot;;[.D460];&quot;});&quot;)" office:value-type="string" office:string-value="Races.VOLTORB.skills.push({skill: Skills.SWIFT, level: 36});" calcext:value-type="string">
            <text:p>Races.VOLTORB.skills.push({skill: Skills.SWIFT, level: 36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36 - Swift (Normal)</text:p>
          </table:table-cell>
          <table:table-cell table:formula="of:=VLOOKUP([.C460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VLOOKUP([.A461];[Pokemon.$A$2:.$B$152];2)" office:value-type="string" office:string-value="VOLTORB" calcext:value-type="string">
            <text:p>VOLTORB</text:p>
          </table:table-cell>
          <table:table-cell office:value-type="string" calcext:value-type="string">
            <text:p>EXPLOSIO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61];&quot;.skills.push({skill: Skills.&quot;;[.C461];&quot;, level: &quot;;[.D461];&quot;});&quot;)" office:value-type="string" office:string-value="Races.VOLTORB.skills.push({skill: Skills.EXPLOSION, level: 43});" calcext:value-type="string">
            <text:p>Races.VOLTORB.skills.push({skill: Skills.EXPLOSION, level: 43});</text:p>
          </table:table-cell>
          <table:table-cell office:value-type="string" calcext:value-type="string">
            <text:p>#100: Voltorb (Electric)</text:p>
          </table:table-cell>
          <table:table-cell office:value-type="string" calcext:value-type="string">
            <text:p>Level 43 - Explosion (Normal)</text:p>
          </table:table-cell>
          <table:table-cell table:formula="of:=VLOOKUP([.C46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2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SWIF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462];&quot;.skills.push({skill: Skills.&quot;;[.C462];&quot;, level: &quot;;[.D462];&quot;});&quot;)" office:value-type="string" office:string-value="Races.ELECTRODE.skills.push({skill: Skills.SWIFT, level: 40});" calcext:value-type="string">
            <text:p>Races.ELECTRODE.skills.push({skill: Skills.SWIFT, level: 4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40 - Swift (Normal)</text:p>
          </table:table-cell>
          <table:table-cell table:formula="of:=VLOOKUP([.C46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VLOOKUP([.A463];[Pokemon.$A$2:.$B$152];2)" office:value-type="string" office:string-value="ELECTRODE" calcext:value-type="string">
            <text:p>ELECTRODE</text:p>
          </table:table-cell>
          <table:table-cell office:value-type="string" calcext:value-type="string">
            <text:p>EXPLOSION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463];&quot;.skills.push({skill: Skills.&quot;;[.C463];&quot;, level: &quot;;[.D463];&quot;});&quot;)" office:value-type="string" office:string-value="Races.ELECTRODE.skills.push({skill: Skills.EXPLOSION, level: 50});" calcext:value-type="string">
            <text:p>Races.ELECTRODE.skills.push({skill: Skills.EXPLOSION, level: 50});</text:p>
          </table:table-cell>
          <table:table-cell office:value-type="string" calcext:value-type="string">
            <text:p>#101: Electrode (Electric)</text:p>
          </table:table-cell>
          <table:table-cell office:value-type="string" calcext:value-type="string">
            <text:p>Level 50 - Explosion (Normal)</text:p>
          </table:table-cell>
          <table:table-cell table:formula="of:=VLOOKUP([.C463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4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BAR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4];&quot;.skills.push({skill: Skills.&quot;;[.C464];&quot;, level: &quot;;[.D464];&quot;});&quot;)" office:value-type="string" office:string-value="Races.EXEGGCUTE.skills.push({skill: Skills.BARRAGE, level: 1});" calcext:value-type="string">
            <text:p>Races.EXEGGCUTE.skills.push({skill: Skills.BARRAGE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Barrage (Normal)</text:p>
          </table:table-cell>
          <table:table-cell table:formula="of:=VLOOKUP([.C464];[Skills.$A$2:.$B$166];2;0)" office:value-type="string" office:string-value="Barrage" calcext:value-type="string">
            <text:p>Barrag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5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HYPNOSI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65];&quot;.skills.push({skill: Skills.&quot;;[.C465];&quot;, level: &quot;;[.D465];&quot;});&quot;)" office:value-type="string" office:string-value="Races.EXEGGCUTE.skills.push({skill: Skills.HYPNOSIS, level: 1});" calcext:value-type="string">
            <text:p>Races.EXEGGCUTE.skills.push({skill: Skills.HYPNOSIS, level: 1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1 - Hypnosis (Psychic)</text:p>
          </table:table-cell>
          <table:table-cell table:formula="of:=VLOOKUP([.C465];[Skills.$A$2:.$B$166];2;0)" office:value-type="string" office:string-value="Hypnosis" calcext:value-type="string">
            <text:p>Hypnosi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6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REFLECT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66];&quot;.skills.push({skill: Skills.&quot;;[.C466];&quot;, level: &quot;;[.D466];&quot;});&quot;)" office:value-type="string" office:string-value="Races.EXEGGCUTE.skills.push({skill: Skills.REFLECT, level: 25});" calcext:value-type="string">
            <text:p>Races.EXEGGCUTE.skills.push({skill: Skills.REFLECT, level: 25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5 - Reflect (Psychic)</text:p>
          </table:table-cell>
          <table:table-cell table:formula="of:=VLOOKUP([.C466];[Skills.$A$2:.$B$166];2;0)" office:value-type="string" office:string-value="Reflect" calcext:value-type="string">
            <text:p>Reflec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7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LEECH_SEED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67];&quot;.skills.push({skill: Skills.&quot;;[.C467];&quot;, level: &quot;;[.D467];&quot;});&quot;)" office:value-type="string" office:string-value="Races.EXEGGCUTE.skills.push({skill: Skills.LEECH_SEED, level: 28});" calcext:value-type="string">
            <text:p>Races.EXEGGCUTE.skills.push({skill: Skills.LEECH_SEED, level: 2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28 - Leech Seed (Grass)</text:p>
          </table:table-cell>
          <table:table-cell table:formula="of:=VLOOKUP([.C467];[Skills.$A$2:.$B$166];2;0)" office:value-type="string" office:string-value="Leech Seed" calcext:value-type="string">
            <text:p>Leech See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8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TUN_SPOR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468];&quot;.skills.push({skill: Skills.&quot;;[.C468];&quot;, level: &quot;;[.D468];&quot;});&quot;)" office:value-type="string" office:string-value="Races.EXEGGCUTE.skills.push({skill: Skills.STUN_SPORE, level: 32});" calcext:value-type="string">
            <text:p>Races.EXEGGCUTE.skills.push({skill: Skills.STUN_SPORE, level: 3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2 - Stun Spore (Grass)</text:p>
          </table:table-cell>
          <table:table-cell table:formula="of:=VLOOKUP([.C46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69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POISON_POWDER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469];&quot;.skills.push({skill: Skills.&quot;;[.C469];&quot;, level: &quot;;[.D469];&quot;});&quot;)" office:value-type="string" office:string-value="Races.EXEGGCUTE.skills.push({skill: Skills.POISON_POWDER, level: 37});" calcext:value-type="string">
            <text:p>Races.EXEGGCUTE.skills.push({skill: Skills.POISON_POWDER, level: 37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37 - Poison Powder (Poison)</text:p>
          </table:table-cell>
          <table:table-cell table:formula="of:=VLOOKUP([.C469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0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OLAR_BEAM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470];&quot;.skills.push({skill: Skills.&quot;;[.C470];&quot;, level: &quot;;[.D470];&quot;});&quot;)" office:value-type="string" office:string-value="Races.EXEGGCUTE.skills.push({skill: Skills.SOLAR_BEAM, level: 42});" calcext:value-type="string">
            <text:p>Races.EXEGGCUTE.skills.push({skill: Skills.SOLAR_BEAM, level: 42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2 - Solar Beam (Grass)</text:p>
          </table:table-cell>
          <table:table-cell table:formula="of:=VLOOKUP([.C470];[Skills.$A$2:.$B$166];2;0)" office:value-type="string" office:string-value="Solar Beam" calcext:value-type="string">
            <text:p>Solar Bea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VLOOKUP([.A471];[Pokemon.$A$2:.$B$152];2)" office:value-type="string" office:string-value="EXEGGCUTE" calcext:value-type="string">
            <text:p>EXEGGCUTE</text:p>
          </table:table-cell>
          <table:table-cell office:value-type="string" calcext:value-type="string">
            <text:p>SLEEP_POWDER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71];&quot;.skills.push({skill: Skills.&quot;;[.C471];&quot;, level: &quot;;[.D471];&quot;});&quot;)" office:value-type="string" office:string-value="Races.EXEGGCUTE.skills.push({skill: Skills.SLEEP_POWDER, level: 48});" calcext:value-type="string">
            <text:p>Races.EXEGGCUTE.skills.push({skill: Skills.SLEEP_POWDER, level: 48});</text:p>
          </table:table-cell>
          <table:table-cell office:value-type="string" calcext:value-type="string">
            <text:p>#102: Exeggcute (Grass - Psychic)</text:p>
          </table:table-cell>
          <table:table-cell office:value-type="string" calcext:value-type="string">
            <text:p>Level 48 - Sleep Powder (Grass)</text:p>
          </table:table-cell>
          <table:table-cell table:formula="of:=VLOOKUP([.C471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VLOOKUP([.A472];[Pokemon.$A$2:.$B$152];2)" office:value-type="string" office:string-value="EXEGGUTOR" calcext:value-type="string">
            <text:p>EXEGGUTOR</text:p>
          </table:table-cell>
          <table:table-cell office:value-type="string" calcext:value-type="string">
            <text:p>STOM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472];&quot;.skills.push({skill: Skills.&quot;;[.C472];&quot;, level: &quot;;[.D472];&quot;});&quot;)" office:value-type="string" office:string-value="Races.EXEGGUTOR.skills.push({skill: Skills.STOMP, level: 28});" calcext:value-type="string">
            <text:p>Races.EXEGGUTOR.skills.push({skill: Skills.STOMP, level: 28});</text:p>
          </table:table-cell>
          <table:table-cell office:value-type="string" calcext:value-type="string">
            <text:p>#103: Exeggutor (Grass - Psychic)</text:p>
          </table:table-cell>
          <table:table-cell office:value-type="string" calcext:value-type="string">
            <text:p>Level 28 - Stomp (Normal)</text:p>
          </table:table-cell>
          <table:table-cell table:formula="of:=VLOOKUP([.C472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3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_CLUB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3];&quot;.skills.push({skill: Skills.&quot;;[.C473];&quot;, level: &quot;;[.D473];&quot;});&quot;)" office:value-type="string" office:string-value="Races.CUBONE.skills.push({skill: Skills.BONE_CLUB, level: 1});" calcext:value-type="string">
            <text:p>Races.CUBONE.skills.push({skill: Skills.BONE_CLUB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Bone Club (Ground)</text:p>
          </table:table-cell>
          <table:table-cell table:formula="of:=VLOOKUP([.C473];[Skills.$A$2:.$B$166];2;0)" office:value-type="string" office:string-value="Bone Club" calcext:value-type="string">
            <text:p>Bone Cl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4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74];&quot;.skills.push({skill: Skills.&quot;;[.C474];&quot;, level: &quot;;[.D474];&quot;});&quot;)" office:value-type="string" office:string-value="Races.CUBONE.skills.push({skill: Skills.GROWL, level: 1});" calcext:value-type="string">
            <text:p>Races.CUBONE.skills.push({skill: Skills.GROWL, level: 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1 - Growl (Normal)</text:p>
          </table:table-cell>
          <table:table-cell table:formula="of:=VLOOKUP([.C474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5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LEER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475];&quot;.skills.push({skill: Skills.&quot;;[.C475];&quot;, level: &quot;;[.D475];&quot;});&quot;)" office:value-type="string" office:string-value="Races.CUBONE.skills.push({skill: Skills.LEER, level: 25});" calcext:value-type="string">
            <text:p>Races.CUBONE.skills.push({skill: Skills.LEER, level: 25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25 - Leer (Normal)</text:p>
          </table:table-cell>
          <table:table-cell table:formula="of:=VLOOKUP([.C47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6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FOCUS_ENERG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476];&quot;.skills.push({skill: Skills.&quot;;[.C476];&quot;, level: &quot;;[.D476];&quot;});&quot;)" office:value-type="string" office:string-value="Races.CUBONE.skills.push({skill: Skills.FOCUS_ENERGY, level: 31});" calcext:value-type="string">
            <text:p>Races.CUBONE.skills.push({skill: Skills.FOCUS_ENERGY, level: 31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1 - Focus Energy (Normal)</text:p>
          </table:table-cell>
          <table:table-cell table:formula="of:=VLOOKUP([.C476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7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THRAS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77];&quot;.skills.push({skill: Skills.&quot;;[.C477];&quot;, level: &quot;;[.D477];&quot;});&quot;)" office:value-type="string" office:string-value="Races.CUBONE.skills.push({skill: Skills.THRASH, level: 38});" calcext:value-type="string">
            <text:p>Races.CUBONE.skills.push({skill: Skills.THRASH, level: 38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38 - Thrash (Normal)</text:p>
          </table:table-cell>
          <table:table-cell table:formula="of:=VLOOKUP([.C477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8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BONEMERANG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78];&quot;.skills.push({skill: Skills.&quot;;[.C478];&quot;, level: &quot;;[.D478];&quot;});&quot;)" office:value-type="string" office:string-value="Races.CUBONE.skills.push({skill: Skills.BONEMERANG, level: 43});" calcext:value-type="string">
            <text:p>Races.CUBONE.skills.push({skill: Skills.BONEMERANG, level: 43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3 - Bonemerang (Ground)</text:p>
          </table:table-cell>
          <table:table-cell table:formula="of:=VLOOKUP([.C478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VLOOKUP([.A479];[Pokemon.$A$2:.$B$152];2)" office:value-type="string" office:string-value="CUBONE" calcext:value-type="string">
            <text:p>CUBONE</text:p>
          </table:table-cell>
          <table:table-cell office:value-type="string" calcext:value-type="string">
            <text:p>RAGE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479];&quot;.skills.push({skill: Skills.&quot;;[.C479];&quot;, level: &quot;;[.D479];&quot;});&quot;)" office:value-type="string" office:string-value="Races.CUBONE.skills.push({skill: Skills.RAGE, level: 46});" calcext:value-type="string">
            <text:p>Races.CUBONE.skills.push({skill: Skills.RAGE, level: 46});</text:p>
          </table:table-cell>
          <table:table-cell office:value-type="string" calcext:value-type="string">
            <text:p>#104: Cubone (Ground)</text:p>
          </table:table-cell>
          <table:table-cell office:value-type="string" calcext:value-type="string">
            <text:p>Level 46 - Rage (Normal)</text:p>
          </table:table-cell>
          <table:table-cell table:formula="of:=VLOOKUP([.C479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0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FOCUS_ENERGY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0];&quot;.skills.push({skill: Skills.&quot;;[.C480];&quot;, level: &quot;;[.D480];&quot;});&quot;)" office:value-type="string" office:string-value="Races.MAROWAK.skills.push({skill: Skills.FOCUS_ENERGY, level: 33});" calcext:value-type="string">
            <text:p>Races.MAROWAK.skills.push({skill: Skills.FOCUS_ENERGY, level: 33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33 - Focus Energy (Normal)</text:p>
          </table:table-cell>
          <table:table-cell table:formula="of:=VLOOKUP([.C480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1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THRASH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481];&quot;.skills.push({skill: Skills.&quot;;[.C481];&quot;, level: &quot;;[.D481];&quot;});&quot;)" office:value-type="string" office:string-value="Races.MAROWAK.skills.push({skill: Skills.THRASH, level: 41});" calcext:value-type="string">
            <text:p>Races.MAROWAK.skills.push({skill: Skills.THRASH, level: 41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1 - Thrash (Normal)</text:p>
          </table:table-cell>
          <table:table-cell table:formula="of:=VLOOKUP([.C481];[Skills.$A$2:.$B$166];2;0)" office:value-type="string" office:string-value="Thrash" calcext:value-type="string">
            <text:p>Thras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2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BONEMERANG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2];&quot;.skills.push({skill: Skills.&quot;;[.C482];&quot;, level: &quot;;[.D482];&quot;});&quot;)" office:value-type="string" office:string-value="Races.MAROWAK.skills.push({skill: Skills.BONEMERANG, level: 48});" calcext:value-type="string">
            <text:p>Races.MAROWAK.skills.push({skill: Skills.BONEMERANG, level: 48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48 - Bonemerang (Ground)</text:p>
          </table:table-cell>
          <table:table-cell table:formula="of:=VLOOKUP([.C482];[Skills.$A$2:.$B$166];2;0)" office:value-type="string" office:string-value="Bonemerang" calcext:value-type="string">
            <text:p>Bonemera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VLOOKUP([.A483];[Pokemon.$A$2:.$B$152];2)" office:value-type="string" office:string-value="MAROWAK" calcext:value-type="string">
            <text:p>MAROWAK</text:p>
          </table:table-cell>
          <table:table-cell office:value-type="string" calcext:value-type="string">
            <text:p>RAGE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483];&quot;.skills.push({skill: Skills.&quot;;[.C483];&quot;, level: &quot;;[.D483];&quot;});&quot;)" office:value-type="string" office:string-value="Races.MAROWAK.skills.push({skill: Skills.RAGE, level: 55});" calcext:value-type="string">
            <text:p>Races.MAROWAK.skills.push({skill: Skills.RAGE, level: 55});</text:p>
          </table:table-cell>
          <table:table-cell office:value-type="string" calcext:value-type="string">
            <text:p>#105: Marowak (Ground)</text:p>
          </table:table-cell>
          <table:table-cell office:value-type="string" calcext:value-type="string">
            <text:p>Level 55 - Rage (Normal)</text:p>
          </table:table-cell>
          <table:table-cell table:formula="of:=VLOOKUP([.C48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4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DOUBLE_KI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4];&quot;.skills.push({skill: Skills.&quot;;[.C484];&quot;, level: &quot;;[.D484];&quot;});&quot;)" office:value-type="string" office:string-value="Races.HITMONLEE.skills.push({skill: Skills.DOUBLE_KICK, level: 1});" calcext:value-type="string">
            <text:p>Races.HITMONLEE.skills.push({skill: Skills.DOUBLE_KICK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Double Kick (Fighting)</text:p>
          </table:table-cell>
          <table:table-cell table:formula="of:=VLOOKUP([.C484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5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DITAT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85];&quot;.skills.push({skill: Skills.&quot;;[.C485];&quot;, level: &quot;;[.D485];&quot;});&quot;)" office:value-type="string" office:string-value="Races.HITMONLEE.skills.push({skill: Skills.MEDITATE, level: 1});" calcext:value-type="string">
            <text:p>Races.HITMONLEE.skills.push({skill: Skills.MEDITATE, level: 1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1 - Meditate (Psychic)</text:p>
          </table:table-cell>
          <table:table-cell table:formula="of:=VLOOKUP([.C485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6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ROLLING_KICK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86];&quot;.skills.push({skill: Skills.&quot;;[.C486];&quot;, level: &quot;;[.D486];&quot;});&quot;)" office:value-type="string" office:string-value="Races.HITMONLEE.skills.push({skill: Skills.ROLLING_KICK, level: 33});" calcext:value-type="string">
            <text:p>Races.HITMONLEE.skills.push({skill: Skills.ROLLING_KICK, level: 3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3 - Rolling Kick (Fighting)</text:p>
          </table:table-cell>
          <table:table-cell table:formula="of:=VLOOKUP([.C486];[Skills.$A$2:.$B$166];2;0)" office:value-type="string" office:string-value="Rolling Kick" calcext:value-type="string">
            <text:p>Rolling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7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JUMP_KICK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87];&quot;.skills.push({skill: Skills.&quot;;[.C487];&quot;, level: &quot;;[.D487];&quot;});&quot;)" office:value-type="string" office:string-value="Races.HITMONLEE.skills.push({skill: Skills.JUMP_KICK, level: 38});" calcext:value-type="string">
            <text:p>Races.HITMONLEE.skills.push({skill: Skills.JUMP_KICK, level: 3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38 - Jump Kick (Fighting)</text:p>
          </table:table-cell>
          <table:table-cell table:formula="of:=VLOOKUP([.C487];[Skills.$A$2:.$B$166];2;0)" office:value-type="string" office:string-value="Jump Kick" calcext:value-type="string">
            <text:p>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8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FOCUS_ENERGY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88];&quot;.skills.push({skill: Skills.&quot;;[.C488];&quot;, level: &quot;;[.D488];&quot;});&quot;)" office:value-type="string" office:string-value="Races.HITMONLEE.skills.push({skill: Skills.FOCUS_ENERGY, level: 43});" calcext:value-type="string">
            <text:p>Races.HITMONLEE.skills.push({skill: Skills.FOCUS_ENERGY, level: 4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3 - Focus Energy (Normal)</text:p>
          </table:table-cell>
          <table:table-cell table:formula="of:=VLOOKUP([.C488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89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HIGH_JUMP_KICK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89];&quot;.skills.push({skill: Skills.&quot;;[.C489];&quot;, level: &quot;;[.D489];&quot;});&quot;)" office:value-type="string" office:string-value="Races.HITMONLEE.skills.push({skill: Skills.HIGH_JUMP_KICK, level: 48});" calcext:value-type="string">
            <text:p>Races.HITMONLEE.skills.push({skill: Skills.HIGH_JUMP_KICK, level: 48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48 - Hi Jump Kick (Fighting)</text:p>
          </table:table-cell>
          <table:table-cell table:formula="of:=VLOOKUP([.C489];[Skills.$A$2:.$B$166];2;0)" office:value-type="string" office:string-value="High Jump Kick" calcext:value-type="string">
            <text:p>High Jump Kic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VLOOKUP([.A490];[Pokemon.$A$2:.$B$152];2)" office:value-type="string" office:string-value="HITMONLEE" calcext:value-type="string">
            <text:p>HITMONLEE</text:p>
          </table:table-cell>
          <table:table-cell office:value-type="string" calcext:value-type="string">
            <text:p>MEGA_KICK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0];&quot;.skills.push({skill: Skills.&quot;;[.C490];&quot;, level: &quot;;[.D490];&quot;});&quot;)" office:value-type="string" office:string-value="Races.HITMONLEE.skills.push({skill: Skills.MEGA_KICK, level: 53});" calcext:value-type="string">
            <text:p>Races.HITMONLEE.skills.push({skill: Skills.MEGA_KICK, level: 53});</text:p>
          </table:table-cell>
          <table:table-cell office:value-type="string" calcext:value-type="string">
            <text:p>#106: Hitmonlee (Fighting)</text:p>
          </table:table-cell>
          <table:table-cell office:value-type="string" calcext:value-type="string">
            <text:p>Level 53 - Mega Kick (Normal)</text:p>
          </table:table-cell>
          <table:table-cell table:formula="of:=VLOOKUP([.C490];[Skills.$A$2:.$B$166];2;0)" office:value-type="string" office:string-value="Mega Kick" calcext:value-type="string">
            <text:p>Mega Kic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1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1];&quot;.skills.push({skill: Skills.&quot;;[.C491];&quot;, level: &quot;;[.D491];&quot;});&quot;)" office:value-type="string" office:string-value="Races.HITMONCHAN.skills.push({skill: Skills.COMET_PUNCH, level: 1});" calcext:value-type="string">
            <text:p>Races.HITMONCHAN.skills.push({skill: Skills.COMET_PUNCH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Comet Punch (Normal)</text:p>
          </table:table-cell>
          <table:table-cell table:formula="of:=VLOOKUP([.C491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2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2];&quot;.skills.push({skill: Skills.&quot;;[.C492];&quot;, level: &quot;;[.D492];&quot;});&quot;)" office:value-type="string" office:string-value="Races.HITMONCHAN.skills.push({skill: Skills.AGILITY, level: 1});" calcext:value-type="string">
            <text:p>Races.HITMONCHAN.skills.push({skill: Skills.AGILITY, level: 1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1 - Agility (Psychic)</text:p>
          </table:table-cell>
          <table:table-cell table:formula="of:=VLOOKUP([.C492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3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FIRE_PUNCH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493];&quot;.skills.push({skill: Skills.&quot;;[.C493];&quot;, level: &quot;;[.D493];&quot;});&quot;)" office:value-type="string" office:string-value="Races.HITMONCHAN.skills.push({skill: Skills.FIRE_PUNCH, level: 33});" calcext:value-type="string">
            <text:p>Races.HITMONCHAN.skills.push({skill: Skills.FIRE_PUNCH, level: 3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3 - Fire Punch (Fire)</text:p>
          </table:table-cell>
          <table:table-cell table:formula="of:=VLOOKUP([.C493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4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ICE_PUNCH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494];&quot;.skills.push({skill: Skills.&quot;;[.C494];&quot;, level: &quot;;[.D494];&quot;});&quot;)" office:value-type="string" office:string-value="Races.HITMONCHAN.skills.push({skill: Skills.ICE_PUNCH, level: 38});" calcext:value-type="string">
            <text:p>Races.HITMONCHAN.skills.push({skill: Skills.ICE_PUNCH, level: 3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38 - Ice Punch (Ice)</text:p>
          </table:table-cell>
          <table:table-cell table:formula="of:=VLOOKUP([.C494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5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THUNDER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495];&quot;.skills.push({skill: Skills.&quot;;[.C495];&quot;, level: &quot;;[.D495];&quot;});&quot;)" office:value-type="string" office:string-value="Races.HITMONCHAN.skills.push({skill: Skills.THUNDER_PUNCH, level: 43});" calcext:value-type="string">
            <text:p>Races.HITMONCHAN.skills.push({skill: Skills.THUNDER_PUNCH, level: 4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3 - Thunder Punch (Electric)</text:p>
          </table:table-cell>
          <table:table-cell table:formula="of:=VLOOKUP([.C495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6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MEGA_PUNCH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496];&quot;.skills.push({skill: Skills.&quot;;[.C496];&quot;, level: &quot;;[.D496];&quot;});&quot;)" office:value-type="string" office:string-value="Races.HITMONCHAN.skills.push({skill: Skills.MEGA_PUNCH, level: 48});" calcext:value-type="string">
            <text:p>Races.HITMONCHAN.skills.push({skill: Skills.MEGA_PUNCH, level: 48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48 - Mega Punch (Normal)</text:p>
          </table:table-cell>
          <table:table-cell table:formula="of:=VLOOKUP([.C49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VLOOKUP([.A497];[Pokemon.$A$2:.$B$152];2)" office:value-type="string" office:string-value="HITMONCHAN" calcext:value-type="string">
            <text:p>HITMONCHAN</text:p>
          </table:table-cell>
          <table:table-cell office:value-type="string" calcext:value-type="string">
            <text:p>COUNTER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497];&quot;.skills.push({skill: Skills.&quot;;[.C497];&quot;, level: &quot;;[.D497];&quot;});&quot;)" office:value-type="string" office:string-value="Races.HITMONCHAN.skills.push({skill: Skills.COUNTER, level: 53});" calcext:value-type="string">
            <text:p>Races.HITMONCHAN.skills.push({skill: Skills.COUNTER, level: 53});</text:p>
          </table:table-cell>
          <table:table-cell office:value-type="string" calcext:value-type="string">
            <text:p>#107: Hitmonchan (Fighting)</text:p>
          </table:table-cell>
          <table:table-cell office:value-type="string" calcext:value-type="string">
            <text:p>Level 53 - Counter (Fighting)</text:p>
          </table:table-cell>
          <table:table-cell table:formula="of:=VLOOKUP([.C497];[Skills.$A$2:.$B$166];2;0)" office:value-type="string" office:string-value="Counter" calcext:value-type="string">
            <text:p>Count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8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8];&quot;.skills.push({skill: Skills.&quot;;[.C498];&quot;, level: &quot;;[.D498];&quot;});&quot;)" office:value-type="string" office:string-value="Races.LICKITUNG.skills.push({skill: Skills.WRAP, level: 1});" calcext:value-type="string">
            <text:p>Races.LICKITUNG.skills.push({skill: Skills.WRAP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Wrap (Normal)</text:p>
          </table:table-cell>
          <table:table-cell table:formula="of:=VLOOKUP([.C498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499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UPERSONIC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499];&quot;.skills.push({skill: Skills.&quot;;[.C499];&quot;, level: &quot;;[.D499];&quot;});&quot;)" office:value-type="string" office:string-value="Races.LICKITUNG.skills.push({skill: Skills.SUPERSONIC, level: 1});" calcext:value-type="string">
            <text:p>Races.LICKITUNG.skills.push({skill: Skills.SUPERSONIC, level: 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 - Supersonic (Normal)</text:p>
          </table:table-cell>
          <table:table-cell table:formula="of:=VLOOKUP([.C49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0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TOMP</text:p>
          </table:table-cell>
          <table:table-cell office:value-type="float" office:value="7" calcext:value-type="float">
            <text:p>7</text:p>
          </table:table-cell>
          <table:table-cell table:formula="of:=CONCATENATE(&quot;Races.&quot;;[.B500];&quot;.skills.push({skill: Skills.&quot;;[.C500];&quot;, level: &quot;;[.D500];&quot;});&quot;)" office:value-type="string" office:string-value="Races.LICKITUNG.skills.push({skill: Skills.STOMP, level: 7});" calcext:value-type="string">
            <text:p>Races.LICKITUNG.skills.push({skill: Skills.STOMP, level: 7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7 - Stomp (Normal)</text:p>
          </table:table-cell>
          <table:table-cell table:formula="of:=VLOOKUP([.C500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1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ISAB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01];&quot;.skills.push({skill: Skills.&quot;;[.C501];&quot;, level: &quot;;[.D501];&quot;});&quot;)" office:value-type="string" office:string-value="Races.LICKITUNG.skills.push({skill: Skills.DISABLE, level: 15});" calcext:value-type="string">
            <text:p>Races.LICKITUNG.skills.push({skill: Skills.DISABLE, level: 15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15 - Disable (Normal)</text:p>
          </table:table-cell>
          <table:table-cell table:formula="of:=VLOOKUP([.C501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2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DEFENSE_CURL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02];&quot;.skills.push({skill: Skills.&quot;;[.C502];&quot;, level: &quot;;[.D502];&quot;});&quot;)" office:value-type="string" office:string-value="Races.LICKITUNG.skills.push({skill: Skills.DEFENSE_CURL, level: 23});" calcext:value-type="string">
            <text:p>Races.LICKITUNG.skills.push({skill: Skills.DEFENSE_CURL, level: 23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23 - Defense Curl (Normal)</text:p>
          </table:table-cell>
          <table:table-cell table:formula="of:=VLOOKUP([.C502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3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LAM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03];&quot;.skills.push({skill: Skills.&quot;;[.C503];&quot;, level: &quot;;[.D503];&quot;});&quot;)" office:value-type="string" office:string-value="Races.LICKITUNG.skills.push({skill: Skills.SLAM, level: 31});" calcext:value-type="string">
            <text:p>Races.LICKITUNG.skills.push({skill: Skills.SLAM, level: 31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1 - Slam (Normal)</text:p>
          </table:table-cell>
          <table:table-cell table:formula="of:=VLOOKUP([.C503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VLOOKUP([.A504];[Pokemon.$A$2:.$B$152];2)" office:value-type="string" office:string-value="LICKITUNG" calcext:value-type="string">
            <text:p>LICKITUNG</text:p>
          </table:table-cell>
          <table:table-cell office:value-type="string" calcext:value-type="string">
            <text:p>SCREEC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04];&quot;.skills.push({skill: Skills.&quot;;[.C504];&quot;, level: &quot;;[.D504];&quot;});&quot;)" office:value-type="string" office:string-value="Races.LICKITUNG.skills.push({skill: Skills.SCREECH, level: 39});" calcext:value-type="string">
            <text:p>Races.LICKITUNG.skills.push({skill: Skills.SCREECH, level: 39});</text:p>
          </table:table-cell>
          <table:table-cell office:value-type="string" calcext:value-type="string">
            <text:p>#108: Lickitung (Normal)</text:p>
          </table:table-cell>
          <table:table-cell office:value-type="string" calcext:value-type="string">
            <text:p>Level 39 - Screech (Normal)</text:p>
          </table:table-cell>
          <table:table-cell table:formula="of:=VLOOKUP([.C504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5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5];&quot;.skills.push({skill: Skills.&quot;;[.C505];&quot;, level: &quot;;[.D505];&quot;});&quot;)" office:value-type="string" office:string-value="Races.KOFFING.skills.push({skill: Skills.TACKLE, level: 1});" calcext:value-type="string">
            <text:p>Races.KOFFING.skills.push({skill: Skills.TACKLE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Tackle (Normal)</text:p>
          </table:table-cell>
          <table:table-cell table:formula="of:=VLOOKUP([.C505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6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G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06];&quot;.skills.push({skill: Skills.&quot;;[.C506];&quot;, level: &quot;;[.D506];&quot;});&quot;)" office:value-type="string" office:string-value="Races.KOFFING.skills.push({skill: Skills.SMOG, level: 1});" calcext:value-type="string">
            <text:p>Races.KOFFING.skills.push({skill: Skills.SMOG, level: 1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1 - Smog (Poison)</text:p>
          </table:table-cell>
          <table:table-cell table:formula="of:=VLOOKUP([.C506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7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LUDGE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07];&quot;.skills.push({skill: Skills.&quot;;[.C507];&quot;, level: &quot;;[.D507];&quot;});&quot;)" office:value-type="string" office:string-value="Races.KOFFING.skills.push({skill: Skills.SLUDGE, level: 32});" calcext:value-type="string">
            <text:p>Races.KOFFING.skills.push({skill: Skills.SLUDGE, level: 32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2 - Sludge (Poison)</text:p>
          </table:table-cell>
          <table:table-cell table:formula="of:=VLOOKUP([.C507];[Skills.$A$2:.$B$166];2;0)" office:value-type="string" office:string-value="Sludge" calcext:value-type="string">
            <text:p>Sludg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8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MOKESCREEN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08];&quot;.skills.push({skill: Skills.&quot;;[.C508];&quot;, level: &quot;;[.D508];&quot;});&quot;)" office:value-type="string" office:string-value="Races.KOFFING.skills.push({skill: Skills.SMOKESCREEN, level: 37});" calcext:value-type="string">
            <text:p>Races.KOFFING.skills.push({skill: Skills.SMOKESCREEN, level: 37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37 - Smoke Screen (Normal)</text:p>
          </table:table-cell>
          <table:table-cell table:formula="of:=VLOOKUP([.C508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09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SELF_DESTRUCT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09];&quot;.skills.push({skill: Skills.&quot;;[.C509];&quot;, level: &quot;;[.D509];&quot;});&quot;)" office:value-type="string" office:string-value="Races.KOFFING.skills.push({skill: Skills.SELF_DESTRUCT, level: 40});" calcext:value-type="string">
            <text:p>Races.KOFFING.skills.push({skill: Skills.SELF_DESTRUCT, level: 40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0 - Self Destruct (Normal)</text:p>
          </table:table-cell>
          <table:table-cell table:formula="of:=VLOOKUP([.C509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0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HAZ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10];&quot;.skills.push({skill: Skills.&quot;;[.C510];&quot;, level: &quot;;[.D510];&quot;});&quot;)" office:value-type="string" office:string-value="Races.KOFFING.skills.push({skill: Skills.HAZE, level: 45});" calcext:value-type="string">
            <text:p>Races.KOFFING.skills.push({skill: Skills.HAZE, level: 45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5 - Haze (Ice)</text:p>
          </table:table-cell>
          <table:table-cell table:formula="of:=VLOOKUP([.C51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VLOOKUP([.A511];[Pokemon.$A$2:.$B$152];2)" office:value-type="string" office:string-value="KOFFING" calcext:value-type="string">
            <text:p>KOFFING</text:p>
          </table:table-cell>
          <table:table-cell office:value-type="string" calcext:value-type="string">
            <text:p>EXPLOSIO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11];&quot;.skills.push({skill: Skills.&quot;;[.C511];&quot;, level: &quot;;[.D511];&quot;});&quot;)" office:value-type="string" office:string-value="Races.KOFFING.skills.push({skill: Skills.EXPLOSION, level: 48});" calcext:value-type="string">
            <text:p>Races.KOFFING.skills.push({skill: Skills.EXPLOSION, level: 48});</text:p>
          </table:table-cell>
          <table:table-cell office:value-type="string" calcext:value-type="string">
            <text:p>#109: Koffing (Poison)</text:p>
          </table:table-cell>
          <table:table-cell office:value-type="string" calcext:value-type="string">
            <text:p>Level 48 - Explosion (Normal)</text:p>
          </table:table-cell>
          <table:table-cell table:formula="of:=VLOOKUP([.C511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2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MOKESCREEN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12];&quot;.skills.push({skill: Skills.&quot;;[.C512];&quot;, level: &quot;;[.D512];&quot;});&quot;)" office:value-type="string" office:string-value="Races.WEEZING.skills.push({skill: Skills.SMOKESCREEN, level: 39});" calcext:value-type="string">
            <text:p>Races.WEEZING.skills.push({skill: Skills.SMOKESCREEN, level: 3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39 - Smoke Screen (Normal)</text:p>
          </table:table-cell>
          <table:table-cell table:formula="of:=VLOOKUP([.C512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3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SELF_DESTRUCT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513];&quot;.skills.push({skill: Skills.&quot;;[.C513];&quot;, level: &quot;;[.D513];&quot;});&quot;)" office:value-type="string" office:string-value="Races.WEEZING.skills.push({skill: Skills.SELF_DESTRUCT, level: 43});" calcext:value-type="string">
            <text:p>Races.WEEZING.skills.push({skill: Skills.SELF_DESTRUCT, level: 4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3 - Self Destruct (Normal)</text:p>
          </table:table-cell>
          <table:table-cell table:formula="of:=VLOOKUP([.C513];[Skills.$A$2:.$B$166];2;0)" office:value-type="string" office:string-value="Self-Destruct" calcext:value-type="string">
            <text:p>Self-Destruct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4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HAZE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14];&quot;.skills.push({skill: Skills.&quot;;[.C514];&quot;, level: &quot;;[.D514];&quot;});&quot;)" office:value-type="string" office:string-value="Races.WEEZING.skills.push({skill: Skills.HAZE, level: 49});" calcext:value-type="string">
            <text:p>Races.WEEZING.skills.push({skill: Skills.HAZE, level: 49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49 - Haze (Ice)</text:p>
          </table:table-cell>
          <table:table-cell table:formula="of:=VLOOKUP([.C514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VLOOKUP([.A515];[Pokemon.$A$2:.$B$152];2)" office:value-type="string" office:string-value="WEEZING" calcext:value-type="string">
            <text:p>WEEZING</text:p>
          </table:table-cell>
          <table:table-cell office:value-type="string" calcext:value-type="string">
            <text:p>EXPLOSION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515];&quot;.skills.push({skill: Skills.&quot;;[.C515];&quot;, level: &quot;;[.D515];&quot;});&quot;)" office:value-type="string" office:string-value="Races.WEEZING.skills.push({skill: Skills.EXPLOSION, level: 53});" calcext:value-type="string">
            <text:p>Races.WEEZING.skills.push({skill: Skills.EXPLOSION, level: 53});</text:p>
          </table:table-cell>
          <table:table-cell office:value-type="string" calcext:value-type="string">
            <text:p>#110: Weezing (Poison)</text:p>
          </table:table-cell>
          <table:table-cell office:value-type="string" calcext:value-type="string">
            <text:p>Level 53 - Explosion (Normal)</text:p>
          </table:table-cell>
          <table:table-cell table:formula="of:=VLOOKUP([.C515];[Skills.$A$2:.$B$166];2;0)" office:value-type="string" office:string-value="Explosion" calcext:value-type="string">
            <text:p>Explos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6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16];&quot;.skills.push({skill: Skills.&quot;;[.C516];&quot;, level: &quot;;[.D516];&quot;});&quot;)" office:value-type="string" office:string-value="Races.RHYHORN.skills.push({skill: Skills.HORN_ATTACK, level: 1});" calcext:value-type="string">
            <text:p>Races.RHYHORN.skills.push({skill: Skills.HORN_ATTACK, level: 1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1 - Horn Attack (Normal)</text:p>
          </table:table-cell>
          <table:table-cell table:formula="of:=VLOOKUP([.C516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7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STOMP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17];&quot;.skills.push({skill: Skills.&quot;;[.C517];&quot;, level: &quot;;[.D517];&quot;});&quot;)" office:value-type="string" office:string-value="Races.RHYHORN.skills.push({skill: Skills.STOMP, level: 30});" calcext:value-type="string">
            <text:p>Races.RHYHORN.skills.push({skill: Skills.STOMP, level: 3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0 - Stomp (Normal)</text:p>
          </table:table-cell>
          <table:table-cell table:formula="of:=VLOOKUP([.C517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8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IL_WHIP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18];&quot;.skills.push({skill: Skills.&quot;;[.C518];&quot;, level: &quot;;[.D518];&quot;});&quot;)" office:value-type="string" office:string-value="Races.RHYHORN.skills.push({skill: Skills.TAIL_WHIP, level: 35});" calcext:value-type="string">
            <text:p>Races.RHYHORN.skills.push({skill: Skills.TAIL_WHIP, level: 3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35 - Tail Whip (Normal)</text:p>
          </table:table-cell>
          <table:table-cell table:formula="of:=VLOOKUP([.C51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19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FURY_ATTACK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519];&quot;.skills.push({skill: Skills.&quot;;[.C519];&quot;, level: &quot;;[.D519];&quot;});&quot;)" office:value-type="string" office:string-value="Races.RHYHORN.skills.push({skill: Skills.FURY_ATTACK, level: 40});" calcext:value-type="string">
            <text:p>Races.RHYHORN.skills.push({skill: Skills.FURY_ATTACK, level: 4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0 - Fury Attack (Normal)</text:p>
          </table:table-cell>
          <table:table-cell table:formula="of:=VLOOKUP([.C519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0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20];&quot;.skills.push({skill: Skills.&quot;;[.C520];&quot;, level: &quot;;[.D520];&quot;});&quot;)" office:value-type="string" office:string-value="Races.RHYHORN.skills.push({skill: Skills.HORN_DRILL, level: 45});" calcext:value-type="string">
            <text:p>Races.RHYHORN.skills.push({skill: Skills.HORN_DRILL, level: 4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45 - Horn Drill (Normal)</text:p>
          </table:table-cell>
          <table:table-cell table:formula="of:=VLOOKUP([.C520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1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LEER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521];&quot;.skills.push({skill: Skills.&quot;;[.C521];&quot;, level: &quot;;[.D521];&quot;});&quot;)" office:value-type="string" office:string-value="Races.RHYHORN.skills.push({skill: Skills.LEER, level: 50});" calcext:value-type="string">
            <text:p>Races.RHYHORN.skills.push({skill: Skills.LEER, level: 50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0 - Leer (Normal)</text:p>
          </table:table-cell>
          <table:table-cell table:formula="of:=VLOOKUP([.C5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VLOOKUP([.A522];[Pokemon.$A$2:.$B$152];2)" office:value-type="string" office:string-value="RHYHORN" calcext:value-type="string">
            <text:p>RHYHORN</text:p>
          </table:table-cell>
          <table:table-cell office:value-type="string" calcext:value-type="string">
            <text:p>TAKE_DOWN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2];&quot;.skills.push({skill: Skills.&quot;;[.C522];&quot;, level: &quot;;[.D522];&quot;});&quot;)" office:value-type="string" office:string-value="Races.RHYHORN.skills.push({skill: Skills.TAKE_DOWN, level: 55});" calcext:value-type="string">
            <text:p>Races.RHYHORN.skills.push({skill: Skills.TAKE_DOWN, level: 55});</text:p>
          </table:table-cell>
          <table:table-cell office:value-type="string" calcext:value-type="string">
            <text:p>#111: Rhyhorn (Ground - Rock)</text:p>
          </table:table-cell>
          <table:table-cell office:value-type="string" calcext:value-type="string">
            <text:p>Level 55 - Take Down (Normal)</text:p>
          </table:table-cell>
          <table:table-cell table:formula="of:=VLOOKUP([.C5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3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23];&quot;.skills.push({skill: Skills.&quot;;[.C523];&quot;, level: &quot;;[.D523];&quot;});&quot;)" office:value-type="string" office:string-value="Races.RHYDON.skills.push({skill: Skills.HORN_DRILL, level: 48});" calcext:value-type="string">
            <text:p>Races.RHYDON.skills.push({skill: Skills.HORN_DRILL, level: 48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48 - Horn Drill (Normal)</text:p>
          </table:table-cell>
          <table:table-cell table:formula="of:=VLOOKUP([.C52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4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LE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524];&quot;.skills.push({skill: Skills.&quot;;[.C524];&quot;, level: &quot;;[.D524];&quot;});&quot;)" office:value-type="string" office:string-value="Races.RHYDON.skills.push({skill: Skills.LEER, level: 55});" calcext:value-type="string">
            <text:p>Races.RHYDON.skills.push({skill: Skills.LEER, level: 55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55 - Leer (Normal)</text:p>
          </table:table-cell>
          <table:table-cell table:formula="of:=VLOOKUP([.C52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VLOOKUP([.A525];[Pokemon.$A$2:.$B$152];2)" office:value-type="string" office:string-value="RHYDON" calcext:value-type="string">
            <text:p>RHYDON</text:p>
          </table:table-cell>
          <table:table-cell office:value-type="string" calcext:value-type="string">
            <text:p>TAKE_DOWN</text:p>
          </table:table-cell>
          <table:table-cell office:value-type="float" office:value="64" calcext:value-type="float">
            <text:p>64</text:p>
          </table:table-cell>
          <table:table-cell table:formula="of:=CONCATENATE(&quot;Races.&quot;;[.B525];&quot;.skills.push({skill: Skills.&quot;;[.C525];&quot;, level: &quot;;[.D525];&quot;});&quot;)" office:value-type="string" office:string-value="Races.RHYDON.skills.push({skill: Skills.TAKE_DOWN, level: 64});" calcext:value-type="string">
            <text:p>Races.RHYDON.skills.push({skill: Skills.TAKE_DOWN, level: 64});</text:p>
          </table:table-cell>
          <table:table-cell office:value-type="string" calcext:value-type="string">
            <text:p>#112: Rhydon (Ground - Rock)</text:p>
          </table:table-cell>
          <table:table-cell office:value-type="string" calcext:value-type="string">
            <text:p>Level 64 - Take Down (Normal)</text:p>
          </table:table-cell>
          <table:table-cell table:formula="of:=VLOOKUP([.C525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6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6];&quot;.skills.push({skill: Skills.&quot;;[.C526];&quot;, level: &quot;;[.D526];&quot;});&quot;)" office:value-type="string" office:string-value="Races.CHANSEY.skills.push({skill: Skills.POUND, level: 1});" calcext:value-type="string">
            <text:p>Races.CHANSEY.skills.push({skill: Skills.POUND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Pound (Normal)</text:p>
          </table:table-cell>
          <table:table-cell table:formula="of:=VLOOKUP([.C526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7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SL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27];&quot;.skills.push({skill: Skills.&quot;;[.C527];&quot;, level: &quot;;[.D527];&quot;});&quot;)" office:value-type="string" office:string-value="Races.CHANSEY.skills.push({skill: Skills.DOUBLE_SLAP, level: 1});" calcext:value-type="string">
            <text:p>Races.CHANSEY.skills.push({skill: Skills.DOUBLE_SLAP, level: 1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1 - Doubleslap (Normal)</text:p>
          </table:table-cell>
          <table:table-cell table:formula="of:=VLOOKUP([.C527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8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SING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28];&quot;.skills.push({skill: Skills.&quot;;[.C528];&quot;, level: &quot;;[.D528];&quot;});&quot;)" office:value-type="string" office:string-value="Races.CHANSEY.skills.push({skill: Skills.SING, level: 24});" calcext:value-type="string">
            <text:p>Races.CHANSEY.skills.push({skill: Skills.SING, level: 2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24 - Sing (Normal)</text:p>
          </table:table-cell>
          <table:table-cell table:formula="of:=VLOOKUP([.C528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29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GROWL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29];&quot;.skills.push({skill: Skills.&quot;;[.C529];&quot;, level: &quot;;[.D529];&quot;});&quot;)" office:value-type="string" office:string-value="Races.CHANSEY.skills.push({skill: Skills.GROWL, level: 30});" calcext:value-type="string">
            <text:p>Races.CHANSEY.skills.push({skill: Skills.GROWL, level: 30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0 - Growl (Normal)</text:p>
          </table:table-cell>
          <table:table-cell table:formula="of:=VLOOKUP([.C529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0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MINIMIZ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530];&quot;.skills.push({skill: Skills.&quot;;[.C530];&quot;, level: &quot;;[.D530];&quot;});&quot;)" office:value-type="string" office:string-value="Races.CHANSEY.skills.push({skill: Skills.MINIMIZE, level: 38});" calcext:value-type="string">
            <text:p>Races.CHANSEY.skills.push({skill: Skills.MINIMIZE, level: 3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38 - Minimize (Normal)</text:p>
          </table:table-cell>
          <table:table-cell table:formula="of:=VLOOKUP([.C530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1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EFENSE_CURL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531];&quot;.skills.push({skill: Skills.&quot;;[.C531];&quot;, level: &quot;;[.D531];&quot;});&quot;)" office:value-type="string" office:string-value="Races.CHANSEY.skills.push({skill: Skills.DEFENSE_CURL, level: 44});" calcext:value-type="string">
            <text:p>Races.CHANSEY.skills.push({skill: Skills.DEFENSE_CURL, level: 4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4 - Defense Curl (Normal)</text:p>
          </table:table-cell>
          <table:table-cell table:formula="of:=VLOOKUP([.C531];[Skills.$A$2:.$B$166];2;0)" office:value-type="string" office:string-value="Defense Curl" calcext:value-type="string">
            <text:p>Defense Cur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2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LIGHT_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32];&quot;.skills.push({skill: Skills.&quot;;[.C532];&quot;, level: &quot;;[.D532];&quot;});&quot;)" office:value-type="string" office:string-value="Races.CHANSEY.skills.push({skill: Skills.LIGHT_SCREEN, level: 48});" calcext:value-type="string">
            <text:p>Races.CHANSEY.skills.push({skill: Skills.LIGHT_SCREEN, level: 48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48 - Light Screen (Psychic)</text:p>
          </table:table-cell>
          <table:table-cell table:formula="of:=VLOOKUP([.C532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VLOOKUP([.A533];[Pokemon.$A$2:.$B$152];2)" office:value-type="string" office:string-value="CHANSEY" calcext:value-type="string">
            <text:p>CHANSEY</text:p>
          </table:table-cell>
          <table:table-cell office:value-type="string" calcext:value-type="string">
            <text:p>DOUBLE_EDG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33];&quot;.skills.push({skill: Skills.&quot;;[.C533];&quot;, level: &quot;;[.D533];&quot;});&quot;)" office:value-type="string" office:string-value="Races.CHANSEY.skills.push({skill: Skills.DOUBLE_EDGE, level: 54});" calcext:value-type="string">
            <text:p>Races.CHANSEY.skills.push({skill: Skills.DOUBLE_EDGE, level: 54});</text:p>
          </table:table-cell>
          <table:table-cell office:value-type="string" calcext:value-type="string">
            <text:p>#113: Chansey (Normal)</text:p>
          </table:table-cell>
          <table:table-cell office:value-type="string" calcext:value-type="string">
            <text:p>Level 54 - Double Edge (Normal)</text:p>
          </table:table-cell>
          <table:table-cell table:formula="of:=VLOOKUP([.C53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4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CONSTRIC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4];&quot;.skills.push({skill: Skills.&quot;;[.C534];&quot;, level: &quot;;[.D534];&quot;});&quot;)" office:value-type="string" office:string-value="Races.TANGELA.skills.push({skill: Skills.CONSTRICT, level: 1});" calcext:value-type="string">
            <text:p>Races.TANGELA.skills.push({skill: Skills.CONSTRICT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Constrict (Normal)</text:p>
          </table:table-cell>
          <table:table-cell table:formula="of:=VLOOKUP([.C534];[Skills.$A$2:.$B$166];2;0)" office:value-type="string" office:string-value="Constrict" calcext:value-type="string">
            <text:p>Constric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5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BI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35];&quot;.skills.push({skill: Skills.&quot;;[.C535];&quot;, level: &quot;;[.D535];&quot;});&quot;)" office:value-type="string" office:string-value="Races.TANGELA.skills.push({skill: Skills.BIND, level: 1});" calcext:value-type="string">
            <text:p>Races.TANGELA.skills.push({skill: Skills.BIND, level: 1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1 - Bind (Normal)</text:p>
          </table:table-cell>
          <table:table-cell table:formula="of:=VLOOKUP([.C535];[Skills.$A$2:.$B$166];2;0)" office:value-type="string" office:string-value="Bind" calcext:value-type="string">
            <text:p>Bin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6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ABSORB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36];&quot;.skills.push({skill: Skills.&quot;;[.C536];&quot;, level: &quot;;[.D536];&quot;});&quot;)" office:value-type="string" office:string-value="Races.TANGELA.skills.push({skill: Skills.ABSORB, level: 29});" calcext:value-type="string">
            <text:p>Races.TANGELA.skills.push({skill: Skills.ABSORB, level: 2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29 - Absorb (Grass)</text:p>
          </table:table-cell>
          <table:table-cell table:formula="of:=VLOOKUP([.C53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7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POISON_POWD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37];&quot;.skills.push({skill: Skills.&quot;;[.C537];&quot;, level: &quot;;[.D537];&quot;});&quot;)" office:value-type="string" office:string-value="Races.TANGELA.skills.push({skill: Skills.POISON_POWDER, level: 32});" calcext:value-type="string">
            <text:p>Races.TANGELA.skills.push({skill: Skills.POISON_POWDER, level: 32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2 - Poison Powder (Poison)</text:p>
          </table:table-cell>
          <table:table-cell table:formula="of:=VLOOKUP([.C537];[Skills.$A$2:.$B$166];2;0)" office:value-type="string" office:string-value="Poison Powder" calcext:value-type="string">
            <text:p>Poison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8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TUN_SPORE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38];&quot;.skills.push({skill: Skills.&quot;;[.C538];&quot;, level: &quot;;[.D538];&quot;});&quot;)" office:value-type="string" office:string-value="Races.TANGELA.skills.push({skill: Skills.STUN_SPORE, level: 36});" calcext:value-type="string">
            <text:p>Races.TANGELA.skills.push({skill: Skills.STUN_SPORE, level: 36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6 - Stun Spore (Grass)</text:p>
          </table:table-cell>
          <table:table-cell table:formula="of:=VLOOKUP([.C538];[Skills.$A$2:.$B$166];2;0)" office:value-type="string" office:string-value="Stun Spore" calcext:value-type="string">
            <text:p>Stun Spor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39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EEP_POWD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39];&quot;.skills.push({skill: Skills.&quot;;[.C539];&quot;, level: &quot;;[.D539];&quot;});&quot;)" office:value-type="string" office:string-value="Races.TANGELA.skills.push({skill: Skills.SLEEP_POWDER, level: 39});" calcext:value-type="string">
            <text:p>Races.TANGELA.skills.push({skill: Skills.SLEEP_POWDER, level: 3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39 - Sleep Powder (Grass)</text:p>
          </table:table-cell>
          <table:table-cell table:formula="of:=VLOOKUP([.C539];[Skills.$A$2:.$B$166];2;0)" office:value-type="string" office:string-value="Sleep Powder" calcext:value-type="string">
            <text:p>Sleep Powder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0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SLAM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40];&quot;.skills.push({skill: Skills.&quot;;[.C540];&quot;, level: &quot;;[.D540];&quot;});&quot;)" office:value-type="string" office:string-value="Races.TANGELA.skills.push({skill: Skills.SLAM, level: 45});" calcext:value-type="string">
            <text:p>Races.TANGELA.skills.push({skill: Skills.SLAM, level: 45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5 - Slam (Normal)</text:p>
          </table:table-cell>
          <table:table-cell table:formula="of:=VLOOKUP([.C540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VLOOKUP([.A541];[Pokemon.$A$2:.$B$152];2)" office:value-type="string" office:string-value="TANGELA" calcext:value-type="string">
            <text:p>TANGELA</text:p>
          </table:table-cell>
          <table:table-cell office:value-type="string" calcext:value-type="string">
            <text:p>GROWT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541];&quot;.skills.push({skill: Skills.&quot;;[.C541];&quot;, level: &quot;;[.D541];&quot;});&quot;)" office:value-type="string" office:string-value="Races.TANGELA.skills.push({skill: Skills.GROWTH, level: 49});" calcext:value-type="string">
            <text:p>Races.TANGELA.skills.push({skill: Skills.GROWTH, level: 49});</text:p>
          </table:table-cell>
          <table:table-cell office:value-type="string" calcext:value-type="string">
            <text:p>#114: Tangela (Grass)</text:p>
          </table:table-cell>
          <table:table-cell office:value-type="string" calcext:value-type="string">
            <text:p>Level 49 - Growth (Normal)</text:p>
          </table:table-cell>
          <table:table-cell table:formula="of:=VLOOKUP([.C541];[Skills.$A$2:.$B$166];2;0)" office:value-type="string" office:string-value="Growth" calcext:value-type="string">
            <text:p>Growt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2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COMET_PUN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2];&quot;.skills.push({skill: Skills.&quot;;[.C542];&quot;, level: &quot;;[.D542];&quot;});&quot;)" office:value-type="string" office:string-value="Races.KANGASKHAN.skills.push({skill: Skills.COMET_PUNCH, level: 1});" calcext:value-type="string">
            <text:p>Races.KANGASKHAN.skills.push({skill: Skills.COMET_PUNCH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Comet Punch (Normal)</text:p>
          </table:table-cell>
          <table:table-cell table:formula="of:=VLOOKUP([.C542];[Skills.$A$2:.$B$166];2;0)" office:value-type="string" office:string-value="Comet Punch" calcext:value-type="string">
            <text:p>Comet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3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RAG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3];&quot;.skills.push({skill: Skills.&quot;;[.C543];&quot;, level: &quot;;[.D543];&quot;});&quot;)" office:value-type="string" office:string-value="Races.KANGASKHAN.skills.push({skill: Skills.RAGE, level: 1});" calcext:value-type="string">
            <text:p>Races.KANGASKHAN.skills.push({skill: Skills.RAGE, level: 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1 - Rage (Normal)</text:p>
          </table:table-cell>
          <table:table-cell table:formula="of:=VLOOKUP([.C543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4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BITE</text:p>
          </table:table-cell>
          <table:table-cell office:value-type="float" office:value="26" calcext:value-type="float">
            <text:p>26</text:p>
          </table:table-cell>
          <table:table-cell table:formula="of:=CONCATENATE(&quot;Races.&quot;;[.B544];&quot;.skills.push({skill: Skills.&quot;;[.C544];&quot;, level: &quot;;[.D544];&quot;});&quot;)" office:value-type="string" office:string-value="Races.KANGASKHAN.skills.push({skill: Skills.BITE, level: 26});" calcext:value-type="string">
            <text:p>Races.KANGASKHAN.skills.push({skill: Skills.BITE, level: 2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26 - Bite (Normal)</text:p>
          </table:table-cell>
          <table:table-cell table:formula="of:=VLOOKUP([.C54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5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45];&quot;.skills.push({skill: Skills.&quot;;[.C545];&quot;, level: &quot;;[.D545];&quot;});&quot;)" office:value-type="string" office:string-value="Races.KANGASKHAN.skills.push({skill: Skills.TAIL_WHIP, level: 31});" calcext:value-type="string">
            <text:p>Races.KANGASKHAN.skills.push({skill: Skills.TAIL_WHIP, level: 3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54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6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MEGA_PUNCH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546];&quot;.skills.push({skill: Skills.&quot;;[.C546];&quot;, level: &quot;;[.D546];&quot;});&quot;)" office:value-type="string" office:string-value="Races.KANGASKHAN.skills.push({skill: Skills.MEGA_PUNCH, level: 36});" calcext:value-type="string">
            <text:p>Races.KANGASKHAN.skills.push({skill: Skills.MEGA_PUNCH, level: 3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36 - Mega Punch (Normal)</text:p>
          </table:table-cell>
          <table:table-cell table:formula="of:=VLOOKUP([.C546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7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LEER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47];&quot;.skills.push({skill: Skills.&quot;;[.C547];&quot;, level: &quot;;[.D547];&quot;});&quot;)" office:value-type="string" office:string-value="Races.KANGASKHAN.skills.push({skill: Skills.LEER, level: 41});" calcext:value-type="string">
            <text:p>Races.KANGASKHAN.skills.push({skill: Skills.LEER, level: 41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1 - Leer (Normal)</text:p>
          </table:table-cell>
          <table:table-cell table:formula="of:=VLOOKUP([.C54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VLOOKUP([.A548];[Pokemon.$A$2:.$B$152];2)" office:value-type="string" office:string-value="KANGASKHAN" calcext:value-type="string">
            <text:p>KANGASKHAN</text:p>
          </table:table-cell>
          <table:table-cell office:value-type="string" calcext:value-type="string">
            <text:p>DIZZY_PUNCH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548];&quot;.skills.push({skill: Skills.&quot;;[.C548];&quot;, level: &quot;;[.D548];&quot;});&quot;)" office:value-type="string" office:string-value="Races.KANGASKHAN.skills.push({skill: Skills.DIZZY_PUNCH, level: 46});" calcext:value-type="string">
            <text:p>Races.KANGASKHAN.skills.push({skill: Skills.DIZZY_PUNCH, level: 46});</text:p>
          </table:table-cell>
          <table:table-cell office:value-type="string" calcext:value-type="string">
            <text:p>#115: Kangaskhan (Normal)</text:p>
          </table:table-cell>
          <table:table-cell office:value-type="string" calcext:value-type="string">
            <text:p>Level 46 - Dizzy Punch (Normal)</text:p>
          </table:table-cell>
          <table:table-cell table:formula="of:=VLOOKUP([.C548];[Skills.$A$2:.$B$166];2;0)" office:value-type="string" office:string-value="Dizzy Punch" calcext:value-type="string">
            <text:p>Dizzy Pun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49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BUB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49];&quot;.skills.push({skill: Skills.&quot;;[.C549];&quot;, level: &quot;;[.D549];&quot;});&quot;)" office:value-type="string" office:string-value="Races.HORSEA.skills.push({skill: Skills.BUBBLE, level: 1});" calcext:value-type="string">
            <text:p>Races.HORSEA.skills.push({skill: Skills.BUBBLE, level: 1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 - Bubble (Water)</text:p>
          </table:table-cell>
          <table:table-cell table:formula="of:=VLOOKUP([.C549];[Skills.$A$2:.$B$166];2;0)" office:value-type="string" office:string-value="Bubble" calcext:value-type="string">
            <text:p>Bubb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0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SMOKESCREEN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0];&quot;.skills.push({skill: Skills.&quot;;[.C550];&quot;, level: &quot;;[.D550];&quot;});&quot;)" office:value-type="string" office:string-value="Races.HORSEA.skills.push({skill: Skills.SMOKESCREEN, level: 19});" calcext:value-type="string">
            <text:p>Races.HORSEA.skills.push({skill: Skills.SMOKESCREEN, level: 19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19 - Smoke Screen (Normal)</text:p>
          </table:table-cell>
          <table:table-cell table:formula="of:=VLOOKUP([.C550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1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LEER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51];&quot;.skills.push({skill: Skills.&quot;;[.C551];&quot;, level: &quot;;[.D551];&quot;});&quot;)" office:value-type="string" office:string-value="Races.HORSEA.skills.push({skill: Skills.LEER, level: 24});" calcext:value-type="string">
            <text:p>Races.HORSEA.skills.push({skill: Skills.LEER, level: 24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24 - Leer (Normal)</text:p>
          </table:table-cell>
          <table:table-cell table:formula="of:=VLOOKUP([.C55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2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WATER_GUN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52];&quot;.skills.push({skill: Skills.&quot;;[.C552];&quot;, level: &quot;;[.D552];&quot;});&quot;)" office:value-type="string" office:string-value="Races.HORSEA.skills.push({skill: Skills.WATER_GUN, level: 30});" calcext:value-type="string">
            <text:p>Races.HORSEA.skills.push({skill: Skills.WATER_GUN, level: 30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0 - Water Gun (Water)</text:p>
          </table:table-cell>
          <table:table-cell table:formula="of:=VLOOKUP([.C552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3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AGILITY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53];&quot;.skills.push({skill: Skills.&quot;;[.C553];&quot;, level: &quot;;[.D553];&quot;});&quot;)" office:value-type="string" office:string-value="Races.HORSEA.skills.push({skill: Skills.AGILITY, level: 37});" calcext:value-type="string">
            <text:p>Races.HORSEA.skills.push({skill: Skills.AGILITY, level: 37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37 - Agility (Psychic)</text:p>
          </table:table-cell>
          <table:table-cell table:formula="of:=VLOOKUP([.C55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VLOOKUP([.A554];[Pokemon.$A$2:.$B$152];2)" office:value-type="string" office:string-value="HORSEA" calcext:value-type="string">
            <text:p>HORSEA</text:p>
          </table:table-cell>
          <table:table-cell office:value-type="string" calcext:value-type="string">
            <text:p>HYDRO_PUMP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54];&quot;.skills.push({skill: Skills.&quot;;[.C554];&quot;, level: &quot;;[.D554];&quot;});&quot;)" office:value-type="string" office:string-value="Races.HORSEA.skills.push({skill: Skills.HYDRO_PUMP, level: 45});" calcext:value-type="string">
            <text:p>Races.HORSEA.skills.push({skill: Skills.HYDRO_PUMP, level: 45});</text:p>
          </table:table-cell>
          <table:table-cell office:value-type="string" calcext:value-type="string">
            <text:p>#116: Horsea (Water)</text:p>
          </table:table-cell>
          <table:table-cell office:value-type="string" calcext:value-type="string">
            <text:p>Level 45 - Hydro Pump (Water)</text:p>
          </table:table-cell>
          <table:table-cell table:formula="of:=VLOOKUP([.C554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5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AGILITY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555];&quot;.skills.push({skill: Skills.&quot;;[.C555];&quot;, level: &quot;;[.D555];&quot;});&quot;)" office:value-type="string" office:string-value="Races.SEADRA.skills.push({skill: Skills.AGILITY, level: 41});" calcext:value-type="string">
            <text:p>Races.SEADRA.skills.push({skill: Skills.AGILITY, level: 41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41 - Agility (Psychic)</text:p>
          </table:table-cell>
          <table:table-cell table:formula="of:=VLOOKUP([.C555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VLOOKUP([.A556];[Pokemon.$A$2:.$B$152];2)" office:value-type="string" office:string-value="SEADRA" calcext:value-type="string">
            <text:p>SEADRA</text:p>
          </table:table-cell>
          <table:table-cell office:value-type="string" calcext:value-type="string">
            <text:p>HYDRO_PUMP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556];&quot;.skills.push({skill: Skills.&quot;;[.C556];&quot;, level: &quot;;[.D556];&quot;});&quot;)" office:value-type="string" office:string-value="Races.SEADRA.skills.push({skill: Skills.HYDRO_PUMP, level: 52});" calcext:value-type="string">
            <text:p>Races.SEADRA.skills.push({skill: Skills.HYDRO_PUMP, level: 52});</text:p>
          </table:table-cell>
          <table:table-cell office:value-type="string" calcext:value-type="string">
            <text:p>#117: Seadra (Water)</text:p>
          </table:table-cell>
          <table:table-cell office:value-type="string" calcext:value-type="string">
            <text:p>Level 52 - Hydro Pump (Water)</text:p>
          </table:table-cell>
          <table:table-cell table:formula="of:=VLOOKUP([.C556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7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7];&quot;.skills.push({skill: Skills.&quot;;[.C557];&quot;, level: &quot;;[.D557];&quot;});&quot;)" office:value-type="string" office:string-value="Races.GOLDEEN.skills.push({skill: Skills.PECK, level: 1});" calcext:value-type="string">
            <text:p>Races.GOLDEEN.skills.push({skill: Skills.PECK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Peck (Flying)</text:p>
          </table:table-cell>
          <table:table-cell table:formula="of:=VLOOKUP([.C557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8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TAIL_WH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58];&quot;.skills.push({skill: Skills.&quot;;[.C558];&quot;, level: &quot;;[.D558];&quot;});&quot;)" office:value-type="string" office:string-value="Races.GOLDEEN.skills.push({skill: Skills.TAIL_WHIP, level: 1});" calcext:value-type="string">
            <text:p>Races.GOLDEEN.skills.push({skill: Skills.TAIL_WHIP, level: 1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 - Tail Whip (Normal)</text:p>
          </table:table-cell>
          <table:table-cell table:formula="of:=VLOOKUP([.C558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59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SUPERSONIC</text:p>
          </table:table-cell>
          <table:table-cell office:value-type="float" office:value="19" calcext:value-type="float">
            <text:p>19</text:p>
          </table:table-cell>
          <table:table-cell table:formula="of:=CONCATENATE(&quot;Races.&quot;;[.B559];&quot;.skills.push({skill: Skills.&quot;;[.C559];&quot;, level: &quot;;[.D559];&quot;});&quot;)" office:value-type="string" office:string-value="Races.GOLDEEN.skills.push({skill: Skills.SUPERSONIC, level: 19});" calcext:value-type="string">
            <text:p>Races.GOLDEEN.skills.push({skill: Skills.SUPERSONIC, level: 19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19 - Supersonic (Normal)</text:p>
          </table:table-cell>
          <table:table-cell table:formula="of:=VLOOKUP([.C559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0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ATTACK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60];&quot;.skills.push({skill: Skills.&quot;;[.C560];&quot;, level: &quot;;[.D560];&quot;});&quot;)" office:value-type="string" office:string-value="Races.GOLDEEN.skills.push({skill: Skills.HORN_ATTACK, level: 24});" calcext:value-type="string">
            <text:p>Races.GOLDEEN.skills.push({skill: Skills.HORN_ATTACK, level: 2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24 - Horn Attack (Normal)</text:p>
          </table:table-cell>
          <table:table-cell table:formula="of:=VLOOKUP([.C560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1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FURY_ATTACK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561];&quot;.skills.push({skill: Skills.&quot;;[.C561];&quot;, level: &quot;;[.D561];&quot;});&quot;)" office:value-type="string" office:string-value="Races.GOLDEEN.skills.push({skill: Skills.FURY_ATTACK, level: 30});" calcext:value-type="string">
            <text:p>Races.GOLDEEN.skills.push({skill: Skills.FURY_ATTACK, level: 30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0 - Fury Attack (Normal)</text:p>
          </table:table-cell>
          <table:table-cell table:formula="of:=VLOOKUP([.C561];[Skills.$A$2:.$B$166];2;0)" office:value-type="string" office:string-value="Fury Attack" calcext:value-type="string">
            <text:p>Fury Atta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2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WATERFALL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62];&quot;.skills.push({skill: Skills.&quot;;[.C562];&quot;, level: &quot;;[.D562];&quot;});&quot;)" office:value-type="string" office:string-value="Races.GOLDEEN.skills.push({skill: Skills.WATERFALL, level: 37});" calcext:value-type="string">
            <text:p>Races.GOLDEEN.skills.push({skill: Skills.WATERFALL, level: 37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37 - Waterfall (Water)</text:p>
          </table:table-cell>
          <table:table-cell table:formula="of:=VLOOKUP([.C562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3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HORN_DRILL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563];&quot;.skills.push({skill: Skills.&quot;;[.C563];&quot;, level: &quot;;[.D563];&quot;});&quot;)" office:value-type="string" office:string-value="Races.GOLDEEN.skills.push({skill: Skills.HORN_DRILL, level: 45});" calcext:value-type="string">
            <text:p>Races.GOLDEEN.skills.push({skill: Skills.HORN_DRILL, level: 45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45 - Horn Drill (Normal)</text:p>
          </table:table-cell>
          <table:table-cell table:formula="of:=VLOOKUP([.C563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VLOOKUP([.A564];[Pokemon.$A$2:.$B$152];2)" office:value-type="string" office:string-value="GOLDEEN" calcext:value-type="string">
            <text:p>GOLDEEN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4];&quot;.skills.push({skill: Skills.&quot;;[.C564];&quot;, level: &quot;;[.D564];&quot;});&quot;)" office:value-type="string" office:string-value="Races.GOLDEEN.skills.push({skill: Skills.AGILITY, level: 54});" calcext:value-type="string">
            <text:p>Races.GOLDEEN.skills.push({skill: Skills.AGILITY, level: 54});</text:p>
          </table:table-cell>
          <table:table-cell office:value-type="string" calcext:value-type="string">
            <text:p>#118: Goldeen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5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WATERFALL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65];&quot;.skills.push({skill: Skills.&quot;;[.C565];&quot;, level: &quot;;[.D565];&quot;});&quot;)" office:value-type="string" office:string-value="Races.SEAKING.skills.push({skill: Skills.WATERFALL, level: 39});" calcext:value-type="string">
            <text:p>Races.SEAKING.skills.push({skill: Skills.WATERFALL, level: 39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39 - Waterfall (Water)</text:p>
          </table:table-cell>
          <table:table-cell table:formula="of:=VLOOKUP([.C565];[Skills.$A$2:.$B$166];2;0)" office:value-type="string" office:string-value="Waterfall" calcext:value-type="string">
            <text:p>Waterfa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6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HORN_DRILL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566];&quot;.skills.push({skill: Skills.&quot;;[.C566];&quot;, level: &quot;;[.D566];&quot;});&quot;)" office:value-type="string" office:string-value="Races.SEAKING.skills.push({skill: Skills.HORN_DRILL, level: 48});" calcext:value-type="string">
            <text:p>Races.SEAKING.skills.push({skill: Skills.HORN_DRILL, level: 48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48 - Horn Drill (Normal)</text:p>
          </table:table-cell>
          <table:table-cell table:formula="of:=VLOOKUP([.C566];[Skills.$A$2:.$B$166];2;0)" office:value-type="string" office:string-value="Horn Drill" calcext:value-type="string">
            <text:p>Horn Dril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VLOOKUP([.A567];[Pokemon.$A$2:.$B$152];2)" office:value-type="string" office:string-value="SEAKING" calcext:value-type="string">
            <text:p>SEAKING</text:p>
          </table:table-cell>
          <table:table-cell office:value-type="string" calcext:value-type="string">
            <text:p>AGILITY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567];&quot;.skills.push({skill: Skills.&quot;;[.C567];&quot;, level: &quot;;[.D567];&quot;});&quot;)" office:value-type="string" office:string-value="Races.SEAKING.skills.push({skill: Skills.AGILITY, level: 54});" calcext:value-type="string">
            <text:p>Races.SEAKING.skills.push({skill: Skills.AGILITY, level: 54});</text:p>
          </table:table-cell>
          <table:table-cell office:value-type="string" calcext:value-type="string">
            <text:p>#119: Seaking (Water)</text:p>
          </table:table-cell>
          <table:table-cell office:value-type="string" calcext:value-type="string">
            <text:p>Level 54 - Agility (Psychic)</text:p>
          </table:table-cell>
          <table:table-cell table:formula="of:=VLOOKUP([.C567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8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68];&quot;.skills.push({skill: Skills.&quot;;[.C568];&quot;, level: &quot;;[.D568];&quot;});&quot;)" office:value-type="string" office:string-value="Races.STARYU.skills.push({skill: Skills.TACKLE, level: 1});" calcext:value-type="string">
            <text:p>Races.STARYU.skills.push({skill: Skills.TACKLE, level: 1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 - Tackle (Normal)</text:p>
          </table:table-cell>
          <table:table-cell table:formula="of:=VLOOKUP([.C568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69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WATER_GUN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69];&quot;.skills.push({skill: Skills.&quot;;[.C569];&quot;, level: &quot;;[.D569];&quot;});&quot;)" office:value-type="string" office:string-value="Races.STARYU.skills.push({skill: Skills.WATER_GUN, level: 17});" calcext:value-type="string">
            <text:p>Races.STARYU.skills.push({skill: Skills.WATER_GUN, level: 1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17 - Water Gun (Water)</text:p>
          </table:table-cell>
          <table:table-cell table:formula="of:=VLOOKUP([.C569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0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ARDEN</text:p>
          </table:table-cell>
          <table:table-cell office:value-type="float" office:value="22" calcext:value-type="float">
            <text:p>22</text:p>
          </table:table-cell>
          <table:table-cell table:formula="of:=CONCATENATE(&quot;Races.&quot;;[.B570];&quot;.skills.push({skill: Skills.&quot;;[.C570];&quot;, level: &quot;;[.D570];&quot;});&quot;)" office:value-type="string" office:string-value="Races.STARYU.skills.push({skill: Skills.HARDEN, level: 22});" calcext:value-type="string">
            <text:p>Races.STARYU.skills.push({skill: Skills.HARDEN, level: 2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2 - Harden (Normal)</text:p>
          </table:table-cell>
          <table:table-cell table:formula="of:=VLOOKUP([.C570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1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RECOVER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571];&quot;.skills.push({skill: Skills.&quot;;[.C571];&quot;, level: &quot;;[.D571];&quot;});&quot;)" office:value-type="string" office:string-value="Races.STARYU.skills.push({skill: Skills.RECOVER, level: 27});" calcext:value-type="string">
            <text:p>Races.STARYU.skills.push({skill: Skills.RECOVER, level: 2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27 - Recover (Normal)</text:p>
          </table:table-cell>
          <table:table-cell table:formula="of:=VLOOKUP([.C571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2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SWIFT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572];&quot;.skills.push({skill: Skills.&quot;;[.C572];&quot;, level: &quot;;[.D572];&quot;});&quot;)" office:value-type="string" office:string-value="Races.STARYU.skills.push({skill: Skills.SWIFT, level: 32});" calcext:value-type="string">
            <text:p>Races.STARYU.skills.push({skill: Skills.SWIFT, level: 3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2 - Swift (Normal)</text:p>
          </table:table-cell>
          <table:table-cell table:formula="of:=VLOOKUP([.C572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3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MINIMIZ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73];&quot;.skills.push({skill: Skills.&quot;;[.C573];&quot;, level: &quot;;[.D573];&quot;});&quot;)" office:value-type="string" office:string-value="Races.STARYU.skills.push({skill: Skills.MINIMIZE, level: 37});" calcext:value-type="string">
            <text:p>Races.STARYU.skills.push({skill: Skills.MINIMIZE, level: 3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37 - Minimize (Normal)</text:p>
          </table:table-cell>
          <table:table-cell table:formula="of:=VLOOKUP([.C573];[Skills.$A$2:.$B$166];2;0)" office:value-type="string" office:string-value="Minimize" calcext:value-type="string">
            <text:p>Minimiz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4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LIGHT_SCREEN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74];&quot;.skills.push({skill: Skills.&quot;;[.C574];&quot;, level: &quot;;[.D574];&quot;});&quot;)" office:value-type="string" office:string-value="Races.STARYU.skills.push({skill: Skills.LIGHT_SCREEN, level: 42});" calcext:value-type="string">
            <text:p>Races.STARYU.skills.push({skill: Skills.LIGHT_SCREEN, level: 42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2 - Light Screen (Psychic)</text:p>
          </table:table-cell>
          <table:table-cell table:formula="of:=VLOOKUP([.C57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VLOOKUP([.A575];[Pokemon.$A$2:.$B$152];2)" office:value-type="string" office:string-value="STARYU" calcext:value-type="string">
            <text:p>STARYU</text:p>
          </table:table-cell>
          <table:table-cell office:value-type="string" calcext:value-type="string">
            <text:p>HYDRO_PUMP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75];&quot;.skills.push({skill: Skills.&quot;;[.C575];&quot;, level: &quot;;[.D575];&quot;});&quot;)" office:value-type="string" office:string-value="Races.STARYU.skills.push({skill: Skills.HYDRO_PUMP, level: 47});" calcext:value-type="string">
            <text:p>Races.STARYU.skills.push({skill: Skills.HYDRO_PUMP, level: 47});</text:p>
          </table:table-cell>
          <table:table-cell office:value-type="string" calcext:value-type="string">
            <text:p>#120: Staryu (Water)</text:p>
          </table:table-cell>
          <table:table-cell office:value-type="string" calcext:value-type="string">
            <text:p>Level 47 - Hydro Pump (Water)</text:p>
          </table:table-cell>
          <table:table-cell table:formula="of:=VLOOKUP([.C575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6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6];&quot;.skills.push({skill: Skills.&quot;;[.C576];&quot;, level: &quot;;[.D576];&quot;});&quot;)" office:value-type="string" office:string-value="Races.MR_MIME.skills.push({skill: Skills.CONFUSION, level: 1});" calcext:value-type="string">
            <text:p>Races.MR_MIME.skills.push({skill: Skills.CONFUSION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576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7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BARRI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77];&quot;.skills.push({skill: Skills.&quot;;[.C577];&quot;, level: &quot;;[.D577];&quot;});&quot;)" office:value-type="string" office:string-value="Races.MR_MIME.skills.push({skill: Skills.BARRIER, level: 1});" calcext:value-type="string">
            <text:p>Races.MR_MIME.skills.push({skill: Skills.BARRIER, level: 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1 - Barrier (Psychic)</text:p>
          </table:table-cell>
          <table:table-cell table:formula="of:=VLOOKUP([.C577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8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LIGHT_SCREEN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78];&quot;.skills.push({skill: Skills.&quot;;[.C578];&quot;, level: &quot;;[.D578];&quot;});&quot;)" office:value-type="string" office:string-value="Races.MR_MIME.skills.push({skill: Skills.LIGHT_SCREEN, level: 23});" calcext:value-type="string">
            <text:p>Races.MR_MIME.skills.push({skill: Skills.LIGHT_SCREEN, level: 23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23 - Light Screen (Psychic)</text:p>
          </table:table-cell>
          <table:table-cell table:formula="of:=VLOOKUP([.C578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79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DOUBLE_SLA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79];&quot;.skills.push({skill: Skills.&quot;;[.C579];&quot;, level: &quot;;[.D579];&quot;});&quot;)" office:value-type="string" office:string-value="Races.MR_MIME.skills.push({skill: Skills.DOUBLE_SLAP, level: 31});" calcext:value-type="string">
            <text:p>Races.MR_MIME.skills.push({skill: Skills.DOUBLE_SLAP, level: 31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1 - Doubleslap (Normal)</text:p>
          </table:table-cell>
          <table:table-cell table:formula="of:=VLOOKUP([.C579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0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80];&quot;.skills.push({skill: Skills.&quot;;[.C580];&quot;, level: &quot;;[.D580];&quot;});&quot;)" office:value-type="string" office:string-value="Races.MR_MIME.skills.push({skill: Skills.MEDITATE, level: 39});" calcext:value-type="string">
            <text:p>Races.MR_MIME.skills.push({skill: Skills.MEDITATE, level: 39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39 - Meditate (Psychic)</text:p>
          </table:table-cell>
          <table:table-cell table:formula="of:=VLOOKUP([.C580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VLOOKUP([.A581];[Pokemon.$A$2:.$B$152];2)" office:value-type="string" office:string-value="MR_MIME" calcext:value-type="string">
            <text:p>MR_MIME</text:p>
          </table:table-cell>
          <table:table-cell office:value-type="string" calcext:value-type="string">
            <text:p>SUBSTITUTE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81];&quot;.skills.push({skill: Skills.&quot;;[.C581];&quot;, level: &quot;;[.D581];&quot;});&quot;)" office:value-type="string" office:string-value="Races.MR_MIME.skills.push({skill: Skills.SUBSTITUTE, level: 47});" calcext:value-type="string">
            <text:p>Races.MR_MIME.skills.push({skill: Skills.SUBSTITUTE, level: 47});</text:p>
          </table:table-cell>
          <table:table-cell office:value-type="string" calcext:value-type="string">
            <text:p>#122: Mr. Mime (Psychic)</text:p>
          </table:table-cell>
          <table:table-cell office:value-type="string" calcext:value-type="string">
            <text:p>Level 47 - Substitute (Normal)</text:p>
          </table:table-cell>
          <table:table-cell table:formula="of:=VLOOKUP([.C581];[Skills.$A$2:.$B$166];2;0)" office:value-type="string" office:string-value="Substitute" calcext:value-type="string">
            <text:p>Substitut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2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2];&quot;.skills.push({skill: Skills.&quot;;[.C582];&quot;, level: &quot;;[.D582];&quot;});&quot;)" office:value-type="string" office:string-value="Races.SCYTHER.skills.push({skill: Skills.QUICK_ATTACK, level: 1});" calcext:value-type="string">
            <text:p>Races.SCYTHER.skills.push({skill: Skills.QUICK_ATTACK, level: 1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 - Quick Attack (Normal)</text:p>
          </table:table-cell>
          <table:table-cell table:formula="of:=VLOOKUP([.C582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3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LEER</text:p>
          </table:table-cell>
          <table:table-cell office:value-type="float" office:value="17" calcext:value-type="float">
            <text:p>17</text:p>
          </table:table-cell>
          <table:table-cell table:formula="of:=CONCATENATE(&quot;Races.&quot;;[.B583];&quot;.skills.push({skill: Skills.&quot;;[.C583];&quot;, level: &quot;;[.D583];&quot;});&quot;)" office:value-type="string" office:string-value="Races.SCYTHER.skills.push({skill: Skills.LEER, level: 17});" calcext:value-type="string">
            <text:p>Races.SCYTHER.skills.push({skill: Skills.LEER, level: 17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17 - Leer (Normal)</text:p>
          </table:table-cell>
          <table:table-cell table:formula="of:=VLOOKUP([.C583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4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FOCUS_ENERG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584];&quot;.skills.push({skill: Skills.&quot;;[.C584];&quot;, level: &quot;;[.D584];&quot;});&quot;)" office:value-type="string" office:string-value="Races.SCYTHER.skills.push({skill: Skills.FOCUS_ENERGY, level: 20});" calcext:value-type="string">
            <text:p>Races.SCYTHER.skills.push({skill: Skills.FOCUS_ENERGY, level: 20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0 - Focus Energy (Normal)</text:p>
          </table:table-cell>
          <table:table-cell table:formula="of:=VLOOKUP([.C584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5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DOUBLE_TEAM</text:p>
          </table:table-cell>
          <table:table-cell office:value-type="float" office:value="24" calcext:value-type="float">
            <text:p>24</text:p>
          </table:table-cell>
          <table:table-cell table:formula="of:=CONCATENATE(&quot;Races.&quot;;[.B585];&quot;.skills.push({skill: Skills.&quot;;[.C585];&quot;, level: &quot;;[.D585];&quot;});&quot;)" office:value-type="string" office:string-value="Races.SCYTHER.skills.push({skill: Skills.DOUBLE_TEAM, level: 24});" calcext:value-type="string">
            <text:p>Races.SCYTHER.skills.push({skill: Skills.DOUBLE_TEAM, level: 24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4 - Double Team (Normal)</text:p>
          </table:table-cell>
          <table:table-cell table:formula="of:=VLOOKUP([.C585];[Skills.$A$2:.$B$166];2;0)" office:value-type="string" office:string-value="Double Team" calcext:value-type="string">
            <text:p>Double Tea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6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LASH</text:p>
          </table:table-cell>
          <table:table-cell office:value-type="float" office:value="29" calcext:value-type="float">
            <text:p>29</text:p>
          </table:table-cell>
          <table:table-cell table:formula="of:=CONCATENATE(&quot;Races.&quot;;[.B586];&quot;.skills.push({skill: Skills.&quot;;[.C586];&quot;, level: &quot;;[.D586];&quot;});&quot;)" office:value-type="string" office:string-value="Races.SCYTHER.skills.push({skill: Skills.SLASH, level: 29});" calcext:value-type="string">
            <text:p>Races.SCYTHER.skills.push({skill: Skills.SLASH, level: 29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29 - Slash (Normal)</text:p>
          </table:table-cell>
          <table:table-cell table:formula="of:=VLOOKUP([.C586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7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SWORDS_DANCE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587];&quot;.skills.push({skill: Skills.&quot;;[.C587];&quot;, level: &quot;;[.D587];&quot;});&quot;)" office:value-type="string" office:string-value="Races.SCYTHER.skills.push({skill: Skills.SWORDS_DANCE, level: 35});" calcext:value-type="string">
            <text:p>Races.SCYTHER.skills.push({skill: Skills.SWORDS_DANCE, level: 35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35 - Swords Dance (Normal)</text:p>
          </table:table-cell>
          <table:table-cell table:formula="of:=VLOOKUP([.C587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VLOOKUP([.A588];[Pokemon.$A$2:.$B$152];2)" office:value-type="string" office:string-value="SCYTHER" calcext:value-type="string">
            <text:p>SCYTHER</text:p>
          </table:table-cell>
          <table:table-cell office:value-type="string" calcext:value-type="string">
            <text:p>AGILITY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588];&quot;.skills.push({skill: Skills.&quot;;[.C588];&quot;, level: &quot;;[.D588];&quot;});&quot;)" office:value-type="string" office:string-value="Races.SCYTHER.skills.push({skill: Skills.AGILITY, level: 42});" calcext:value-type="string">
            <text:p>Races.SCYTHER.skills.push({skill: Skills.AGILITY, level: 42});</text:p>
          </table:table-cell>
          <table:table-cell office:value-type="string" calcext:value-type="string">
            <text:p>#123: Scyther (Bug - Flying)</text:p>
          </table:table-cell>
          <table:table-cell office:value-type="string" calcext:value-type="string">
            <text:p>Level 42 - Agility (Psychic)</text:p>
          </table:table-cell>
          <table:table-cell table:formula="of:=VLOOKUP([.C58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89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89];&quot;.skills.push({skill: Skills.&quot;;[.C589];&quot;, level: &quot;;[.D589];&quot;});&quot;)" office:value-type="string" office:string-value="Races.JYNX.skills.push({skill: Skills.POUND, level: 1});" calcext:value-type="string">
            <text:p>Races.JYNX.skills.push({skill: Skills.POUND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Pound (Normal)</text:p>
          </table:table-cell>
          <table:table-cell table:formula="of:=VLOOKUP([.C58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0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LOVELY_KISS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0];&quot;.skills.push({skill: Skills.&quot;;[.C590];&quot;, level: &quot;;[.D590];&quot;});&quot;)" office:value-type="string" office:string-value="Races.JYNX.skills.push({skill: Skills.LOVELY_KISS, level: 1});" calcext:value-type="string">
            <text:p>Races.JYNX.skills.push({skill: Skills.LOVELY_KISS, level: 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 - Lovely Kiss (Normal)</text:p>
          </table:table-cell>
          <table:table-cell table:formula="of:=VLOOKUP([.C590];[Skills.$A$2:.$B$166];2;0)" office:value-type="string" office:string-value="Lovely Kiss" calcext:value-type="string">
            <text:p>Lovely Kis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1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SING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591];&quot;.skills.push({skill: Skills.&quot;;[.C591];&quot;, level: &quot;;[.D591];&quot;});&quot;)" office:value-type="string" office:string-value="Races.JYNX.skills.push({skill: Skills.SING, level: 15});" calcext:value-type="string">
            <text:p>Races.JYNX.skills.push({skill: Skills.SING, level: 15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15 - Sing (Normal)</text:p>
          </table:table-cell>
          <table:table-cell table:formula="of:=VLOOKUP([.C591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2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DOUBLE_SLAP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592];&quot;.skills.push({skill: Skills.&quot;;[.C592];&quot;, level: &quot;;[.D592];&quot;});&quot;)" office:value-type="string" office:string-value="Races.JYNX.skills.push({skill: Skills.DOUBLE_SLAP, level: 23});" calcext:value-type="string">
            <text:p>Races.JYNX.skills.push({skill: Skills.DOUBLE_SLAP, level: 23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23 - Doubleslap (Normal)</text:p>
          </table:table-cell>
          <table:table-cell table:formula="of:=VLOOKUP([.C592];[Skills.$A$2:.$B$166];2;0)" office:value-type="string" office:string-value="Double Slap" calcext:value-type="string">
            <text:p>Double Sla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3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ICE_PUNCH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593];&quot;.skills.push({skill: Skills.&quot;;[.C593];&quot;, level: &quot;;[.D593];&quot;});&quot;)" office:value-type="string" office:string-value="Races.JYNX.skills.push({skill: Skills.ICE_PUNCH, level: 31});" calcext:value-type="string">
            <text:p>Races.JYNX.skills.push({skill: Skills.ICE_PUNCH, level: 31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1 - Ice Punch (Ice)</text:p>
          </table:table-cell>
          <table:table-cell table:formula="of:=VLOOKUP([.C593];[Skills.$A$2:.$B$166];2;0)" office:value-type="string" office:string-value="Ice Punch" calcext:value-type="string">
            <text:p>Ice Punc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4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MEDITATE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594];&quot;.skills.push({skill: Skills.&quot;;[.C594];&quot;, level: &quot;;[.D594];&quot;});&quot;)" office:value-type="string" office:string-value="Races.JYNX.skills.push({skill: Skills.MEDITATE, level: 39});" calcext:value-type="string">
            <text:p>Races.JYNX.skills.push({skill: Skills.MEDITATE, level: 39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39 - Meditate (Normal)</text:p>
          </table:table-cell>
          <table:table-cell table:formula="of:=VLOOKUP([.C594];[Skills.$A$2:.$B$166];2;0)" office:value-type="string" office:string-value="Meditate" calcext:value-type="string">
            <text:p>Meditat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VLOOKUP([.A595];[Pokemon.$A$2:.$B$152];2)" office:value-type="string" office:string-value="JYNX" calcext:value-type="string">
            <text:p>JYNX</text:p>
          </table:table-cell>
          <table:table-cell office:value-type="string" calcext:value-type="string">
            <text:p>BLIZZARD</text:p>
          </table:table-cell>
          <table:table-cell office:value-type="float" office:value="47" calcext:value-type="float">
            <text:p>47</text:p>
          </table:table-cell>
          <table:table-cell table:formula="of:=CONCATENATE(&quot;Races.&quot;;[.B595];&quot;.skills.push({skill: Skills.&quot;;[.C595];&quot;, level: &quot;;[.D595];&quot;});&quot;)" office:value-type="string" office:string-value="Races.JYNX.skills.push({skill: Skills.BLIZZARD, level: 47});" calcext:value-type="string">
            <text:p>Races.JYNX.skills.push({skill: Skills.BLIZZARD, level: 47});</text:p>
          </table:table-cell>
          <table:table-cell office:value-type="string" calcext:value-type="string">
            <text:p>#124: Jynx (Ice - Psychic)</text:p>
          </table:table-cell>
          <table:table-cell office:value-type="string" calcext:value-type="string">
            <text:p>Level 47 - Blizzard (Ice)</text:p>
          </table:table-cell>
          <table:table-cell table:formula="of:=VLOOKUP([.C595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6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QUICK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6];&quot;.skills.push({skill: Skills.&quot;;[.C596];&quot;, level: &quot;;[.D596];&quot;});&quot;)" office:value-type="string" office:string-value="Races.ELECTABUZZ.skills.push({skill: Skills.QUICK_ATTACK, level: 1});" calcext:value-type="string">
            <text:p>Races.ELECTABUZZ.skills.push({skill: Skills.QUICK_ATTACK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Quick Attack (Normal)</text:p>
          </table:table-cell>
          <table:table-cell table:formula="of:=VLOOKUP([.C596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7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597];&quot;.skills.push({skill: Skills.&quot;;[.C597];&quot;, level: &quot;;[.D597];&quot;});&quot;)" office:value-type="string" office:string-value="Races.ELECTABUZZ.skills.push({skill: Skills.LEER, level: 1});" calcext:value-type="string">
            <text:p>Races.ELECTABUZZ.skills.push({skill: Skills.LEER, level: 1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1 - Leer (Normal)</text:p>
          </table:table-cell>
          <table:table-cell table:formula="of:=VLOOKUP([.C59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8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SHO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598];&quot;.skills.push({skill: Skills.&quot;;[.C598];&quot;, level: &quot;;[.D598];&quot;});&quot;)" office:value-type="string" office:string-value="Races.ELECTABUZZ.skills.push({skill: Skills.THUNDER_SHOCK, level: 34});" calcext:value-type="string">
            <text:p>Races.ELECTABUZZ.skills.push({skill: Skills.THUNDER_SHOCK, level: 3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4 - Thundershock (Electric)</text:p>
          </table:table-cell>
          <table:table-cell table:formula="of:=VLOOKUP([.C598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599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SCREECH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599];&quot;.skills.push({skill: Skills.&quot;;[.C599];&quot;, level: &quot;;[.D599];&quot;});&quot;)" office:value-type="string" office:string-value="Races.ELECTABUZZ.skills.push({skill: Skills.SCREECH, level: 37});" calcext:value-type="string">
            <text:p>Races.ELECTABUZZ.skills.push({skill: Skills.SCREECH, level: 37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37 - Screech (Normal)</text:p>
          </table:table-cell>
          <table:table-cell table:formula="of:=VLOOKUP([.C599];[Skills.$A$2:.$B$166];2;0)" office:value-type="string" office:string-value="Screech" calcext:value-type="string">
            <text:p>Scree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0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_PUNCH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00];&quot;.skills.push({skill: Skills.&quot;;[.C600];&quot;, level: &quot;;[.D600];&quot;});&quot;)" office:value-type="string" office:string-value="Races.ELECTABUZZ.skills.push({skill: Skills.THUNDER_PUNCH, level: 42});" calcext:value-type="string">
            <text:p>Races.ELECTABUZZ.skills.push({skill: Skills.THUNDER_PUNCH, level: 42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2 - Thunder Punch (Electric)</text:p>
          </table:table-cell>
          <table:table-cell table:formula="of:=VLOOKUP([.C600];[Skills.$A$2:.$B$166];2;0)" office:value-type="string" office:string-value="Thunder Punch" calcext:value-type="string">
            <text:p>Thunder Punch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1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LIGHT_SCREEN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01];&quot;.skills.push({skill: Skills.&quot;;[.C601];&quot;, level: &quot;;[.D601];&quot;});&quot;)" office:value-type="string" office:string-value="Races.ELECTABUZZ.skills.push({skill: Skills.LIGHT_SCREEN, level: 49});" calcext:value-type="string">
            <text:p>Races.ELECTABUZZ.skills.push({skill: Skills.LIGHT_SCREEN, level: 49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49 - Light Screen (Psychic)</text:p>
          </table:table-cell>
          <table:table-cell table:formula="of:=VLOOKUP([.C601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VLOOKUP([.A602];[Pokemon.$A$2:.$B$152];2)" office:value-type="string" office:string-value="ELECTABUZZ" calcext:value-type="string">
            <text:p>ELECTABUZZ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02];&quot;.skills.push({skill: Skills.&quot;;[.C602];&quot;, level: &quot;;[.D602];&quot;});&quot;)" office:value-type="string" office:string-value="Races.ELECTABUZZ.skills.push({skill: Skills.THUNDER, level: 54});" calcext:value-type="string">
            <text:p>Races.ELECTABUZZ.skills.push({skill: Skills.THUNDER, level: 54});</text:p>
          </table:table-cell>
          <table:table-cell office:value-type="string" calcext:value-type="string">
            <text:p>#125: Electabuzz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0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3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EMB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03];&quot;.skills.push({skill: Skills.&quot;;[.C603];&quot;, level: &quot;;[.D603];&quot;});&quot;)" office:value-type="string" office:string-value="Races.MAGMAR.skills.push({skill: Skills.EMBER, level: 1});" calcext:value-type="string">
            <text:p>Races.MAGMAR.skills.push({skill: Skills.EMBER, level: 1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1 - Ember (Fire)</text:p>
          </table:table-cell>
          <table:table-cell table:formula="of:=VLOOKUP([.C603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4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LEER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04];&quot;.skills.push({skill: Skills.&quot;;[.C604];&quot;, level: &quot;;[.D604];&quot;});&quot;)" office:value-type="string" office:string-value="Races.MAGMAR.skills.push({skill: Skills.LEER, level: 36});" calcext:value-type="string">
            <text:p>Races.MAGMAR.skills.push({skill: Skills.LEER, level: 36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6 - Leer (Normal)</text:p>
          </table:table-cell>
          <table:table-cell table:formula="of:=VLOOKUP([.C604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5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CONFUSE_RAY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05];&quot;.skills.push({skill: Skills.&quot;;[.C605];&quot;, level: &quot;;[.D605];&quot;});&quot;)" office:value-type="string" office:string-value="Races.MAGMAR.skills.push({skill: Skills.CONFUSE_RAY, level: 39});" calcext:value-type="string">
            <text:p>Races.MAGMAR.skills.push({skill: Skills.CONFUSE_RAY, level: 39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39 - Confuse Ray (Ghost)</text:p>
          </table:table-cell>
          <table:table-cell table:formula="of:=VLOOKUP([.C60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6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IRE_PUNCH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06];&quot;.skills.push({skill: Skills.&quot;;[.C606];&quot;, level: &quot;;[.D606];&quot;});&quot;)" office:value-type="string" office:string-value="Races.MAGMAR.skills.push({skill: Skills.FIRE_PUNCH, level: 43});" calcext:value-type="string">
            <text:p>Races.MAGMAR.skills.push({skill: Skills.FIRE_PUNCH, level: 43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3 - Fire Punch (Fire)</text:p>
          </table:table-cell>
          <table:table-cell table:formula="of:=VLOOKUP([.C606];[Skills.$A$2:.$B$166];2;0)" office:value-type="string" office:string-value="Fire Punch" calcext:value-type="string">
            <text:p>Fire Punch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7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KESCREEN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07];&quot;.skills.push({skill: Skills.&quot;;[.C607];&quot;, level: &quot;;[.D607];&quot;});&quot;)" office:value-type="string" office:string-value="Races.MAGMAR.skills.push({skill: Skills.SMOKESCREEN, level: 48});" calcext:value-type="string">
            <text:p>Races.MAGMAR.skills.push({skill: Skills.SMOKESCREEN, level: 48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48 - Smoke Screen (Normal)</text:p>
          </table:table-cell>
          <table:table-cell table:formula="of:=VLOOKUP([.C607];[Skills.$A$2:.$B$166];2;0)" office:value-type="string" office:string-value="Smokescreen" calcext:value-type="string">
            <text:p>Smokescree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8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SMOG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08];&quot;.skills.push({skill: Skills.&quot;;[.C608];&quot;, level: &quot;;[.D608];&quot;});&quot;)" office:value-type="string" office:string-value="Races.MAGMAR.skills.push({skill: Skills.SMOG, level: 52});" calcext:value-type="string">
            <text:p>Races.MAGMAR.skills.push({skill: Skills.SMOG, level: 52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2 - Smog (Poison)</text:p>
          </table:table-cell>
          <table:table-cell table:formula="of:=VLOOKUP([.C608];[Skills.$A$2:.$B$166];2;0)" office:value-type="string" office:string-value="Smog" calcext:value-type="string">
            <text:p>Sm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VLOOKUP([.A609];[Pokemon.$A$2:.$B$152];2)" office:value-type="string" office:string-value="MAGMAR" calcext:value-type="string">
            <text:p>MAGMAR</text:p>
          </table:table-cell>
          <table:table-cell office:value-type="string" calcext:value-type="string">
            <text:p>FLAMETHROWER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609];&quot;.skills.push({skill: Skills.&quot;;[.C609];&quot;, level: &quot;;[.D609];&quot;});&quot;)" office:value-type="string" office:string-value="Races.MAGMAR.skills.push({skill: Skills.FLAMETHROWER, level: 55});" calcext:value-type="string">
            <text:p>Races.MAGMAR.skills.push({skill: Skills.FLAMETHROWER, level: 55});</text:p>
          </table:table-cell>
          <table:table-cell office:value-type="string" calcext:value-type="string">
            <text:p>#126: Magmar (Fire)</text:p>
          </table:table-cell>
          <table:table-cell office:value-type="string" calcext:value-type="string">
            <text:p>Level 55 - Flamethrower (Fire)</text:p>
          </table:table-cell>
          <table:table-cell table:formula="of:=VLOOKUP([.C609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0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VICE_GRI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0];&quot;.skills.push({skill: Skills.&quot;;[.C610];&quot;, level: &quot;;[.D610];&quot;});&quot;)" office:value-type="string" office:string-value="Races.PINSIR.skills.push({skill: Skills.VICE_GRIP, level: 1});" calcext:value-type="string">
            <text:p>Races.PINSIR.skills.push({skill: Skills.VICE_GRIP, level: 1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1 - Vicegrip (Normal)</text:p>
          </table:table-cell>
          <table:table-cell table:formula="of:=VLOOKUP([.C610];[Skills.$A$2:.$B$166];2;0)" office:value-type="string" office:string-value="Vice Grip" calcext:value-type="string">
            <text:p>Vice Gri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1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EISMIC_TOSS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11];&quot;.skills.push({skill: Skills.&quot;;[.C611];&quot;, level: &quot;;[.D611];&quot;});&quot;)" office:value-type="string" office:string-value="Races.PINSIR.skills.push({skill: Skills.SEISMIC_TOSS, level: 25});" calcext:value-type="string">
            <text:p>Races.PINSIR.skills.push({skill: Skills.SEISMIC_TOSS, level: 25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25 - Seismic Toss (Fighting)</text:p>
          </table:table-cell>
          <table:table-cell table:formula="of:=VLOOKUP([.C611];[Skills.$A$2:.$B$166];2;0)" office:value-type="string" office:string-value="Seismic Toss" calcext:value-type="string">
            <text:p>Seismic Tos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2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GUILLOTIN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612];&quot;.skills.push({skill: Skills.&quot;;[.C612];&quot;, level: &quot;;[.D612];&quot;});&quot;)" office:value-type="string" office:string-value="Races.PINSIR.skills.push({skill: Skills.GUILLOTINE, level: 30});" calcext:value-type="string">
            <text:p>Races.PINSIR.skills.push({skill: Skills.GUILLOTINE, level: 30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0 - Guillotine (Normal)</text:p>
          </table:table-cell>
          <table:table-cell table:formula="of:=VLOOKUP([.C612];[Skills.$A$2:.$B$166];2;0)" office:value-type="string" office:string-value="Guillotine" calcext:value-type="string">
            <text:p>Guilloti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3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FOCUS_ENERGY</text:p>
          </table:table-cell>
          <table:table-cell office:value-type="float" office:value="36" calcext:value-type="float">
            <text:p>36</text:p>
          </table:table-cell>
          <table:table-cell table:formula="of:=CONCATENATE(&quot;Races.&quot;;[.B613];&quot;.skills.push({skill: Skills.&quot;;[.C613];&quot;, level: &quot;;[.D613];&quot;});&quot;)" office:value-type="string" office:string-value="Races.PINSIR.skills.push({skill: Skills.FOCUS_ENERGY, level: 36});" calcext:value-type="string">
            <text:p>Races.PINSIR.skills.push({skill: Skills.FOCUS_ENERGY, level: 36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36 - Focus Energy (Normal)</text:p>
          </table:table-cell>
          <table:table-cell table:formula="of:=VLOOKUP([.C613];[Skills.$A$2:.$B$166];2;0)" office:value-type="string" office:string-value="Focus Energy" calcext:value-type="string">
            <text:p>Focus Energ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4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HARDEN</text:p>
          </table:table-cell>
          <table:table-cell office:value-type="float" office:value="43" calcext:value-type="float">
            <text:p>43</text:p>
          </table:table-cell>
          <table:table-cell table:formula="of:=CONCATENATE(&quot;Races.&quot;;[.B614];&quot;.skills.push({skill: Skills.&quot;;[.C614];&quot;, level: &quot;;[.D614];&quot;});&quot;)" office:value-type="string" office:string-value="Races.PINSIR.skills.push({skill: Skills.HARDEN, level: 43});" calcext:value-type="string">
            <text:p>Races.PINSIR.skills.push({skill: Skills.HARDEN, level: 43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3 - Harden (Normal)</text:p>
          </table:table-cell>
          <table:table-cell table:formula="of:=VLOOKUP([.C614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5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LASH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15];&quot;.skills.push({skill: Skills.&quot;;[.C615];&quot;, level: &quot;;[.D615];&quot;});&quot;)" office:value-type="string" office:string-value="Races.PINSIR.skills.push({skill: Skills.SLASH, level: 49});" calcext:value-type="string">
            <text:p>Races.PINSIR.skills.push({skill: Skills.SLASH, level: 49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49 - Slash (Normal)</text:p>
          </table:table-cell>
          <table:table-cell table:formula="of:=VLOOKUP([.C615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VLOOKUP([.A616];[Pokemon.$A$2:.$B$152];2)" office:value-type="string" office:string-value="PINSIR" calcext:value-type="string">
            <text:p>PINSIR</text:p>
          </table:table-cell>
          <table:table-cell office:value-type="string" calcext:value-type="string">
            <text:p>SWORDS_DANCE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16];&quot;.skills.push({skill: Skills.&quot;;[.C616];&quot;, level: &quot;;[.D616];&quot;});&quot;)" office:value-type="string" office:string-value="Races.PINSIR.skills.push({skill: Skills.SWORDS_DANCE, level: 54});" calcext:value-type="string">
            <text:p>Races.PINSIR.skills.push({skill: Skills.SWORDS_DANCE, level: 54});</text:p>
          </table:table-cell>
          <table:table-cell office:value-type="string" calcext:value-type="string">
            <text:p>#127: Pinsir (Bug)</text:p>
          </table:table-cell>
          <table:table-cell office:value-type="string" calcext:value-type="string">
            <text:p>Level 54 - Swords Dance (Normal)</text:p>
          </table:table-cell>
          <table:table-cell table:formula="of:=VLOOKUP([.C616];[Skills.$A$2:.$B$166];2;0)" office:value-type="string" office:string-value="Swords Dance" calcext:value-type="string">
            <text:p>Swords D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7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17];&quot;.skills.push({skill: Skills.&quot;;[.C617];&quot;, level: &quot;;[.D617];&quot;});&quot;)" office:value-type="string" office:string-value="Races.TAUROS.skills.push({skill: Skills.TACKLE, level: 1});" calcext:value-type="string">
            <text:p>Races.TAUROS.skills.push({skill: Skills.TACKLE, level: 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1 - Tackle (Normal)</text:p>
          </table:table-cell>
          <table:table-cell table:formula="of:=VLOOKUP([.C617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8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STOMP</text:p>
          </table:table-cell>
          <table:table-cell office:value-type="float" office:value="21" calcext:value-type="float">
            <text:p>21</text:p>
          </table:table-cell>
          <table:table-cell table:formula="of:=CONCATENATE(&quot;Races.&quot;;[.B618];&quot;.skills.push({skill: Skills.&quot;;[.C618];&quot;, level: &quot;;[.D618];&quot;});&quot;)" office:value-type="string" office:string-value="Races.TAUROS.skills.push({skill: Skills.STOMP, level: 21});" calcext:value-type="string">
            <text:p>Races.TAUROS.skills.push({skill: Skills.STOMP, level: 2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1 - Stomp (Normal)</text:p>
          </table:table-cell>
          <table:table-cell table:formula="of:=VLOOKUP([.C618];[Skills.$A$2:.$B$166];2;0)" office:value-type="string" office:string-value="Stomp" calcext:value-type="string">
            <text:p>Stom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19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IL_WHIP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19];&quot;.skills.push({skill: Skills.&quot;;[.C619];&quot;, level: &quot;;[.D619];&quot;});&quot;)" office:value-type="string" office:string-value="Races.TAUROS.skills.push({skill: Skills.TAIL_WHIP, level: 28});" calcext:value-type="string">
            <text:p>Races.TAUROS.skills.push({skill: Skills.TAIL_WHIP, level: 28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28 - Tail Whip (Normal)</text:p>
          </table:table-cell>
          <table:table-cell table:formula="of:=VLOOKUP([.C619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0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LEER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20];&quot;.skills.push({skill: Skills.&quot;;[.C620];&quot;, level: &quot;;[.D620];&quot;});&quot;)" office:value-type="string" office:string-value="Races.TAUROS.skills.push({skill: Skills.LEER, level: 35});" calcext:value-type="string">
            <text:p>Races.TAUROS.skills.push({skill: Skills.LEER, level: 35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35 - Leer (Normal)</text:p>
          </table:table-cell>
          <table:table-cell table:formula="of:=VLOOKUP([.C62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1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RAG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21];&quot;.skills.push({skill: Skills.&quot;;[.C621];&quot;, level: &quot;;[.D621];&quot;});&quot;)" office:value-type="string" office:string-value="Races.TAUROS.skills.push({skill: Skills.RAGE, level: 44});" calcext:value-type="string">
            <text:p>Races.TAUROS.skills.push({skill: Skills.RAGE, level: 44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44 - Rage (Normal)</text:p>
          </table:table-cell>
          <table:table-cell table:formula="of:=VLOOKUP([.C621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VLOOKUP([.A622];[Pokemon.$A$2:.$B$152];2)" office:value-type="string" office:string-value="TAUROS" calcext:value-type="string">
            <text:p>TAUROS</text:p>
          </table:table-cell>
          <table:table-cell office:value-type="string" calcext:value-type="string">
            <text:p>TAKE_DOWN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622];&quot;.skills.push({skill: Skills.&quot;;[.C622];&quot;, level: &quot;;[.D622];&quot;});&quot;)" office:value-type="string" office:string-value="Races.TAUROS.skills.push({skill: Skills.TAKE_DOWN, level: 51});" calcext:value-type="string">
            <text:p>Races.TAUROS.skills.push({skill: Skills.TAKE_DOWN, level: 51});</text:p>
          </table:table-cell>
          <table:table-cell office:value-type="string" calcext:value-type="string">
            <text:p>#128: Tauros (Normal)</text:p>
          </table:table-cell>
          <table:table-cell office:value-type="string" calcext:value-type="string">
            <text:p>Level 51 - Take Down (Normal)</text:p>
          </table:table-cell>
          <table:table-cell table:formula="of:=VLOOKUP([.C622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3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SPLAS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23];&quot;.skills.push({skill: Skills.&quot;;[.C623];&quot;, level: &quot;;[.D623];&quot;});&quot;)" office:value-type="string" office:string-value="Races.MAGIKARP.skills.push({skill: Skills.SPLASH, level: 1});" calcext:value-type="string">
            <text:p>Races.MAGIKARP.skills.push({skill: Skills.SPLASH, level: 1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 - Splash (Water)</text:p>
          </table:table-cell>
          <table:table-cell table:formula="of:=VLOOKUP([.C623];[Skills.$A$2:.$B$166];2;0)" office:value-type="string" office:string-value="Splash" calcext:value-type="string">
            <text:p>Splash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VLOOKUP([.A624];[Pokemon.$A$2:.$B$152];2)" office:value-type="string" office:string-value="MAGIKARP" calcext:value-type="string">
            <text:p>MAGIKARP</text:p>
          </table:table-cell>
          <table:table-cell office:value-type="string" calcext:value-type="string">
            <text:p>TACKLE</text:p>
          </table:table-cell>
          <table:table-cell office:value-type="float" office:value="15" calcext:value-type="float">
            <text:p>15</text:p>
          </table:table-cell>
          <table:table-cell table:formula="of:=CONCATENATE(&quot;Races.&quot;;[.B624];&quot;.skills.push({skill: Skills.&quot;;[.C624];&quot;, level: &quot;;[.D624];&quot;});&quot;)" office:value-type="string" office:string-value="Races.MAGIKARP.skills.push({skill: Skills.TACKLE, level: 15});" calcext:value-type="string">
            <text:p>Races.MAGIKARP.skills.push({skill: Skills.TACKLE, level: 15});</text:p>
          </table:table-cell>
          <table:table-cell office:value-type="string" calcext:value-type="string">
            <text:p>#129: Magikarp (Water)</text:p>
          </table:table-cell>
          <table:table-cell office:value-type="string" calcext:value-type="string">
            <text:p>Level 15 - Tackle (Normal)</text:p>
          </table:table-cell>
          <table:table-cell table:formula="of:=VLOOKUP([.C624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5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BITE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25];&quot;.skills.push({skill: Skills.&quot;;[.C625];&quot;, level: &quot;;[.D625];&quot;});&quot;)" office:value-type="string" office:string-value="Races.GYARADOS.skills.push({skill: Skills.BITE, level: 20});" calcext:value-type="string">
            <text:p>Races.GYARADOS.skills.push({skill: Skills.BITE, level: 20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0 - Bite (Normal)</text:p>
          </table:table-cell>
          <table:table-cell table:formula="of:=VLOOKUP([.C62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6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DRAGON_RAGE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26];&quot;.skills.push({skill: Skills.&quot;;[.C626];&quot;, level: &quot;;[.D626];&quot;});&quot;)" office:value-type="string" office:string-value="Races.GYARADOS.skills.push({skill: Skills.DRAGON_RAGE, level: 25});" calcext:value-type="string">
            <text:p>Races.GYARADOS.skills.push({skill: Skills.DRAGON_RAGE, level: 25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25 - Dragon Rage (Dragon)</text:p>
          </table:table-cell>
          <table:table-cell table:formula="of:=VLOOKUP([.C626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7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LEER</text:p>
          </table:table-cell>
          <table:table-cell office:value-type="float" office:value="32" calcext:value-type="float">
            <text:p>32</text:p>
          </table:table-cell>
          <table:table-cell table:formula="of:=CONCATENATE(&quot;Races.&quot;;[.B627];&quot;.skills.push({skill: Skills.&quot;;[.C627];&quot;, level: &quot;;[.D627];&quot;});&quot;)" office:value-type="string" office:string-value="Races.GYARADOS.skills.push({skill: Skills.LEER, level: 32});" calcext:value-type="string">
            <text:p>Races.GYARADOS.skills.push({skill: Skills.LEER, level: 3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32 - Leer (Normal)</text:p>
          </table:table-cell>
          <table:table-cell table:formula="of:=VLOOKUP([.C62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8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DRO_PUMP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628];&quot;.skills.push({skill: Skills.&quot;;[.C628];&quot;, level: &quot;;[.D628];&quot;});&quot;)" office:value-type="string" office:string-value="Races.GYARADOS.skills.push({skill: Skills.HYDRO_PUMP, level: 41});" calcext:value-type="string">
            <text:p>Races.GYARADOS.skills.push({skill: Skills.HYDRO_PUMP, level: 41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41 - Hydro Pump (Water)</text:p>
          </table:table-cell>
          <table:table-cell table:formula="of:=VLOOKUP([.C628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VLOOKUP([.A629];[Pokemon.$A$2:.$B$152];2)" office:value-type="string" office:string-value="GYARADOS" calcext:value-type="string">
            <text:p>GYARADOS</text:p>
          </table:table-cell>
          <table:table-cell office:value-type="string" calcext:value-type="string">
            <text:p>HYPER_BEAM</text:p>
          </table:table-cell>
          <table:table-cell office:value-type="float" office:value="52" calcext:value-type="float">
            <text:p>52</text:p>
          </table:table-cell>
          <table:table-cell table:formula="of:=CONCATENATE(&quot;Races.&quot;;[.B629];&quot;.skills.push({skill: Skills.&quot;;[.C629];&quot;, level: &quot;;[.D629];&quot;});&quot;)" office:value-type="string" office:string-value="Races.GYARADOS.skills.push({skill: Skills.HYPER_BEAM, level: 52});" calcext:value-type="string">
            <text:p>Races.GYARADOS.skills.push({skill: Skills.HYPER_BEAM, level: 52});</text:p>
          </table:table-cell>
          <table:table-cell office:value-type="string" calcext:value-type="string">
            <text:p>#130: Gyarados (Water - Flying)</text:p>
          </table:table-cell>
          <table:table-cell office:value-type="string" calcext:value-type="string">
            <text:p>Level 52 - Hyper Beam (Normal)</text:p>
          </table:table-cell>
          <table:table-cell table:formula="of:=VLOOKUP([.C6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0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0];&quot;.skills.push({skill: Skills.&quot;;[.C630];&quot;, level: &quot;;[.D630];&quot;});&quot;)" office:value-type="string" office:string-value="Races.LAPRAS.skills.push({skill: Skills.WATER_GUN, level: 1});" calcext:value-type="string">
            <text:p>Races.LAPRAS.skills.push({skill: Skills.WATER_GUN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Water Gun (Water)</text:p>
          </table:table-cell>
          <table:table-cell table:formula="of:=VLOOKUP([.C630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1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1];&quot;.skills.push({skill: Skills.&quot;;[.C631];&quot;, level: &quot;;[.D631];&quot;});&quot;)" office:value-type="string" office:string-value="Races.LAPRAS.skills.push({skill: Skills.GROWL, level: 1});" calcext:value-type="string">
            <text:p>Races.LAPRAS.skills.push({skill: Skills.GROWL, level: 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 - Growl (Normal)</text:p>
          </table:table-cell>
          <table:table-cell table:formula="of:=VLOOKUP([.C631];[Skills.$A$2:.$B$166];2;0)" office:value-type="string" office:string-value="Growl" calcext:value-type="string">
            <text:p>Grow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2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SING</text:p>
          </table:table-cell>
          <table:table-cell office:value-type="float" office:value="16" calcext:value-type="float">
            <text:p>16</text:p>
          </table:table-cell>
          <table:table-cell table:formula="of:=CONCATENATE(&quot;Races.&quot;;[.B632];&quot;.skills.push({skill: Skills.&quot;;[.C632];&quot;, level: &quot;;[.D632];&quot;});&quot;)" office:value-type="string" office:string-value="Races.LAPRAS.skills.push({skill: Skills.SING, level: 16});" calcext:value-type="string">
            <text:p>Races.LAPRAS.skills.push({skill: Skills.SING, level: 1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16 - Sing (Normal)</text:p>
          </table:table-cell>
          <table:table-cell table:formula="of:=VLOOKUP([.C632];[Skills.$A$2:.$B$166];2;0)" office:value-type="string" office:string-value="Sing" calcext:value-type="string">
            <text:p>S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3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MIST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633];&quot;.skills.push({skill: Skills.&quot;;[.C633];&quot;, level: &quot;;[.D633];&quot;});&quot;)" office:value-type="string" office:string-value="Races.LAPRAS.skills.push({skill: Skills.MIST, level: 20});" calcext:value-type="string">
            <text:p>Races.LAPRAS.skills.push({skill: Skills.MIST, level: 20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0 - Mist (Ice)</text:p>
          </table:table-cell>
          <table:table-cell table:formula="of:=VLOOKUP([.C633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4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BODY_SLAM</text:p>
          </table:table-cell>
          <table:table-cell office:value-type="float" office:value="25" calcext:value-type="float">
            <text:p>25</text:p>
          </table:table-cell>
          <table:table-cell table:formula="of:=CONCATENATE(&quot;Races.&quot;;[.B634];&quot;.skills.push({skill: Skills.&quot;;[.C634];&quot;, level: &quot;;[.D634];&quot;});&quot;)" office:value-type="string" office:string-value="Races.LAPRAS.skills.push({skill: Skills.BODY_SLAM, level: 25});" calcext:value-type="string">
            <text:p>Races.LAPRAS.skills.push({skill: Skills.BODY_SLAM, level: 25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25 - Body Slam (Normal)</text:p>
          </table:table-cell>
          <table:table-cell table:formula="of:=VLOOKUP([.C634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5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CONFUSE_RAY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35];&quot;.skills.push({skill: Skills.&quot;;[.C635];&quot;, level: &quot;;[.D635];&quot;});&quot;)" office:value-type="string" office:string-value="Races.LAPRAS.skills.push({skill: Skills.CONFUSE_RAY, level: 31});" calcext:value-type="string">
            <text:p>Races.LAPRAS.skills.push({skill: Skills.CONFUSE_RAY, level: 31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1 - Confuse Ray (Ghost)</text:p>
          </table:table-cell>
          <table:table-cell table:formula="of:=VLOOKUP([.C635];[Skills.$A$2:.$B$166];2;0)" office:value-type="string" office:string-value="Confuse Ray" calcext:value-type="string">
            <text:p>Confuse Ra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6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ICE_BEAM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36];&quot;.skills.push({skill: Skills.&quot;;[.C636];&quot;, level: &quot;;[.D636];&quot;});&quot;)" office:value-type="string" office:string-value="Races.LAPRAS.skills.push({skill: Skills.ICE_BEAM, level: 38});" calcext:value-type="string">
            <text:p>Races.LAPRAS.skills.push({skill: Skills.ICE_BEAM, level: 38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38 - Ice Beam (Ice)</text:p>
          </table:table-cell>
          <table:table-cell table:formula="of:=VLOOKUP([.C63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VLOOKUP([.A637];[Pokemon.$A$2:.$B$152];2)" office:value-type="string" office:string-value="LAPRAS" calcext:value-type="string">
            <text:p>LAPRAS</text:p>
          </table:table-cell>
          <table:table-cell office:value-type="string" calcext:value-type="string">
            <text:p>HYDRO_PUMP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37];&quot;.skills.push({skill: Skills.&quot;;[.C637];&quot;, level: &quot;;[.D637];&quot;});&quot;)" office:value-type="string" office:string-value="Races.LAPRAS.skills.push({skill: Skills.HYDRO_PUMP, level: 46});" calcext:value-type="string">
            <text:p>Races.LAPRAS.skills.push({skill: Skills.HYDRO_PUMP, level: 46});</text:p>
          </table:table-cell>
          <table:table-cell office:value-type="string" calcext:value-type="string">
            <text:p>#131: Lapras (Water - Ice)</text:p>
          </table:table-cell>
          <table:table-cell office:value-type="string" calcext:value-type="string">
            <text:p>Level 46 - Hydro Pump (Water)</text:p>
          </table:table-cell>
          <table:table-cell table:formula="of:=VLOOKUP([.C637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VLOOKUP([.A638];[Pokemon.$A$2:.$B$152];2)" office:value-type="string" office:string-value="DITTO" calcext:value-type="string">
            <text:p>DITTO</text:p>
          </table:table-cell>
          <table:table-cell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8];&quot;.skills.push({skill: Skills.&quot;;[.C638];&quot;, level: &quot;;[.D638];&quot;});&quot;)" office:value-type="string" office:string-value="Races.DITTO.skills.push({skill: Skills.TRANSFORM, level: 1});" calcext:value-type="string">
            <text:p>Races.DITTO.skills.push({skill: Skills.TRANSFORM, level: 1});</text:p>
          </table:table-cell>
          <table:table-cell office:value-type="string" calcext:value-type="string">
            <text:p>#132: Ditto (Normal)</text:p>
          </table:table-cell>
          <table:table-cell office:value-type="string" calcext:value-type="string">
            <text:p>Level 1 - Transform (Normal)</text:p>
          </table:table-cell>
          <table:table-cell table:formula="of:=VLOOKUP([.C638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39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39];&quot;.skills.push({skill: Skills.&quot;;[.C639];&quot;, level: &quot;;[.D639];&quot;});&quot;)" office:value-type="string" office:string-value="Races.EEVEE.skills.push({skill: Skills.TACKLE, level: 1});" calcext:value-type="string">
            <text:p>Races.EEVEE.skills.push({skill: Skills.TACKLE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Tackle (Normal)</text:p>
          </table:table-cell>
          <table:table-cell table:formula="of:=VLOOKUP([.C63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0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SAND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40];&quot;.skills.push({skill: Skills.&quot;;[.C640];&quot;, level: &quot;;[.D640];&quot;});&quot;)" office:value-type="string" office:string-value="Races.EEVEE.skills.push({skill: Skills.SAND_ATTACK, level: 1});" calcext:value-type="string">
            <text:p>Races.EEVEE.skills.push({skill: Skills.SAND_ATTACK, level: 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1 - Sand Attack (Normal)</text:p>
          </table:table-cell>
          <table:table-cell table:formula="of:=VLOOKUP([.C640];[Skills.$A$2:.$B$166];2;0)" office:value-type="string" office:string-value="Sand Attack" calcext:value-type="string">
            <text:p>Sand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1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1];&quot;.skills.push({skill: Skills.&quot;;[.C641];&quot;, level: &quot;;[.D641];&quot;});&quot;)" office:value-type="string" office:string-value="Races.EEVEE.skills.push({skill: Skills.QUICK_ATTACK, level: 27});" calcext:value-type="string">
            <text:p>Races.EEVEE.skills.push({skill: Skills.QUICK_ATTACK, level: 2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27 - Quick Attack (Normal)</text:p>
          </table:table-cell>
          <table:table-cell table:formula="of:=VLOOKUP([.C64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2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IL_WHIP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2];&quot;.skills.push({skill: Skills.&quot;;[.C642];&quot;, level: &quot;;[.D642];&quot;});&quot;)" office:value-type="string" office:string-value="Races.EEVEE.skills.push({skill: Skills.TAIL_WHIP, level: 31});" calcext:value-type="string">
            <text:p>Races.EEVEE.skills.push({skill: Skills.TAIL_WHIP, level: 31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1 - Tail Whip (Normal)</text:p>
          </table:table-cell>
          <table:table-cell table:formula="of:=VLOOKUP([.C642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3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BITE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3];&quot;.skills.push({skill: Skills.&quot;;[.C643];&quot;, level: &quot;;[.D643];&quot;});&quot;)" office:value-type="string" office:string-value="Races.EEVEE.skills.push({skill: Skills.BITE, level: 37});" calcext:value-type="string">
            <text:p>Races.EEVEE.skills.push({skill: Skills.BITE, level: 37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37 - Bite (Normal)</text:p>
          </table:table-cell>
          <table:table-cell table:formula="of:=VLOOKUP([.C643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VLOOKUP([.A644];[Pokemon.$A$2:.$B$152];2)" office:value-type="string" office:string-value="EEVEE" calcext:value-type="string">
            <text:p>EEVEE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44];&quot;.skills.push({skill: Skills.&quot;;[.C644];&quot;, level: &quot;;[.D644];&quot;});&quot;)" office:value-type="string" office:string-value="Races.EEVEE.skills.push({skill: Skills.TAKE_DOWN, level: 45});" calcext:value-type="string">
            <text:p>Races.EEVEE.skills.push({skill: Skills.TAKE_DOWN, level: 45});</text:p>
          </table:table-cell>
          <table:table-cell office:value-type="string" calcext:value-type="string">
            <text:p>#133: Eevee (Normal)</text:p>
          </table:table-cell>
          <table:table-cell office:value-type="string" calcext:value-type="string">
            <text:p>Level 45 - Take Down (Normal)</text:p>
          </table:table-cell>
          <table:table-cell table:formula="of:=VLOOKUP([.C644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5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45];&quot;.skills.push({skill: Skills.&quot;;[.C645];&quot;, level: &quot;;[.D645];&quot;});&quot;)" office:value-type="string" office:string-value="Races.VAPOREON.skills.push({skill: Skills.QUICK_ATTACK, level: 27});" calcext:value-type="string">
            <text:p>Races.VAPOREON.skills.push({skill: Skills.QUICK_ATTACK, level: 2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27 - Quick Attack (Normal)</text:p>
          </table:table-cell>
          <table:table-cell table:formula="of:=VLOOKUP([.C645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6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WATER_GUN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46];&quot;.skills.push({skill: Skills.&quot;;[.C646];&quot;, level: &quot;;[.D646];&quot;});&quot;)" office:value-type="string" office:string-value="Races.VAPOREON.skills.push({skill: Skills.WATER_GUN, level: 31});" calcext:value-type="string">
            <text:p>Races.VAPOREON.skills.push({skill: Skills.WATER_GUN, level: 31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1 - Water Gun (Water)</text:p>
          </table:table-cell>
          <table:table-cell table:formula="of:=VLOOKUP([.C64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7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47];&quot;.skills.push({skill: Skills.&quot;;[.C647];&quot;, level: &quot;;[.D647];&quot;});&quot;)" office:value-type="string" office:string-value="Races.VAPOREON.skills.push({skill: Skills.TAIL_WHIP, level: 37});" calcext:value-type="string">
            <text:p>Races.VAPOREON.skills.push({skill: Skills.TAIL_WHIP, level: 37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37 - Tail Whip (Normal)</text:p>
          </table:table-cell>
          <table:table-cell table:formula="of:=VLOOKUP([.C647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8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48];&quot;.skills.push({skill: Skills.&quot;;[.C648];&quot;, level: &quot;;[.D648];&quot;});&quot;)" office:value-type="string" office:string-value="Races.VAPOREON.skills.push({skill: Skills.BITE, level: 40});" calcext:value-type="string">
            <text:p>Races.VAPOREON.skills.push({skill: Skills.BITE, level: 40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0 - Bite (Normal)</text:p>
          </table:table-cell>
          <table:table-cell table:formula="of:=VLOOKUP([.C648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49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ACID_ARMO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49];&quot;.skills.push({skill: Skills.&quot;;[.C649];&quot;, level: &quot;;[.D649];&quot;});&quot;)" office:value-type="string" office:string-value="Races.VAPOREON.skills.push({skill: Skills.ACID_ARMOR, level: 42});" calcext:value-type="string">
            <text:p>Races.VAPOREON.skills.push({skill: Skills.ACID_ARMOR, level: 42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2 - Acid Armor (Poison)</text:p>
          </table:table-cell>
          <table:table-cell table:formula="of:=VLOOKUP([.C649];[Skills.$A$2:.$B$166];2;0)" office:value-type="string" office:string-value="Acid Armor" calcext:value-type="string">
            <text:p>Acid Armo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0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AZE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0];&quot;.skills.push({skill: Skills.&quot;;[.C650];&quot;, level: &quot;;[.D650];&quot;});&quot;)" office:value-type="string" office:string-value="Races.VAPOREON.skills.push({skill: Skills.HAZE, level: 44});" calcext:value-type="string">
            <text:p>Races.VAPOREON.skills.push({skill: Skills.HAZE, level: 4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4 - Haze (Ice)</text:p>
          </table:table-cell>
          <table:table-cell table:formula="of:=VLOOKUP([.C650];[Skills.$A$2:.$B$166];2;0)" office:value-type="string" office:string-value="Haze" calcext:value-type="string">
            <text:p>Haz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1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MIST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1];&quot;.skills.push({skill: Skills.&quot;;[.C651];&quot;, level: &quot;;[.D651];&quot;});&quot;)" office:value-type="string" office:string-value="Races.VAPOREON.skills.push({skill: Skills.MIST, level: 48});" calcext:value-type="string">
            <text:p>Races.VAPOREON.skills.push({skill: Skills.MIST, level: 48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48 - Mist (Ice)</text:p>
          </table:table-cell>
          <table:table-cell table:formula="of:=VLOOKUP([.C651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VLOOKUP([.A652];[Pokemon.$A$2:.$B$152];2)" office:value-type="string" office:string-value="VAPOREON" calcext:value-type="string">
            <text:p>VAPOREON</text:p>
          </table:table-cell>
          <table:table-cell office:value-type="string" calcext:value-type="string">
            <text:p>HYDRO_PUMP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52];&quot;.skills.push({skill: Skills.&quot;;[.C652];&quot;, level: &quot;;[.D652];&quot;});&quot;)" office:value-type="string" office:string-value="Races.VAPOREON.skills.push({skill: Skills.HYDRO_PUMP, level: 54});" calcext:value-type="string">
            <text:p>Races.VAPOREON.skills.push({skill: Skills.HYDRO_PUMP, level: 54});</text:p>
          </table:table-cell>
          <table:table-cell office:value-type="string" calcext:value-type="string">
            <text:p>#134: Vaporeon (Water)</text:p>
          </table:table-cell>
          <table:table-cell office:value-type="string" calcext:value-type="string">
            <text:p>Level 54 - Hydro Pump (Water)</text:p>
          </table:table-cell>
          <table:table-cell table:formula="of:=VLOOKUP([.C652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3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53];&quot;.skills.push({skill: Skills.&quot;;[.C653];&quot;, level: &quot;;[.D653];&quot;});&quot;)" office:value-type="string" office:string-value="Races.JOLTEON.skills.push({skill: Skills.QUICK_ATTACK, level: 27});" calcext:value-type="string">
            <text:p>Races.JOLTEON.skills.push({skill: Skills.QUICK_ATTACK, level: 2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27 - Quick Attack (Normal)</text:p>
          </table:table-cell>
          <table:table-cell table:formula="of:=VLOOKUP([.C653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4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SHOCK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54];&quot;.skills.push({skill: Skills.&quot;;[.C654];&quot;, level: &quot;;[.D654];&quot;});&quot;)" office:value-type="string" office:string-value="Races.JOLTEON.skills.push({skill: Skills.THUNDER_SHOCK, level: 31});" calcext:value-type="string">
            <text:p>Races.JOLTEON.skills.push({skill: Skills.THUNDER_SHOCK, level: 31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1 - Thundershock (Electric)</text:p>
          </table:table-cell>
          <table:table-cell table:formula="of:=VLOOKUP([.C654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5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55];&quot;.skills.push({skill: Skills.&quot;;[.C655];&quot;, level: &quot;;[.D655];&quot;});&quot;)" office:value-type="string" office:string-value="Races.JOLTEON.skills.push({skill: Skills.TAIL_WHIP, level: 37});" calcext:value-type="string">
            <text:p>Races.JOLTEON.skills.push({skill: Skills.TAIL_WHIP, level: 37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37 - Tail Whip (Normal)</text:p>
          </table:table-cell>
          <table:table-cell table:formula="of:=VLOOKUP([.C655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6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_WAV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56];&quot;.skills.push({skill: Skills.&quot;;[.C656];&quot;, level: &quot;;[.D656];&quot;});&quot;)" office:value-type="string" office:string-value="Races.JOLTEON.skills.push({skill: Skills.THUNDER_WAVE, level: 40});" calcext:value-type="string">
            <text:p>Races.JOLTEON.skills.push({skill: Skills.THUNDER_WAVE, level: 40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0 - Thunder Wave (Electric)</text:p>
          </table:table-cell>
          <table:table-cell table:formula="of:=VLOOKUP([.C656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7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DOUBLE_KI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57];&quot;.skills.push({skill: Skills.&quot;;[.C657];&quot;, level: &quot;;[.D657];&quot;});&quot;)" office:value-type="string" office:string-value="Races.JOLTEON.skills.push({skill: Skills.DOUBLE_KICK, level: 42});" calcext:value-type="string">
            <text:p>Races.JOLTEON.skills.push({skill: Skills.DOUBLE_KICK, level: 42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2 - Double Kick (Fighting)</text:p>
          </table:table-cell>
          <table:table-cell table:formula="of:=VLOOKUP([.C657];[Skills.$A$2:.$B$166];2;0)" office:value-type="string" office:string-value="Double Kick" calcext:value-type="string">
            <text:p>Double Kic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8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AGILITY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58];&quot;.skills.push({skill: Skills.&quot;;[.C658];&quot;, level: &quot;;[.D658];&quot;});&quot;)" office:value-type="string" office:string-value="Races.JOLTEON.skills.push({skill: Skills.AGILITY, level: 44});" calcext:value-type="string">
            <text:p>Races.JOLTEON.skills.push({skill: Skills.AGILITY, level: 4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4 - Agility (Psychic)</text:p>
          </table:table-cell>
          <table:table-cell table:formula="of:=VLOOKUP([.C65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59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PIN_MISSIL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59];&quot;.skills.push({skill: Skills.&quot;;[.C659];&quot;, level: &quot;;[.D659];&quot;});&quot;)" office:value-type="string" office:string-value="Races.JOLTEON.skills.push({skill: Skills.PIN_MISSILE, level: 48});" calcext:value-type="string">
            <text:p>Races.JOLTEON.skills.push({skill: Skills.PIN_MISSILE, level: 48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48 - Pin Missile (Bug)</text:p>
          </table:table-cell>
          <table:table-cell table:formula="of:=VLOOKUP([.C659];[Skills.$A$2:.$B$166];2;0)" office:value-type="string" office:string-value="Pin Missile" calcext:value-type="string">
            <text:p>Pin Missil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VLOOKUP([.A660];[Pokemon.$A$2:.$B$152];2)" office:value-type="string" office:string-value="JOLTEON" calcext:value-type="string">
            <text:p>JOLTEON</text:p>
          </table:table-cell>
          <table:table-cell office:value-type="string" calcext:value-type="string">
            <text:p>THUND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0];&quot;.skills.push({skill: Skills.&quot;;[.C660];&quot;, level: &quot;;[.D660];&quot;});&quot;)" office:value-type="string" office:string-value="Races.JOLTEON.skills.push({skill: Skills.THUNDER, level: 54});" calcext:value-type="string">
            <text:p>Races.JOLTEON.skills.push({skill: Skills.THUNDER, level: 54});</text:p>
          </table:table-cell>
          <table:table-cell office:value-type="string" calcext:value-type="string">
            <text:p>#135: Jolteon (Electric)</text:p>
          </table:table-cell>
          <table:table-cell office:value-type="string" calcext:value-type="string">
            <text:p>Level 54 - Thunder (Electric)</text:p>
          </table:table-cell>
          <table:table-cell table:formula="of:=VLOOKUP([.C660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1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QUICK_ATTACK</text:p>
          </table:table-cell>
          <table:table-cell office:value-type="float" office:value="27" calcext:value-type="float">
            <text:p>27</text:p>
          </table:table-cell>
          <table:table-cell table:formula="of:=CONCATENATE(&quot;Races.&quot;;[.B661];&quot;.skills.push({skill: Skills.&quot;;[.C661];&quot;, level: &quot;;[.D661];&quot;});&quot;)" office:value-type="string" office:string-value="Races.FLAREON.skills.push({skill: Skills.QUICK_ATTACK, level: 27});" calcext:value-type="string">
            <text:p>Races.FLAREON.skills.push({skill: Skills.QUICK_ATTACK, level: 2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27 - Quick Attack (Normal)</text:p>
          </table:table-cell>
          <table:table-cell table:formula="of:=VLOOKUP([.C661];[Skills.$A$2:.$B$166];2;0)" office:value-type="string" office:string-value="Quick Attack" calcext:value-type="string">
            <text:p>Quick Attac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2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EMBER</text:p>
          </table:table-cell>
          <table:table-cell office:value-type="float" office:value="31" calcext:value-type="float">
            <text:p>31</text:p>
          </table:table-cell>
          <table:table-cell table:formula="of:=CONCATENATE(&quot;Races.&quot;;[.B662];&quot;.skills.push({skill: Skills.&quot;;[.C662];&quot;, level: &quot;;[.D662];&quot;});&quot;)" office:value-type="string" office:string-value="Races.FLAREON.skills.push({skill: Skills.EMBER, level: 31});" calcext:value-type="string">
            <text:p>Races.FLAREON.skills.push({skill: Skills.EMBER, level: 31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1 - Ember (Fire)</text:p>
          </table:table-cell>
          <table:table-cell table:formula="of:=VLOOKUP([.C662];[Skills.$A$2:.$B$166];2;0)" office:value-type="string" office:string-value="Ember" calcext:value-type="string">
            <text:p>Emb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3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TAIL_WHIP</text:p>
          </table:table-cell>
          <table:table-cell office:value-type="float" office:value="37" calcext:value-type="float">
            <text:p>37</text:p>
          </table:table-cell>
          <table:table-cell table:formula="of:=CONCATENATE(&quot;Races.&quot;;[.B663];&quot;.skills.push({skill: Skills.&quot;;[.C663];&quot;, level: &quot;;[.D663];&quot;});&quot;)" office:value-type="string" office:string-value="Races.FLAREON.skills.push({skill: Skills.TAIL_WHIP, level: 37});" calcext:value-type="string">
            <text:p>Races.FLAREON.skills.push({skill: Skills.TAIL_WHIP, level: 37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37 - Tail Whip (Normal)</text:p>
          </table:table-cell>
          <table:table-cell table:formula="of:=VLOOKUP([.C663];[Skills.$A$2:.$B$166];2;0)" office:value-type="string" office:string-value="Tail Whip" calcext:value-type="string">
            <text:p>Tail Whip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4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BIT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664];&quot;.skills.push({skill: Skills.&quot;;[.C664];&quot;, level: &quot;;[.D664];&quot;});&quot;)" office:value-type="string" office:string-value="Races.FLAREON.skills.push({skill: Skills.BITE, level: 40});" calcext:value-type="string">
            <text:p>Races.FLAREON.skills.push({skill: Skills.BITE, level: 40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0 - Bite (Normal)</text:p>
          </table:table-cell>
          <table:table-cell table:formula="of:=VLOOKUP([.C664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5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LEER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65];&quot;.skills.push({skill: Skills.&quot;;[.C665];&quot;, level: &quot;;[.D665];&quot;});&quot;)" office:value-type="string" office:string-value="Races.FLAREON.skills.push({skill: Skills.LEER, level: 42});" calcext:value-type="string">
            <text:p>Races.FLAREON.skills.push({skill: Skills.LEER, level: 42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2 - Leer (Normal)</text:p>
          </table:table-cell>
          <table:table-cell table:formula="of:=VLOOKUP([.C665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6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IRE_SPI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66];&quot;.skills.push({skill: Skills.&quot;;[.C666];&quot;, level: &quot;;[.D666];&quot;});&quot;)" office:value-type="string" office:string-value="Races.FLAREON.skills.push({skill: Skills.FIRE_SPIN, level: 44});" calcext:value-type="string">
            <text:p>Races.FLAREON.skills.push({skill: Skills.FIRE_SPIN, level: 4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4 - Fire Spin (Fire)</text:p>
          </table:table-cell>
          <table:table-cell table:formula="of:=VLOOKUP([.C66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7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RA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667];&quot;.skills.push({skill: Skills.&quot;;[.C667];&quot;, level: &quot;;[.D667];&quot;});&quot;)" office:value-type="string" office:string-value="Races.FLAREON.skills.push({skill: Skills.RAGE, level: 48});" calcext:value-type="string">
            <text:p>Races.FLAREON.skills.push({skill: Skills.RAGE, level: 48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48 - Rage (Normal)</text:p>
          </table:table-cell>
          <table:table-cell table:formula="of:=VLOOKUP([.C667];[Skills.$A$2:.$B$166];2;0)" office:value-type="string" office:string-value="Rage" calcext:value-type="string">
            <text:p>Rag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VLOOKUP([.A668];[Pokemon.$A$2:.$B$152];2)" office:value-type="string" office:string-value="FLAREON" calcext:value-type="string">
            <text:p>FLAREON</text:p>
          </table:table-cell>
          <table:table-cell office:value-type="string" calcext:value-type="string">
            <text:p>FLAMETHROWER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68];&quot;.skills.push({skill: Skills.&quot;;[.C668];&quot;, level: &quot;;[.D668];&quot;});&quot;)" office:value-type="string" office:string-value="Races.FLAREON.skills.push({skill: Skills.FLAMETHROWER, level: 54});" calcext:value-type="string">
            <text:p>Races.FLAREON.skills.push({skill: Skills.FLAMETHROWER, level: 54});</text:p>
          </table:table-cell>
          <table:table-cell office:value-type="string" calcext:value-type="string">
            <text:p>#136: Flareon (Fire)</text:p>
          </table:table-cell>
          <table:table-cell office:value-type="string" calcext:value-type="string">
            <text:p>Level 54 - Flamethrower (Fire)</text:p>
          </table:table-cell>
          <table:table-cell table:formula="of:=VLOOKUP([.C668];[Skills.$A$2:.$B$166];2;0)" office:value-type="string" office:string-value="Flamethrower" calcext:value-type="string">
            <text:p>Flamethrow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69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69];&quot;.skills.push({skill: Skills.&quot;;[.C669];&quot;, level: &quot;;[.D669];&quot;});&quot;)" office:value-type="string" office:string-value="Races.PORYGON.skills.push({skill: Skills.TACKLE, level: 1});" calcext:value-type="string">
            <text:p>Races.PORYGON.skills.push({skill: Skills.TACKLE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Tackle (Normal)</text:p>
          </table:table-cell>
          <table:table-cell table:formula="of:=VLOOKUP([.C669];[Skills.$A$2:.$B$166];2;0)" office:value-type="string" office:string-value="Tackle" calcext:value-type="string">
            <text:p>Tack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0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SHARP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0];&quot;.skills.push({skill: Skills.&quot;;[.C670];&quot;, level: &quot;;[.D670];&quot;});&quot;)" office:value-type="string" office:string-value="Races.PORYGON.skills.push({skill: Skills.SHARPEN, level: 1});" calcext:value-type="string">
            <text:p>Races.PORYGON.skills.push({skill: Skills.SHARPE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Sharpen (Normal)</text:p>
          </table:table-cell>
          <table:table-cell table:formula="of:=VLOOKUP([.C670];[Skills.$A$2:.$B$166];2;0)" office:value-type="string" office:string-value="Sharpen" calcext:value-type="string">
            <text:p>Sharp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1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CONVER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1];&quot;.skills.push({skill: Skills.&quot;;[.C671];&quot;, level: &quot;;[.D671];&quot;});&quot;)" office:value-type="string" office:string-value="Races.PORYGON.skills.push({skill: Skills.CONVERSION, level: 1});" calcext:value-type="string">
            <text:p>Races.PORYGON.skills.push({skill: Skills.CONVERSION, level: 1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1 - Conversion (Normal)</text:p>
          </table:table-cell>
          <table:table-cell table:formula="of:=VLOOKUP([.C671];[Skills.$A$2:.$B$166];2;0)" office:value-type="string" office:string-value="Conversion" calcext:value-type="string">
            <text:p>Convers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2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PSYBEAM</text:p>
          </table:table-cell>
          <table:table-cell office:value-type="float" office:value="23" calcext:value-type="float">
            <text:p>23</text:p>
          </table:table-cell>
          <table:table-cell table:formula="of:=CONCATENATE(&quot;Races.&quot;;[.B672];&quot;.skills.push({skill: Skills.&quot;;[.C672];&quot;, level: &quot;;[.D672];&quot;});&quot;)" office:value-type="string" office:string-value="Races.PORYGON.skills.push({skill: Skills.PSYBEAM, level: 23});" calcext:value-type="string">
            <text:p>Races.PORYGON.skills.push({skill: Skills.PSYBEAM, level: 23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3 - Psybeam (Psychic)</text:p>
          </table:table-cell>
          <table:table-cell table:formula="of:=VLOOKUP([.C672];[Skills.$A$2:.$B$166];2;0)" office:value-type="string" office:string-value="Psybeam" calcext:value-type="string">
            <text:p>Psybea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3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RECOVER</text:p>
          </table:table-cell>
          <table:table-cell office:value-type="float" office:value="28" calcext:value-type="float">
            <text:p>28</text:p>
          </table:table-cell>
          <table:table-cell table:formula="of:=CONCATENATE(&quot;Races.&quot;;[.B673];&quot;.skills.push({skill: Skills.&quot;;[.C673];&quot;, level: &quot;;[.D673];&quot;});&quot;)" office:value-type="string" office:string-value="Races.PORYGON.skills.push({skill: Skills.RECOVER, level: 28});" calcext:value-type="string">
            <text:p>Races.PORYGON.skills.push({skill: Skills.RECOVER, level: 28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28 - Recover (Normal)</text:p>
          </table:table-cell>
          <table:table-cell table:formula="of:=VLOOKUP([.C673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4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AGILITY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674];&quot;.skills.push({skill: Skills.&quot;;[.C674];&quot;, level: &quot;;[.D674];&quot;});&quot;)" office:value-type="string" office:string-value="Races.PORYGON.skills.push({skill: Skills.AGILITY, level: 35});" calcext:value-type="string">
            <text:p>Races.PORYGON.skills.push({skill: Skills.AGILITY, level: 35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35 - Agility (Psychic)</text:p>
          </table:table-cell>
          <table:table-cell table:formula="of:=VLOOKUP([.C674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VLOOKUP([.A675];[Pokemon.$A$2:.$B$152];2)" office:value-type="string" office:string-value="PORYGON" calcext:value-type="string">
            <text:p>PORYGON</text:p>
          </table:table-cell>
          <table:table-cell office:value-type="string" calcext:value-type="string">
            <text:p>TRI_ATTACK</text:p>
          </table:table-cell>
          <table:table-cell office:value-type="float" office:value="42" calcext:value-type="float">
            <text:p>42</text:p>
          </table:table-cell>
          <table:table-cell table:formula="of:=CONCATENATE(&quot;Races.&quot;;[.B675];&quot;.skills.push({skill: Skills.&quot;;[.C675];&quot;, level: &quot;;[.D675];&quot;});&quot;)" office:value-type="string" office:string-value="Races.PORYGON.skills.push({skill: Skills.TRI_ATTACK, level: 42});" calcext:value-type="string">
            <text:p>Races.PORYGON.skills.push({skill: Skills.TRI_ATTACK, level: 42});</text:p>
          </table:table-cell>
          <table:table-cell office:value-type="string" calcext:value-type="string">
            <text:p>#137: Porygon (Normal)</text:p>
          </table:table-cell>
          <table:table-cell office:value-type="string" calcext:value-type="string">
            <text:p>Level 42 - Tri Attack (Normal)</text:p>
          </table:table-cell>
          <table:table-cell table:formula="of:=VLOOKUP([.C675];[Skills.$A$2:.$B$166];2;0)" office:value-type="string" office:string-value="Tri Attack" calcext:value-type="string">
            <text:p>Tri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6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ATER_GU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6];&quot;.skills.push({skill: Skills.&quot;;[.C676];&quot;, level: &quot;;[.D676];&quot;});&quot;)" office:value-type="string" office:string-value="Races.OMANYTE.skills.push({skill: Skills.WATER_GUN, level: 1});" calcext:value-type="string">
            <text:p>Races.OMANYTE.skills.push({skill: Skills.WATER_GUN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ater Gun (Water)</text:p>
          </table:table-cell>
          <table:table-cell table:formula="of:=VLOOKUP([.C676];[Skills.$A$2:.$B$166];2;0)" office:value-type="string" office:string-value="Water Gun" calcext:value-type="string">
            <text:p>Water Gu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7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WITHDRAW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77];&quot;.skills.push({skill: Skills.&quot;;[.C677];&quot;, level: &quot;;[.D677];&quot;});&quot;)" office:value-type="string" office:string-value="Races.OMANYTE.skills.push({skill: Skills.WITHDRAW, level: 1});" calcext:value-type="string">
            <text:p>Races.OMANYTE.skills.push({skill: Skills.WITHDRAW, level: 1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1 - Withdraw (Water)</text:p>
          </table:table-cell>
          <table:table-cell table:formula="of:=VLOOKUP([.C677];[Skills.$A$2:.$B$166];2;0)" office:value-type="string" office:string-value="Withdraw" calcext:value-type="string">
            <text:p>Withdra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8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ORN_ATTACK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78];&quot;.skills.push({skill: Skills.&quot;;[.C678];&quot;, level: &quot;;[.D678];&quot;});&quot;)" office:value-type="string" office:string-value="Races.OMANYTE.skills.push({skill: Skills.HORN_ATTACK, level: 34});" calcext:value-type="string">
            <text:p>Races.OMANYTE.skills.push({skill: Skills.HORN_ATTACK, level: 34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4 - Horn Attack (Normal)</text:p>
          </table:table-cell>
          <table:table-cell table:formula="of:=VLOOKUP([.C678];[Skills.$A$2:.$B$166];2;0)" office:value-type="string" office:string-value="Horn Attack" calcext:value-type="string">
            <text:p>Horn Attac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79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LEER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79];&quot;.skills.push({skill: Skills.&quot;;[.C679];&quot;, level: &quot;;[.D679];&quot;});&quot;)" office:value-type="string" office:string-value="Races.OMANYTE.skills.push({skill: Skills.LEER, level: 39});" calcext:value-type="string">
            <text:p>Races.OMANYTE.skills.push({skill: Skills.LEER, level: 39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39 - Leer (Normal)</text:p>
          </table:table-cell>
          <table:table-cell table:formula="of:=VLOOKUP([.C679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0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SPIKE_CANNON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80];&quot;.skills.push({skill: Skills.&quot;;[.C680];&quot;, level: &quot;;[.D680];&quot;});&quot;)" office:value-type="string" office:string-value="Races.OMANYTE.skills.push({skill: Skills.SPIKE_CANNON, level: 46});" calcext:value-type="string">
            <text:p>Races.OMANYTE.skills.push({skill: Skills.SPIKE_CANNON, level: 46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46 - Spike Cannon (Normal)</text:p>
          </table:table-cell>
          <table:table-cell table:formula="of:=VLOOKUP([.C680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VLOOKUP([.A681];[Pokemon.$A$2:.$B$152];2)" office:value-type="string" office:string-value="OMANYTE" calcext:value-type="string">
            <text:p>OMANYTE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81];&quot;.skills.push({skill: Skills.&quot;;[.C681];&quot;, level: &quot;;[.D681];&quot;});&quot;)" office:value-type="string" office:string-value="Races.OMANYTE.skills.push({skill: Skills.HYDRO_PUMP, level: 53});" calcext:value-type="string">
            <text:p>Races.OMANYTE.skills.push({skill: Skills.HYDRO_PUMP, level: 53});</text:p>
          </table:table-cell>
          <table:table-cell office:value-type="string" calcext:value-type="string">
            <text:p>#138: Omanyte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8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2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SPIKE_CANNON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2];&quot;.skills.push({skill: Skills.&quot;;[.C682];&quot;, level: &quot;;[.D682];&quot;});&quot;)" office:value-type="string" office:string-value="Races.OMASTAR.skills.push({skill: Skills.SPIKE_CANNON, level: 44});" calcext:value-type="string">
            <text:p>Races.OMASTAR.skills.push({skill: Skills.SPIKE_CANNON, level: 44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4 - Spike Cannon (Normal)</text:p>
          </table:table-cell>
          <table:table-cell table:formula="of:=VLOOKUP([.C682];[Skills.$A$2:.$B$166];2;0)" office:value-type="string" office:string-value="Spike Cannon" calcext:value-type="string">
            <text:p>Spike Cann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VLOOKUP([.A683];[Pokemon.$A$2:.$B$152];2)" office:value-type="string" office:string-value="OMASTAR" calcext:value-type="string">
            <text:p>OMASTAR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3];&quot;.skills.push({skill: Skills.&quot;;[.C683];&quot;, level: &quot;;[.D683];&quot;});&quot;)" office:value-type="string" office:string-value="Races.OMASTAR.skills.push({skill: Skills.HYDRO_PUMP, level: 49});" calcext:value-type="string">
            <text:p>Races.OMASTAR.skills.push({skill: Skills.HYDRO_PUMP, level: 49});</text:p>
          </table:table-cell>
          <table:table-cell office:value-type="string" calcext:value-type="string">
            <text:p>#139: Omastar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3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4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4];&quot;.skills.push({skill: Skills.&quot;;[.C684];&quot;, level: &quot;;[.D684];&quot;});&quot;)" office:value-type="string" office:string-value="Races.KABUTO.skills.push({skill: Skills.SCRATCH, level: 1});" calcext:value-type="string">
            <text:p>Races.KABUTO.skills.push({skill: Skills.SCRATCH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Scratch (Normal)</text:p>
          </table:table-cell>
          <table:table-cell table:formula="of:=VLOOKUP([.C684];[Skills.$A$2:.$B$166];2;0)" office:value-type="string" office:string-value="Scratch" calcext:value-type="string">
            <text:p>Scratc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5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ARDE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85];&quot;.skills.push({skill: Skills.&quot;;[.C685];&quot;, level: &quot;;[.D685];&quot;});&quot;)" office:value-type="string" office:string-value="Races.KABUTO.skills.push({skill: Skills.HARDEN, level: 1});" calcext:value-type="string">
            <text:p>Races.KABUTO.skills.push({skill: Skills.HARDEN, level: 1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1 - Harden (Normal)</text:p>
          </table:table-cell>
          <table:table-cell table:formula="of:=VLOOKUP([.C685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6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ABSORB</text:p>
          </table:table-cell>
          <table:table-cell office:value-type="float" office:value="34" calcext:value-type="float">
            <text:p>34</text:p>
          </table:table-cell>
          <table:table-cell table:formula="of:=CONCATENATE(&quot;Races.&quot;;[.B686];&quot;.skills.push({skill: Skills.&quot;;[.C686];&quot;, level: &quot;;[.D686];&quot;});&quot;)" office:value-type="string" office:string-value="Races.KABUTO.skills.push({skill: Skills.ABSORB, level: 34});" calcext:value-type="string">
            <text:p>Races.KABUTO.skills.push({skill: Skills.ABSORB, level: 3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4 - Absorb (Grass)</text:p>
          </table:table-cell>
          <table:table-cell table:formula="of:=VLOOKUP([.C686];[Skills.$A$2:.$B$166];2;0)" office:value-type="string" office:string-value="Absorb" calcext:value-type="string">
            <text:p>Absor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7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SLASH</text:p>
          </table:table-cell>
          <table:table-cell office:value-type="float" office:value="39" calcext:value-type="float">
            <text:p>39</text:p>
          </table:table-cell>
          <table:table-cell table:formula="of:=CONCATENATE(&quot;Races.&quot;;[.B687];&quot;.skills.push({skill: Skills.&quot;;[.C687];&quot;, level: &quot;;[.D687];&quot;});&quot;)" office:value-type="string" office:string-value="Races.KABUTO.skills.push({skill: Skills.SLASH, level: 39});" calcext:value-type="string">
            <text:p>Races.KABUTO.skills.push({skill: Skills.SLASH, level: 3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39 - Slash (Normal)</text:p>
          </table:table-cell>
          <table:table-cell table:formula="of:=VLOOKUP([.C687];[Skills.$A$2:.$B$166];2;0)" office:value-type="string" office:string-value="Slash" calcext:value-type="string">
            <text:p>Slash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8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LEER</text:p>
          </table:table-cell>
          <table:table-cell office:value-type="float" office:value="44" calcext:value-type="float">
            <text:p>44</text:p>
          </table:table-cell>
          <table:table-cell table:formula="of:=CONCATENATE(&quot;Races.&quot;;[.B688];&quot;.skills.push({skill: Skills.&quot;;[.C688];&quot;, level: &quot;;[.D688];&quot;});&quot;)" office:value-type="string" office:string-value="Races.KABUTO.skills.push({skill: Skills.LEER, level: 44});" calcext:value-type="string">
            <text:p>Races.KABUTO.skills.push({skill: Skills.LEER, level: 44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4 - Leer (Normal)</text:p>
          </table:table-cell>
          <table:table-cell table:formula="of:=VLOOKUP([.C688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VLOOKUP([.A689];[Pokemon.$A$2:.$B$152];2)" office:value-type="string" office:string-value="KABUTO" calcext:value-type="string">
            <text:p>KABUTO</text:p>
          </table:table-cell>
          <table:table-cell office:value-type="string" calcext:value-type="string">
            <text:p>HYDRO_PUMP</text:p>
          </table:table-cell>
          <table:table-cell office:value-type="float" office:value="49" calcext:value-type="float">
            <text:p>49</text:p>
          </table:table-cell>
          <table:table-cell table:formula="of:=CONCATENATE(&quot;Races.&quot;;[.B689];&quot;.skills.push({skill: Skills.&quot;;[.C689];&quot;, level: &quot;;[.D689];&quot;});&quot;)" office:value-type="string" office:string-value="Races.KABUTO.skills.push({skill: Skills.HYDRO_PUMP, level: 49});" calcext:value-type="string">
            <text:p>Races.KABUTO.skills.push({skill: Skills.HYDRO_PUMP, level: 49});</text:p>
          </table:table-cell>
          <table:table-cell office:value-type="string" calcext:value-type="string">
            <text:p>#140: Kabuto (Rock - Water)</text:p>
          </table:table-cell>
          <table:table-cell office:value-type="string" calcext:value-type="string">
            <text:p>Level 49 - Hydro Pump (Water)</text:p>
          </table:table-cell>
          <table:table-cell table:formula="of:=VLOOKUP([.C689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0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LEER</text:p>
          </table:table-cell>
          <table:table-cell office:value-type="float" office:value="46" calcext:value-type="float">
            <text:p>46</text:p>
          </table:table-cell>
          <table:table-cell table:formula="of:=CONCATENATE(&quot;Races.&quot;;[.B690];&quot;.skills.push({skill: Skills.&quot;;[.C690];&quot;, level: &quot;;[.D690];&quot;});&quot;)" office:value-type="string" office:string-value="Races.KABUTOPS.skills.push({skill: Skills.LEER, level: 46});" calcext:value-type="string">
            <text:p>Races.KABUTOPS.skills.push({skill: Skills.LEER, level: 46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46 - Leer (Normal)</text:p>
          </table:table-cell>
          <table:table-cell table:formula="of:=VLOOKUP([.C690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VLOOKUP([.A691];[Pokemon.$A$2:.$B$152];2)" office:value-type="string" office:string-value="KABUTOPS" calcext:value-type="string">
            <text:p>KABUTOPS</text:p>
          </table:table-cell>
          <table:table-cell office:value-type="string" calcext:value-type="string">
            <text:p>HYDRO_PUMP</text:p>
          </table:table-cell>
          <table:table-cell office:value-type="float" office:value="53" calcext:value-type="float">
            <text:p>53</text:p>
          </table:table-cell>
          <table:table-cell table:formula="of:=CONCATENATE(&quot;Races.&quot;;[.B691];&quot;.skills.push({skill: Skills.&quot;;[.C691];&quot;, level: &quot;;[.D691];&quot;});&quot;)" office:value-type="string" office:string-value="Races.KABUTOPS.skills.push({skill: Skills.HYDRO_PUMP, level: 53});" calcext:value-type="string">
            <text:p>Races.KABUTOPS.skills.push({skill: Skills.HYDRO_PUMP, level: 53});</text:p>
          </table:table-cell>
          <table:table-cell office:value-type="string" calcext:value-type="string">
            <text:p>#141: Kabutops (Rock - Water)</text:p>
          </table:table-cell>
          <table:table-cell office:value-type="string" calcext:value-type="string">
            <text:p>Level 53 - Hydro Pump (Water)</text:p>
          </table:table-cell>
          <table:table-cell table:formula="of:=VLOOKUP([.C691];[Skills.$A$2:.$B$166];2;0)" office:value-type="string" office:string-value="Hydro Pump" calcext:value-type="string">
            <text:p>Hydro Pump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2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WING_ATTA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2];&quot;.skills.push({skill: Skills.&quot;;[.C692];&quot;, level: &quot;;[.D692];&quot;});&quot;)" office:value-type="string" office:string-value="Races.AERODACTYL.skills.push({skill: Skills.WING_ATTACK, level: 1});" calcext:value-type="string">
            <text:p>Races.AERODACTYL.skills.push({skill: Skills.WING_ATTACK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Wing Attack (Flying)</text:p>
          </table:table-cell>
          <table:table-cell table:formula="of:=VLOOKUP([.C692];[Skills.$A$2:.$B$166];2;0)" office:value-type="string" office:string-value="Wing Attack" calcext:value-type="string">
            <text:p>Wing Attac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3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AGILITY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3];&quot;.skills.push({skill: Skills.&quot;;[.C693];&quot;, level: &quot;;[.D693];&quot;});&quot;)" office:value-type="string" office:string-value="Races.AERODACTYL.skills.push({skill: Skills.AGILITY, level: 1});" calcext:value-type="string">
            <text:p>Races.AERODACTYL.skills.push({skill: Skills.AGILITY, level: 1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1 - Agility (Psychic)</text:p>
          </table:table-cell>
          <table:table-cell table:formula="of:=VLOOKUP([.C69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4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SUPERSONIC</text:p>
          </table:table-cell>
          <table:table-cell office:value-type="float" office:value="33" calcext:value-type="float">
            <text:p>33</text:p>
          </table:table-cell>
          <table:table-cell table:formula="of:=CONCATENATE(&quot;Races.&quot;;[.B694];&quot;.skills.push({skill: Skills.&quot;;[.C694];&quot;, level: &quot;;[.D694];&quot;});&quot;)" office:value-type="string" office:string-value="Races.AERODACTYL.skills.push({skill: Skills.SUPERSONIC, level: 33});" calcext:value-type="string">
            <text:p>Races.AERODACTYL.skills.push({skill: Skills.SUPERSONIC, level: 33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3 - Supersonic (Normal)</text:p>
          </table:table-cell>
          <table:table-cell table:formula="of:=VLOOKUP([.C694];[Skills.$A$2:.$B$166];2;0)" office:value-type="string" office:string-value="Supersonic" calcext:value-type="string">
            <text:p>Supersoni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5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BITE</text:p>
          </table:table-cell>
          <table:table-cell office:value-type="float" office:value="38" calcext:value-type="float">
            <text:p>38</text:p>
          </table:table-cell>
          <table:table-cell table:formula="of:=CONCATENATE(&quot;Races.&quot;;[.B695];&quot;.skills.push({skill: Skills.&quot;;[.C695];&quot;, level: &quot;;[.D695];&quot;});&quot;)" office:value-type="string" office:string-value="Races.AERODACTYL.skills.push({skill: Skills.BITE, level: 38});" calcext:value-type="string">
            <text:p>Races.AERODACTYL.skills.push({skill: Skills.BITE, level: 38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38 - Bite (Normal)</text:p>
          </table:table-cell>
          <table:table-cell table:formula="of:=VLOOKUP([.C695];[Skills.$A$2:.$B$166];2;0)" office:value-type="string" office:string-value="Bite" calcext:value-type="string">
            <text:p>Bit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6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TAKE_DOWN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696];&quot;.skills.push({skill: Skills.&quot;;[.C696];&quot;, level: &quot;;[.D696];&quot;});&quot;)" office:value-type="string" office:string-value="Races.AERODACTYL.skills.push({skill: Skills.TAKE_DOWN, level: 45});" calcext:value-type="string">
            <text:p>Races.AERODACTYL.skills.push({skill: Skills.TAKE_DOWN, level: 45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45 - Take Down (Normal)</text:p>
          </table:table-cell>
          <table:table-cell table:formula="of:=VLOOKUP([.C696];[Skills.$A$2:.$B$166];2;0)" office:value-type="string" office:string-value="Take Down" calcext:value-type="string">
            <text:p>Take Dow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VLOOKUP([.A697];[Pokemon.$A$2:.$B$152];2)" office:value-type="string" office:string-value="AERODACTYL" calcext:value-type="string">
            <text:p>AERODACTYL</text:p>
          </table:table-cell>
          <table:table-cell office:value-type="string" calcext:value-type="string">
            <text:p>HYPER_BEAM</text:p>
          </table:table-cell>
          <table:table-cell office:value-type="float" office:value="54" calcext:value-type="float">
            <text:p>54</text:p>
          </table:table-cell>
          <table:table-cell table:formula="of:=CONCATENATE(&quot;Races.&quot;;[.B697];&quot;.skills.push({skill: Skills.&quot;;[.C697];&quot;, level: &quot;;[.D697];&quot;});&quot;)" office:value-type="string" office:string-value="Races.AERODACTYL.skills.push({skill: Skills.HYPER_BEAM, level: 54});" calcext:value-type="string">
            <text:p>Races.AERODACTYL.skills.push({skill: Skills.HYPER_BEAM, level: 54});</text:p>
          </table:table-cell>
          <table:table-cell office:value-type="string" calcext:value-type="string">
            <text:p>#142: Aerodactyl (Rock - Flying)</text:p>
          </table:table-cell>
          <table:table-cell office:value-type="string" calcext:value-type="string">
            <text:p>Level 54 - Hyper Beam (Normal)</text:p>
          </table:table-cell>
          <table:table-cell table:formula="of:=VLOOKUP([.C697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8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EADBUT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8];&quot;.skills.push({skill: Skills.&quot;;[.C698];&quot;, level: &quot;;[.D698];&quot;});&quot;)" office:value-type="string" office:string-value="Races.SNORLAX.skills.push({skill: Skills.HEADBUTT, level: 1});" calcext:value-type="string">
            <text:p>Races.SNORLAX.skills.push({skill: Skills.HEADBUT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Head Butt (Normal)</text:p>
          </table:table-cell>
          <table:table-cell table:formula="of:=VLOOKUP([.C698];[Skills.$A$2:.$B$166];2;0)" office:value-type="string" office:string-value="Headbutt" calcext:value-type="string">
            <text:p>Headbut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699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AMNESIA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699];&quot;.skills.push({skill: Skills.&quot;;[.C699];&quot;, level: &quot;;[.D699];&quot;});&quot;)" office:value-type="string" office:string-value="Races.SNORLAX.skills.push({skill: Skills.AMNESIA, level: 1});" calcext:value-type="string">
            <text:p>Races.SNORLAX.skills.push({skill: Skills.AMNESIA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Amnesia (Psychic)</text:p>
          </table:table-cell>
          <table:table-cell table:formula="of:=VLOOKUP([.C699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0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RES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0];&quot;.skills.push({skill: Skills.&quot;;[.C700];&quot;, level: &quot;;[.D700];&quot;});&quot;)" office:value-type="string" office:string-value="Races.SNORLAX.skills.push({skill: Skills.REST, level: 1});" calcext:value-type="string">
            <text:p>Races.SNORLAX.skills.push({skill: Skills.REST, level: 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1 - Rest (Psychic)</text:p>
          </table:table-cell>
          <table:table-cell table:formula="of:=VLOOKUP([.C700];[Skills.$A$2:.$B$166];2;0)" office:value-type="string" office:string-value="Rest" calcext:value-type="string">
            <text:p>Res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1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BODY_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01];&quot;.skills.push({skill: Skills.&quot;;[.C701];&quot;, level: &quot;;[.D701];&quot;});&quot;)" office:value-type="string" office:string-value="Races.SNORLAX.skills.push({skill: Skills.BODY_SLAM, level: 35});" calcext:value-type="string">
            <text:p>Races.SNORLAX.skills.push({skill: Skills.BODY_SLAM, level: 35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35 - Body Slam (Normal)</text:p>
          </table:table-cell>
          <table:table-cell table:formula="of:=VLOOKUP([.C701];[Skills.$A$2:.$B$166];2;0)" office:value-type="string" office:string-value="Body Slam" calcext:value-type="string">
            <text:p>Body Sla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2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ARDEN</text:p>
          </table:table-cell>
          <table:table-cell office:value-type="float" office:value="41" calcext:value-type="float">
            <text:p>41</text:p>
          </table:table-cell>
          <table:table-cell table:formula="of:=CONCATENATE(&quot;Races.&quot;;[.B702];&quot;.skills.push({skill: Skills.&quot;;[.C702];&quot;, level: &quot;;[.D702];&quot;});&quot;)" office:value-type="string" office:string-value="Races.SNORLAX.skills.push({skill: Skills.HARDEN, level: 41});" calcext:value-type="string">
            <text:p>Races.SNORLAX.skills.push({skill: Skills.HARDEN, level: 41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1 - Harden (Normal)</text:p>
          </table:table-cell>
          <table:table-cell table:formula="of:=VLOOKUP([.C702];[Skills.$A$2:.$B$166];2;0)" office:value-type="string" office:string-value="Harden" calcext:value-type="string">
            <text:p>Harden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3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DOUBLE_EDGE</text:p>
          </table:table-cell>
          <table:table-cell office:value-type="float" office:value="48" calcext:value-type="float">
            <text:p>48</text:p>
          </table:table-cell>
          <table:table-cell table:formula="of:=CONCATENATE(&quot;Races.&quot;;[.B703];&quot;.skills.push({skill: Skills.&quot;;[.C703];&quot;, level: &quot;;[.D703];&quot;});&quot;)" office:value-type="string" office:string-value="Races.SNORLAX.skills.push({skill: Skills.DOUBLE_EDGE, level: 48});" calcext:value-type="string">
            <text:p>Races.SNORLAX.skills.push({skill: Skills.DOUBLE_EDGE, level: 48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48 - Double Edge (Normal)</text:p>
          </table:table-cell>
          <table:table-cell table:formula="of:=VLOOKUP([.C703];[Skills.$A$2:.$B$166];2;0)" office:value-type="string" office:string-value="Double-Edge" calcext:value-type="string">
            <text:p>Double-Edg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VLOOKUP([.A704];[Pokemon.$A$2:.$B$152];2)" office:value-type="string" office:string-value="SNORLAX" calcext:value-type="string">
            <text:p>SNORLAX</text:p>
          </table:table-cell>
          <table:table-cell office:value-type="string" calcext:value-type="string">
            <text:p>HYPER_BEAM</text:p>
          </table:table-cell>
          <table:table-cell office:value-type="float" office:value="56" calcext:value-type="float">
            <text:p>56</text:p>
          </table:table-cell>
          <table:table-cell table:formula="of:=CONCATENATE(&quot;Races.&quot;;[.B704];&quot;.skills.push({skill: Skills.&quot;;[.C704];&quot;, level: &quot;;[.D704];&quot;});&quot;)" office:value-type="string" office:string-value="Races.SNORLAX.skills.push({skill: Skills.HYPER_BEAM, level: 56});" calcext:value-type="string">
            <text:p>Races.SNORLAX.skills.push({skill: Skills.HYPER_BEAM, level: 56});</text:p>
          </table:table-cell>
          <table:table-cell office:value-type="string" calcext:value-type="string">
            <text:p>#143: Snorlax (Normal)</text:p>
          </table:table-cell>
          <table:table-cell office:value-type="string" calcext:value-type="string">
            <text:p>Level 56 - Hyper Beam (Normal)</text:p>
          </table:table-cell>
          <table:table-cell table:formula="of:=VLOOKUP([.C704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5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5];&quot;.skills.push({skill: Skills.&quot;;[.C705];&quot;, level: &quot;;[.D705];&quot;});&quot;)" office:value-type="string" office:string-value="Races.ARTICUNO.skills.push({skill: Skills.PECK, level: 1});" calcext:value-type="string">
            <text:p>Races.ARTICUNO.skills.push({skill: Skills.PECK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Peck (Flying)</text:p>
          </table:table-cell>
          <table:table-cell table:formula="of:=VLOOKUP([.C70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6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ICE_BEAM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06];&quot;.skills.push({skill: Skills.&quot;;[.C706];&quot;, level: &quot;;[.D706];&quot;});&quot;)" office:value-type="string" office:string-value="Races.ARTICUNO.skills.push({skill: Skills.ICE_BEAM, level: 1});" calcext:value-type="string">
            <text:p>Races.ARTICUNO.skills.push({skill: Skills.ICE_BEAM, level: 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1 - Ice Beam (Ice)</text:p>
          </table:table-cell>
          <table:table-cell table:formula="of:=VLOOKUP([.C706];[Skills.$A$2:.$B$166];2;0)" office:value-type="string" office:string-value="Ice Beam" calcext:value-type="string">
            <text:p>Ice Bea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7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BLIZZARD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07];&quot;.skills.push({skill: Skills.&quot;;[.C707];&quot;, level: &quot;;[.D707];&quot;});&quot;)" office:value-type="string" office:string-value="Races.ARTICUNO.skills.push({skill: Skills.BLIZZARD, level: 51});" calcext:value-type="string">
            <text:p>Races.ARTICUNO.skills.push({skill: Skills.BLIZZARD, level: 51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1 - Blizzard (Ice)</text:p>
          </table:table-cell>
          <table:table-cell table:formula="of:=VLOOKUP([.C707];[Skills.$A$2:.$B$166];2;0)" office:value-type="string" office:string-value="Blizzard" calcext:value-type="string">
            <text:p>Blizzar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8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08];&quot;.skills.push({skill: Skills.&quot;;[.C708];&quot;, level: &quot;;[.D708];&quot;});&quot;)" office:value-type="string" office:string-value="Races.ARTICUNO.skills.push({skill: Skills.AGILITY, level: 55});" calcext:value-type="string">
            <text:p>Races.ARTICUNO.skills.push({skill: Skills.AGILITY, level: 55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0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VLOOKUP([.A709];[Pokemon.$A$2:.$B$152];2)" office:value-type="string" office:string-value="ARTICUNO" calcext:value-type="string">
            <text:p>ARTICUNO</text:p>
          </table:table-cell>
          <table:table-cell office:value-type="string" calcext:value-type="string">
            <text:p>MIST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09];&quot;.skills.push({skill: Skills.&quot;;[.C709];&quot;, level: &quot;;[.D709];&quot;});&quot;)" office:value-type="string" office:string-value="Races.ARTICUNO.skills.push({skill: Skills.MIST, level: 60});" calcext:value-type="string">
            <text:p>Races.ARTICUNO.skills.push({skill: Skills.MIST, level: 60});</text:p>
          </table:table-cell>
          <table:table-cell office:value-type="string" calcext:value-type="string">
            <text:p>#144: Articuno (Ice - Flying)</text:p>
          </table:table-cell>
          <table:table-cell office:value-type="string" calcext:value-type="string">
            <text:p>Level 60 - Mist (Ice)</text:p>
          </table:table-cell>
          <table:table-cell table:formula="of:=VLOOKUP([.C709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0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_SHO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0];&quot;.skills.push({skill: Skills.&quot;;[.C710];&quot;, level: &quot;;[.D710];&quot;});&quot;)" office:value-type="string" office:string-value="Races.ZAPDOS.skills.push({skill: Skills.THUNDER_SHOCK, level: 1});" calcext:value-type="string">
            <text:p>Races.ZAPDOS.skills.push({skill: Skills.THUNDER_SHO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Thundershock (Electric)</text:p>
          </table:table-cell>
          <table:table-cell table:formula="of:=VLOOKUP([.C710];[Skills.$A$2:.$B$166];2;0)" office:value-type="string" office:string-value="Thunder Shock" calcext:value-type="string">
            <text:p>Thunder Sho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1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DRILL_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1];&quot;.skills.push({skill: Skills.&quot;;[.C711];&quot;, level: &quot;;[.D711];&quot;});&quot;)" office:value-type="string" office:string-value="Races.ZAPDOS.skills.push({skill: Skills.DRILL_PECK, level: 1});" calcext:value-type="string">
            <text:p>Races.ZAPDOS.skills.push({skill: Skills.DRILL_PECK, level: 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1 - Drill Peck (Flying)</text:p>
          </table:table-cell>
          <table:table-cell table:formula="of:=VLOOKUP([.C711];[Skills.$A$2:.$B$166];2;0)" office:value-type="string" office:string-value="Drill Peck" calcext:value-type="string">
            <text:p>Drill Pec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2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THUND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2];&quot;.skills.push({skill: Skills.&quot;;[.C712];&quot;, level: &quot;;[.D712];&quot;});&quot;)" office:value-type="string" office:string-value="Races.ZAPDOS.skills.push({skill: Skills.THUNDER, level: 51});" calcext:value-type="string">
            <text:p>Races.ZAPDOS.skills.push({skill: Skills.THUNDER, level: 51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1 - Thunder (Electric)</text:p>
          </table:table-cell>
          <table:table-cell table:formula="of:=VLOOKUP([.C712];[Skills.$A$2:.$B$166];2;0)" office:value-type="string" office:string-value="Thunder" calcext:value-type="string">
            <text:p>Thund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3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3];&quot;.skills.push({skill: Skills.&quot;;[.C713];&quot;, level: &quot;;[.D713];&quot;});&quot;)" office:value-type="string" office:string-value="Races.ZAPDOS.skills.push({skill: Skills.AGILITY, level: 55});" calcext:value-type="string">
            <text:p>Races.ZAPDOS.skills.push({skill: Skills.AGILITY, level: 55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VLOOKUP([.A714];[Pokemon.$A$2:.$B$152];2)" office:value-type="string" office:string-value="ZAPDOS" calcext:value-type="string">
            <text:p>ZAPDOS</text:p>
          </table:table-cell>
          <table:table-cell office:value-type="string" calcext:value-type="string">
            <text:p>LIGHT_SCREEN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4];&quot;.skills.push({skill: Skills.&quot;;[.C714];&quot;, level: &quot;;[.D714];&quot;});&quot;)" office:value-type="string" office:string-value="Races.ZAPDOS.skills.push({skill: Skills.LIGHT_SCREEN, level: 60});" calcext:value-type="string">
            <text:p>Races.ZAPDOS.skills.push({skill: Skills.LIGHT_SCREEN, level: 60});</text:p>
          </table:table-cell>
          <table:table-cell office:value-type="string" calcext:value-type="string">
            <text:p>#145: Zapdos (Electric - Flying)</text:p>
          </table:table-cell>
          <table:table-cell office:value-type="string" calcext:value-type="string">
            <text:p>Level 60 - Light Screen (Psychic)</text:p>
          </table:table-cell>
          <table:table-cell table:formula="of:=VLOOKUP([.C714];[Skills.$A$2:.$B$166];2;0)" office:value-type="string" office:string-value="Light Screen" calcext:value-type="string">
            <text:p>Light Scree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5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PECK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5];&quot;.skills.push({skill: Skills.&quot;;[.C715];&quot;, level: &quot;;[.D715];&quot;});&quot;)" office:value-type="string" office:string-value="Races.MOLTRES.skills.push({skill: Skills.PECK, level: 1});" calcext:value-type="string">
            <text:p>Races.MOLTRES.skills.push({skill: Skills.PECK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Peck (Flying)</text:p>
          </table:table-cell>
          <table:table-cell table:formula="of:=VLOOKUP([.C715];[Skills.$A$2:.$B$166];2;0)" office:value-type="string" office:string-value="Peck" calcext:value-type="string">
            <text:p>Pec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6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FIRE_SPI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16];&quot;.skills.push({skill: Skills.&quot;;[.C716];&quot;, level: &quot;;[.D716];&quot;});&quot;)" office:value-type="string" office:string-value="Races.MOLTRES.skills.push({skill: Skills.FIRE_SPIN, level: 1});" calcext:value-type="string">
            <text:p>Races.MOLTRES.skills.push({skill: Skills.FIRE_SPIN, level: 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1 - Fire Spin (Fire)</text:p>
          </table:table-cell>
          <table:table-cell table:formula="of:=VLOOKUP([.C716];[Skills.$A$2:.$B$166];2;0)" office:value-type="string" office:string-value="Fire Spin" calcext:value-type="string">
            <text:p>Fire Spi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7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LEER</text:p>
          </table:table-cell>
          <table:table-cell office:value-type="float" office:value="51" calcext:value-type="float">
            <text:p>51</text:p>
          </table:table-cell>
          <table:table-cell table:formula="of:=CONCATENATE(&quot;Races.&quot;;[.B717];&quot;.skills.push({skill: Skills.&quot;;[.C717];&quot;, level: &quot;;[.D717];&quot;});&quot;)" office:value-type="string" office:string-value="Races.MOLTRES.skills.push({skill: Skills.LEER, level: 51});" calcext:value-type="string">
            <text:p>Races.MOLTRES.skills.push({skill: Skills.LEER, level: 51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1 - Leer (Normal)</text:p>
          </table:table-cell>
          <table:table-cell table:formula="of:=VLOOKUP([.C717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8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AGILITY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18];&quot;.skills.push({skill: Skills.&quot;;[.C718];&quot;, level: &quot;;[.D718];&quot;});&quot;)" office:value-type="string" office:string-value="Races.MOLTRES.skills.push({skill: Skills.AGILITY, level: 55});" calcext:value-type="string">
            <text:p>Races.MOLTRES.skills.push({skill: Skills.AGILITY, level: 55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55 - Agility (Psychic)</text:p>
          </table:table-cell>
          <table:table-cell table:formula="of:=VLOOKUP([.C718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VLOOKUP([.A719];[Pokemon.$A$2:.$B$152];2)" office:value-type="string" office:string-value="MOLTRES" calcext:value-type="string">
            <text:p>MOLTRES</text:p>
          </table:table-cell>
          <table:table-cell office:value-type="string" calcext:value-type="string">
            <text:p>SKY_ATTACK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19];&quot;.skills.push({skill: Skills.&quot;;[.C719];&quot;, level: &quot;;[.D719];&quot;});&quot;)" office:value-type="string" office:string-value="Races.MOLTRES.skills.push({skill: Skills.SKY_ATTACK, level: 60});" calcext:value-type="string">
            <text:p>Races.MOLTRES.skills.push({skill: Skills.SKY_ATTACK, level: 60});</text:p>
          </table:table-cell>
          <table:table-cell office:value-type="string" calcext:value-type="string">
            <text:p>#146: Moltres (Fire - Flying)</text:p>
          </table:table-cell>
          <table:table-cell office:value-type="string" calcext:value-type="string">
            <text:p>Level 60 - Sky Attack (Flying)</text:p>
          </table:table-cell>
          <table:table-cell table:formula="of:=VLOOKUP([.C719];[Skills.$A$2:.$B$166];2;0)" office:value-type="string" office:string-value="Sky Attack" calcext:value-type="string">
            <text:p>Sky Attac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0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WRAP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0];&quot;.skills.push({skill: Skills.&quot;;[.C720];&quot;, level: &quot;;[.D720];&quot;});&quot;)" office:value-type="string" office:string-value="Races.DRATINI.skills.push({skill: Skills.WRAP, level: 1});" calcext:value-type="string">
            <text:p>Races.DRATINI.skills.push({skill: Skills.WRAP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Wrap (Normal)</text:p>
          </table:table-cell>
          <table:table-cell table:formula="of:=VLOOKUP([.C720];[Skills.$A$2:.$B$166];2;0)" office:value-type="string" office:string-value="Wrap" calcext:value-type="string">
            <text:p>Wrap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1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21];&quot;.skills.push({skill: Skills.&quot;;[.C721];&quot;, level: &quot;;[.D721];&quot;});&quot;)" office:value-type="string" office:string-value="Races.DRATINI.skills.push({skill: Skills.LEER, level: 1});" calcext:value-type="string">
            <text:p>Races.DRATINI.skills.push({skill: Skills.LEER, level: 1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 - Leer (Normal)</text:p>
          </table:table-cell>
          <table:table-cell table:formula="of:=VLOOKUP([.C721];[Skills.$A$2:.$B$166];2;0)" office:value-type="string" office:string-value="Leer" calcext:value-type="string">
            <text:p>Leer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2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THUNDER_WAVE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22];&quot;.skills.push({skill: Skills.&quot;;[.C722];&quot;, level: &quot;;[.D722];&quot;});&quot;)" office:value-type="string" office:string-value="Races.DRATINI.skills.push({skill: Skills.THUNDER_WAVE, level: 10});" calcext:value-type="string">
            <text:p>Races.DRATINI.skills.push({skill: Skills.THUNDER_WAVE, level: 1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10 - Thunder Wave (Electric)</text:p>
          </table:table-cell>
          <table:table-cell table:formula="of:=VLOOKUP([.C722];[Skills.$A$2:.$B$166];2;0)" office:value-type="string" office:string-value="Thunder Wave" calcext:value-type="string">
            <text:p>Thunder Wav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3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AGILITY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23];&quot;.skills.push({skill: Skills.&quot;;[.C723];&quot;, level: &quot;;[.D723];&quot;});&quot;)" office:value-type="string" office:string-value="Races.DRATINI.skills.push({skill: Skills.AGILITY, level: 20});" calcext:value-type="string">
            <text:p>Races.DRATINI.skills.push({skill: Skills.AGILITY, level: 2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20 - Agility (Psychic)</text:p>
          </table:table-cell>
          <table:table-cell table:formula="of:=VLOOKUP([.C723];[Skills.$A$2:.$B$166];2;0)" office:value-type="string" office:string-value="Agility" calcext:value-type="string">
            <text:p>Agili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4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SLAM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24];&quot;.skills.push({skill: Skills.&quot;;[.C724];&quot;, level: &quot;;[.D724];&quot;});&quot;)" office:value-type="string" office:string-value="Races.DRATINI.skills.push({skill: Skills.SLAM, level: 30});" calcext:value-type="string">
            <text:p>Races.DRATINI.skills.push({skill: Skills.SLAM, level: 3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30 - Slam (Normal)</text:p>
          </table:table-cell>
          <table:table-cell table:formula="of:=VLOOKUP([.C724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5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DRAGON_RAGE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25];&quot;.skills.push({skill: Skills.&quot;;[.C725];&quot;, level: &quot;;[.D725];&quot;});&quot;)" office:value-type="string" office:string-value="Races.DRATINI.skills.push({skill: Skills.DRAGON_RAGE, level: 40});" calcext:value-type="string">
            <text:p>Races.DRATINI.skills.push({skill: Skills.DRAGON_RAGE, level: 4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40 - Dragon Rage (Dragon)</text:p>
          </table:table-cell>
          <table:table-cell table:formula="of:=VLOOKUP([.C725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VLOOKUP([.A726];[Pokemon.$A$2:.$B$152];2)" office:value-type="string" office:string-value="DRATINI" calcext:value-type="string">
            <text:p>DRATINI</text:p>
          </table:table-cell>
          <table:table-cell office:value-type="string" calcext:value-type="string">
            <text:p>HYPER_BEAM</text:p>
          </table:table-cell>
          <table:table-cell office:value-type="float" office:value="50" calcext:value-type="float">
            <text:p>50</text:p>
          </table:table-cell>
          <table:table-cell table:formula="of:=CONCATENATE(&quot;Races.&quot;;[.B726];&quot;.skills.push({skill: Skills.&quot;;[.C726];&quot;, level: &quot;;[.D726];&quot;});&quot;)" office:value-type="string" office:string-value="Races.DRATINI.skills.push({skill: Skills.HYPER_BEAM, level: 50});" calcext:value-type="string">
            <text:p>Races.DRATINI.skills.push({skill: Skills.HYPER_BEAM, level: 50});</text:p>
          </table:table-cell>
          <table:table-cell office:value-type="string" calcext:value-type="string">
            <text:p>#147: Dratini (Dragon)</text:p>
          </table:table-cell>
          <table:table-cell office:value-type="string" calcext:value-type="string">
            <text:p>Level 50 - Hyper Beam (Normal)</text:p>
          </table:table-cell>
          <table:table-cell table:formula="of:=VLOOKUP([.C726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7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SLAM</text:p>
          </table:table-cell>
          <table:table-cell office:value-type="float" office:value="35" calcext:value-type="float">
            <text:p>35</text:p>
          </table:table-cell>
          <table:table-cell table:formula="of:=CONCATENATE(&quot;Races.&quot;;[.B727];&quot;.skills.push({skill: Skills.&quot;;[.C727];&quot;, level: &quot;;[.D727];&quot;});&quot;)" office:value-type="string" office:string-value="Races.DRAGONAIR.skills.push({skill: Skills.SLAM, level: 35});" calcext:value-type="string">
            <text:p>Races.DRAGONAIR.skills.push({skill: Skills.SLAM, level: 3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35 - Slam (Normal)</text:p>
          </table:table-cell>
          <table:table-cell table:formula="of:=VLOOKUP([.C727];[Skills.$A$2:.$B$166];2;0)" office:value-type="string" office:string-value="Slam" calcext:value-type="string">
            <text:p>Sla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8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DRAGON_RAGE</text:p>
          </table:table-cell>
          <table:table-cell office:value-type="float" office:value="45" calcext:value-type="float">
            <text:p>45</text:p>
          </table:table-cell>
          <table:table-cell table:formula="of:=CONCATENATE(&quot;Races.&quot;;[.B728];&quot;.skills.push({skill: Skills.&quot;;[.C728];&quot;, level: &quot;;[.D728];&quot;});&quot;)" office:value-type="string" office:string-value="Races.DRAGONAIR.skills.push({skill: Skills.DRAGON_RAGE, level: 45});" calcext:value-type="string">
            <text:p>Races.DRAGONAIR.skills.push({skill: Skills.DRAGON_RAGE, level: 4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45 - Dragon Rage (Dragon)</text:p>
          </table:table-cell>
          <table:table-cell table:formula="of:=VLOOKUP([.C728];[Skills.$A$2:.$B$166];2;0)" office:value-type="string" office:string-value="Dragon Rage" calcext:value-type="string">
            <text:p>Dragon Rag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VLOOKUP([.A729];[Pokemon.$A$2:.$B$152];2)" office:value-type="string" office:string-value="DRAGONAIR" calcext:value-type="string">
            <text:p>DRAGONAIR</text:p>
          </table:table-cell>
          <table:table-cell office:value-type="string" calcext:value-type="string">
            <text:p>HYPER_BEAM</text:p>
          </table:table-cell>
          <table:table-cell office:value-type="float" office:value="55" calcext:value-type="float">
            <text:p>55</text:p>
          </table:table-cell>
          <table:table-cell table:formula="of:=CONCATENATE(&quot;Races.&quot;;[.B729];&quot;.skills.push({skill: Skills.&quot;;[.C729];&quot;, level: &quot;;[.D729];&quot;});&quot;)" office:value-type="string" office:string-value="Races.DRAGONAIR.skills.push({skill: Skills.HYPER_BEAM, level: 55});" calcext:value-type="string">
            <text:p>Races.DRAGONAIR.skills.push({skill: Skills.HYPER_BEAM, level: 55});</text:p>
          </table:table-cell>
          <table:table-cell office:value-type="string" calcext:value-type="string">
            <text:p>#148: Dragonair (Dragon)</text:p>
          </table:table-cell>
          <table:table-cell office:value-type="string" calcext:value-type="string">
            <text:p>Level 55 - Hyper Beam (Normal)</text:p>
          </table:table-cell>
          <table:table-cell table:formula="of:=VLOOKUP([.C729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VLOOKUP([.A730];[Pokemon.$A$2:.$B$152];2)" office:value-type="string" office:string-value="DRAGONITE" calcext:value-type="string">
            <text:p>DRAGONITE</text:p>
          </table:table-cell>
          <table:table-cell office:value-type="string" calcext:value-type="string">
            <text:p>HYPER_BEAM</text:p>
          </table:table-cell>
          <table:table-cell office:value-type="float" office:value="60" calcext:value-type="float">
            <text:p>60</text:p>
          </table:table-cell>
          <table:table-cell table:formula="of:=CONCATENATE(&quot;Races.&quot;;[.B730];&quot;.skills.push({skill: Skills.&quot;;[.C730];&quot;, level: &quot;;[.D730];&quot;});&quot;)" office:value-type="string" office:string-value="Races.DRAGONITE.skills.push({skill: Skills.HYPER_BEAM, level: 60});" calcext:value-type="string">
            <text:p>Races.DRAGONITE.skills.push({skill: Skills.HYPER_BEAM, level: 60});</text:p>
          </table:table-cell>
          <table:table-cell office:value-type="string" calcext:value-type="string">
            <text:p>#149: Dragonite (Dragon - Flying)</text:p>
          </table:table-cell>
          <table:table-cell office:value-type="string" calcext:value-type="string">
            <text:p>Level 60 - Hyper Beam (Normal)</text:p>
          </table:table-cell>
          <table:table-cell table:formula="of:=VLOOKUP([.C730];[Skills.$A$2:.$B$166];2;0)" office:value-type="string" office:string-value="Hyper Beam" calcext:value-type="string">
            <text:p>Hyper Bea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1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1];&quot;.skills.push({skill: Skills.&quot;;[.C731];&quot;, level: &quot;;[.D731];&quot;});&quot;)" office:value-type="string" office:string-value="Races.MEWTWO.skills.push({skill: Skills.CONFUSION, level: 1});" calcext:value-type="string">
            <text:p>Races.MEWTWO.skills.push({skill: Skills.CONFUSION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Confusion (Psychic)</text:p>
          </table:table-cell>
          <table:table-cell table:formula="of:=VLOOKUP([.C731];[Skills.$A$2:.$B$166];2;0)" office:value-type="string" office:string-value="Confusion" calcext:value-type="string">
            <text:p>Confusion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2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DISABLE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2];&quot;.skills.push({skill: Skills.&quot;;[.C732];&quot;, level: &quot;;[.D732];&quot;});&quot;)" office:value-type="string" office:string-value="Races.MEWTWO.skills.push({skill: Skills.DISABLE, level: 1});" calcext:value-type="string">
            <text:p>Races.MEWTWO.skills.push({skill: Skills.DISABLE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Disable (Normal)</text:p>
          </table:table-cell>
          <table:table-cell table:formula="of:=VLOOKUP([.C732];[Skills.$A$2:.$B$166];2;0)" office:value-type="string" office:string-value="Disable" calcext:value-type="string">
            <text:p>Disab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3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3];&quot;.skills.push({skill: Skills.&quot;;[.C733];&quot;, level: &quot;;[.D733];&quot;});&quot;)" office:value-type="string" office:string-value="Races.MEWTWO.skills.push({skill: Skills.SWIFT, level: 1});" calcext:value-type="string">
            <text:p>Races.MEWTWO.skills.push({skill: Skills.SWIFT, level: 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1 - Swift (Normal)</text:p>
          </table:table-cell>
          <table:table-cell table:formula="of:=VLOOKUP([.C733];[Skills.$A$2:.$B$166];2;0)" office:value-type="string" office:string-value="Swift" calcext:value-type="string">
            <text:p>Swif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4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BARRIER</text:p>
          </table:table-cell>
          <table:table-cell office:value-type="float" office:value="63" calcext:value-type="float">
            <text:p>63</text:p>
          </table:table-cell>
          <table:table-cell table:formula="of:=CONCATENATE(&quot;Races.&quot;;[.B734];&quot;.skills.push({skill: Skills.&quot;;[.C734];&quot;, level: &quot;;[.D734];&quot;});&quot;)" office:value-type="string" office:string-value="Races.MEWTWO.skills.push({skill: Skills.BARRIER, level: 63});" calcext:value-type="string">
            <text:p>Races.MEWTWO.skills.push({skill: Skills.BARRIER, level: 63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3 - Barrier (Psychic)</text:p>
          </table:table-cell>
          <table:table-cell table:formula="of:=VLOOKUP([.C734];[Skills.$A$2:.$B$166];2;0)" office:value-type="string" office:string-value="Barrier" calcext:value-type="string">
            <text:p>Barri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5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PSYCHIC</text:p>
          </table:table-cell>
          <table:table-cell office:value-type="float" office:value="66" calcext:value-type="float">
            <text:p>66</text:p>
          </table:table-cell>
          <table:table-cell table:formula="of:=CONCATENATE(&quot;Races.&quot;;[.B735];&quot;.skills.push({skill: Skills.&quot;;[.C735];&quot;, level: &quot;;[.D735];&quot;});&quot;)" office:value-type="string" office:string-value="Races.MEWTWO.skills.push({skill: Skills.PSYCHIC, level: 66});" calcext:value-type="string">
            <text:p>Races.MEWTWO.skills.push({skill: Skills.PSYCHIC, level: 66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66 - Psychic (Psychic)</text:p>
          </table:table-cell>
          <table:table-cell table:formula="of:=VLOOKUP([.C735];[Skills.$A$2:.$B$166];2;0)" office:value-type="string" office:string-value="Psychic" calcext:value-type="string">
            <text:p>Psychi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6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RECOVER</text:p>
          </table:table-cell>
          <table:table-cell office:value-type="float" office:value="70" calcext:value-type="float">
            <text:p>70</text:p>
          </table:table-cell>
          <table:table-cell table:formula="of:=CONCATENATE(&quot;Races.&quot;;[.B736];&quot;.skills.push({skill: Skills.&quot;;[.C736];&quot;, level: &quot;;[.D736];&quot;});&quot;)" office:value-type="string" office:string-value="Races.MEWTWO.skills.push({skill: Skills.RECOVER, level: 70});" calcext:value-type="string">
            <text:p>Races.MEWTWO.skills.push({skill: Skills.RECOVER, level: 70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0 - Recover (Normal)</text:p>
          </table:table-cell>
          <table:table-cell table:formula="of:=VLOOKUP([.C736];[Skills.$A$2:.$B$166];2;0)" office:value-type="string" office:string-value="Recover" calcext:value-type="string">
            <text:p>Recover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7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MIST</text:p>
          </table:table-cell>
          <table:table-cell office:value-type="float" office:value="75" calcext:value-type="float">
            <text:p>75</text:p>
          </table:table-cell>
          <table:table-cell table:formula="of:=CONCATENATE(&quot;Races.&quot;;[.B737];&quot;.skills.push({skill: Skills.&quot;;[.C737];&quot;, level: &quot;;[.D737];&quot;});&quot;)" office:value-type="string" office:string-value="Races.MEWTWO.skills.push({skill: Skills.MIST, level: 75});" calcext:value-type="string">
            <text:p>Races.MEWTWO.skills.push({skill: Skills.MIST, level: 75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75 - Mist (Ice)</text:p>
          </table:table-cell>
          <table:table-cell table:formula="of:=VLOOKUP([.C737];[Skills.$A$2:.$B$166];2;0)" office:value-type="string" office:string-value="Mist" calcext:value-type="string">
            <text:p>Mist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VLOOKUP([.A738];[Pokemon.$A$2:.$B$152];2)" office:value-type="string" office:string-value="MEWTWO" calcext:value-type="string">
            <text:p>MEWTWO</text:p>
          </table:table-cell>
          <table:table-cell office:value-type="string" calcext:value-type="string">
            <text:p>AMNESIA</text:p>
          </table:table-cell>
          <table:table-cell office:value-type="float" office:value="81" calcext:value-type="float">
            <text:p>81</text:p>
          </table:table-cell>
          <table:table-cell table:formula="of:=CONCATENATE(&quot;Races.&quot;;[.B738];&quot;.skills.push({skill: Skills.&quot;;[.C738];&quot;, level: &quot;;[.D738];&quot;});&quot;)" office:value-type="string" office:string-value="Races.MEWTWO.skills.push({skill: Skills.AMNESIA, level: 81});" calcext:value-type="string">
            <text:p>Races.MEWTWO.skills.push({skill: Skills.AMNESIA, level: 81});</text:p>
          </table:table-cell>
          <table:table-cell office:value-type="string" calcext:value-type="string">
            <text:p>#150: Mewtwo (Psychic)</text:p>
          </table:table-cell>
          <table:table-cell office:value-type="string" calcext:value-type="string">
            <text:p>Level 81 - Amnesia (Psychic)</text:p>
          </table:table-cell>
          <table:table-cell table:formula="of:=VLOOKUP([.C738];[Skills.$A$2:.$B$166];2;0)" office:value-type="string" office:string-value="Amnesia" calcext:value-type="string">
            <text:p>Amnesi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39];[Pokemon.$A$2:.$B$152];2)" office:value-type="string" office:string-value="MEW" calcext:value-type="string">
            <text:p>MEW</text:p>
          </table:table-cell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  <table:table-cell table:formula="of:=CONCATENATE(&quot;Races.&quot;;[.B739];&quot;.skills.push({skill: Skills.&quot;;[.C739];&quot;, level: &quot;;[.D739];&quot;});&quot;)" office:value-type="string" office:string-value="Races.MEW.skills.push({skill: Skills.POUND, level: 1});" calcext:value-type="string">
            <text:p>Races.MEW.skills.push({skill: Skills.POUND, level: 1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 - Pound (Normal)</text:p>
          </table:table-cell>
          <table:table-cell table:formula="of:=VLOOKUP([.C739];[Skills.$A$2:.$B$166];2;0)" office:value-type="string" office:string-value="Pound" calcext:value-type="string">
            <text:p>Pou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0];[Pokemon.$A$2:.$B$152];2)" office:value-type="string" office:string-value="MEW" calcext:value-type="string">
            <text:p>MEW</text:p>
          </table:table-cell>
          <table:table-cell office:value-type="string" calcext:value-type="string">
            <text:p>TRANSFORM</text:p>
          </table:table-cell>
          <table:table-cell office:value-type="float" office:value="10" calcext:value-type="float">
            <text:p>10</text:p>
          </table:table-cell>
          <table:table-cell table:formula="of:=CONCATENATE(&quot;Races.&quot;;[.B740];&quot;.skills.push({skill: Skills.&quot;;[.C740];&quot;, level: &quot;;[.D740];&quot;});&quot;)" office:value-type="string" office:string-value="Races.MEW.skills.push({skill: Skills.TRANSFORM, level: 10});" calcext:value-type="string">
            <text:p>Races.MEW.skills.push({skill: Skills.TRANSFORM, level: 1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10 - Transform (Normal)</text:p>
          </table:table-cell>
          <table:table-cell table:formula="of:=VLOOKUP([.C740];[Skills.$A$2:.$B$166];2;0)" office:value-type="string" office:string-value="Transform" calcext:value-type="string">
            <text:p>Transfor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1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GA_PUNCH</text:p>
          </table:table-cell>
          <table:table-cell office:value-type="float" office:value="20" calcext:value-type="float">
            <text:p>20</text:p>
          </table:table-cell>
          <table:table-cell table:formula="of:=CONCATENATE(&quot;Races.&quot;;[.B741];&quot;.skills.push({skill: Skills.&quot;;[.C741];&quot;, level: &quot;;[.D741];&quot;});&quot;)" office:value-type="string" office:string-value="Races.MEW.skills.push({skill: Skills.MEGA_PUNCH, level: 20});" calcext:value-type="string">
            <text:p>Races.MEW.skills.push({skill: Skills.MEGA_PUNCH, level: 2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20 - Mega Punch (Normal)</text:p>
          </table:table-cell>
          <table:table-cell table:formula="of:=VLOOKUP([.C741];[Skills.$A$2:.$B$166];2;0)" office:value-type="string" office:string-value="Mega Punch" calcext:value-type="string">
            <text:p>Mega Punch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2];[Pokemon.$A$2:.$B$152];2)" office:value-type="string" office:string-value="MEW" calcext:value-type="string">
            <text:p>MEW</text:p>
          </table:table-cell>
          <table:table-cell office:value-type="string" calcext:value-type="string">
            <text:p>METRONOME</text:p>
          </table:table-cell>
          <table:table-cell office:value-type="float" office:value="30" calcext:value-type="float">
            <text:p>30</text:p>
          </table:table-cell>
          <table:table-cell table:formula="of:=CONCATENATE(&quot;Races.&quot;;[.B742];&quot;.skills.push({skill: Skills.&quot;;[.C742];&quot;, level: &quot;;[.D742];&quot;});&quot;)" office:value-type="string" office:string-value="Races.MEW.skills.push({skill: Skills.METRONOME, level: 30});" calcext:value-type="string">
            <text:p>Races.MEW.skills.push({skill: Skills.METRONOME, level: 3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30 - Metronome (Normal)</text:p>
          </table:table-cell>
          <table:table-cell table:formula="of:=VLOOKUP([.C742];[Skills.$A$2:.$B$166];2;0)" office:value-type="string" office:string-value="Metronome" calcext:value-type="string">
            <text:p>Metronom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VLOOKUP([.A743];[Pokemon.$A$2:.$B$152];2)" office:value-type="string" office:string-value="MEW" calcext:value-type="string">
            <text:p>MEW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table:formula="of:=CONCATENATE(&quot;Races.&quot;;[.B743];&quot;.skills.push({skill: Skills.&quot;;[.C743];&quot;, level: &quot;;[.D743];&quot;});&quot;)" office:value-type="string" office:string-value="Races.MEW.skills.push({skill: Skills.PSYCHIC, level: 40});" calcext:value-type="string">
            <text:p>Races.MEW.skills.push({skill: Skills.PSYCHIC, level: 40});</text:p>
          </table:table-cell>
          <table:table-cell office:value-type="string" calcext:value-type="string">
            <text:p>#151: Mew (Psychic)</text:p>
          </table:table-cell>
          <table:table-cell office:value-type="string" calcext:value-type="string">
            <text:p>Level 40 - Psychic (Psychic)</text:p>
          </table:table-cell>
          <table:table-cell table:formula="of:=VLOOKUP([.C743];[Skills.$A$2:.$B$166];2;0)" office:value-type="string" office:string-value="Psychic" calcext:value-type="string">
            <text:p>Psychic</text:p>
          </table:table-cell>
        </table:table-row>
        <table:table-row table:style-name="ro1" table:number-rows-repeated="2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5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11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number-columns-repeated="4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49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calcext:conditional-formats>
          <calcext:conditional-format calcext:target-range-address="'Pokemon Skills'.H2:'Pokemon Skills'.H743">
            <calcext:condition calcext:apply-style-name="Default" calcext:value="=#N/A" calcext:base-cell-address="'Move Params'.H2"/>
          </calcext:conditional-format>
        </calcext:conditional-formats>
      </table:table>
      <table:table table:name="Colors" table:style-name="ta1">
        <table:table-column table:style-name="co3" table:default-cell-style-name="Default"/>
        <table:table-column table:style-name="co3" table:number-columns-repeated="6" table:default-cell-style-name="ce3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3" office:value-type="float" office:value="55" calcext:value-type="float">
            <text:p>55</text:p>
          </table:table-cell>
          <table:table-cell table:formula="of:=DECIMAL([.B2];16)" office:value-type="float" office:value="85" calcext:value-type="float">
            <text:p>85</text:p>
          </table:table-cell>
          <table:table-cell table:formula="of:=DECIMAL([.C2];16)" office:value-type="float" office:value="85" calcext:value-type="float">
            <text:p>85</text:p>
          </table:table-cell>
          <table:table-cell table:formula="of:=DECIMAL([.D2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3];16)" office:value-type="float" office:value="85" calcext:value-type="float">
            <text:p>85</text:p>
          </table:table-cell>
          <table:table-cell table:formula="of:=DECIMAL([.C3];16)" office:value-type="float" office:value="85" calcext:value-type="float">
            <text:p>85</text:p>
          </table:table-cell>
          <table:table-cell table:formula="of:=DECIMAL([.D3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A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IMAL([.B4];16)" office:value-type="float" office:value="170" calcext:value-type="float">
            <text:p>170</text:p>
          </table:table-cell>
          <table:table-cell table:formula="of:=DECIMAL([.C4];16)" office:value-type="float" office:value="85" calcext:value-type="float">
            <text:p>85</text:p>
          </table:table-cell>
          <table:table-cell table:formula="of:=DECIMAL([.D4];16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aa</text:p>
          </table:table-cell>
          <table:table-cell table:formula="of:=DECIMAL([.B5];16)" office:value-type="float" office:value="170" calcext:value-type="float">
            <text:p>170</text:p>
          </table:table-cell>
          <table:table-cell table:formula="of:=DECIMAL([.C5];16)" office:value-type="float" office:value="170" calcext:value-type="float">
            <text:p>170</text:p>
          </table:table-cell>
          <table:table-cell table:formula="of:=DECIMAL([.D5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6];16)" office:value-type="float" office:value="85" calcext:value-type="float">
            <text:p>85</text:p>
          </table:table-cell>
          <table:table-cell table:formula="of:=DECIMAL([.C6];16)" office:value-type="float" office:value="255" calcext:value-type="float">
            <text:p>255</text:p>
          </table:table-cell>
          <table:table-cell table:formula="of:=DECIMAL([.D6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f</text:p>
          </table:table-cell>
          <table:table-cell table:formula="of:=DECIMAL([.B7];16)" office:value-type="float" office:value="255" calcext:value-type="float">
            <text:p>255</text:p>
          </table:table-cell>
          <table:table-cell table:formula="of:=DECIMAL([.C7];16)" office:value-type="float" office:value="85" calcext:value-type="float">
            <text:p>85</text:p>
          </table:table-cell>
          <table:table-cell table:formula="of:=DECIMAL([.D7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</text:p>
          </table:table-cell>
          <table:table-cell table:formula="of:=DECIMAL([.B8];16)" office:value-type="float" office:value="170" calcext:value-type="float">
            <text:p>170</text:p>
          </table:table-cell>
          <table:table-cell table:formula="of:=DECIMAL([.C8];16)" office:value-type="float" office:value="0" calcext:value-type="float">
            <text:p>0</text:p>
          </table:table-cell>
          <table:table-cell table:formula="of:=DECIMAL([.D8];16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ff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DECIMAL([.B9];16)" office:value-type="float" office:value="255" calcext:value-type="float">
            <text:p>255</text:p>
          </table:table-cell>
          <table:table-cell table:formula="of:=DECIMAL([.C9];16)" office:value-type="float" office:value="85" calcext:value-type="float">
            <text:p>85</text:p>
          </table:table-cell>
          <table:table-cell table:formula="of:=DECIMAL([.D9];16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 office:value-type="string" calcext:value-type="string">
            <text:p>ff</text:p>
          </table:table-cell>
          <table:table-cell table:formula="of:=DECIMAL([.B10];16)" office:value-type="float" office:value="255" calcext:value-type="float">
            <text:p>255</text:p>
          </table:table-cell>
          <table:table-cell table:formula="of:=DECIMAL([.C10];16)" office:value-type="float" office:value="255" calcext:value-type="float">
            <text:p>255</text:p>
          </table:table-cell>
          <table:table-cell table:formula="of:=DECIMAL([.D10];16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ff</text:p>
          </table:table-cell>
          <table:table-cell office:value-type="float" office:value="55" calcext:value-type="float">
            <text:p>55</text:p>
          </table:table-cell>
          <table:table-cell table:formula="of:=DECIMAL([.B11];16)" office:value-type="float" office:value="255" calcext:value-type="float">
            <text:p>255</text:p>
          </table:table-cell>
          <table:table-cell table:formula="of:=DECIMAL([.C11];16)" office:value-type="float" office:value="255" calcext:value-type="float">
            <text:p>255</text:p>
          </table:table-cell>
          <table:table-cell table:formula="of:=DECIMAL([.D11];16)" office:value-type="float" office:value="85" calcext:value-type="float">
            <text:p>85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olutions by Stone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"/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THUNDER_STONE</text:p>
          </table:table-cell>
          <table:table-cell table:formula="of:=CONCATENATE(&quot;Races.&quot;;[.B1];&quot;.setStoneEvolution(&quot;&quot;&quot;;[.C1];&quot;&quot;&quot;, Races.&quot;;[.A1];&quot;); &quot;)" office:value-type="string" office:string-value="Races.RAICHU.setStoneEvolution(&quot;THUNDER_STONE&quot;, Races.PIKACHU); " calcext:value-type="string">
            <text:p>Races.RAICHU.setStoneEvolution("THUNDER_STONE", Races.PIKACHU); 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MOON_STONE</text:p>
          </table:table-cell>
          <table:table-cell table:formula="of:=CONCATENATE(&quot;Races.&quot;;[.B2];&quot;.setStoneEvolution(&quot;&quot;&quot;;[.C2];&quot;&quot;&quot;, Races.&quot;;[.A2];&quot;); &quot;)" office:value-type="string" office:string-value="Races.NIDOQUEEN.setStoneEvolution(&quot;MOON_STONE&quot;, Races.NIDORINA); " calcext:value-type="string">
            <text:p>Races.NIDOQUEEN.setStoneEvolution("MOON_STONE", Races.NIDORINA); 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MOON_STONE</text:p>
          </table:table-cell>
          <table:table-cell table:formula="of:=CONCATENATE(&quot;Races.&quot;;[.B3];&quot;.setStoneEvolution(&quot;&quot;&quot;;[.C3];&quot;&quot;&quot;, Races.&quot;;[.A3];&quot;); &quot;)" office:value-type="string" office:string-value="Races.NIDOKING.setStoneEvolution(&quot;MOON_STONE&quot;, Races.NIDORINO); " calcext:value-type="string">
            <text:p>Races.NIDOKING.setStoneEvolution("MOON_STONE", Races.NIDORINO); 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MOON_STONE</text:p>
          </table:table-cell>
          <table:table-cell table:formula="of:=CONCATENATE(&quot;Races.&quot;;[.B4];&quot;.setStoneEvolution(&quot;&quot;&quot;;[.C4];&quot;&quot;&quot;, Races.&quot;;[.A4];&quot;); &quot;)" office:value-type="string" office:string-value="Races.CLEFABLE.setStoneEvolution(&quot;MOON_STONE&quot;, Races.CLEFAIRY); " calcext:value-type="string">
            <text:p>Races.CLEFABLE.setStoneEvolution("MOON_STONE", Races.CLEFAIRY); 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_STONE</text:p>
          </table:table-cell>
          <table:table-cell table:formula="of:=CONCATENATE(&quot;Races.&quot;;[.B5];&quot;.setStoneEvolution(&quot;&quot;&quot;;[.C5];&quot;&quot;&quot;, Races.&quot;;[.A5];&quot;); &quot;)" office:value-type="string" office:string-value="Races.NINETALES.setStoneEvolution(&quot;FIRE_STONE&quot;, Races.VULPIX); " calcext:value-type="string">
            <text:p>Races.NINETALES.setStoneEvolution("FIRE_STONE", Races.VULPIX); 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office:value-type="string" calcext:value-type="string">
            <text:p>WIGGLYPUFF</text:p>
          </table:table-cell>
          <table:table-cell office:value-type="string" calcext:value-type="string">
            <text:p>MOON_STONE</text:p>
          </table:table-cell>
          <table:table-cell table:formula="of:=CONCATENATE(&quot;Races.&quot;;[.B6];&quot;.setStoneEvolution(&quot;&quot;&quot;;[.C6];&quot;&quot;&quot;, Races.&quot;;[.A6];&quot;); &quot;)" office:value-type="string" office:string-value="Races.WIGGLYPUFF.setStoneEvolution(&quot;MOON_STONE&quot;, Races.JIGGLYPUFF); " calcext:value-type="string">
            <text:p>Races.WIGGLYPUFF.setStoneEvolution("MOON_STONE", Races.JIGGLYPUFF); 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LEAF_STONE</text:p>
          </table:table-cell>
          <table:table-cell table:formula="of:=CONCATENATE(&quot;Races.&quot;;[.B7];&quot;.setStoneEvolution(&quot;&quot;&quot;;[.C7];&quot;&quot;&quot;, Races.&quot;;[.A7];&quot;); &quot;)" office:value-type="string" office:string-value="Races.VILEPLUME.setStoneEvolution(&quot;LEAF_STONE&quot;, Races.GLOOM); " calcext:value-type="string">
            <text:p>Races.VILEPLUME.setStoneEvolution("LEAF_STONE", Races.GLOOM); 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_STONE</text:p>
          </table:table-cell>
          <table:table-cell table:formula="of:=CONCATENATE(&quot;Races.&quot;;[.B8];&quot;.setStoneEvolution(&quot;&quot;&quot;;[.C8];&quot;&quot;&quot;, Races.&quot;;[.A8];&quot;); &quot;)" office:value-type="string" office:string-value="Races.ARCANINE.setStoneEvolution(&quot;FIRE_STONE&quot;, Races.GROWLITHE); " calcext:value-type="string">
            <text:p>Races.ARCANINE.setStoneEvolution("FIRE_STONE", Races.GROWLITHE); 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_STONE</text:p>
          </table:table-cell>
          <table:table-cell table:formula="of:=CONCATENATE(&quot;Races.&quot;;[.B9];&quot;.setStoneEvolution(&quot;&quot;&quot;;[.C9];&quot;&quot;&quot;, Races.&quot;;[.A9];&quot;); &quot;)" office:value-type="string" office:string-value="Races.POLIWRATH.setStoneEvolution(&quot;WATER_STONE&quot;, Races.POLIWHIRL); " calcext:value-type="string">
            <text:p>Races.POLIWRATH.setStoneEvolution("WATER_STONE", Races.POLIWHIRL); 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LEAF_STONE</text:p>
          </table:table-cell>
          <table:table-cell table:formula="of:=CONCATENATE(&quot;Races.&quot;;[.B10];&quot;.setStoneEvolution(&quot;&quot;&quot;;[.C10];&quot;&quot;&quot;, Races.&quot;;[.A10];&quot;); &quot;)" office:value-type="string" office:string-value="Races.VICTREEBEL.setStoneEvolution(&quot;LEAF_STONE&quot;, Races.WEEPINBELL); " calcext:value-type="string">
            <text:p>Races.VICTREEBEL.setStoneEvolution("LEAF_STONE", Races.WEEPINBELL); 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_STONE</text:p>
          </table:table-cell>
          <table:table-cell table:formula="of:=CONCATENATE(&quot;Races.&quot;;[.B11];&quot;.setStoneEvolution(&quot;&quot;&quot;;[.C11];&quot;&quot;&quot;, Races.&quot;;[.A11];&quot;); &quot;)" office:value-type="string" office:string-value="Races.CLOYSTER.setStoneEvolution(&quot;WATER_STONE&quot;, Races.SHELLDER); " calcext:value-type="string">
            <text:p>Races.CLOYSTER.setStoneEvolution("WATER_STONE", Races.SHELLDER); 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LEAF_STONE</text:p>
          </table:table-cell>
          <table:table-cell table:formula="of:=CONCATENATE(&quot;Races.&quot;;[.B12];&quot;.setStoneEvolution(&quot;&quot;&quot;;[.C12];&quot;&quot;&quot;, Races.&quot;;[.A12];&quot;); &quot;)" office:value-type="string" office:string-value="Races.EXEGGUTOR.setStoneEvolution(&quot;LEAF_STONE&quot;, Races.EXEGGCUTE); " calcext:value-type="string">
            <text:p>Races.EXEGGUTOR.setStoneEvolution("LEAF_STONE", Races.EXEGGCUTE); 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_STONE</text:p>
          </table:table-cell>
          <table:table-cell table:formula="of:=CONCATENATE(&quot;Races.&quot;;[.B13];&quot;.setStoneEvolution(&quot;&quot;&quot;;[.C13];&quot;&quot;&quot;, Races.&quot;;[.A13];&quot;); &quot;)" office:value-type="string" office:string-value="Races.STARMIE.setStoneEvolution(&quot;WATER_STONE&quot;, Races.STARYU); " calcext:value-type="string">
            <text:p>Races.STARMIE.setStoneEvolution("WATER_STONE", Races.STARYU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_STONE</text:p>
          </table:table-cell>
          <table:table-cell table:formula="of:=CONCATENATE(&quot;Races.&quot;;[.B14];&quot;.setStoneEvolution(&quot;&quot;&quot;;[.C14];&quot;&quot;&quot;, Races.&quot;;[.A14];&quot;); &quot;)" office:value-type="string" office:string-value="Races.VAPOREON.setStoneEvolution(&quot;WATER_STONE&quot;, Races.EEVEE); " calcext:value-type="string">
            <text:p>Races.VAPOREON.setStoneEvolution("WATER_STONE", Races.EEVEE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THUNDER_STONE</text:p>
          </table:table-cell>
          <table:table-cell table:formula="of:=CONCATENATE(&quot;Races.&quot;;[.B15];&quot;.setStoneEvolution(&quot;&quot;&quot;;[.C15];&quot;&quot;&quot;, Races.&quot;;[.A15];&quot;); &quot;)" office:value-type="string" office:string-value="Races.JOLTEON.setStoneEvolution(&quot;THUNDER_STONE&quot;, Races.EEVEE); " calcext:value-type="string">
            <text:p>Races.JOLTEON.setStoneEvolution("THUNDER_STONE", Races.EEVEE); 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_STONE</text:p>
          </table:table-cell>
          <table:table-cell table:formula="of:=CONCATENATE(&quot;Races.&quot;;[.B16];&quot;.setStoneEvolution(&quot;&quot;&quot;;[.C16];&quot;&quot;&quot;, Races.&quot;;[.A16];&quot;); &quot;)" office:value-type="string" office:string-value="Races.FLAREON.setStoneEvolution(&quot;FIRE_STONE&quot;, Races.EEVEE); " calcext:value-type="string">
            <text:p>Races.FLAREON.setStoneEvolution("FIRE_STONE", Races.EEVEE); 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TRADING</text:p>
          </table:table-cell>
          <table:table-cell table:formula="of:=CONCATENATE(&quot;Races.&quot;;[.B19];&quot;.setStoneEvolution(&quot;&quot;&quot;;[.C19];&quot;&quot;&quot;, Races.&quot;;[.A19];&quot;); &quot;)" office:value-type="string" office:string-value="Races.ALAKAZAM.setStoneEvolution(&quot;TRADING&quot;, Races.KADABRA); " calcext:value-type="string">
            <text:p>Races.ALAKAZAM.setStoneEvolution("TRADING", Races.KADABRA); 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TRADING</text:p>
          </table:table-cell>
          <table:table-cell table:formula="of:=CONCATENATE(&quot;Races.&quot;;[.B20];&quot;.setStoneEvolution(&quot;&quot;&quot;;[.C20];&quot;&quot;&quot;, Races.&quot;;[.A20];&quot;); &quot;)" office:value-type="string" office:string-value="Races.MACHAMP.setStoneEvolution(&quot;TRADING&quot;, Races.MACHOKE); " calcext:value-type="string">
            <text:p>Races.MACHAMP.setStoneEvolution("TRADING", Races.MACHOKE); 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TRADING</text:p>
          </table:table-cell>
          <table:table-cell table:formula="of:=CONCATENATE(&quot;Races.&quot;;[.B21];&quot;.setStoneEvolution(&quot;&quot;&quot;;[.C21];&quot;&quot;&quot;, Races.&quot;;[.A21];&quot;); &quot;)" office:value-type="string" office:string-value="Races.GOLEM.setStoneEvolution(&quot;TRADING&quot;, Races.GRAVELER); " calcext:value-type="string">
            <text:p>Races.GOLEM.setStoneEvolution("TRADING", Races.GRAVELER); 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TRADING</text:p>
          </table:table-cell>
          <table:table-cell table:formula="of:=CONCATENATE(&quot;Races.&quot;;[.B22];&quot;.setStoneEvolution(&quot;&quot;&quot;;[.C22];&quot;&quot;&quot;, Races.&quot;;[.A22];&quot;); &quot;)" office:value-type="string" office:string-value="Races.GENGAR.setStoneEvolution(&quot;TRADING&quot;, Races.HAUNTER); " calcext:value-type="string">
            <text:p>Races.GENGAR.setStoneEvolution("TRADING", Races.HAUNTER); </text:p>
          </table:table-cell>
        </table:table-row>
      </table:table>
      <table:named-expressions/>
      <table:database-ranges>
        <table:database-range table:name="__Anonymous_Sheet_DB__0" table:target-range-address="Skills.A1:Skills.R166">
          <table:sort>
            <table:sort-by table:field-number="5" table:data-type="automatic"/>
          </table:sort>
        </table:database-range>
        <table:database-range table:name="__Anonymous_Sheet_DB__1" table:target-range-address="Pokemon.A1:Pokemon.Z152">
          <table:sort>
            <table:sort-by table:field-number="0" table:data-type="automatic"/>
          </table:sort>
        </table:database-range>
        <table:database-range table:name="__Anonymous_Sheet_DB__2" table:target-range-address="'Move Params'.A1:'Move Params'.D32">
          <table:sort>
            <table:sort-by table:field-number="1" table:data-type="automatic"/>
          </table:sort>
        </table:database-range>
        <table:database-range table:name="__Anonymous_Sheet_DB__3" table:target-range-address="'Pokemon Skills'.A1:'Pokemon Skills'.H743">
          <table:sort>
            <table:sort-by table:field-number="0" table:data-type="automatic"/>
            <table:sort-by table:field-number="3" table:data-type="automatic"/>
          </table:sort>
        </table:database-range>
        <table:database-range table:name="__Anonymous_Sheet_DB__4" table:target-range-address="Colors.A2:Colors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22:12:36.4970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2:23:41.955286000</meta:creation-date>
    <dc:date>2017-03-25T01:29:59.090744000</dc:date>
    <meta:editing-duration>P1DT9H52M14S</meta:editing-duration>
    <meta:editing-cycles>66</meta:editing-cycles>
    <meta:generator>LibreOffice/5.2.3.3$MacOSX_X86_64 LibreOffice_project/d54a8868f08a7b39642414cf2c8ef2f228f780cf</meta:generator>
    <meta:document-statistic meta:table-count="6" meta:cell-count="12505" meta:object-count="0"/>
    <meta:user-defined meta:name=""/>
  </office:meta>
</office:document-meta>
</file>